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0.2339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0.2472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2728in"/>
    </style:style>
    <style:style style:name="co8" style:family="table-column">
      <style:table-column-properties fo:break-before="auto" style:column-width="0.8201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8591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0.3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ff8080"/>
    </style:style>
  </office:automatic-styles>
  <office:body>
    <office:spreadsheet>
      <table:table table:name="masked lncc 3D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7"/>
        </table:table-row>
        <table:table-row table:style-name="ro2" table:number-rows-repeated="11">
          <table:table-cell table:number-columns-repeated="27"/>
        </table:table-row>
        <table:table-row table:style-name="ro1"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5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8" calcext:value-type="float">
            <text:p>8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3]*[.S13]" office:value-type="float" office:value="1" calcext:value-type="float">
            <text:p>1</text:p>
          </table:table-cell>
          <table:table-cell table:formula="of:=[.F13]*[.T13]" office:value-type="float" office:value="2" calcext:value-type="float">
            <text:p>2</text:p>
          </table:table-cell>
          <table:table-cell table:formula="of:=[.G13]*[.U13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3]*[.S13]" office:value-type="float" office:value="1" calcext:value-type="float">
            <text:p>1</text:p>
          </table:table-cell>
          <table:table-cell table:formula="of:=[.M13]*[.T13]" office:value-type="float" office:value="1" calcext:value-type="float">
            <text:p>1</text:p>
          </table:table-cell>
          <table:table-cell table:formula="of:=[.N13]*[.U13]" office:value-type="float" office:value="5" calcext:value-type="float">
            <text:p>5</text:p>
          </table:table-cell>
          <table:table-cell table:number-columns-repeated="4"/>
          <table:table-cell table:formula="of:=[.E34]*[.L34]" office:value-type="float" office:value="1" calcext:value-type="float">
            <text:p>1</text:p>
          </table:table-cell>
          <table:table-cell table:formula="of:=[.F34]*[.M34]" office:value-type="float" office:value="2" calcext:value-type="float">
            <text:p>2</text:p>
          </table:table-cell>
          <table:table-cell table:formula="of:=[.G34]*[.N34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4]*[.R14]" office:value-type="float" office:value="2" calcext:value-type="float">
            <text:p>2</text:p>
          </table:table-cell>
          <table:table-cell table:formula="of:=[.E14]*[.S14]" office:value-type="float" office:value="3" calcext:value-type="float">
            <text:p>3</text:p>
          </table:table-cell>
          <table:table-cell table:formula="of:=[.F14]*[.T14]" office:value-type="float" office:value="4" calcext:value-type="float">
            <text:p>4</text:p>
          </table:table-cell>
          <table:table-cell table:formula="of:=[.G14]*[.U14]" office:value-type="float" office:value="4" calcext:value-type="float">
            <text:p>4</text:p>
          </table:table-cell>
          <table:table-cell table:number-columns-repeated="3"/>
          <table:table-cell table:formula="of:=[.K14]*[.R14]" office:value-type="float" office:value="1" calcext:value-type="float">
            <text:p>1</text:p>
          </table:table-cell>
          <table:table-cell table:formula="of:=[.L14]*[.S14]" office:value-type="float" office:value="1" calcext:value-type="float">
            <text:p>1</text:p>
          </table:table-cell>
          <table:table-cell table:formula="of:=[.M14]*[.T14]" office:value-type="float" office:value="1" calcext:value-type="float">
            <text:p>1</text:p>
          </table:table-cell>
          <table:table-cell table:formula="of:=[.N14]*[.U14]" office:value-type="float" office:value="1" calcext:value-type="float">
            <text:p>1</text:p>
          </table:table-cell>
          <table:table-cell table:number-columns-repeated="3"/>
          <table:table-cell table:formula="of:=[.D35]*[.K35]" office:value-type="float" office:value="2" calcext:value-type="float">
            <text:p>2</text:p>
          </table:table-cell>
          <table:table-cell table:formula="of:=[.E35]*[.L35]" office:value-type="float" office:value="3" calcext:value-type="float">
            <text:p>3</text:p>
          </table:table-cell>
          <table:table-cell table:formula="of:=[.F35]*[.M35]" office:value-type="float" office:value="4" calcext:value-type="float">
            <text:p>4</text:p>
          </table:table-cell>
          <table:table-cell table:formula="of:=[.G35]*[.N3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5]*[.S15]" office:value-type="float" office:value="4" calcext:value-type="float">
            <text:p>4</text:p>
          </table:table-cell>
          <table:table-cell table:formula="of:=[.F15]*[.T15]" office:value-type="float" office:value="3" calcext:value-type="float">
            <text:p>3</text:p>
          </table:table-cell>
          <table:table-cell table:formula="of:=[.G15]*[.U15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5]*[.S15]" office:value-type="float" office:value="2" calcext:value-type="float">
            <text:p>2</text:p>
          </table:table-cell>
          <table:table-cell table:formula="of:=[.M15]*[.T15]" office:value-type="float" office:value="2" calcext:value-type="float">
            <text:p>2</text:p>
          </table:table-cell>
          <table:table-cell table:formula="of:=[.N15]*[.U15]" office:value-type="float" office:value="7" calcext:value-type="float">
            <text:p>7</text:p>
          </table:table-cell>
          <table:table-cell table:number-columns-repeated="4"/>
          <table:table-cell table:formula="of:=[.E36]*[.L36]" office:value-type="float" office:value="8" calcext:value-type="float">
            <text:p>8</text:p>
          </table:table-cell>
          <table:table-cell table:formula="of:=[.F36]*[.M36]" office:value-type="float" office:value="6" calcext:value-type="float">
            <text:p>6</text:p>
          </table:table-cell>
          <table:table-cell table:formula="of:=[.G36]*[.N36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6]*[.R16]" office:value-type="float" office:value="2" calcext:value-type="float">
            <text:p>2</text:p>
          </table:table-cell>
          <table:table-cell table:formula="of:=[.E16]*[.S16]" office:value-type="float" office:value="2" calcext:value-type="float">
            <text:p>2</text:p>
          </table:table-cell>
          <table:table-cell table:formula="of:=[.F16]*[.T16]" office:value-type="float" office:value="2" calcext:value-type="float">
            <text:p>2</text:p>
          </table:table-cell>
          <table:table-cell table:formula="of:=[.G16]*[.U16]" office:value-type="float" office:value="1" calcext:value-type="float">
            <text:p>1</text:p>
          </table:table-cell>
          <table:table-cell table:number-columns-repeated="3"/>
          <table:table-cell table:formula="of:=[.K16]*[.R16]" office:value-type="float" office:value="2" calcext:value-type="float">
            <text:p>2</text:p>
          </table:table-cell>
          <table:table-cell table:formula="of:=[.L16]*[.S16]" office:value-type="float" office:value="2" calcext:value-type="float">
            <text:p>2</text:p>
          </table:table-cell>
          <table:table-cell table:formula="of:=[.M16]*[.T16]" office:value-type="float" office:value="2" calcext:value-type="float">
            <text:p>2</text:p>
          </table:table-cell>
          <table:table-cell table:formula="of:=[.N16]*[.U16]" office:value-type="float" office:value="2" calcext:value-type="float">
            <text:p>2</text:p>
          </table:table-cell>
          <table:table-cell table:number-columns-repeated="3"/>
          <table:table-cell table:formula="of:=[.D37]*[.K37]" office:value-type="float" office:value="4" calcext:value-type="float">
            <text:p>4</text:p>
          </table:table-cell>
          <table:table-cell table:formula="of:=[.E37]*[.L37]" office:value-type="float" office:value="4" calcext:value-type="float">
            <text:p>4</text:p>
          </table:table-cell>
          <table:table-cell table:formula="of:=[.F37]*[.M37]" office:value-type="float" office:value="4" calcext:value-type="float">
            <text:p>4</text:p>
          </table:table-cell>
          <table:table-cell table:formula="of:=[.G37]*[.N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8]*[.S18]" office:value-type="float" office:value="2" calcext:value-type="float">
            <text:p>2</text:p>
          </table:table-cell>
          <table:table-cell table:formula="of:=[.F18]*[.T18]" office:value-type="float" office:value="3" calcext:value-type="float">
            <text:p>3</text:p>
          </table:table-cell>
          <table:table-cell table:formula="of:=[.G18]*[.U1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8]*[.S18]" office:value-type="float" office:value="3" calcext:value-type="float">
            <text:p>3</text:p>
          </table:table-cell>
          <table:table-cell table:formula="of:=[.M18]*[.T18]" office:value-type="float" office:value="3" calcext:value-type="float">
            <text:p>3</text:p>
          </table:table-cell>
          <table:table-cell table:formula="of:=[.N18]*[.U18]" office:value-type="float" office:value="5" calcext:value-type="float">
            <text:p>5</text:p>
          </table:table-cell>
          <table:table-cell table:number-columns-repeated="4"/>
          <table:table-cell table:formula="of:=[.E39]*[.L39]" office:value-type="float" office:value="6" calcext:value-type="float">
            <text:p>6</text:p>
          </table:table-cell>
          <table:table-cell table:formula="of:=[.F39]*[.M39]" office:value-type="float" office:value="9" calcext:value-type="float">
            <text:p>9</text:p>
          </table:table-cell>
          <table:table-cell table:formula="of:=[.G39]*[.N39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9]*[.R19]" office:value-type="float" office:value="5" calcext:value-type="float">
            <text:p>5</text:p>
          </table:table-cell>
          <table:table-cell table:formula="of:=[.E19]*[.S19]" office:value-type="float" office:value="6" calcext:value-type="float">
            <text:p>6</text:p>
          </table:table-cell>
          <table:table-cell table:formula="of:=[.F19]*[.T19]" office:value-type="float" office:value="7" calcext:value-type="float">
            <text:p>7</text:p>
          </table:table-cell>
          <table:table-cell table:formula="of:=[.G19]*[.U19]" office:value-type="float" office:value="8" calcext:value-type="float">
            <text:p>8</text:p>
          </table:table-cell>
          <table:table-cell table:number-columns-repeated="3"/>
          <table:table-cell table:formula="of:=[.K19]*[.R19]" office:value-type="float" office:value="3" calcext:value-type="float">
            <text:p>3</text:p>
          </table:table-cell>
          <table:table-cell table:formula="of:=[.L19]*[.S19]" office:value-type="float" office:value="3" calcext:value-type="float">
            <text:p>3</text:p>
          </table:table-cell>
          <table:table-cell table:formula="of:=[.M19]*[.T19]" office:value-type="float" office:value="3" calcext:value-type="float">
            <text:p>3</text:p>
          </table:table-cell>
          <table:table-cell table:formula="of:=[.N19]*[.U19]" office:value-type="float" office:value="3" calcext:value-type="float">
            <text:p>3</text:p>
          </table:table-cell>
          <table:table-cell table:number-columns-repeated="3"/>
          <table:table-cell table:formula="of:=[.D40]*[.K40]" office:value-type="float" office:value="15" calcext:value-type="float">
            <text:p>15</text:p>
          </table:table-cell>
          <table:table-cell table:formula="of:=[.E40]*[.L40]" office:value-type="float" office:value="18" calcext:value-type="float">
            <text:p>18</text:p>
          </table:table-cell>
          <table:table-cell table:formula="of:=[.F40]*[.M40]" office:value-type="float" office:value="21" calcext:value-type="float">
            <text:p>21</text:p>
          </table:table-cell>
          <table:table-cell table:formula="of:=[.G40]*[.N40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0]*[.S20]" office:value-type="float" office:value="7" calcext:value-type="float">
            <text:p>7</text:p>
          </table:table-cell>
          <table:table-cell table:formula="of:=[.F20]*[.T20]" office:value-type="float" office:value="2" calcext:value-type="float">
            <text:p>2</text:p>
          </table:table-cell>
          <table:table-cell table:formula="of:=[.G20]*[.U20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0]*[.S20]" office:value-type="float" office:value="4" calcext:value-type="float">
            <text:p>4</text:p>
          </table:table-cell>
          <table:table-cell table:formula="of:=[.M20]*[.T20]" office:value-type="float" office:value="6" calcext:value-type="float">
            <text:p>6</text:p>
          </table:table-cell>
          <table:table-cell table:formula="of:=[.N20]*[.U20]" office:value-type="float" office:value="4" calcext:value-type="float">
            <text:p>4</text:p>
          </table:table-cell>
          <table:table-cell table:number-columns-repeated="4"/>
          <table:table-cell table:formula="of:=[.E41]*[.L41]" office:value-type="float" office:value="28" calcext:value-type="float">
            <text:p>28</text:p>
          </table:table-cell>
          <table:table-cell table:formula="of:=[.F41]*[.M41]" office:value-type="float" office:value="12" calcext:value-type="float">
            <text:p>12</text:p>
          </table:table-cell>
          <table:table-cell table:formula="of:=[.G41]*[.N4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1]*[.R21]" office:value-type="float" office:value="3" calcext:value-type="float">
            <text:p>3</text:p>
          </table:table-cell>
          <table:table-cell table:formula="of:=[.E21]*[.S21]" office:value-type="float" office:value="4" calcext:value-type="float">
            <text:p>4</text:p>
          </table:table-cell>
          <table:table-cell table:formula="of:=[.F21]*[.T21]" office:value-type="float" office:value="2" calcext:value-type="float">
            <text:p>2</text:p>
          </table:table-cell>
          <table:table-cell table:formula="of:=[.G21]*[.U21]" office:value-type="float" office:value="2" calcext:value-type="float">
            <text:p>2</text:p>
          </table:table-cell>
          <table:table-cell table:number-columns-repeated="3"/>
          <table:table-cell table:formula="of:=[.K21]*[.R21]" office:value-type="float" office:value="3" calcext:value-type="float">
            <text:p>3</text:p>
          </table:table-cell>
          <table:table-cell table:formula="of:=[.L21]*[.S21]" office:value-type="float" office:value="4" calcext:value-type="float">
            <text:p>4</text:p>
          </table:table-cell>
          <table:table-cell table:formula="of:=[.M21]*[.T21]" office:value-type="float" office:value="4" calcext:value-type="float">
            <text:p>4</text:p>
          </table:table-cell>
          <table:table-cell table:formula="of:=[.N21]*[.U21]" office:value-type="float" office:value="4" calcext:value-type="float">
            <text:p>4</text:p>
          </table:table-cell>
          <table:table-cell table:number-columns-repeated="3"/>
          <table:table-cell table:formula="of:=[.D42]*[.K42]" office:value-type="float" office:value="9" calcext:value-type="float">
            <text:p>9</text:p>
          </table:table-cell>
          <table:table-cell table:formula="of:=[.E42]*[.L42]" office:value-type="float" office:value="16" calcext:value-type="float">
            <text:p>16</text:p>
          </table:table-cell>
          <table:table-cell table:formula="of:=[.F42]*[.M42]" office:value-type="float" office:value="8" calcext:value-type="float">
            <text:p>8</text:p>
          </table:table-cell>
          <table:table-cell table:formula="of:=[.G42]*[.N42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3]*[.S23]" office:value-type="float" office:value="1" calcext:value-type="float">
            <text:p>1</text:p>
          </table:table-cell>
          <table:table-cell table:formula="of:=[.F23]*[.T23]" office:value-type="float" office:value="3" calcext:value-type="float">
            <text:p>3</text:p>
          </table:table-cell>
          <table:table-cell table:formula="of:=[.G23]*[.U23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3]*[.S23]" office:value-type="float" office:value="5" calcext:value-type="float">
            <text:p>5</text:p>
          </table:table-cell>
          <table:table-cell table:formula="of:=[.M23]*[.T23]" office:value-type="float" office:value="5" calcext:value-type="float">
            <text:p>5</text:p>
          </table:table-cell>
          <table:table-cell table:formula="of:=[.N23]*[.U23]" office:value-type="float" office:value="6" calcext:value-type="float">
            <text:p>6</text:p>
          </table:table-cell>
          <table:table-cell table:number-columns-repeated="4"/>
          <table:table-cell table:formula="of:=[.E44]*[.L44]" office:value-type="float" office:value="5" calcext:value-type="float">
            <text:p>5</text:p>
          </table:table-cell>
          <table:table-cell table:formula="of:=[.F44]*[.M44]" office:value-type="float" office:value="15" calcext:value-type="float">
            <text:p>15</text:p>
          </table:table-cell>
          <table:table-cell table:formula="of:=[.G44]*[.N4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*[.R24]" office:value-type="float" office:value="5" calcext:value-type="float">
            <text:p>5</text:p>
          </table:table-cell>
          <table:table-cell table:formula="of:=[.E24]*[.S24]" office:value-type="float" office:value="6" calcext:value-type="float">
            <text:p>6</text:p>
          </table:table-cell>
          <table:table-cell table:formula="of:=[.F24]*[.T24]" office:value-type="float" office:value="7" calcext:value-type="float">
            <text:p>7</text:p>
          </table:table-cell>
          <table:table-cell table:formula="of:=[.G24]*[.U24]" office:value-type="float" office:value="8" calcext:value-type="float">
            <text:p>8</text:p>
          </table:table-cell>
          <table:table-cell table:number-columns-repeated="3"/>
          <table:table-cell table:formula="of:=[.K24]*[.R24]" office:value-type="float" office:value="4" calcext:value-type="float">
            <text:p>4</text:p>
          </table:table-cell>
          <table:table-cell table:formula="of:=[.L24]*[.S24]" office:value-type="float" office:value="2" calcext:value-type="float">
            <text:p>2</text:p>
          </table:table-cell>
          <table:table-cell table:formula="of:=[.M24]*[.T24]" office:value-type="float" office:value="1" calcext:value-type="float">
            <text:p>1</text:p>
          </table:table-cell>
          <table:table-cell table:formula="of:=[.N24]*[.U24]" office:value-type="float" office:value="5" calcext:value-type="float">
            <text:p>5</text:p>
          </table:table-cell>
          <table:table-cell table:number-columns-repeated="3"/>
          <table:table-cell table:formula="of:=[.D45]*[.K45]" office:value-type="float" office:value="20" calcext:value-type="float">
            <text:p>20</text:p>
          </table:table-cell>
          <table:table-cell table:formula="of:=[.E45]*[.L45]" office:value-type="float" office:value="12" calcext:value-type="float">
            <text:p>12</text:p>
          </table:table-cell>
          <table:table-cell table:formula="of:=[.F45]*[.M45]" office:value-type="float" office:value="7" calcext:value-type="float">
            <text:p>7</text:p>
          </table:table-cell>
          <table:table-cell table:formula="of:=[.G45]*[.N45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5]*[.S25]" office:value-type="float" office:value="4" calcext:value-type="float">
            <text:p>4</text:p>
          </table:table-cell>
          <table:table-cell table:formula="of:=[.F25]*[.T25]" office:value-type="float" office:value="4" calcext:value-type="float">
            <text:p>4</text:p>
          </table:table-cell>
          <table:table-cell table:formula="of:=[.G25]*[.U25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5]*[.S25]" office:value-type="float" office:value="6" calcext:value-type="float">
            <text:p>6</text:p>
          </table:table-cell>
          <table:table-cell table:formula="of:=[.M25]*[.T25]" office:value-type="float" office:value="4" calcext:value-type="float">
            <text:p>4</text:p>
          </table:table-cell>
          <table:table-cell table:formula="of:=[.N25]*[.U25]" office:value-type="float" office:value="5" calcext:value-type="float">
            <text:p>5</text:p>
          </table:table-cell>
          <table:table-cell table:number-columns-repeated="4"/>
          <table:table-cell table:formula="of:=[.E46]*[.L46]" office:value-type="float" office:value="24" calcext:value-type="float">
            <text:p>24</text:p>
          </table:table-cell>
          <table:table-cell table:formula="of:=[.F46]*[.M46]" office:value-type="float" office:value="16" calcext:value-type="float">
            <text:p>16</text:p>
          </table:table-cell>
          <table:table-cell table:formula="of:=[.G46]*[.N46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*[.R26]" office:value-type="float" office:value="6" calcext:value-type="float">
            <text:p>6</text:p>
          </table:table-cell>
          <table:table-cell table:formula="of:=[.E26]*[.S26]" office:value-type="float" office:value="4" calcext:value-type="float">
            <text:p>4</text:p>
          </table:table-cell>
          <table:table-cell table:formula="of:=[.F26]*[.T26]" office:value-type="float" office:value="2" calcext:value-type="float">
            <text:p>2</text:p>
          </table:table-cell>
          <table:table-cell table:formula="of:=[.G26]*[.U26]" office:value-type="float" office:value="2" calcext:value-type="float">
            <text:p>2</text:p>
          </table:table-cell>
          <table:table-cell table:number-columns-repeated="3"/>
          <table:table-cell table:formula="of:=[.K26]*[.R26]" office:value-type="float" office:value="6" calcext:value-type="float">
            <text:p>6</text:p>
          </table:table-cell>
          <table:table-cell table:formula="of:=[.L26]*[.S26]" office:value-type="float" office:value="6" calcext:value-type="float">
            <text:p>6</text:p>
          </table:table-cell>
          <table:table-cell table:formula="of:=[.M26]*[.T26]" office:value-type="float" office:value="6" calcext:value-type="float">
            <text:p>6</text:p>
          </table:table-cell>
          <table:table-cell table:formula="of:=[.N26]*[.U26]" office:value-type="float" office:value="6" calcext:value-type="float">
            <text:p>6</text:p>
          </table:table-cell>
          <table:table-cell table:number-columns-repeated="3"/>
          <table:table-cell table:formula="of:=[.D47]*[.K47]" office:value-type="float" office:value="36" calcext:value-type="float">
            <text:p>36</text:p>
          </table:table-cell>
          <table:table-cell table:formula="of:=[.E47]*[.L47]" office:value-type="float" office:value="24" calcext:value-type="float">
            <text:p>24</text:p>
          </table:table-cell>
          <table:table-cell table:formula="of:=[.F47]*[.M47]" office:value-type="float" office:value="12" calcext:value-type="float">
            <text:p>12</text:p>
          </table:table-cell>
          <table:table-cell table:formula="of:=[.G47]*[.N47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8]*[.S28]" office:value-type="float" office:value="2" calcext:value-type="float">
            <text:p>2</text:p>
          </table:table-cell>
          <table:table-cell table:formula="of:=[.F28]*[.T28]" office:value-type="float" office:value="3" calcext:value-type="float">
            <text:p>3</text:p>
          </table:table-cell>
          <table:table-cell table:formula="of:=[.G28]*[.U2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8]*[.S28]" office:value-type="float" office:value="7" calcext:value-type="float">
            <text:p>7</text:p>
          </table:table-cell>
          <table:table-cell table:formula="of:=[.M28]*[.T28]" office:value-type="float" office:value="7" calcext:value-type="float">
            <text:p>7</text:p>
          </table:table-cell>
          <table:table-cell table:formula="of:=[.N28]*[.U28]" office:value-type="float" office:value="7" calcext:value-type="float">
            <text:p>7</text:p>
          </table:table-cell>
          <table:table-cell table:number-columns-repeated="4"/>
          <table:table-cell table:formula="of:=[.E49]*[.L49]" office:value-type="float" office:value="14" calcext:value-type="float">
            <text:p>14</text:p>
          </table:table-cell>
          <table:table-cell table:formula="of:=[.F49]*[.M49]" office:value-type="float" office:value="21" calcext:value-type="float">
            <text:p>21</text:p>
          </table:table-cell>
          <table:table-cell table:formula="of:=[.G49]*[.N4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9]*[.R29]" office:value-type="float" office:value="5" calcext:value-type="float">
            <text:p>5</text:p>
          </table:table-cell>
          <table:table-cell table:formula="of:=[.E29]*[.S29]" office:value-type="float" office:value="3" calcext:value-type="float">
            <text:p>3</text:p>
          </table:table-cell>
          <table:table-cell table:formula="of:=[.F29]*[.T29]" office:value-type="float" office:value="1" calcext:value-type="float">
            <text:p>1</text:p>
          </table:table-cell>
          <table:table-cell table:formula="of:=[.G29]*[.U29]" office:value-type="float" office:value="4" calcext:value-type="float">
            <text:p>4</text:p>
          </table:table-cell>
          <table:table-cell table:number-columns-repeated="3"/>
          <table:table-cell table:formula="of:=[.K29]*[.R29]" office:value-type="float" office:value="7" calcext:value-type="float">
            <text:p>7</text:p>
          </table:table-cell>
          <table:table-cell table:formula="of:=[.L29]*[.S29]" office:value-type="float" office:value="5" calcext:value-type="float">
            <text:p>5</text:p>
          </table:table-cell>
          <table:table-cell table:formula="of:=[.M29]*[.T29]" office:value-type="float" office:value="7" calcext:value-type="float">
            <text:p>7</text:p>
          </table:table-cell>
          <table:table-cell table:formula="of:=[.N29]*[.U29]" office:value-type="float" office:value="7" calcext:value-type="float">
            <text:p>7</text:p>
          </table:table-cell>
          <table:table-cell table:number-columns-repeated="3"/>
          <table:table-cell table:formula="of:=[.D50]*[.K50]" office:value-type="float" office:value="35" calcext:value-type="float">
            <text:p>35</text:p>
          </table:table-cell>
          <table:table-cell table:formula="of:=[.E50]*[.L50]" office:value-type="float" office:value="15" calcext:value-type="float">
            <text:p>15</text:p>
          </table:table-cell>
          <table:table-cell table:formula="of:=[.F50]*[.M50]" office:value-type="float" office:value="7" calcext:value-type="float">
            <text:p>7</text:p>
          </table:table-cell>
          <table:table-cell table:formula="of:=[.G50]*[.N50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30]*[.S30]" office:value-type="float" office:value="6" calcext:value-type="float">
            <text:p>6</text:p>
          </table:table-cell>
          <table:table-cell table:formula="of:=[.F30]*[.T30]" office:value-type="float" office:value="7" calcext:value-type="float">
            <text:p>7</text:p>
          </table:table-cell>
          <table:table-cell table:formula="of:=[.G30]*[.U30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30]*[.S30]" office:value-type="float" office:value="8" calcext:value-type="float">
            <text:p>8</text:p>
          </table:table-cell>
          <table:table-cell table:formula="of:=[.M30]*[.T30]" office:value-type="float" office:value="8" calcext:value-type="float">
            <text:p>8</text:p>
          </table:table-cell>
          <table:table-cell table:formula="of:=[.N30]*[.U30]" office:value-type="float" office:value="8" calcext:value-type="float">
            <text:p>8</text:p>
          </table:table-cell>
          <table:table-cell table:number-columns-repeated="4"/>
          <table:table-cell table:formula="of:=[.E51]*[.L51]" office:value-type="float" office:value="48" calcext:value-type="float">
            <text:p>48</text:p>
          </table:table-cell>
          <table:table-cell table:formula="of:=[.F51]*[.M51]" office:value-type="float" office:value="56" calcext:value-type="float">
            <text:p>56</text:p>
          </table:table-cell>
          <table:table-cell table:formula="of:=[.G51]*[.N5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1]*[.R31]" office:value-type="float" office:value="2" calcext:value-type="float">
            <text:p>2</text:p>
          </table:table-cell>
          <table:table-cell table:formula="of:=[.E31]*[.S31]" office:value-type="float" office:value="1" calcext:value-type="float">
            <text:p>1</text:p>
          </table:table-cell>
          <table:table-cell table:formula="of:=[.F31]*[.T31]" office:value-type="float" office:value="2" calcext:value-type="float">
            <text:p>2</text:p>
          </table:table-cell>
          <table:table-cell table:formula="of:=[.G31]*[.U31]" office:value-type="float" office:value="6" calcext:value-type="float">
            <text:p>6</text:p>
          </table:table-cell>
          <table:table-cell table:number-columns-repeated="3"/>
          <table:table-cell table:formula="of:=[.K31]*[.R31]" office:value-type="float" office:value="8" calcext:value-type="float">
            <text:p>8</text:p>
          </table:table-cell>
          <table:table-cell table:formula="of:=[.L31]*[.S31]" office:value-type="float" office:value="8" calcext:value-type="float">
            <text:p>8</text:p>
          </table:table-cell>
          <table:table-cell table:formula="of:=[.M31]*[.T31]" office:value-type="float" office:value="8" calcext:value-type="float">
            <text:p>8</text:p>
          </table:table-cell>
          <table:table-cell table:formula="of:=[.N31]*[.U31]" office:value-type="float" office:value="8" calcext:value-type="float">
            <text:p>8</text:p>
          </table:table-cell>
          <table:table-cell table:number-columns-repeated="3"/>
          <table:table-cell table:formula="of:=[.D52]*[.K52]" office:value-type="float" office:value="16" calcext:value-type="float">
            <text:p>16</text:p>
          </table:table-cell>
          <table:table-cell table:formula="of:=[.E52]*[.L52]" office:value-type="float" office:value="8" calcext:value-type="float">
            <text:p>8</text:p>
          </table:table-cell>
          <table:table-cell table:formula="of:=[.F52]*[.M52]" office:value-type="float" office:value="16" calcext:value-type="float">
            <text:p>16</text:p>
          </table:table-cell>
          <table:table-cell table:formula="of:=[.G52]*[.N52]" office:value-type="float" office:value="48" calcext:value-type="float">
            <text:p>48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eans</text:p>
          </table:table-cell>
          <table:table-cell table:style-name="ce2"/>
          <table:table-cell table:style-name="ce2" table:formula="of:=(SUM([.D33:.F35]) + SUM([.D38:.F40]))/(COUNT([.D33:.F35]) + COUNT([.D38:.F40]))" office:value-type="float" office:value="3.5" calcext:value-type="float">
            <text:p>3.5</text:p>
          </table:table-cell>
          <table:table-cell table:style-name="ce2" table:formula="of:=(SUM([.E33:.G35]) + SUM([.E38:.G40]))/(COUNT([.E33:.G35]) + COUNT([.E38:.G40]))" office:value-type="float" office:value="3.83333333333333" calcext:value-type="float">
            <text:p>3.8333333333</text:p>
          </table:table-cell>
          <table:table-cell table:style-name="ce2" table:formula="of:=(SUM([.F33:.H35]) + SUM([.F38:.H40]))/(COUNT([.F33:.H35]) + COUNT([.F38:.H40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33:.M35]) + SUM([.K38:.M40]))/(COUNT([.K33:.M35]) + COUNT([.K38:.M40]))" office:value-type="float" office:value="2" calcext:value-type="float">
            <text:p>2</text:p>
          </table:table-cell>
          <table:table-cell table:style-name="ce2" table:formula="of:=(SUM([.L33:.N35]) + SUM([.L38:.N40]))/(COUNT([.L33:.N35]) + COUNT([.L38:.N40]))" office:value-type="float" office:value="2.5" calcext:value-type="float">
            <text:p>2.5</text:p>
          </table:table-cell>
          <table:table-cell table:style-name="ce2" table:formula="of:=(SUM([.M33:.O35]) + SUM([.M38:.O40]))/(COUNT([.M33:.O35]) + COUNT([.M38:.O40]))" office:value-type="float" office:value="2.75" calcext:value-type="float">
            <text:p>2.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4:.E36]) + SUM([.C39:.E41]))/(COUNT([.C34:.E36]) + COUNT([.C39:.E41]))" office:value-type="float" office:value="3.75" calcext:value-type="float">
            <text:p>3.75</text:p>
          </table:table-cell>
          <table:table-cell table:style-name="ce2" table:formula="of:=(SUM([.D34:.F36]) + SUM([.D39:.F41]))/(COUNT([.D34:.F36]) + COUNT([.D39:.F41]))" office:value-type="float" office:value="3.64285714285714" calcext:value-type="float">
            <text:p>3.6428571429</text:p>
          </table:table-cell>
          <table:table-cell table:style-name="ce2" table:formula="of:=(SUM([.E34:.G36]) + SUM([.E39:.G41]))/(COUNT([.E34:.G36]) + COUNT([.E39:.G41]))" office:value-type="float" office:value="4.05555555555556" calcext:value-type="float">
            <text:p>4.0555555556</text:p>
          </table:table-cell>
          <table:table-cell table:style-name="ce2" table:formula="of:=(SUM([.F34:.H36]) + SUM([.F39:.H41]))/(COUNT([.F34:.H36]) + COUNT([.F39:.H41]))" office:value-type="float" office:value="4.16666666666667" calcext:value-type="float">
            <text:p>4.1666666667</text:p>
          </table:table-cell>
          <table:table-cell table:number-columns-repeated="3"/>
          <table:table-cell table:style-name="ce2" table:formula="of:=(SUM([.J34:.L36]) + SUM([.J39:.L41]))/(COUNT([.J34:.L36]) + COUNT([.J39:.L41]))" office:value-type="float" office:value="2.25" calcext:value-type="float">
            <text:p>2.25</text:p>
          </table:table-cell>
          <table:table-cell table:style-name="ce2" table:formula="of:=(SUM([.K34:.M36]) + SUM([.K39:.M41]))/(COUNT([.K34:.M36]) + COUNT([.K39:.M41]))" office:value-type="float" office:value="2.42857142857143" calcext:value-type="float">
            <text:p>2.4285714286</text:p>
          </table:table-cell>
          <table:table-cell table:style-name="ce2" table:formula="of:=(SUM([.L34:.N36]) + SUM([.L39:.N41]))/(COUNT([.L34:.N36]) + COUNT([.L39:.N41]))" office:value-type="float" office:value="3.05555555555556" calcext:value-type="float">
            <text:p>3.0555555556</text:p>
          </table:table-cell>
          <table:table-cell table:style-name="ce2" table:formula="of:=(SUM([.M34:.O36]) + SUM([.M39:.O41]))/(COUNT([.M34:.O36]) + COUNT([.M39:.O41]))" office:value-type="float" office:value="3.41666666666667" calcext:value-type="float">
            <text:p>3.4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5:.F37]) + SUM([.D40:.F42]))/(COUNT([.D35:.F37]) + COUNT([.D40:.F42]))" office:value-type="float" office:value="3.625" calcext:value-type="float">
            <text:p>3.625</text:p>
          </table:table-cell>
          <table:table-cell table:style-name="ce2" table:formula="of:=(SUM([.E35:.G37]) + SUM([.E40:.G42]))/(COUNT([.E35:.G37]) + COUNT([.E40:.G42]))" office:value-type="float" office:value="4" calcext:value-type="float">
            <text:p>4</text:p>
          </table:table-cell>
          <table:table-cell table:style-name="ce2" table:formula="of:=(SUM([.F35:.H37]) + SUM([.F40:.H42]))/(COUNT([.F35:.H37]) + COUNT([.F40:.H42]))" office:value-type="float" office:value="3.83333333333333" calcext:value-type="float">
            <text:p>3.8333333333</text:p>
          </table:table-cell>
          <table:table-cell table:number-columns-repeated="3"/>
          <table:table-cell table:style-name="ce2"/>
          <table:table-cell table:style-name="ce2" table:formula="of:=(SUM([.K35:.M37]) + SUM([.K40:.M42]))/(COUNT([.K35:.M37]) + COUNT([.K40:.M42]))" office:value-type="float" office:value="2.6875" calcext:value-type="float">
            <text:p>2.6875</text:p>
          </table:table-cell>
          <table:table-cell table:style-name="ce2" table:formula="of:=(SUM([.L35:.N37]) + SUM([.L40:.N42]))/(COUNT([.L35:.N37]) + COUNT([.L40:.N42]))" office:value-type="float" office:value="3.05555555555556" calcext:value-type="float">
            <text:p>3.0555555556</text:p>
          </table:table-cell>
          <table:table-cell table:style-name="ce2" table:formula="of:=(SUM([.M35:.O37]) + SUM([.M40:.O42]))/(COUNT([.M35:.O37]) + COUNT([.M40:.O42]))"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6:.E38]) + SUM([.C41:.E43]))/(COUNT([.C36:.E38]) + COUNT([.C41:.E43]))" office:value-type="float" office:value="3.66666666666667" calcext:value-type="float">
            <text:p>3.6666666667</text:p>
          </table:table-cell>
          <table:table-cell table:style-name="ce2" table:formula="of:=(SUM([.D36:.F38]) + SUM([.D41:.F43]))/(COUNT([.D36:.F38]) + COUNT([.D41:.F43]))" office:value-type="float" office:value="3.1" calcext:value-type="float">
            <text:p>3.1</text:p>
          </table:table-cell>
          <table:table-cell table:style-name="ce2" table:formula="of:=(SUM([.E36:.G38]) + SUM([.E41:.G43]))/(COUNT([.E36:.G38]) + COUNT([.E41:.G43]))" office:value-type="float" office:value="3.33333333333333" calcext:value-type="float">
            <text:p>3.3333333333</text:p>
          </table:table-cell>
          <table:table-cell table:style-name="ce2" table:formula="of:=(SUM([.F36:.H38]) + SUM([.F41:.H43]))/(COUNT([.F36:.H38]) + COUNT([.F41:.H43]))" office:value-type="float" office:value="2.875" calcext:value-type="float">
            <text:p>2.875</text:p>
          </table:table-cell>
          <table:table-cell table:number-columns-repeated="3"/>
          <table:table-cell table:style-name="ce2" table:formula="of:=(SUM([.J36:.L38]) + SUM([.J41:.L43]))/(COUNT([.J36:.L38]) + COUNT([.J41:.L43]))" office:value-type="float" office:value="2.83333333333333" calcext:value-type="float">
            <text:p>2.8333333333</text:p>
          </table:table-cell>
          <table:table-cell table:style-name="ce2" table:formula="of:=(SUM([.K36:.M38]) + SUM([.K41:.M43]))/(COUNT([.K36:.M38]) + COUNT([.K41:.M43]))" office:value-type="float" office:value="3.1" calcext:value-type="float">
            <text:p>3.1</text:p>
          </table:table-cell>
          <table:table-cell table:style-name="ce2" table:formula="of:=(SUM([.L36:.N38]) + SUM([.L41:.N43]))/(COUNT([.L36:.N38]) + COUNT([.L41:.N43]))" office:value-type="float" office:value="3.58333333333333" calcext:value-type="float">
            <text:p>3.5833333333</text:p>
          </table:table-cell>
          <table:table-cell table:style-name="ce2" table:formula="of:=(SUM([.M36:.O38]) + SUM([.M41:.O43]))/(COUNT([.M36:.O38]) + COUNT([.M41:.O43]))" office:value-type="float" office:value="3.875" calcext:value-type="float">
            <text:p>3.8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3:.F35])+ SUM([.D38:.F40]) + SUM([.D43:.F45]))/(COUNT([.D33:.F35])+COUNT([.D38:.F40]) + COUNT([.D43:.F45]))" office:value-type="float" office:value="3.8" calcext:value-type="float">
            <text:p>3.8</text:p>
          </table:table-cell>
          <table:table-cell table:style-name="ce2" table:formula="of:=(SUM([.E33:.G35])+ SUM([.E38:.G40]) + SUM([.E43:.G45]))/(COUNT([.E33:.G35])+COUNT([.E38:.G40]) + COUNT([.E43:.G45]))" office:value-type="float" office:value="4.16666666666667" calcext:value-type="float">
            <text:p>4.1666666667</text:p>
          </table:table-cell>
          <table:table-cell table:style-name="ce2" table:formula="of:=(SUM([.F33:.H35])+ SUM([.F38:.H40]) + SUM([.F43:.H45]))/(COUNT([.F33:.H35])+COUNT([.F38:.H40]) + COUNT([.F43:.H45]))" office:value-type="float" office:value="4.66666666666667" calcext:value-type="float">
            <text:p>4.6666666667</text:p>
          </table:table-cell>
          <table:table-cell table:number-columns-repeated="3"/>
          <table:table-cell table:style-name="ce2"/>
          <table:table-cell table:style-name="ce2" table:formula="of:=(SUM([.K33:.M35])+ SUM([.K38:.M40]) + SUM([.K43:.M45]))/(COUNT([.K33:.M35])+COUNT([.K38:.M40]) + COUNT([.K43:.M45]))" office:value-type="float" office:value="2.46666666666667" calcext:value-type="float">
            <text:p>2.4666666667</text:p>
          </table:table-cell>
          <table:table-cell table:style-name="ce2" table:formula="of:=(SUM([.L33:.N35])+ SUM([.L38:.N40]) + SUM([.L43:.N45]))/(COUNT([.L33:.N35])+COUNT([.L38:.N40]) + COUNT([.L43:.N45]))" office:value-type="float" office:value="3" calcext:value-type="float">
            <text:p>3</text:p>
          </table:table-cell>
          <table:table-cell table:style-name="ce2" table:formula="of:=(SUM([.M33:.O35])+ SUM([.M38:.O40]) + SUM([.M43:.O45]))/(COUNT([.M33:.O35])+COUNT([.M38:.O40]) + COUNT([.M43:.O45]))"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4:.E36])+ SUM([.C39:.E41]) + SUM([.C44:.E46]))/(COUNT([.C34:.E36])+COUNT([.C39:.E41]) + COUNT([.C44:.E46]))" office:value-type="float" office:value="3.83333333333333" calcext:value-type="float">
            <text:p>3.8333333333</text:p>
          </table:table-cell>
          <table:table-cell table:style-name="ce2" table:formula="of:=(SUM([.D34:.F36])+ SUM([.D39:.F41]) + SUM([.D44:.F46]))/(COUNT([.D34:.F36])+COUNT([.D39:.F41]) + COUNT([.D44:.F46]))" office:value-type="float" office:value="3.85714285714286" calcext:value-type="float">
            <text:p>3.8571428571</text:p>
          </table:table-cell>
          <table:table-cell table:style-name="ce2" table:formula="of:=(SUM([.E34:.G36])+ SUM([.E39:.G41]) + SUM([.E44:.G46]))/(COUNT([.E34:.G36])+COUNT([.E39:.G41]) + COUNT([.E44:.G46]))" office:value-type="float" office:value="4.25925925925926" calcext:value-type="float">
            <text:p>4.2592592593</text:p>
          </table:table-cell>
          <table:table-cell table:style-name="ce2" table:formula="of:=(SUM([.F34:.H36])+ SUM([.F39:.H41]) + SUM([.F44:.H46]))/(COUNT([.F34:.H36])+COUNT([.F39:.H41]) + COUNT([.F44:.H46]))" office:value-type="float" office:value="4.5" calcext:value-type="float">
            <text:p>4.5</text:p>
          </table:table-cell>
          <table:table-cell table:number-columns-repeated="3"/>
          <table:table-cell table:style-name="ce2" table:formula="of:=(SUM([.J34:.L36])+ SUM([.J39:.L41]) + SUM([.J44:.L46]))/(COUNT([.J34:.L36])+COUNT([.J39:.L41]) + COUNT([.J44:.L46]))" office:value-type="float" office:value="2.91666666666667" calcext:value-type="float">
            <text:p>2.9166666667</text:p>
          </table:table-cell>
          <table:table-cell table:style-name="ce2" table:formula="of:=(SUM([.K34:.M36])+ SUM([.K39:.M41]) + SUM([.K44:.M46]))/(COUNT([.K34:.M36])+COUNT([.K39:.M41]) + COUNT([.K44:.M46]))" office:value-type="float" office:value="2.9047619047619" calcext:value-type="float">
            <text:p>2.9047619048</text:p>
          </table:table-cell>
          <table:table-cell table:style-name="ce2" table:formula="of:=(SUM([.L34:.N36])+ SUM([.L39:.N41]) + SUM([.L44:.N46]))/(COUNT([.L34:.N36])+COUNT([.L39:.N41]) + COUNT([.L44:.N46]))" office:value-type="float" office:value="3.48148148148148" calcext:value-type="float">
            <text:p>3.4814814815</text:p>
          </table:table-cell>
          <table:table-cell table:style-name="ce2" table:formula="of:=(SUM([.M34:.O36])+ SUM([.M39:.O41]) + SUM([.M44:.O46]))/(COUNT([.M34:.O36])+COUNT([.M39:.O41]) + COUNT([.M44:.O46]))" office:value-type="float" office:value="3.72222222222222" calcext:value-type="float">
            <text:p>3.72222222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5:.F37])+ SUM([.D40:.F42]) + SUM([.D45:.F47]))/(COUNT([.D35:.F37])+COUNT([.D40:.F42]) + COUNT([.D45:.F47]))" office:value-type="float" office:value="4" calcext:value-type="float">
            <text:p>4</text:p>
          </table:table-cell>
          <table:table-cell table:style-name="ce2" table:formula="of:=(SUM([.E35:.G37])+ SUM([.E40:.G42]) + SUM([.E45:.G47]))/(COUNT([.E35:.G37])+COUNT([.E40:.G42]) + COUNT([.E45:.G47]))" office:value-type="float" office:value="4.22222222222222" calcext:value-type="float">
            <text:p>4.2222222222</text:p>
          </table:table-cell>
          <table:table-cell table:style-name="ce2" table:formula="of:=(SUM([.F35:.H37])+ SUM([.F40:.H42]) + SUM([.F45:.H47]))/(COUNT([.F35:.H37])+COUNT([.F40:.H42]) + COUNT([.F45:.H47]))" office:value-type="float" office:value="4.11111111111111" calcext:value-type="float">
            <text:p>4.1111111111</text:p>
          </table:table-cell>
          <table:table-cell table:number-columns-repeated="3"/>
          <table:table-cell table:style-name="ce2"/>
          <table:table-cell table:style-name="ce2" table:formula="of:=(SUM([.K35:.M37])+ SUM([.K40:.M42]) + SUM([.K45:.M47]))/(COUNT([.K35:.M37])+COUNT([.K40:.M42]) + COUNT([.K45:.M47]))" office:value-type="float" office:value="3.25" calcext:value-type="float">
            <text:p>3.25</text:p>
          </table:table-cell>
          <table:table-cell table:style-name="ce2" table:formula="of:=(SUM([.L35:.N37])+ SUM([.L40:.N42]) + SUM([.L45:.N47]))/(COUNT([.L35:.N37])+COUNT([.L40:.N42]) + COUNT([.L45:.N47]))" office:value-type="float" office:value="3.55555555555556" calcext:value-type="float">
            <text:p>3.5555555556</text:p>
          </table:table-cell>
          <table:table-cell table:style-name="ce2" table:formula="of:=(SUM([.M35:.O37])+ SUM([.M40:.O42]) + SUM([.M45:.O47]))/(COUNT([.M35:.O37])+COUNT([.M40:.O42]) + COUNT([.M45:.O47]))" office:value-type="float" office:value="3.66666666666667" calcext:value-type="float">
            <text:p>3.66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6:.E38])+ SUM([.C41:.E43]) + SUM([.C46:.E48]))/(COUNT([.C36:.E38])+COUNT([.C41:.E43]) + COUNT([.C46:.E48]))" office:value-type="float" office:value="4" calcext:value-type="float">
            <text:p>4</text:p>
          </table:table-cell>
          <table:table-cell table:style-name="ce2" table:formula="of:=(SUM([.D36:.F38])+ SUM([.D41:.F43]) + SUM([.D46:.F48]))/(COUNT([.D36:.F38])+COUNT([.D41:.F43]) + COUNT([.D46:.F48]))" office:value-type="float" office:value="3.4" calcext:value-type="float">
            <text:p>3.4</text:p>
          </table:table-cell>
          <table:table-cell table:style-name="ce2" table:formula="of:=(SUM([.E36:.G38])+ SUM([.E41:.G43]) + SUM([.E46:.G48]))/(COUNT([.E36:.G38])+COUNT([.E41:.G43]) + COUNT([.E46:.G48]))" office:value-type="float" office:value="3.38888888888889" calcext:value-type="float">
            <text:p>3.3888888889</text:p>
          </table:table-cell>
          <table:table-cell table:style-name="ce2" table:formula="of:=(SUM([.F36:.H38])+ SUM([.F41:.H43]) + SUM([.F46:.H48]))/(COUNT([.F36:.H38])+COUNT([.F41:.H43]) + COUNT([.F46:.H48]))" office:value-type="float" office:value="3" calcext:value-type="float">
            <text:p>3</text:p>
          </table:table-cell>
          <table:table-cell table:number-columns-repeated="3"/>
          <table:table-cell table:style-name="ce2" table:formula="of:=(SUM([.J36:.L38])+ SUM([.J41:.L43]) + SUM([.J46:.L48]))/(COUNT([.J36:.L38])+COUNT([.J41:.L43]) + COUNT([.J46:.L48]))" office:value-type="float" office:value="3.88888888888889" calcext:value-type="float">
            <text:p>3.8888888889</text:p>
          </table:table-cell>
          <table:table-cell table:style-name="ce2" table:formula="of:=(SUM([.K36:.M38])+ SUM([.K41:.M43]) + SUM([.K46:.M48]))/(COUNT([.K36:.M38])+COUNT([.K41:.M43]) + COUNT([.K46:.M48]))" office:value-type="float" office:value="3.93333333333333" calcext:value-type="float">
            <text:p>3.9333333333</text:p>
          </table:table-cell>
          <table:table-cell table:style-name="ce2" table:formula="of:=(SUM([.L36:.N38])+ SUM([.L41:.N43]) + SUM([.L46:.N48]))/(COUNT([.L36:.N38])+COUNT([.L41:.N43]) + COUNT([.L46:.N48]))" office:value-type="float" office:value="4.22222222222222" calcext:value-type="float">
            <text:p>4.2222222222</text:p>
          </table:table-cell>
          <table:table-cell table:style-name="ce2" table:formula="of:=(SUM([.M36:.O38])+ SUM([.M41:.O43]) + SUM([.M46:.O48]))/(COUNT([.M36:.O38])+COUNT([.M41:.O43]) + COUNT([.M46:.O48]))" office:value-type="float" office:value="4.33333333333333" calcext:value-type="float">
            <text:p>4.33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8:.F40])+ SUM([.D43:.F45]) + SUM([.D48:.F50]))/(COUNT([.D38:.F40])+COUNT([.D43:.F45]) + COUNT([.D48:.F50]))" office:value-type="float" office:value="3.93333333333333" calcext:value-type="float">
            <text:p>3.9333333333</text:p>
          </table:table-cell>
          <table:table-cell table:style-name="ce2" table:formula="of:=(SUM([.E38:.G40])+ SUM([.E43:.G45]) + SUM([.E48:.G50]))/(COUNT([.E38:.G40])+COUNT([.E43:.G45]) + COUNT([.E48:.G50]))" office:value-type="float" office:value="4.22222222222222" calcext:value-type="float">
            <text:p>4.2222222222</text:p>
          </table:table-cell>
          <table:table-cell table:style-name="ce2" table:formula="of:=(SUM([.F38:.H40])+ SUM([.F43:.H45]) + SUM([.F48:.H50]))/(COUNT([.F38:.H40])+COUNT([.F43:.H45]) + COUNT([.F48:.H50]))" office:value-type="float" office:value="4.66666666666667" calcext:value-type="float">
            <text:p>4.6666666667</text:p>
          </table:table-cell>
          <table:table-cell table:number-columns-repeated="3"/>
          <table:table-cell table:style-name="ce2"/>
          <table:table-cell table:style-name="ce2" table:formula="of:=(SUM([.K38:.M40])+ SUM([.K43:.M45]) + SUM([.K48:.M50]))/(COUNT([.K38:.M40])+COUNT([.K43:.M45]) + COUNT([.K48:.M50]))" office:value-type="float" office:value="4.33333333333333" calcext:value-type="float">
            <text:p>4.3333333333</text:p>
          </table:table-cell>
          <table:table-cell table:style-name="ce2" table:formula="of:=(SUM([.L38:.N40])+ SUM([.L43:.N45]) + SUM([.L48:.N50]))/(COUNT([.L38:.N40])+COUNT([.L43:.N45]) + COUNT([.L48:.N50]))" office:value-type="float" office:value="4.66666666666667" calcext:value-type="float">
            <text:p>4.6666666667</text:p>
          </table:table-cell>
          <table:table-cell table:style-name="ce2" table:formula="of:=(SUM([.M38:.O40])+ SUM([.M43:.O45]) + SUM([.M48:.O50]))/(COUNT([.M38:.O40])+COUNT([.M43:.O45]) + COUNT([.M48:.O50]))" office:value-type="float" office:value="4.91666666666667" calcext:value-type="float">
            <text:p>4.9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9:.E41])+ SUM([.C44:.E46]) + SUM([.C49:.E51]))/(COUNT([.C39:.E41])+COUNT([.C44:.E46]) + COUNT([.C49:.E51]))" office:value-type="float" office:value="4.33333333333333" calcext:value-type="float">
            <text:p>4.3333333333</text:p>
          </table:table-cell>
          <table:table-cell table:style-name="ce2" table:formula="of:=(SUM([.D39:.F41])+ SUM([.D44:.F46]) + SUM([.D49:.F51]))/(COUNT([.D39:.F41])+COUNT([.D44:.F46]) + COUNT([.D49:.F51]))" office:value-type="float" office:value="4.23809523809524" calcext:value-type="float">
            <text:p>4.2380952381</text:p>
          </table:table-cell>
          <table:table-cell table:style-name="ce2" table:formula="of:=(SUM([.E39:.G41])+ SUM([.E44:.G46]) + SUM([.E49:.G51]))/(COUNT([.E39:.G41])+COUNT([.E44:.G46]) + COUNT([.E49:.G51]))" office:value-type="float" office:value="4.51851851851852" calcext:value-type="float">
            <text:p>4.5185185185</text:p>
          </table:table-cell>
          <table:table-cell table:style-name="ce2" table:formula="of:=(SUM([.F39:.H41])+ SUM([.F44:.H46]) + SUM([.F49:.H51]))/(COUNT([.F39:.H41])+COUNT([.F44:.H46]) + COUNT([.F49:.H51]))" office:value-type="float" office:value="4.72222222222222" calcext:value-type="float">
            <text:p>4.7222222222</text:p>
          </table:table-cell>
          <table:table-cell table:number-columns-repeated="3"/>
          <table:table-cell table:style-name="ce2" table:formula="of:=(SUM([.J39:.L41])+ SUM([.J44:.L46]) + SUM([.J49:.L51]))/(COUNT([.J39:.L41])+COUNT([.J44:.L46]) + COUNT([.J49:.L51]))" office:value-type="float" office:value="4.75" calcext:value-type="float">
            <text:p>4.75</text:p>
          </table:table-cell>
          <table:table-cell table:style-name="ce2" table:formula="of:=(SUM([.K39:.M41])+ SUM([.K44:.M46]) + SUM([.K49:.M51]))/(COUNT([.K39:.M41])+COUNT([.K44:.M46]) + COUNT([.K49:.M51]))" office:value-type="float" office:value="4.80952380952381" calcext:value-type="float">
            <text:p>4.8095238095</text:p>
          </table:table-cell>
          <table:table-cell table:style-name="ce2" table:formula="of:=(SUM([.L39:.N41])+ SUM([.L44:.N46]) + SUM([.L49:.N51]))/(COUNT([.L39:.N41])+COUNT([.L44:.N46]) + COUNT([.L49:.N51]))" office:value-type="float" office:value="5.07407407407407" calcext:value-type="float">
            <text:p>5.0740740741</text:p>
          </table:table-cell>
          <table:table-cell table:style-name="ce2" table:formula="of:=(SUM([.M39:.O41])+ SUM([.M44:.O46]) + SUM([.M49:.O51]))/(COUNT([.M39:.O41])+COUNT([.M44:.O46]) + COUNT([.M49:.O51]))" office:value-type="float" office:value="5.22222222222222" calcext:value-type="float">
            <text:p>5.22222222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40:.F42])+ SUM([.D45:.F47]) + SUM([.D50:.F52]))/(COUNT([.D40:.F42])+COUNT([.D45:.F47]) + COUNT([.D50:.F52]))" office:value-type="float" office:value="4.20833333333333" calcext:value-type="float">
            <text:p>4.2083333333</text:p>
          </table:table-cell>
          <table:table-cell table:style-name="ce2" table:formula="of:=(SUM([.E40:.G42])+ SUM([.E45:.G47]) + SUM([.E50:.G52]))/(COUNT([.E40:.G42])+COUNT([.E45:.G47]) + COUNT([.E50:.G52]))" office:value-type="float" office:value="4.48148148148148" calcext:value-type="float">
            <text:p>4.4814814815</text:p>
          </table:table-cell>
          <table:table-cell table:style-name="ce2" table:formula="of:=(SUM([.F40:.H42])+ SUM([.F45:.H47]) + SUM([.F50:.H52]))/(COUNT([.F40:.H42])+COUNT([.F45:.H47]) + COUNT([.F50:.H52]))" office:value-type="float" office:value="4.44444444444444" calcext:value-type="float">
            <text:p>4.4444444444</text:p>
          </table:table-cell>
          <table:table-cell table:number-columns-repeated="3"/>
          <table:table-cell table:style-name="ce2"/>
          <table:table-cell table:style-name="ce2" table:formula="of:=(SUM([.K40:.M42])+ SUM([.K45:.M47]) + SUM([.K50:.M52]))/(COUNT([.K40:.M42])+COUNT([.K45:.M47]) + COUNT([.K50:.M52]))" office:value-type="float" office:value="5.16666666666667" calcext:value-type="float">
            <text:p>5.1666666667</text:p>
          </table:table-cell>
          <table:table-cell table:style-name="ce2" table:formula="of:=(SUM([.L40:.N42])+ SUM([.L45:.N47]) + SUM([.L50:.N52]))/(COUNT([.L40:.N42])+COUNT([.L45:.N47]) + COUNT([.L50:.N52]))" office:value-type="float" office:value="5.2962962962963" calcext:value-type="float">
            <text:p>5.2962962963</text:p>
          </table:table-cell>
          <table:table-cell table:style-name="ce2" table:formula="of:=(SUM([.M40:.O42])+ SUM([.M45:.O47]) + SUM([.M50:.O52]))/(COUNT([.M40:.O42])+COUNT([.M45:.O47]) + COUNT([.M50:.O52]))" office:value-type="float" office:value="5.38888888888889" calcext:value-type="float">
            <text:p>5.38888888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1:.E43])+ SUM([.C46:.E48]) + SUM([.C51:.E53]))/(COUNT([.C41:.E43])+COUNT([.C46:.E48]) + COUNT([.C51:.E53]))" office:value-type="float" office:value="4.11111111111111" calcext:value-type="float">
            <text:p>4.1111111111</text:p>
          </table:table-cell>
          <table:table-cell table:style-name="ce2" table:formula="of:=(SUM([.D41:.F43])+ SUM([.D46:.F48]) + SUM([.D51:.F53]))/(COUNT([.D41:.F43])+COUNT([.D46:.F48]) + COUNT([.D51:.F53]))" office:value-type="float" office:value="3.73333333333333" calcext:value-type="float">
            <text:p>3.7333333333</text:p>
          </table:table-cell>
          <table:table-cell table:style-name="ce2" table:formula="of:=(SUM([.E41:.G43])+ SUM([.E46:.G48]) + SUM([.E51:.G53]))/(COUNT([.E41:.G43])+COUNT([.E46:.G48]) + COUNT([.E51:.G53]))" office:value-type="float" office:value="3.94444444444444" calcext:value-type="float">
            <text:p>3.9444444444</text:p>
          </table:table-cell>
          <table:table-cell table:style-name="ce2" table:formula="of:=(SUM([.F41:.H43])+ SUM([.F46:.H48]) + SUM([.F51:.H53]))/(COUNT([.F41:.H43])+COUNT([.F46:.H48]) + COUNT([.F51:.H53]))" office:value-type="float" office:value="3.75" calcext:value-type="float">
            <text:p>3.75</text:p>
          </table:table-cell>
          <table:table-cell table:number-columns-repeated="3"/>
          <table:table-cell table:style-name="ce2" table:formula="of:=(SUM([.J41:.L43])+ SUM([.J46:.L48]) + SUM([.J51:.L53]))/(COUNT([.J41:.L43])+COUNT([.J46:.L48]) + COUNT([.J51:.L53]))" office:value-type="float" office:value="5.88888888888889" calcext:value-type="float">
            <text:p>5.8888888889</text:p>
          </table:table-cell>
          <table:table-cell table:style-name="ce2" table:formula="of:=(SUM([.K41:.M43])+ SUM([.K46:.M48]) + SUM([.K51:.M53]))/(COUNT([.K41:.M43])+COUNT([.K46:.M48]) + COUNT([.K51:.M53]))" office:value-type="float" office:value="5.93333333333333" calcext:value-type="float">
            <text:p>5.9333333333</text:p>
          </table:table-cell>
          <table:table-cell table:style-name="ce2" table:formula="of:=(SUM([.L41:.N43])+ SUM([.L46:.N48]) + SUM([.L51:.N53]))/(COUNT([.L41:.N43])+COUNT([.L46:.N48]) + COUNT([.L51:.N53]))" office:value-type="float" office:value="5.94444444444444" calcext:value-type="float">
            <text:p>5.9444444444</text:p>
          </table:table-cell>
          <table:table-cell table:style-name="ce2" table:formula="of:=(SUM([.M41:.O43])+ SUM([.M46:.O48]) + SUM([.M51:.O53]))/(COUNT([.M41:.O43])+COUNT([.M46:.O48]) + COUNT([.M51:.O53]))" office:value-type="float" office:value="5.91666666666667" calcext:value-type="float">
            <text:p>5.9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3"/>
          <table:table-cell table:style-name="ce2"/>
          <table:table-cell table:style-name="ce2" table:formula="of:=(SUM([.D43:.F45])+ SUM([.D48:.F50]) )/(COUNT([.D43:.F45])+COUNT([.D48:.F50]))" office:value-type="float" office:value="3.6" calcext:value-type="float">
            <text:p>3.6</text:p>
          </table:table-cell>
          <table:table-cell table:style-name="ce2" table:formula="of:=(SUM([.E43:.G45])+ SUM([.E48:.G50]) )/(COUNT([.E43:.G45])+COUNT([.E48:.G50]))" office:value-type="float" office:value="3.83333333333333" calcext:value-type="float">
            <text:p>3.8333333333</text:p>
          </table:table-cell>
          <table:table-cell table:style-name="ce2" table:formula="of:=(SUM([.F43:.H45])+ SUM([.F48:.H50]) )/(COUNT([.F43:.H45])+COUNT([.F48:.H50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43:.M45])+ SUM([.K48:.M50]) )/(COUNT([.K43:.M45])+COUNT([.K48:.M50]))" office:value-type="float" office:value="5" calcext:value-type="float">
            <text:p>5</text:p>
          </table:table-cell>
          <table:table-cell table:style-name="ce2" table:formula="of:=(SUM([.L43:.N45])+ SUM([.L48:.N50]) )/(COUNT([.L43:.N45])+COUNT([.L48:.N50]))" office:value-type="float" office:value="5.33333333333333" calcext:value-type="float">
            <text:p>5.3333333333</text:p>
          </table:table-cell>
          <table:table-cell table:style-name="ce2" table:formula="of:=(SUM([.M43:.O45])+ SUM([.M48:.O50]) )/(COUNT([.M43:.O45])+COUNT([.M48:.O50]))" office:value-type="float" office:value="5.625" calcext:value-type="float">
            <text:p>5.6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4:.E46])+ SUM([.C49:.E51]) )/(COUNT([.C44:.E46])+COUNT([.C49:.E51]))" office:value-type="float" office:value="4" calcext:value-type="float">
            <text:p>4</text:p>
          </table:table-cell>
          <table:table-cell table:style-name="ce2" table:formula="of:=(SUM([.D44:.F46])+ SUM([.D49:.F51]) )/(COUNT([.D44:.F46])+COUNT([.D49:.F51]))" office:value-type="float" office:value="4.07142857142857" calcext:value-type="float">
            <text:p>4.0714285714</text:p>
          </table:table-cell>
          <table:table-cell table:style-name="ce2" table:formula="of:=(SUM([.E44:.G46])+ SUM([.E49:.G51]) )/(COUNT([.E44:.G46])+COUNT([.E49:.G51]))" office:value-type="float" office:value="4.16666666666667" calcext:value-type="float">
            <text:p>4.1666666667</text:p>
          </table:table-cell>
          <table:table-cell table:style-name="ce2" table:formula="of:=(SUM([.F44:.H46])+ SUM([.F49:.H51]) )/(COUNT([.F44:.H46])+COUNT([.F49:.H51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J44:.L46])+ SUM([.J49:.L51]) )/(COUNT([.J44:.L46])+COUNT([.J49:.L51]))" office:value-type="float" office:value="5.5" calcext:value-type="float">
            <text:p>5.5</text:p>
          </table:table-cell>
          <table:table-cell table:style-name="ce2" table:formula="of:=(SUM([.K44:.M46])+ SUM([.K49:.M51]) )/(COUNT([.K44:.M46])+COUNT([.K49:.M51]))" office:value-type="float" office:value="5.42857142857143" calcext:value-type="float">
            <text:p>5.4285714286</text:p>
          </table:table-cell>
          <table:table-cell table:style-name="ce2" table:formula="of:=(SUM([.L44:.N46])+ SUM([.L49:.N51]) )/(COUNT([.L44:.N46])+COUNT([.L49:.N51]))" office:value-type="float" office:value="5.72222222222222" calcext:value-type="float">
            <text:p>5.7222222222</text:p>
          </table:table-cell>
          <table:table-cell table:style-name="ce2" table:formula="of:=(SUM([.M44:.O46])+ SUM([.M49:.O51]) )/(COUNT([.M44:.O46])+COUNT([.M49:.O51]))" office:value-type="float" office:value="5.83333333333333" calcext:value-type="float">
            <text:p>5.83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45:.F47])+ SUM([.D50:.F52]) )/(COUNT([.D45:.F47])+COUNT([.D50:.F52]))" office:value-type="float" office:value="4.0625" calcext:value-type="float">
            <text:p>4.0625</text:p>
          </table:table-cell>
          <table:table-cell table:style-name="ce2" table:formula="of:=(SUM([.E45:.G47])+ SUM([.E50:.G52]) )/(COUNT([.E45:.G47])+COUNT([.E50:.G52]))" office:value-type="float" office:value="4.16666666666667" calcext:value-type="float">
            <text:p>4.1666666667</text:p>
          </table:table-cell>
          <table:table-cell table:style-name="ce2" table:formula="of:=(SUM([.F45:.H47])+ SUM([.F50:.H52]) )/(COUNT([.F45:.H47])+COUNT([.F50:.H52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45:.M47])+ SUM([.K50:.M52]) )/(COUNT([.K45:.M47])+COUNT([.K50:.M52]))" office:value-type="float" office:value="5.875" calcext:value-type="float">
            <text:p>5.875</text:p>
          </table:table-cell>
          <table:table-cell table:style-name="ce2" table:formula="of:=(SUM([.L45:.N47])+ SUM([.L50:.N52]) )/(COUNT([.L45:.N47])+COUNT([.L50:.N52]))" office:value-type="float" office:value="6" calcext:value-type="float">
            <text:p>6</text:p>
          </table:table-cell>
          <table:table-cell table:style-name="ce2" table:formula="of:=(SUM([.M45:.O47])+ SUM([.M50:.O52]) )/(COUNT([.M45:.O47])+COUNT([.M50:.O52]))" office:value-type="float" office:value="6.08333333333333" calcext:value-type="float">
            <text:p>6.08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6:.E48])+ SUM([.C51:.E53]) )/(COUNT([.C46:.E48])+COUNT([.C51:.E53]))" office:value-type="float" office:value="3.83333333333333" calcext:value-type="float">
            <text:p>3.8333333333</text:p>
          </table:table-cell>
          <table:table-cell table:style-name="ce2" table:formula="of:=(SUM([.D46:.F48])+ SUM([.D51:.F53]) )/(COUNT([.D46:.F48])+COUNT([.D51:.F53]))" office:value-type="float" office:value="3.8" calcext:value-type="float">
            <text:p>3.8</text:p>
          </table:table-cell>
          <table:table-cell table:style-name="ce2" table:formula="of:=(SUM([.E46:.G48])+ SUM([.E51:.G53]) )/(COUNT([.E46:.G48])+COUNT([.E51:.G53]))" office:value-type="float" office:value="3.83333333333333" calcext:value-type="float">
            <text:p>3.8333333333</text:p>
          </table:table-cell>
          <table:table-cell table:style-name="ce2" table:formula="of:=(SUM([.F46:.H48])+ SUM([.F51:.H53]) )/(COUNT([.F46:.H48])+COUNT([.F51:.H53]))" office:value-type="float" office:value="3.875" calcext:value-type="float">
            <text:p>3.875</text:p>
          </table:table-cell>
          <table:table-cell table:number-columns-repeated="3"/>
          <table:table-cell table:style-name="ce2" table:formula="of:=(SUM([.J46:.L48])+ SUM([.J51:.L53]) )/(COUNT([.J46:.L48])+COUNT([.J51:.L53]))" office:value-type="float" office:value="7" calcext:value-type="float">
            <text:p>7</text:p>
          </table:table-cell>
          <table:table-cell table:style-name="ce2" table:formula="of:=(SUM([.K46:.M48])+ SUM([.K51:.M53]) )/(COUNT([.K46:.M48])+COUNT([.K51:.M53]))" office:value-type="float" office:value="6.8" calcext:value-type="float">
            <text:p>6.8</text:p>
          </table:table-cell>
          <table:table-cell table:style-name="ce2" table:formula="of:=(SUM([.L46:.N48])+ SUM([.L51:.N53]) )/(COUNT([.L46:.N48])+COUNT([.L51:.N53]))" office:value-type="float" office:value="6.75" calcext:value-type="float">
            <text:p>6.75</text:p>
          </table:table-cell>
          <table:table-cell table:style-name="ce2" table:formula="of:=(SUM([.M46:.O48])+ SUM([.M51:.O53]) )/(COUNT([.M46:.O48])+COUNT([.M51:.O53]))" office:value-type="float" office:value="6.625" calcext:value-type="float">
            <text:p>6.625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quares</text:p>
          </table:table-cell>
          <table:table-cell table:style-name="ce3"/>
          <table:table-cell table:style-name="ce3" table:formula="of:=[.E34]*[.E34]" office:value-type="float" office:value="1" calcext:value-type="float">
            <text:p>1</text:p>
          </table:table-cell>
          <table:table-cell table:style-name="ce3" table:formula="of:=[.F34]*[.F34]" office:value-type="float" office:value="4" calcext:value-type="float">
            <text:p>4</text:p>
          </table:table-cell>
          <table:table-cell table:style-name="ce3" table:formula="of:=[.G34]*[.G34]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style-name="ce3" table:formula="of:=[.L34]*[.L34]" office:value-type="float" office:value="1" calcext:value-type="float">
            <text:p>1</text:p>
          </table:table-cell>
          <table:table-cell table:style-name="ce3" table:formula="of:=[.M34]*[.M34]" office:value-type="float" office:value="1" calcext:value-type="float">
            <text:p>1</text:p>
          </table:table-cell>
          <table:table-cell table:style-name="ce3" table:formula="of:=[.N34]*[.N34]" office:value-type="float" office:value="25" calcext:value-type="float">
            <text:p>25</text:p>
          </table:table-cell>
          <table:table-cell table:number-columns-repeated="4"/>
          <table:table-cell table:formula="of:=[.E55]*[.L55]" office:value-type="float" office:value="7" calcext:value-type="float">
            <text:p>7</text:p>
          </table:table-cell>
          <table:table-cell table:formula="of:=[.F55]*[.M55]" office:value-type="float" office:value="9.58333333333333" calcext:value-type="float">
            <text:p>9.5833333333</text:p>
          </table:table-cell>
          <table:table-cell table:formula="of:=[.G55]*[.N55]" office:value-type="float" office:value="11.6875" calcext:value-type="float">
            <text:p>11.68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35]*[.D35]" office:value-type="float" office:value="4" calcext:value-type="float">
            <text:p>4</text:p>
          </table:table-cell>
          <table:table-cell table:style-name="ce3" table:formula="of:=[.E35]*[.E35]" office:value-type="float" office:value="9" calcext:value-type="float">
            <text:p>9</text:p>
          </table:table-cell>
          <table:table-cell table:style-name="ce3" table:formula="of:=[.F35]*[.F35]" office:value-type="float" office:value="16" calcext:value-type="float">
            <text:p>16</text:p>
          </table:table-cell>
          <table:table-cell table:style-name="ce3" table:formula="of:=[.G35]*[.G35]" office:value-type="float" office:value="16" calcext:value-type="float">
            <text:p>16</text:p>
          </table:table-cell>
          <table:table-cell table:number-columns-repeated="3"/>
          <table:table-cell table:style-name="ce3" table:formula="of:=[.K35]*[.K35]" office:value-type="float" office:value="1" calcext:value-type="float">
            <text:p>1</text:p>
          </table:table-cell>
          <table:table-cell table:style-name="ce3" table:formula="of:=[.L35]*[.L35]" office:value-type="float" office:value="1" calcext:value-type="float">
            <text:p>1</text:p>
          </table:table-cell>
          <table:table-cell table:style-name="ce3" table:formula="of:=[.M35]*[.M35]" office:value-type="float" office:value="1" calcext:value-type="float">
            <text:p>1</text:p>
          </table:table-cell>
          <table:table-cell table:style-name="ce3" table:formula="of:=[.N35]*[.N35]" office:value-type="float" office:value="1" calcext:value-type="float">
            <text:p>1</text:p>
          </table:table-cell>
          <table:table-cell table:number-columns-repeated="3"/>
          <table:table-cell table:formula="of:=[.D56]*[.K56]" office:value-type="float" office:value="8.4375" calcext:value-type="float">
            <text:p>8.4375</text:p>
          </table:table-cell>
          <table:table-cell table:formula="of:=[.E56]*[.L56]" office:value-type="float" office:value="8.8469387755102" calcext:value-type="float">
            <text:p>8.8469387755</text:p>
          </table:table-cell>
          <table:table-cell table:formula="of:=[.F56]*[.M56]" office:value-type="float" office:value="12.391975308642" calcext:value-type="float">
            <text:p>12.3919753086</text:p>
          </table:table-cell>
          <table:table-cell table:formula="of:=[.G56]*[.N56]" office:value-type="float" office:value="14.2361111111111" calcext:value-type="float">
            <text:p>14.23611111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36]*[.E36]" office:value-type="float" office:value="16" calcext:value-type="float">
            <text:p>16</text:p>
          </table:table-cell>
          <table:table-cell table:style-name="ce3" table:formula="of:=[.F36]*[.F36]" office:value-type="float" office:value="9" calcext:value-type="float">
            <text:p>9</text:p>
          </table:table-cell>
          <table:table-cell table:style-name="ce3" table:formula="of:=[.G36]*[.G36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L36]*[.L36]" office:value-type="float" office:value="4" calcext:value-type="float">
            <text:p>4</text:p>
          </table:table-cell>
          <table:table-cell table:style-name="ce3" table:formula="of:=[.M36]*[.M36]" office:value-type="float" office:value="4" calcext:value-type="float">
            <text:p>4</text:p>
          </table:table-cell>
          <table:table-cell table:style-name="ce3" table:formula="of:=[.N36]*[.N36]" office:value-type="float" office:value="49" calcext:value-type="float">
            <text:p>49</text:p>
          </table:table-cell>
          <table:table-cell table:number-columns-repeated="4"/>
          <table:table-cell table:formula="of:=[.E57]*[.L57]" office:value-type="float" office:value="9.7421875" calcext:value-type="float">
            <text:p>9.7421875</text:p>
          </table:table-cell>
          <table:table-cell table:formula="of:=[.F57]*[.M57]" office:value-type="float" office:value="12.2222222222222" calcext:value-type="float">
            <text:p>12.2222222222</text:p>
          </table:table-cell>
          <table:table-cell table:formula="of:=[.G57]*[.N57]" office:value-type="float" office:value="12.4583333333333" calcext:value-type="float">
            <text:p>12.458333333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37]*[.D37]" office:value-type="float" office:value="4" calcext:value-type="float">
            <text:p>4</text:p>
          </table:table-cell>
          <table:table-cell table:style-name="ce3" table:formula="of:=[.E37]*[.E37]" office:value-type="float" office:value="4" calcext:value-type="float">
            <text:p>4</text:p>
          </table:table-cell>
          <table:table-cell table:style-name="ce3" table:formula="of:=[.F37]*[.F37]" office:value-type="float" office:value="4" calcext:value-type="float">
            <text:p>4</text:p>
          </table:table-cell>
          <table:table-cell table:style-name="ce3" table:formula="of:=[.G37]*[.G37]" office:value-type="float" office:value="1" calcext:value-type="float">
            <text:p>1</text:p>
          </table:table-cell>
          <table:table-cell table:number-columns-repeated="3"/>
          <table:table-cell table:style-name="ce3" table:formula="of:=[.K37]*[.K37]" office:value-type="float" office:value="4" calcext:value-type="float">
            <text:p>4</text:p>
          </table:table-cell>
          <table:table-cell table:style-name="ce3" table:formula="of:=[.L37]*[.L37]" office:value-type="float" office:value="4" calcext:value-type="float">
            <text:p>4</text:p>
          </table:table-cell>
          <table:table-cell table:style-name="ce3" table:formula="of:=[.M37]*[.M37]" office:value-type="float" office:value="4" calcext:value-type="float">
            <text:p>4</text:p>
          </table:table-cell>
          <table:table-cell table:style-name="ce3" table:formula="of:=[.N37]*[.N37]" office:value-type="float" office:value="4" calcext:value-type="float">
            <text:p>4</text:p>
          </table:table-cell>
          <table:table-cell table:number-columns-repeated="3"/>
          <table:table-cell table:formula="of:=[.D58]*[.K58]" office:value-type="float" office:value="10.3888888888889" calcext:value-type="float">
            <text:p>10.3888888889</text:p>
          </table:table-cell>
          <table:table-cell table:formula="of:=[.E58]*[.L58]" office:value-type="float" office:value="9.61" calcext:value-type="float">
            <text:p>9.61</text:p>
          </table:table-cell>
          <table:table-cell table:formula="of:=[.F58]*[.M58]" office:value-type="float" office:value="11.9444444444444" calcext:value-type="float">
            <text:p>11.9444444444</text:p>
          </table:table-cell>
          <table:table-cell table:formula="of:=[.G58]*[.N58]" office:value-type="float" office:value="11.140625" calcext:value-type="float">
            <text:p>11.1406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39]*[.E39]" office:value-type="float" office:value="4" calcext:value-type="float">
            <text:p>4</text:p>
          </table:table-cell>
          <table:table-cell table:style-name="ce3" table:formula="of:=[.F39]*[.F39]" office:value-type="float" office:value="9" calcext:value-type="float">
            <text:p>9</text:p>
          </table:table-cell>
          <table:table-cell table:style-name="ce3" table:formula="of:=[.G39]*[.G39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39]*[.L39]" office:value-type="float" office:value="9" calcext:value-type="float">
            <text:p>9</text:p>
          </table:table-cell>
          <table:table-cell table:style-name="ce3" table:formula="of:=[.M39]*[.M39]" office:value-type="float" office:value="9" calcext:value-type="float">
            <text:p>9</text:p>
          </table:table-cell>
          <table:table-cell table:style-name="ce3" table:formula="of:=[.N39]*[.N39]" office:value-type="float" office:value="25" calcext:value-type="float">
            <text:p>25</text:p>
          </table:table-cell>
          <table:table-cell table:number-columns-repeated="4"/>
          <table:table-cell table:formula="of:=[.E60]*[.L60]" office:value-type="float" office:value="9.37333333333333" calcext:value-type="float">
            <text:p>9.3733333333</text:p>
          </table:table-cell>
          <table:table-cell table:formula="of:=[.F60]*[.M60]" office:value-type="float" office:value="12.5" calcext:value-type="float">
            <text:p>12.5</text:p>
          </table:table-cell>
          <table:table-cell table:formula="of:=[.G60]*[.N60]" office:value-type="float" office:value="15.1666666666667" calcext:value-type="float">
            <text:p>15.166666666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0]*[.D40]" office:value-type="float" office:value="25" calcext:value-type="float">
            <text:p>25</text:p>
          </table:table-cell>
          <table:table-cell table:style-name="ce3" table:formula="of:=[.E40]*[.E40]" office:value-type="float" office:value="36" calcext:value-type="float">
            <text:p>36</text:p>
          </table:table-cell>
          <table:table-cell table:style-name="ce3" table:formula="of:=[.F40]*[.F40]" office:value-type="float" office:value="49" calcext:value-type="float">
            <text:p>49</text:p>
          </table:table-cell>
          <table:table-cell table:style-name="ce3" table:formula="of:=[.G40]*[.G40]" office:value-type="float" office:value="64" calcext:value-type="float">
            <text:p>64</text:p>
          </table:table-cell>
          <table:table-cell table:number-columns-repeated="3"/>
          <table:table-cell table:style-name="ce3" table:formula="of:=[.K40]*[.K40]" office:value-type="float" office:value="9" calcext:value-type="float">
            <text:p>9</text:p>
          </table:table-cell>
          <table:table-cell table:style-name="ce3" table:formula="of:=[.L40]*[.L40]" office:value-type="float" office:value="9" calcext:value-type="float">
            <text:p>9</text:p>
          </table:table-cell>
          <table:table-cell table:style-name="ce3" table:formula="of:=[.M40]*[.M40]" office:value-type="float" office:value="9" calcext:value-type="float">
            <text:p>9</text:p>
          </table:table-cell>
          <table:table-cell table:style-name="ce3" table:formula="of:=[.N40]*[.N40]" office:value-type="float" office:value="9" calcext:value-type="float">
            <text:p>9</text:p>
          </table:table-cell>
          <table:table-cell table:number-columns-repeated="3"/>
          <table:table-cell table:formula="of:=[.D61]*[.K61]" office:value-type="float" office:value="11.1805555555556" calcext:value-type="float">
            <text:p>11.1805555556</text:p>
          </table:table-cell>
          <table:table-cell table:formula="of:=[.E61]*[.L61]" office:value-type="float" office:value="11.2040816326531" calcext:value-type="float">
            <text:p>11.2040816327</text:p>
          </table:table-cell>
          <table:table-cell table:formula="of:=[.F61]*[.M61]" office:value-type="float" office:value="14.8285322359396" calcext:value-type="float">
            <text:p>14.8285322359</text:p>
          </table:table-cell>
          <table:table-cell table:formula="of:=[.G61]*[.N61]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41]*[.E41]" office:value-type="float" office:value="49" calcext:value-type="float">
            <text:p>49</text:p>
          </table:table-cell>
          <table:table-cell table:style-name="ce3" table:formula="of:=[.F41]*[.F41]" office:value-type="float" office:value="4" calcext:value-type="float">
            <text:p>4</text:p>
          </table:table-cell>
          <table:table-cell table:style-name="ce3" table:formula="of:=[.G41]*[.G41]" office:value-type="float" office:value="64" calcext:value-type="float">
            <text:p>64</text:p>
          </table:table-cell>
          <table:table-cell table:number-columns-repeated="3"/>
          <table:table-cell table:style-name="ce3"/>
          <table:table-cell table:style-name="ce3" table:formula="of:=[.L41]*[.L41]" office:value-type="float" office:value="16" calcext:value-type="float">
            <text:p>16</text:p>
          </table:table-cell>
          <table:table-cell table:style-name="ce3" table:formula="of:=[.M41]*[.M41]" office:value-type="float" office:value="36" calcext:value-type="float">
            <text:p>36</text:p>
          </table:table-cell>
          <table:table-cell table:style-name="ce3" table:formula="of:=[.N41]*[.N41]" office:value-type="float" office:value="16" calcext:value-type="float">
            <text:p>16</text:p>
          </table:table-cell>
          <table:table-cell table:number-columns-repeated="4"/>
          <table:table-cell table:formula="of:=[.E62]*[.L62]" office:value-type="float" office:value="13" calcext:value-type="float">
            <text:p>13</text:p>
          </table:table-cell>
          <table:table-cell table:formula="of:=[.F62]*[.M62]" office:value-type="float" office:value="15.0123456790123" calcext:value-type="float">
            <text:p>15.012345679</text:p>
          </table:table-cell>
          <table:table-cell table:formula="of:=[.G62]*[.N62]" office:value-type="float" office:value="15.0740740740741" calcext:value-type="float">
            <text:p>15.074074074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2]*[.D42]" office:value-type="float" office:value="9" calcext:value-type="float">
            <text:p>9</text:p>
          </table:table-cell>
          <table:table-cell table:style-name="ce3" table:formula="of:=[.E42]*[.E42]" office:value-type="float" office:value="16" calcext:value-type="float">
            <text:p>16</text:p>
          </table:table-cell>
          <table:table-cell table:style-name="ce3" table:formula="of:=[.F42]*[.F42]" office:value-type="float" office:value="4" calcext:value-type="float">
            <text:p>4</text:p>
          </table:table-cell>
          <table:table-cell table:style-name="ce3" table:formula="of:=[.G42]*[.G42]" office:value-type="float" office:value="4" calcext:value-type="float">
            <text:p>4</text:p>
          </table:table-cell>
          <table:table-cell table:number-columns-repeated="3"/>
          <table:table-cell table:style-name="ce3" table:formula="of:=[.K42]*[.K42]" office:value-type="float" office:value="9" calcext:value-type="float">
            <text:p>9</text:p>
          </table:table-cell>
          <table:table-cell table:style-name="ce3" table:formula="of:=[.L42]*[.L42]" office:value-type="float" office:value="16" calcext:value-type="float">
            <text:p>16</text:p>
          </table:table-cell>
          <table:table-cell table:style-name="ce3" table:formula="of:=[.M42]*[.M42]" office:value-type="float" office:value="16" calcext:value-type="float">
            <text:p>16</text:p>
          </table:table-cell>
          <table:table-cell table:style-name="ce3" table:formula="of:=[.N42]*[.N42]" office:value-type="float" office:value="16" calcext:value-type="float">
            <text:p>16</text:p>
          </table:table-cell>
          <table:table-cell table:number-columns-repeated="3"/>
          <table:table-cell table:formula="of:=[.D63]*[.K63]" office:value-type="float" office:value="15.5555555555556" calcext:value-type="float">
            <text:p>15.5555555556</text:p>
          </table:table-cell>
          <table:table-cell table:formula="of:=[.E63]*[.L63]" office:value-type="float" office:value="13.3733333333333" calcext:value-type="float">
            <text:p>13.3733333333</text:p>
          </table:table-cell>
          <table:table-cell table:formula="of:=[.F63]*[.M63]" office:value-type="float" office:value="14.3086419753086" calcext:value-type="float">
            <text:p>14.3086419753</text:p>
          </table:table-cell>
          <table:table-cell table:formula="of:=[.G63]*[.N6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table:formula="of:=[.E44]*[.E44]" office:value-type="float" office:value="1" calcext:value-type="float">
            <text:p>1</text:p>
          </table:table-cell>
          <table:table-cell table:style-name="ce3" table:formula="of:=[.F44]*[.F44]" office:value-type="float" office:value="9" calcext:value-type="float">
            <text:p>9</text:p>
          </table:table-cell>
          <table:table-cell table:style-name="ce3" table:formula="of:=[.G44]*[.G44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44]*[.L44]" office:value-type="float" office:value="25" calcext:value-type="float">
            <text:p>25</text:p>
          </table:table-cell>
          <table:table-cell table:style-name="ce3" table:formula="of:=[.M44]*[.M44]" office:value-type="float" office:value="25" calcext:value-type="float">
            <text:p>25</text:p>
          </table:table-cell>
          <table:table-cell table:style-name="ce3" table:formula="of:=[.N44]*[.N44]" office:value-type="float" office:value="36" calcext:value-type="float">
            <text:p>36</text:p>
          </table:table-cell>
          <table:table-cell table:number-columns-repeated="4"/>
          <table:table-cell table:formula="of:=[.E65]*[.L65]" office:value-type="float" office:value="17.0444444444444" calcext:value-type="float">
            <text:p>17.0444444444</text:p>
          </table:table-cell>
          <table:table-cell table:formula="of:=[.F65]*[.M65]" office:value-type="float" office:value="19.7037037037037" calcext:value-type="float">
            <text:p>19.7037037037</text:p>
          </table:table-cell>
          <table:table-cell table:formula="of:=[.G65]*[.N65]" office:value-type="float" office:value="22.9444444444444" calcext:value-type="float">
            <text:p>22.944444444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5]*[.D45]" office:value-type="float" office:value="25" calcext:value-type="float">
            <text:p>25</text:p>
          </table:table-cell>
          <table:table-cell table:style-name="ce3" table:formula="of:=[.E45]*[.E45]" office:value-type="float" office:value="36" calcext:value-type="float">
            <text:p>36</text:p>
          </table:table-cell>
          <table:table-cell table:style-name="ce3" table:formula="of:=[.F45]*[.F45]" office:value-type="float" office:value="49" calcext:value-type="float">
            <text:p>49</text:p>
          </table:table-cell>
          <table:table-cell table:style-name="ce3" table:formula="of:=[.G45]*[.G45]" office:value-type="float" office:value="64" calcext:value-type="float">
            <text:p>64</text:p>
          </table:table-cell>
          <table:table-cell table:number-columns-repeated="3"/>
          <table:table-cell table:style-name="ce3" table:formula="of:=[.K45]*[.K45]" office:value-type="float" office:value="16" calcext:value-type="float">
            <text:p>16</text:p>
          </table:table-cell>
          <table:table-cell table:style-name="ce3" table:formula="of:=[.L45]*[.L45]" office:value-type="float" office:value="4" calcext:value-type="float">
            <text:p>4</text:p>
          </table:table-cell>
          <table:table-cell table:style-name="ce3" table:formula="of:=[.M45]*[.M45]" office:value-type="float" office:value="1" calcext:value-type="float">
            <text:p>1</text:p>
          </table:table-cell>
          <table:table-cell table:style-name="ce3" table:formula="of:=[.N45]*[.N45]" office:value-type="float" office:value="25" calcext:value-type="float">
            <text:p>25</text:p>
          </table:table-cell>
          <table:table-cell table:number-columns-repeated="3"/>
          <table:table-cell table:formula="of:=[.D66]*[.K66]" office:value-type="float" office:value="20.5833333333333" calcext:value-type="float">
            <text:p>20.5833333333</text:p>
          </table:table-cell>
          <table:table-cell table:formula="of:=[.E66]*[.L66]" office:value-type="float" office:value="20.3832199546485" calcext:value-type="float">
            <text:p>20.3832199546</text:p>
          </table:table-cell>
          <table:table-cell table:formula="of:=[.F66]*[.M66]" office:value-type="float" office:value="22.9272976680384" calcext:value-type="float">
            <text:p>22.927297668</text:p>
          </table:table-cell>
          <table:table-cell table:formula="of:=[.G66]*[.N66]" office:value-type="float" office:value="24.6604938271605" calcext:value-type="float">
            <text:p>24.660493827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46]*[.E46]" office:value-type="float" office:value="16" calcext:value-type="float">
            <text:p>16</text:p>
          </table:table-cell>
          <table:table-cell table:style-name="ce3" table:formula="of:=[.F46]*[.F46]" office:value-type="float" office:value="16" calcext:value-type="float">
            <text:p>16</text:p>
          </table:table-cell>
          <table:table-cell table:style-name="ce3" table:formula="of:=[.G46]*[.G46]" office:value-type="float" office:value="25" calcext:value-type="float">
            <text:p>25</text:p>
          </table:table-cell>
          <table:table-cell table:number-columns-repeated="3"/>
          <table:table-cell table:style-name="ce3"/>
          <table:table-cell table:style-name="ce3" table:formula="of:=[.L46]*[.L46]" office:value-type="float" office:value="36" calcext:value-type="float">
            <text:p>36</text:p>
          </table:table-cell>
          <table:table-cell table:style-name="ce3" table:formula="of:=[.M46]*[.M46]" office:value-type="float" office:value="16" calcext:value-type="float">
            <text:p>16</text:p>
          </table:table-cell>
          <table:table-cell table:style-name="ce3" table:formula="of:=[.N46]*[.N46]" office:value-type="float" office:value="25" calcext:value-type="float">
            <text:p>25</text:p>
          </table:table-cell>
          <table:table-cell table:number-columns-repeated="4"/>
          <table:table-cell table:formula="of:=[.E67]*[.L67]" office:value-type="float" office:value="21.7430555555556" calcext:value-type="float">
            <text:p>21.7430555556</text:p>
          </table:table-cell>
          <table:table-cell table:formula="of:=[.F67]*[.M67]" office:value-type="float" office:value="23.7352537722908" calcext:value-type="float">
            <text:p>23.7352537723</text:p>
          </table:table-cell>
          <table:table-cell table:formula="of:=[.G67]*[.N67]" office:value-type="float" office:value="23.9506172839506" calcext:value-type="float">
            <text:p>23.95061728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7]*[.D47]" office:value-type="float" office:value="36" calcext:value-type="float">
            <text:p>36</text:p>
          </table:table-cell>
          <table:table-cell table:style-name="ce3" table:formula="of:=[.E47]*[.E47]" office:value-type="float" office:value="16" calcext:value-type="float">
            <text:p>16</text:p>
          </table:table-cell>
          <table:table-cell table:style-name="ce3" table:formula="of:=[.F47]*[.F47]" office:value-type="float" office:value="4" calcext:value-type="float">
            <text:p>4</text:p>
          </table:table-cell>
          <table:table-cell table:style-name="ce3" table:formula="of:=[.G47]*[.G47]" office:value-type="float" office:value="4" calcext:value-type="float">
            <text:p>4</text:p>
          </table:table-cell>
          <table:table-cell table:number-columns-repeated="3"/>
          <table:table-cell table:style-name="ce3" table:formula="of:=[.K47]*[.K47]" office:value-type="float" office:value="36" calcext:value-type="float">
            <text:p>36</text:p>
          </table:table-cell>
          <table:table-cell table:style-name="ce3" table:formula="of:=[.L47]*[.L47]" office:value-type="float" office:value="36" calcext:value-type="float">
            <text:p>36</text:p>
          </table:table-cell>
          <table:table-cell table:style-name="ce3" table:formula="of:=[.M47]*[.M47]" office:value-type="float" office:value="36" calcext:value-type="float">
            <text:p>36</text:p>
          </table:table-cell>
          <table:table-cell table:style-name="ce3" table:formula="of:=[.N47]*[.N47]" office:value-type="float" office:value="36" calcext:value-type="float">
            <text:p>36</text:p>
          </table:table-cell>
          <table:table-cell table:number-columns-repeated="3"/>
          <table:table-cell table:formula="of:=[.D68]*[.K68]" office:value-type="float" office:value="24.2098765432099" calcext:value-type="float">
            <text:p>24.2098765432</text:p>
          </table:table-cell>
          <table:table-cell table:formula="of:=[.E68]*[.L68]" office:value-type="float" office:value="22.1511111111111" calcext:value-type="float">
            <text:p>22.1511111111</text:p>
          </table:table-cell>
          <table:table-cell table:formula="of:=[.F68]*[.M68]" office:value-type="float" office:value="23.4475308641975" calcext:value-type="float">
            <text:p>23.4475308642</text:p>
          </table:table-cell>
          <table:table-cell table:formula="of:=[.G68]*[.N68]" office:value-type="float" office:value="22.1875" calcext:value-type="float">
            <text:p>22.18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table:formula="of:=[.E49]*[.E49]" office:value-type="float" office:value="4" calcext:value-type="float">
            <text:p>4</text:p>
          </table:table-cell>
          <table:table-cell table:style-name="ce3" table:formula="of:=[.F49]*[.F49]" office:value-type="float" office:value="9" calcext:value-type="float">
            <text:p>9</text:p>
          </table:table-cell>
          <table:table-cell table:style-name="ce3" table:formula="of:=[.G49]*[.G49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49]*[.L49]" office:value-type="float" office:value="49" calcext:value-type="float">
            <text:p>49</text:p>
          </table:table-cell>
          <table:table-cell table:style-name="ce3" table:formula="of:=[.M49]*[.M49]" office:value-type="float" office:value="49" calcext:value-type="float">
            <text:p>49</text:p>
          </table:table-cell>
          <table:table-cell table:style-name="ce3" table:formula="of:=[.N49]*[.N49]" office:value-type="float" office:value="49" calcext:value-type="float">
            <text:p>49</text:p>
          </table:table-cell>
          <table:table-cell table:number-columns-repeated="4"/>
          <table:table-cell table:formula="of:=[.E70]*[.L70]" office:value-type="float" office:value="18" calcext:value-type="float">
            <text:p>18</text:p>
          </table:table-cell>
          <table:table-cell table:formula="of:=[.F70]*[.M70]" office:value-type="float" office:value="20.4444444444444" calcext:value-type="float">
            <text:p>20.4444444444</text:p>
          </table:table-cell>
          <table:table-cell table:formula="of:=[.G70]*[.N70]" office:value-type="float" office:value="23.90625" calcext:value-type="float">
            <text:p>23.906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50]*[.D50]" office:value-type="float" office:value="25" calcext:value-type="float">
            <text:p>25</text:p>
          </table:table-cell>
          <table:table-cell table:style-name="ce3" table:formula="of:=[.E50]*[.E50]" office:value-type="float" office:value="9" calcext:value-type="float">
            <text:p>9</text:p>
          </table:table-cell>
          <table:table-cell table:style-name="ce3" table:formula="of:=[.F50]*[.F50]" office:value-type="float" office:value="1" calcext:value-type="float">
            <text:p>1</text:p>
          </table:table-cell>
          <table:table-cell table:style-name="ce3" table:formula="of:=[.G50]*[.G50]" office:value-type="float" office:value="16" calcext:value-type="float">
            <text:p>16</text:p>
          </table:table-cell>
          <table:table-cell table:number-columns-repeated="3"/>
          <table:table-cell table:style-name="ce3" table:formula="of:=[.K50]*[.K50]" office:value-type="float" office:value="49" calcext:value-type="float">
            <text:p>49</text:p>
          </table:table-cell>
          <table:table-cell table:style-name="ce3" table:formula="of:=[.L50]*[.L50]" office:value-type="float" office:value="25" calcext:value-type="float">
            <text:p>25</text:p>
          </table:table-cell>
          <table:table-cell table:style-name="ce3" table:formula="of:=[.M50]*[.M50]" office:value-type="float" office:value="49" calcext:value-type="float">
            <text:p>49</text:p>
          </table:table-cell>
          <table:table-cell table:style-name="ce3" table:formula="of:=[.N50]*[.N50]" office:value-type="float" office:value="49" calcext:value-type="float">
            <text:p>49</text:p>
          </table:table-cell>
          <table:table-cell table:number-columns-repeated="3"/>
          <table:table-cell table:formula="of:=[.D71]*[.K71]" office:value-type="float" office:value="22" calcext:value-type="float">
            <text:p>22</text:p>
          </table:table-cell>
          <table:table-cell table:formula="of:=[.E71]*[.L71]" office:value-type="float" office:value="22.1020408163265" calcext:value-type="float">
            <text:p>22.1020408163</text:p>
          </table:table-cell>
          <table:table-cell table:formula="of:=[.F71]*[.M71]" office:value-type="float" office:value="23.8425925925926" calcext:value-type="float">
            <text:p>23.8425925926</text:p>
          </table:table-cell>
          <table:table-cell table:formula="of:=[.G71]*[.N71]" office:value-type="float" office:value="25.7638888888889" calcext:value-type="float">
            <text:p>25.763888888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51]*[.E51]" office:value-type="float" office:value="36" calcext:value-type="float">
            <text:p>36</text:p>
          </table:table-cell>
          <table:table-cell table:style-name="ce3" table:formula="of:=[.F51]*[.F51]" office:value-type="float" office:value="49" calcext:value-type="float">
            <text:p>49</text:p>
          </table:table-cell>
          <table:table-cell table:style-name="ce3" table:formula="of:=[.G51]*[.G51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L51]*[.L51]" office:value-type="float" office:value="64" calcext:value-type="float">
            <text:p>64</text:p>
          </table:table-cell>
          <table:table-cell table:style-name="ce3" table:formula="of:=[.M51]*[.M51]" office:value-type="float" office:value="64" calcext:value-type="float">
            <text:p>64</text:p>
          </table:table-cell>
          <table:table-cell table:style-name="ce3" table:formula="of:=[.N51]*[.N51]" office:value-type="float" office:value="64" calcext:value-type="float">
            <text:p>64</text:p>
          </table:table-cell>
          <table:table-cell table:number-columns-repeated="4"/>
          <table:table-cell table:formula="of:=[.E72]*[.L72]" office:value-type="float" office:value="23.8671875" calcext:value-type="float">
            <text:p>23.8671875</text:p>
          </table:table-cell>
          <table:table-cell table:formula="of:=[.F72]*[.M72]" office:value-type="float" office:value="25" calcext:value-type="float">
            <text:p>25</text:p>
          </table:table-cell>
          <table:table-cell table:formula="of:=[.G72]*[.N72]" office:value-type="float" office:value="25.8541666666667" calcext:value-type="float">
            <text:p>25.854166666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52]*[.D52]" office:value-type="float" office:value="4" calcext:value-type="float">
            <text:p>4</text:p>
          </table:table-cell>
          <table:table-cell table:style-name="ce3" table:formula="of:=[.E52]*[.E52]" office:value-type="float" office:value="1" calcext:value-type="float">
            <text:p>1</text:p>
          </table:table-cell>
          <table:table-cell table:style-name="ce3" table:formula="of:=[.F52]*[.F52]" office:value-type="float" office:value="4" calcext:value-type="float">
            <text:p>4</text:p>
          </table:table-cell>
          <table:table-cell table:style-name="ce3" table:formula="of:=[.G52]*[.G52]" office:value-type="float" office:value="36" calcext:value-type="float">
            <text:p>36</text:p>
          </table:table-cell>
          <table:table-cell table:number-columns-repeated="3"/>
          <table:table-cell table:style-name="ce3" table:formula="of:=[.K52]*[.K52]" office:value-type="float" office:value="64" calcext:value-type="float">
            <text:p>64</text:p>
          </table:table-cell>
          <table:table-cell table:style-name="ce3" table:formula="of:=[.L52]*[.L52]" office:value-type="float" office:value="64" calcext:value-type="float">
            <text:p>64</text:p>
          </table:table-cell>
          <table:table-cell table:style-name="ce3" table:formula="of:=[.M52]*[.M52]" office:value-type="float" office:value="64" calcext:value-type="float">
            <text:p>64</text:p>
          </table:table-cell>
          <table:table-cell table:style-name="ce3" table:formula="of:=[.N52]*[.N52]" office:value-type="float" office:value="64" calcext:value-type="float">
            <text:p>64</text:p>
          </table:table-cell>
          <table:table-cell table:number-columns-repeated="3"/>
          <table:table-cell table:formula="of:=[.D73]*[.K73]" office:value-type="float" office:value="26.8333333333333" calcext:value-type="float">
            <text:p>26.8333333333</text:p>
          </table:table-cell>
          <table:table-cell table:formula="of:=[.E73]*[.L73]" office:value-type="float" office:value="25.84" calcext:value-type="float">
            <text:p>25.84</text:p>
          </table:table-cell>
          <table:table-cell table:formula="of:=[.F73]*[.M73]" office:value-type="float" office:value="25.875" calcext:value-type="float">
            <text:p>25.875</text:p>
          </table:table-cell>
          <table:table-cell table:formula="of:=[.G73]*[.N73]" office:value-type="float" office:value="25.671875" calcext:value-type="float">
            <text:p>25.671875</text:p>
          </table:table-cell>
          <table:table-cell table:number-columns-repeated="6"/>
        </table:table-row>
        <table:table-row table:style-name="ro1">
          <table:table-cell table:number-columns-repeated="10"/>
          <table:table-cell table:number-columns-repeated="4" table:style-name="ce3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4"/>
          <table:table-cell table:style-name="ce4" table:formula="of:=SUM([.D74:.F76])+SUM([.D79:.F81])-(COUNT([.D74:.F76])+COUNT([.D79:.F81]))*[.E55]*[.E55]" office:value-type="float" office:value="34.5" calcext:value-type="float">
            <text:p>34.5</text:p>
          </table:table-cell>
          <table:table-cell table:style-name="ce4" table:formula="of:=SUM([.E74:.G76])+SUM([.E79:.G81])-(COUNT([.E74:.G76])+COUNT([.E79:.G81]))*[.F55]*[.F55]" office:value-type="float" office:value="51.6666666666667" calcext:value-type="float">
            <text:p>51.6666666667</text:p>
          </table:table-cell>
          <table:table-cell table:style-name="ce4" table:formula="of:=SUM([.F74:.H76])+SUM([.F79:.H81])-(COUNT([.F74:.H76])+COUNT([.F79:.H81]))*[.G55]*[.G55]" office:value-type="float" office:value="33.5" calcext:value-type="float">
            <text:p>33.5</text:p>
          </table:table-cell>
          <table:table-cell table:number-columns-repeated="3"/>
          <table:table-cell table:style-name="ce4"/>
          <table:table-cell table:style-name="ce4" table:formula="of:=SUM([.K74:.M76])+SUM([.K79:.M81])-(COUNT([.K74:.M76])+COUNT([.K79:.M81]))*[.L55]*[.L55]" office:value-type="float" office:value="10" calcext:value-type="float">
            <text:p>10</text:p>
          </table:table-cell>
          <table:table-cell table:style-name="ce4" table:formula="of:=SUM([.L74:.N76])+SUM([.L79:.N81])-(COUNT([.L74:.N76])+COUNT([.L79:.N81]))*[.M55]*[.M55]" office:value-type="float" office:value="25" calcext:value-type="float">
            <text:p>25</text:p>
          </table:table-cell>
          <table:table-cell table:style-name="ce4" table:formula="of:=SUM([.M74:.O76])+SUM([.M79:.O81])-(COUNT([.M74:.O76])+COUNT([.M79:.O81]))*[.N55]*[.N55]" office:value-type="float" office:value="19.5" calcext:value-type="float">
            <text:p>19.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/>
          <table:table-cell table:style-name="ce4" table:formula="of:=SUM([.R33:.T35])+SUM([.R38:.T40])-(COUNT([.R33:.T35])+COUNT([.R38:.T40]))*[.S75]" office:value-type="float" office:value="11" calcext:value-type="float">
            <text:p>11</text:p>
          </table:table-cell>
          <table:table-cell table:style-name="ce4" table:formula="of:=SUM([.S33:.U35])+SUM([.S38:.U40])-(COUNT([.S33:.U35])+COUNT([.S38:.U40]))*[.T75]" office:value-type="float" office:value="7" calcext:value-type="float">
            <text:p>7</text:p>
          </table:table-cell>
          <table:table-cell table:style-name="ce4" table:formula="of:=SUM([.T33:.V35])+SUM([.T38:.V40])-(COUNT([.T33:.V35])+COUNT([.T38:.V40]))*[.U75]" office:value-type="float" office:value="0.5" calcext:value-type="float">
            <text:p>0.5</text:p>
          </table:table-cell>
          <table:table-cell table:style-name="ce8"/>
          <table:table-cell table:style-name="ce8" table:formula="of:=[.S95]*[.S95]/([.L95]*[.E95])" office:value-type="float" office:value="0.350724637681159" calcext:value-type="float">
            <text:p>0.3507246377</text:p>
          </table:table-cell>
          <table:table-cell table:style-name="ce8" table:formula="of:=[.T95]*[.T95]/([.M95]*[.F95])" office:value-type="float" office:value="0.0379354838709677" calcext:value-type="float">
            <text:p>0.0379354839</text:p>
          </table:table-cell>
          <table:table-cell table:style-name="ce8" table:formula="of:=[.U95]*[.U95]/([.N95]*[.G95])" office:value-type="float" office:value="0.000382701875239189" calcext:value-type="float">
            <text:p>0.00038270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75:.E77])+SUM([.C80:.E82])-(COUNT([.C75:.E77])+COUNT([.C80:.E82]))*[.D56]*[.D56]" office:value-type="float" office:value="31.5" calcext:value-type="float">
            <text:p>31.5</text:p>
          </table:table-cell>
          <table:table-cell table:style-name="ce4" table:formula="of:=SUM([.D75:.F77])+SUM([.D80:.F82])-(COUNT([.D75:.F77])+COUNT([.D80:.F82]))*[.E56]*[.E56]" office:value-type="float" office:value="49.2142857142857" calcext:value-type="float">
            <text:p>49.2142857143</text:p>
          </table:table-cell>
          <table:table-cell table:style-name="ce4" table:formula="of:=SUM([.E75:.G77])+SUM([.E80:.G82])-(COUNT([.E75:.G77])+COUNT([.E80:.G82]))*[.F56]*[.F56]" office:value-type="float" office:value="82.9444444444445" calcext:value-type="float">
            <text:p>82.9444444444</text:p>
          </table:table-cell>
          <table:table-cell table:style-name="ce4" table:formula="of:=SUM([.F75:.H77])+SUM([.F80:.H82])-(COUNT([.F75:.H77])+COUNT([.F80:.H82]))*[.G56]*[.G56]" office:value-type="float" office:value="55.6666666666667" calcext:value-type="float">
            <text:p>55.6666666667</text:p>
          </table:table-cell>
          <table:table-cell table:number-columns-repeated="3"/>
          <table:table-cell table:style-name="ce4" table:formula="of:=SUM([.J75:.L77])+SUM([.J80:.L82])-(COUNT([.J75:.L77])+COUNT([.J80:.L82]))*[.K56]*[.K56]" office:value-type="float" office:value="9.5" calcext:value-type="float">
            <text:p>9.5</text:p>
          </table:table-cell>
          <table:table-cell table:style-name="ce4" table:formula="of:=SUM([.K75:.M77])+SUM([.K80:.M82])-(COUNT([.K75:.M77])+COUNT([.K80:.M82]))*[.L56]*[.L56]" office:value-type="float" office:value="27.4285714285714" calcext:value-type="float">
            <text:p>27.4285714286</text:p>
          </table:table-cell>
          <table:table-cell table:style-name="ce4" table:formula="of:=SUM([.L75:.N77])+SUM([.L80:.N82])-(COUNT([.L75:.N77])+COUNT([.L80:.N82]))*[.M56]*[.M56]" office:value-type="float" office:value="56.9444444444445" calcext:value-type="float">
            <text:p>56.9444444444</text:p>
          </table:table-cell>
          <table:table-cell table:style-name="ce4" table:formula="of:=SUM([.M75:.O77])+SUM([.M80:.O82])-(COUNT([.M75:.O77])+COUNT([.M80:.O82]))*[.N56]*[.N56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Q34:.S36])+SUM([.Q39:.S41])-(COUNT([.Q34:.S36])+COUNT([.Q39:.S41]))*[.R76]" office:value-type="float" office:value="13.5" calcext:value-type="float">
            <text:p>13.5</text:p>
          </table:table-cell>
          <table:table-cell table:style-name="ce4" table:formula="of:=SUM([.R34:.T36])+SUM([.R39:.T41])-(COUNT([.R34:.T36])+COUNT([.R39:.T41]))*[.S76]" office:value-type="float" office:value="11.1428571428572" calcext:value-type="float">
            <text:p>11.1428571429</text:p>
          </table:table-cell>
          <table:table-cell table:style-name="ce4" table:formula="of:=SUM([.S34:.U36])+SUM([.S39:.U41])-(COUNT([.S34:.U36])+COUNT([.S39:.U41]))*[.T76]" office:value-type="float" office:value="5.94444444444446" calcext:value-type="float">
            <text:p>5.9444444444</text:p>
          </table:table-cell>
          <table:table-cell table:style-name="ce4" table:formula="of:=SUM([.T34:.V36])+SUM([.T39:.V41])-(COUNT([.T34:.V36])+COUNT([.T39:.V41]))*[.U76]" office:value-type="float" office:value="-5.83333333333331" calcext:value-type="float">
            <text:p>-5.8333333333</text:p>
          </table:table-cell>
          <table:table-cell table:style-name="ce8" table:formula="of:=[.R96]*[.R96]/([.K96]*[.D96])" office:value-type="float" office:value="0.609022556390977" calcext:value-type="float">
            <text:p>0.6090225564</text:p>
          </table:table-cell>
          <table:table-cell table:style-name="ce8" table:formula="of:=[.S96]*[.S96]/([.L96]*[.E96])" office:value-type="float" office:value="0.0919811320754719" calcext:value-type="float">
            <text:p>0.0919811321</text:p>
          </table:table-cell>
          <table:table-cell table:style-name="ce8" table:formula="of:=[.T96]*[.T96]/([.M96]*[.F96])" office:value-type="float" office:value="0.00748141734598863" calcext:value-type="float">
            <text:p>0.0074814173</text:p>
          </table:table-cell>
          <table:table-cell table:style-name="ce8" table:formula="of:=[.U96]*[.U96]/([.N96]*[.G96])" office:value-type="float" office:value="0.0136091453456722" calcext:value-type="float">
            <text:p>0.01360914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76:.F78])+SUM([.D81:.F83])-(COUNT([.D76:.F78])+COUNT([.D81:.F83]))*[.E57]*[.E57]" office:value-type="float" office:value="47.75" calcext:value-type="float">
            <text:p>47.75</text:p>
          </table:table-cell>
          <table:table-cell table:style-name="ce4" table:formula="of:=SUM([.E76:.G78])+SUM([.E81:.G83])-(COUNT([.E76:.G78])+COUNT([.E81:.G83]))*[.F57]*[.F57]" office:value-type="float" office:value="86" calcext:value-type="float">
            <text:p>86</text:p>
          </table:table-cell>
          <table:table-cell table:style-name="ce4" table:formula="of:=SUM([.F76:.H78])+SUM([.F81:.H83])-(COUNT([.F76:.H78])+COUNT([.F81:.H83]))*[.G57]*[.G57]" office:value-type="float" office:value="67.6666666666667" calcext:value-type="float">
            <text:p>67.6666666667</text:p>
          </table:table-cell>
          <table:table-cell table:number-columns-repeated="3"/>
          <table:table-cell table:style-name="ce4"/>
          <table:table-cell table:style-name="ce4" table:formula="of:=SUM([.K76:.M78])+SUM([.K81:.M83])-(COUNT([.K76:.M78])+COUNT([.K81:.M83]))*[.L57]*[.L57]" office:value-type="float" office:value="27.4375" calcext:value-type="float">
            <text:p>27.4375</text:p>
          </table:table-cell>
          <table:table-cell table:style-name="ce4" table:formula="of:=SUM([.L76:.N78])+SUM([.L81:.N83])-(COUNT([.L76:.N78])+COUNT([.L81:.N83]))*[.M57]*[.M57]" office:value-type="float" office:value="46.9444444444445" calcext:value-type="float">
            <text:p>46.9444444444</text:p>
          </table:table-cell>
          <table:table-cell table:style-name="ce4" table:formula="of:=SUM([.M76:.O78])+SUM([.M81:.O83])-(COUNT([.M76:.O78])+COUNT([.M81:.O83]))*[.N57]*[.N57]" office:value-type="float" office:value="38.25" calcext:value-type="float">
            <text:p>38.25</text:p>
          </table:table-cell>
          <table:table-cell table:number-columns-repeated="3"/>
          <table:table-cell table:style-name="ce4"/>
          <table:table-cell table:style-name="ce4" table:formula="of:=SUM([.R35:.T37])+SUM([.R40:.T42])-(COUNT([.R35:.T37])+COUNT([.R40:.T42]))*[.S77]" office:value-type="float" office:value="6.125" calcext:value-type="float">
            <text:p>6.125</text:p>
          </table:table-cell>
          <table:table-cell table:style-name="ce4" table:formula="of:=SUM([.S35:.U37])+SUM([.S40:.U42])-(COUNT([.S35:.U37])+COUNT([.S40:.U42]))*[.T77]" office:value-type="float" office:value="3" calcext:value-type="float">
            <text:p>3</text:p>
          </table:table-cell>
          <table:table-cell table:style-name="ce4" table:formula="of:=SUM([.T35:.V37])+SUM([.T40:.V42])-(COUNT([.T35:.V37])+COUNT([.T40:.V42]))*[.U77]" office:value-type="float" office:value="-3.5" calcext:value-type="float">
            <text:p>-3.5</text:p>
          </table:table-cell>
          <table:table-cell table:style-name="ce8"/>
          <table:table-cell table:style-name="ce8" table:formula="of:=[.S97]*[.S97]/([.L97]*[.E97])" office:value-type="float" office:value="0.0286348078092762" calcext:value-type="float">
            <text:p>0.0286348078</text:p>
          </table:table-cell>
          <table:table-cell table:style-name="ce8" table:formula="of:=[.T97]*[.T97]/([.M97]*[.F97])" office:value-type="float" office:value="0.00222925553873675" calcext:value-type="float">
            <text:p>0.0022292555</text:p>
          </table:table-cell>
          <table:table-cell table:style-name="ce8" table:formula="of:=[.U97]*[.U97]/([.N97]*[.G97])" office:value-type="float" office:value="0.00473292765382015" calcext:value-type="float">
            <text:p>0.00473292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77:.E79])+SUM([.C82:.E84])-(COUNT([.C77:.E79])+COUNT([.C82:.E84]))*[.D58]*[.D58]" office:value-type="float" office:value="17.3333333333333" calcext:value-type="float">
            <text:p>17.3333333333</text:p>
          </table:table-cell>
          <table:table-cell table:style-name="ce4" table:formula="of:=SUM([.D77:.F79])+SUM([.D82:.F84])-(COUNT([.D77:.F79])+COUNT([.D82:.F84]))*[.E58]*[.E58]" office:value-type="float" office:value="22.9" calcext:value-type="float">
            <text:p>22.9</text:p>
          </table:table-cell>
          <table:table-cell table:style-name="ce4" table:formula="of:=SUM([.E77:.G79])+SUM([.E82:.G84])-(COUNT([.E77:.G79])+COUNT([.E82:.G84]))*[.F58]*[.F58]" office:value-type="float" office:value="50.6666666666667" calcext:value-type="float">
            <text:p>50.6666666667</text:p>
          </table:table-cell>
          <table:table-cell table:style-name="ce4" table:formula="of:=SUM([.F77:.H79])+SUM([.F82:.H84])-(COUNT([.F77:.H79])+COUNT([.F82:.H84]))*[.G58]*[.G58]" office:value-type="float" office:value="32.875" calcext:value-type="float">
            <text:p>32.875</text:p>
          </table:table-cell>
          <table:table-cell table:number-columns-repeated="3"/>
          <table:table-cell table:style-name="ce4" table:formula="of:=SUM([.J77:.L79])+SUM([.J82:.L84])-(COUNT([.J77:.L79])+COUNT([.J82:.L84]))*[.K58]*[.K58]" office:value-type="float" office:value="4.83333333333333" calcext:value-type="float">
            <text:p>4.8333333333</text:p>
          </table:table-cell>
          <table:table-cell table:style-name="ce4" table:formula="of:=SUM([.K77:.M79])+SUM([.K82:.M84])-(COUNT([.K77:.M79])+COUNT([.K82:.M84]))*[.L58]*[.L58]" office:value-type="float" office:value="16.9" calcext:value-type="float">
            <text:p>16.9</text:p>
          </table:table-cell>
          <table:table-cell table:style-name="ce4" table:formula="of:=SUM([.L77:.N79])+SUM([.L82:.N84])-(COUNT([.L77:.N79])+COUNT([.L82:.N84]))*[.M58]*[.M58]" office:value-type="float" office:value="30.9166666666667" calcext:value-type="float">
            <text:p>30.9166666667</text:p>
          </table:table-cell>
          <table:table-cell table:style-name="ce4" table:formula="of:=SUM([.M77:.O79])+SUM([.M82:.O84])-(COUNT([.M77:.O79])+COUNT([.M82:.O84]))*[.N58]*[.N58]" office:value-type="float" office:value="24.875" calcext:value-type="float">
            <text:p>24.875</text:p>
          </table:table-cell>
          <table:table-cell table:number-columns-repeated="3"/>
          <table:table-cell table:style-name="ce4" table:formula="of:=SUM([.Q36:.S38])+SUM([.Q41:.S43])-(COUNT([.Q36:.S38])+COUNT([.Q41:.S43]))*[.R78]" office:value-type="float" office:value="6.66666666666666" calcext:value-type="float">
            <text:p>6.6666666667</text:p>
          </table:table-cell>
          <table:table-cell table:style-name="ce4" table:formula="of:=SUM([.R36:.T38])+SUM([.R41:.T43])-(COUNT([.R36:.T38])+COUNT([.R41:.T43]))*[.S78]" office:value-type="float" office:value="2.89999999999999" calcext:value-type="float">
            <text:p>2.9</text:p>
          </table:table-cell>
          <table:table-cell table:style-name="ce4" table:formula="of:=SUM([.S36:.U38])+SUM([.S41:.U43])-(COUNT([.S36:.U38])+COUNT([.S41:.U43]))*[.T78]" office:value-type="float" office:value="5.66666666666666" calcext:value-type="float">
            <text:p>5.6666666667</text:p>
          </table:table-cell>
          <table:table-cell table:style-name="ce4" table:formula="of:=SUM([.T36:.V38])+SUM([.T41:.V43])-(COUNT([.T36:.V38])+COUNT([.T41:.V43]))*[.U78]" office:value-type="float" office:value="3.875" calcext:value-type="float">
            <text:p>3.875</text:p>
          </table:table-cell>
          <table:table-cell table:style-name="ce8" table:formula="of:=[.R98]*[.R98]/([.K98]*[.D98])" office:value-type="float" office:value="0.530503978779841" calcext:value-type="float">
            <text:p>0.5305039788</text:p>
          </table:table-cell>
          <table:table-cell table:style-name="ce8" table:formula="of:=[.S98]*[.S98]/([.L98]*[.E98])" office:value-type="float" office:value="0.0217307046329551" calcext:value-type="float">
            <text:p>0.0217307046</text:p>
          </table:table-cell>
          <table:table-cell table:style-name="ce8" table:formula="of:=[.T98]*[.T98]/([.M98]*[.F98])" office:value-type="float" office:value="0.0204993616115761" calcext:value-type="float">
            <text:p>0.0204993616</text:p>
          </table:table-cell>
          <table:table-cell table:style-name="ce8" table:formula="of:=[.U98]*[.U98]/([.N98]*[.G98])" office:value-type="float" office:value="0.018361770831343" calcext:value-type="float">
            <text:p>0.0183617708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79:.F81])+SUM([.D84:.F86])+SUM([.D74:.F76])-(COUNT([.D74:.F76])+COUNT([.D79:.F81])+COUNT([.D84:.F86]))*[.E60]*[.E60]" office:value-type="float" office:value="60.4" calcext:value-type="float">
            <text:p>60.4</text:p>
          </table:table-cell>
          <table:table-cell table:style-name="ce4" table:formula="of:=SUM([.E79:.G81])+SUM([.E84:.G86])+SUM([.E74:.G76])-(COUNT([.E74:.G76])+COUNT([.E79:.G81])+COUNT([.E84:.G86]))*[.F60]*[.F60]" office:value-type="float" office:value="90.5" calcext:value-type="float">
            <text:p>90.5</text:p>
          </table:table-cell>
          <table:table-cell table:style-name="ce4" table:formula="of:=SUM([.F79:.H81])+SUM([.F84:.H86])+SUM([.F74:.H76])-(COUNT([.F74:.H76])+COUNT([.F79:.H81])+COUNT([.F84:.H86]))*[.G60]*[.G60]" office:value-type="float" office:value="54.6666666666666" calcext:value-type="float">
            <text:p>54.6666666667</text:p>
          </table:table-cell>
          <table:table-cell table:number-columns-repeated="3"/>
          <table:table-cell table:style-name="ce4"/>
          <table:table-cell table:style-name="ce4" table:formula="of:=SUM([.K79:.M81])+SUM([.K84:.M86])+SUM([.K74:.M76])-(COUNT([.K74:.M76])+COUNT([.K79:.M81])+COUNT([.K84:.M86]))*[.L60]*[.L60]" office:value-type="float" office:value="29.7333333333333" calcext:value-type="float">
            <text:p>29.7333333333</text:p>
          </table:table-cell>
          <table:table-cell table:style-name="ce4" table:formula="of:=SUM([.L79:.N81])+SUM([.L84:.N86])+SUM([.L74:.N76])-(COUNT([.L74:.N76])+COUNT([.L79:.N81])+COUNT([.L84:.N86]))*[.M60]*[.M60]" office:value-type="float" office:value="54" calcext:value-type="float">
            <text:p>54</text:p>
          </table:table-cell>
          <table:table-cell table:style-name="ce4" table:formula="of:=SUM([.M79:.O81])+SUM([.M84:.O86])+SUM([.M74:.O76])-(COUNT([.M74:.O76])+COUNT([.M79:.O81])+COUNT([.M84:.O86]))*[.N60]*[.N60]" office:value-type="float" office:value="40.25" calcext:value-type="float">
            <text:p>40.25</text:p>
          </table:table-cell>
          <table:table-cell table:number-columns-repeated="3"/>
          <table:table-cell table:style-name="ce4"/>
          <table:table-cell table:style-name="ce4" table:formula="of:=SUM([.R38:.T40])+SUM([.R43:.T45])+SUM([.R33:.T35])-(COUNT([.R38:.T40])+COUNT([.R43:.T45])+COUNT([.R33:.T35]))*[.S80]" office:value-type="float" office:value="-0.599999999999994" calcext:value-type="float">
            <text:p>-0.6</text:p>
          </table:table-cell>
          <table:table-cell table:style-name="ce4" table:formula="of:=SUM([.S38:.U40])+SUM([.S43:.U45])+SUM([.S33:.U35])-(COUNT([.S38:.U40])+COUNT([.S43:.U45])+COUNT([.S33:.U35]))*[.T80]" office:value-type="float" office:value="0" calcext:value-type="float">
            <text:p>0</text:p>
          </table:table-cell>
          <table:table-cell table:style-name="ce4" table:formula="of:=SUM([.T38:.V40])+SUM([.T43:.V45])+SUM([.T33:.V35])-(COUNT([.T38:.V40])+COUNT([.T43:.V45])+COUNT([.T33:.V35]))*[.U80]" office:value-type="float" office:value="-2" calcext:value-type="float">
            <text:p>-2</text:p>
          </table:table-cell>
          <table:table-cell table:style-name="ce8"/>
          <table:table-cell table:style-name="ce8" table:formula="of:=[.S100]*[.S100]/([.L100]*[.E100])" office:value-type="float" office:value="0.000200457339708368" calcext:value-type="float">
            <text:p>0.0002004573</text:p>
          </table:table-cell>
          <table:table-cell table:style-name="ce8" table:formula="of:=[.T100]*[.T100]/([.M100]*[.F100])" office:value-type="float" office:value="0" calcext:value-type="float">
            <text:p>0</text:p>
          </table:table-cell>
          <table:table-cell table:style-name="ce8" table:formula="of:=[.U100]*[.U100]/([.N100]*[.G100])" office:value-type="float" office:value="0.00181790637782154" calcext:value-type="float">
            <text:p>0.00181790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0:.E82])+SUM([.C85:.E87])+SUM([.C75:.E77])-(COUNT([.C75:.E77])+COUNT([.C80:.E82])+COUNT([.C85:.E87]))*[.D61]*[.D61]" office:value-type="float" office:value="45.6666666666667" calcext:value-type="float">
            <text:p>45.6666666667</text:p>
          </table:table-cell>
          <table:table-cell table:style-name="ce4" table:formula="of:=SUM([.D80:.F82])+SUM([.D85:.F87])+SUM([.D75:.F77])-(COUNT([.D75:.F77])+COUNT([.D80:.F82])+COUNT([.D85:.F87]))*[.E61]*[.E61]" office:value-type="float" office:value="74.5714285714286" calcext:value-type="float">
            <text:p>74.5714285714</text:p>
          </table:table-cell>
          <table:table-cell table:style-name="ce4" table:formula="of:=SUM([.E80:.G82])+SUM([.E85:.G87])+SUM([.E75:.G77])-(COUNT([.E75:.G77])+COUNT([.E80:.G82])+COUNT([.E85:.G87]))*[.F61]*[.F61]" office:value-type="float" office:value="121.185185185185" calcext:value-type="float">
            <text:p>121.1851851852</text:p>
          </table:table-cell>
          <table:table-cell table:style-name="ce4" table:formula="of:=SUM([.F80:.H82])+SUM([.F85:.H87])+SUM([.F75:.H77])-(COUNT([.F75:.H77])+COUNT([.F80:.H82])+COUNT([.F85:.H87]))*[.G61]*[.G61]" office:value-type="float" office:value="78.5" calcext:value-type="float">
            <text:p>78.5</text:p>
          </table:table-cell>
          <table:table-cell table:number-columns-repeated="3"/>
          <table:table-cell table:style-name="ce4" table:formula="of:=SUM([.J80:.L82])+SUM([.J85:.L87])+SUM([.J75:.L77])-(COUNT([.J75:.L77])+COUNT([.J80:.L82])+COUNT([.J85:.L87]))*[.K61]*[.K61]" office:value-type="float" office:value="28.9166666666667" calcext:value-type="float">
            <text:p>28.9166666667</text:p>
          </table:table-cell>
          <table:table-cell table:style-name="ce4" table:formula="of:=SUM([.K80:.M82])+SUM([.K85:.M87])+SUM([.K75:.M77])-(COUNT([.K75:.M77])+COUNT([.K80:.M82])+COUNT([.K85:.M87]))*[.L61]*[.L61]" office:value-type="float" office:value="55.8095238095238" calcext:value-type="float">
            <text:p>55.8095238095</text:p>
          </table:table-cell>
          <table:table-cell table:style-name="ce4" table:formula="of:=SUM([.L80:.N82])+SUM([.L85:.N87])+SUM([.L75:.N77])-(COUNT([.L75:.N77])+COUNT([.L80:.N82])+COUNT([.L85:.N87]))*[.M61]*[.M61]" office:value-type="float" office:value="90.7407407407408" calcext:value-type="float">
            <text:p>90.7407407407</text:p>
          </table:table-cell>
          <table:table-cell table:style-name="ce4" table:formula="of:=SUM([.M80:.O82])+SUM([.M85:.O87])+SUM([.M75:.O77])-(COUNT([.M75:.O77])+COUNT([.M80:.O82])+COUNT([.M85:.O87]))*[.N61]*[.N61]" office:value-type="float" office:value="63.6111111111111" calcext:value-type="float">
            <text:p>63.6111111111</text:p>
          </table:table-cell>
          <table:table-cell table:number-columns-repeated="3"/>
          <table:table-cell table:style-name="ce4" table:formula="of:=SUM([.Q39:.S41])+SUM([.Q44:.S46])+SUM([.Q34:.S36])-(COUNT([.Q39:.S41])+COUNT([.Q44:.S46])+COUNT([.Q34:.S36]))*[.R81]" office:value-type="float" office:value="7.83333333333334" calcext:value-type="float">
            <text:p>7.8333333333</text:p>
          </table:table-cell>
          <table:table-cell table:style-name="ce4" table:formula="of:=SUM([.R39:.T41])+SUM([.R44:.T46])+SUM([.R34:.T36])-(COUNT([.R39:.T41])+COUNT([.R44:.T46])+COUNT([.R34:.T36]))*[.S81]" office:value-type="float" office:value="-1.28571428571428" calcext:value-type="float">
            <text:p>-1.2857142857</text:p>
          </table:table-cell>
          <table:table-cell table:style-name="ce4" table:formula="of:=SUM([.S39:.U41])+SUM([.S44:.U46])+SUM([.S34:.U36])-(COUNT([.S39:.U41])+COUNT([.S44:.U46])+COUNT([.S34:.U36]))*[.T81]" office:value-type="float" office:value="-3.37037037037038" calcext:value-type="float">
            <text:p>-3.3703703704</text:p>
          </table:table-cell>
          <table:table-cell table:style-name="ce4" table:formula="of:=SUM([.T39:.V41])+SUM([.T44:.V46])+SUM([.T34:.V36])-(COUNT([.T39:.V41])+COUNT([.T44:.V46])+COUNT([.T34:.V36]))*[.U81]" office:value-type="float" office:value="-9.5" calcext:value-type="float">
            <text:p>-9.5</text:p>
          </table:table-cell>
          <table:table-cell table:style-name="ce8" table:formula="of:=[.R101]*[.R101]/([.K101]*[.D101])" office:value-type="float" office:value="0.0464671112139508" calcext:value-type="float">
            <text:p>0.0464671112</text:p>
          </table:table-cell>
          <table:table-cell table:style-name="ce8" table:formula="of:=[.S101]*[.S101]/([.L101]*[.E101])" office:value-type="float" office:value="0.000397199011415789" calcext:value-type="float">
            <text:p>0.000397199</text:p>
          </table:table-cell>
          <table:table-cell table:style-name="ce8" table:formula="of:=[.T101]*[.T101]/([.M101]*[.F101])" office:value-type="float" office:value="0.00103300733496333" calcext:value-type="float">
            <text:p>0.0010330073</text:p>
          </table:table-cell>
          <table:table-cell table:style-name="ce8" table:formula="of:=[.U101]*[.U101]/([.N101]*[.G101])" office:value-type="float" office:value="0.018073596083776" calcext:value-type="float">
            <text:p>0.01807359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1:.F83])+SUM([.D86:.F88])+SUM([.D76:.F78])-(COUNT([.D76:.F78])+COUNT([.D81:.F83])+COUNT([.D86:.F88]))*[.E62]*[.E62]" office:value-type="float" office:value="72" calcext:value-type="float">
            <text:p>72</text:p>
          </table:table-cell>
          <table:table-cell table:style-name="ce4" table:formula="of:=SUM([.E81:.G83])+SUM([.E86:.G88])+SUM([.E76:.G78])-(COUNT([.E76:.G78])+COUNT([.E81:.G83])+COUNT([.E86:.G88]))*[.F62]*[.F62]" office:value-type="float" office:value="122.666666666667" calcext:value-type="float">
            <text:p>122.6666666667</text:p>
          </table:table-cell>
          <table:table-cell table:style-name="ce4" table:formula="of:=SUM([.F81:.H83])+SUM([.F86:.H88])+SUM([.F76:.H78])-(COUNT([.F76:.H78])+COUNT([.F81:.H83])+COUNT([.F86:.H88]))*[.G62]*[.G62]" office:value-type="float" office:value="101.777777777778" calcext:value-type="float">
            <text:p>101.7777777778</text:p>
          </table:table-cell>
          <table:table-cell table:number-columns-repeated="3"/>
          <table:table-cell table:style-name="ce4"/>
          <table:table-cell table:style-name="ce4" table:formula="of:=SUM([.K81:.M83])+SUM([.K86:.M88])+SUM([.K76:.M78])-(COUNT([.K76:.M78])+COUNT([.K81:.M83])+COUNT([.K86:.M88]))*[.L62]*[.L62]" office:value-type="float" office:value="70.5" calcext:value-type="float">
            <text:p>70.5</text:p>
          </table:table-cell>
          <table:table-cell table:style-name="ce4" table:formula="of:=SUM([.L81:.N83])+SUM([.L86:.N88])+SUM([.L76:.N78])-(COUNT([.L76:.N78])+COUNT([.L81:.N83])+COUNT([.L86:.N88]))*[.M62]*[.M62]" office:value-type="float" office:value="88.6666666666667" calcext:value-type="float">
            <text:p>88.6666666667</text:p>
          </table:table-cell>
          <table:table-cell table:style-name="ce4" table:formula="of:=SUM([.M81:.O83])+SUM([.M86:.O88])+SUM([.M76:.O78])-(COUNT([.M76:.O78])+COUNT([.M81:.O83])+COUNT([.M86:.O88]))*[.N62]*[.N62]" office:value-type="float" office:value="62" calcext:value-type="float">
            <text:p>62</text:p>
          </table:table-cell>
          <table:table-cell table:number-columns-repeated="3"/>
          <table:table-cell table:style-name="ce4"/>
          <table:table-cell table:style-name="ce4" table:formula="of:=SUM([.R40:.T42])+SUM([.R45:.T47])+SUM([.R35:.T37])-(COUNT([.R40:.T42])+COUNT([.R45:.T47])+COUNT([.R35:.T37]))*[.S82]" office:value-type="float" office:value="1" calcext:value-type="float">
            <text:p>1</text:p>
          </table:table-cell>
          <table:table-cell table:style-name="ce4" table:formula="of:=SUM([.S40:.U42])+SUM([.S45:.U47])+SUM([.S35:.U37])-(COUNT([.S40:.U42])+COUNT([.S45:.U47])+COUNT([.S35:.U37]))*[.T82]" office:value-type="float" office:value="-10.3333333333333" calcext:value-type="float">
            <text:p>-10.3333333333</text:p>
          </table:table-cell>
          <table:table-cell table:style-name="ce4" table:formula="of:=SUM([.T40:.V42])+SUM([.T45:.V47])+SUM([.T35:.V37])-(COUNT([.T40:.V42])+COUNT([.T45:.V47])+COUNT([.T35:.V37]))*[.U82]" office:value-type="float" office:value="-13.3333333333333" calcext:value-type="float">
            <text:p>-13.3333333333</text:p>
          </table:table-cell>
          <table:table-cell table:style-name="ce8"/>
          <table:table-cell table:style-name="ce8" table:formula="of:=[.S102]*[.S102]/([.L102]*[.E102])" office:value-type="float" office:value="0.000197005516154452" calcext:value-type="float">
            <text:p>0.0001970055</text:p>
          </table:table-cell>
          <table:table-cell table:style-name="ce8" table:formula="of:=[.T102]*[.T102]/([.M102]*[.F102])" office:value-type="float" office:value="0.00981734226871523" calcext:value-type="float">
            <text:p>0.0098173423</text:p>
          </table:table-cell>
          <table:table-cell table:style-name="ce8" table:formula="of:=[.U102]*[.U102]/([.N102]*[.G102])" office:value-type="float" office:value="0.0281729821101563" calcext:value-type="float">
            <text:p>0.02817298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2:.E84])+SUM([.C87:.E89])+SUM([.C77:.E79])-(COUNT([.C77:.E79])+COUNT([.C82:.E84])+COUNT([.C87:.E89]))*[.D63]*[.D63]" office:value-type="float" office:value="22" calcext:value-type="float">
            <text:p>22</text:p>
          </table:table-cell>
          <table:table-cell table:style-name="ce4" table:formula="of:=SUM([.D82:.F84])+SUM([.D87:.F89])+SUM([.D77:.F79])-(COUNT([.D77:.F79])+COUNT([.D82:.F84])+COUNT([.D87:.F89]))*[.E63]*[.E63]" office:value-type="float" office:value="33.6" calcext:value-type="float">
            <text:p>33.6</text:p>
          </table:table-cell>
          <table:table-cell table:style-name="ce4" table:formula="of:=SUM([.E82:.G84])+SUM([.E87:.G89])+SUM([.E77:.G79])-(COUNT([.E77:.G79])+COUNT([.E82:.G84])+COUNT([.E87:.G89]))*[.F63]*[.F63]" office:value-type="float" office:value="58.2777777777778" calcext:value-type="float">
            <text:p>58.2777777778</text:p>
          </table:table-cell>
          <table:table-cell table:style-name="ce4" table:formula="of:=SUM([.F82:.H84])+SUM([.F87:.H89])+SUM([.F77:.H79])-(COUNT([.F77:.H79])+COUNT([.F82:.H84])+COUNT([.F87:.H89]))*[.G63]*[.G63]" office:value-type="float" office:value="40" calcext:value-type="float">
            <text:p>40</text:p>
          </table:table-cell>
          <table:table-cell table:number-columns-repeated="3"/>
          <table:table-cell table:style-name="ce4" table:formula="of:=SUM([.J82:.L84])+SUM([.J87:.L89])+SUM([.J77:.L79])-(COUNT([.J77:.L79])+COUNT([.J82:.L84])+COUNT([.J87:.L89]))*[.K63]*[.K63]" office:value-type="float" office:value="24.8888888888889" calcext:value-type="float">
            <text:p>24.8888888889</text:p>
          </table:table-cell>
          <table:table-cell table:style-name="ce4" table:formula="of:=SUM([.K82:.M84])+SUM([.K87:.M89])+SUM([.K77:.M79])-(COUNT([.K77:.M79])+COUNT([.K82:.M84])+COUNT([.K87:.M89]))*[.L63]*[.L63]" office:value-type="float" office:value="40.9333333333333" calcext:value-type="float">
            <text:p>40.9333333333</text:p>
          </table:table-cell>
          <table:table-cell table:style-name="ce4" table:formula="of:=SUM([.L82:.N84])+SUM([.L87:.N89])+SUM([.L77:.N79])-(COUNT([.L77:.N79])+COUNT([.L82:.N84])+COUNT([.L87:.N89]))*[.M63]*[.M63]" office:value-type="float" office:value="49.1111111111111" calcext:value-type="float">
            <text:p>49.1111111111</text:p>
          </table:table-cell>
          <table:table-cell table:style-name="ce4" table:formula="of:=SUM([.M82:.O84])+SUM([.M87:.O89])+SUM([.M77:.O79])-(COUNT([.M77:.O79])+COUNT([.M82:.O84])+COUNT([.M87:.O89]))*[.N63]*[.N63]" office:value-type="float" office:value="32.6666666666667" calcext:value-type="float">
            <text:p>32.6666666667</text:p>
          </table:table-cell>
          <table:table-cell table:number-columns-repeated="3"/>
          <table:table-cell table:style-name="ce4" table:formula="of:=SUM([.Q41:.S43])+SUM([.Q46:.S48])+SUM([.Q36:.S38])-(COUNT([.Q41:.S43])+COUNT([.Q46:.S48])+COUNT([.Q36:.S38]))*[.R83]" office:value-type="float" office:value="13" calcext:value-type="float">
            <text:p>13</text:p>
          </table:table-cell>
          <table:table-cell table:style-name="ce4" table:formula="of:=SUM([.R41:.T43])+SUM([.R46:.T48])+SUM([.R36:.T38])-(COUNT([.R41:.T43])+COUNT([.R46:.T48])+COUNT([.R36:.T38]))*[.S83]" office:value-type="float" office:value="10.4" calcext:value-type="float">
            <text:p>10.4</text:p>
          </table:table-cell>
          <table:table-cell table:style-name="ce4" table:formula="of:=SUM([.S41:.U43])+SUM([.S46:.U48])+SUM([.S36:.U38])-(COUNT([.S41:.U43])+COUNT([.S46:.U48])+COUNT([.S36:.U38]))*[.T83]" office:value-type="float" office:value="4.44444444444446" calcext:value-type="float">
            <text:p>4.4444444444</text:p>
          </table:table-cell>
          <table:table-cell table:style-name="ce4" table:formula="of:=SUM([.T41:.V43])+SUM([.T46:.V48])+SUM([.T36:.V38])-(COUNT([.T41:.V43])+COUNT([.T46:.V48])+COUNT([.T36:.V38]))*[.U83]" office:value-type="float" office:value="2" calcext:value-type="float">
            <text:p>2</text:p>
          </table:table-cell>
          <table:table-cell table:style-name="ce8" table:formula="of:=[.R103]*[.R103]/([.K103]*[.D103])" office:value-type="float" office:value="0.308644480519481" calcext:value-type="float">
            <text:p>0.3086444805</text:p>
          </table:table-cell>
          <table:table-cell table:style-name="ce8" table:formula="of:=[.S103]*[.S103]/([.L103]*[.E103])" office:value-type="float" office:value="0.0786412284783621" calcext:value-type="float">
            <text:p>0.0786412285</text:p>
          </table:table-cell>
          <table:table-cell table:style-name="ce8" table:formula="of:=[.T103]*[.T103]/([.M103]*[.F103])" office:value-type="float" office:value="0.00690163870784074" calcext:value-type="float">
            <text:p>0.0069016387</text:p>
          </table:table-cell>
          <table:table-cell table:style-name="ce8" table:formula="of:=[.U103]*[.U103]/([.N103]*[.G103])" office:value-type="float" office:value="0.00306122448979592" calcext:value-type="float">
            <text:p>0.0030612245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4:.F86])+SUM([.D89:.F91])+SUM([.D79:.F81])-(COUNT([.D79:.F81])+COUNT([.D84:.F86])+COUNT([.D89:.F91]))*[.E65]*[.E65]" office:value-type="float" office:value="58.9333333333333" calcext:value-type="float">
            <text:p>58.9333333333</text:p>
          </table:table-cell>
          <table:table-cell table:style-name="ce4" table:formula="of:=SUM([.E84:.G86])+SUM([.E89:.G91])+SUM([.E79:.G81])-(COUNT([.E79:.G81])+COUNT([.E84:.G86])+COUNT([.E89:.G91]))*[.F65]*[.F65]" office:value-type="float" office:value="87.1111111111111" calcext:value-type="float">
            <text:p>87.1111111111</text:p>
          </table:table-cell>
          <table:table-cell table:style-name="ce4" table:formula="of:=SUM([.F84:.H86])+SUM([.F89:.H91])+SUM([.F79:.H81])-(COUNT([.F79:.H81])+COUNT([.F84:.H86])+COUNT([.F89:.H91]))*[.G65]*[.G65]" office:value-type="float" office:value="56.6666666666666" calcext:value-type="float">
            <text:p>56.6666666667</text:p>
          </table:table-cell>
          <table:table-cell table:number-columns-repeated="3"/>
          <table:table-cell table:style-name="ce4"/>
          <table:table-cell table:style-name="ce4" table:formula="of:=SUM([.K84:.M86])+SUM([.K89:.M91])+SUM([.K79:.M81])-(COUNT([.K79:.M81])+COUNT([.K84:.M86])+COUNT([.K89:.M91]))*[.L65]*[.L65]" office:value-type="float" office:value="55.3333333333334" calcext:value-type="float">
            <text:p>55.3333333333</text:p>
          </table:table-cell>
          <table:table-cell table:style-name="ce4" table:formula="of:=SUM([.L84:.N86])+SUM([.L89:.N91])+SUM([.L79:.N81])-(COUNT([.L79:.N81])+COUNT([.L84:.N86])+COUNT([.L89:.N91]))*[.M65]*[.M65]" office:value-type="float" office:value="64" calcext:value-type="float">
            <text:p>64</text:p>
          </table:table-cell>
          <table:table-cell table:style-name="ce4" table:formula="of:=SUM([.M84:.O86])+SUM([.M89:.O91])+SUM([.M79:.O81])-(COUNT([.M79:.O81])+COUNT([.M84:.O86])+COUNT([.M89:.O91]))*[.N65]*[.N65]" office:value-type="float" office:value="44.9166666666666" calcext:value-type="float">
            <text:p>44.9166666667</text:p>
          </table:table-cell>
          <table:table-cell table:number-columns-repeated="3"/>
          <table:table-cell table:style-name="ce4"/>
          <table:table-cell table:style-name="ce4" table:formula="of:=SUM([.R43:.T45])+SUM([.R48:.T50])+SUM([.R38:.T40])-(COUNT([.R43:.T45])+COUNT([.R48:.T50])+COUNT([.R38:.T40]))*[.S85]" office:value-type="float" office:value="-35.6666666666666" calcext:value-type="float">
            <text:p>-35.6666666667</text:p>
          </table:table-cell>
          <table:table-cell table:style-name="ce4" table:formula="of:=SUM([.S43:.U45])+SUM([.S48:.U50])+SUM([.S38:.U40])-(COUNT([.S43:.U45])+COUNT([.S48:.U50])+COUNT([.S38:.U40]))*[.T85]" office:value-type="float" office:value="-40.6666666666667" calcext:value-type="float">
            <text:p>-40.6666666667</text:p>
          </table:table-cell>
          <table:table-cell table:style-name="ce4" table:formula="of:=SUM([.T43:.V45])+SUM([.T48:.V50])+SUM([.T38:.V40])-(COUNT([.T43:.V45])+COUNT([.T48:.V50])+COUNT([.T38:.V40]))*[.U85]" office:value-type="float" office:value="-31.3333333333334" calcext:value-type="float">
            <text:p>-31.3333333333</text:p>
          </table:table-cell>
          <table:table-cell table:style-name="ce8"/>
          <table:table-cell table:style-name="ce8" table:formula="of:=[.S105]*[.S105]/([.L105]*[.E105])" office:value-type="float" office:value="0.390101128495882" calcext:value-type="float">
            <text:p>0.3901011285</text:p>
          </table:table-cell>
          <table:table-cell table:style-name="ce8" table:formula="of:=[.T105]*[.T105]/([.M105]*[.F105])" office:value-type="float" office:value="0.296635841836735" calcext:value-type="float">
            <text:p>0.2966358418</text:p>
          </table:table-cell>
          <table:table-cell table:style-name="ce8" table:formula="of:=[.U105]*[.U105]/([.N105]*[.G105])" office:value-type="float" office:value="0.385725199170579" calcext:value-type="float">
            <text:p>0.38572519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5:.E87])+SUM([.C90:.E92])+SUM([.C80:.E82])-(COUNT([.C80:.E82])+COUNT([.C85:.E87])+COUNT([.C90:.E92]))*[.D66]*[.D66]" office:value-type="float" office:value="40.6666666666667" calcext:value-type="float">
            <text:p>40.6666666667</text:p>
          </table:table-cell>
          <table:table-cell table:style-name="ce4" table:formula="of:=SUM([.D85:.F87])+SUM([.D90:.F92])+SUM([.D80:.F82])-(COUNT([.D80:.F82])+COUNT([.D85:.F87])+COUNT([.D90:.F92]))*[.E66]*[.E66]" office:value-type="float" office:value="83.8095238095238" calcext:value-type="float">
            <text:p>83.8095238095</text:p>
          </table:table-cell>
          <table:table-cell table:style-name="ce4" table:formula="of:=SUM([.E85:.G87])+SUM([.E90:.G92])+SUM([.E80:.G82])-(COUNT([.E80:.G82])+COUNT([.E85:.G87])+COUNT([.E90:.G92]))*[.F66]*[.F66]" office:value-type="float" office:value="124.740740740741" calcext:value-type="float">
            <text:p>124.7407407407</text:p>
          </table:table-cell>
          <table:table-cell table:style-name="ce4" table:formula="of:=SUM([.F85:.H87])+SUM([.F90:.H92])+SUM([.F80:.H82])-(COUNT([.F80:.H82])+COUNT([.F85:.H87])+COUNT([.F90:.H92]))*[.G66]*[.G66]" office:value-type="float" office:value="83.6111111111111" calcext:value-type="float">
            <text:p>83.6111111111</text:p>
          </table:table-cell>
          <table:table-cell table:number-columns-repeated="3"/>
          <table:table-cell table:style-name="ce4" table:formula="of:=SUM([.J85:.L87])+SUM([.J90:.L92])+SUM([.J80:.L82])-(COUNT([.J80:.L82])+COUNT([.J85:.L87])+COUNT([.J90:.L92]))*[.K66]*[.K66]" office:value-type="float" office:value="40.25" calcext:value-type="float">
            <text:p>40.25</text:p>
          </table:table-cell>
          <table:table-cell table:style-name="ce4" table:formula="of:=SUM([.K85:.M87])+SUM([.K90:.M92])+SUM([.K80:.M82])-(COUNT([.K80:.M82])+COUNT([.K85:.M87])+COUNT([.K90:.M92]))*[.L66]*[.L66]" office:value-type="float" office:value="83.2380952380952" calcext:value-type="float">
            <text:p>83.2380952381</text:p>
          </table:table-cell>
          <table:table-cell table:style-name="ce4" table:formula="of:=SUM([.L85:.N87])+SUM([.L90:.N92])+SUM([.L80:.N82])-(COUNT([.L80:.N82])+COUNT([.L85:.N87])+COUNT([.L90:.N92]))*[.M66]*[.M66]" office:value-type="float" office:value="97.8518518518519" calcext:value-type="float">
            <text:p>97.8518518519</text:p>
          </table:table-cell>
          <table:table-cell table:style-name="ce4" table:formula="of:=SUM([.M85:.O87])+SUM([.M90:.O92])+SUM([.M80:.O82])-(COUNT([.M80:.O82])+COUNT([.M85:.O87])+COUNT([.M90:.O92]))*[.N66]*[.N66]" office:value-type="float" office:value="65.1111111111111" calcext:value-type="float">
            <text:p>65.1111111111</text:p>
          </table:table-cell>
          <table:table-cell table:number-columns-repeated="3"/>
          <table:table-cell table:style-name="ce4" table:formula="of:=SUM([.Q44:.S46])+SUM([.Q49:.S51])+SUM([.Q39:.S41])-(COUNT([.Q44:.S46])+COUNT([.Q49:.S51])+COUNT([.Q39:.S41]))*[.R86]" office:value-type="float" office:value="-7" calcext:value-type="float">
            <text:p>-7</text:p>
          </table:table-cell>
          <table:table-cell table:style-name="ce4" table:formula="of:=SUM([.R44:.T46])+SUM([.R49:.T51])+SUM([.R39:.T41])-(COUNT([.R44:.T46])+COUNT([.R49:.T51])+COUNT([.R39:.T41]))*[.S86]" office:value-type="float" office:value="-24.047619047619" calcext:value-type="float">
            <text:p>-24.0476190476</text:p>
          </table:table-cell>
          <table:table-cell table:style-name="ce4" table:formula="of:=SUM([.S44:.U46])+SUM([.S49:.U51])+SUM([.S39:.U41])-(COUNT([.S44:.U46])+COUNT([.S49:.U51])+COUNT([.S39:.U41]))*[.T86]" office:value-type="float" office:value="-40.0370370370371" calcext:value-type="float">
            <text:p>-40.037037037</text:p>
          </table:table-cell>
          <table:table-cell table:style-name="ce4" table:formula="of:=SUM([.T44:.V46])+SUM([.T49:.V51])+SUM([.T39:.V41])-(COUNT([.T44:.V46])+COUNT([.T49:.V51])+COUNT([.T39:.V41]))*[.U86]" office:value-type="float" office:value="-34.8888888888889" calcext:value-type="float">
            <text:p>-34.8888888889</text:p>
          </table:table-cell>
          <table:table-cell table:style-name="ce8" table:formula="of:=[.R106]*[.R106]/([.K106]*[.D106])" office:value-type="float" office:value="0.029935851746258" calcext:value-type="float">
            <text:p>0.0299358517</text:p>
          </table:table-cell>
          <table:table-cell table:style-name="ce8" table:formula="of:=[.S106]*[.S106]/([.L106]*[.E106])" office:value-type="float" office:value="0.0828950618889119" calcext:value-type="float">
            <text:p>0.0828950619</text:p>
          </table:table-cell>
          <table:table-cell table:style-name="ce8" table:formula="of:=[.T106]*[.T106]/([.M106]*[.F106])" office:value-type="float" office:value="0.131324722507422" calcext:value-type="float">
            <text:p>0.1313247225</text:p>
          </table:table-cell>
          <table:table-cell table:style-name="ce8" table:formula="of:=[.U106]*[.U106]/([.N106]*[.G106])" office:value-type="float" office:value="0.223591441497625" calcext:value-type="float">
            <text:p>0.22359144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6:.F88])+SUM([.D91:.F93])+SUM([.D81:.F83])-(COUNT([.D81:.F83])+COUNT([.D86:.F88])+COUNT([.D91:.F93]))*[.E67]*[.E67]" office:value-type="float" office:value="93.9583333333334" calcext:value-type="float">
            <text:p>93.9583333333</text:p>
          </table:table-cell>
          <table:table-cell table:style-name="ce4" table:formula="of:=SUM([.E86:.G88])+SUM([.E91:.G93])+SUM([.E81:.G83])-(COUNT([.E81:.G83])+COUNT([.E86:.G88])+COUNT([.E91:.G93]))*[.F67]*[.F67]" office:value-type="float" office:value="138.740740740741" calcext:value-type="float">
            <text:p>138.7407407407</text:p>
          </table:table-cell>
          <table:table-cell table:style-name="ce4" table:formula="of:=SUM([.F86:.H88])+SUM([.F91:.H93])+SUM([.F81:.H83])-(COUNT([.F81:.H83])+COUNT([.F86:.H88])+COUNT([.F91:.H93]))*[.G67]*[.G67]" office:value-type="float" office:value="110.444444444444" calcext:value-type="float">
            <text:p>110.4444444444</text:p>
          </table:table-cell>
          <table:table-cell table:number-columns-repeated="3"/>
          <table:table-cell table:style-name="ce4"/>
          <table:table-cell table:style-name="ce4" table:formula="of:=SUM([.K86:.M88])+SUM([.K91:.M93])+SUM([.K81:.M83])-(COUNT([.K81:.M83])+COUNT([.K86:.M88])+COUNT([.K91:.M93]))*[.L67]*[.L67]" office:value-type="float" office:value="103.333333333333" calcext:value-type="float">
            <text:p>103.3333333333</text:p>
          </table:table-cell>
          <table:table-cell table:style-name="ce4" table:formula="of:=SUM([.L86:.N88])+SUM([.L91:.N93])+SUM([.L81:.N83])-(COUNT([.L81:.N83])+COUNT([.L86:.N88])+COUNT([.L91:.N93]))*[.M67]*[.M67]" office:value-type="float" office:value="107.62962962963" calcext:value-type="float">
            <text:p>107.6296296296</text:p>
          </table:table-cell>
          <table:table-cell table:style-name="ce4" table:formula="of:=SUM([.M86:.O88])+SUM([.M91:.O93])+SUM([.M81:.O83])-(COUNT([.M81:.O83])+COUNT([.M86:.O88])+COUNT([.M91:.O93]))*[.N67]*[.N67]" office:value-type="float" office:value="72.2777777777777" calcext:value-type="float">
            <text:p>72.2777777778</text:p>
          </table:table-cell>
          <table:table-cell table:number-columns-repeated="3"/>
          <table:table-cell table:style-name="ce4"/>
          <table:table-cell table:style-name="ce4" table:formula="of:=SUM([.R45:.T47])+SUM([.R50:.T52])+SUM([.R40:.T42])-(COUNT([.R45:.T47])+COUNT([.R50:.T52])+COUNT([.R40:.T42]))*[.S87]" office:value-type="float" office:value="-42.8333333333333" calcext:value-type="float">
            <text:p>-42.8333333333</text:p>
          </table:table-cell>
          <table:table-cell table:style-name="ce4" table:formula="of:=SUM([.S45:.U47])+SUM([.S50:.U52])+SUM([.S40:.U42])-(COUNT([.S45:.U47])+COUNT([.S50:.U52])+COUNT([.S40:.U42]))*[.T87]" office:value-type="float" office:value="-51.851851851852" calcext:value-type="float">
            <text:p>-51.8518518519</text:p>
          </table:table-cell>
          <table:table-cell table:style-name="ce4" table:formula="of:=SUM([.T45:.V47])+SUM([.T50:.V52])+SUM([.T40:.V42])-(COUNT([.T45:.V47])+COUNT([.T50:.V52])+COUNT([.T40:.V42]))*[.U87]" office:value-type="float" office:value="-35.1111111111112" calcext:value-type="float">
            <text:p>-35.1111111111</text:p>
          </table:table-cell>
          <table:table-cell table:style-name="ce8"/>
          <table:table-cell table:style-name="ce8" table:formula="of:=[.S107]*[.S107]/([.L107]*[.E107])" office:value-type="float" office:value="0.188967884986767" calcext:value-type="float">
            <text:p>0.188967885</text:p>
          </table:table-cell>
          <table:table-cell table:style-name="ce8" table:formula="of:=[.T107]*[.T107]/([.M107]*[.F107])" office:value-type="float" office:value="0.180049818682485" calcext:value-type="float">
            <text:p>0.1800498187</text:p>
          </table:table-cell>
          <table:table-cell table:style-name="ce8" table:formula="of:=[.U107]*[.U107]/([.N107]*[.G107])" office:value-type="float" office:value="0.154433132229195" calcext:value-type="float">
            <text:p>0.15443313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7:.E89])+SUM([.C92:.E94])+SUM([.C82:.E84])-(COUNT([.C82:.E84])+COUNT([.C87:.E89])+COUNT([.C92:.E94]))*[.D68]*[.D68]" office:value-type="float" office:value="30.8888888888889" calcext:value-type="float">
            <text:p>30.8888888889</text:p>
          </table:table-cell>
          <table:table-cell table:style-name="ce4" table:formula="of:=SUM([.D87:.F89])+SUM([.D92:.F94])+SUM([.D82:.F84])-(COUNT([.D82:.F84])+COUNT([.D87:.F89])+COUNT([.D92:.F94]))*[.E68]*[.E68]" office:value-type="float" office:value="54.9333333333333" calcext:value-type="float">
            <text:p>54.9333333333</text:p>
          </table:table-cell>
          <table:table-cell table:style-name="ce4" table:formula="of:=SUM([.E87:.G89])+SUM([.E92:.G94])+SUM([.E82:.G84])-(COUNT([.E82:.G84])+COUNT([.E87:.G89])+COUNT([.E92:.G94]))*[.F68]*[.F68]" office:value-type="float" office:value="76.9444444444445" calcext:value-type="float">
            <text:p>76.9444444444</text:p>
          </table:table-cell>
          <table:table-cell table:style-name="ce4" table:formula="of:=SUM([.F87:.H89])+SUM([.F92:.H94])+SUM([.F82:.H84])-(COUNT([.F82:.H84])+COUNT([.F87:.H89])+COUNT([.F92:.H94]))*[.G68]*[.G68]" office:value-type="float" office:value="54.25" calcext:value-type="float">
            <text:p>54.25</text:p>
          </table:table-cell>
          <table:table-cell table:number-columns-repeated="3"/>
          <table:table-cell table:style-name="ce4" table:formula="of:=SUM([.J87:.L89])+SUM([.J92:.L94])+SUM([.J82:.L84])-(COUNT([.J82:.L84])+COUNT([.J87:.L89])+COUNT([.J92:.L94]))*[.K68]*[.K68]" office:value-type="float" office:value="28.8888888888889" calcext:value-type="float">
            <text:p>28.8888888889</text:p>
          </table:table-cell>
          <table:table-cell table:style-name="ce4" table:formula="of:=SUM([.K87:.M89])+SUM([.K92:.M94])+SUM([.K82:.M84])-(COUNT([.K82:.M84])+COUNT([.K87:.M89])+COUNT([.K92:.M94]))*[.L68]*[.L68]" office:value-type="float" office:value="44.9333333333333" calcext:value-type="float">
            <text:p>44.9333333333</text:p>
          </table:table-cell>
          <table:table-cell table:style-name="ce4" table:formula="of:=SUM([.L87:.N89])+SUM([.L92:.N94])+SUM([.L82:.N84])-(COUNT([.L82:.N84])+COUNT([.L87:.N89])+COUNT([.L92:.N94]))*[.M68]*[.M68]" office:value-type="float" office:value="48.9444444444445" calcext:value-type="float">
            <text:p>48.9444444444</text:p>
          </table:table-cell>
          <table:table-cell table:style-name="ce4" table:formula="of:=SUM([.M87:.O89])+SUM([.M92:.O94])+SUM([.M82:.O84])-(COUNT([.M82:.O84])+COUNT([.M87:.O89])+COUNT([.M92:.O94]))*[.N68]*[.N68]" office:value-type="float" office:value="32.9166666666666" calcext:value-type="float">
            <text:p>32.9166666667</text:p>
          </table:table-cell>
          <table:table-cell table:number-columns-repeated="3"/>
          <table:table-cell table:style-name="ce4" table:formula="of:=SUM([.Q46:.S48])+SUM([.Q51:.S53])+SUM([.Q41:.S43])-(COUNT([.Q46:.S48])+COUNT([.Q51:.S53])+COUNT([.Q41:.S43]))*[.R88]" office:value-type="float" office:value="-8.88888888888889" calcext:value-type="float">
            <text:p>-8.8888888889</text:p>
          </table:table-cell>
          <table:table-cell table:style-name="ce4" table:formula="of:=SUM([.R46:.T48])+SUM([.R51:.T53])+SUM([.R41:.T43])-(COUNT([.R46:.T48])+COUNT([.R51:.T53])+COUNT([.R41:.T43]))*[.S88]" office:value-type="float" office:value="-3.26666666666671" calcext:value-type="float">
            <text:p>-3.2666666667</text:p>
          </table:table-cell>
          <table:table-cell table:style-name="ce4" table:formula="of:=SUM([.S46:.U48])+SUM([.S51:.U53])+SUM([.S41:.U43])-(COUNT([.S46:.U48])+COUNT([.S51:.U53])+COUNT([.S41:.U43]))*[.T88]" office:value-type="float" office:value="-5.05555555555554" calcext:value-type="float">
            <text:p>-5.0555555556</text:p>
          </table:table-cell>
          <table:table-cell table:style-name="ce4" table:formula="of:=SUM([.T46:.V48])+SUM([.T51:.V53])+SUM([.T41:.V43])-(COUNT([.T46:.V48])+COUNT([.T51:.V53])+COUNT([.T41:.V43]))*[.U88]" office:value-type="float" office:value="2.75" calcext:value-type="float">
            <text:p>2.75</text:p>
          </table:table-cell>
          <table:table-cell table:style-name="ce8" table:formula="of:=[.R108]*[.R108]/([.K108]*[.D108])" office:value-type="float" office:value="0.0885445489762036" calcext:value-type="float">
            <text:p>0.088544549</text:p>
          </table:table-cell>
          <table:table-cell table:style-name="ce8" table:formula="of:=[.S108]*[.S108]/([.L108]*[.E108])" office:value-type="float" office:value="0.00432319725735369" calcext:value-type="float">
            <text:p>0.0043231973</text:p>
          </table:table-cell>
          <table:table-cell table:style-name="ce8" table:formula="of:=[.T108]*[.T108]/([.M108]*[.F108])" office:value-type="float" office:value="0.00678667579096609" calcext:value-type="float">
            <text:p>0.0067866758</text:p>
          </table:table-cell>
          <table:table-cell table:style-name="ce8" table:formula="of:=[.U108]*[.U108]/([.N108]*[.G108])" office:value-type="float" office:value="0.00423496470862743" calcext:value-type="float">
            <text:p>0.0042349647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9:.F91])+SUM([.D84:.F86])-(COUNT([.D84:.F86])+COUNT([.D89:.F91]))*[.E70]*[.E70]" office:value-type="float" office:value="38.4" calcext:value-type="float">
            <text:p>38.4</text:p>
          </table:table-cell>
          <table:table-cell table:style-name="ce4" table:formula="of:=SUM([.E89:.G91])+SUM([.E84:.G86])-(COUNT([.E84:.G86])+COUNT([.E89:.G91]))*[.F70]*[.F70]" office:value-type="float" office:value="53.6666666666667" calcext:value-type="float">
            <text:p>53.6666666667</text:p>
          </table:table-cell>
          <table:table-cell table:style-name="ce4" table:formula="of:=SUM([.F89:.H91])+SUM([.F84:.H86])-(COUNT([.F84:.H86])+COUNT([.F89:.H91]))*[.G70]*[.G70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K89:.M91])+SUM([.K84:.M86])-(COUNT([.K84:.M86])+COUNT([.K89:.M91]))*[.L70]*[.L70]" office:value-type="float" office:value="42" calcext:value-type="float">
            <text:p>42</text:p>
          </table:table-cell>
          <table:table-cell table:style-name="ce4" table:formula="of:=SUM([.L89:.N91])+SUM([.L84:.N86])-(COUNT([.L84:.N86])+COUNT([.L89:.N91]))*[.M70]*[.M70]" office:value-type="float" office:value="44.6666666666667" calcext:value-type="float">
            <text:p>44.6666666667</text:p>
          </table:table-cell>
          <table:table-cell table:style-name="ce4" table:formula="of:=SUM([.M89:.O91])+SUM([.M84:.O86])-(COUNT([.M84:.O86])+COUNT([.M89:.O91]))*[.N70]*[.N70]" office:value-type="float" office:value="29.875" calcext:value-type="float">
            <text:p>29.875</text:p>
          </table:table-cell>
          <table:table-cell table:number-columns-repeated="3"/>
          <table:table-cell table:style-name="ce4"/>
          <table:table-cell table:style-name="ce4" table:formula="of:=SUM([.R48:.T50])+SUM([.R43:.T45])-(COUNT([.R48:.T50])+COUNT([.R43:.T45]))*[.S90]" office:value-type="float" office:value="-29" calcext:value-type="float">
            <text:p>-29</text:p>
          </table:table-cell>
          <table:table-cell table:style-name="ce4" table:formula="of:=SUM([.S48:.U50])+SUM([.S43:.U45])-(COUNT([.S48:.U50])+COUNT([.S43:.U45]))*[.T90]" office:value-type="float" office:value="-29.3333333333333" calcext:value-type="float">
            <text:p>-29.3333333333</text:p>
          </table:table-cell>
          <table:table-cell table:style-name="ce4" table:formula="of:=SUM([.T48:.V50])+SUM([.T43:.V45])-(COUNT([.T48:.V50])+COUNT([.T43:.V45]))*[.U90]" office:value-type="float" office:value="-21.25" calcext:value-type="float">
            <text:p>-21.25</text:p>
          </table:table-cell>
          <table:table-cell table:style-name="ce8"/>
          <table:table-cell table:style-name="ce8" table:formula="of:=[.S110]*[.S110]/([.L110]*[.E110])" office:value-type="float" office:value="0.521453373015873" calcext:value-type="float">
            <text:p>0.521453373</text:p>
          </table:table-cell>
          <table:table-cell table:style-name="ce8" table:formula="of:=[.T110]*[.T110]/([.M110]*[.F110])" office:value-type="float" office:value="0.358950588671548" calcext:value-type="float">
            <text:p>0.3589505887</text:p>
          </table:table-cell>
          <table:table-cell table:style-name="ce8" table:formula="of:=[.U110]*[.U110]/([.N110]*[.G110])" office:value-type="float" office:value="0.425776415817078" calcext:value-type="float">
            <text:p>0.42577641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90:.E92])+SUM([.C85:.E87])-(COUNT([.C85:.E87])+COUNT([.C90:.E92]))*[.D71]*[.D71]" office:value-type="float" office:value="24" calcext:value-type="float">
            <text:p>24</text:p>
          </table:table-cell>
          <table:table-cell table:style-name="ce4" table:formula="of:=SUM([.D90:.F92])+SUM([.D85:.F87])-(COUNT([.D85:.F87])+COUNT([.D90:.F92]))*[.E71]*[.E71]" office:value-type="float" office:value="52.9285714285714" calcext:value-type="float">
            <text:p>52.9285714286</text:p>
          </table:table-cell>
          <table:table-cell table:style-name="ce4" table:formula="of:=SUM([.E90:.G92])+SUM([.E85:.G87])-(COUNT([.E85:.G87])+COUNT([.E90:.G92]))*[.F71]*[.F71]" office:value-type="float" office:value="68.5" calcext:value-type="float">
            <text:p>68.5</text:p>
          </table:table-cell>
          <table:table-cell table:style-name="ce4" table:formula="of:=SUM([.F90:.H92])+SUM([.F85:.H87])-(COUNT([.F85:.H87])+COUNT([.F90:.H92]))*[.G71]*[.G71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J90:.L92])+SUM([.J85:.L87])-(COUNT([.J85:.L87])+COUNT([.J90:.L92]))*[.K71]*[.K71]" office:value-type="float" office:value="26" calcext:value-type="float">
            <text:p>26</text:p>
          </table:table-cell>
          <table:table-cell table:style-name="ce4" table:formula="of:=SUM([.K90:.M92])+SUM([.K85:.M87])-(COUNT([.K85:.M87])+COUNT([.K90:.M92]))*[.L71]*[.L71]" office:value-type="float" office:value="59.4285714285714" calcext:value-type="float">
            <text:p>59.4285714286</text:p>
          </table:table-cell>
          <table:table-cell table:style-name="ce4" table:formula="of:=SUM([.L90:.N92])+SUM([.L85:.N87])-(COUNT([.L85:.N87])+COUNT([.L90:.N92]))*[.M71]*[.M71]" office:value-type="float" office:value="65.6111111111111" calcext:value-type="float">
            <text:p>65.6111111111</text:p>
          </table:table-cell>
          <table:table-cell table:style-name="ce4" table:formula="of:=SUM([.M90:.O92])+SUM([.M85:.O87])-(COUNT([.M85:.O87])+COUNT([.M90:.O92]))*[.N71]*[.N71]" office:value-type="float" office:value="43.6666666666667" calcext:value-type="float">
            <text:p>43.6666666667</text:p>
          </table:table-cell>
          <table:table-cell table:number-columns-repeated="3"/>
          <table:table-cell table:style-name="ce4" table:formula="of:=SUM([.Q49:.S51])+SUM([.Q44:.S46])-(COUNT([.Q49:.S51])+COUNT([.Q44:.S46]))*[.R91]" office:value-type="float" office:value="-3" calcext:value-type="float">
            <text:p>-3</text:p>
          </table:table-cell>
          <table:table-cell table:style-name="ce4" table:formula="of:=SUM([.R49:.T51])+SUM([.R44:.T46])-(COUNT([.R49:.T51])+COUNT([.R44:.T46]))*[.S91]" office:value-type="float" office:value="-14.4285714285714" calcext:value-type="float">
            <text:p>-14.4285714286</text:p>
          </table:table-cell>
          <table:table-cell table:style-name="ce4" table:formula="of:=SUM([.S49:.U51])+SUM([.S44:.U46])-(COUNT([.S49:.U51])+COUNT([.S44:.U46]))*[.T91]" office:value-type="float" office:value="-20.1666666666667" calcext:value-type="float">
            <text:p>-20.1666666667</text:p>
          </table:table-cell>
          <table:table-cell table:style-name="ce4" table:formula="of:=SUM([.T49:.V51])+SUM([.T44:.V46])-(COUNT([.T49:.V51])+COUNT([.T44:.V46]))*[.U91]" office:value-type="float" office:value="-18.1666666666667" calcext:value-type="float">
            <text:p>-18.1666666667</text:p>
          </table:table-cell>
          <table:table-cell table:style-name="ce8" table:formula="of:=[.R111]*[.R111]/([.K111]*[.D111])" office:value-type="float" office:value="0.0144230769230769" calcext:value-type="float">
            <text:p>0.0144230769</text:p>
          </table:table-cell>
          <table:table-cell table:style-name="ce8" table:formula="of:=[.S111]*[.S111]/([.L111]*[.E111])" office:value-type="float" office:value="0.0661852486245195" calcext:value-type="float">
            <text:p>0.0661852486</text:p>
          </table:table-cell>
          <table:table-cell table:style-name="ce8" table:formula="of:=[.T111]*[.T111]/([.M111]*[.F111])" office:value-type="float" office:value="0.0904899349184479" calcext:value-type="float">
            <text:p>0.0904899349</text:p>
          </table:table-cell>
          <table:table-cell table:style-name="ce8" table:formula="of:=[.U111]*[.U111]/([.N111]*[.G111])" office:value-type="float" office:value="0.168264668809925" calcext:value-type="float">
            <text:p>0.16826466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91:.F93])+SUM([.D86:.F88])-(COUNT([.D86:.F88])+COUNT([.D91:.F93]))*[.E72]*[.E72]" office:value-type="float" office:value="62.9375" calcext:value-type="float">
            <text:p>62.9375</text:p>
          </table:table-cell>
          <table:table-cell table:style-name="ce4" table:formula="of:=SUM([.E91:.G93])+SUM([.E86:.G88])-(COUNT([.E86:.G88])+COUNT([.E91:.G93]))*[.F72]*[.F72]" office:value-type="float" office:value="78.5" calcext:value-type="float">
            <text:p>78.5</text:p>
          </table:table-cell>
          <table:table-cell table:style-name="ce4" table:formula="of:=SUM([.F91:.H93])+SUM([.F86:.H88])-(COUNT([.F86:.H88])+COUNT([.F91:.H93]))*[.G72]*[.G72]" office:value-type="float" office:value="60.25" calcext:value-type="float">
            <text:p>60.25</text:p>
          </table:table-cell>
          <table:table-cell table:number-columns-repeated="3"/>
          <table:table-cell table:style-name="ce4"/>
          <table:table-cell table:style-name="ce4" table:formula="of:=SUM([.K91:.M93])+SUM([.K86:.M88])-(COUNT([.K86:.M88])+COUNT([.K91:.M93]))*[.L72]*[.L72]" office:value-type="float" office:value="71.75" calcext:value-type="float">
            <text:p>71.75</text:p>
          </table:table-cell>
          <table:table-cell table:style-name="ce4" table:formula="of:=SUM([.L91:.N93])+SUM([.L86:.N88])-(COUNT([.L86:.N88])+COUNT([.L91:.N93]))*[.M72]*[.M72]" office:value-type="float" office:value="74" calcext:value-type="float">
            <text:p>74</text:p>
          </table:table-cell>
          <table:table-cell table:style-name="ce4" table:formula="of:=SUM([.M91:.O93])+SUM([.M86:.O88])-(COUNT([.M86:.O88])+COUNT([.M91:.O93]))*[.N72]*[.N72]" office:value-type="float" office:value="48.9166666666667" calcext:value-type="float">
            <text:p>48.9166666667</text:p>
          </table:table-cell>
          <table:table-cell table:number-columns-repeated="3"/>
          <table:table-cell table:style-name="ce4"/>
          <table:table-cell table:style-name="ce4" table:formula="of:=SUM([.R50:.T52])+SUM([.R45:.T47])-(COUNT([.R50:.T52])+COUNT([.R45:.T47]))*[.S92]" office:value-type="float" office:value="-29.875" calcext:value-type="float">
            <text:p>-29.875</text:p>
          </table:table-cell>
          <table:table-cell table:style-name="ce4" table:formula="of:=SUM([.S50:.U52])+SUM([.S45:.U47])-(COUNT([.S50:.U52])+COUNT([.S45:.U47]))*[.T92]" office:value-type="float" office:value="-28" calcext:value-type="float">
            <text:p>-28</text:p>
          </table:table-cell>
          <table:table-cell table:style-name="ce4" table:formula="of:=SUM([.T50:.V52])+SUM([.T45:.V47])-(COUNT([.T50:.V52])+COUNT([.T45:.V47]))*[.U92]" office:value-type="float" office:value="-19.25" calcext:value-type="float">
            <text:p>-19.25</text:p>
          </table:table-cell>
          <table:table-cell table:style-name="ce8"/>
          <table:table-cell table:style-name="ce8" table:formula="of:=[.S112]*[.S112]/([.L112]*[.E112])" office:value-type="float" office:value="0.197644364016346" calcext:value-type="float">
            <text:p>0.197644364</text:p>
          </table:table-cell>
          <table:table-cell table:style-name="ce8" table:formula="of:=[.T112]*[.T112]/([.M112]*[.F112])" office:value-type="float" office:value="0.134962988466173" calcext:value-type="float">
            <text:p>0.1349629885</text:p>
          </table:table-cell>
          <table:table-cell table:style-name="ce8" table:formula="of:=[.U112]*[.U112]/([.N112]*[.G112])" office:value-type="float" office:value="0.125732502986562" calcext:value-type="float">
            <text:p>0.1257325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92:.E94])+SUM([.C87:.E89])-(COUNT([.C87:.E89])+COUNT([.C92:.E94]))*[.D73]*[.D73]" office:value-type="float" office:value="20.8333333333333" calcext:value-type="float">
            <text:p>20.8333333333</text:p>
          </table:table-cell>
          <table:table-cell table:style-name="ce4" table:formula="of:=SUM([.D92:.F94])+SUM([.D87:.F89])-(COUNT([.D87:.F89])+COUNT([.D92:.F94]))*[.E73]*[.E73]" office:value-type="float" office:value="37.6" calcext:value-type="float">
            <text:p>37.6</text:p>
          </table:table-cell>
          <table:table-cell table:style-name="ce4" table:formula="of:=SUM([.E92:.G94])+SUM([.E87:.G89])-(COUNT([.E87:.G89])+COUNT([.E92:.G94]))*[.F73]*[.F73]" office:value-type="float" office:value="39.6666666666667" calcext:value-type="float">
            <text:p>39.6666666667</text:p>
          </table:table-cell>
          <table:table-cell table:style-name="ce4" table:formula="of:=SUM([.F92:.H94])+SUM([.F87:.H89])-(COUNT([.F87:.H89])+COUNT([.F92:.H94]))*[.G73]*[.G73]" office:value-type="float" office:value="26.875" calcext:value-type="float">
            <text:p>26.875</text:p>
          </table:table-cell>
          <table:table-cell table:number-columns-repeated="3"/>
          <table:table-cell table:style-name="ce4" table:formula="of:=SUM([.J92:.L94])+SUM([.J87:.L89])-(COUNT([.J87:.L89])+COUNT([.J92:.L94]))*[.K73]*[.K73]" office:value-type="float" office:value="6" calcext:value-type="float">
            <text:p>6</text:p>
          </table:table-cell>
          <table:table-cell table:style-name="ce4" table:formula="of:=SUM([.K92:.M94])+SUM([.K87:.M89])-(COUNT([.K87:.M89])+COUNT([.K92:.M94]))*[.L73]*[.L73]" office:value-type="float" office:value="17.6" calcext:value-type="float">
            <text:p>17.6</text:p>
          </table:table-cell>
          <table:table-cell table:style-name="ce4" table:formula="of:=SUM([.L92:.N94])+SUM([.L87:.N89])-(COUNT([.L87:.N89])+COUNT([.L92:.N94]))*[.M73]*[.M73]" office:value-type="float" office:value="22.25" calcext:value-type="float">
            <text:p>22.25</text:p>
          </table:table-cell>
          <table:table-cell table:style-name="ce4" table:formula="of:=SUM([.M92:.O94])+SUM([.M87:.O89])-(COUNT([.M87:.O89])+COUNT([.M92:.O94]))*[.N73]*[.N73]" office:value-type="float" office:value="17.875" calcext:value-type="float">
            <text:p>17.875</text:p>
          </table:table-cell>
          <table:table-cell table:number-columns-repeated="3"/>
          <table:table-cell table:style-name="ce4" table:formula="of:=SUM([.Q51:.S53])+SUM([.Q46:.S48])-(COUNT([.Q51:.S53])+COUNT([.Q46:.S48]))*[.R93]" office:value-type="float" office:value="-5" calcext:value-type="float">
            <text:p>-5</text:p>
          </table:table-cell>
          <table:table-cell table:style-name="ce4" table:formula="of:=SUM([.R51:.T53])+SUM([.R46:.T48])-(COUNT([.R51:.T53])+COUNT([.R46:.T48]))*[.S93]" office:value-type="float" office:value="-2.39999999999998" calcext:value-type="float">
            <text:p>-2.4</text:p>
          </table:table-cell>
          <table:table-cell table:style-name="ce4" table:formula="of:=SUM([.S51:.U53])+SUM([.S46:.U48])-(COUNT([.S51:.U53])+COUNT([.S46:.U48]))*[.T93]" office:value-type="float" office:value="2.5" calcext:value-type="float">
            <text:p>2.5</text:p>
          </table:table-cell>
          <table:table-cell table:style-name="ce4" table:formula="of:=SUM([.T51:.V53])+SUM([.T46:.V48])-(COUNT([.T51:.V53])+COUNT([.T46:.V48]))*[.U93]" office:value-type="float" office:value="3.625" calcext:value-type="float">
            <text:p>3.625</text:p>
          </table:table-cell>
          <table:table-cell table:style-name="ce8" table:formula="of:=[.R113]*[.R113]/([.K113]*[.D113])" office:value-type="float" office:value="0.2" calcext:value-type="float">
            <text:p>0.2</text:p>
          </table:table-cell>
          <table:table-cell table:style-name="ce8" table:formula="of:=[.S113]*[.S113]/([.L113]*[.E113])" office:value-type="float" office:value="0.00870406189555108" calcext:value-type="float">
            <text:p>0.0087040619</text:p>
          </table:table-cell>
          <table:table-cell table:style-name="ce8" table:formula="of:=[.T113]*[.T113]/([.M113]*[.F113])" office:value-type="float" office:value="0.0070814842791049" calcext:value-type="float">
            <text:p>0.0070814843</text:p>
          </table:table-cell>
          <table:table-cell table:style-name="ce8" table:formula="of:=[.U113]*[.U113]/([.N113]*[.G113])" office:value-type="float" office:value="0.0273540413075297" calcext:value-type="float">
            <text:p>0.0273540413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SUM([.D95:.G113])" office:value-type="float" office:value="3380.26964285714" calcext:value-type="float">
            <text:p>3380.2696428572</text:p>
          </table:table-cell>
          <table:table-cell table:formula="of:=COUNT([.D95:.G113])" office:value-type="float" office:value="56" calcext:value-type="float">
            <text:p>56</text:p>
          </table:table-cell>
          <table:table-cell table:number-columns-repeated="5"/>
          <table:table-cell table:formula="of:=SUM([.K95:.N113])" office:value-type="float" office:value="2574.53948412698" calcext:value-type="float">
            <text:p>2574.539484127</text:p>
          </table:table-cell>
          <table:table-cell table:formula="of:=COUNT([.K95:.N113])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R95:.U113])" office:value-type="float" office:value="-505.400529100529" calcext:value-type="float">
            <text:p>-505.4005291005</text:p>
          </table:table-cell>
          <table:table-cell table:formula="of:=COUNT([.R95:.U113])" office:value-type="float" office:value="56" calcext:value-type="float">
            <text:p>56</text:p>
          </table:table-cell>
          <table:table-cell table:number-columns-repeated="2"/>
          <table:table-cell table:style-name="ce9" table:formula="of:=AVERAGE([.V95:.Y113])" office:value-type="float" office:value="0.12063977286432" calcext:value-type="float">
            <text:p>0.1206397729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17"/>
          <table:table-cell table:formula="of:=[.R115]*[.R115]/[.K115]/[.D115]" office:value-type="float" office:value="0.0293508364613209" calcext:value-type="float">
            <text:p>0.0293508365</text:p>
          </table:table-cell>
          <table:table-cell table:number-columns-repeated="3"/>
          <table:table-cell table:formula="of:=SUM([.V95:.Y113])" office:value-type="float" office:value="6.75582728040191" calcext:value-type="float">
            <text:p>6.7558272804</text:p>
          </table:table-cell>
          <table:table-cell table:number-columns-repeated="5"/>
        </table:table-row>
        <table:table-row table:style-name="ro2" table:number-rows-repeated="3">
          <table:table-cell table:number-columns-repeated="27"/>
        </table:table-row>
        <table:table-row table:style-name="ro1">
          <table:table-cell table:number-columns-repeated="21"/>
          <table:table-cell office:value-type="float" office:value="0.12063977286432" calcext:value-type="float">
            <text:p>0.1206397729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3">
          <table:table-cell/>
          <table:table-cell office:value-type="string" calcext:value-type="string">
            <text:p>dI/dx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13]-[.D13])/2" office:value-type="float" office:value="0.5" calcext:value-type="float">
            <text:p>0.5</text:p>
          </table:table-cell>
          <table:table-cell table:formula="of:=([.G13]-[.E13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95]/([.E95]*[.L95])*([.S95]/[.E95]*([.E34]-[.E55])-([.L34]-[.L55]))" office:value-type="float" office:value="0.0129384583070783" calcext:value-type="float">
            <text:p>0.0129384583</text:p>
          </table:table-cell>
          <table:table-cell table:formula="of:=2*[.T95]/([.F95]*[.M95])*([.T95]/[.F95]*([.F34]-[.F55])-([.M34]-[.M55]))" office:value-type="float" office:value="0.0135658688865765" calcext:value-type="float">
            <text:p>0.0135658689</text:p>
          </table:table-cell>
          <table:table-cell table:formula="of:=2*[.U95]/([.G95]*[.N95])*([.U95]/[.G95]*([.G34]-[.G55])-([.N34]-[.N55]))" office:value-type="float" office:value="-0.00349572459173707" calcext:value-type="float">
            <text:p>-0.0034957246</text:p>
          </table:table-cell>
          <table:table-cell table:number-columns-repeated="3"/>
          <table:table-cell table:style-name="ce6" table:formula="of:=[.D123]*[.K123]" office:value-type="float" office:value="0" calcext:value-type="float">
            <text:p>0</text:p>
          </table:table-cell>
          <table:table-cell table:style-name="ce6" table:formula="of:=[.E123]*[.L123]" office:value-type="float" office:value="0.00646922915353917" calcext:value-type="float">
            <text:p>0.0064692292</text:p>
          </table:table-cell>
          <table:table-cell table:style-name="ce6" table:formula="of:=[.F123]*[.M123]" office:value-type="float" office:value="0.00678293444328824" calcext:value-type="float">
            <text:p>0.0067829344</text:p>
          </table:table-cell>
          <table:table-cell table:style-name="ce6" table:formula="of:=[.G123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4]-[.D14])/2" office:value-type="float" office:value="1" calcext:value-type="float">
            <text:p>1</text:p>
          </table:table-cell>
          <table:table-cell table:formula="of:=([.G14]-[.E1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96]/([.D96]*[.K96])*([.R96]/[.D96]*([.D35]-[.D56])-([.K35]-[.K56]))" office:value-type="float" office:value="0.0451127819548872" calcext:value-type="float">
            <text:p>0.045112782</text:p>
          </table:table-cell>
          <table:table-cell table:formula="of:=2*[.S96]/([.E96]*[.L96])*([.S96]/[.E96]*([.E35]-[.E56])-([.L35]-[.L56]))" office:value-type="float" office:value="0.0211819152723389" calcext:value-type="float">
            <text:p>0.0211819153</text:p>
          </table:table-cell>
          <table:table-cell table:formula="of:=2*[.T96]/([.F96]*[.M96])*([.T96]/[.F96]*([.F35]-[.F56])-([.M35]-[.M56]))" office:value-type="float" office:value="0.00516404234031381" calcext:value-type="float">
            <text:p>0.0051640423</text:p>
          </table:table-cell>
          <table:table-cell table:formula="of:=2*[.U96]/([.G96]*[.N96])*([.U96]/[.G96]*([.G35]-[.G56])-([.N35]-[.N56]))" office:value-type="float" office:value="-0.0113576408889973" calcext:value-type="float">
            <text:p>-0.0113576409</text:p>
          </table:table-cell>
          <table:table-cell table:number-columns-repeated="3"/>
          <table:table-cell table:style-name="ce6" table:formula="of:=[.D124]*[.K124]" office:value-type="float" office:value="0" calcext:value-type="float">
            <text:p>0</text:p>
          </table:table-cell>
          <table:table-cell table:style-name="ce6" table:formula="of:=[.E124]*[.L124]" office:value-type="float" office:value="0.0211819152723389" calcext:value-type="float">
            <text:p>0.0211819153</text:p>
          </table:table-cell>
          <table:table-cell table:style-name="ce6" table:formula="of:=[.F124]*[.M124]" office:value-type="float" office:value="0.00258202117015691" calcext:value-type="float">
            <text:p>0.0025820212</text:p>
          </table:table-cell>
          <table:table-cell table:style-name="ce6" table:formula="of:=[.G124]*[.N124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5]-[.D15])/2" office:value-type="float" office:value="-0.5" calcext:value-type="float">
            <text:p>-0.5</text:p>
          </table:table-cell>
          <table:table-cell table:formula="of:=([.G15]-[.E15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97]/([.E97]*[.L97])*([.S97]/[.E97]*([.E36]-[.E57])-([.L36]-[.L57]))" office:value-type="float" office:value="0.00687798354046938" calcext:value-type="float">
            <text:p>0.0068779835</text:p>
          </table:table-cell>
          <table:table-cell table:formula="of:=2*[.T97]/([.F97]*[.M97])*([.T97]/[.F97]*([.F36]-[.F57])-([.M36]-[.M57]))" office:value-type="float" office:value="0.0015168922270474" calcext:value-type="float">
            <text:p>0.0015168922</text:p>
          </table:table-cell>
          <table:table-cell table:formula="of:=2*[.U97]/([.G97]*[.N97])*([.U97]/[.G97]*([.G36]-[.G57])-([.N36]-[.N57]))" office:value-type="float" office:value="0.0100254132568604" calcext:value-type="float">
            <text:p>0.0100254133</text:p>
          </table:table-cell>
          <table:table-cell table:number-columns-repeated="3"/>
          <table:table-cell table:style-name="ce6" table:formula="of:=[.D125]*[.K125]" office:value-type="float" office:value="0" calcext:value-type="float">
            <text:p>0</text:p>
          </table:table-cell>
          <table:table-cell table:style-name="ce6" table:formula="of:=[.E125]*[.L125]" office:value-type="float" office:value="-0.00343899177023469" calcext:value-type="float">
            <text:p>-0.0034389918</text:p>
          </table:table-cell>
          <table:table-cell table:style-name="ce6" table:formula="of:=[.F125]*[.M125]" office:value-type="float" office:value="-0.000758446113523702" calcext:value-type="float">
            <text:p>-0.0007584461</text:p>
          </table:table-cell>
          <table:table-cell table:style-name="ce6" table:formula="of:=[.G125]*[.N1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6]-[.D16])/2" office:value-type="float" office:value="0" calcext:value-type="float">
            <text:p>0</text:p>
          </table:table-cell>
          <table:table-cell table:formula="of:=([.G16]-[.E1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98]/([.D98]*[.K98])*([.R98]/[.D98]*([.D37]-[.D58])-([.K37]-[.K58]))" office:value-type="float" office:value="0.0306059987757602" calcext:value-type="float">
            <text:p>0.0306059988</text:p>
          </table:table-cell>
          <table:table-cell table:formula="of:=2*[.S98]/([.E98]*[.L98])*([.S98]/[.E98]*([.E37]-[.E58])-([.L37]-[.L58]))" office:value-type="float" office:value="0.0143976961880745" calcext:value-type="float">
            <text:p>0.0143976962</text:p>
          </table:table-cell>
          <table:table-cell table:formula="of:=2*[.T98]/([.F98]*[.M98])*([.T98]/[.F98]*([.F37]-[.F58])-([.M37]-[.M58]))" office:value-type="float" office:value="0.0103766118374387" calcext:value-type="float">
            <text:p>0.0103766118</text:p>
          </table:table-cell>
          <table:table-cell table:formula="of:=2*[.U98]/([.G98]*[.N98])*([.U98]/[.G98]*([.G37]-[.G58])-([.N37]-[.N58]))" office:value-type="float" office:value="0.0156749570693177" calcext:value-type="float">
            <text:p>0.0156749571</text:p>
          </table:table-cell>
          <table:table-cell table:number-columns-repeated="3"/>
          <table:table-cell table:style-name="ce6" table:formula="of:=[.D126]*[.K126]" office:value-type="float" office:value="0" calcext:value-type="float">
            <text:p>0</text:p>
          </table:table-cell>
          <table:table-cell table:style-name="ce6" table:formula="of:=[.E126]*[.L126]" office:value-type="float" office:value="0" calcext:value-type="float">
            <text:p>0</text:p>
          </table:table-cell>
          <table:table-cell table:style-name="ce6" table:formula="of:=[.F126]*[.M126]" office:value-type="float" office:value="-0.00518830591871934" calcext:value-type="float">
            <text:p>-0.0051883059</text:p>
          </table:table-cell>
          <table:table-cell table:style-name="ce6" table:formula="of:=[.G126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8]-[.D18])/2" office:value-type="float" office:value="0.5" calcext:value-type="float">
            <text:p>0.5</text:p>
          </table:table-cell>
          <table:table-cell table:formula="of:=([.G18]-[.E18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0]/([.E100]*[.L100])*([.S100]/[.E100]*([.E39]-[.E60])-([.L39]-[.L60]))" office:value-type="float" office:value="0.000344420815466551" calcext:value-type="float">
            <text:p>0.0003444208</text:p>
          </table:table-cell>
          <table:table-cell table:formula="of:=2*[.T100]/([.F100]*[.M100])*([.T100]/[.F100]*([.F39]-[.F60])-([.M39]-[.M60]))" office:value-type="float" office:value="-0" calcext:value-type="float">
            <text:p>0</text:p>
          </table:table-cell>
          <table:table-cell table:formula="of:=2*[.U100]/([.G100]*[.N100])*([.U100]/[.G100]*([.G39]-[.G60])-([.N39]-[.N60]))" office:value-type="float" office:value="0.00313699698124083" calcext:value-type="float">
            <text:p>0.003136997</text:p>
          </table:table-cell>
          <table:table-cell table:number-columns-repeated="3"/>
          <table:table-cell table:style-name="ce6" table:formula="of:=[.D128]*[.K128]" office:value-type="float" office:value="0" calcext:value-type="float">
            <text:p>0</text:p>
          </table:table-cell>
          <table:table-cell table:style-name="ce6" table:formula="of:=[.E128]*[.L128]" office:value-type="float" office:value="0.000172210407733276" calcext:value-type="float">
            <text:p>0.0001722104</text:p>
          </table:table-cell>
          <table:table-cell table:style-name="ce6" table:formula="of:=[.F128]*[.M128]" office:value-type="float" office:value="-0" calcext:value-type="float">
            <text:p>0</text:p>
          </table:table-cell>
          <table:table-cell table:style-name="ce6" table:formula="of:=[.G128]*[.N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9]-[.D19])/2" office:value-type="float" office:value="1" calcext:value-type="float">
            <text:p>1</text:p>
          </table:table-cell>
          <table:table-cell table:formula="of:=([.G19]-[.E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1]/([.D101]*[.K101])*([.R101]/[.D101]*([.D40]-[.D61])-([.K40]-[.K61]))" office:value-type="float" office:value="0.00138557001911454" calcext:value-type="float">
            <text:p>0.00138557</text:p>
          </table:table-cell>
          <table:table-cell table:formula="of:=2*[.S101]/([.E101]*[.L101])*([.S101]/[.E101]*([.E40]-[.E61])-([.L40]-[.L61]))" office:value-type="float" office:value="0.0000816718273792367" calcext:value-type="float">
            <text:p>8.16718273792367E-005</text:p>
          </table:table-cell>
          <table:table-cell table:formula="of:=2*[.T101]/([.F101]*[.M101])*([.T101]/[.F101]*([.F40]-[.F61])-([.M40]-[.M61]))" office:value-type="float" office:value="-0.00024841968219429" calcext:value-type="float">
            <text:p>-0.0002484197</text:p>
          </table:table-cell>
          <table:table-cell table:formula="of:=2*[.U101]/([.G101]*[.N101])*([.U101]/[.G101]*([.G40]-[.G61])-([.N40]-[.N61]))" office:value-type="float" office:value="-0.00113637390358006" calcext:value-type="float">
            <text:p>-0.0011363739</text:p>
          </table:table-cell>
          <table:table-cell table:number-columns-repeated="3"/>
          <table:table-cell table:style-name="ce6" table:formula="of:=[.D129]*[.K129]" office:value-type="float" office:value="0" calcext:value-type="float">
            <text:p>0</text:p>
          </table:table-cell>
          <table:table-cell table:style-name="ce6" table:formula="of:=[.E129]*[.L129]" office:value-type="float" office:value="0.0000816718273792367" calcext:value-type="float">
            <text:p>8.16718273792367E-005</text:p>
          </table:table-cell>
          <table:table-cell table:style-name="ce6" table:formula="of:=[.F129]*[.M129]" office:value-type="float" office:value="-0.00024841968219429" calcext:value-type="float">
            <text:p>-0.0002484197</text:p>
          </table:table-cell>
          <table:table-cell table:style-name="ce6" table:formula="of:=[.G129]*[.N129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0]-[.D20])/2" office:value-type="float" office:value="-3" calcext:value-type="float">
            <text:p>-3</text:p>
          </table:table-cell>
          <table:table-cell table:formula="of:=([.G20]-[.E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2]/([.E102]*[.L102])*([.S102]/[.E102]*([.E41]-[.E62])-([.L41]-[.L62]))" office:value-type="float" office:value="-0.000279091147885474" calcext:value-type="float">
            <text:p>-0.0002790911</text:p>
          </table:table-cell>
          <table:table-cell table:formula="of:=2*[.T102]/([.F102]*[.M102])*([.T102]/[.F102]*([.F41]-[.F62])-([.M41]-[.M62]))" office:value-type="float" office:value="0.00428906327728584" calcext:value-type="float">
            <text:p>0.0042890633</text:p>
          </table:table-cell>
          <table:table-cell table:formula="of:=2*[.U102]/([.G102]*[.N102])*([.U102]/[.G102]*([.G41]-[.G62])-([.N41]-[.N62]))" office:value-type="float" office:value="0.00356160625366386" calcext:value-type="float">
            <text:p>0.0035616063</text:p>
          </table:table-cell>
          <table:table-cell table:number-columns-repeated="3"/>
          <table:table-cell table:style-name="ce6" table:formula="of:=[.D130]*[.K130]" office:value-type="float" office:value="0" calcext:value-type="float">
            <text:p>0</text:p>
          </table:table-cell>
          <table:table-cell table:style-name="ce6" table:formula="of:=[.E130]*[.L130]" office:value-type="float" office:value="0.000837273443656422" calcext:value-type="float">
            <text:p>0.0008372734</text:p>
          </table:table-cell>
          <table:table-cell table:style-name="ce6" table:formula="of:=[.F130]*[.M130]" office:value-type="float" office:value="0.00214453163864292" calcext:value-type="float">
            <text:p>0.0021445316</text:p>
          </table:table-cell>
          <table:table-cell table:style-name="ce6" table:formula="of:=[.G130]*[.N1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1]-[.D21])/2" office:value-type="float" office:value="-0.5" calcext:value-type="float">
            <text:p>-0.5</text:p>
          </table:table-cell>
          <table:table-cell table:formula="of:=([.G21]-[.E21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3]/([.D103]*[.K103])*([.R103]/[.D103]*([.D42]-[.D63])-([.K42]-[.K63]))" office:value-type="float" office:value="0.0141492030696576" calcext:value-type="float">
            <text:p>0.0141492031</text:p>
          </table:table-cell>
          <table:table-cell table:formula="of:=2*[.S103]/([.E103]*[.L103])*([.S103]/[.E103]*([.E42]-[.E63])-([.L42]-[.L63]))" office:value-type="float" office:value="0.00180039442487093" calcext:value-type="float">
            <text:p>0.0018003944</text:p>
          </table:table-cell>
          <table:table-cell table:formula="of:=2*[.T103]/([.F103]*[.M103])*([.T103]/[.F103]*([.F42]-[.F63])-([.M42]-[.M63]))" office:value-type="float" office:value="0.000361201110639137" calcext:value-type="float">
            <text:p>0.0003612011</text:p>
          </table:table-cell>
          <table:table-cell table:formula="of:=2*[.U103]/([.G103]*[.N103])*([.U103]/[.G103]*([.G42]-[.G63])-([.N42]-[.N63]))" office:value-type="float" office:value="0.000867346938775509" calcext:value-type="float">
            <text:p>0.0008673469</text:p>
          </table:table-cell>
          <table:table-cell table:number-columns-repeated="3"/>
          <table:table-cell table:style-name="ce6" table:formula="of:=[.D131]*[.K131]" office:value-type="float" office:value="0" calcext:value-type="float">
            <text:p>0</text:p>
          </table:table-cell>
          <table:table-cell table:style-name="ce6" table:formula="of:=[.E131]*[.L131]" office:value-type="float" office:value="-0.000900197212435463" calcext:value-type="float">
            <text:p>-0.0009001972</text:p>
          </table:table-cell>
          <table:table-cell table:style-name="ce6" table:formula="of:=[.F131]*[.M131]" office:value-type="float" office:value="-0.000361201110639137" calcext:value-type="float">
            <text:p>-0.0003612011</text:p>
          </table:table-cell>
          <table:table-cell table:style-name="ce6" table:formula="of:=[.G131]*[.N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3]-[.D23])/2" office:value-type="float" office:value="0" calcext:value-type="float">
            <text:p>0</text:p>
          </table:table-cell>
          <table:table-cell table:formula="of:=([.G23]-[.E23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5]/([.E105]*[.L105])*([.S105]/[.E105]*([.E44]-[.E65])-([.L44]-[.L65]))" office:value-type="float" office:value="-0.0242503767449971" calcext:value-type="float">
            <text:p>-0.0242503767</text:p>
          </table:table-cell>
          <table:table-cell table:formula="of:=2*[.T105]/([.F105]*[.M105])*([.T105]/[.F105]*([.F44]-[.F65])-([.M44]-[.M65]))" office:value-type="float" office:value="-0.003461082296439" calcext:value-type="float">
            <text:p>-0.0034610823</text:p>
          </table:table-cell>
          <table:table-cell table:formula="of:=2*[.U105]/([.G105]*[.N105])*([.U105]/[.G105]*([.G44]-[.G65])-([.N44]-[.N65]))" office:value-type="float" office:value="0.0175966001373812" calcext:value-type="float">
            <text:p>0.0175966001</text:p>
          </table:table-cell>
          <table:table-cell table:number-columns-repeated="3"/>
          <table:table-cell table:style-name="ce6" table:formula="of:=[.D133]*[.K133]" office:value-type="float" office:value="0" calcext:value-type="float">
            <text:p>0</text:p>
          </table:table-cell>
          <table:table-cell table:style-name="ce6" table:formula="of:=[.E133]*[.L133]" office:value-type="float" office:value="-0" calcext:value-type="float">
            <text:p>0</text:p>
          </table:table-cell>
          <table:table-cell table:style-name="ce6" table:formula="of:=[.F133]*[.M133]" office:value-type="float" office:value="-0.0051916234446585" calcext:value-type="float">
            <text:p>-0.0051916234</text:p>
          </table:table-cell>
          <table:table-cell table:style-name="ce6" table:formula="of:=[.G133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4]-[.D24])/2" office:value-type="float" office:value="1" calcext:value-type="float">
            <text:p>1</text:p>
          </table:table-cell>
          <table:table-cell table:formula="of:=([.G24]-[.E24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6]/([.D106]*[.K106])*([.R106]/[.D106]*([.D45]-[.D66])-([.K45]-[.K66]))" office:value-type="float" office:value="-0.00543332203825526" calcext:value-type="float">
            <text:p>-0.005433322</text:p>
          </table:table-cell>
          <table:table-cell table:formula="of:=2*[.S106]/([.E106]*[.L106])*([.S106]/[.E106]*([.E45]-[.E66])-([.L45]-[.L66]))" office:value-type="float" office:value="-0.0158841786569539" calcext:value-type="float">
            <text:p>-0.0158841787</text:p>
          </table:table-cell>
          <table:table-cell table:formula="of:=2*[.T106]/([.F106]*[.M106])*([.T106]/[.F106]*([.F45]-[.F66])-([.M45]-[.M66]))" office:value-type="float" office:value="-0.0215016707925848" calcext:value-type="float">
            <text:p>-0.0215016708</text:p>
          </table:table-cell>
          <table:table-cell table:formula="of:=2*[.U106]/([.G106]*[.N106])*([.U106]/[.G106]*([.G45]-[.G66])-([.N45]-[.N66]))" office:value-type="float" office:value="0.0146824589215445" calcext:value-type="float">
            <text:p>0.0146824589</text:p>
          </table:table-cell>
          <table:table-cell table:number-columns-repeated="3"/>
          <table:table-cell table:style-name="ce6" table:formula="of:=[.D134]*[.K134]" office:value-type="float" office:value="-0" calcext:value-type="float">
            <text:p>0</text:p>
          </table:table-cell>
          <table:table-cell table:style-name="ce6" table:formula="of:=[.E134]*[.L134]" office:value-type="float" office:value="-0.0158841786569539" calcext:value-type="float">
            <text:p>-0.0158841787</text:p>
          </table:table-cell>
          <table:table-cell table:style-name="ce6" table:formula="of:=[.F134]*[.M134]" office:value-type="float" office:value="-0.0215016707925848" calcext:value-type="float">
            <text:p>-0.0215016708</text:p>
          </table:table-cell>
          <table:table-cell table:style-name="ce6" table:formula="of:=[.G134]*[.N1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5]-[.D25])/2" office:value-type="float" office:value="0.5" calcext:value-type="float">
            <text:p>0.5</text:p>
          </table:table-cell>
          <table:table-cell table:formula="of:=([.G25]-[.E2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7]/([.E107]*[.L107])*([.S107]/[.E107]*([.E46]-[.E67])-([.L46]-[.L67]))" office:value-type="float" office:value="0.00651484093632932" calcext:value-type="float">
            <text:p>0.0065148409</text:p>
          </table:table-cell>
          <table:table-cell table:formula="of:=2*[.T107]/([.F107]*[.M107])*([.T107]/[.F107]*([.F46]-[.F67])-([.M46]-[.M67]))" office:value-type="float" office:value="-0.0102521693339493" calcext:value-type="float">
            <text:p>-0.0102521693</text:p>
          </table:table-cell>
          <table:table-cell table:formula="of:=2*[.U107]/([.G107]*[.N107])*([.U107]/[.G107]*([.G46]-[.G67])-([.N46]-[.N67]))" office:value-type="float" office:value="-0.00186733386460051" calcext:value-type="float">
            <text:p>-0.0018673339</text:p>
          </table:table-cell>
          <table:table-cell table:number-columns-repeated="3"/>
          <table:table-cell table:style-name="ce6" table:formula="of:=[.D135]*[.K135]" office:value-type="float" office:value="0" calcext:value-type="float">
            <text:p>0</text:p>
          </table:table-cell>
          <table:table-cell table:style-name="ce6" table:formula="of:=[.E135]*[.L135]" office:value-type="float" office:value="0.00325742046816466" calcext:value-type="float">
            <text:p>0.0032574205</text:p>
          </table:table-cell>
          <table:table-cell table:style-name="ce6" table:formula="of:=[.F135]*[.M135]" office:value-type="float" office:value="-0.00512608466697463" calcext:value-type="float">
            <text:p>-0.0051260847</text:p>
          </table:table-cell>
          <table:table-cell table:style-name="ce6" table:formula="of:=[.G135]*[.N135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6]-[.D26])/2" office:value-type="float" office:value="-2" calcext:value-type="float">
            <text:p>-2</text:p>
          </table:table-cell>
          <table:table-cell table:formula="of:=([.G26]-[.E26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8]/([.D108]*[.K108])*([.R108]/[.D108]*([.D47]-[.D68])-([.K47]-[.K68]))" office:value-type="float" office:value="0.0130428031675379" calcext:value-type="float">
            <text:p>0.0130428032</text:p>
          </table:table-cell>
          <table:table-cell table:formula="of:=2*[.S108]/([.E108]*[.L108])*([.S108]/[.E108]*([.E47]-[.E68])-([.L47]-[.L68]))" office:value-type="float" office:value="0.000218429819818739" calcext:value-type="float">
            <text:p>0.0002184298</text:p>
          </table:table-cell>
          <table:table-cell table:formula="of:=2*[.T108]/([.F108]*[.M108])*([.T108]/[.F108]*([.F47]-[.F68])-([.M47]-[.M68]))" office:value-type="float" office:value="-0.000193851175050406" calcext:value-type="float">
            <text:p>-0.0001938512</text:p>
          </table:table-cell>
          <table:table-cell table:formula="of:=2*[.U108]/([.G108]*[.N108])*([.U108]/[.G108]*([.G47]-[.G68])-([.N47]-[.N68]))" office:value-type="float" office:value="-0.000529888057384468" calcext:value-type="float">
            <text:p>-0.0005298881</text:p>
          </table:table-cell>
          <table:table-cell table:number-columns-repeated="3"/>
          <table:table-cell table:style-name="ce6" table:formula="of:=[.D136]*[.K136]" office:value-type="float" office:value="0" calcext:value-type="float">
            <text:p>0</text:p>
          </table:table-cell>
          <table:table-cell table:style-name="ce6" table:formula="of:=[.E136]*[.L136]" office:value-type="float" office:value="-0.000436859639637479" calcext:value-type="float">
            <text:p>-0.0004368596</text:p>
          </table:table-cell>
          <table:table-cell table:style-name="ce6" table:formula="of:=[.F136]*[.M136]" office:value-type="float" office:value="0.000193851175050406" calcext:value-type="float">
            <text:p>0.0001938512</text:p>
          </table:table-cell>
          <table:table-cell table:style-name="ce6" table:formula="of:=[.G136]*[.N136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8]-[.D28])/2" office:value-type="float" office:value="0" calcext:value-type="float">
            <text:p>0</text:p>
          </table:table-cell>
          <table:table-cell table:formula="of:=([.G28]-[.E28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10]/([.E110]*[.L110])*([.S110]/[.E110]*([.E49]-[.E70])-([.L49]-[.L70]))" office:value-type="float" office:value="0.0284701554232804" calcext:value-type="float">
            <text:p>0.0284701554</text:p>
          </table:table-cell>
          <table:table-cell table:formula="of:=2*[.T110]/([.F110]*[.M110])*([.T110]/[.F110]*([.F49]-[.F70])-([.M49]-[.M70]))" office:value-type="float" office:value="0.0296423058120915" calcext:value-type="float">
            <text:p>0.0296423058</text:p>
          </table:table-cell>
          <table:table-cell table:formula="of:=2*[.U110]/([.G110]*[.N110])*([.U110]/[.G110]*([.G49]-[.G70])-([.N49]-[.N70]))" office:value-type="float" office:value="0.0491036264140326" calcext:value-type="float">
            <text:p>0.0491036264</text:p>
          </table:table-cell>
          <table:table-cell table:number-columns-repeated="3"/>
          <table:table-cell table:style-name="ce6" table:formula="of:=[.D138]*[.K138]" office:value-type="float" office:value="0" calcext:value-type="float">
            <text:p>0</text:p>
          </table:table-cell>
          <table:table-cell table:style-name="ce6" table:formula="of:=[.E138]*[.L138]" office:value-type="float" office:value="0" calcext:value-type="float">
            <text:p>0</text:p>
          </table:table-cell>
          <table:table-cell table:style-name="ce6" table:formula="of:=[.F138]*[.M138]" office:value-type="float" office:value="0.0296423058120915" calcext:value-type="float">
            <text:p>0.0296423058</text:p>
          </table:table-cell>
          <table:table-cell table:style-name="ce6" table:formula="of:=[.G138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9]-[.D29])/2" office:value-type="float" office:value="-2" calcext:value-type="float">
            <text:p>-2</text:p>
          </table:table-cell>
          <table:table-cell table:formula="of:=([.G29]-[.E29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11]/([.D111]*[.K111])*([.R111]/[.D111]*([.D50]-[.D71])-([.K50]-[.K71]))" office:value-type="float" office:value="0.015625" calcext:value-type="float">
            <text:p>0.015625</text:p>
          </table:table-cell>
          <table:table-cell table:formula="of:=2*[.S111]/([.E111]*[.L111])*([.S111]/[.E111]*([.E50]-[.E71])-([.L50]-[.L71]))" office:value-type="float" office:value="-0.00661136166963174" calcext:value-type="float">
            <text:p>-0.0066113617</text:p>
          </table:table-cell>
          <table:table-cell table:formula="of:=2*[.T111]/([.F111]*[.M111])*([.T111]/[.F111]*([.F50]-[.F71])-([.M50]-[.M71]))" office:value-type="float" office:value="0.00310057809215646" calcext:value-type="float">
            <text:p>0.0031005781</text:p>
          </table:table-cell>
          <table:table-cell table:formula="of:=2*[.U111]/([.G111]*[.N111])*([.U111]/[.G111]*([.G50]-[.G71])-([.N50]-[.N71]))" office:value-type="float" office:value="0.0184901823260349" calcext:value-type="float">
            <text:p>0.0184901823</text:p>
          </table:table-cell>
          <table:table-cell table:number-columns-repeated="3"/>
          <table:table-cell table:style-name="ce6" table:formula="of:=[.D139]*[.K139]" office:value-type="float" office:value="0" calcext:value-type="float">
            <text:p>0</text:p>
          </table:table-cell>
          <table:table-cell table:style-name="ce6" table:formula="of:=[.E139]*[.L139]" office:value-type="float" office:value="0.0132227233392635" calcext:value-type="float">
            <text:p>0.0132227233</text:p>
          </table:table-cell>
          <table:table-cell table:style-name="ce6" table:formula="of:=[.F139]*[.M139]" office:value-type="float" office:value="0.00155028904607823" calcext:value-type="float">
            <text:p>0.001550289</text:p>
          </table:table-cell>
          <table:table-cell table:style-name="ce6" table:formula="of:=[.G139]*[.N1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30]-[.D30])/2" office:value-type="float" office:value="1" calcext:value-type="float">
            <text:p>1</text:p>
          </table:table-cell>
          <table:table-cell table:formula="of:=([.G30]-[.E30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12]/([.E112]*[.L112])*([.S112]/[.E112]*([.E51]-[.E72])-([.L51]-[.L72]))" office:value-type="float" office:value="0.0402855406347444" calcext:value-type="float">
            <text:p>0.0402855406</text:p>
          </table:table-cell>
          <table:table-cell table:formula="of:=2*[.T112]/([.F112]*[.M112])*([.T112]/[.F112]*([.F51]-[.F72])-([.M51]-[.M72]))" office:value-type="float" office:value="0.0290229781081337" calcext:value-type="float">
            <text:p>0.0290229781</text:p>
          </table:table-cell>
          <table:table-cell table:formula="of:=2*[.U112]/([.G112]*[.N112])*([.U112]/[.G112]*([.G51]-[.G72])-([.N51]-[.N72]))" office:value-type="float" office:value="0.019820524980871" calcext:value-type="float">
            <text:p>0.019820525</text:p>
          </table:table-cell>
          <table:table-cell table:number-columns-repeated="3"/>
          <table:table-cell table:style-name="ce6" table:formula="of:=[.D140]*[.K140]" office:value-type="float" office:value="0" calcext:value-type="float">
            <text:p>0</text:p>
          </table:table-cell>
          <table:table-cell table:style-name="ce6" table:formula="of:=[.E140]*[.L140]" office:value-type="float" office:value="0.0402855406347444" calcext:value-type="float">
            <text:p>0.0402855406</text:p>
          </table:table-cell>
          <table:table-cell table:style-name="ce6" table:formula="of:=[.F140]*[.M140]" office:value-type="float" office:value="-0.0435344671622005" calcext:value-type="float">
            <text:p>-0.0435344672</text:p>
          </table:table-cell>
          <table:table-cell table:style-name="ce6" table:formula="of:=[.G140]*[.N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31]-[.D31])/2" office:value-type="float" office:value="0" calcext:value-type="float">
            <text:p>0</text:p>
          </table:table-cell>
          <table:table-cell table:formula="of:=([.G31]-[.E31])/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13]/([.D113]*[.K113])*([.R113]/[.D113]*([.D52]-[.D73])-([.K52]-[.K73]))" office:value-type="float" office:value="0.0448" calcext:value-type="float">
            <text:p>0.0448</text:p>
          </table:table-cell>
          <table:table-cell table:formula="of:=2*[.S113]/([.E113]*[.L113])*([.S113]/[.E113]*([.E52]-[.E73])-([.L52]-[.L73]))" office:value-type="float" office:value="0.00740771225153292" calcext:value-type="float">
            <text:p>0.0074077123</text:p>
          </table:table-cell>
          <table:table-cell table:formula="of:=2*[.T113]/([.F113]*[.M113])*([.T113]/[.F113]*([.F52]-[.F73])-([.M52]-[.M73]))" office:value-type="float" office:value="-0.00773607526288771" calcext:value-type="float">
            <text:p>-0.0077360753</text:p>
          </table:table-cell>
          <table:table-cell table:formula="of:=2*[.U113]/([.G113]*[.N113])*([.U113]/[.G113]*([.G52]-[.G73])-([.N52]-[.N73]))" office:value-type="float" office:value="-0.0164255863120114" calcext:value-type="float">
            <text:p>-0.0164255863</text:p>
          </table:table-cell>
          <table:table-cell table:number-columns-repeated="3"/>
          <table:table-cell table:style-name="ce6" table:formula="of:=[.D141]*[.K141]" office:value-type="float" office:value="0" calcext:value-type="float">
            <text:p>0</text:p>
          </table:table-cell>
          <table:table-cell table:style-name="ce6" table:formula="of:=[.E141]*[.L141]" office:value-type="float" office:value="0" calcext:value-type="float">
            <text:p>0</text:p>
          </table:table-cell>
          <table:table-cell table:style-name="ce6" table:formula="of:=[.F141]*[.M141]" office:value-type="float" office:value="-0.0193401881572193" calcext:value-type="float">
            <text:p>-0.0193401882</text:p>
          </table:table-cell>
          <table:table-cell table:style-name="ce6" table:formula="of:=[.G141]*[.N141]" office:value-type="float" office:value="-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4]*[.K123]" office:value-type="float" office:value="0" calcext:value-type="float">
            <text:p>0</text:p>
          </table:table-cell>
          <table:table-cell table:style-name="ce7" table:formula="of:=[.E144]*[.L123]" office:value-type="float" office:value="0" calcext:value-type="float">
            <text:p>0</text:p>
          </table:table-cell>
          <table:table-cell table:style-name="ce7" table:formula="of:=[.F144]*[.M123]" office:value-type="float" office:value="0" calcext:value-type="float">
            <text:p>0</text:p>
          </table:table-cell>
          <table:table-cell table:style-name="ce7" table:formula="of:=[.G144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15]-[.D13])/2" office:value-type="float" office:value="1.5" calcext:value-type="float">
            <text:p>1.5</text:p>
          </table:table-cell>
          <table:table-cell table:formula="of:=([.E15]-[.E13])/2" office:value-type="float" office:value="1.5" calcext:value-type="float">
            <text:p>1.5</text:p>
          </table:table-cell>
          <table:table-cell table:formula="of:=([.F15]-[.F13])/2" office:value-type="float" office:value="0.5" calcext:value-type="float">
            <text:p>0.5</text:p>
          </table:table-cell>
          <table:table-cell table:formula="of:=([.G15]-[.G13])/2" office:value-type="float" office:value="0.5" calcext:value-type="float">
            <text:p>0.5</text:p>
          </table:table-cell>
          <table:table-cell table:number-columns-repeated="10"/>
          <table:table-cell table:style-name="ce7" table:formula="of:=[.D145]*[.K124]" office:value-type="float" office:value="0.0676691729323308" calcext:value-type="float">
            <text:p>0.0676691729</text:p>
          </table:table-cell>
          <table:table-cell table:style-name="ce7" table:formula="of:=[.E145]*[.L124]" office:value-type="float" office:value="0.0317728729085084" calcext:value-type="float">
            <text:p>0.0317728729</text:p>
          </table:table-cell>
          <table:table-cell table:style-name="ce7" table:formula="of:=[.F145]*[.M124]" office:value-type="float" office:value="0.00258202117015691" calcext:value-type="float">
            <text:p>0.0025820212</text:p>
          </table:table-cell>
          <table:table-cell table:style-name="ce7" table:formula="of:=[.G145]*[.N124]" office:value-type="float" office:value="-0.00567882044449865" calcext:value-type="float">
            <text:p>-0.00567882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16]-[.D14])/2" office:value-type="float" office:value="0" calcext:value-type="float">
            <text:p>0</text:p>
          </table:table-cell>
          <table:table-cell table:formula="of:=([.E16]-[.E14])/2" office:value-type="float" office:value="-0.5" calcext:value-type="float">
            <text:p>-0.5</text:p>
          </table:table-cell>
          <table:table-cell table:formula="of:=([.F16]-[.F14])/2" office:value-type="float" office:value="-1" calcext:value-type="float">
            <text:p>-1</text:p>
          </table:table-cell>
          <table:table-cell table:formula="of:=([.G16]-[.G14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D146]*[.K125]" office:value-type="float" office:value="0" calcext:value-type="float">
            <text:p>0</text:p>
          </table:table-cell>
          <table:table-cell table:style-name="ce7" table:formula="of:=[.E146]*[.L125]" office:value-type="float" office:value="-0.00343899177023469" calcext:value-type="float">
            <text:p>-0.0034389918</text:p>
          </table:table-cell>
          <table:table-cell table:style-name="ce7" table:formula="of:=[.F146]*[.M125]" office:value-type="float" office:value="-0.0015168922270474" calcext:value-type="float">
            <text:p>-0.0015168922</text:p>
          </table:table-cell>
          <table:table-cell table:style-name="ce7" table:formula="of:=[.G146]*[.N125]" office:value-type="float" office:value="-0.0150381198852906" calcext:value-type="float">
            <text:p>-0.0150381199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7]*[.K126]" office:value-type="float" office:value="0" calcext:value-type="float">
            <text:p>0</text:p>
          </table:table-cell>
          <table:table-cell table:style-name="ce7" table:formula="of:=[.E147]*[.L126]" office:value-type="float" office:value="0" calcext:value-type="float">
            <text:p>0</text:p>
          </table:table-cell>
          <table:table-cell table:style-name="ce7" table:formula="of:=[.F147]*[.M126]" office:value-type="float" office:value="0" calcext:value-type="float">
            <text:p>0</text:p>
          </table:table-cell>
          <table:table-cell table:style-name="ce7" table:formula="of:=[.G147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9]*[.K128]" office:value-type="float" office:value="0" calcext:value-type="float">
            <text:p>0</text:p>
          </table:table-cell>
          <table:table-cell table:style-name="ce7" table:formula="of:=[.E149]*[.L128]" office:value-type="float" office:value="0" calcext:value-type="float">
            <text:p>0</text:p>
          </table:table-cell>
          <table:table-cell table:style-name="ce7" table:formula="of:=[.F149]*[.M128]" office:value-type="float" office:value="-0" calcext:value-type="float">
            <text:p>0</text:p>
          </table:table-cell>
          <table:table-cell table:style-name="ce7" table:formula="of:=[.G149]*[.N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0]-[.D18])/2" office:value-type="float" office:value="3" calcext:value-type="float">
            <text:p>3</text:p>
          </table:table-cell>
          <table:table-cell table:formula="of:=([.E20]-[.E18])/2" office:value-type="float" office:value="2.5" calcext:value-type="float">
            <text:p>2.5</text:p>
          </table:table-cell>
          <table:table-cell table:formula="of:=([.F20]-[.F18])/2" office:value-type="float" office:value="-0.5" calcext:value-type="float">
            <text:p>-0.5</text:p>
          </table:table-cell>
          <table:table-cell table:formula="of:=([.G20]-[.G18])/2" office:value-type="float" office:value="2" calcext:value-type="float">
            <text:p>2</text:p>
          </table:table-cell>
          <table:table-cell table:number-columns-repeated="10"/>
          <table:table-cell table:style-name="ce7" table:formula="of:=[.D150]*[.K129]" office:value-type="float" office:value="0.00415671005734363" calcext:value-type="float">
            <text:p>0.0041567101</text:p>
          </table:table-cell>
          <table:table-cell table:style-name="ce7" table:formula="of:=[.E150]*[.L129]" office:value-type="float" office:value="0.000204179568448092" calcext:value-type="float">
            <text:p>0.0002041796</text:p>
          </table:table-cell>
          <table:table-cell table:style-name="ce7" table:formula="of:=[.F150]*[.M129]" office:value-type="float" office:value="0.000124209841097145" calcext:value-type="float">
            <text:p>0.0001242098</text:p>
          </table:table-cell>
          <table:table-cell table:style-name="ce7" table:formula="of:=[.G150]*[.N129]" office:value-type="float" office:value="-0.00227274780716013" calcext:value-type="float">
            <text:p>-0.00227274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1]-[.D19])/2" office:value-type="float" office:value="-1" calcext:value-type="float">
            <text:p>-1</text:p>
          </table:table-cell>
          <table:table-cell table:formula="of:=([.E21]-[.E19])/2" office:value-type="float" office:value="-1" calcext:value-type="float">
            <text:p>-1</text:p>
          </table:table-cell>
          <table:table-cell table:formula="of:=([.F21]-[.F19])/2" office:value-type="float" office:value="-2.5" calcext:value-type="float">
            <text:p>-2.5</text:p>
          </table:table-cell>
          <table:table-cell table:formula="of:=([.G21]-[.G19])/2" office:value-type="float" office:value="-3" calcext:value-type="float">
            <text:p>-3</text:p>
          </table:table-cell>
          <table:table-cell table:number-columns-repeated="10"/>
          <table:table-cell table:style-name="ce7" table:formula="of:=[.D151]*[.K130]" office:value-type="float" office:value="-0" calcext:value-type="float">
            <text:p>0</text:p>
          </table:table-cell>
          <table:table-cell table:style-name="ce7" table:formula="of:=[.E151]*[.L130]" office:value-type="float" office:value="0.000279091147885474" calcext:value-type="float">
            <text:p>0.0002790911</text:p>
          </table:table-cell>
          <table:table-cell table:style-name="ce7" table:formula="of:=[.F151]*[.M130]" office:value-type="float" office:value="-0.0107226581932146" calcext:value-type="float">
            <text:p>-0.0107226582</text:p>
          </table:table-cell>
          <table:table-cell table:style-name="ce7" table:formula="of:=[.G151]*[.N130]" office:value-type="float" office:value="-0.0106848187609916" calcext:value-type="float">
            <text:p>-0.0106848188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2]*[.K131]" office:value-type="float" office:value="0" calcext:value-type="float">
            <text:p>0</text:p>
          </table:table-cell>
          <table:table-cell table:style-name="ce7" table:formula="of:=[.E152]*[.L131]" office:value-type="float" office:value="0" calcext:value-type="float">
            <text:p>0</text:p>
          </table:table-cell>
          <table:table-cell table:style-name="ce7" table:formula="of:=[.F152]*[.M131]" office:value-type="float" office:value="0" calcext:value-type="float">
            <text:p>0</text:p>
          </table:table-cell>
          <table:table-cell table:style-name="ce7" table:formula="of:=[.G152]*[.N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4]*[.K133]" office:value-type="float" office:value="0" calcext:value-type="float">
            <text:p>0</text:p>
          </table:table-cell>
          <table:table-cell table:style-name="ce7" table:formula="of:=[.E154]*[.L133]" office:value-type="float" office:value="-0" calcext:value-type="float">
            <text:p>0</text:p>
          </table:table-cell>
          <table:table-cell table:style-name="ce7" table:formula="of:=[.F154]*[.M133]" office:value-type="float" office:value="-0" calcext:value-type="float">
            <text:p>0</text:p>
          </table:table-cell>
          <table:table-cell table:style-name="ce7" table:formula="of:=[.G154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5]-[.D23])/2" office:value-type="float" office:value="0" calcext:value-type="float">
            <text:p>0</text:p>
          </table:table-cell>
          <table:table-cell table:formula="of:=([.E25]-[.E23])/2" office:value-type="float" office:value="1.5" calcext:value-type="float">
            <text:p>1.5</text:p>
          </table:table-cell>
          <table:table-cell table:formula="of:=([.F25]-[.F23])/2" office:value-type="float" office:value="0.5" calcext:value-type="float">
            <text:p>0.5</text:p>
          </table:table-cell>
          <table:table-cell table:formula="of:=([.G25]-[.G23])/2" office:value-type="float" office:value="0.5" calcext:value-type="float">
            <text:p>0.5</text:p>
          </table:table-cell>
          <table:table-cell table:number-columns-repeated="10"/>
          <table:table-cell table:style-name="ce7" table:formula="of:=[.D155]*[.K134]" office:value-type="float" office:value="-0" calcext:value-type="float">
            <text:p>0</text:p>
          </table:table-cell>
          <table:table-cell table:style-name="ce7" table:formula="of:=[.E155]*[.L134]" office:value-type="float" office:value="-0.0238262679854308" calcext:value-type="float">
            <text:p>-0.023826268</text:p>
          </table:table-cell>
          <table:table-cell table:style-name="ce7" table:formula="of:=[.F155]*[.M134]" office:value-type="float" office:value="-0.0107508353962924" calcext:value-type="float">
            <text:p>-0.0107508354</text:p>
          </table:table-cell>
          <table:table-cell table:style-name="ce7" table:formula="of:=[.G155]*[.N134]" office:value-type="float" office:value="0.00734122946077227" calcext:value-type="float">
            <text:p>0.007341229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6]-[.D24])/2" office:value-type="float" office:value="0.5" calcext:value-type="float">
            <text:p>0.5</text:p>
          </table:table-cell>
          <table:table-cell table:formula="of:=([.E26]-[.E24])/2" office:value-type="float" office:value="-1" calcext:value-type="float">
            <text:p>-1</text:p>
          </table:table-cell>
          <table:table-cell table:formula="of:=([.F26]-[.F24])/2" office:value-type="float" office:value="-2.5" calcext:value-type="float">
            <text:p>-2.5</text:p>
          </table:table-cell>
          <table:table-cell table:formula="of:=([.G26]-[.G24])/2" office:value-type="float" office:value="-3" calcext:value-type="float">
            <text:p>-3</text:p>
          </table:table-cell>
          <table:table-cell table:number-columns-repeated="10"/>
          <table:table-cell table:style-name="ce7" table:formula="of:=[.D156]*[.K135]" office:value-type="float" office:value="0" calcext:value-type="float">
            <text:p>0</text:p>
          </table:table-cell>
          <table:table-cell table:style-name="ce7" table:formula="of:=[.E156]*[.L135]" office:value-type="float" office:value="-0.00651484093632932" calcext:value-type="float">
            <text:p>-0.0065148409</text:p>
          </table:table-cell>
          <table:table-cell table:style-name="ce7" table:formula="of:=[.F156]*[.M135]" office:value-type="float" office:value="0.0256304233348731" calcext:value-type="float">
            <text:p>0.0256304233</text:p>
          </table:table-cell>
          <table:table-cell table:style-name="ce7" table:formula="of:=[.G156]*[.N135]" office:value-type="float" office:value="0.00560200159380154" calcext:value-type="float">
            <text:p>0.00560200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7]*[.K136]" office:value-type="float" office:value="0" calcext:value-type="float">
            <text:p>0</text:p>
          </table:table-cell>
          <table:table-cell table:style-name="ce7" table:formula="of:=[.E157]*[.L136]" office:value-type="float" office:value="0" calcext:value-type="float">
            <text:p>0</text:p>
          </table:table-cell>
          <table:table-cell table:style-name="ce7" table:formula="of:=[.F157]*[.M136]" office:value-type="float" office:value="-0" calcext:value-type="float">
            <text:p>0</text:p>
          </table:table-cell>
          <table:table-cell table:style-name="ce7" table:formula="of:=[.G157]*[.N136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9]*[.K138]" office:value-type="float" office:value="0" calcext:value-type="float">
            <text:p>0</text:p>
          </table:table-cell>
          <table:table-cell table:style-name="ce7" table:formula="of:=[.E159]*[.L138]" office:value-type="float" office:value="0" calcext:value-type="float">
            <text:p>0</text:p>
          </table:table-cell>
          <table:table-cell table:style-name="ce7" table:formula="of:=[.F159]*[.M138]" office:value-type="float" office:value="0" calcext:value-type="float">
            <text:p>0</text:p>
          </table:table-cell>
          <table:table-cell table:style-name="ce7" table:formula="of:=[.G159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0]-[.D28])/2" office:value-type="float" office:value="1" calcext:value-type="float">
            <text:p>1</text:p>
          </table:table-cell>
          <table:table-cell table:formula="of:=([.E30]-[.E28])/2" office:value-type="float" office:value="2" calcext:value-type="float">
            <text:p>2</text:p>
          </table:table-cell>
          <table:table-cell table:formula="of:=([.F30]-[.F28])/2" office:value-type="float" office:value="2" calcext:value-type="float">
            <text:p>2</text:p>
          </table:table-cell>
          <table:table-cell table:formula="of:=([.G30]-[.G28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D160]*[.K139]" office:value-type="float" office:value="0.015625" calcext:value-type="float">
            <text:p>0.015625</text:p>
          </table:table-cell>
          <table:table-cell table:style-name="ce7" table:formula="of:=[.E160]*[.L139]" office:value-type="float" office:value="-0.0132227233392635" calcext:value-type="float">
            <text:p>-0.0132227233</text:p>
          </table:table-cell>
          <table:table-cell table:style-name="ce7" table:formula="of:=[.F160]*[.M139]" office:value-type="float" office:value="0.00620115618431292" calcext:value-type="float">
            <text:p>0.0062011562</text:p>
          </table:table-cell>
          <table:table-cell table:style-name="ce7" table:formula="of:=[.G160]*[.N139]" office:value-type="float" office:value="-0.00924509116301746" calcext:value-type="float">
            <text:p>-0.00924509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1]-[.D29])/2" office:value-type="float" office:value="-1.5" calcext:value-type="float">
            <text:p>-1.5</text:p>
          </table:table-cell>
          <table:table-cell table:formula="of:=([.E31]-[.E29])/2" office:value-type="float" office:value="-1" calcext:value-type="float">
            <text:p>-1</text:p>
          </table:table-cell>
          <table:table-cell table:formula="of:=([.F31]-[.F29])/2" office:value-type="float" office:value="0.5" calcext:value-type="float">
            <text:p>0.5</text:p>
          </table:table-cell>
          <table:table-cell table:formula="of:=([.G31]-[.G29])/2" office:value-type="float" office:value="1" calcext:value-type="float">
            <text:p>1</text:p>
          </table:table-cell>
          <table:table-cell table:number-columns-repeated="10"/>
          <table:table-cell table:style-name="ce7" table:formula="of:=[.D161]*[.K140]" office:value-type="float" office:value="-0" calcext:value-type="float">
            <text:p>0</text:p>
          </table:table-cell>
          <table:table-cell table:style-name="ce7" table:formula="of:=[.E161]*[.L140]" office:value-type="float" office:value="-0.0402855406347444" calcext:value-type="float">
            <text:p>-0.0402855406</text:p>
          </table:table-cell>
          <table:table-cell table:style-name="ce7" table:formula="of:=[.F161]*[.M140]" office:value-type="float" office:value="0.0145114890540668" calcext:value-type="float">
            <text:p>0.0145114891</text:p>
          </table:table-cell>
          <table:table-cell table:style-name="ce7" table:formula="of:=[.G161]*[.N140]" office:value-type="float" office:value="0.019820524980871" calcext:value-type="float">
            <text:p>0.0198205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62]*[.K141]" office:value-type="float" office:value="0" calcext:value-type="float">
            <text:p>0</text:p>
          </table:table-cell>
          <table:table-cell table:style-name="ce7" table:formula="of:=[.E162]*[.L141]" office:value-type="float" office:value="0" calcext:value-type="float">
            <text:p>0</text:p>
          </table:table-cell>
          <table:table-cell table:style-name="ce7" table:formula="of:=[.F162]*[.M141]" office:value-type="float" office:value="-0" calcext:value-type="float">
            <text:p>0</text:p>
          </table:table-cell>
          <table:table-cell table:style-name="ce7" table:formula="of:=[.G162]*[.N141]" office:value-type="float" office:value="-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5]*[.K123]" office:value-type="float" office:value="0" calcext:value-type="float">
            <text:p>0</text:p>
          </table:table-cell>
          <table:table-cell table:style-name="ce6" table:formula="of:=[.E165]*[.L123]" office:value-type="float" office:value="0" calcext:value-type="float">
            <text:p>0</text:p>
          </table:table-cell>
          <table:table-cell table:style-name="ce6" table:formula="of:=[.F165]*[.M123]" office:value-type="float" office:value="0" calcext:value-type="float">
            <text:p>0</text:p>
          </table:table-cell>
          <table:table-cell table:style-name="ce6" table:formula="of:=[.G165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6]*[.K124]" office:value-type="float" office:value="0" calcext:value-type="float">
            <text:p>0</text:p>
          </table:table-cell>
          <table:table-cell table:style-name="ce6" table:formula="of:=[.E166]*[.L124]" office:value-type="float" office:value="0" calcext:value-type="float">
            <text:p>0</text:p>
          </table:table-cell>
          <table:table-cell table:style-name="ce6" table:formula="of:=[.F166]*[.M124]" office:value-type="float" office:value="0" calcext:value-type="float">
            <text:p>0</text:p>
          </table:table-cell>
          <table:table-cell table:style-name="ce6" table:formula="of:=[.G166]*[.N124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7]*[.K125]" office:value-type="float" office:value="0" calcext:value-type="float">
            <text:p>0</text:p>
          </table:table-cell>
          <table:table-cell table:style-name="ce6" table:formula="of:=[.E167]*[.L125]" office:value-type="float" office:value="0" calcext:value-type="float">
            <text:p>0</text:p>
          </table:table-cell>
          <table:table-cell table:style-name="ce6" table:formula="of:=[.F167]*[.M125]" office:value-type="float" office:value="0" calcext:value-type="float">
            <text:p>0</text:p>
          </table:table-cell>
          <table:table-cell table:style-name="ce6" table:formula="of:=[.G167]*[.N1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8]*[.K126]" office:value-type="float" office:value="0" calcext:value-type="float">
            <text:p>0</text:p>
          </table:table-cell>
          <table:table-cell table:style-name="ce6" table:formula="of:=[.E168]*[.L126]" office:value-type="float" office:value="0" calcext:value-type="float">
            <text:p>0</text:p>
          </table:table-cell>
          <table:table-cell table:style-name="ce6" table:formula="of:=[.F168]*[.M126]" office:value-type="float" office:value="0" calcext:value-type="float">
            <text:p>0</text:p>
          </table:table-cell>
          <table:table-cell table:style-name="ce6" table:formula="of:=[.G168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formula="of:=([.D23]-[.D13])/2" office:value-type="float" office:value="1" calcext:value-type="float">
            <text:p>1</text:p>
          </table:table-cell>
          <table:table-cell table:formula="of:=([.E23]-[.E13])/2" office:value-type="float" office:value="0" calcext:value-type="float">
            <text:p>0</text:p>
          </table:table-cell>
          <table:table-cell table:formula="of:=([.F23]-[.F13])/2" office:value-type="float" office:value="0.5" calcext:value-type="float">
            <text:p>0.5</text:p>
          </table:table-cell>
          <table:table-cell table:formula="of:=([.G23]-[.G13])/2" office:value-type="float" office:value="1" calcext:value-type="float">
            <text:p>1</text:p>
          </table:table-cell>
          <table:table-cell table:number-columns-repeated="10"/>
          <table:table-cell table:style-name="ce6" table:formula="of:=[.D170]*[.K128]" office:value-type="float" office:value="0" calcext:value-type="float">
            <text:p>0</text:p>
          </table:table-cell>
          <table:table-cell table:style-name="ce6" table:formula="of:=[.E170]*[.L128]" office:value-type="float" office:value="0" calcext:value-type="float">
            <text:p>0</text:p>
          </table:table-cell>
          <table:table-cell table:style-name="ce6" table:formula="of:=[.F170]*[.M128]" office:value-type="float" office:value="-0" calcext:value-type="float">
            <text:p>0</text:p>
          </table:table-cell>
          <table:table-cell table:style-name="ce6" table:formula="of:=[.G170]*[.N128]" office:value-type="float" office:value="0.00313699698124083" calcext:value-type="float">
            <text:p>0.00313699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4]-[.D14])/2" office:value-type="float" office:value="1.5" calcext:value-type="float">
            <text:p>1.5</text:p>
          </table:table-cell>
          <table:table-cell table:formula="of:=([.E24]-[.E14])/2" office:value-type="float" office:value="1.5" calcext:value-type="float">
            <text:p>1.5</text:p>
          </table:table-cell>
          <table:table-cell table:formula="of:=([.F24]-[.F14])/2" office:value-type="float" office:value="1.5" calcext:value-type="float">
            <text:p>1.5</text:p>
          </table:table-cell>
          <table:table-cell table:formula="of:=([.G24]-[.G14])/2" office:value-type="float" office:value="2" calcext:value-type="float">
            <text:p>2</text:p>
          </table:table-cell>
          <table:table-cell table:number-columns-repeated="10"/>
          <table:table-cell table:style-name="ce6" table:formula="of:=[.D171]*[.K129]" office:value-type="float" office:value="0.00207835502867181" calcext:value-type="float">
            <text:p>0.002078355</text:p>
          </table:table-cell>
          <table:table-cell table:style-name="ce6" table:formula="of:=[.E171]*[.L129]" office:value-type="float" office:value="0.000122507741068855" calcext:value-type="float">
            <text:p>0.0001225077</text:p>
          </table:table-cell>
          <table:table-cell table:style-name="ce6" table:formula="of:=[.F171]*[.M129]" office:value-type="float" office:value="-0.000372629523291434" calcext:value-type="float">
            <text:p>-0.0003726295</text:p>
          </table:table-cell>
          <table:table-cell table:style-name="ce6" table:formula="of:=[.G171]*[.N129]" office:value-type="float" office:value="-0.00227274780716013" calcext:value-type="float">
            <text:p>-0.00227274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5]-[.D15])/2" office:value-type="float" office:value="-0.5" calcext:value-type="float">
            <text:p>-0.5</text:p>
          </table:table-cell>
          <table:table-cell table:formula="of:=([.E25]-[.E15])/2" office:value-type="float" office:value="0" calcext:value-type="float">
            <text:p>0</text:p>
          </table:table-cell>
          <table:table-cell table:formula="of:=([.F25]-[.F15])/2" office:value-type="float" office:value="0.5" calcext:value-type="float">
            <text:p>0.5</text:p>
          </table:table-cell>
          <table:table-cell table:formula="of:=([.G25]-[.G15])/2" office:value-type="float" office:value="1" calcext:value-type="float">
            <text:p>1</text:p>
          </table:table-cell>
          <table:table-cell table:number-columns-repeated="10"/>
          <table:table-cell table:style-name="ce6" table:formula="of:=[.D172]*[.K130]" office:value-type="float" office:value="-0" calcext:value-type="float">
            <text:p>0</text:p>
          </table:table-cell>
          <table:table-cell table:style-name="ce6" table:formula="of:=[.E172]*[.L130]" office:value-type="float" office:value="-0" calcext:value-type="float">
            <text:p>0</text:p>
          </table:table-cell>
          <table:table-cell table:style-name="ce6" table:formula="of:=[.F172]*[.M130]" office:value-type="float" office:value="0.00214453163864292" calcext:value-type="float">
            <text:p>0.0021445316</text:p>
          </table:table-cell>
          <table:table-cell table:style-name="ce6" table:formula="of:=[.G172]*[.N130]" office:value-type="float" office:value="0.00356160625366386" calcext:value-type="float">
            <text:p>0.003561606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6]-[.D16])/2" office:value-type="float" office:value="2" calcext:value-type="float">
            <text:p>2</text:p>
          </table:table-cell>
          <table:table-cell table:formula="of:=([.E26]-[.E16])/2" office:value-type="float" office:value="1" calcext:value-type="float">
            <text:p>1</text:p>
          </table:table-cell>
          <table:table-cell table:formula="of:=([.F26]-[.F16])/2" office:value-type="float" office:value="0" calcext:value-type="float">
            <text:p>0</text:p>
          </table:table-cell>
          <table:table-cell table:formula="of:=([.G26]-[.G16])/2" office:value-type="float" office:value="0.5" calcext:value-type="float">
            <text:p>0.5</text:p>
          </table:table-cell>
          <table:table-cell table:number-columns-repeated="10"/>
          <table:table-cell table:style-name="ce6" table:formula="of:=[.D173]*[.K131]" office:value-type="float" office:value="0.0282984061393152" calcext:value-type="float">
            <text:p>0.0282984061</text:p>
          </table:table-cell>
          <table:table-cell table:style-name="ce6" table:formula="of:=[.E173]*[.L131]" office:value-type="float" office:value="0.00180039442487093" calcext:value-type="float">
            <text:p>0.0018003944</text:p>
          </table:table-cell>
          <table:table-cell table:style-name="ce6" table:formula="of:=[.F173]*[.M131]" office:value-type="float" office:value="0" calcext:value-type="float">
            <text:p>0</text:p>
          </table:table-cell>
          <table:table-cell table:style-name="ce6" table:formula="of:=[.G173]*[.N131]" office:value-type="float" office:value="0.000433673469387754" calcext:value-type="float">
            <text:p>0.0004336735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formula="of:=([.D28]-[.D18])/2" office:value-type="float" office:value="0.5" calcext:value-type="float">
            <text:p>0.5</text:p>
          </table:table-cell>
          <table:table-cell table:formula="of:=([.E28]-[.E18])/2" office:value-type="float" office:value="0" calcext:value-type="float">
            <text:p>0</text:p>
          </table:table-cell>
          <table:table-cell table:formula="of:=([.F28]-[.F18])/2" office:value-type="float" office:value="0" calcext:value-type="float">
            <text:p>0</text:p>
          </table:table-cell>
          <table:table-cell table:formula="of:=([.G28]-[.G18])/2" office:value-type="float" office:value="0" calcext:value-type="float">
            <text:p>0</text:p>
          </table:table-cell>
          <table:table-cell table:number-columns-repeated="10"/>
          <table:table-cell table:style-name="ce6" table:formula="of:=[.D175]*[.K133]" office:value-type="float" office:value="0" calcext:value-type="float">
            <text:p>0</text:p>
          </table:table-cell>
          <table:table-cell table:style-name="ce6" table:formula="of:=[.E175]*[.L133]" office:value-type="float" office:value="-0" calcext:value-type="float">
            <text:p>0</text:p>
          </table:table-cell>
          <table:table-cell table:style-name="ce6" table:formula="of:=[.F175]*[.M133]" office:value-type="float" office:value="-0" calcext:value-type="float">
            <text:p>0</text:p>
          </table:table-cell>
          <table:table-cell table:style-name="ce6" table:formula="of:=[.G175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9]-[.D19])/2" office:value-type="float" office:value="0" calcext:value-type="float">
            <text:p>0</text:p>
          </table:table-cell>
          <table:table-cell table:formula="of:=([.E29]-[.E19])/2" office:value-type="float" office:value="-1.5" calcext:value-type="float">
            <text:p>-1.5</text:p>
          </table:table-cell>
          <table:table-cell table:formula="of:=([.F29]-[.F19])/2" office:value-type="float" office:value="-3" calcext:value-type="float">
            <text:p>-3</text:p>
          </table:table-cell>
          <table:table-cell table:formula="of:=([.G29]-[.G19])/2" office:value-type="float" office:value="-2" calcext:value-type="float">
            <text:p>-2</text:p>
          </table:table-cell>
          <table:table-cell table:number-columns-repeated="10"/>
          <table:table-cell table:style-name="ce6" table:formula="of:=[.D176]*[.K134]" office:value-type="float" office:value="-0" calcext:value-type="float">
            <text:p>0</text:p>
          </table:table-cell>
          <table:table-cell table:style-name="ce6" table:formula="of:=[.E176]*[.L134]" office:value-type="float" office:value="0.0238262679854308" calcext:value-type="float">
            <text:p>0.023826268</text:p>
          </table:table-cell>
          <table:table-cell table:style-name="ce6" table:formula="of:=[.F176]*[.M134]" office:value-type="float" office:value="0.0645050123777544" calcext:value-type="float">
            <text:p>0.0645050124</text:p>
          </table:table-cell>
          <table:table-cell table:style-name="ce6" table:formula="of:=[.G176]*[.N134]" office:value-type="float" office:value="-0.0293649178430891" calcext:value-type="float">
            <text:p>-0.02936491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0]-[.D20])/2" office:value-type="float" office:value="-1.5" calcext:value-type="float">
            <text:p>-1.5</text:p>
          </table:table-cell>
          <table:table-cell table:formula="of:=([.E30]-[.E20])/2" office:value-type="float" office:value="-0.5" calcext:value-type="float">
            <text:p>-0.5</text:p>
          </table:table-cell>
          <table:table-cell table:formula="of:=([.F30]-[.F20])/2" office:value-type="float" office:value="2.5" calcext:value-type="float">
            <text:p>2.5</text:p>
          </table:table-cell>
          <table:table-cell table:formula="of:=([.G30]-[.G20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D177]*[.K135]" office:value-type="float" office:value="-0" calcext:value-type="float">
            <text:p>0</text:p>
          </table:table-cell>
          <table:table-cell table:style-name="ce6" table:formula="of:=[.E177]*[.L135]" office:value-type="float" office:value="-0.00325742046816466" calcext:value-type="float">
            <text:p>-0.0032574205</text:p>
          </table:table-cell>
          <table:table-cell table:style-name="ce6" table:formula="of:=[.F177]*[.M135]" office:value-type="float" office:value="-0.0256304233348731" calcext:value-type="float">
            <text:p>-0.0256304233</text:p>
          </table:table-cell>
          <table:table-cell table:style-name="ce6" table:formula="of:=[.G177]*[.N135]" office:value-type="float" office:value="0.00466833466150129" calcext:value-type="float">
            <text:p>0.004668334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1]-[.D21])/2" office:value-type="float" office:value="-0.5" calcext:value-type="float">
            <text:p>-0.5</text:p>
          </table:table-cell>
          <table:table-cell table:formula="of:=([.E31]-[.E21])/2" office:value-type="float" office:value="-1.5" calcext:value-type="float">
            <text:p>-1.5</text:p>
          </table:table-cell>
          <table:table-cell table:formula="of:=([.F31]-[.F21])/2" office:value-type="float" office:value="0" calcext:value-type="float">
            <text:p>0</text:p>
          </table:table-cell>
          <table:table-cell table:formula="of:=([.G31]-[.G21])/2" office:value-type="float" office:value="2" calcext:value-type="float">
            <text:p>2</text:p>
          </table:table-cell>
          <table:table-cell table:number-columns-repeated="10"/>
          <table:table-cell table:style-name="ce6" table:formula="of:=[.D178]*[.K136]" office:value-type="float" office:value="-0.00652140158376895" calcext:value-type="float">
            <text:p>-0.0065214016</text:p>
          </table:table-cell>
          <table:table-cell table:style-name="ce6" table:formula="of:=[.E178]*[.L136]" office:value-type="float" office:value="-0.000327644729728109" calcext:value-type="float">
            <text:p>-0.0003276447</text:p>
          </table:table-cell>
          <table:table-cell table:style-name="ce6" table:formula="of:=[.F178]*[.M136]" office:value-type="float" office:value="-0" calcext:value-type="float">
            <text:p>0</text:p>
          </table:table-cell>
          <table:table-cell table:style-name="ce6" table:formula="of:=[.G178]*[.N136]" office:value-type="float" office:value="-0.00105977611476894" calcext:value-type="float">
            <text:p>-0.0010597761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0]*[.K138]" office:value-type="float" office:value="0" calcext:value-type="float">
            <text:p>0</text:p>
          </table:table-cell>
          <table:table-cell table:style-name="ce6" table:formula="of:=[.E180]*[.L138]" office:value-type="float" office:value="0" calcext:value-type="float">
            <text:p>0</text:p>
          </table:table-cell>
          <table:table-cell table:style-name="ce6" table:formula="of:=[.F180]*[.M138]" office:value-type="float" office:value="0" calcext:value-type="float">
            <text:p>0</text:p>
          </table:table-cell>
          <table:table-cell table:style-name="ce6" table:formula="of:=[.G180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1]*[.K139]" office:value-type="float" office:value="0" calcext:value-type="float">
            <text:p>0</text:p>
          </table:table-cell>
          <table:table-cell table:style-name="ce6" table:formula="of:=[.E181]*[.L139]" office:value-type="float" office:value="-0" calcext:value-type="float">
            <text:p>0</text:p>
          </table:table-cell>
          <table:table-cell table:style-name="ce6" table:formula="of:=[.F181]*[.M139]" office:value-type="float" office:value="0" calcext:value-type="float">
            <text:p>0</text:p>
          </table:table-cell>
          <table:table-cell table:style-name="ce6" table:formula="of:=[.G181]*[.N1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2]*[.K140]" office:value-type="float" office:value="0" calcext:value-type="float">
            <text:p>0</text:p>
          </table:table-cell>
          <table:table-cell table:style-name="ce6" table:formula="of:=[.E182]*[.L140]" office:value-type="float" office:value="0" calcext:value-type="float">
            <text:p>0</text:p>
          </table:table-cell>
          <table:table-cell table:style-name="ce6" table:formula="of:=[.F182]*[.M140]" office:value-type="float" office:value="0" calcext:value-type="float">
            <text:p>0</text:p>
          </table:table-cell>
          <table:table-cell table:style-name="ce6" table:formula="of:=[.G182]*[.N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3]*[.K141]" office:value-type="float" office:value="0" calcext:value-type="float">
            <text:p>0</text:p>
          </table:table-cell>
          <table:table-cell table:style-name="ce6" table:formula="of:=[.E183]*[.L141]" office:value-type="float" office:value="0" calcext:value-type="float">
            <text:p>0</text:p>
          </table:table-cell>
          <table:table-cell table:style-name="ce6" table:formula="of:=[.F183]*[.M141]" office:value-type="float" office:value="-0" calcext:value-type="float">
            <text:p>0</text:p>
          </table:table-cell>
          <table:table-cell table:style-name="ce6" table:formula="of:=[.G183]*[.N141]" office:value-type="float" office:value="-0" calcext:value-type="float">
            <text:p>0</text:p>
          </table:table-cell>
          <table:table-cell table:number-columns-repeated="6"/>
        </table:table-row>
      </table:table>
      <table:table table:name="masked lncc zero-test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5" table:default-cell-style-name="Default"/>
        <table:table-row table:style-name="ro2" table:number-rows-repeated="3">
          <table:table-cell table:number-columns-repeated="24"/>
        </table:table-row>
        <table:table-row table:style-name="ro1"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4]*[.R4]" office:value-type="float" office:value="1" calcext:value-type="float">
            <text:p>1</text:p>
          </table:table-cell>
          <table:table-cell table:formula="of:=[.E4]*[.S4]" office:value-type="float" office:value="2" calcext:value-type="float">
            <text:p>2</text:p>
          </table:table-cell>
          <table:table-cell table:formula="of:=[.F4]*[.T4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4]*[.R4]" office:value-type="float" office:value="1" calcext:value-type="float">
            <text:p>1</text:p>
          </table:table-cell>
          <table:table-cell table:formula="of:=[.L4]*[.S4]" office:value-type="float" office:value="2" calcext:value-type="float">
            <text:p>2</text:p>
          </table:table-cell>
          <table:table-cell table:formula="of:=[.M4]*[.T4]" office:value-type="float" office:value="2" calcext:value-type="float">
            <text:p>2</text:p>
          </table:table-cell>
          <table:table-cell table:number-columns-repeated="4"/>
          <table:table-cell table:formula="of:=[.D25]*[.K25]" office:value-type="float" office:value="1" calcext:value-type="float">
            <text:p>1</text:p>
          </table:table-cell>
          <table:table-cell table:formula="of:=[.E25]*[.L25]" office:value-type="float" office:value="4" calcext:value-type="float">
            <text:p>4</text:p>
          </table:table-cell>
          <table:table-cell table:formula="of:=[.F25]*[.M2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]*[.Q5]" office:value-type="float" office:value="2" calcext:value-type="float">
            <text:p>2</text:p>
          </table:table-cell>
          <table:table-cell table:formula="of:=[.D5]*[.R5]" office:value-type="float" office:value="3" calcext:value-type="float">
            <text:p>3</text:p>
          </table:table-cell>
          <table:table-cell table:formula="of:=[.E5]*[.S5]" office:value-type="float" office:value="4" calcext:value-type="float">
            <text:p>4</text:p>
          </table:table-cell>
          <table:table-cell table:formula="of:=[.F5]*[.T5]" office:value-type="float" office:value="4" calcext:value-type="float">
            <text:p>4</text:p>
          </table:table-cell>
          <table:table-cell table:number-columns-repeated="3"/>
          <table:table-cell table:formula="of:=[.J5]*[.Q5]" office:value-type="float" office:value="2" calcext:value-type="float">
            <text:p>2</text:p>
          </table:table-cell>
          <table:table-cell table:formula="of:=[.K5]*[.R5]" office:value-type="float" office:value="3" calcext:value-type="float">
            <text:p>3</text:p>
          </table:table-cell>
          <table:table-cell table:formula="of:=[.L5]*[.S5]" office:value-type="float" office:value="4" calcext:value-type="float">
            <text:p>4</text:p>
          </table:table-cell>
          <table:table-cell table:formula="of:=[.M5]*[.T5]" office:value-type="float" office:value="4" calcext:value-type="float">
            <text:p>4</text:p>
          </table:table-cell>
          <table:table-cell table:number-columns-repeated="3"/>
          <table:table-cell table:formula="of:=[.C26]*[.J26]" office:value-type="float" office:value="4" calcext:value-type="float">
            <text:p>4</text:p>
          </table:table-cell>
          <table:table-cell table:formula="of:=[.D26]*[.K26]" office:value-type="float" office:value="9" calcext:value-type="float">
            <text:p>9</text:p>
          </table:table-cell>
          <table:table-cell table:formula="of:=[.E26]*[.L26]" office:value-type="float" office:value="16" calcext:value-type="float">
            <text:p>16</text:p>
          </table:table-cell>
          <table:table-cell table:formula="of:=[.F26]*[.M26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6]*[.R6]" office:value-type="float" office:value="4" calcext:value-type="float">
            <text:p>4</text:p>
          </table:table-cell>
          <table:table-cell table:formula="of:=[.E6]*[.S6]" office:value-type="float" office:value="3" calcext:value-type="float">
            <text:p>3</text:p>
          </table:table-cell>
          <table:table-cell table:formula="of:=[.F6]*[.T6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6]*[.R6]" office:value-type="float" office:value="4" calcext:value-type="float">
            <text:p>4</text:p>
          </table:table-cell>
          <table:table-cell table:formula="of:=[.L6]*[.S6]" office:value-type="float" office:value="3" calcext:value-type="float">
            <text:p>3</text:p>
          </table:table-cell>
          <table:table-cell table:formula="of:=[.M6]*[.T6]" office:value-type="float" office:value="3" calcext:value-type="float">
            <text:p>3</text:p>
          </table:table-cell>
          <table:table-cell table:number-columns-repeated="4"/>
          <table:table-cell table:formula="of:=[.D27]*[.K27]" office:value-type="float" office:value="16" calcext:value-type="float">
            <text:p>16</text:p>
          </table:table-cell>
          <table:table-cell table:formula="of:=[.E27]*[.L27]" office:value-type="float" office:value="9" calcext:value-type="float">
            <text:p>9</text:p>
          </table:table-cell>
          <table:table-cell table:formula="of:=[.F27]*[.M2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]*[.Q7]" office:value-type="float" office:value="2" calcext:value-type="float">
            <text:p>2</text:p>
          </table:table-cell>
          <table:table-cell table:formula="of:=[.D7]*[.R7]" office:value-type="float" office:value="2" calcext:value-type="float">
            <text:p>2</text:p>
          </table:table-cell>
          <table:table-cell table:formula="of:=[.E7]*[.S7]" office:value-type="float" office:value="2" calcext:value-type="float">
            <text:p>2</text:p>
          </table:table-cell>
          <table:table-cell table:formula="of:=[.F7]*[.T7]" office:value-type="float" office:value="1" calcext:value-type="float">
            <text:p>1</text:p>
          </table:table-cell>
          <table:table-cell table:number-columns-repeated="3"/>
          <table:table-cell table:formula="of:=[.J7]*[.Q7]" office:value-type="float" office:value="2" calcext:value-type="float">
            <text:p>2</text:p>
          </table:table-cell>
          <table:table-cell table:formula="of:=[.K7]*[.R7]" office:value-type="float" office:value="2" calcext:value-type="float">
            <text:p>2</text:p>
          </table:table-cell>
          <table:table-cell table:formula="of:=[.L7]*[.S7]" office:value-type="float" office:value="2" calcext:value-type="float">
            <text:p>2</text:p>
          </table:table-cell>
          <table:table-cell table:formula="of:=[.M7]*[.T7]" office:value-type="float" office:value="1" calcext:value-type="float">
            <text:p>1</text:p>
          </table:table-cell>
          <table:table-cell table:number-columns-repeated="3"/>
          <table:table-cell table:formula="of:=[.C28]*[.J28]" office:value-type="float" office:value="4" calcext:value-type="float">
            <text:p>4</text:p>
          </table:table-cell>
          <table:table-cell table:formula="of:=[.D28]*[.K28]" office:value-type="float" office:value="4" calcext:value-type="float">
            <text:p>4</text:p>
          </table:table-cell>
          <table:table-cell table:formula="of:=[.E28]*[.L28]" office:value-type="float" office:value="4" calcext:value-type="float">
            <text:p>4</text:p>
          </table:table-cell>
          <table:table-cell table:formula="of:=[.F28]*[.M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9]*[.R9]" office:value-type="float" office:value="2" calcext:value-type="float">
            <text:p>2</text:p>
          </table:table-cell>
          <table:table-cell table:formula="of:=[.E9]*[.S9]" office:value-type="float" office:value="3" calcext:value-type="float">
            <text:p>3</text:p>
          </table:table-cell>
          <table:table-cell table:formula="of:=[.F9]*[.T9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9]*[.R9]" office:value-type="float" office:value="2" calcext:value-type="float">
            <text:p>2</text:p>
          </table:table-cell>
          <table:table-cell table:formula="of:=[.L9]*[.S9]" office:value-type="float" office:value="3" calcext:value-type="float">
            <text:p>3</text:p>
          </table:table-cell>
          <table:table-cell table:formula="of:=[.M9]*[.T9]" office:value-type="float" office:value="4" calcext:value-type="float">
            <text:p>4</text:p>
          </table:table-cell>
          <table:table-cell table:number-columns-repeated="4"/>
          <table:table-cell table:formula="of:=[.D30]*[.K30]" office:value-type="float" office:value="4" calcext:value-type="float">
            <text:p>4</text:p>
          </table:table-cell>
          <table:table-cell table:formula="of:=[.E30]*[.L30]" office:value-type="float" office:value="9" calcext:value-type="float">
            <text:p>9</text:p>
          </table:table-cell>
          <table:table-cell table:formula="of:=[.F30]*[.M30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*[.Q10]" office:value-type="float" office:value="5" calcext:value-type="float">
            <text:p>5</text:p>
          </table:table-cell>
          <table:table-cell table:formula="of:=[.D10]*[.R10]" office:value-type="float" office:value="6" calcext:value-type="float">
            <text:p>6</text:p>
          </table:table-cell>
          <table:table-cell table:formula="of:=[.E10]*[.S10]" office:value-type="float" office:value="7" calcext:value-type="float">
            <text:p>7</text:p>
          </table:table-cell>
          <table:table-cell table:formula="of:=[.F10]*[.T10]" office:value-type="float" office:value="8" calcext:value-type="float">
            <text:p>8</text:p>
          </table:table-cell>
          <table:table-cell table:number-columns-repeated="3"/>
          <table:table-cell table:formula="of:=[.J10]*[.Q10]" office:value-type="float" office:value="5" calcext:value-type="float">
            <text:p>5</text:p>
          </table:table-cell>
          <table:table-cell table:formula="of:=[.K10]*[.R10]" office:value-type="float" office:value="6" calcext:value-type="float">
            <text:p>6</text:p>
          </table:table-cell>
          <table:table-cell table:formula="of:=[.L10]*[.S10]" office:value-type="float" office:value="7" calcext:value-type="float">
            <text:p>7</text:p>
          </table:table-cell>
          <table:table-cell table:formula="of:=[.M10]*[.T10]" office:value-type="float" office:value="8" calcext:value-type="float">
            <text:p>8</text:p>
          </table:table-cell>
          <table:table-cell table:number-columns-repeated="3"/>
          <table:table-cell table:formula="of:=[.C31]*[.J31]" office:value-type="float" office:value="25" calcext:value-type="float">
            <text:p>25</text:p>
          </table:table-cell>
          <table:table-cell table:formula="of:=[.D31]*[.K31]" office:value-type="float" office:value="36" calcext:value-type="float">
            <text:p>36</text:p>
          </table:table-cell>
          <table:table-cell table:formula="of:=[.E31]*[.L31]" office:value-type="float" office:value="49" calcext:value-type="float">
            <text:p>49</text:p>
          </table:table-cell>
          <table:table-cell table:formula="of:=[.F31]*[.M31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1]*[.R11]" office:value-type="float" office:value="7" calcext:value-type="float">
            <text:p>7</text:p>
          </table:table-cell>
          <table:table-cell table:formula="of:=[.E11]*[.S11]" office:value-type="float" office:value="2" calcext:value-type="float">
            <text:p>2</text:p>
          </table:table-cell>
          <table:table-cell table:formula="of:=[.F11]*[.T11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1]*[.R11]" office:value-type="float" office:value="7" calcext:value-type="float">
            <text:p>7</text:p>
          </table:table-cell>
          <table:table-cell table:formula="of:=[.L11]*[.S11]" office:value-type="float" office:value="2" calcext:value-type="float">
            <text:p>2</text:p>
          </table:table-cell>
          <table:table-cell table:formula="of:=[.M11]*[.T11]" office:value-type="float" office:value="8" calcext:value-type="float">
            <text:p>8</text:p>
          </table:table-cell>
          <table:table-cell table:number-columns-repeated="4"/>
          <table:table-cell table:formula="of:=[.D32]*[.K32]" office:value-type="float" office:value="49" calcext:value-type="float">
            <text:p>49</text:p>
          </table:table-cell>
          <table:table-cell table:formula="of:=[.E32]*[.L32]" office:value-type="float" office:value="4" calcext:value-type="float">
            <text:p>4</text:p>
          </table:table-cell>
          <table:table-cell table:formula="of:=[.F32]*[.M32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]*[.Q12]" office:value-type="float" office:value="3" calcext:value-type="float">
            <text:p>3</text:p>
          </table:table-cell>
          <table:table-cell table:formula="of:=[.D12]*[.R12]" office:value-type="float" office:value="4" calcext:value-type="float">
            <text:p>4</text:p>
          </table:table-cell>
          <table:table-cell table:formula="of:=[.E12]*[.S12]" office:value-type="float" office:value="2" calcext:value-type="float">
            <text:p>2</text:p>
          </table:table-cell>
          <table:table-cell table:formula="of:=[.F12]*[.T12]" office:value-type="float" office:value="2" calcext:value-type="float">
            <text:p>2</text:p>
          </table:table-cell>
          <table:table-cell table:number-columns-repeated="3"/>
          <table:table-cell table:formula="of:=[.J12]*[.Q12]" office:value-type="float" office:value="3" calcext:value-type="float">
            <text:p>3</text:p>
          </table:table-cell>
          <table:table-cell table:formula="of:=[.K12]*[.R12]" office:value-type="float" office:value="4" calcext:value-type="float">
            <text:p>4</text:p>
          </table:table-cell>
          <table:table-cell table:formula="of:=[.L12]*[.S12]" office:value-type="float" office:value="2" calcext:value-type="float">
            <text:p>2</text:p>
          </table:table-cell>
          <table:table-cell table:formula="of:=[.M12]*[.T12]" office:value-type="float" office:value="2" calcext:value-type="float">
            <text:p>2</text:p>
          </table:table-cell>
          <table:table-cell table:number-columns-repeated="3"/>
          <table:table-cell table:formula="of:=[.C33]*[.J33]" office:value-type="float" office:value="9" calcext:value-type="float">
            <text:p>9</text:p>
          </table:table-cell>
          <table:table-cell table:formula="of:=[.D33]*[.K33]" office:value-type="float" office:value="16" calcext:value-type="float">
            <text:p>16</text:p>
          </table:table-cell>
          <table:table-cell table:formula="of:=[.E33]*[.L33]" office:value-type="float" office:value="4" calcext:value-type="float">
            <text:p>4</text:p>
          </table:table-cell>
          <table:table-cell table:formula="of:=[.F33]*[.M33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4]*[.R14]" office:value-type="float" office:value="1" calcext:value-type="float">
            <text:p>1</text:p>
          </table:table-cell>
          <table:table-cell table:formula="of:=[.E14]*[.S14]" office:value-type="float" office:value="3" calcext:value-type="float">
            <text:p>3</text:p>
          </table:table-cell>
          <table:table-cell table:formula="of:=[.F14]*[.T14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4]*[.R14]" office:value-type="float" office:value="1" calcext:value-type="float">
            <text:p>1</text:p>
          </table:table-cell>
          <table:table-cell table:formula="of:=[.L14]*[.S14]" office:value-type="float" office:value="3" calcext:value-type="float">
            <text:p>3</text:p>
          </table:table-cell>
          <table:table-cell table:formula="of:=[.M14]*[.T14]" office:value-type="float" office:value="4" calcext:value-type="float">
            <text:p>4</text:p>
          </table:table-cell>
          <table:table-cell table:number-columns-repeated="4"/>
          <table:table-cell table:formula="of:=[.D35]*[.K35]" office:value-type="float" office:value="1" calcext:value-type="float">
            <text:p>1</text:p>
          </table:table-cell>
          <table:table-cell table:formula="of:=[.E35]*[.L35]" office:value-type="float" office:value="9" calcext:value-type="float">
            <text:p>9</text:p>
          </table:table-cell>
          <table:table-cell table:formula="of:=[.F35]*[.M35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]*[.Q15]" office:value-type="float" office:value="5" calcext:value-type="float">
            <text:p>5</text:p>
          </table:table-cell>
          <table:table-cell table:formula="of:=[.D15]*[.R15]" office:value-type="float" office:value="6" calcext:value-type="float">
            <text:p>6</text:p>
          </table:table-cell>
          <table:table-cell table:formula="of:=[.E15]*[.S15]" office:value-type="float" office:value="7" calcext:value-type="float">
            <text:p>7</text:p>
          </table:table-cell>
          <table:table-cell table:formula="of:=[.F15]*[.T15]" office:value-type="float" office:value="8" calcext:value-type="float">
            <text:p>8</text:p>
          </table:table-cell>
          <table:table-cell table:number-columns-repeated="3"/>
          <table:table-cell table:formula="of:=[.J15]*[.Q15]" office:value-type="float" office:value="5" calcext:value-type="float">
            <text:p>5</text:p>
          </table:table-cell>
          <table:table-cell table:formula="of:=[.K15]*[.R15]" office:value-type="float" office:value="6" calcext:value-type="float">
            <text:p>6</text:p>
          </table:table-cell>
          <table:table-cell table:formula="of:=[.L15]*[.S15]" office:value-type="float" office:value="7" calcext:value-type="float">
            <text:p>7</text:p>
          </table:table-cell>
          <table:table-cell table:formula="of:=[.M15]*[.T15]" office:value-type="float" office:value="8" calcext:value-type="float">
            <text:p>8</text:p>
          </table:table-cell>
          <table:table-cell table:number-columns-repeated="3"/>
          <table:table-cell table:formula="of:=[.C36]*[.J36]" office:value-type="float" office:value="25" calcext:value-type="float">
            <text:p>25</text:p>
          </table:table-cell>
          <table:table-cell table:formula="of:=[.D36]*[.K36]" office:value-type="float" office:value="36" calcext:value-type="float">
            <text:p>36</text:p>
          </table:table-cell>
          <table:table-cell table:formula="of:=[.E36]*[.L36]" office:value-type="float" office:value="49" calcext:value-type="float">
            <text:p>49</text:p>
          </table:table-cell>
          <table:table-cell table:formula="of:=[.F36]*[.M36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6]*[.R16]" office:value-type="float" office:value="4" calcext:value-type="float">
            <text:p>4</text:p>
          </table:table-cell>
          <table:table-cell table:formula="of:=[.E16]*[.S16]" office:value-type="float" office:value="4" calcext:value-type="float">
            <text:p>4</text:p>
          </table:table-cell>
          <table:table-cell table:formula="of:=[.F16]*[.T16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6]*[.R16]" office:value-type="float" office:value="4" calcext:value-type="float">
            <text:p>4</text:p>
          </table:table-cell>
          <table:table-cell table:formula="of:=[.L16]*[.S16]" office:value-type="float" office:value="4" calcext:value-type="float">
            <text:p>4</text:p>
          </table:table-cell>
          <table:table-cell table:formula="of:=[.M16]*[.T16]" office:value-type="float" office:value="5" calcext:value-type="float">
            <text:p>5</text:p>
          </table:table-cell>
          <table:table-cell table:number-columns-repeated="4"/>
          <table:table-cell table:formula="of:=[.D37]*[.K37]" office:value-type="float" office:value="16" calcext:value-type="float">
            <text:p>16</text:p>
          </table:table-cell>
          <table:table-cell table:formula="of:=[.E37]*[.L37]" office:value-type="float" office:value="16" calcext:value-type="float">
            <text:p>16</text:p>
          </table:table-cell>
          <table:table-cell table:formula="of:=[.F37]*[.M3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*[.Q17]" office:value-type="float" office:value="6" calcext:value-type="float">
            <text:p>6</text:p>
          </table:table-cell>
          <table:table-cell table:formula="of:=[.D17]*[.R17]" office:value-type="float" office:value="4" calcext:value-type="float">
            <text:p>4</text:p>
          </table:table-cell>
          <table:table-cell table:formula="of:=[.E17]*[.S17]" office:value-type="float" office:value="2" calcext:value-type="float">
            <text:p>2</text:p>
          </table:table-cell>
          <table:table-cell table:formula="of:=[.F17]*[.T17]" office:value-type="float" office:value="2" calcext:value-type="float">
            <text:p>2</text:p>
          </table:table-cell>
          <table:table-cell table:number-columns-repeated="3"/>
          <table:table-cell table:formula="of:=[.J17]*[.Q17]" office:value-type="float" office:value="6" calcext:value-type="float">
            <text:p>6</text:p>
          </table:table-cell>
          <table:table-cell table:formula="of:=[.K17]*[.R17]" office:value-type="float" office:value="4" calcext:value-type="float">
            <text:p>4</text:p>
          </table:table-cell>
          <table:table-cell table:formula="of:=[.L17]*[.S17]" office:value-type="float" office:value="2" calcext:value-type="float">
            <text:p>2</text:p>
          </table:table-cell>
          <table:table-cell table:formula="of:=[.M17]*[.T17]" office:value-type="float" office:value="2" calcext:value-type="float">
            <text:p>2</text:p>
          </table:table-cell>
          <table:table-cell table:number-columns-repeated="3"/>
          <table:table-cell table:formula="of:=[.C38]*[.J38]" office:value-type="float" office:value="36" calcext:value-type="float">
            <text:p>36</text:p>
          </table:table-cell>
          <table:table-cell table:formula="of:=[.D38]*[.K38]" office:value-type="float" office:value="16" calcext:value-type="float">
            <text:p>16</text:p>
          </table:table-cell>
          <table:table-cell table:formula="of:=[.E38]*[.L38]" office:value-type="float" office:value="4" calcext:value-type="float">
            <text:p>4</text:p>
          </table:table-cell>
          <table:table-cell table:formula="of:=[.F38]*[.M38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9]*[.R19]" office:value-type="float" office:value="2" calcext:value-type="float">
            <text:p>2</text:p>
          </table:table-cell>
          <table:table-cell table:formula="of:=[.E19]*[.S19]" office:value-type="float" office:value="3" calcext:value-type="float">
            <text:p>3</text:p>
          </table:table-cell>
          <table:table-cell table:formula="of:=[.F19]*[.T19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9]*[.R19]" office:value-type="float" office:value="2" calcext:value-type="float">
            <text:p>2</text:p>
          </table:table-cell>
          <table:table-cell table:formula="of:=[.L19]*[.S19]" office:value-type="float" office:value="3" calcext:value-type="float">
            <text:p>3</text:p>
          </table:table-cell>
          <table:table-cell table:formula="of:=[.M19]*[.T19]" office:value-type="float" office:value="4" calcext:value-type="float">
            <text:p>4</text:p>
          </table:table-cell>
          <table:table-cell table:number-columns-repeated="4"/>
          <table:table-cell table:formula="of:=[.D40]*[.K40]" office:value-type="float" office:value="4" calcext:value-type="float">
            <text:p>4</text:p>
          </table:table-cell>
          <table:table-cell table:formula="of:=[.E40]*[.L40]" office:value-type="float" office:value="9" calcext:value-type="float">
            <text:p>9</text:p>
          </table:table-cell>
          <table:table-cell table:formula="of:=[.F40]*[.M40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*[.Q20]" office:value-type="float" office:value="5" calcext:value-type="float">
            <text:p>5</text:p>
          </table:table-cell>
          <table:table-cell table:formula="of:=[.D20]*[.R20]" office:value-type="float" office:value="3" calcext:value-type="float">
            <text:p>3</text:p>
          </table:table-cell>
          <table:table-cell table:formula="of:=[.E20]*[.S20]" office:value-type="float" office:value="1" calcext:value-type="float">
            <text:p>1</text:p>
          </table:table-cell>
          <table:table-cell table:formula="of:=[.F20]*[.T20]" office:value-type="float" office:value="4" calcext:value-type="float">
            <text:p>4</text:p>
          </table:table-cell>
          <table:table-cell table:number-columns-repeated="3"/>
          <table:table-cell table:formula="of:=[.J20]*[.Q20]" office:value-type="float" office:value="5" calcext:value-type="float">
            <text:p>5</text:p>
          </table:table-cell>
          <table:table-cell table:formula="of:=[.K20]*[.R20]" office:value-type="float" office:value="3" calcext:value-type="float">
            <text:p>3</text:p>
          </table:table-cell>
          <table:table-cell table:formula="of:=[.L20]*[.S20]" office:value-type="float" office:value="1" calcext:value-type="float">
            <text:p>1</text:p>
          </table:table-cell>
          <table:table-cell table:formula="of:=[.M20]*[.T20]" office:value-type="float" office:value="4" calcext:value-type="float">
            <text:p>4</text:p>
          </table:table-cell>
          <table:table-cell table:number-columns-repeated="3"/>
          <table:table-cell table:formula="of:=[.C41]*[.J41]" office:value-type="float" office:value="25" calcext:value-type="float">
            <text:p>25</text:p>
          </table:table-cell>
          <table:table-cell table:formula="of:=[.D41]*[.K41]" office:value-type="float" office:value="9" calcext:value-type="float">
            <text:p>9</text:p>
          </table:table-cell>
          <table:table-cell table:formula="of:=[.E41]*[.L41]" office:value-type="float" office:value="1" calcext:value-type="float">
            <text:p>1</text:p>
          </table:table-cell>
          <table:table-cell table:formula="of:=[.F41]*[.M41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21]*[.R21]" office:value-type="float" office:value="6" calcext:value-type="float">
            <text:p>6</text:p>
          </table:table-cell>
          <table:table-cell table:formula="of:=[.E21]*[.S21]" office:value-type="float" office:value="7" calcext:value-type="float">
            <text:p>7</text:p>
          </table:table-cell>
          <table:table-cell table:formula="of:=[.F21]*[.T21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21]*[.R21]" office:value-type="float" office:value="6" calcext:value-type="float">
            <text:p>6</text:p>
          </table:table-cell>
          <table:table-cell table:formula="of:=[.L21]*[.S21]" office:value-type="float" office:value="7" calcext:value-type="float">
            <text:p>7</text:p>
          </table:table-cell>
          <table:table-cell table:formula="of:=[.M21]*[.T21]" office:value-type="float" office:value="3" calcext:value-type="float">
            <text:p>3</text:p>
          </table:table-cell>
          <table:table-cell table:number-columns-repeated="4"/>
          <table:table-cell table:formula="of:=[.D42]*[.K42]" office:value-type="float" office:value="36" calcext:value-type="float">
            <text:p>36</text:p>
          </table:table-cell>
          <table:table-cell table:formula="of:=[.E42]*[.L42]" office:value-type="float" office:value="49" calcext:value-type="float">
            <text:p>49</text:p>
          </table:table-cell>
          <table:table-cell table:formula="of:=[.F42]*[.M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]*[.Q22]" office:value-type="float" office:value="2" calcext:value-type="float">
            <text:p>2</text:p>
          </table:table-cell>
          <table:table-cell table:formula="of:=[.D22]*[.R22]" office:value-type="float" office:value="1" calcext:value-type="float">
            <text:p>1</text:p>
          </table:table-cell>
          <table:table-cell table:formula="of:=[.E22]*[.S22]" office:value-type="float" office:value="2" calcext:value-type="float">
            <text:p>2</text:p>
          </table:table-cell>
          <table:table-cell table:formula="of:=[.F22]*[.T22]" office:value-type="float" office:value="1" calcext:value-type="float">
            <text:p>1</text:p>
          </table:table-cell>
          <table:table-cell table:number-columns-repeated="3"/>
          <table:table-cell table:formula="of:=[.J22]*[.Q22]" office:value-type="float" office:value="2" calcext:value-type="float">
            <text:p>2</text:p>
          </table:table-cell>
          <table:table-cell table:formula="of:=[.K22]*[.R22]" office:value-type="float" office:value="1" calcext:value-type="float">
            <text:p>1</text:p>
          </table:table-cell>
          <table:table-cell table:formula="of:=[.L22]*[.S22]" office:value-type="float" office:value="2" calcext:value-type="float">
            <text:p>2</text:p>
          </table:table-cell>
          <table:table-cell table:formula="of:=[.M22]*[.T22]" office:value-type="float" office:value="1" calcext:value-type="float">
            <text:p>1</text:p>
          </table:table-cell>
          <table:table-cell table:number-columns-repeated="3"/>
          <table:table-cell table:formula="of:=[.C43]*[.J43]" office:value-type="float" office:value="4" calcext:value-type="float">
            <text:p>4</text:p>
          </table:table-cell>
          <table:table-cell table:formula="of:=[.D43]*[.K43]" office:value-type="float" office:value="1" calcext:value-type="float">
            <text:p>1</text:p>
          </table:table-cell>
          <table:table-cell table:formula="of:=[.E43]*[.L43]" office:value-type="float" office:value="4" calcext:value-type="float">
            <text:p>4</text:p>
          </table:table-cell>
          <table:table-cell table:formula="of:=[.F43]*[.M43]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2"/>
          <table:table-cell table:style-name="ce2" table:formula="of:=(SUM([.C24:.E26]) + SUM([.C29:.E29]))/(COUNT([.C24:.E26]) + COUNT([.C29:.E29]))" office:value-type="float" office:value="2.4" calcext:value-type="float">
            <text:p>2.4</text:p>
          </table:table-cell>
          <table:table-cell table:style-name="ce2" table:formula="of:=(SUM([.D24:.F26]) + SUM([.D29:.F29]))/(COUNT([.D24:.F26]) + COUNT([.D29:.F29]))" office:value-type="float" office:value="2.66666666666667" calcext:value-type="float">
            <text:p>2.6666666667</text:p>
          </table:table-cell>
          <table:table-cell table:style-name="ce2" table:formula="of:=(SUM([.E24:.G26]) + SUM([.E29:.G29]))/(COUNT([.E24:.G26]) + COUNT([.E29:.G29]))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2" table:formula="of:=(SUM([.J24:.L26]) + SUM([.J29:.L29]))/(COUNT([.J24:.L26]) + COUNT([.J29:.L29]))" office:value-type="float" office:value="2.4" calcext:value-type="float">
            <text:p>2.4</text:p>
          </table:table-cell>
          <table:table-cell table:style-name="ce2" table:formula="of:=(SUM([.K24:.M26]) + SUM([.K29:.M29]))/(COUNT([.K24:.M26]) + COUNT([.K29:.M29]))" office:value-type="float" office:value="2.66666666666667" calcext:value-type="float">
            <text:p>2.6666666667</text:p>
          </table:table-cell>
          <table:table-cell table:style-name="ce2" table:formula="of:=(SUM([.L24:.N26]) + SUM([.L29:.N29]))/(COUNT([.L24:.N26]) + COUNT([.L29:.N29])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5:.D27]) + SUM([.B30:.D30]))/(COUNT([.B25:.D27]) + COUNT([.B30:.D30]))" office:value-type="float" office:value="2.4" calcext:value-type="float">
            <text:p>2.4</text:p>
          </table:table-cell>
          <table:table-cell table:style-name="ce2" table:formula="of:=(SUM([.C25:.E27]) + SUM([.C30:.E30]))/(COUNT([.C25:.E27]) + COUNT([.C30:.E30]))" office:value-type="float" office:value="2.66666666666667" calcext:value-type="float">
            <text:p>2.6666666667</text:p>
          </table:table-cell>
          <table:table-cell table:style-name="ce2" table:formula="of:=(SUM([.D25:.F27]) + SUM([.D30:.F30]))/(COUNT([.D25:.F27]) + COUNT([.D30:.F30]))" office:value-type="float" office:value="2.91666666666667" calcext:value-type="float">
            <text:p>2.9166666667</text:p>
          </table:table-cell>
          <table:table-cell table:style-name="ce2" table:formula="of:=(SUM([.E25:.G27]) + SUM([.E30:.G30]))/(COUNT([.E25:.G27]) + COUNT([.E30:.G30]))" office:value-type="float" office:value="3.125" calcext:value-type="float">
            <text:p>3.125</text:p>
          </table:table-cell>
          <table:table-cell table:number-columns-repeated="3"/>
          <table:table-cell table:style-name="ce2" table:formula="of:=(SUM([.I25:.K27]) + SUM([.I30:.K30]))/(COUNT([.I25:.K27]) + COUNT([.I30:.K30]))" office:value-type="float" office:value="2.4" calcext:value-type="float">
            <text:p>2.4</text:p>
          </table:table-cell>
          <table:table-cell table:style-name="ce2" table:formula="of:=(SUM([.J25:.L27]) + SUM([.J30:.L30]))/(COUNT([.J25:.L27]) + COUNT([.J30:.L30]))" office:value-type="float" office:value="2.66666666666667" calcext:value-type="float">
            <text:p>2.6666666667</text:p>
          </table:table-cell>
          <table:table-cell table:style-name="ce2" table:formula="of:=(SUM([.K25:.M27]) + SUM([.K30:.M30]))/(COUNT([.K25:.M27]) + COUNT([.K30:.M30]))" office:value-type="float" office:value="2.91666666666667" calcext:value-type="float">
            <text:p>2.9166666667</text:p>
          </table:table-cell>
          <table:table-cell table:style-name="ce2" table:formula="of:=(SUM([.L25:.N27]) + SUM([.L30:.N30]))/(COUNT([.L25:.N27]) + COUNT([.L30:.N30]))" office:value-type="float" office:value="3.125" calcext:value-type="float">
            <text:p>3.1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26:.E28]) + SUM([.C31:.E31]))/(COUNT([.C26:.E28]) + COUNT([.C31:.E31]))" office:value-type="float" office:value="3.63636363636364" calcext:value-type="float">
            <text:p>3.6363636364</text:p>
          </table:table-cell>
          <table:table-cell table:style-name="ce2" table:formula="of:=(SUM([.D26:.F28]) + SUM([.D31:.F31]))/(COUNT([.D26:.F28]) + COUNT([.D31:.F31]))" office:value-type="float" office:value="3.91666666666667" calcext:value-type="float">
            <text:p>3.9166666667</text:p>
          </table:table-cell>
          <table:table-cell table:style-name="ce2" table:formula="of:=(SUM([.E26:.G28]) + SUM([.E31:.G31]))/(COUNT([.E26:.G28]) + COUNT([.E31:.G31]))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2" table:formula="of:=(SUM([.J26:.L28]) + SUM([.J31:.L31]))/(COUNT([.J26:.L28]) + COUNT([.J31:.L31]))" office:value-type="float" office:value="3.63636363636364" calcext:value-type="float">
            <text:p>3.6363636364</text:p>
          </table:table-cell>
          <table:table-cell table:style-name="ce2" table:formula="of:=(SUM([.K26:.M28]) + SUM([.K31:.M31]))/(COUNT([.K26:.M28]) + COUNT([.K31:.M31]))" office:value-type="float" office:value="3.91666666666667" calcext:value-type="float">
            <text:p>3.9166666667</text:p>
          </table:table-cell>
          <table:table-cell table:style-name="ce2" table:formula="of:=(SUM([.L26:.N28]) + SUM([.L31:.N31]))/(COUNT([.L26:.N28]) + COUNT([.L31:.N31])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7:.D29]) + SUM([.B32:.D32]))/(COUNT([.B27:.D29]) + COUNT([.B32:.D32]))" office:value-type="float" office:value="3.75" calcext:value-type="float">
            <text:p>3.75</text:p>
          </table:table-cell>
          <table:table-cell table:style-name="ce2" table:formula="of:=(SUM([.C27:.E29]) + SUM([.C32:.E32]))/(COUNT([.C27:.E29]) + COUNT([.C32:.E32]))" office:value-type="float" office:value="3.14285714285714" calcext:value-type="float">
            <text:p>3.1428571429</text:p>
          </table:table-cell>
          <table:table-cell table:style-name="ce2" table:formula="of:=(SUM([.D27:.F29]) + SUM([.D32:.F32]))/(COUNT([.D27:.F29]) + COUNT([.D32:.F32]))" office:value-type="float" office:value="3.55555555555556" calcext:value-type="float">
            <text:p>3.5555555556</text:p>
          </table:table-cell>
          <table:table-cell table:style-name="ce2" table:formula="of:=(SUM([.E27:.G29]) + SUM([.E32:.G32]))/(COUNT([.E27:.G29]) + COUNT([.E32:.G32]))" office:value-type="float" office:value="3.16666666666667" calcext:value-type="float">
            <text:p>3.1666666667</text:p>
          </table:table-cell>
          <table:table-cell table:number-columns-repeated="3"/>
          <table:table-cell table:style-name="ce2" table:formula="of:=(SUM([.I27:.K29]) + SUM([.I32:.K32]))/(COUNT([.I27:.K29]) + COUNT([.I32:.K32]))" office:value-type="float" office:value="3.75" calcext:value-type="float">
            <text:p>3.75</text:p>
          </table:table-cell>
          <table:table-cell table:style-name="ce2" table:formula="of:=(SUM([.J27:.L29]) + SUM([.J32:.L32]))/(COUNT([.J27:.L29]) + COUNT([.J32:.L32]))" office:value-type="float" office:value="3.14285714285714" calcext:value-type="float">
            <text:p>3.1428571429</text:p>
          </table:table-cell>
          <table:table-cell table:style-name="ce2" table:formula="of:=(SUM([.K27:.M29]) + SUM([.K32:.M32]))/(COUNT([.K27:.M29]) + COUNT([.K32:.M32]))" office:value-type="float" office:value="3.55555555555556" calcext:value-type="float">
            <text:p>3.5555555556</text:p>
          </table:table-cell>
          <table:table-cell table:style-name="ce2" table:formula="of:=(SUM([.L27:.N29]) + SUM([.L32:.N32]))/(COUNT([.L27:.N29]) + COUNT([.L32:.N32]))" office:value-type="float" office:value="3.16666666666667" calcext:value-type="float">
            <text:p>3.1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24:.E26])+ SUM([.C29:.E31]) + SUM([.C34:.E34]))/(COUNT([.C24:.E26])+COUNT([.C29:.E31]) + COUNT([.C34:.E34]))" office:value-type="float" office:value="3.5" calcext:value-type="float">
            <text:p>3.5</text:p>
          </table:table-cell>
          <table:table-cell table:style-name="ce2" table:formula="of:=(SUM([.D24:.F26])+ SUM([.D29:.F31]) + SUM([.D34:.F34]))/(COUNT([.D24:.F26])+COUNT([.D29:.F31]) + COUNT([.D34:.F34]))" office:value-type="float" office:value="3.83333333333333" calcext:value-type="float">
            <text:p>3.8333333333</text:p>
          </table:table-cell>
          <table:table-cell table:style-name="ce2" table:formula="of:=(SUM([.E24:.G26])+ SUM([.E29:.G31]) + SUM([.E34:.G34]))/(COUNT([.E24:.G26])+COUNT([.E29:.G31]) + COUNT([.E34:.G34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J24:.L26])+ SUM([.J29:.L31]) + SUM([.J34:.L34]))/(COUNT([.J24:.L26])+COUNT([.J29:.L31]) + COUNT([.J34:.L34]))" office:value-type="float" office:value="3.5" calcext:value-type="float">
            <text:p>3.5</text:p>
          </table:table-cell>
          <table:table-cell table:style-name="ce2" table:formula="of:=(SUM([.K24:.M26])+ SUM([.K29:.M31]) + SUM([.K34:.M34]))/(COUNT([.K24:.M26])+COUNT([.K29:.M31]) + COUNT([.K34:.M34]))" office:value-type="float" office:value="3.83333333333333" calcext:value-type="float">
            <text:p>3.8333333333</text:p>
          </table:table-cell>
          <table:table-cell table:style-name="ce2" table:formula="of:=(SUM([.L24:.N26])+ SUM([.L29:.N31]) + SUM([.L34:.N34]))/(COUNT([.L24:.N26])+COUNT([.L29:.N31]) + COUNT([.L34:.N34]))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5:.D27])+ SUM([.B30:.D32]) + SUM([.B35:.D35]))/(COUNT([.B25:.D27])+COUNT([.B30:.D32]) + COUNT([.B35:.D35]))" office:value-type="float" office:value="3.44444444444444" calcext:value-type="float">
            <text:p>3.4444444444</text:p>
          </table:table-cell>
          <table:table-cell table:style-name="ce2" table:formula="of:=(SUM([.C25:.E27])+ SUM([.C30:.E32]) + SUM([.C35:.E35]))/(COUNT([.C25:.E27])+COUNT([.C30:.E32]) + COUNT([.C35:.E35]))" office:value-type="float" office:value="3.4375" calcext:value-type="float">
            <text:p>3.4375</text:p>
          </table:table-cell>
          <table:table-cell table:style-name="ce2" table:formula="of:=(SUM([.D25:.F27])+ SUM([.D30:.F32]) + SUM([.D35:.F35]))/(COUNT([.D25:.F27])+COUNT([.D30:.F32]) + COUNT([.D35:.F35]))" office:value-type="float" office:value="3.85714285714286" calcext:value-type="float">
            <text:p>3.8571428571</text:p>
          </table:table-cell>
          <table:table-cell table:style-name="ce2" table:formula="of:=(SUM([.E25:.G27])+ SUM([.E30:.G32]) + SUM([.E35:.G35]))/(COUNT([.E25:.G27])+COUNT([.E30:.G32]) + COUNT([.E35:.G35]))" office:value-type="float" office:value="4.07142857142857" calcext:value-type="float">
            <text:p>4.0714285714</text:p>
          </table:table-cell>
          <table:table-cell table:number-columns-repeated="3"/>
          <table:table-cell table:style-name="ce2" table:formula="of:=(SUM([.I25:.K27])+ SUM([.I30:.K32]) + SUM([.I35:.K35]))/(COUNT([.I25:.K27])+COUNT([.I30:.K32]) + COUNT([.I35:.K35]))" office:value-type="float" office:value="3.44444444444444" calcext:value-type="float">
            <text:p>3.4444444444</text:p>
          </table:table-cell>
          <table:table-cell table:style-name="ce2" table:formula="of:=(SUM([.J25:.L27])+ SUM([.J30:.L32]) + SUM([.J35:.L35]))/(COUNT([.J25:.L27])+COUNT([.J30:.L32]) + COUNT([.J35:.L35]))" office:value-type="float" office:value="3.4375" calcext:value-type="float">
            <text:p>3.4375</text:p>
          </table:table-cell>
          <table:table-cell table:style-name="ce2" table:formula="of:=(SUM([.K25:.M27])+ SUM([.K30:.M32]) + SUM([.K35:.M35]))/(COUNT([.K25:.M27])+COUNT([.K30:.M32]) + COUNT([.K35:.M35]))" office:value-type="float" office:value="3.85714285714286" calcext:value-type="float">
            <text:p>3.8571428571</text:p>
          </table:table-cell>
          <table:table-cell table:style-name="ce2" table:formula="of:=(SUM([.L25:.N27])+ SUM([.L30:.N32]) + SUM([.L35:.N35]))/(COUNT([.L25:.N27])+COUNT([.L30:.N32]) + COUNT([.L35:.N35]))" office:value-type="float" office:value="4.07142857142857" calcext:value-type="float">
            <text:p>4.07142857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26:.E28])+ SUM([.C31:.E33]) + SUM([.C36:.E36]))/(COUNT([.C26:.E28])+COUNT([.C31:.E33]) + COUNT([.C36:.E36]))" office:value-type="float" office:value="4" calcext:value-type="float">
            <text:p>4</text:p>
          </table:table-cell>
          <table:table-cell table:style-name="ce2" table:formula="of:=(SUM([.D26:.F28])+ SUM([.D31:.F33]) + SUM([.D36:.F36]))/(COUNT([.D26:.F28])+COUNT([.D31:.F33]) + COUNT([.D36:.F36]))" office:value-type="float" office:value="4.42857142857143" calcext:value-type="float">
            <text:p>4.4285714286</text:p>
          </table:table-cell>
          <table:table-cell table:style-name="ce2" table:formula="of:=(SUM([.E26:.G28])+ SUM([.E31:.G33]) + SUM([.E36:.G36]))/(COUNT([.E26:.G28])+COUNT([.E31:.G33]) + COUNT([.E36:.G36]))" office:value-type="float" office:value="4.35714285714286" calcext:value-type="float">
            <text:p>4.3571428571</text:p>
          </table:table-cell>
          <table:table-cell table:number-columns-repeated="3"/>
          <table:table-cell table:style-name="ce2"/>
          <table:table-cell table:style-name="ce2" table:formula="of:=(SUM([.J26:.L28])+ SUM([.J31:.L33]) + SUM([.J36:.L36]))/(COUNT([.J26:.L28])+COUNT([.J31:.L33]) + COUNT([.J36:.L36]))" office:value-type="float" office:value="4" calcext:value-type="float">
            <text:p>4</text:p>
          </table:table-cell>
          <table:table-cell table:style-name="ce2" table:formula="of:=(SUM([.K26:.M28])+ SUM([.K31:.M33]) + SUM([.K36:.M36]))/(COUNT([.K26:.M28])+COUNT([.K31:.M33]) + COUNT([.K36:.M36]))" office:value-type="float" office:value="4.42857142857143" calcext:value-type="float">
            <text:p>4.4285714286</text:p>
          </table:table-cell>
          <table:table-cell table:style-name="ce2" table:formula="of:=(SUM([.L26:.N28])+ SUM([.L31:.N33]) + SUM([.L36:.N36]))/(COUNT([.L26:.N28])+COUNT([.L31:.N33]) + COUNT([.L36:.N36]))" office:value-type="float" office:value="4.35714285714286" calcext:value-type="float">
            <text:p>4.357142857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7:.D29])+ SUM([.B32:.D34]) + SUM([.B37:.D37]))/(COUNT([.B27:.D29])+COUNT([.B32:.D34]) + COUNT([.B37:.D37]))" office:value-type="float" office:value="3.71428571428571" calcext:value-type="float">
            <text:p>3.7142857143</text:p>
          </table:table-cell>
          <table:table-cell table:style-name="ce2" table:formula="of:=(SUM([.C27:.E29])+ SUM([.C32:.E34]) + SUM([.C37:.E37]))/(COUNT([.C27:.E29])+COUNT([.C32:.E34]) + COUNT([.C37:.E37]))" office:value-type="float" office:value="3.25" calcext:value-type="float">
            <text:p>3.25</text:p>
          </table:table-cell>
          <table:table-cell table:style-name="ce2" table:formula="of:=(SUM([.D27:.F29])+ SUM([.D32:.F34]) + SUM([.D37:.F37]))/(COUNT([.D27:.F29])+COUNT([.D32:.F34]) + COUNT([.D37:.F37]))" office:value-type="float" office:value="3.53333333333333" calcext:value-type="float">
            <text:p>3.5333333333</text:p>
          </table:table-cell>
          <table:table-cell table:style-name="ce2" table:formula="of:=(SUM([.E27:.G29])+ SUM([.E32:.G34]) + SUM([.E37:.G37]))/(COUNT([.E27:.G29])+COUNT([.E32:.G34]) + COUNT([.E37:.G37]))" office:value-type="float" office:value="3.2" calcext:value-type="float">
            <text:p>3.2</text:p>
          </table:table-cell>
          <table:table-cell table:number-columns-repeated="3"/>
          <table:table-cell table:style-name="ce2" table:formula="of:=(SUM([.I27:.K29])+ SUM([.I32:.K34]) + SUM([.I37:.K37]))/(COUNT([.I27:.K29])+COUNT([.I32:.K34]) + COUNT([.I37:.K37]))" office:value-type="float" office:value="3.71428571428571" calcext:value-type="float">
            <text:p>3.7142857143</text:p>
          </table:table-cell>
          <table:table-cell table:style-name="ce2" table:formula="of:=(SUM([.J27:.L29])+ SUM([.J32:.L34]) + SUM([.J37:.L37]))/(COUNT([.J27:.L29])+COUNT([.J32:.L34]) + COUNT([.J37:.L37]))" office:value-type="float" office:value="3.25" calcext:value-type="float">
            <text:p>3.25</text:p>
          </table:table-cell>
          <table:table-cell table:style-name="ce2" table:formula="of:=(SUM([.K27:.M29])+ SUM([.K32:.M34]) + SUM([.K37:.M37]))/(COUNT([.K27:.M29])+COUNT([.K32:.M34]) + COUNT([.K37:.M37]))" office:value-type="float" office:value="3.53333333333333" calcext:value-type="float">
            <text:p>3.5333333333</text:p>
          </table:table-cell>
          <table:table-cell table:style-name="ce2" table:formula="of:=(SUM([.L27:.N29])+ SUM([.L32:.N34]) + SUM([.L37:.N37]))/(COUNT([.L27:.N29])+COUNT([.L32:.N34]) + COUNT([.L37:.N37]))"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29:.E31])+ SUM([.C34:.E36]) + SUM([.C39:.E39]))/(COUNT([.C29:.E31])+COUNT([.C34:.E36]) + COUNT([.C39:.E39]))" office:value-type="float" office:value="4.5" calcext:value-type="float">
            <text:p>4.5</text:p>
          </table:table-cell>
          <table:table-cell table:style-name="ce2" table:formula="of:=(SUM([.D29:.F31])+ SUM([.D34:.F36]) + SUM([.D39:.F39]))/(COUNT([.D29:.F31])+COUNT([.D34:.F36]) + COUNT([.D39:.F39]))" office:value-type="float" office:value="4.91666666666667" calcext:value-type="float">
            <text:p>4.9166666667</text:p>
          </table:table-cell>
          <table:table-cell table:style-name="ce2" table:formula="of:=(SUM([.E29:.G31])+ SUM([.E34:.G36]) + SUM([.E39:.G39]))/(COUNT([.E29:.G31])+COUNT([.E34:.G36]) + COUNT([.E39:.G39]))" office:value-type="float" office:value="5.5" calcext:value-type="float">
            <text:p>5.5</text:p>
          </table:table-cell>
          <table:table-cell table:number-columns-repeated="3"/>
          <table:table-cell table:style-name="ce2"/>
          <table:table-cell table:style-name="ce2" table:formula="of:=(SUM([.J29:.L31])+ SUM([.J34:.L36]) + SUM([.J39:.L39]))/(COUNT([.J29:.L31])+COUNT([.J34:.L36]) + COUNT([.J39:.L39]))" office:value-type="float" office:value="4.5" calcext:value-type="float">
            <text:p>4.5</text:p>
          </table:table-cell>
          <table:table-cell table:style-name="ce2" table:formula="of:=(SUM([.K29:.M31])+ SUM([.K34:.M36]) + SUM([.K39:.M39]))/(COUNT([.K29:.M31])+COUNT([.K34:.M36]) + COUNT([.K39:.M39]))" office:value-type="float" office:value="4.91666666666667" calcext:value-type="float">
            <text:p>4.9166666667</text:p>
          </table:table-cell>
          <table:table-cell table:style-name="ce2" table:formula="of:=(SUM([.L29:.N31])+ SUM([.L34:.N36]) + SUM([.L39:.N39]))/(COUNT([.L29:.N31])+COUNT([.L34:.N36]) + COUNT([.L39:.N39]))" office:value-type="float" office:value="5.5" calcext:value-type="float">
            <text:p>5.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0:.D32])+ SUM([.B35:.D37]) + SUM([.B40:.D40]))/(COUNT([.B30:.D32])+COUNT([.B35:.D37]) + COUNT([.B40:.D40]))" office:value-type="float" office:value="4.22222222222222" calcext:value-type="float">
            <text:p>4.2222222222</text:p>
          </table:table-cell>
          <table:table-cell table:style-name="ce2" table:formula="of:=(SUM([.C30:.E32])+ SUM([.C35:.E37]) + SUM([.C40:.E40]))/(COUNT([.C30:.E32])+COUNT([.C35:.E37]) + COUNT([.C40:.E40]))" office:value-type="float" office:value="4.1875" calcext:value-type="float">
            <text:p>4.1875</text:p>
          </table:table-cell>
          <table:table-cell table:style-name="ce2" table:formula="of:=(SUM([.D30:.F32])+ SUM([.D35:.F37]) + SUM([.D40:.F40]))/(COUNT([.D30:.F32])+COUNT([.D35:.F37]) + COUNT([.D40:.F40]))" office:value-type="float" office:value="4.66666666666667" calcext:value-type="float">
            <text:p>4.6666666667</text:p>
          </table:table-cell>
          <table:table-cell table:style-name="ce2" table:formula="of:=(SUM([.E30:.G32])+ SUM([.E35:.G37]) + SUM([.E40:.G40]))/(COUNT([.E30:.G32])+COUNT([.E35:.G37]) + COUNT([.E40:.G40]))" office:value-type="float" office:value="5" calcext:value-type="float">
            <text:p>5</text:p>
          </table:table-cell>
          <table:table-cell table:number-columns-repeated="3"/>
          <table:table-cell table:style-name="ce2" table:formula="of:=(SUM([.I30:.K32])+ SUM([.I35:.K37]) + SUM([.I40:.K40]))/(COUNT([.I30:.K32])+COUNT([.I35:.K37]) + COUNT([.I40:.K40]))" office:value-type="float" office:value="4.22222222222222" calcext:value-type="float">
            <text:p>4.2222222222</text:p>
          </table:table-cell>
          <table:table-cell table:style-name="ce2" table:formula="of:=(SUM([.J30:.L32])+ SUM([.J35:.L37]) + SUM([.J40:.L40]))/(COUNT([.J30:.L32])+COUNT([.J35:.L37]) + COUNT([.J40:.L40]))" office:value-type="float" office:value="4.1875" calcext:value-type="float">
            <text:p>4.1875</text:p>
          </table:table-cell>
          <table:table-cell table:style-name="ce2" table:formula="of:=(SUM([.K30:.M32])+ SUM([.K35:.M37]) + SUM([.K40:.M40]))/(COUNT([.K30:.M32])+COUNT([.K35:.M37]) + COUNT([.K40:.M40]))" office:value-type="float" office:value="4.66666666666667" calcext:value-type="float">
            <text:p>4.6666666667</text:p>
          </table:table-cell>
          <table:table-cell table:style-name="ce2" table:formula="of:=(SUM([.L30:.N32])+ SUM([.L35:.N37]) + SUM([.L40:.N40]))/(COUNT([.L30:.N32])+COUNT([.L35:.N37]) + COUNT([.L40:.N40])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31:.E33])+ SUM([.C36:.E38]) + SUM([.C41:.E41]))/(COUNT([.C31:.E33])+COUNT([.C36:.E38]) + COUNT([.C41:.E41]))" office:value-type="float" office:value="4.36842105263158" calcext:value-type="float">
            <text:p>4.3684210526</text:p>
          </table:table-cell>
          <table:table-cell table:style-name="ce2" table:formula="of:=(SUM([.D31:.F33])+ SUM([.D36:.F38]) + SUM([.D41:.F41]))/(COUNT([.D31:.F33])+COUNT([.D36:.F38]) + COUNT([.D41:.F41]))" office:value-type="float" office:value="4.57142857142857" calcext:value-type="float">
            <text:p>4.5714285714</text:p>
          </table:table-cell>
          <table:table-cell table:style-name="ce2" table:formula="of:=(SUM([.E31:.G33])+ SUM([.E36:.G38]) + SUM([.E41:.G41]))/(COUNT([.E31:.G33])+COUNT([.E36:.G38]) + COUNT([.E41:.G41]))" office:value-type="float" office:value="4.42857142857143" calcext:value-type="float">
            <text:p>4.4285714286</text:p>
          </table:table-cell>
          <table:table-cell table:number-columns-repeated="3"/>
          <table:table-cell table:style-name="ce2"/>
          <table:table-cell table:style-name="ce2" table:formula="of:=(SUM([.J31:.L33])+ SUM([.J36:.L38]) + SUM([.J41:.L41]))/(COUNT([.J31:.L33])+COUNT([.J36:.L38]) + COUNT([.J41:.L41]))" office:value-type="float" office:value="4.36842105263158" calcext:value-type="float">
            <text:p>4.3684210526</text:p>
          </table:table-cell>
          <table:table-cell table:style-name="ce2" table:formula="of:=(SUM([.K31:.M33])+ SUM([.K36:.M38]) + SUM([.K41:.M41]))/(COUNT([.K31:.M33])+COUNT([.K36:.M38]) + COUNT([.K41:.M41]))" office:value-type="float" office:value="4.57142857142857" calcext:value-type="float">
            <text:p>4.5714285714</text:p>
          </table:table-cell>
          <table:table-cell table:style-name="ce2" table:formula="of:=(SUM([.L31:.N33])+ SUM([.L36:.N38]) + SUM([.L41:.N41]))/(COUNT([.L31:.N33])+COUNT([.L36:.N38]) + COUNT([.L41:.N41]))" office:value-type="float" office:value="4.42857142857143" calcext:value-type="float">
            <text:p>4.42857142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2:.D34])+ SUM([.B37:.D39]) + SUM([.B42:.D42]))/(COUNT([.B32:.D34])+COUNT([.B37:.D39]) + COUNT([.B42:.D42]))" office:value-type="float" office:value="4.85714285714286" calcext:value-type="float">
            <text:p>4.8571428571</text:p>
          </table:table-cell>
          <table:table-cell table:style-name="ce2" table:formula="of:=(SUM([.C32:.E34])+ SUM([.C37:.E39]) + SUM([.C42:.E42]))/(COUNT([.C32:.E34])+COUNT([.C37:.E39]) + COUNT([.C42:.E42]))" office:value-type="float" office:value="4.25" calcext:value-type="float">
            <text:p>4.25</text:p>
          </table:table-cell>
          <table:table-cell table:style-name="ce2" table:formula="of:=(SUM([.D32:.F34])+ SUM([.D37:.F39]) + SUM([.D42:.F42]))/(COUNT([.D32:.F34])+COUNT([.D37:.F39]) + COUNT([.D42:.F42]))" office:value-type="float" office:value="4.13333333333333" calcext:value-type="float">
            <text:p>4.1333333333</text:p>
          </table:table-cell>
          <table:table-cell table:style-name="ce2" table:formula="of:=(SUM([.E32:.G34])+ SUM([.E37:.G39]) + SUM([.E42:.G42]))/(COUNT([.E32:.G34])+COUNT([.E37:.G39]) + COUNT([.E42:.G42]))" office:value-type="float" office:value="3.7" calcext:value-type="float">
            <text:p>3.7</text:p>
          </table:table-cell>
          <table:table-cell table:number-columns-repeated="3"/>
          <table:table-cell table:style-name="ce2" table:formula="of:=(SUM([.I32:.K34])+ SUM([.I37:.K39]) + SUM([.I42:.K42]))/(COUNT([.I32:.K34])+COUNT([.I37:.K39]) + COUNT([.I42:.K42]))" office:value-type="float" office:value="4.85714285714286" calcext:value-type="float">
            <text:p>4.8571428571</text:p>
          </table:table-cell>
          <table:table-cell table:style-name="ce2" table:formula="of:=(SUM([.J32:.L34])+ SUM([.J37:.L39]) + SUM([.J42:.L42]))/(COUNT([.J32:.L34])+COUNT([.J37:.L39]) + COUNT([.J42:.L42]))" office:value-type="float" office:value="4.25" calcext:value-type="float">
            <text:p>4.25</text:p>
          </table:table-cell>
          <table:table-cell table:style-name="ce2" table:formula="of:=(SUM([.K32:.M34])+ SUM([.K37:.M39]) + SUM([.K42:.M42]))/(COUNT([.K32:.M34])+COUNT([.K37:.M39]) + COUNT([.K42:.M42]))" office:value-type="float" office:value="4.13333333333333" calcext:value-type="float">
            <text:p>4.1333333333</text:p>
          </table:table-cell>
          <table:table-cell table:style-name="ce2" table:formula="of:=(SUM([.L32:.N34])+ SUM([.L37:.N39]) + SUM([.L42:.N42]))/(COUNT([.L32:.N34])+COUNT([.L37:.N39]) + COUNT([.L42:.N42]))" office:value-type="float" office:value="3.7" calcext:value-type="float">
            <text:p>3.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34:.E36])+ SUM([.C39:.E41]) )/(COUNT([.C34:.E36])+COUNT([.C39:.E41]))" office:value-type="float" office:value="3.6" calcext:value-type="float">
            <text:p>3.6</text:p>
          </table:table-cell>
          <table:table-cell table:style-name="ce2" table:formula="of:=(SUM([.D34:.F36])+ SUM([.D39:.F41]) )/(COUNT([.D34:.F36])+COUNT([.D39:.F41]))" office:value-type="float" office:value="3.83333333333333" calcext:value-type="float">
            <text:p>3.8333333333</text:p>
          </table:table-cell>
          <table:table-cell table:style-name="ce2" table:formula="of:=(SUM([.E34:.G36])+ SUM([.E39:.G41]) )/(COUNT([.E34:.G36])+COUNT([.E39:.G41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J34:.L36])+ SUM([.J39:.L41]) )/(COUNT([.J34:.L36])+COUNT([.J39:.L41]))" office:value-type="float" office:value="3.6" calcext:value-type="float">
            <text:p>3.6</text:p>
          </table:table-cell>
          <table:table-cell table:style-name="ce2" table:formula="of:=(SUM([.K34:.M36])+ SUM([.K39:.M41]) )/(COUNT([.K34:.M36])+COUNT([.K39:.M41]))" office:value-type="float" office:value="3.83333333333333" calcext:value-type="float">
            <text:p>3.8333333333</text:p>
          </table:table-cell>
          <table:table-cell table:style-name="ce2" table:formula="of:=(SUM([.L34:.N36])+ SUM([.L39:.N41]) )/(COUNT([.L34:.N36])+COUNT([.L39:.N41]))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5:.D37])+ SUM([.B40:.D42]) )/(COUNT([.B35:.D37])+COUNT([.B40:.D42]))" office:value-type="float" office:value="4" calcext:value-type="float">
            <text:p>4</text:p>
          </table:table-cell>
          <table:table-cell table:style-name="ce2" table:formula="of:=(SUM([.C35:.E37])+ SUM([.C40:.E42]) )/(COUNT([.C35:.E37])+COUNT([.C40:.E42]))" office:value-type="float" office:value="4.07142857142857" calcext:value-type="float">
            <text:p>4.0714285714</text:p>
          </table:table-cell>
          <table:table-cell table:style-name="ce2" table:formula="of:=(SUM([.D35:.F37])+ SUM([.D40:.F42]) )/(COUNT([.D35:.F37])+COUNT([.D40:.F42]))" office:value-type="float" office:value="4.16666666666667" calcext:value-type="float">
            <text:p>4.1666666667</text:p>
          </table:table-cell>
          <table:table-cell table:style-name="ce2" table:formula="of:=(SUM([.E35:.G37])+ SUM([.E40:.G42]) )/(COUNT([.E35:.G37])+COUNT([.E40:.G42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I35:.K37])+ SUM([.I40:.K42]) )/(COUNT([.I35:.K37])+COUNT([.I40:.K42]))" office:value-type="float" office:value="4" calcext:value-type="float">
            <text:p>4</text:p>
          </table:table-cell>
          <table:table-cell table:style-name="ce2" table:formula="of:=(SUM([.J35:.L37])+ SUM([.J40:.L42]) )/(COUNT([.J35:.L37])+COUNT([.J40:.L42]))" office:value-type="float" office:value="4.07142857142857" calcext:value-type="float">
            <text:p>4.0714285714</text:p>
          </table:table-cell>
          <table:table-cell table:style-name="ce2" table:formula="of:=(SUM([.K35:.M37])+ SUM([.K40:.M42]) )/(COUNT([.K35:.M37])+COUNT([.K40:.M42]))" office:value-type="float" office:value="4.16666666666667" calcext:value-type="float">
            <text:p>4.1666666667</text:p>
          </table:table-cell>
          <table:table-cell table:style-name="ce2" table:formula="of:=(SUM([.L35:.N37])+ SUM([.L40:.N42]) )/(COUNT([.L35:.N37])+COUNT([.L40:.N42]))" office:value-type="float" office:value="4.41666666666667" calcext:value-type="float">
            <text:p>4.41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36:.E38])+ SUM([.C41:.E43]) )/(COUNT([.C36:.E38])+COUNT([.C41:.E43]))" office:value-type="float" office:value="4.0625" calcext:value-type="float">
            <text:p>4.0625</text:p>
          </table:table-cell>
          <table:table-cell table:style-name="ce2" table:formula="of:=(SUM([.D36:.F38])+ SUM([.D41:.F43]) )/(COUNT([.D36:.F38])+COUNT([.D41:.F43]))" office:value-type="float" office:value="3.88888888888889" calcext:value-type="float">
            <text:p>3.8888888889</text:p>
          </table:table-cell>
          <table:table-cell table:style-name="ce2" table:formula="of:=(SUM([.E36:.G38])+ SUM([.E41:.G43]) )/(COUNT([.E36:.G38])+COUNT([.E41:.G43]))" office:value-type="float" office:value="3.83333333333333" calcext:value-type="float">
            <text:p>3.8333333333</text:p>
          </table:table-cell>
          <table:table-cell table:number-columns-repeated="3"/>
          <table:table-cell table:style-name="ce2"/>
          <table:table-cell table:style-name="ce2" table:formula="of:=(SUM([.J36:.L38])+ SUM([.J41:.L43]) )/(COUNT([.J36:.L38])+COUNT([.J41:.L43]))" office:value-type="float" office:value="4.0625" calcext:value-type="float">
            <text:p>4.0625</text:p>
          </table:table-cell>
          <table:table-cell table:style-name="ce2" table:formula="of:=(SUM([.K36:.M38])+ SUM([.K41:.M43]) )/(COUNT([.K36:.M38])+COUNT([.K41:.M43]))" office:value-type="float" office:value="3.88888888888889" calcext:value-type="float">
            <text:p>3.8888888889</text:p>
          </table:table-cell>
          <table:table-cell table:style-name="ce2" table:formula="of:=(SUM([.L36:.N38])+ SUM([.L41:.N43]) )/(COUNT([.L36:.N38])+COUNT([.L41:.N43]))" office:value-type="float" office:value="3.83333333333333" calcext:value-type="float">
            <text:p>3.8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7:.D39])+ SUM([.B42:.D44]) )/(COUNT([.B37:.D39])+COUNT([.B42:.D44]))" office:value-type="float" office:value="3.83333333333333" calcext:value-type="float">
            <text:p>3.8333333333</text:p>
          </table:table-cell>
          <table:table-cell table:style-name="ce2" table:formula="of:=(SUM([.C37:.E39])+ SUM([.C42:.E44]) )/(COUNT([.C37:.E39])+COUNT([.C42:.E44]))" office:value-type="float" office:value="3.8" calcext:value-type="float">
            <text:p>3.8</text:p>
          </table:table-cell>
          <table:table-cell table:style-name="ce2" table:formula="of:=(SUM([.D37:.F39])+ SUM([.D42:.F44]) )/(COUNT([.D37:.F39])+COUNT([.D42:.F44]))" office:value-type="float" office:value="3.41666666666667" calcext:value-type="float">
            <text:p>3.4166666667</text:p>
          </table:table-cell>
          <table:table-cell table:style-name="ce2" table:formula="of:=(SUM([.E37:.G39])+ SUM([.E42:.G44]) )/(COUNT([.E37:.G39])+COUNT([.E42:.G44]))" office:value-type="float" office:value="3.25" calcext:value-type="float">
            <text:p>3.25</text:p>
          </table:table-cell>
          <table:table-cell table:number-columns-repeated="3"/>
          <table:table-cell table:style-name="ce2" table:formula="of:=(SUM([.I37:.K39])+ SUM([.I42:.K44]) )/(COUNT([.I37:.K39])+COUNT([.I42:.K44]))" office:value-type="float" office:value="3.83333333333333" calcext:value-type="float">
            <text:p>3.8333333333</text:p>
          </table:table-cell>
          <table:table-cell table:style-name="ce2" table:formula="of:=(SUM([.J37:.L39])+ SUM([.J42:.L44]) )/(COUNT([.J37:.L39])+COUNT([.J42:.L44]))" office:value-type="float" office:value="3.8" calcext:value-type="float">
            <text:p>3.8</text:p>
          </table:table-cell>
          <table:table-cell table:style-name="ce2" table:formula="of:=(SUM([.K37:.M39])+ SUM([.K42:.M44]) )/(COUNT([.K37:.M39])+COUNT([.K42:.M44]))" office:value-type="float" office:value="3.41666666666667" calcext:value-type="float">
            <text:p>3.4166666667</text:p>
          </table:table-cell>
          <table:table-cell table:style-name="ce2" table:formula="of:=(SUM([.L37:.N39])+ SUM([.L42:.N44]) )/(COUNT([.L37:.N39])+COUNT([.L42:.N44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style-name="ce3" table:formula="of:=[.D25]*[.D25]" office:value-type="float" office:value="1" calcext:value-type="float">
            <text:p>1</text:p>
          </table:table-cell>
          <table:table-cell table:style-name="ce3" table:formula="of:=[.E25]*[.E25]" office:value-type="float" office:value="4" calcext:value-type="float">
            <text:p>4</text:p>
          </table:table-cell>
          <table:table-cell table:style-name="ce3" table:formula="of:=[.F25]*[.F25]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style-name="ce3" table:formula="of:=[.K25]*[.K25]" office:value-type="float" office:value="1" calcext:value-type="float">
            <text:p>1</text:p>
          </table:table-cell>
          <table:table-cell table:style-name="ce3" table:formula="of:=[.L25]*[.L25]" office:value-type="float" office:value="4" calcext:value-type="float">
            <text:p>4</text:p>
          </table:table-cell>
          <table:table-cell table:style-name="ce3" table:formula="of:=[.M25]*[.M25]" office:value-type="float" office:value="4" calcext:value-type="float">
            <text:p>4</text:p>
          </table:table-cell>
          <table:table-cell table:number-columns-repeated="4"/>
          <table:table-cell table:formula="of:=[.D46]*[.K46]" office:value-type="float" office:value="5.76" calcext:value-type="float">
            <text:p>5.76</text:p>
          </table:table-cell>
          <table:table-cell table:formula="of:=[.E46]*[.L46]" office:value-type="float" office:value="7.11111111111111" calcext:value-type="float">
            <text:p>7.1111111111</text:p>
          </table:table-cell>
          <table:table-cell table:formula="of:=[.F46]*[.M4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6]*[.C26]" office:value-type="float" office:value="4" calcext:value-type="float">
            <text:p>4</text:p>
          </table:table-cell>
          <table:table-cell table:style-name="ce3" table:formula="of:=[.D26]*[.D26]" office:value-type="float" office:value="9" calcext:value-type="float">
            <text:p>9</text:p>
          </table:table-cell>
          <table:table-cell table:style-name="ce3" table:formula="of:=[.E26]*[.E26]" office:value-type="float" office:value="16" calcext:value-type="float">
            <text:p>16</text:p>
          </table:table-cell>
          <table:table-cell table:style-name="ce3" table:formula="of:=[.F26]*[.F26]" office:value-type="float" office:value="16" calcext:value-type="float">
            <text:p>16</text:p>
          </table:table-cell>
          <table:table-cell table:number-columns-repeated="3"/>
          <table:table-cell table:style-name="ce3" table:formula="of:=[.J26]*[.J26]" office:value-type="float" office:value="4" calcext:value-type="float">
            <text:p>4</text:p>
          </table:table-cell>
          <table:table-cell table:style-name="ce3" table:formula="of:=[.K26]*[.K26]" office:value-type="float" office:value="9" calcext:value-type="float">
            <text:p>9</text:p>
          </table:table-cell>
          <table:table-cell table:style-name="ce3" table:formula="of:=[.L26]*[.L26]" office:value-type="float" office:value="16" calcext:value-type="float">
            <text:p>16</text:p>
          </table:table-cell>
          <table:table-cell table:style-name="ce3" table:formula="of:=[.M26]*[.M26]" office:value-type="float" office:value="16" calcext:value-type="float">
            <text:p>16</text:p>
          </table:table-cell>
          <table:table-cell table:number-columns-repeated="3"/>
          <table:table-cell table:formula="of:=[.C47]*[.J47]" office:value-type="float" office:value="5.76" calcext:value-type="float">
            <text:p>5.76</text:p>
          </table:table-cell>
          <table:table-cell table:formula="of:=[.D47]*[.K47]" office:value-type="float" office:value="7.11111111111111" calcext:value-type="float">
            <text:p>7.1111111111</text:p>
          </table:table-cell>
          <table:table-cell table:formula="of:=[.E47]*[.L47]" office:value-type="float" office:value="8.50694444444444" calcext:value-type="float">
            <text:p>8.5069444444</text:p>
          </table:table-cell>
          <table:table-cell table:formula="of:=[.F47]*[.M47]" office:value-type="float" office:value="9.765625" calcext:value-type="float">
            <text:p>9.765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27]*[.D27]" office:value-type="float" office:value="16" calcext:value-type="float">
            <text:p>16</text:p>
          </table:table-cell>
          <table:table-cell table:style-name="ce3" table:formula="of:=[.E27]*[.E27]" office:value-type="float" office:value="9" calcext:value-type="float">
            <text:p>9</text:p>
          </table:table-cell>
          <table:table-cell table:style-name="ce3" table:formula="of:=[.F27]*[.F27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K27]*[.K27]" office:value-type="float" office:value="16" calcext:value-type="float">
            <text:p>16</text:p>
          </table:table-cell>
          <table:table-cell table:style-name="ce3" table:formula="of:=[.L27]*[.L27]" office:value-type="float" office:value="9" calcext:value-type="float">
            <text:p>9</text:p>
          </table:table-cell>
          <table:table-cell table:style-name="ce3" table:formula="of:=[.M27]*[.M27]" office:value-type="float" office:value="9" calcext:value-type="float">
            <text:p>9</text:p>
          </table:table-cell>
          <table:table-cell table:number-columns-repeated="4"/>
          <table:table-cell table:formula="of:=[.D48]*[.K48]" office:value-type="float" office:value="13.2231404958678" calcext:value-type="float">
            <text:p>13.2231404959</text:p>
          </table:table-cell>
          <table:table-cell table:formula="of:=[.E48]*[.L48]" office:value-type="float" office:value="15.3402777777778" calcext:value-type="float">
            <text:p>15.3402777778</text:p>
          </table:table-cell>
          <table:table-cell table:formula="of:=[.F48]*[.M48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8]*[.C28]" office:value-type="float" office:value="4" calcext:value-type="float">
            <text:p>4</text:p>
          </table:table-cell>
          <table:table-cell table:style-name="ce3" table:formula="of:=[.D28]*[.D28]" office:value-type="float" office:value="4" calcext:value-type="float">
            <text:p>4</text:p>
          </table:table-cell>
          <table:table-cell table:style-name="ce3" table:formula="of:=[.E28]*[.E28]" office:value-type="float" office:value="4" calcext:value-type="float">
            <text:p>4</text:p>
          </table:table-cell>
          <table:table-cell table:style-name="ce3" table:formula="of:=[.F28]*[.F28]" office:value-type="float" office:value="1" calcext:value-type="float">
            <text:p>1</text:p>
          </table:table-cell>
          <table:table-cell table:number-columns-repeated="3"/>
          <table:table-cell table:style-name="ce3" table:formula="of:=[.J28]*[.J28]" office:value-type="float" office:value="4" calcext:value-type="float">
            <text:p>4</text:p>
          </table:table-cell>
          <table:table-cell table:style-name="ce3" table:formula="of:=[.K28]*[.K28]" office:value-type="float" office:value="4" calcext:value-type="float">
            <text:p>4</text:p>
          </table:table-cell>
          <table:table-cell table:style-name="ce3" table:formula="of:=[.L28]*[.L28]" office:value-type="float" office:value="4" calcext:value-type="float">
            <text:p>4</text:p>
          </table:table-cell>
          <table:table-cell table:style-name="ce3" table:formula="of:=[.M28]*[.M28]" office:value-type="float" office:value="1" calcext:value-type="float">
            <text:p>1</text:p>
          </table:table-cell>
          <table:table-cell table:number-columns-repeated="3"/>
          <table:table-cell table:formula="of:=[.C49]*[.J49]" office:value-type="float" office:value="14.0625" calcext:value-type="float">
            <text:p>14.0625</text:p>
          </table:table-cell>
          <table:table-cell table:formula="of:=[.D49]*[.K49]" office:value-type="float" office:value="9.87755102040816" calcext:value-type="float">
            <text:p>9.8775510204</text:p>
          </table:table-cell>
          <table:table-cell table:formula="of:=[.E49]*[.L49]" office:value-type="float" office:value="12.641975308642" calcext:value-type="float">
            <text:p>12.6419753086</text:p>
          </table:table-cell>
          <table:table-cell table:formula="of:=[.F49]*[.M49]" office:value-type="float" office:value="10.0277777777778" calcext:value-type="float">
            <text:p>10.02777777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0]*[.D30]" office:value-type="float" office:value="4" calcext:value-type="float">
            <text:p>4</text:p>
          </table:table-cell>
          <table:table-cell table:style-name="ce3" table:formula="of:=[.E30]*[.E30]" office:value-type="float" office:value="9" calcext:value-type="float">
            <text:p>9</text:p>
          </table:table-cell>
          <table:table-cell table:style-name="ce3" table:formula="of:=[.F30]*[.F30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30]*[.K30]" office:value-type="float" office:value="4" calcext:value-type="float">
            <text:p>4</text:p>
          </table:table-cell>
          <table:table-cell table:style-name="ce3" table:formula="of:=[.L30]*[.L30]" office:value-type="float" office:value="9" calcext:value-type="float">
            <text:p>9</text:p>
          </table:table-cell>
          <table:table-cell table:style-name="ce3" table:formula="of:=[.M30]*[.M30]" office:value-type="float" office:value="16" calcext:value-type="float">
            <text:p>16</text:p>
          </table:table-cell>
          <table:table-cell table:number-columns-repeated="4"/>
          <table:table-cell table:formula="of:=[.D51]*[.K51]" office:value-type="float" office:value="12.25" calcext:value-type="float">
            <text:p>12.25</text:p>
          </table:table-cell>
          <table:table-cell table:formula="of:=[.E51]*[.L51]" office:value-type="float" office:value="14.6944444444444" calcext:value-type="float">
            <text:p>14.6944444444</text:p>
          </table:table-cell>
          <table:table-cell table:formula="of:=[.F51]*[.M51]" office:value-type="float" office:value="18.0625" calcext:value-type="float">
            <text:p>18.0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1]*[.C31]" office:value-type="float" office:value="25" calcext:value-type="float">
            <text:p>25</text:p>
          </table:table-cell>
          <table:table-cell table:style-name="ce3" table:formula="of:=[.D31]*[.D31]" office:value-type="float" office:value="36" calcext:value-type="float">
            <text:p>36</text:p>
          </table:table-cell>
          <table:table-cell table:style-name="ce3" table:formula="of:=[.E31]*[.E31]" office:value-type="float" office:value="49" calcext:value-type="float">
            <text:p>49</text:p>
          </table:table-cell>
          <table:table-cell table:style-name="ce3" table:formula="of:=[.F31]*[.F31]" office:value-type="float" office:value="64" calcext:value-type="float">
            <text:p>64</text:p>
          </table:table-cell>
          <table:table-cell table:number-columns-repeated="3"/>
          <table:table-cell table:style-name="ce3" table:formula="of:=[.J31]*[.J31]" office:value-type="float" office:value="25" calcext:value-type="float">
            <text:p>25</text:p>
          </table:table-cell>
          <table:table-cell table:style-name="ce3" table:formula="of:=[.K31]*[.K31]" office:value-type="float" office:value="36" calcext:value-type="float">
            <text:p>36</text:p>
          </table:table-cell>
          <table:table-cell table:style-name="ce3" table:formula="of:=[.L31]*[.L31]" office:value-type="float" office:value="49" calcext:value-type="float">
            <text:p>49</text:p>
          </table:table-cell>
          <table:table-cell table:style-name="ce3" table:formula="of:=[.M31]*[.M31]" office:value-type="float" office:value="64" calcext:value-type="float">
            <text:p>64</text:p>
          </table:table-cell>
          <table:table-cell table:number-columns-repeated="3"/>
          <table:table-cell table:formula="of:=[.C52]*[.J52]" office:value-type="float" office:value="11.8641975308642" calcext:value-type="float">
            <text:p>11.8641975309</text:p>
          </table:table-cell>
          <table:table-cell table:formula="of:=[.D52]*[.K52]" office:value-type="float" office:value="11.81640625" calcext:value-type="float">
            <text:p>11.81640625</text:p>
          </table:table-cell>
          <table:table-cell table:formula="of:=[.E52]*[.L52]" office:value-type="float" office:value="14.8775510204082" calcext:value-type="float">
            <text:p>14.8775510204</text:p>
          </table:table-cell>
          <table:table-cell table:formula="of:=[.F52]*[.M52]" office:value-type="float" office:value="16.5765306122449" calcext:value-type="float">
            <text:p>16.57653061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2]*[.D32]" office:value-type="float" office:value="49" calcext:value-type="float">
            <text:p>49</text:p>
          </table:table-cell>
          <table:table-cell table:style-name="ce3" table:formula="of:=[.E32]*[.E32]" office:value-type="float" office:value="4" calcext:value-type="float">
            <text:p>4</text:p>
          </table:table-cell>
          <table:table-cell table:style-name="ce3" table:formula="of:=[.F32]*[.F32]" office:value-type="float" office:value="64" calcext:value-type="float">
            <text:p>64</text:p>
          </table:table-cell>
          <table:table-cell table:number-columns-repeated="3"/>
          <table:table-cell table:style-name="ce3"/>
          <table:table-cell table:style-name="ce3" table:formula="of:=[.K32]*[.K32]" office:value-type="float" office:value="49" calcext:value-type="float">
            <text:p>49</text:p>
          </table:table-cell>
          <table:table-cell table:style-name="ce3" table:formula="of:=[.L32]*[.L32]" office:value-type="float" office:value="4" calcext:value-type="float">
            <text:p>4</text:p>
          </table:table-cell>
          <table:table-cell table:style-name="ce3" table:formula="of:=[.M32]*[.M32]" office:value-type="float" office:value="64" calcext:value-type="float">
            <text:p>64</text:p>
          </table:table-cell>
          <table:table-cell table:number-columns-repeated="4"/>
          <table:table-cell table:formula="of:=[.D53]*[.K53]" office:value-type="float" office:value="16" calcext:value-type="float">
            <text:p>16</text:p>
          </table:table-cell>
          <table:table-cell table:formula="of:=[.E53]*[.L53]" office:value-type="float" office:value="19.6122448979592" calcext:value-type="float">
            <text:p>19.612244898</text:p>
          </table:table-cell>
          <table:table-cell table:formula="of:=[.F53]*[.M53]" office:value-type="float" office:value="18.984693877551" calcext:value-type="float">
            <text:p>18.98469387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3]*[.C33]" office:value-type="float" office:value="9" calcext:value-type="float">
            <text:p>9</text:p>
          </table:table-cell>
          <table:table-cell table:style-name="ce3" table:formula="of:=[.D33]*[.D33]" office:value-type="float" office:value="16" calcext:value-type="float">
            <text:p>16</text:p>
          </table:table-cell>
          <table:table-cell table:style-name="ce3" table:formula="of:=[.E33]*[.E33]" office:value-type="float" office:value="4" calcext:value-type="float">
            <text:p>4</text:p>
          </table:table-cell>
          <table:table-cell table:style-name="ce3" table:formula="of:=[.F33]*[.F33]" office:value-type="float" office:value="4" calcext:value-type="float">
            <text:p>4</text:p>
          </table:table-cell>
          <table:table-cell table:number-columns-repeated="3"/>
          <table:table-cell table:style-name="ce3" table:formula="of:=[.J33]*[.J33]" office:value-type="float" office:value="9" calcext:value-type="float">
            <text:p>9</text:p>
          </table:table-cell>
          <table:table-cell table:style-name="ce3" table:formula="of:=[.K33]*[.K33]" office:value-type="float" office:value="16" calcext:value-type="float">
            <text:p>16</text:p>
          </table:table-cell>
          <table:table-cell table:style-name="ce3" table:formula="of:=[.L33]*[.L33]" office:value-type="float" office:value="4" calcext:value-type="float">
            <text:p>4</text:p>
          </table:table-cell>
          <table:table-cell table:style-name="ce3" table:formula="of:=[.M33]*[.M33]" office:value-type="float" office:value="4" calcext:value-type="float">
            <text:p>4</text:p>
          </table:table-cell>
          <table:table-cell table:number-columns-repeated="3"/>
          <table:table-cell table:formula="of:=[.C54]*[.J54]" office:value-type="float" office:value="13.7959183673469" calcext:value-type="float">
            <text:p>13.7959183673</text:p>
          </table:table-cell>
          <table:table-cell table:formula="of:=[.D54]*[.K54]" office:value-type="float" office:value="10.5625" calcext:value-type="float">
            <text:p>10.5625</text:p>
          </table:table-cell>
          <table:table-cell table:formula="of:=[.E54]*[.L54]" office:value-type="float" office:value="12.4844444444444" calcext:value-type="float">
            <text:p>12.4844444444</text:p>
          </table:table-cell>
          <table:table-cell table:formula="of:=[.F54]*[.M54]" office:value-type="float" office:value="10.24" calcext:value-type="float">
            <text:p>10.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style-name="ce3" table:formula="of:=[.D35]*[.D35]" office:value-type="float" office:value="1" calcext:value-type="float">
            <text:p>1</text:p>
          </table:table-cell>
          <table:table-cell table:style-name="ce3" table:formula="of:=[.E35]*[.E35]" office:value-type="float" office:value="9" calcext:value-type="float">
            <text:p>9</text:p>
          </table:table-cell>
          <table:table-cell table:style-name="ce3" table:formula="of:=[.F35]*[.F35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35]*[.K35]" office:value-type="float" office:value="1" calcext:value-type="float">
            <text:p>1</text:p>
          </table:table-cell>
          <table:table-cell table:style-name="ce3" table:formula="of:=[.L35]*[.L35]" office:value-type="float" office:value="9" calcext:value-type="float">
            <text:p>9</text:p>
          </table:table-cell>
          <table:table-cell table:style-name="ce3" table:formula="of:=[.M35]*[.M35]" office:value-type="float" office:value="16" calcext:value-type="float">
            <text:p>16</text:p>
          </table:table-cell>
          <table:table-cell table:number-columns-repeated="4"/>
          <table:table-cell table:formula="of:=[.D56]*[.K56]" office:value-type="float" office:value="20.25" calcext:value-type="float">
            <text:p>20.25</text:p>
          </table:table-cell>
          <table:table-cell table:formula="of:=[.E56]*[.L56]" office:value-type="float" office:value="24.1736111111111" calcext:value-type="float">
            <text:p>24.1736111111</text:p>
          </table:table-cell>
          <table:table-cell table:formula="of:=[.F56]*[.M56]" office:value-type="float" office:value="30.25" calcext:value-type="float">
            <text:p>30.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6]*[.C36]" office:value-type="float" office:value="25" calcext:value-type="float">
            <text:p>25</text:p>
          </table:table-cell>
          <table:table-cell table:style-name="ce3" table:formula="of:=[.D36]*[.D36]" office:value-type="float" office:value="36" calcext:value-type="float">
            <text:p>36</text:p>
          </table:table-cell>
          <table:table-cell table:style-name="ce3" table:formula="of:=[.E36]*[.E36]" office:value-type="float" office:value="49" calcext:value-type="float">
            <text:p>49</text:p>
          </table:table-cell>
          <table:table-cell table:style-name="ce3" table:formula="of:=[.F36]*[.F36]" office:value-type="float" office:value="64" calcext:value-type="float">
            <text:p>64</text:p>
          </table:table-cell>
          <table:table-cell table:number-columns-repeated="3"/>
          <table:table-cell table:style-name="ce3" table:formula="of:=[.J36]*[.J36]" office:value-type="float" office:value="25" calcext:value-type="float">
            <text:p>25</text:p>
          </table:table-cell>
          <table:table-cell table:style-name="ce3" table:formula="of:=[.K36]*[.K36]" office:value-type="float" office:value="36" calcext:value-type="float">
            <text:p>36</text:p>
          </table:table-cell>
          <table:table-cell table:style-name="ce3" table:formula="of:=[.L36]*[.L36]" office:value-type="float" office:value="49" calcext:value-type="float">
            <text:p>49</text:p>
          </table:table-cell>
          <table:table-cell table:style-name="ce3" table:formula="of:=[.M36]*[.M36]" office:value-type="float" office:value="64" calcext:value-type="float">
            <text:p>64</text:p>
          </table:table-cell>
          <table:table-cell table:number-columns-repeated="3"/>
          <table:table-cell table:formula="of:=[.C57]*[.J57]" office:value-type="float" office:value="17.8271604938272" calcext:value-type="float">
            <text:p>17.8271604938</text:p>
          </table:table-cell>
          <table:table-cell table:formula="of:=[.D57]*[.K57]" office:value-type="float" office:value="17.53515625" calcext:value-type="float">
            <text:p>17.53515625</text:p>
          </table:table-cell>
          <table:table-cell table:formula="of:=[.E57]*[.L57]" office:value-type="float" office:value="21.7777777777778" calcext:value-type="float">
            <text:p>21.7777777778</text:p>
          </table:table-cell>
          <table:table-cell table:formula="of:=[.F57]*[.M5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7]*[.D37]" office:value-type="float" office:value="16" calcext:value-type="float">
            <text:p>16</text:p>
          </table:table-cell>
          <table:table-cell table:style-name="ce3" table:formula="of:=[.E37]*[.E37]" office:value-type="float" office:value="16" calcext:value-type="float">
            <text:p>16</text:p>
          </table:table-cell>
          <table:table-cell table:style-name="ce3" table:formula="of:=[.F37]*[.F37]" office:value-type="float" office:value="25" calcext:value-type="float">
            <text:p>25</text:p>
          </table:table-cell>
          <table:table-cell table:number-columns-repeated="3"/>
          <table:table-cell table:style-name="ce3"/>
          <table:table-cell table:style-name="ce3" table:formula="of:=[.K37]*[.K37]" office:value-type="float" office:value="16" calcext:value-type="float">
            <text:p>16</text:p>
          </table:table-cell>
          <table:table-cell table:style-name="ce3" table:formula="of:=[.L37]*[.L37]" office:value-type="float" office:value="16" calcext:value-type="float">
            <text:p>16</text:p>
          </table:table-cell>
          <table:table-cell table:style-name="ce3" table:formula="of:=[.M37]*[.M37]" office:value-type="float" office:value="25" calcext:value-type="float">
            <text:p>25</text:p>
          </table:table-cell>
          <table:table-cell table:number-columns-repeated="4"/>
          <table:table-cell table:formula="of:=[.D58]*[.K58]" office:value-type="float" office:value="19.0831024930748" calcext:value-type="float">
            <text:p>19.0831024931</text:p>
          </table:table-cell>
          <table:table-cell table:formula="of:=[.E58]*[.L58]" office:value-type="float" office:value="20.8979591836735" calcext:value-type="float">
            <text:p>20.8979591837</text:p>
          </table:table-cell>
          <table:table-cell table:formula="of:=[.F58]*[.M58]" office:value-type="float" office:value="19.6122448979592" calcext:value-type="float">
            <text:p>19.6122448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8]*[.C38]" office:value-type="float" office:value="36" calcext:value-type="float">
            <text:p>36</text:p>
          </table:table-cell>
          <table:table-cell table:style-name="ce3" table:formula="of:=[.D38]*[.D38]" office:value-type="float" office:value="16" calcext:value-type="float">
            <text:p>16</text:p>
          </table:table-cell>
          <table:table-cell table:style-name="ce3" table:formula="of:=[.E38]*[.E38]" office:value-type="float" office:value="4" calcext:value-type="float">
            <text:p>4</text:p>
          </table:table-cell>
          <table:table-cell table:style-name="ce3" table:formula="of:=[.F38]*[.F38]" office:value-type="float" office:value="4" calcext:value-type="float">
            <text:p>4</text:p>
          </table:table-cell>
          <table:table-cell table:number-columns-repeated="3"/>
          <table:table-cell table:style-name="ce3" table:formula="of:=[.J38]*[.J38]" office:value-type="float" office:value="36" calcext:value-type="float">
            <text:p>36</text:p>
          </table:table-cell>
          <table:table-cell table:style-name="ce3" table:formula="of:=[.K38]*[.K38]" office:value-type="float" office:value="16" calcext:value-type="float">
            <text:p>16</text:p>
          </table:table-cell>
          <table:table-cell table:style-name="ce3" table:formula="of:=[.L38]*[.L38]" office:value-type="float" office:value="4" calcext:value-type="float">
            <text:p>4</text:p>
          </table:table-cell>
          <table:table-cell table:style-name="ce3" table:formula="of:=[.M38]*[.M38]" office:value-type="float" office:value="4" calcext:value-type="float">
            <text:p>4</text:p>
          </table:table-cell>
          <table:table-cell table:number-columns-repeated="3"/>
          <table:table-cell table:formula="of:=[.C59]*[.J59]" office:value-type="float" office:value="23.5918367346939" calcext:value-type="float">
            <text:p>23.5918367347</text:p>
          </table:table-cell>
          <table:table-cell table:formula="of:=[.D59]*[.K59]" office:value-type="float" office:value="18.0625" calcext:value-type="float">
            <text:p>18.0625</text:p>
          </table:table-cell>
          <table:table-cell table:formula="of:=[.E59]*[.L59]" office:value-type="float" office:value="17.0844444444444" calcext:value-type="float">
            <text:p>17.0844444444</text:p>
          </table:table-cell>
          <table:table-cell table:formula="of:=[.F59]*[.M59]" office:value-type="float" office:value="13.69" calcext:value-type="float">
            <text:p>13.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style-name="ce3" table:formula="of:=[.D40]*[.D40]" office:value-type="float" office:value="4" calcext:value-type="float">
            <text:p>4</text:p>
          </table:table-cell>
          <table:table-cell table:style-name="ce3" table:formula="of:=[.E40]*[.E40]" office:value-type="float" office:value="9" calcext:value-type="float">
            <text:p>9</text:p>
          </table:table-cell>
          <table:table-cell table:style-name="ce3" table:formula="of:=[.F40]*[.F40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40]*[.K40]" office:value-type="float" office:value="4" calcext:value-type="float">
            <text:p>4</text:p>
          </table:table-cell>
          <table:table-cell table:style-name="ce3" table:formula="of:=[.L40]*[.L40]" office:value-type="float" office:value="9" calcext:value-type="float">
            <text:p>9</text:p>
          </table:table-cell>
          <table:table-cell table:style-name="ce3" table:formula="of:=[.M40]*[.M40]" office:value-type="float" office:value="16" calcext:value-type="float">
            <text:p>16</text:p>
          </table:table-cell>
          <table:table-cell table:number-columns-repeated="4"/>
          <table:table-cell table:formula="of:=[.D61]*[.K61]" office:value-type="float" office:value="12.96" calcext:value-type="float">
            <text:p>12.96</text:p>
          </table:table-cell>
          <table:table-cell table:formula="of:=[.E61]*[.L61]" office:value-type="float" office:value="14.6944444444444" calcext:value-type="float">
            <text:p>14.6944444444</text:p>
          </table:table-cell>
          <table:table-cell table:formula="of:=[.F61]*[.M61]" office:value-type="float" office:value="18.0625" calcext:value-type="float">
            <text:p>18.0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41]*[.C41]" office:value-type="float" office:value="25" calcext:value-type="float">
            <text:p>25</text:p>
          </table:table-cell>
          <table:table-cell table:style-name="ce3" table:formula="of:=[.D41]*[.D41]" office:value-type="float" office:value="9" calcext:value-type="float">
            <text:p>9</text:p>
          </table:table-cell>
          <table:table-cell table:style-name="ce3" table:formula="of:=[.E41]*[.E41]" office:value-type="float" office:value="1" calcext:value-type="float">
            <text:p>1</text:p>
          </table:table-cell>
          <table:table-cell table:style-name="ce3" table:formula="of:=[.F41]*[.F41]" office:value-type="float" office:value="16" calcext:value-type="float">
            <text:p>16</text:p>
          </table:table-cell>
          <table:table-cell table:number-columns-repeated="3"/>
          <table:table-cell table:style-name="ce3" table:formula="of:=[.J41]*[.J41]" office:value-type="float" office:value="25" calcext:value-type="float">
            <text:p>25</text:p>
          </table:table-cell>
          <table:table-cell table:style-name="ce3" table:formula="of:=[.K41]*[.K41]" office:value-type="float" office:value="9" calcext:value-type="float">
            <text:p>9</text:p>
          </table:table-cell>
          <table:table-cell table:style-name="ce3" table:formula="of:=[.L41]*[.L41]" office:value-type="float" office:value="1" calcext:value-type="float">
            <text:p>1</text:p>
          </table:table-cell>
          <table:table-cell table:style-name="ce3" table:formula="of:=[.M41]*[.M41]" office:value-type="float" office:value="16" calcext:value-type="float">
            <text:p>16</text:p>
          </table:table-cell>
          <table:table-cell table:number-columns-repeated="3"/>
          <table:table-cell table:formula="of:=[.C62]*[.J62]" office:value-type="float" office:value="16" calcext:value-type="float">
            <text:p>16</text:p>
          </table:table-cell>
          <table:table-cell table:formula="of:=[.D62]*[.K62]" office:value-type="float" office:value="16.5765306122449" calcext:value-type="float">
            <text:p>16.5765306122</text:p>
          </table:table-cell>
          <table:table-cell table:formula="of:=[.E62]*[.L62]" office:value-type="float" office:value="17.3611111111111" calcext:value-type="float">
            <text:p>17.3611111111</text:p>
          </table:table-cell>
          <table:table-cell table:formula="of:=[.F62]*[.M62]" office:value-type="float" office:value="19.5069444444444" calcext:value-type="float">
            <text:p>19.50694444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42]*[.D42]" office:value-type="float" office:value="36" calcext:value-type="float">
            <text:p>36</text:p>
          </table:table-cell>
          <table:table-cell table:style-name="ce3" table:formula="of:=[.E42]*[.E42]" office:value-type="float" office:value="49" calcext:value-type="float">
            <text:p>49</text:p>
          </table:table-cell>
          <table:table-cell table:style-name="ce3" table:formula="of:=[.F42]*[.F42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K42]*[.K42]" office:value-type="float" office:value="36" calcext:value-type="float">
            <text:p>36</text:p>
          </table:table-cell>
          <table:table-cell table:style-name="ce3" table:formula="of:=[.L42]*[.L42]" office:value-type="float" office:value="49" calcext:value-type="float">
            <text:p>49</text:p>
          </table:table-cell>
          <table:table-cell table:style-name="ce3" table:formula="of:=[.M42]*[.M42]" office:value-type="float" office:value="9" calcext:value-type="float">
            <text:p>9</text:p>
          </table:table-cell>
          <table:table-cell table:number-columns-repeated="4"/>
          <table:table-cell table:formula="of:=[.D63]*[.K63]" office:value-type="float" office:value="16.50390625" calcext:value-type="float">
            <text:p>16.50390625</text:p>
          </table:table-cell>
          <table:table-cell table:formula="of:=[.E63]*[.L63]" office:value-type="float" office:value="15.1234567901235" calcext:value-type="float">
            <text:p>15.1234567901</text:p>
          </table:table-cell>
          <table:table-cell table:formula="of:=[.F63]*[.M63]" office:value-type="float" office:value="14.6944444444444" calcext:value-type="float">
            <text:p>14.69444444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43]*[.C43]" office:value-type="float" office:value="4" calcext:value-type="float">
            <text:p>4</text:p>
          </table:table-cell>
          <table:table-cell table:style-name="ce3" table:formula="of:=[.D43]*[.D43]" office:value-type="float" office:value="1" calcext:value-type="float">
            <text:p>1</text:p>
          </table:table-cell>
          <table:table-cell table:style-name="ce3" table:formula="of:=[.E43]*[.E43]" office:value-type="float" office:value="4" calcext:value-type="float">
            <text:p>4</text:p>
          </table:table-cell>
          <table:table-cell table:style-name="ce3" table:formula="of:=[.F43]*[.F43]" office:value-type="float" office:value="1" calcext:value-type="float">
            <text:p>1</text:p>
          </table:table-cell>
          <table:table-cell table:number-columns-repeated="3"/>
          <table:table-cell table:style-name="ce3" table:formula="of:=[.J43]*[.J43]" office:value-type="float" office:value="4" calcext:value-type="float">
            <text:p>4</text:p>
          </table:table-cell>
          <table:table-cell table:style-name="ce3" table:formula="of:=[.K43]*[.K43]" office:value-type="float" office:value="1" calcext:value-type="float">
            <text:p>1</text:p>
          </table:table-cell>
          <table:table-cell table:style-name="ce3" table:formula="of:=[.L43]*[.L43]" office:value-type="float" office:value="4" calcext:value-type="float">
            <text:p>4</text:p>
          </table:table-cell>
          <table:table-cell table:style-name="ce3" table:formula="of:=[.M43]*[.M43]" office:value-type="float" office:value="1" calcext:value-type="float">
            <text:p>1</text:p>
          </table:table-cell>
          <table:table-cell table:number-columns-repeated="3"/>
          <table:table-cell table:formula="of:=[.C64]*[.J64]" office:value-type="float" office:value="14.6944444444444" calcext:value-type="float">
            <text:p>14.6944444444</text:p>
          </table:table-cell>
          <table:table-cell table:formula="of:=[.D64]*[.K64]" office:value-type="float" office:value="14.44" calcext:value-type="float">
            <text:p>14.44</text:p>
          </table:table-cell>
          <table:table-cell table:formula="of:=[.E64]*[.L64]" office:value-type="float" office:value="11.6736111111111" calcext:value-type="float">
            <text:p>11.6736111111</text:p>
          </table:table-cell>
          <table:table-cell table:formula="of:=[.F64]*[.M64]" office:value-type="float" office:value="10.5625" calcext:value-type="float">
            <text:p>10.5625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4" table:formula="of:=SUM([.C65:.E67])+SUM([.C70:.E72])-(COUNT([.C65:.E67])+COUNT([.C70:.E72]))*[.D46]*[.D46]" office:value-type="float" office:value="99.4" calcext:value-type="float">
            <text:p>99.4</text:p>
          </table:table-cell>
          <table:table-cell table:style-name="ce4" table:formula="of:=SUM([.D65:.F67])+SUM([.D70:.F72])-(COUNT([.D65:.F67])+COUNT([.D70:.F72]))*[.E46]*[.E46]" office:value-type="float" office:value="142.666666666667" calcext:value-type="float">
            <text:p>142.6666666667</text:p>
          </table:table-cell>
          <table:table-cell table:style-name="ce4" table:formula="of:=SUM([.E65:.G67])+SUM([.E70:.G72])-(COUNT([.E65:.G67])+COUNT([.E70:.G72]))*[.F46]*[.F46]" office:value-type="float" office:value="106" calcext:value-type="float">
            <text:p>106</text:p>
          </table:table-cell>
          <table:table-cell table:number-columns-repeated="3"/>
          <table:table-cell table:style-name="ce4"/>
          <table:table-cell table:style-name="ce4" table:formula="of:=SUM([.J65:.L67])+SUM([.J70:.L72])-(COUNT([.J65:.L67])+COUNT([.J70:.L72]))*[.K46]*[.K46]" office:value-type="float" office:value="99.4" calcext:value-type="float">
            <text:p>99.4</text:p>
          </table:table-cell>
          <table:table-cell table:style-name="ce4" table:formula="of:=SUM([.K65:.M67])+SUM([.K70:.M72])-(COUNT([.K65:.M67])+COUNT([.K70:.M72]))*[.L46]*[.L46]" office:value-type="float" office:value="142.666666666667" calcext:value-type="float">
            <text:p>142.6666666667</text:p>
          </table:table-cell>
          <table:table-cell table:style-name="ce4" table:formula="of:=SUM([.L65:.N67])+SUM([.L70:.N72])-(COUNT([.L65:.N67])+COUNT([.L70:.N72]))*[.M46]*[.M46]" office:value-type="float" office:value="106" calcext:value-type="float">
            <text:p>10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/>
          <table:table-cell table:style-name="ce4" table:formula="of:=SUM([.Q24:.S26])+SUM([.Q29:.S31])-(COUNT([.Q24:.S26])+COUNT([.Q29:.S31]))*[.R66]" office:value-type="float" office:value="99.4" calcext:value-type="float">
            <text:p>99.4</text:p>
          </table:table-cell>
          <table:table-cell table:style-name="ce4" table:formula="of:=SUM([.R24:.T26])+SUM([.R29:.T31])-(COUNT([.R24:.T26])+COUNT([.R29:.T31]))*[.S66]" office:value-type="float" office:value="142.666666666667" calcext:value-type="float">
            <text:p>142.6666666667</text:p>
          </table:table-cell>
          <table:table-cell table:style-name="ce4" table:formula="of:=SUM([.S24:.U26])+SUM([.S29:.U31])-(COUNT([.S24:.U26])+COUNT([.S29:.U31]))*[.T66]" office:value-type="float" office:value="106" calcext:value-type="float">
            <text:p>106</text:p>
          </table:table-cell>
          <table:table-cell/>
          <table:table-cell table:formula="of:=[.R86]*[.R86]/([.K86]*[.D86])" office:value-type="float" office:value="1" calcext:value-type="float">
            <text:p>1</text:p>
          </table:table-cell>
          <table:table-cell table:formula="of:=[.S86]*[.S86]/([.L86]*[.E86])" office:value-type="float" office:value="1" calcext:value-type="float">
            <text:p>1</text:p>
          </table:table-cell>
          <table:table-cell table:formula="of:=[.T86]*[.T86]/([.M86]*[.F8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66:.D68])+SUM([.B71:.D73])-(COUNT([.B66:.D68])+COUNT([.B71:.D73]))*[.C47]*[.C47]" office:value-type="float" office:value="97.92" calcext:value-type="float">
            <text:p>97.92</text:p>
          </table:table-cell>
          <table:table-cell table:style-name="ce4" table:formula="of:=SUM([.C66:.E68])+SUM([.C71:.E73])-(COUNT([.C66:.E68])+COUNT([.C71:.E73]))*[.D47]*[.D47]" office:value-type="float" office:value="135.444444444444" calcext:value-type="float">
            <text:p>135.4444444444</text:p>
          </table:table-cell>
          <table:table-cell table:style-name="ce4" table:formula="of:=SUM([.D66:.F68])+SUM([.D71:.F73])-(COUNT([.D66:.F68])+COUNT([.D71:.F73]))*[.E47]*[.E47]" office:value-type="float" office:value="225.875" calcext:value-type="float">
            <text:p>225.875</text:p>
          </table:table-cell>
          <table:table-cell table:style-name="ce4" table:formula="of:=SUM([.E66:.G68])+SUM([.E71:.G73])-(COUNT([.E66:.G68])+COUNT([.E71:.G73]))*[.F47]*[.F47]" office:value-type="float" office:value="146.8125" calcext:value-type="float">
            <text:p>146.8125</text:p>
          </table:table-cell>
          <table:table-cell table:number-columns-repeated="3"/>
          <table:table-cell table:style-name="ce4" table:formula="of:=SUM([.I66:.K68])+SUM([.I71:.K73])-(COUNT([.I66:.K68])+COUNT([.I71:.K73]))*[.J47]*[.J47]" office:value-type="float" office:value="97.92" calcext:value-type="float">
            <text:p>97.92</text:p>
          </table:table-cell>
          <table:table-cell table:style-name="ce4" table:formula="of:=SUM([.J66:.L68])+SUM([.J71:.L73])-(COUNT([.J66:.L68])+COUNT([.J71:.L73]))*[.K47]*[.K47]" office:value-type="float" office:value="135.444444444444" calcext:value-type="float">
            <text:p>135.4444444444</text:p>
          </table:table-cell>
          <table:table-cell table:style-name="ce4" table:formula="of:=SUM([.K66:.M68])+SUM([.K71:.M73])-(COUNT([.K66:.M68])+COUNT([.K71:.M73]))*[.L47]*[.L47]" office:value-type="float" office:value="225.875" calcext:value-type="float">
            <text:p>225.875</text:p>
          </table:table-cell>
          <table:table-cell table:style-name="ce4" table:formula="of:=SUM([.L66:.N68])+SUM([.L71:.N73])-(COUNT([.L66:.N68])+COUNT([.L71:.N73]))*[.M47]*[.M47]" office:value-type="float" office:value="146.8125" calcext:value-type="float">
            <text:p>146.8125</text:p>
          </table:table-cell>
          <table:table-cell table:number-columns-repeated="3"/>
          <table:table-cell table:style-name="ce4" table:formula="of:=SUM([.P25:.R27])+SUM([.P30:.R32])-(COUNT([.P25:.R27])+COUNT([.P30:.R32]))*[.Q67]" office:value-type="float" office:value="97.92" calcext:value-type="float">
            <text:p>97.92</text:p>
          </table:table-cell>
          <table:table-cell table:style-name="ce4" table:formula="of:=SUM([.Q25:.S27])+SUM([.Q30:.S32])-(COUNT([.Q25:.S27])+COUNT([.Q30:.S32]))*[.R67]" office:value-type="float" office:value="135.444444444444" calcext:value-type="float">
            <text:p>135.4444444444</text:p>
          </table:table-cell>
          <table:table-cell table:style-name="ce4" table:formula="of:=SUM([.R25:.T27])+SUM([.R30:.T32])-(COUNT([.R25:.T27])+COUNT([.R30:.T32]))*[.S67]" office:value-type="float" office:value="225.875" calcext:value-type="float">
            <text:p>225.875</text:p>
          </table:table-cell>
          <table:table-cell table:style-name="ce4" table:formula="of:=SUM([.S25:.U27])+SUM([.S30:.U32])-(COUNT([.S25:.U27])+COUNT([.S30:.U32]))*[.T67]" office:value-type="float" office:value="146.8125" calcext:value-type="float">
            <text:p>146.8125</text:p>
          </table:table-cell>
          <table:table-cell table:formula="of:=[.Q87]*[.Q87]/([.J87]*[.C87])" office:value-type="float" office:value="1" calcext:value-type="float">
            <text:p>1</text:p>
          </table:table-cell>
          <table:table-cell table:formula="of:=[.R87]*[.R87]/([.K87]*[.D87])" office:value-type="float" office:value="1" calcext:value-type="float">
            <text:p>1</text:p>
          </table:table-cell>
          <table:table-cell table:formula="of:=[.S87]*[.S87]/([.L87]*[.E87])" office:value-type="float" office:value="1" calcext:value-type="float">
            <text:p>1</text:p>
          </table:table-cell>
          <table:table-cell table:formula="of:=[.T87]*[.T87]/([.M87]*[.F8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67:.E69])+SUM([.C72:.E74])-(COUNT([.C67:.E69])+COUNT([.C72:.E74]))*[.D48]*[.D48]" office:value-type="float" office:value="46.4297520661157" calcext:value-type="float">
            <text:p>46.4297520661</text:p>
          </table:table-cell>
          <table:table-cell table:style-name="ce4" table:formula="of:=SUM([.D67:.F69])+SUM([.D72:.F74])-(COUNT([.D67:.F69])+COUNT([.D72:.F74]))*[.E48]*[.E48]" office:value-type="float" office:value="97.875" calcext:value-type="float">
            <text:p>97.875</text:p>
          </table:table-cell>
          <table:table-cell table:style-name="ce4" table:formula="of:=SUM([.E67:.G69])+SUM([.E72:.G74])-(COUNT([.E67:.G69])+COUNT([.E72:.G74]))*[.F48]*[.F48]" office:value-type="float" office:value="52" calcext:value-type="float">
            <text:p>52</text:p>
          </table:table-cell>
          <table:table-cell table:number-columns-repeated="3"/>
          <table:table-cell table:style-name="ce4"/>
          <table:table-cell table:style-name="ce4" table:formula="of:=SUM([.J67:.L69])+SUM([.J72:.L74])-(COUNT([.J67:.L69])+COUNT([.J72:.L74]))*[.K48]*[.K48]" office:value-type="float" office:value="46.4297520661157" calcext:value-type="float">
            <text:p>46.4297520661</text:p>
          </table:table-cell>
          <table:table-cell table:style-name="ce4" table:formula="of:=SUM([.K67:.M69])+SUM([.K72:.M74])-(COUNT([.K67:.M69])+COUNT([.K72:.M74]))*[.L48]*[.L48]" office:value-type="float" office:value="97.875" calcext:value-type="float">
            <text:p>97.875</text:p>
          </table:table-cell>
          <table:table-cell table:style-name="ce4" table:formula="of:=SUM([.L67:.N69])+SUM([.L72:.N74])-(COUNT([.L67:.N69])+COUNT([.L72:.N74]))*[.M48]*[.M48]" office:value-type="float" office:value="52" calcext:value-type="float">
            <text:p>52</text:p>
          </table:table-cell>
          <table:table-cell table:number-columns-repeated="3"/>
          <table:table-cell table:style-name="ce4"/>
          <table:table-cell table:style-name="ce4" table:formula="of:=SUM([.Q26:.S28])+SUM([.Q31:.S33])-(COUNT([.Q26:.S28])+COUNT([.Q31:.S33]))*[.R68]" office:value-type="float" office:value="46.4297520661157" calcext:value-type="float">
            <text:p>46.4297520661</text:p>
          </table:table-cell>
          <table:table-cell table:style-name="ce4" table:formula="of:=SUM([.R26:.T28])+SUM([.R31:.T33])-(COUNT([.R26:.T28])+COUNT([.R31:.T33]))*[.S68]" office:value-type="float" office:value="97.875" calcext:value-type="float">
            <text:p>97.875</text:p>
          </table:table-cell>
          <table:table-cell table:style-name="ce4" table:formula="of:=SUM([.S26:.U28])+SUM([.S31:.U33])-(COUNT([.S26:.U28])+COUNT([.S31:.U33]))*[.T68]" office:value-type="float" office:value="52" calcext:value-type="float">
            <text:p>52</text:p>
          </table:table-cell>
          <table:table-cell/>
          <table:table-cell table:formula="of:=[.R88]*[.R88]/([.K88]*[.D88])" office:value-type="float" office:value="1" calcext:value-type="float">
            <text:p>1</text:p>
          </table:table-cell>
          <table:table-cell table:formula="of:=[.S88]*[.S88]/([.L88]*[.E88])" office:value-type="float" office:value="1" calcext:value-type="float">
            <text:p>1</text:p>
          </table:table-cell>
          <table:table-cell table:formula="of:=[.T88]*[.T88]/([.M88]*[.F8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68:.D70])+SUM([.B73:.D75])-(COUNT([.B68:.D70])+COUNT([.B73:.D75]))*[.C49]*[.C49]" office:value-type="float" office:value="13.625" calcext:value-type="float">
            <text:p>13.625</text:p>
          </table:table-cell>
          <table:table-cell table:style-name="ce4" table:formula="of:=SUM([.C68:.E70])+SUM([.C73:.E75])-(COUNT([.C68:.E70])+COUNT([.C73:.E75]))*[.D49]*[.D49]" office:value-type="float" office:value="20.2244897959184" calcext:value-type="float">
            <text:p>20.2244897959</text:p>
          </table:table-cell>
          <table:table-cell table:style-name="ce4" table:formula="of:=SUM([.D68:.F70])+SUM([.D73:.F75])-(COUNT([.D68:.F70])+COUNT([.D73:.F75]))*[.E49]*[.E49]" office:value-type="float" office:value="32.2962962962963" calcext:value-type="float">
            <text:p>32.2962962963</text:p>
          </table:table-cell>
          <table:table-cell table:style-name="ce4" table:formula="of:=SUM([.E68:.G70])+SUM([.E73:.G75])-(COUNT([.E68:.G70])+COUNT([.E73:.G75]))*[.F49]*[.F49]" office:value-type="float" office:value="18.7777777777778" calcext:value-type="float">
            <text:p>18.7777777778</text:p>
          </table:table-cell>
          <table:table-cell table:number-columns-repeated="3"/>
          <table:table-cell table:style-name="ce4" table:formula="of:=SUM([.I68:.K70])+SUM([.I73:.K75])-(COUNT([.I68:.K70])+COUNT([.I73:.K75]))*[.J49]*[.J49]" office:value-type="float" office:value="13.625" calcext:value-type="float">
            <text:p>13.625</text:p>
          </table:table-cell>
          <table:table-cell table:style-name="ce4" table:formula="of:=SUM([.J68:.L70])+SUM([.J73:.L75])-(COUNT([.J68:.L70])+COUNT([.J73:.L75]))*[.K49]*[.K49]" office:value-type="float" office:value="20.2244897959184" calcext:value-type="float">
            <text:p>20.2244897959</text:p>
          </table:table-cell>
          <table:table-cell table:style-name="ce4" table:formula="of:=SUM([.K68:.M70])+SUM([.K73:.M75])-(COUNT([.K68:.M70])+COUNT([.K73:.M75]))*[.L49]*[.L49]" office:value-type="float" office:value="32.2962962962963" calcext:value-type="float">
            <text:p>32.2962962963</text:p>
          </table:table-cell>
          <table:table-cell table:style-name="ce4" table:formula="of:=SUM([.L68:.N70])+SUM([.L73:.N75])-(COUNT([.L68:.N70])+COUNT([.L73:.N75]))*[.M49]*[.M49]" office:value-type="float" office:value="18.7777777777778" calcext:value-type="float">
            <text:p>18.7777777778</text:p>
          </table:table-cell>
          <table:table-cell table:number-columns-repeated="3"/>
          <table:table-cell table:style-name="ce4" table:formula="of:=SUM([.P27:.R29])+SUM([.P32:.R34])-(COUNT([.P27:.R29])+COUNT([.P32:.R34]))*[.Q69]" office:value-type="float" office:value="13.625" calcext:value-type="float">
            <text:p>13.625</text:p>
          </table:table-cell>
          <table:table-cell table:style-name="ce4" table:formula="of:=SUM([.Q27:.S29])+SUM([.Q32:.S34])-(COUNT([.Q27:.S29])+COUNT([.Q32:.S34]))*[.R69]" office:value-type="float" office:value="20.2244897959184" calcext:value-type="float">
            <text:p>20.2244897959</text:p>
          </table:table-cell>
          <table:table-cell table:style-name="ce4" table:formula="of:=SUM([.R27:.T29])+SUM([.R32:.T34])-(COUNT([.R27:.T29])+COUNT([.R32:.T34]))*[.S69]" office:value-type="float" office:value="32.2962962962963" calcext:value-type="float">
            <text:p>32.2962962963</text:p>
          </table:table-cell>
          <table:table-cell table:style-name="ce4" table:formula="of:=SUM([.S27:.U29])+SUM([.S32:.U34])-(COUNT([.S27:.U29])+COUNT([.S32:.U34]))*[.T69]" office:value-type="float" office:value="18.7777777777778" calcext:value-type="float">
            <text:p>18.7777777778</text:p>
          </table:table-cell>
          <table:table-cell table:formula="of:=[.Q89]*[.Q89]/([.J89]*[.C89])" office:value-type="float" office:value="1" calcext:value-type="float">
            <text:p>1</text:p>
          </table:table-cell>
          <table:table-cell table:formula="of:=[.R89]*[.R89]/([.K89]*[.D89])" office:value-type="float" office:value="1" calcext:value-type="float">
            <text:p>1</text:p>
          </table:table-cell>
          <table:table-cell table:formula="of:=[.S89]*[.S89]/([.L89]*[.E89])" office:value-type="float" office:value="1" calcext:value-type="float">
            <text:p>1</text:p>
          </table:table-cell>
          <table:table-cell table:formula="of:=[.T89]*[.T89]/([.M89]*[.F89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70:.E72])+SUM([.C75:.E77])+SUM([.C65:.E67])-(COUNT([.C65:.E67])+COUNT([.C70:.E72])+COUNT([.C75:.E77]))*[.D51]*[.D51]" office:value-type="float" office:value="93.25" calcext:value-type="float">
            <text:p>93.25</text:p>
          </table:table-cell>
          <table:table-cell table:style-name="ce4" table:formula="of:=SUM([.D70:.F72])+SUM([.D75:.F77])+SUM([.D65:.F67])-(COUNT([.D65:.F67])+COUNT([.D70:.F72])+COUNT([.D75:.F77]))*[.E51]*[.E51]" office:value-type="float" office:value="138.5" calcext:value-type="float">
            <text:p>138.5</text:p>
          </table:table-cell>
          <table:table-cell table:style-name="ce4" table:formula="of:=SUM([.E70:.G72])+SUM([.E75:.G77])+SUM([.E65:.G67])-(COUNT([.E65:.G67])+COUNT([.E70:.G72])+COUNT([.E75:.G77]))*[.F51]*[.F51]" office:value-type="float" office:value="99.25" calcext:value-type="float">
            <text:p>99.25</text:p>
          </table:table-cell>
          <table:table-cell table:number-columns-repeated="3"/>
          <table:table-cell table:style-name="ce4"/>
          <table:table-cell table:style-name="ce4" table:formula="of:=SUM([.J70:.L72])+SUM([.J75:.L77])+SUM([.J65:.L67])-(COUNT([.J65:.L67])+COUNT([.J70:.L72])+COUNT([.J75:.L77]))*[.K51]*[.K51]" office:value-type="float" office:value="93.25" calcext:value-type="float">
            <text:p>93.25</text:p>
          </table:table-cell>
          <table:table-cell table:style-name="ce4" table:formula="of:=SUM([.K70:.M72])+SUM([.K75:.M77])+SUM([.K65:.M67])-(COUNT([.K65:.M67])+COUNT([.K70:.M72])+COUNT([.K75:.M77]))*[.L51]*[.L51]" office:value-type="float" office:value="138.5" calcext:value-type="float">
            <text:p>138.5</text:p>
          </table:table-cell>
          <table:table-cell table:style-name="ce4" table:formula="of:=SUM([.L70:.N72])+SUM([.L75:.N77])+SUM([.L65:.N67])-(COUNT([.L65:.N67])+COUNT([.L70:.N72])+COUNT([.L75:.N77]))*[.M51]*[.M51]" office:value-type="float" office:value="99.25" calcext:value-type="float">
            <text:p>99.25</text:p>
          </table:table-cell>
          <table:table-cell table:number-columns-repeated="3"/>
          <table:table-cell table:style-name="ce4"/>
          <table:table-cell table:style-name="ce4" table:formula="of:=SUM([.Q29:.S31])+SUM([.Q34:.S36])+SUM([.Q24:.S26])-(COUNT([.Q29:.S31])+COUNT([.Q34:.S36])+COUNT([.Q24:.S26]))*[.R71]" office:value-type="float" office:value="93.25" calcext:value-type="float">
            <text:p>93.25</text:p>
          </table:table-cell>
          <table:table-cell table:style-name="ce4" table:formula="of:=SUM([.R29:.T31])+SUM([.R34:.T36])+SUM([.R24:.T26])-(COUNT([.R29:.T31])+COUNT([.R34:.T36])+COUNT([.R24:.T26]))*[.S71]" office:value-type="float" office:value="138.5" calcext:value-type="float">
            <text:p>138.5</text:p>
          </table:table-cell>
          <table:table-cell table:style-name="ce4" table:formula="of:=SUM([.S29:.U31])+SUM([.S34:.U36])+SUM([.S24:.U26])-(COUNT([.S29:.U31])+COUNT([.S34:.U36])+COUNT([.S24:.U26]))*[.T71]" office:value-type="float" office:value="99.25" calcext:value-type="float">
            <text:p>99.25</text:p>
          </table:table-cell>
          <table:table-cell/>
          <table:table-cell table:formula="of:=[.R91]*[.R91]/([.K91]*[.D91])" office:value-type="float" office:value="1" calcext:value-type="float">
            <text:p>1</text:p>
          </table:table-cell>
          <table:table-cell table:formula="of:=[.S91]*[.S91]/([.L91]*[.E91])" office:value-type="float" office:value="0.999999999999999" calcext:value-type="float">
            <text:p>1</text:p>
          </table:table-cell>
          <table:table-cell table:formula="of:=[.T91]*[.T91]/([.M91]*[.F9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1:.D73])+SUM([.B76:.D78])+SUM([.B66:.D68])-(COUNT([.B66:.D68])+COUNT([.B71:.D73])+COUNT([.B76:.D78]))*[.C52]*[.C52]" office:value-type="float" office:value="79.6296296296296" calcext:value-type="float">
            <text:p>79.6296296296</text:p>
          </table:table-cell>
          <table:table-cell table:style-name="ce4" table:formula="of:=SUM([.C71:.E73])+SUM([.C76:.E78])+SUM([.C66:.E68])-(COUNT([.C66:.E68])+COUNT([.C71:.E73])+COUNT([.C76:.E78]))*[.D52]*[.D52]" office:value-type="float" office:value="138.85546875" calcext:value-type="float">
            <text:p>138.85546875</text:p>
          </table:table-cell>
          <table:table-cell table:style-name="ce4" table:formula="of:=SUM([.D71:.F73])+SUM([.D76:.F78])+SUM([.D66:.F68])-(COUNT([.D66:.F68])+COUNT([.D71:.F73])+COUNT([.D76:.F78]))*[.E52]*[.E52]" office:value-type="float" office:value="209.30612244898" calcext:value-type="float">
            <text:p>209.306122449</text:p>
          </table:table-cell>
          <table:table-cell table:style-name="ce4" table:formula="of:=SUM([.E71:.G73])+SUM([.E76:.G78])+SUM([.E66:.G68])-(COUNT([.E66:.G68])+COUNT([.E71:.G73])+COUNT([.E76:.G78]))*[.F52]*[.F52]" office:value-type="float" office:value="144.622448979592" calcext:value-type="float">
            <text:p>144.6224489796</text:p>
          </table:table-cell>
          <table:table-cell table:number-columns-repeated="3"/>
          <table:table-cell table:style-name="ce4" table:formula="of:=SUM([.I71:.K73])+SUM([.I76:.K78])+SUM([.I66:.K68])-(COUNT([.I66:.K68])+COUNT([.I71:.K73])+COUNT([.I76:.K78]))*[.J52]*[.J52]" office:value-type="float" office:value="79.6296296296296" calcext:value-type="float">
            <text:p>79.6296296296</text:p>
          </table:table-cell>
          <table:table-cell table:style-name="ce4" table:formula="of:=SUM([.J71:.L73])+SUM([.J76:.L78])+SUM([.J66:.L68])-(COUNT([.J66:.L68])+COUNT([.J71:.L73])+COUNT([.J76:.L78]))*[.K52]*[.K52]" office:value-type="float" office:value="138.85546875" calcext:value-type="float">
            <text:p>138.85546875</text:p>
          </table:table-cell>
          <table:table-cell table:style-name="ce4" table:formula="of:=SUM([.K71:.M73])+SUM([.K76:.M78])+SUM([.K66:.M68])-(COUNT([.K66:.M68])+COUNT([.K71:.M73])+COUNT([.K76:.M78]))*[.L52]*[.L52]" office:value-type="float" office:value="209.30612244898" calcext:value-type="float">
            <text:p>209.306122449</text:p>
          </table:table-cell>
          <table:table-cell table:style-name="ce4" table:formula="of:=SUM([.L71:.N73])+SUM([.L76:.N78])+SUM([.L66:.N68])-(COUNT([.L66:.N68])+COUNT([.L71:.N73])+COUNT([.L76:.N78]))*[.M52]*[.M52]" office:value-type="float" office:value="144.622448979592" calcext:value-type="float">
            <text:p>144.6224489796</text:p>
          </table:table-cell>
          <table:table-cell table:number-columns-repeated="3"/>
          <table:table-cell table:style-name="ce4" table:formula="of:=SUM([.P30:.R32])+SUM([.P35:.R37])+SUM([.P25:.R27])-(COUNT([.P30:.R32])+COUNT([.P35:.R37])+COUNT([.P25:.R27]))*[.Q72]" office:value-type="float" office:value="79.6296296296296" calcext:value-type="float">
            <text:p>79.6296296296</text:p>
          </table:table-cell>
          <table:table-cell table:style-name="ce4" table:formula="of:=SUM([.Q30:.S32])+SUM([.Q35:.S37])+SUM([.Q25:.S27])-(COUNT([.Q30:.S32])+COUNT([.Q35:.S37])+COUNT([.Q25:.S27]))*[.R72]" office:value-type="float" office:value="138.85546875" calcext:value-type="float">
            <text:p>138.85546875</text:p>
          </table:table-cell>
          <table:table-cell table:style-name="ce4" table:formula="of:=SUM([.R30:.T32])+SUM([.R35:.T37])+SUM([.R25:.T27])-(COUNT([.R30:.T32])+COUNT([.R35:.T37])+COUNT([.R25:.T27]))*[.S72]" office:value-type="float" office:value="209.30612244898" calcext:value-type="float">
            <text:p>209.306122449</text:p>
          </table:table-cell>
          <table:table-cell table:style-name="ce4" table:formula="of:=SUM([.S30:.U32])+SUM([.S35:.U37])+SUM([.S25:.U27])-(COUNT([.S30:.U32])+COUNT([.S35:.U37])+COUNT([.S25:.U27]))*[.T72]" office:value-type="float" office:value="144.622448979592" calcext:value-type="float">
            <text:p>144.6224489796</text:p>
          </table:table-cell>
          <table:table-cell table:formula="of:=[.Q92]*[.Q92]/([.J92]*[.C92])" office:value-type="float" office:value="1" calcext:value-type="float">
            <text:p>1</text:p>
          </table:table-cell>
          <table:table-cell table:formula="of:=[.R92]*[.R92]/([.K92]*[.D92])" office:value-type="float" office:value="1" calcext:value-type="float">
            <text:p>1</text:p>
          </table:table-cell>
          <table:table-cell table:formula="of:=[.S92]*[.S92]/([.L92]*[.E92])" office:value-type="float" office:value="1" calcext:value-type="float">
            <text:p>1</text:p>
          </table:table-cell>
          <table:table-cell table:formula="of:=[.T92]*[.T92]/([.M92]*[.F9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72:.E74])+SUM([.C77:.E79])+SUM([.C67:.E69])-(COUNT([.C67:.E69])+COUNT([.C72:.E74])+COUNT([.C77:.E79]))*[.D53]*[.D53]" office:value-type="float" office:value="72" calcext:value-type="float">
            <text:p>72</text:p>
          </table:table-cell>
          <table:table-cell table:style-name="ce4" table:formula="of:=SUM([.D72:.F74])+SUM([.D77:.F79])+SUM([.D67:.F69])-(COUNT([.D67:.F69])+COUNT([.D72:.F74])+COUNT([.D77:.F79]))*[.E53]*[.E53]" office:value-type="float" office:value="74.4693877551019" calcext:value-type="float">
            <text:p>74.4693877551</text:p>
          </table:table-cell>
          <table:table-cell table:style-name="ce4" table:formula="of:=SUM([.E72:.G74])+SUM([.E77:.G79])+SUM([.E67:.G69])-(COUNT([.E67:.G69])+COUNT([.E72:.G74])+COUNT([.E77:.G79]))*[.F53]*[.F53]" office:value-type="float" office:value="64.2755102040817" calcext:value-type="float">
            <text:p>64.2755102041</text:p>
          </table:table-cell>
          <table:table-cell table:number-columns-repeated="3"/>
          <table:table-cell table:style-name="ce4"/>
          <table:table-cell table:style-name="ce4" table:formula="of:=SUM([.J72:.L74])+SUM([.J77:.L79])+SUM([.J67:.L69])-(COUNT([.J67:.L69])+COUNT([.J72:.L74])+COUNT([.J77:.L79]))*[.K53]*[.K53]" office:value-type="float" office:value="72" calcext:value-type="float">
            <text:p>72</text:p>
          </table:table-cell>
          <table:table-cell table:style-name="ce4" table:formula="of:=SUM([.K72:.M74])+SUM([.K77:.M79])+SUM([.K67:.M69])-(COUNT([.K67:.M69])+COUNT([.K72:.M74])+COUNT([.K77:.M79]))*[.L53]*[.L53]" office:value-type="float" office:value="74.4693877551019" calcext:value-type="float">
            <text:p>74.4693877551</text:p>
          </table:table-cell>
          <table:table-cell table:style-name="ce4" table:formula="of:=SUM([.L72:.N74])+SUM([.L77:.N79])+SUM([.L67:.N69])-(COUNT([.L67:.N69])+COUNT([.L72:.N74])+COUNT([.L77:.N79]))*[.M53]*[.M53]" office:value-type="float" office:value="64.2755102040817" calcext:value-type="float">
            <text:p>64.2755102041</text:p>
          </table:table-cell>
          <table:table-cell table:number-columns-repeated="3"/>
          <table:table-cell table:style-name="ce4"/>
          <table:table-cell table:style-name="ce4" table:formula="of:=SUM([.Q31:.S33])+SUM([.Q36:.S38])+SUM([.Q26:.S28])-(COUNT([.Q31:.S33])+COUNT([.Q36:.S38])+COUNT([.Q26:.S28]))*[.R73]" office:value-type="float" office:value="72" calcext:value-type="float">
            <text:p>72</text:p>
          </table:table-cell>
          <table:table-cell table:style-name="ce4" table:formula="of:=SUM([.R31:.T33])+SUM([.R36:.T38])+SUM([.R26:.T28])-(COUNT([.R31:.T33])+COUNT([.R36:.T38])+COUNT([.R26:.T28]))*[.S73]" office:value-type="float" office:value="74.4693877551019" calcext:value-type="float">
            <text:p>74.4693877551</text:p>
          </table:table-cell>
          <table:table-cell table:style-name="ce4" table:formula="of:=SUM([.S31:.U33])+SUM([.S36:.U38])+SUM([.S26:.U28])-(COUNT([.S31:.U33])+COUNT([.S36:.U38])+COUNT([.S26:.U28]))*[.T73]" office:value-type="float" office:value="64.2755102040817" calcext:value-type="float">
            <text:p>64.2755102041</text:p>
          </table:table-cell>
          <table:table-cell/>
          <table:table-cell table:formula="of:=[.R93]*[.R93]/([.K93]*[.D93])" office:value-type="float" office:value="1" calcext:value-type="float">
            <text:p>1</text:p>
          </table:table-cell>
          <table:table-cell table:formula="of:=[.S93]*[.S93]/([.L93]*[.E93])" office:value-type="float" office:value="1" calcext:value-type="float">
            <text:p>1</text:p>
          </table:table-cell>
          <table:table-cell table:formula="of:=[.T93]*[.T93]/([.M93]*[.F93])" office:value-type="float" office:value="0.999999999999998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3:.D75])+SUM([.B78:.D80])+SUM([.B68:.D70])-(COUNT([.B68:.D70])+COUNT([.B73:.D75])+COUNT([.B78:.D80]))*[.C54]*[.C54]" office:value-type="float" office:value="41.8367346938775" calcext:value-type="float">
            <text:p>41.8367346939</text:p>
          </table:table-cell>
          <table:table-cell table:style-name="ce4" table:formula="of:=SUM([.C73:.E75])+SUM([.C78:.E80])+SUM([.C68:.E70])-(COUNT([.C68:.E70])+COUNT([.C73:.E75])+COUNT([.C78:.E80]))*[.D54]*[.D54]" office:value-type="float" office:value="48.5625" calcext:value-type="float">
            <text:p>48.5625</text:p>
          </table:table-cell>
          <table:table-cell table:style-name="ce4" table:formula="of:=SUM([.D73:.F75])+SUM([.D78:.F80])+SUM([.D68:.F70])-(COUNT([.D68:.F70])+COUNT([.D73:.F75])+COUNT([.D78:.F80]))*[.E54]*[.E54]" office:value-type="float" office:value="40.28" calcext:value-type="float">
            <text:p>40.28</text:p>
          </table:table-cell>
          <table:table-cell table:style-name="ce4" table:formula="of:=SUM([.E73:.G75])+SUM([.E78:.G80])+SUM([.E68:.G70])-(COUNT([.E68:.G70])+COUNT([.E73:.G75])+COUNT([.E78:.G80]))*[.F54]*[.F54]" office:value-type="float" office:value="25.12" calcext:value-type="float">
            <text:p>25.12</text:p>
          </table:table-cell>
          <table:table-cell table:number-columns-repeated="3"/>
          <table:table-cell table:style-name="ce4" table:formula="of:=SUM([.I73:.K75])+SUM([.I78:.K80])+SUM([.I68:.K70])-(COUNT([.I68:.K70])+COUNT([.I73:.K75])+COUNT([.I78:.K80]))*[.J54]*[.J54]" office:value-type="float" office:value="41.8367346938775" calcext:value-type="float">
            <text:p>41.8367346939</text:p>
          </table:table-cell>
          <table:table-cell table:style-name="ce4" table:formula="of:=SUM([.J73:.L75])+SUM([.J78:.L80])+SUM([.J68:.L70])-(COUNT([.J68:.L70])+COUNT([.J73:.L75])+COUNT([.J78:.L80]))*[.K54]*[.K54]" office:value-type="float" office:value="48.5625" calcext:value-type="float">
            <text:p>48.5625</text:p>
          </table:table-cell>
          <table:table-cell table:style-name="ce4" table:formula="of:=SUM([.K73:.M75])+SUM([.K78:.M80])+SUM([.K68:.M70])-(COUNT([.K68:.M70])+COUNT([.K73:.M75])+COUNT([.K78:.M80]))*[.L54]*[.L54]" office:value-type="float" office:value="40.28" calcext:value-type="float">
            <text:p>40.28</text:p>
          </table:table-cell>
          <table:table-cell table:style-name="ce4" table:formula="of:=SUM([.L73:.N75])+SUM([.L78:.N80])+SUM([.L68:.N70])-(COUNT([.L68:.N70])+COUNT([.L73:.N75])+COUNT([.L78:.N80]))*[.M54]*[.M54]" office:value-type="float" office:value="25.12" calcext:value-type="float">
            <text:p>25.12</text:p>
          </table:table-cell>
          <table:table-cell table:number-columns-repeated="3"/>
          <table:table-cell table:style-name="ce4" table:formula="of:=SUM([.P32:.R34])+SUM([.P37:.R39])+SUM([.P27:.R29])-(COUNT([.P32:.R34])+COUNT([.P37:.R39])+COUNT([.P27:.R29]))*[.Q74]" office:value-type="float" office:value="41.8367346938775" calcext:value-type="float">
            <text:p>41.8367346939</text:p>
          </table:table-cell>
          <table:table-cell table:style-name="ce4" table:formula="of:=SUM([.Q32:.S34])+SUM([.Q37:.S39])+SUM([.Q27:.S29])-(COUNT([.Q32:.S34])+COUNT([.Q37:.S39])+COUNT([.Q27:.S29]))*[.R74]" office:value-type="float" office:value="48.5625" calcext:value-type="float">
            <text:p>48.5625</text:p>
          </table:table-cell>
          <table:table-cell table:style-name="ce4" table:formula="of:=SUM([.R32:.T34])+SUM([.R37:.T39])+SUM([.R27:.T29])-(COUNT([.R32:.T34])+COUNT([.R37:.T39])+COUNT([.R27:.T29]))*[.S74]" office:value-type="float" office:value="40.28" calcext:value-type="float">
            <text:p>40.28</text:p>
          </table:table-cell>
          <table:table-cell table:style-name="ce4" table:formula="of:=SUM([.S32:.U34])+SUM([.S37:.U39])+SUM([.S27:.U29])-(COUNT([.S32:.U34])+COUNT([.S37:.U39])+COUNT([.S27:.U29]))*[.T74]" office:value-type="float" office:value="25.12" calcext:value-type="float">
            <text:p>25.12</text:p>
          </table:table-cell>
          <table:table-cell table:formula="of:=[.Q94]*[.Q94]/([.J94]*[.C94])" office:value-type="float" office:value="1" calcext:value-type="float">
            <text:p>1</text:p>
          </table:table-cell>
          <table:table-cell table:formula="of:=[.R94]*[.R94]/([.K94]*[.D94])" office:value-type="float" office:value="1" calcext:value-type="float">
            <text:p>1</text:p>
          </table:table-cell>
          <table:table-cell table:formula="of:=[.S94]*[.S94]/([.L94]*[.E94])" office:value-type="float" office:value="0.999999999999999" calcext:value-type="float">
            <text:p>1</text:p>
          </table:table-cell>
          <table:table-cell table:formula="of:=[.T94]*[.T94]/([.M94]*[.F94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75:.E77])+SUM([.C80:.E82])+SUM([.C70:.E72])-(COUNT([.C70:.E72])+COUNT([.C75:.E77])+COUNT([.C80:.E82]))*[.D56]*[.D56]" office:value-type="float" office:value="-12.75" calcext:value-type="float">
            <text:p>-12.75</text:p>
          </table:table-cell>
          <table:table-cell table:style-name="ce4" table:formula="of:=SUM([.D75:.F77])+SUM([.D80:.F82])+SUM([.D70:.F72])-(COUNT([.D70:.F72])+COUNT([.D75:.F77])+COUNT([.D80:.F82]))*[.E56]*[.E56]" office:value-type="float" office:value="-27.125" calcext:value-type="float">
            <text:p>-27.125</text:p>
          </table:table-cell>
          <table:table-cell table:style-name="ce4" table:formula="of:=SUM([.E75:.G77])+SUM([.E80:.G82])+SUM([.E70:.G72])-(COUNT([.E70:.G72])+COUNT([.E75:.G77])+COUNT([.E80:.G82]))*[.F56]*[.F56]" office:value-type="float" office:value="-45" calcext:value-type="float">
            <text:p>-45</text:p>
          </table:table-cell>
          <table:table-cell table:number-columns-repeated="3"/>
          <table:table-cell table:style-name="ce4"/>
          <table:table-cell table:style-name="ce4" table:formula="of:=SUM([.J75:.L77])+SUM([.J80:.L82])+SUM([.J70:.L72])-(COUNT([.J70:.L72])+COUNT([.J75:.L77])+COUNT([.J80:.L82]))*[.K56]*[.K56]" office:value-type="float" office:value="-12.75" calcext:value-type="float">
            <text:p>-12.75</text:p>
          </table:table-cell>
          <table:table-cell table:style-name="ce4" table:formula="of:=SUM([.K75:.M77])+SUM([.K80:.M82])+SUM([.K70:.M72])-(COUNT([.K70:.M72])+COUNT([.K75:.M77])+COUNT([.K80:.M82]))*[.L56]*[.L56]" office:value-type="float" office:value="-27.125" calcext:value-type="float">
            <text:p>-27.125</text:p>
          </table:table-cell>
          <table:table-cell table:style-name="ce4" table:formula="of:=SUM([.L75:.N77])+SUM([.L80:.N82])+SUM([.L70:.N72])-(COUNT([.L70:.N72])+COUNT([.L75:.N77])+COUNT([.L80:.N82]))*[.M56]*[.M56]" office:value-type="float" office:value="-45" calcext:value-type="float">
            <text:p>-45</text:p>
          </table:table-cell>
          <table:table-cell table:number-columns-repeated="3"/>
          <table:table-cell table:style-name="ce4"/>
          <table:table-cell table:style-name="ce4" table:formula="of:=SUM([.Q34:.S36])+SUM([.Q39:.S41])+SUM([.Q29:.S31])-(COUNT([.Q34:.S36])+COUNT([.Q39:.S41])+COUNT([.Q29:.S31]))*[.R76]" office:value-type="float" office:value="-12.75" calcext:value-type="float">
            <text:p>-12.75</text:p>
          </table:table-cell>
          <table:table-cell table:style-name="ce4" table:formula="of:=SUM([.R34:.T36])+SUM([.R39:.T41])+SUM([.R29:.T31])-(COUNT([.R34:.T36])+COUNT([.R39:.T41])+COUNT([.R29:.T31]))*[.S76]" office:value-type="float" office:value="-27.1250000000001" calcext:value-type="float">
            <text:p>-27.125</text:p>
          </table:table-cell>
          <table:table-cell table:style-name="ce4" table:formula="of:=SUM([.S34:.U36])+SUM([.S39:.U41])+SUM([.S29:.U31])-(COUNT([.S34:.U36])+COUNT([.S39:.U41])+COUNT([.S29:.U31]))*[.T76]" office:value-type="float" office:value="-45" calcext:value-type="float">
            <text:p>-45</text:p>
          </table:table-cell>
          <table:table-cell/>
          <table:table-cell table:formula="of:=[.R96]*[.R96]/([.K96]*[.D96])" office:value-type="float" office:value="1" calcext:value-type="float">
            <text:p>1</text:p>
          </table:table-cell>
          <table:table-cell table:formula="of:=[.S96]*[.S96]/([.L96]*[.E96])" office:value-type="float" office:value="1" calcext:value-type="float">
            <text:p>1</text:p>
          </table:table-cell>
          <table:table-cell table:formula="of:=[.T96]*[.T96]/([.M96]*[.F9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6:.D78])+SUM([.B81:.D83])+SUM([.B71:.D73])-(COUNT([.B71:.D73])+COUNT([.B76:.D78])+COUNT([.B81:.D83]))*[.C57]*[.C57]" office:value-type="float" office:value="52.074074074074" calcext:value-type="float">
            <text:p>52.0740740741</text:p>
          </table:table-cell>
          <table:table-cell table:style-name="ce4" table:formula="of:=SUM([.C76:.E78])+SUM([.C81:.E83])+SUM([.C71:.E73])-(COUNT([.C71:.E73])+COUNT([.C76:.E78])+COUNT([.C81:.E83]))*[.D57]*[.D57]" office:value-type="float" office:value="92.76171875" calcext:value-type="float">
            <text:p>92.76171875</text:p>
          </table:table-cell>
          <table:table-cell table:style-name="ce4" table:formula="of:=SUM([.D76:.F78])+SUM([.D81:.F83])+SUM([.D71:.F73])-(COUNT([.D71:.F73])+COUNT([.D76:.F78])+COUNT([.D81:.F83]))*[.E57]*[.E57]" office:value-type="float" office:value="87.9999999999999" calcext:value-type="float">
            <text:p>88</text:p>
          </table:table-cell>
          <table:table-cell table:style-name="ce4" table:formula="of:=SUM([.E76:.G78])+SUM([.E81:.G83])+SUM([.E71:.G73])-(COUNT([.E71:.G73])+COUNT([.E76:.G78])+COUNT([.E81:.G83]))*[.F57]*[.F57]" office:value-type="float" office:value="35" calcext:value-type="float">
            <text:p>35</text:p>
          </table:table-cell>
          <table:table-cell table:number-columns-repeated="3"/>
          <table:table-cell table:style-name="ce4" table:formula="of:=SUM([.I76:.K78])+SUM([.I81:.K83])+SUM([.I71:.K73])-(COUNT([.I71:.K73])+COUNT([.I76:.K78])+COUNT([.I81:.K83]))*[.J57]*[.J57]" office:value-type="float" office:value="52.074074074074" calcext:value-type="float">
            <text:p>52.0740740741</text:p>
          </table:table-cell>
          <table:table-cell table:style-name="ce4" table:formula="of:=SUM([.J76:.L78])+SUM([.J81:.L83])+SUM([.J71:.L73])-(COUNT([.J71:.L73])+COUNT([.J76:.L78])+COUNT([.J81:.L83]))*[.K57]*[.K57]" office:value-type="float" office:value="92.76171875" calcext:value-type="float">
            <text:p>92.76171875</text:p>
          </table:table-cell>
          <table:table-cell table:style-name="ce4" table:formula="of:=SUM([.K76:.M78])+SUM([.K81:.M83])+SUM([.K71:.M73])-(COUNT([.K71:.M73])+COUNT([.K76:.M78])+COUNT([.K81:.M83]))*[.L57]*[.L57]" office:value-type="float" office:value="87.9999999999999" calcext:value-type="float">
            <text:p>88</text:p>
          </table:table-cell>
          <table:table-cell table:style-name="ce4" table:formula="of:=SUM([.L76:.N78])+SUM([.L81:.N83])+SUM([.L71:.N73])-(COUNT([.L71:.N73])+COUNT([.L76:.N78])+COUNT([.L81:.N83]))*[.M57]*[.M57]" office:value-type="float" office:value="35" calcext:value-type="float">
            <text:p>35</text:p>
          </table:table-cell>
          <table:table-cell table:number-columns-repeated="3"/>
          <table:table-cell table:style-name="ce4" table:formula="of:=SUM([.P35:.R37])+SUM([.P40:.R42])+SUM([.P30:.R32])-(COUNT([.P35:.R37])+COUNT([.P40:.R42])+COUNT([.P30:.R32]))*[.Q77]" office:value-type="float" office:value="52.0740740740741" calcext:value-type="float">
            <text:p>52.0740740741</text:p>
          </table:table-cell>
          <table:table-cell table:style-name="ce4" table:formula="of:=SUM([.Q35:.S37])+SUM([.Q40:.S42])+SUM([.Q30:.S32])-(COUNT([.Q35:.S37])+COUNT([.Q40:.S42])+COUNT([.Q30:.S32]))*[.R77]" office:value-type="float" office:value="92.76171875" calcext:value-type="float">
            <text:p>92.76171875</text:p>
          </table:table-cell>
          <table:table-cell table:style-name="ce4" table:formula="of:=SUM([.R35:.T37])+SUM([.R40:.T42])+SUM([.R30:.T32])-(COUNT([.R35:.T37])+COUNT([.R40:.T42])+COUNT([.R30:.T32]))*[.S77]" office:value-type="float" office:value="87.9999999999999" calcext:value-type="float">
            <text:p>88</text:p>
          </table:table-cell>
          <table:table-cell table:style-name="ce4" table:formula="of:=SUM([.S35:.U37])+SUM([.S40:.U42])+SUM([.S30:.U32])-(COUNT([.S35:.U37])+COUNT([.S40:.U42])+COUNT([.S30:.U32]))*[.T77]" office:value-type="float" office:value="35" calcext:value-type="float">
            <text:p>35</text:p>
          </table:table-cell>
          <table:table-cell table:formula="of:=[.Q97]*[.Q97]/([.J97]*[.C97])" office:value-type="float" office:value="1" calcext:value-type="float">
            <text:p>1</text:p>
          </table:table-cell>
          <table:table-cell table:formula="of:=[.R97]*[.R97]/([.K97]*[.D97])" office:value-type="float" office:value="1" calcext:value-type="float">
            <text:p>1</text:p>
          </table:table-cell>
          <table:table-cell table:formula="of:=[.S97]*[.S97]/([.L97]*[.E97])" office:value-type="float" office:value="1" calcext:value-type="float">
            <text:p>1</text:p>
          </table:table-cell>
          <table:table-cell table:formula="of:=[.T97]*[.T97]/([.M97]*[.F9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77:.E79])+SUM([.C82:.E84])+SUM([.C72:.E74])-(COUNT([.C72:.E74])+COUNT([.C77:.E79])+COUNT([.C82:.E84]))*[.D58]*[.D58]" office:value-type="float" office:value="61.005540166205" calcext:value-type="float">
            <text:p>61.0055401662</text:p>
          </table:table-cell>
          <table:table-cell table:style-name="ce4" table:formula="of:=SUM([.D77:.F79])+SUM([.D82:.F84])+SUM([.D72:.F74])-(COUNT([.D72:.F74])+COUNT([.D77:.F79])+COUNT([.D82:.F84]))*[.E58]*[.E58]" office:value-type="float" office:value="81.7551020408164" calcext:value-type="float">
            <text:p>81.7551020408</text:p>
          </table:table-cell>
          <table:table-cell table:style-name="ce4" table:formula="of:=SUM([.E77:.G79])+SUM([.E82:.G84])+SUM([.E72:.G74])-(COUNT([.E72:.G74])+COUNT([.E77:.G79])+COUNT([.E82:.G84]))*[.F58]*[.F58]" office:value-type="float" office:value="77.9795918367346" calcext:value-type="float">
            <text:p>77.9795918367</text:p>
          </table:table-cell>
          <table:table-cell table:number-columns-repeated="3"/>
          <table:table-cell table:style-name="ce4"/>
          <table:table-cell table:style-name="ce4" table:formula="of:=SUM([.J77:.L79])+SUM([.J82:.L84])+SUM([.J72:.L74])-(COUNT([.J72:.L74])+COUNT([.J77:.L79])+COUNT([.J82:.L84]))*[.K58]*[.K58]" office:value-type="float" office:value="61.005540166205" calcext:value-type="float">
            <text:p>61.0055401662</text:p>
          </table:table-cell>
          <table:table-cell table:style-name="ce4" table:formula="of:=SUM([.K77:.M79])+SUM([.K82:.M84])+SUM([.K72:.M74])-(COUNT([.K72:.M74])+COUNT([.K77:.M79])+COUNT([.K82:.M84]))*[.L58]*[.L58]" office:value-type="float" office:value="81.7551020408164" calcext:value-type="float">
            <text:p>81.7551020408</text:p>
          </table:table-cell>
          <table:table-cell table:style-name="ce4" table:formula="of:=SUM([.L77:.N79])+SUM([.L82:.N84])+SUM([.L72:.N74])-(COUNT([.L72:.N74])+COUNT([.L77:.N79])+COUNT([.L82:.N84]))*[.M58]*[.M58]" office:value-type="float" office:value="77.9795918367346" calcext:value-type="float">
            <text:p>77.9795918367</text:p>
          </table:table-cell>
          <table:table-cell table:number-columns-repeated="3"/>
          <table:table-cell table:style-name="ce4"/>
          <table:table-cell table:style-name="ce4" table:formula="of:=SUM([.Q36:.S38])+SUM([.Q41:.S43])+SUM([.Q31:.S33])-(COUNT([.Q36:.S38])+COUNT([.Q41:.S43])+COUNT([.Q31:.S33]))*[.R78]" office:value-type="float" office:value="61.005540166205" calcext:value-type="float">
            <text:p>61.0055401662</text:p>
          </table:table-cell>
          <table:table-cell table:style-name="ce4" table:formula="of:=SUM([.R36:.T38])+SUM([.R41:.T43])+SUM([.R31:.T33])-(COUNT([.R36:.T38])+COUNT([.R41:.T43])+COUNT([.R31:.T33]))*[.S78]" office:value-type="float" office:value="81.7551020408164" calcext:value-type="float">
            <text:p>81.7551020408</text:p>
          </table:table-cell>
          <table:table-cell table:style-name="ce4" table:formula="of:=SUM([.S36:.U38])+SUM([.S41:.U43])+SUM([.S31:.U33])-(COUNT([.S36:.U38])+COUNT([.S41:.U43])+COUNT([.S31:.U33]))*[.T78]" office:value-type="float" office:value="77.9795918367346" calcext:value-type="float">
            <text:p>77.9795918367</text:p>
          </table:table-cell>
          <table:table-cell/>
          <table:table-cell table:formula="of:=[.R98]*[.R98]/([.K98]*[.D98])" office:value-type="float" office:value="1" calcext:value-type="float">
            <text:p>1</text:p>
          </table:table-cell>
          <table:table-cell table:formula="of:=[.S98]*[.S98]/([.L98]*[.E98])" office:value-type="float" office:value="1" calcext:value-type="float">
            <text:p>1</text:p>
          </table:table-cell>
          <table:table-cell table:formula="of:=[.T98]*[.T98]/([.M98]*[.F9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8:.D80])+SUM([.B83:.D85])+SUM([.B73:.D75])-(COUNT([.B73:.D75])+COUNT([.B78:.D80])+COUNT([.B83:.D85]))*[.C59]*[.C59]" office:value-type="float" office:value="-29.3265306122449" calcext:value-type="float">
            <text:p>-29.3265306122</text:p>
          </table:table-cell>
          <table:table-cell table:style-name="ce4" table:formula="of:=SUM([.C78:.E80])+SUM([.C83:.E85])+SUM([.C73:.E75])-(COUNT([.C73:.E75])+COUNT([.C78:.E80])+COUNT([.C83:.E85]))*[.D59]*[.D59]" office:value-type="float" office:value="-6.9375" calcext:value-type="float">
            <text:p>-6.9375</text:p>
          </table:table-cell>
          <table:table-cell table:style-name="ce4" table:formula="of:=SUM([.D78:.F80])+SUM([.D83:.F85])+SUM([.D73:.F75])-(COUNT([.D73:.F75])+COUNT([.D78:.F80])+COUNT([.D83:.F85]))*[.E59]*[.E59]" office:value-type="float" office:value="14.48" calcext:value-type="float">
            <text:p>14.48</text:p>
          </table:table-cell>
          <table:table-cell table:style-name="ce4" table:formula="of:=SUM([.E78:.G80])+SUM([.E83:.G85])+SUM([.E73:.G75])-(COUNT([.E73:.G75])+COUNT([.E78:.G80])+COUNT([.E83:.G85]))*[.F59]*[.F59]" office:value-type="float" office:value="23.72" calcext:value-type="float">
            <text:p>23.72</text:p>
          </table:table-cell>
          <table:table-cell table:number-columns-repeated="3"/>
          <table:table-cell table:style-name="ce4" table:formula="of:=SUM([.I78:.K80])+SUM([.I83:.K85])+SUM([.I73:.K75])-(COUNT([.I73:.K75])+COUNT([.I78:.K80])+COUNT([.I83:.K85]))*[.J59]*[.J59]" office:value-type="float" office:value="-29.3265306122449" calcext:value-type="float">
            <text:p>-29.3265306122</text:p>
          </table:table-cell>
          <table:table-cell table:style-name="ce4" table:formula="of:=SUM([.J78:.L80])+SUM([.J83:.L85])+SUM([.J73:.L75])-(COUNT([.J73:.L75])+COUNT([.J78:.L80])+COUNT([.J83:.L85]))*[.K59]*[.K59]" office:value-type="float" office:value="-6.9375" calcext:value-type="float">
            <text:p>-6.9375</text:p>
          </table:table-cell>
          <table:table-cell table:style-name="ce4" table:formula="of:=SUM([.K78:.M80])+SUM([.K83:.M85])+SUM([.K73:.M75])-(COUNT([.K73:.M75])+COUNT([.K78:.M80])+COUNT([.K83:.M85]))*[.L59]*[.L59]" office:value-type="float" office:value="14.48" calcext:value-type="float">
            <text:p>14.48</text:p>
          </table:table-cell>
          <table:table-cell table:style-name="ce4" table:formula="of:=SUM([.L78:.N80])+SUM([.L83:.N85])+SUM([.L73:.N75])-(COUNT([.L73:.N75])+COUNT([.L78:.N80])+COUNT([.L83:.N85]))*[.M59]*[.M59]" office:value-type="float" office:value="23.72" calcext:value-type="float">
            <text:p>23.72</text:p>
          </table:table-cell>
          <table:table-cell table:number-columns-repeated="3"/>
          <table:table-cell table:style-name="ce4" table:formula="of:=SUM([.P37:.R39])+SUM([.P42:.R44])+SUM([.P32:.R34])-(COUNT([.P37:.R39])+COUNT([.P42:.R44])+COUNT([.P32:.R34]))*[.Q79]" office:value-type="float" office:value="-29.3265306122449" calcext:value-type="float">
            <text:p>-29.3265306122</text:p>
          </table:table-cell>
          <table:table-cell table:style-name="ce4" table:formula="of:=SUM([.Q37:.S39])+SUM([.Q42:.S44])+SUM([.Q32:.S34])-(COUNT([.Q37:.S39])+COUNT([.Q42:.S44])+COUNT([.Q32:.S34]))*[.R79]" office:value-type="float" office:value="-6.9375" calcext:value-type="float">
            <text:p>-6.9375</text:p>
          </table:table-cell>
          <table:table-cell table:style-name="ce4" table:formula="of:=SUM([.R37:.T39])+SUM([.R42:.T44])+SUM([.R32:.T34])-(COUNT([.R37:.T39])+COUNT([.R42:.T44])+COUNT([.R32:.T34]))*[.S79]" office:value-type="float" office:value="14.48" calcext:value-type="float">
            <text:p>14.48</text:p>
          </table:table-cell>
          <table:table-cell table:style-name="ce4" table:formula="of:=SUM([.S37:.U39])+SUM([.S42:.U44])+SUM([.S32:.U34])-(COUNT([.S37:.U39])+COUNT([.S42:.U44])+COUNT([.S32:.U34]))*[.T79]" office:value-type="float" office:value="23.72" calcext:value-type="float">
            <text:p>23.72</text:p>
          </table:table-cell>
          <table:table-cell table:formula="of:=[.Q99]*[.Q99]/([.J99]*[.C99])" office:value-type="float" office:value="1" calcext:value-type="float">
            <text:p>1</text:p>
          </table:table-cell>
          <table:table-cell table:formula="of:=[.R99]*[.R99]/([.K99]*[.D99])" office:value-type="float" office:value="1" calcext:value-type="float">
            <text:p>1</text:p>
          </table:table-cell>
          <table:table-cell table:formula="of:=[.S99]*[.S99]/([.L99]*[.E99])" office:value-type="float" office:value="1" calcext:value-type="float">
            <text:p>1</text:p>
          </table:table-cell>
          <table:table-cell table:formula="of:=[.T99]*[.T99]/([.M99]*[.F99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80:.E82])+SUM([.C75:.E77])-(COUNT([.C75:.E77])+COUNT([.C80:.E82]))*[.D61]*[.D61]" office:value-type="float" office:value="38.4" calcext:value-type="float">
            <text:p>38.4</text:p>
          </table:table-cell>
          <table:table-cell table:style-name="ce4" table:formula="of:=SUM([.D80:.F82])+SUM([.D75:.F77])-(COUNT([.D75:.F77])+COUNT([.D80:.F82]))*[.E61]*[.E61]" office:value-type="float" office:value="53.6666666666667" calcext:value-type="float">
            <text:p>53.6666666667</text:p>
          </table:table-cell>
          <table:table-cell table:style-name="ce4" table:formula="of:=SUM([.E80:.G82])+SUM([.E75:.G77])-(COUNT([.E75:.G77])+COUNT([.E80:.G82]))*[.F61]*[.F61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J80:.L82])+SUM([.J75:.L77])-(COUNT([.J75:.L77])+COUNT([.J80:.L82]))*[.K61]*[.K61]" office:value-type="float" office:value="38.4" calcext:value-type="float">
            <text:p>38.4</text:p>
          </table:table-cell>
          <table:table-cell table:style-name="ce4" table:formula="of:=SUM([.K80:.M82])+SUM([.K75:.M77])-(COUNT([.K75:.M77])+COUNT([.K80:.M82]))*[.L61]*[.L61]" office:value-type="float" office:value="53.6666666666667" calcext:value-type="float">
            <text:p>53.6666666667</text:p>
          </table:table-cell>
          <table:table-cell table:style-name="ce4" table:formula="of:=SUM([.L80:.N82])+SUM([.L75:.N77])-(COUNT([.L75:.N77])+COUNT([.L80:.N82]))*[.M61]*[.M61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Q39:.S41])+SUM([.Q34:.S36])-(COUNT([.Q39:.S41])+COUNT([.Q34:.S36]))*[.R81]" office:value-type="float" office:value="38.4" calcext:value-type="float">
            <text:p>38.4</text:p>
          </table:table-cell>
          <table:table-cell table:style-name="ce4" table:formula="of:=SUM([.R39:.T41])+SUM([.R34:.T36])-(COUNT([.R39:.T41])+COUNT([.R34:.T36]))*[.S81]" office:value-type="float" office:value="53.6666666666666" calcext:value-type="float">
            <text:p>53.6666666667</text:p>
          </table:table-cell>
          <table:table-cell table:style-name="ce4" table:formula="of:=SUM([.S39:.U41])+SUM([.S34:.U36])-(COUNT([.S39:.U41])+COUNT([.S34:.U36]))*[.T81]" office:value-type="float" office:value="35.5" calcext:value-type="float">
            <text:p>35.5</text:p>
          </table:table-cell>
          <table:table-cell/>
          <table:table-cell table:formula="of:=[.R101]*[.R101]/([.K101]*[.D101])" office:value-type="float" office:value="0.999999999999999" calcext:value-type="float">
            <text:p>1</text:p>
          </table:table-cell>
          <table:table-cell table:formula="of:=[.S101]*[.S101]/([.L101]*[.E101])" office:value-type="float" office:value="0.999999999999999" calcext:value-type="float">
            <text:p>1</text:p>
          </table:table-cell>
          <table:table-cell table:formula="of:=[.T101]*[.T101]/([.M101]*[.F10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81:.D83])+SUM([.B76:.D78])-(COUNT([.B76:.D78])+COUNT([.B81:.D83]))*[.C62]*[.C62]" office:value-type="float" office:value="24" calcext:value-type="float">
            <text:p>24</text:p>
          </table:table-cell>
          <table:table-cell table:style-name="ce4" table:formula="of:=SUM([.C81:.E83])+SUM([.C76:.E78])-(COUNT([.C76:.E78])+COUNT([.C81:.E83]))*[.D62]*[.D62]" office:value-type="float" office:value="52.9285714285714" calcext:value-type="float">
            <text:p>52.9285714286</text:p>
          </table:table-cell>
          <table:table-cell table:style-name="ce4" table:formula="of:=SUM([.D81:.F83])+SUM([.D76:.F78])-(COUNT([.D76:.F78])+COUNT([.D81:.F83]))*[.E62]*[.E62]" office:value-type="float" office:value="68.5" calcext:value-type="float">
            <text:p>68.5</text:p>
          </table:table-cell>
          <table:table-cell table:style-name="ce4" table:formula="of:=SUM([.E81:.G83])+SUM([.E76:.G78])-(COUNT([.E76:.G78])+COUNT([.E81:.G83]))*[.F62]*[.F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I81:.K83])+SUM([.I76:.K78])-(COUNT([.I76:.K78])+COUNT([.I81:.K83]))*[.J62]*[.J62]" office:value-type="float" office:value="24" calcext:value-type="float">
            <text:p>24</text:p>
          </table:table-cell>
          <table:table-cell table:style-name="ce4" table:formula="of:=SUM([.J81:.L83])+SUM([.J76:.L78])-(COUNT([.J76:.L78])+COUNT([.J81:.L83]))*[.K62]*[.K62]" office:value-type="float" office:value="52.9285714285714" calcext:value-type="float">
            <text:p>52.9285714286</text:p>
          </table:table-cell>
          <table:table-cell table:style-name="ce4" table:formula="of:=SUM([.K81:.M83])+SUM([.K76:.M78])-(COUNT([.K76:.M78])+COUNT([.K81:.M83]))*[.L62]*[.L62]" office:value-type="float" office:value="68.5" calcext:value-type="float">
            <text:p>68.5</text:p>
          </table:table-cell>
          <table:table-cell table:style-name="ce4" table:formula="of:=SUM([.L81:.N83])+SUM([.L76:.N78])-(COUNT([.L76:.N78])+COUNT([.L81:.N83]))*[.M62]*[.M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P40:.R42])+SUM([.P35:.R37])-(COUNT([.P40:.R42])+COUNT([.P35:.R37]))*[.Q82]" office:value-type="float" office:value="24" calcext:value-type="float">
            <text:p>24</text:p>
          </table:table-cell>
          <table:table-cell table:style-name="ce4" table:formula="of:=SUM([.Q40:.S42])+SUM([.Q35:.S37])-(COUNT([.Q40:.S42])+COUNT([.Q35:.S37]))*[.R82]" office:value-type="float" office:value="52.9285714285715" calcext:value-type="float">
            <text:p>52.9285714286</text:p>
          </table:table-cell>
          <table:table-cell table:style-name="ce4" table:formula="of:=SUM([.R40:.T42])+SUM([.R35:.T37])-(COUNT([.R40:.T42])+COUNT([.R35:.T37]))*[.S82]" office:value-type="float" office:value="68.4999999999999" calcext:value-type="float">
            <text:p>68.5</text:p>
          </table:table-cell>
          <table:table-cell table:style-name="ce4" table:formula="of:=SUM([.S40:.U42])+SUM([.S35:.U37])-(COUNT([.S40:.U42])+COUNT([.S35:.U37]))*[.T82]" office:value-type="float" office:value="44.9166666666666" calcext:value-type="float">
            <text:p>44.9166666667</text:p>
          </table:table-cell>
          <table:table-cell table:formula="of:=[.Q102]*[.Q102]/([.J102]*[.C102])" office:value-type="float" office:value="1" calcext:value-type="float">
            <text:p>1</text:p>
          </table:table-cell>
          <table:table-cell table:formula="of:=[.R102]*[.R102]/([.K102]*[.D102])" office:value-type="float" office:value="1" calcext:value-type="float">
            <text:p>1</text:p>
          </table:table-cell>
          <table:table-cell table:formula="of:=[.S102]*[.S102]/([.L102]*[.E102])" office:value-type="float" office:value="0.999999999999998" calcext:value-type="float">
            <text:p>1</text:p>
          </table:table-cell>
          <table:table-cell table:formula="of:=[.T102]*[.T102]/([.M102]*[.F102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82:.E84])+SUM([.C77:.E79])-(COUNT([.C77:.E79])+COUNT([.C82:.E84]))*[.D63]*[.D63]" office:value-type="float" office:value="62.9375" calcext:value-type="float">
            <text:p>62.9375</text:p>
          </table:table-cell>
          <table:table-cell table:style-name="ce4" table:formula="of:=SUM([.D82:.F84])+SUM([.D77:.F79])-(COUNT([.D77:.F79])+COUNT([.D82:.F84]))*[.E63]*[.E63]" office:value-type="float" office:value="83.7777777777778" calcext:value-type="float">
            <text:p>83.7777777778</text:p>
          </table:table-cell>
          <table:table-cell table:style-name="ce4" table:formula="of:=SUM([.E82:.G84])+SUM([.E77:.G79])-(COUNT([.E77:.G79])+COUNT([.E82:.G84]))*[.F63]*[.F63]" office:value-type="float" office:value="65.6666666666667" calcext:value-type="float">
            <text:p>65.6666666667</text:p>
          </table:table-cell>
          <table:table-cell table:number-columns-repeated="3"/>
          <table:table-cell table:style-name="ce4"/>
          <table:table-cell table:style-name="ce4" table:formula="of:=SUM([.J82:.L84])+SUM([.J77:.L79])-(COUNT([.J77:.L79])+COUNT([.J82:.L84]))*[.K63]*[.K63]" office:value-type="float" office:value="62.9375" calcext:value-type="float">
            <text:p>62.9375</text:p>
          </table:table-cell>
          <table:table-cell table:style-name="ce4" table:formula="of:=SUM([.K82:.M84])+SUM([.K77:.M79])-(COUNT([.K77:.M79])+COUNT([.K82:.M84]))*[.L63]*[.L63]" office:value-type="float" office:value="83.7777777777778" calcext:value-type="float">
            <text:p>83.7777777778</text:p>
          </table:table-cell>
          <table:table-cell table:style-name="ce4" table:formula="of:=SUM([.L82:.N84])+SUM([.L77:.N79])-(COUNT([.L77:.N79])+COUNT([.L82:.N84]))*[.M63]*[.M63]" office:value-type="float" office:value="65.6666666666667" calcext:value-type="float">
            <text:p>65.6666666667</text:p>
          </table:table-cell>
          <table:table-cell table:number-columns-repeated="3"/>
          <table:table-cell table:style-name="ce4"/>
          <table:table-cell table:style-name="ce4" table:formula="of:=SUM([.Q41:.S43])+SUM([.Q36:.S38])-(COUNT([.Q41:.S43])+COUNT([.Q36:.S38]))*[.R83]" office:value-type="float" office:value="62.9375" calcext:value-type="float">
            <text:p>62.9375</text:p>
          </table:table-cell>
          <table:table-cell table:style-name="ce4" table:formula="of:=SUM([.R41:.T43])+SUM([.R36:.T38])-(COUNT([.R41:.T43])+COUNT([.R36:.T38]))*[.S83]" office:value-type="float" office:value="83.7777777777778" calcext:value-type="float">
            <text:p>83.7777777778</text:p>
          </table:table-cell>
          <table:table-cell table:style-name="ce4" table:formula="of:=SUM([.S41:.U43])+SUM([.S36:.U38])-(COUNT([.S41:.U43])+COUNT([.S36:.U38]))*[.T83]" office:value-type="float" office:value="65.6666666666666" calcext:value-type="float">
            <text:p>65.6666666667</text:p>
          </table:table-cell>
          <table:table-cell/>
          <table:table-cell table:formula="of:=[.R103]*[.R103]/([.K103]*[.D103])" office:value-type="float" office:value="1" calcext:value-type="float">
            <text:p>1</text:p>
          </table:table-cell>
          <table:table-cell table:formula="of:=[.S103]*[.S103]/([.L103]*[.E103])" office:value-type="float" office:value="1" calcext:value-type="float">
            <text:p>1</text:p>
          </table:table-cell>
          <table:table-cell table:formula="of:=[.T103]*[.T103]/([.M103]*[.F103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83:.D85])+SUM([.B78:.D80])-(COUNT([.B78:.D80])+COUNT([.B83:.D85]))*[.C64]*[.C64]" office:value-type="float" office:value="20.8333333333333" calcext:value-type="float">
            <text:p>20.8333333333</text:p>
          </table:table-cell>
          <table:table-cell table:style-name="ce4" table:formula="of:=SUM([.C83:.E85])+SUM([.C78:.E80])-(COUNT([.C78:.E80])+COUNT([.C83:.E85]))*[.D64]*[.D64]" office:value-type="float" office:value="37.6" calcext:value-type="float">
            <text:p>37.6</text:p>
          </table:table-cell>
          <table:table-cell table:style-name="ce4" table:formula="of:=SUM([.D83:.F85])+SUM([.D78:.F80])-(COUNT([.D78:.F80])+COUNT([.D83:.F85]))*[.E64]*[.E64]" office:value-type="float" office:value="40.9166666666667" calcext:value-type="float">
            <text:p>40.9166666667</text:p>
          </table:table-cell>
          <table:table-cell table:style-name="ce4" table:formula="of:=SUM([.E83:.G85])+SUM([.E78:.G80])-(COUNT([.E78:.G80])+COUNT([.E83:.G85]))*[.F64]*[.F64]" office:value-type="float" office:value="27.5" calcext:value-type="float">
            <text:p>27.5</text:p>
          </table:table-cell>
          <table:table-cell table:number-columns-repeated="3"/>
          <table:table-cell table:style-name="ce4" table:formula="of:=SUM([.I83:.K85])+SUM([.I78:.K80])-(COUNT([.I78:.K80])+COUNT([.I83:.K85]))*[.J64]*[.J64]" office:value-type="float" office:value="20.8333333333333" calcext:value-type="float">
            <text:p>20.8333333333</text:p>
          </table:table-cell>
          <table:table-cell table:style-name="ce4" table:formula="of:=SUM([.J83:.L85])+SUM([.J78:.L80])-(COUNT([.J78:.L80])+COUNT([.J83:.L85]))*[.K64]*[.K64]" office:value-type="float" office:value="37.6" calcext:value-type="float">
            <text:p>37.6</text:p>
          </table:table-cell>
          <table:table-cell table:style-name="ce4" table:formula="of:=SUM([.K83:.M85])+SUM([.K78:.M80])-(COUNT([.K78:.M80])+COUNT([.K83:.M85]))*[.L64]*[.L64]" office:value-type="float" office:value="40.9166666666667" calcext:value-type="float">
            <text:p>40.9166666667</text:p>
          </table:table-cell>
          <table:table-cell table:style-name="ce4" table:formula="of:=SUM([.L83:.N85])+SUM([.L78:.N80])-(COUNT([.L78:.N80])+COUNT([.L83:.N85]))*[.M64]*[.M64]" office:value-type="float" office:value="27.5" calcext:value-type="float">
            <text:p>27.5</text:p>
          </table:table-cell>
          <table:table-cell table:number-columns-repeated="3"/>
          <table:table-cell table:style-name="ce4" table:formula="of:=SUM([.P42:.R44])+SUM([.P37:.R39])-(COUNT([.P42:.R44])+COUNT([.P37:.R39]))*[.Q84]" office:value-type="float" office:value="20.8333333333333" calcext:value-type="float">
            <text:p>20.8333333333</text:p>
          </table:table-cell>
          <table:table-cell table:style-name="ce4" table:formula="of:=SUM([.Q42:.S44])+SUM([.Q37:.S39])-(COUNT([.Q42:.S44])+COUNT([.Q37:.S39]))*[.R84]" office:value-type="float" office:value="37.6" calcext:value-type="float">
            <text:p>37.6</text:p>
          </table:table-cell>
          <table:table-cell table:style-name="ce4" table:formula="of:=SUM([.R42:.T44])+SUM([.R37:.T39])-(COUNT([.R42:.T44])+COUNT([.R37:.T39]))*[.S84]" office:value-type="float" office:value="40.9166666666667" calcext:value-type="float">
            <text:p>40.9166666667</text:p>
          </table:table-cell>
          <table:table-cell table:style-name="ce4" table:formula="of:=SUM([.S42:.U44])+SUM([.S37:.U39])-(COUNT([.S42:.U44])+COUNT([.S37:.U39]))*[.T84]" office:value-type="float" office:value="27.5" calcext:value-type="float">
            <text:p>27.5</text:p>
          </table:table-cell>
          <table:table-cell table:formula="of:=[.Q104]*[.Q104]/([.J104]*[.C104])" office:value-type="float" office:value="0.999999999999999" calcext:value-type="float">
            <text:p>1</text:p>
          </table:table-cell>
          <table:table-cell table:formula="of:=[.R104]*[.R104]/([.K104]*[.D104])" office:value-type="float" office:value="1" calcext:value-type="float">
            <text:p>1</text:p>
          </table:table-cell>
          <table:table-cell table:formula="of:=[.S104]*[.S104]/([.L104]*[.E104])" office:value-type="float" office:value="1" calcext:value-type="float">
            <text:p>1</text:p>
          </table:table-cell>
          <table:table-cell table:formula="of:=[.T104]*[.T104]/([.M104]*[.F104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formula="of:=SUM([.C86:.F104])" office:value-type="float" office:value="3568.08557497042" calcext:value-type="float">
            <text:p>3568.0855749704</text:p>
          </table:table-cell>
          <table:table-cell table:formula="of:=COUNT([.C86:.F104])" office:value-type="float" office:value="56" calcext:value-type="float">
            <text:p>56</text:p>
          </table:table-cell>
          <table:table-cell table:number-columns-repeated="5"/>
          <table:table-cell table:formula="of:=SUM([.J86:.M104])" office:value-type="float" office:value="3568.08557497042" calcext:value-type="float">
            <text:p>3568.0855749704</text:p>
          </table:table-cell>
          <table:table-cell table:formula="of:=COUNT([.J86:.M104])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Q86:.T104])" office:value-type="float" office:value="3568.08557497042" calcext:value-type="float">
            <text:p>3568.0855749704</text:p>
          </table:table-cell>
          <table:table-cell table:formula="of:=COUNT([.Q86:.T104])" office:value-type="float" office:value="56" calcext:value-type="float">
            <text:p>56</text:p>
          </table:table-cell>
          <table:table-cell table:number-columns-repeated="2"/>
          <table:table-cell table:formula="of:=AVERAGE([.U86:.X10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formula="of:=[.Q106]*[.Q106]/[.J106]/[.C106]"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5">
          <table:table-cell table:number-columns-repeated="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4]-[.C4])/2" office:value-type="float" office:value="0.5" calcext:value-type="float">
            <text:p>0.5</text:p>
          </table:table-cell>
          <table:table-cell table:formula="of:=([.F4]-[.D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86]/([.D86]*[.K86])*([.R86]/[.D86]*([.D25]-[.D46])-([.K25]-[.K46]))" office:value-type="float" office:value="0" calcext:value-type="float">
            <text:p>0</text:p>
          </table:table-cell>
          <table:table-cell table:formula="of:=2*[.S86]/([.E86]*[.L86])*([.S86]/[.E86]*([.E25]-[.E46])-([.L25]-[.L46]))" office:value-type="float" office:value="0" calcext:value-type="float">
            <text:p>0</text:p>
          </table:table-cell>
          <table:table-cell table:formula="of:=2*[.T86]/([.F86]*[.M86])*([.T86]/[.F86]*([.F25]-[.F46])-([.M25]-[.M46]))" office:value-type="float" office:value="0" calcext:value-type="float">
            <text:p>0</text:p>
          </table:table-cell>
          <table:table-cell table:number-columns-repeated="3"/>
          <table:table-cell table:style-name="ce6" table:formula="of:=[.C114]*[.J114]" office:value-type="float" office:value="0" calcext:value-type="float">
            <text:p>0</text:p>
          </table:table-cell>
          <table:table-cell table:style-name="ce6" table:formula="of:=[.D114]*[.K114]" office:value-type="float" office:value="0" calcext:value-type="float">
            <text:p>0</text:p>
          </table:table-cell>
          <table:table-cell table:style-name="ce6" table:formula="of:=[.E114]*[.L114]" office:value-type="float" office:value="0" calcext:value-type="float">
            <text:p>0</text:p>
          </table:table-cell>
          <table:table-cell table:style-name="ce6" table:formula="of:=[.F114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5]-[.C5])/2" office:value-type="float" office:value="1" calcext:value-type="float">
            <text:p>1</text:p>
          </table:table-cell>
          <table:table-cell table:formula="of:=([.F5]-[.D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87]/([.C87]*[.J87])*([.Q87]/[.C87]*([.C26]-[.C47])-([.J26]-[.J47]))" office:value-type="float" office:value="0" calcext:value-type="float">
            <text:p>0</text:p>
          </table:table-cell>
          <table:table-cell table:formula="of:=2*[.R87]/([.D87]*[.K87])*([.R87]/[.D87]*([.D26]-[.D47])-([.K26]-[.K47]))" office:value-type="float" office:value="0" calcext:value-type="float">
            <text:p>0</text:p>
          </table:table-cell>
          <table:table-cell table:formula="of:=2*[.S87]/([.E87]*[.L87])*([.S87]/[.E87]*([.E26]-[.E47])-([.L26]-[.L47]))" office:value-type="float" office:value="0" calcext:value-type="float">
            <text:p>0</text:p>
          </table:table-cell>
          <table:table-cell table:formula="of:=2*[.T87]/([.F87]*[.M87])*([.T87]/[.F87]*([.F26]-[.F47])-([.M26]-[.M47]))" office:value-type="float" office:value="0" calcext:value-type="float">
            <text:p>0</text:p>
          </table:table-cell>
          <table:table-cell table:number-columns-repeated="3"/>
          <table:table-cell table:style-name="ce6" table:formula="of:=[.C115]*[.J115]" office:value-type="float" office:value="0" calcext:value-type="float">
            <text:p>0</text:p>
          </table:table-cell>
          <table:table-cell table:style-name="ce6" table:formula="of:=[.D115]*[.K115]" office:value-type="float" office:value="0" calcext:value-type="float">
            <text:p>0</text:p>
          </table:table-cell>
          <table:table-cell table:style-name="ce6" table:formula="of:=[.E115]*[.L115]" office:value-type="float" office:value="0" calcext:value-type="float">
            <text:p>0</text:p>
          </table:table-cell>
          <table:table-cell table:style-name="ce6" table:formula="of:=[.F115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6]-[.C6])/2" office:value-type="float" office:value="-0.5" calcext:value-type="float">
            <text:p>-0.5</text:p>
          </table:table-cell>
          <table:table-cell table:formula="of:=([.F6]-[.D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88]/([.D88]*[.K88])*([.R88]/[.D88]*([.D27]-[.D48])-([.K27]-[.K48]))" office:value-type="float" office:value="0" calcext:value-type="float">
            <text:p>0</text:p>
          </table:table-cell>
          <table:table-cell table:formula="of:=2*[.S88]/([.E88]*[.L88])*([.S88]/[.E88]*([.E27]-[.E48])-([.L27]-[.L48]))" office:value-type="float" office:value="0" calcext:value-type="float">
            <text:p>0</text:p>
          </table:table-cell>
          <table:table-cell table:formula="of:=2*[.T88]/([.F88]*[.M88])*([.T88]/[.F88]*([.F27]-[.F48])-([.M27]-[.M48]))" office:value-type="float" office:value="0" calcext:value-type="float">
            <text:p>0</text:p>
          </table:table-cell>
          <table:table-cell table:number-columns-repeated="3"/>
          <table:table-cell table:style-name="ce6" table:formula="of:=[.C116]*[.J116]" office:value-type="float" office:value="0" calcext:value-type="float">
            <text:p>0</text:p>
          </table:table-cell>
          <table:table-cell table:style-name="ce6" table:formula="of:=[.D116]*[.K116]" office:value-type="float" office:value="-0" calcext:value-type="float">
            <text:p>0</text:p>
          </table:table-cell>
          <table:table-cell table:style-name="ce6" table:formula="of:=[.E116]*[.L116]" office:value-type="float" office:value="-0" calcext:value-type="float">
            <text:p>0</text:p>
          </table:table-cell>
          <table:table-cell table:style-name="ce6" table:formula="of:=[.F116]*[.M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7]-[.C7])/2" office:value-type="float" office:value="0" calcext:value-type="float">
            <text:p>0</text:p>
          </table:table-cell>
          <table:table-cell table:formula="of:=([.F7]-[.D7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89]/([.C89]*[.J89])*([.Q89]/[.C89]*([.C28]-[.C49])-([.J28]-[.J49]))" office:value-type="float" office:value="0" calcext:value-type="float">
            <text:p>0</text:p>
          </table:table-cell>
          <table:table-cell table:formula="of:=2*[.R89]/([.D89]*[.K89])*([.R89]/[.D89]*([.D28]-[.D49])-([.K28]-[.K49]))" office:value-type="float" office:value="0" calcext:value-type="float">
            <text:p>0</text:p>
          </table:table-cell>
          <table:table-cell table:formula="of:=2*[.S89]/([.E89]*[.L89])*([.S89]/[.E89]*([.E28]-[.E49])-([.L28]-[.L49]))" office:value-type="float" office:value="0" calcext:value-type="float">
            <text:p>0</text:p>
          </table:table-cell>
          <table:table-cell table:formula="of:=2*[.T89]/([.F89]*[.M89])*([.T89]/[.F89]*([.F28]-[.F49])-([.M28]-[.M49]))" office:value-type="float" office:value="0" calcext:value-type="float">
            <text:p>0</text:p>
          </table:table-cell>
          <table:table-cell table:number-columns-repeated="3"/>
          <table:table-cell table:style-name="ce6" table:formula="of:=[.C117]*[.J117]" office:value-type="float" office:value="0" calcext:value-type="float">
            <text:p>0</text:p>
          </table:table-cell>
          <table:table-cell table:style-name="ce6" table:formula="of:=[.D117]*[.K117]" office:value-type="float" office:value="0" calcext:value-type="float">
            <text:p>0</text:p>
          </table:table-cell>
          <table:table-cell table:style-name="ce6" table:formula="of:=[.E117]*[.L117]" office:value-type="float" office:value="-0" calcext:value-type="float">
            <text:p>0</text:p>
          </table:table-cell>
          <table:table-cell table:style-name="ce6" table:formula="of:=[.F117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9]-[.C9])/2" office:value-type="float" office:value="0.5" calcext:value-type="float">
            <text:p>0.5</text:p>
          </table:table-cell>
          <table:table-cell table:formula="of:=([.F9]-[.D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1]/([.D91]*[.K91])*([.R91]/[.D91]*([.D30]-[.D51])-([.K30]-[.K51]))" office:value-type="float" office:value="0" calcext:value-type="float">
            <text:p>0</text:p>
          </table:table-cell>
          <table:table-cell table:formula="of:=2*[.S91]/([.E91]*[.L91])*([.S91]/[.E91]*([.E30]-[.E51])-([.L30]-[.L51]))" office:value-type="float" office:value="0" calcext:value-type="float">
            <text:p>0</text:p>
          </table:table-cell>
          <table:table-cell table:formula="of:=2*[.T91]/([.F91]*[.M91])*([.T91]/[.F91]*([.F30]-[.F51])-([.M30]-[.M51]))" office:value-type="float" office:value="0" calcext:value-type="float">
            <text:p>0</text:p>
          </table:table-cell>
          <table:table-cell table:number-columns-repeated="3"/>
          <table:table-cell table:style-name="ce6" table:formula="of:=[.C119]*[.J119]" office:value-type="float" office:value="0" calcext:value-type="float">
            <text:p>0</text:p>
          </table:table-cell>
          <table:table-cell table:style-name="ce6" table:formula="of:=[.D119]*[.K119]" office:value-type="float" office:value="0" calcext:value-type="float">
            <text:p>0</text:p>
          </table:table-cell>
          <table:table-cell table:style-name="ce6" table:formula="of:=[.E119]*[.L119]" office:value-type="float" office:value="0" calcext:value-type="float">
            <text:p>0</text:p>
          </table:table-cell>
          <table:table-cell table:style-name="ce6" table:formula="of:=[.F119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0]-[.C10])/2" office:value-type="float" office:value="1" calcext:value-type="float">
            <text:p>1</text:p>
          </table:table-cell>
          <table:table-cell table:formula="of:=([.F10]-[.D10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2]/([.C92]*[.J92])*([.Q92]/[.C92]*([.C31]-[.C52])-([.J31]-[.J52]))" office:value-type="float" office:value="0" calcext:value-type="float">
            <text:p>0</text:p>
          </table:table-cell>
          <table:table-cell table:formula="of:=2*[.R92]/([.D92]*[.K92])*([.R92]/[.D92]*([.D31]-[.D52])-([.K31]-[.K52]))" office:value-type="float" office:value="0" calcext:value-type="float">
            <text:p>0</text:p>
          </table:table-cell>
          <table:table-cell table:formula="of:=2*[.S92]/([.E92]*[.L92])*([.S92]/[.E92]*([.E31]-[.E52])-([.L31]-[.L52]))" office:value-type="float" office:value="0" calcext:value-type="float">
            <text:p>0</text:p>
          </table:table-cell>
          <table:table-cell table:formula="of:=2*[.T92]/([.F92]*[.M92])*([.T92]/[.F92]*([.F31]-[.F52])-([.M31]-[.M52]))" office:value-type="float" office:value="0" calcext:value-type="float">
            <text:p>0</text:p>
          </table:table-cell>
          <table:table-cell table:number-columns-repeated="3"/>
          <table:table-cell table:style-name="ce6" table:formula="of:=[.C120]*[.J120]" office:value-type="float" office:value="0" calcext:value-type="float">
            <text:p>0</text:p>
          </table:table-cell>
          <table:table-cell table:style-name="ce6" table:formula="of:=[.D120]*[.K120]" office:value-type="float" office:value="0" calcext:value-type="float">
            <text:p>0</text:p>
          </table:table-cell>
          <table:table-cell table:style-name="ce6" table:formula="of:=[.E120]*[.L120]" office:value-type="float" office:value="0" calcext:value-type="float">
            <text:p>0</text:p>
          </table:table-cell>
          <table:table-cell table:style-name="ce6" table:formula="of:=[.F120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1]-[.C11])/2" office:value-type="float" office:value="-3" calcext:value-type="float">
            <text:p>-3</text:p>
          </table:table-cell>
          <table:table-cell table:formula="of:=([.F11]-[.D11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3]/([.D93]*[.K93])*([.R93]/[.D93]*([.D32]-[.D53])-([.K32]-[.K53]))" office:value-type="float" office:value="0" calcext:value-type="float">
            <text:p>0</text:p>
          </table:table-cell>
          <table:table-cell table:formula="of:=2*[.S93]/([.E93]*[.L93])*([.S93]/[.E93]*([.E32]-[.E53])-([.L32]-[.L53]))" office:value-type="float" office:value="0" calcext:value-type="float">
            <text:p>0</text:p>
          </table:table-cell>
          <table:table-cell table:formula="of:=2*[.T93]/([.F93]*[.M93])*([.T93]/[.F93]*([.F32]-[.F53])-([.M32]-[.M53]))" office:value-type="float" office:value="0" calcext:value-type="float">
            <text:p>0</text:p>
          </table:table-cell>
          <table:table-cell table:number-columns-repeated="3"/>
          <table:table-cell table:style-name="ce6" table:formula="of:=[.C121]*[.J121]" office:value-type="float" office:value="0" calcext:value-type="float">
            <text:p>0</text:p>
          </table:table-cell>
          <table:table-cell table:style-name="ce6" table:formula="of:=[.D121]*[.K121]" office:value-type="float" office:value="-0" calcext:value-type="float">
            <text:p>0</text:p>
          </table:table-cell>
          <table:table-cell table:style-name="ce6" table:formula="of:=[.E121]*[.L121]" office:value-type="float" office:value="0" calcext:value-type="float">
            <text:p>0</text:p>
          </table:table-cell>
          <table:table-cell table:style-name="ce6" table:formula="of:=[.F121]*[.M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2]-[.C12])/2" office:value-type="float" office:value="-0.5" calcext:value-type="float">
            <text:p>-0.5</text:p>
          </table:table-cell>
          <table:table-cell table:formula="of:=([.F12]-[.D12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4]/([.C94]*[.J94])*([.Q94]/[.C94]*([.C33]-[.C54])-([.J33]-[.J54]))" office:value-type="float" office:value="0" calcext:value-type="float">
            <text:p>0</text:p>
          </table:table-cell>
          <table:table-cell table:formula="of:=2*[.R94]/([.D94]*[.K94])*([.R94]/[.D94]*([.D33]-[.D54])-([.K33]-[.K54]))" office:value-type="float" office:value="0" calcext:value-type="float">
            <text:p>0</text:p>
          </table:table-cell>
          <table:table-cell table:formula="of:=2*[.S94]/([.E94]*[.L94])*([.S94]/[.E94]*([.E33]-[.E54])-([.L33]-[.L54]))" office:value-type="float" office:value="0" calcext:value-type="float">
            <text:p>0</text:p>
          </table:table-cell>
          <table:table-cell table:formula="of:=2*[.T94]/([.F94]*[.M94])*([.T94]/[.F94]*([.F33]-[.F54])-([.M33]-[.M54]))" office:value-type="float" office:value="0" calcext:value-type="float">
            <text:p>0</text:p>
          </table:table-cell>
          <table:table-cell table:number-columns-repeated="3"/>
          <table:table-cell table:style-name="ce6" table:formula="of:=[.C122]*[.J122]" office:value-type="float" office:value="0" calcext:value-type="float">
            <text:p>0</text:p>
          </table:table-cell>
          <table:table-cell table:style-name="ce6" table:formula="of:=[.D122]*[.K122]" office:value-type="float" office:value="-0" calcext:value-type="float">
            <text:p>0</text:p>
          </table:table-cell>
          <table:table-cell table:style-name="ce6" table:formula="of:=[.E122]*[.L122]" office:value-type="float" office:value="-0" calcext:value-type="float">
            <text:p>0</text:p>
          </table:table-cell>
          <table:table-cell table:style-name="ce6" table:formula="of:=[.F122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4]-[.C14])/2" office:value-type="float" office:value="0" calcext:value-type="float">
            <text:p>0</text:p>
          </table:table-cell>
          <table:table-cell table:formula="of:=([.F14]-[.D14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6]/([.D96]*[.K96])*([.R96]/[.D96]*([.D35]-[.D56])-([.K35]-[.K56]))" office:value-type="float" office:value="-0" calcext:value-type="float">
            <text:p>0</text:p>
          </table:table-cell>
          <table:table-cell table:formula="of:=2*[.S96]/([.E96]*[.L96])*([.S96]/[.E96]*([.E35]-[.E56])-([.L35]-[.L56]))" office:value-type="float" office:value="-0" calcext:value-type="float">
            <text:p>0</text:p>
          </table:table-cell>
          <table:table-cell table:formula="of:=2*[.T96]/([.F96]*[.M96])*([.T96]/[.F96]*([.F35]-[.F56])-([.M35]-[.M56]))" office:value-type="float" office:value="-0" calcext:value-type="float">
            <text:p>0</text:p>
          </table:table-cell>
          <table:table-cell table:number-columns-repeated="3"/>
          <table:table-cell table:style-name="ce6" table:formula="of:=[.C124]*[.J124]" office:value-type="float" office:value="0" calcext:value-type="float">
            <text:p>0</text:p>
          </table:table-cell>
          <table:table-cell table:style-name="ce6" table:formula="of:=[.D124]*[.K124]" office:value-type="float" office:value="-0" calcext:value-type="float">
            <text:p>0</text:p>
          </table:table-cell>
          <table:table-cell table:style-name="ce6" table:formula="of:=[.E124]*[.L124]" office:value-type="float" office:value="-0" calcext:value-type="float">
            <text:p>0</text:p>
          </table:table-cell>
          <table:table-cell table:style-name="ce6" table:formula="of:=[.F124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5]-[.C15])/2" office:value-type="float" office:value="1" calcext:value-type="float">
            <text:p>1</text:p>
          </table:table-cell>
          <table:table-cell table:formula="of:=([.F15]-[.D15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7]/([.C97]*[.J97])*([.Q97]/[.C97]*([.C36]-[.C57])-([.J36]-[.J57]))" office:value-type="float" office:value="0" calcext:value-type="float">
            <text:p>0</text:p>
          </table:table-cell>
          <table:table-cell table:formula="of:=2*[.R97]/([.D97]*[.K97])*([.R97]/[.D97]*([.D36]-[.D57])-([.K36]-[.K57]))" office:value-type="float" office:value="0" calcext:value-type="float">
            <text:p>0</text:p>
          </table:table-cell>
          <table:table-cell table:formula="of:=2*[.S97]/([.E97]*[.L97])*([.S97]/[.E97]*([.E36]-[.E57])-([.L36]-[.L57]))" office:value-type="float" office:value="0" calcext:value-type="float">
            <text:p>0</text:p>
          </table:table-cell>
          <table:table-cell table:formula="of:=2*[.T97]/([.F97]*[.M97])*([.T97]/[.F97]*([.F36]-[.F57])-([.M36]-[.M57]))" office:value-type="float" office:value="0" calcext:value-type="float">
            <text:p>0</text:p>
          </table:table-cell>
          <table:table-cell table:number-columns-repeated="3"/>
          <table:table-cell table:style-name="ce6" table:formula="of:=[.C125]*[.J125]" office:value-type="float" office:value="0" calcext:value-type="float">
            <text:p>0</text:p>
          </table:table-cell>
          <table:table-cell table:style-name="ce6" table:formula="of:=[.D125]*[.K125]" office:value-type="float" office:value="0" calcext:value-type="float">
            <text:p>0</text:p>
          </table:table-cell>
          <table:table-cell table:style-name="ce6" table:formula="of:=[.E125]*[.L125]" office:value-type="float" office:value="0" calcext:value-type="float">
            <text:p>0</text:p>
          </table:table-cell>
          <table:table-cell table:style-name="ce6" table:formula="of:=[.F125]*[.M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6]-[.C16])/2" office:value-type="float" office:value="0.5" calcext:value-type="float">
            <text:p>0.5</text:p>
          </table:table-cell>
          <table:table-cell table:formula="of:=([.F16]-[.D16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8]/([.D98]*[.K98])*([.R98]/[.D98]*([.D37]-[.D58])-([.K37]-[.K58]))" office:value-type="float" office:value="0" calcext:value-type="float">
            <text:p>0</text:p>
          </table:table-cell>
          <table:table-cell table:formula="of:=2*[.S98]/([.E98]*[.L98])*([.S98]/[.E98]*([.E37]-[.E58])-([.L37]-[.L58]))" office:value-type="float" office:value="0" calcext:value-type="float">
            <text:p>0</text:p>
          </table:table-cell>
          <table:table-cell table:formula="of:=2*[.T98]/([.F98]*[.M98])*([.T98]/[.F98]*([.F37]-[.F58])-([.M37]-[.M58]))" office:value-type="float" office:value="0" calcext:value-type="float">
            <text:p>0</text:p>
          </table:table-cell>
          <table:table-cell table:number-columns-repeated="3"/>
          <table:table-cell table:style-name="ce6" table:formula="of:=[.C126]*[.J126]" office:value-type="float" office:value="0" calcext:value-type="float">
            <text:p>0</text:p>
          </table:table-cell>
          <table:table-cell table:style-name="ce6" table:formula="of:=[.D126]*[.K126]" office:value-type="float" office:value="0" calcext:value-type="float">
            <text:p>0</text:p>
          </table:table-cell>
          <table:table-cell table:style-name="ce6" table:formula="of:=[.E126]*[.L126]" office:value-type="float" office:value="0" calcext:value-type="float">
            <text:p>0</text:p>
          </table:table-cell>
          <table:table-cell table:style-name="ce6" table:formula="of:=[.F126]*[.M1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7]-[.C17])/2" office:value-type="float" office:value="-2" calcext:value-type="float">
            <text:p>-2</text:p>
          </table:table-cell>
          <table:table-cell table:formula="of:=([.F17]-[.D17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9]/([.C99]*[.J99])*([.Q99]/[.C99]*([.C38]-[.C59])-([.J38]-[.J59]))" office:value-type="float" office:value="-0" calcext:value-type="float">
            <text:p>0</text:p>
          </table:table-cell>
          <table:table-cell table:formula="of:=2*[.R99]/([.D99]*[.K99])*([.R99]/[.D99]*([.D38]-[.D59])-([.K38]-[.K59]))" office:value-type="float" office:value="-0" calcext:value-type="float">
            <text:p>0</text:p>
          </table:table-cell>
          <table:table-cell table:formula="of:=2*[.S99]/([.E99]*[.L99])*([.S99]/[.E99]*([.E38]-[.E59])-([.L38]-[.L59]))" office:value-type="float" office:value="0" calcext:value-type="float">
            <text:p>0</text:p>
          </table:table-cell>
          <table:table-cell table:formula="of:=2*[.T99]/([.F99]*[.M99])*([.T99]/[.F99]*([.F38]-[.F59])-([.M38]-[.M59]))" office:value-type="float" office:value="0" calcext:value-type="float">
            <text:p>0</text:p>
          </table:table-cell>
          <table:table-cell table:number-columns-repeated="3"/>
          <table:table-cell table:style-name="ce6" table:formula="of:=[.C127]*[.J127]" office:value-type="float" office:value="-0" calcext:value-type="float">
            <text:p>0</text:p>
          </table:table-cell>
          <table:table-cell table:style-name="ce6" table:formula="of:=[.D127]*[.K127]" office:value-type="float" office:value="0" calcext:value-type="float">
            <text:p>0</text:p>
          </table:table-cell>
          <table:table-cell table:style-name="ce6" table:formula="of:=[.E127]*[.L127]" office:value-type="float" office:value="-0" calcext:value-type="float">
            <text:p>0</text:p>
          </table:table-cell>
          <table:table-cell table:style-name="ce6" table:formula="of:=[.F127]*[.M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9]-[.C19])/2" office:value-type="float" office:value="0" calcext:value-type="float">
            <text:p>0</text:p>
          </table:table-cell>
          <table:table-cell table:formula="of:=([.F19]-[.D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101]/([.D101]*[.K101])*([.R101]/[.D101]*([.D40]-[.D61])-([.K40]-[.K61]))" office:value-type="float" office:value="0" calcext:value-type="float">
            <text:p>0</text:p>
          </table:table-cell>
          <table:table-cell table:formula="of:=2*[.S101]/([.E101]*[.L101])*([.S101]/[.E101]*([.E40]-[.E61])-([.L40]-[.L61]))" office:value-type="float" office:value="0" calcext:value-type="float">
            <text:p>0</text:p>
          </table:table-cell>
          <table:table-cell table:formula="of:=2*[.T101]/([.F101]*[.M101])*([.T101]/[.F101]*([.F40]-[.F61])-([.M40]-[.M61]))" office:value-type="float" office:value="0" calcext:value-type="float">
            <text:p>0</text:p>
          </table:table-cell>
          <table:table-cell table:number-columns-repeated="3"/>
          <table:table-cell table:style-name="ce6" table:formula="of:=[.C129]*[.J129]" office:value-type="float" office:value="0" calcext:value-type="float">
            <text:p>0</text:p>
          </table:table-cell>
          <table:table-cell table:style-name="ce6" table:formula="of:=[.D129]*[.K129]" office:value-type="float" office:value="0" calcext:value-type="float">
            <text:p>0</text:p>
          </table:table-cell>
          <table:table-cell table:style-name="ce6" table:formula="of:=[.E129]*[.L129]" office:value-type="float" office:value="0" calcext:value-type="float">
            <text:p>0</text:p>
          </table:table-cell>
          <table:table-cell table:style-name="ce6" table:formula="of:=[.F129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0]-[.C20])/2" office:value-type="float" office:value="-2" calcext:value-type="float">
            <text:p>-2</text:p>
          </table:table-cell>
          <table:table-cell table:formula="of:=([.F20]-[.D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102]/([.C102]*[.J102])*([.Q102]/[.C102]*([.C41]-[.C62])-([.J41]-[.J62]))" office:value-type="float" office:value="0" calcext:value-type="float">
            <text:p>0</text:p>
          </table:table-cell>
          <table:table-cell table:formula="of:=2*[.R102]/([.D102]*[.K102])*([.R102]/[.D102]*([.D41]-[.D62])-([.K41]-[.K62]))" office:value-type="float" office:value="0" calcext:value-type="float">
            <text:p>0</text:p>
          </table:table-cell>
          <table:table-cell table:formula="of:=2*[.S102]/([.E102]*[.L102])*([.S102]/[.E102]*([.E41]-[.E62])-([.L41]-[.L62]))" office:value-type="float" office:value="0" calcext:value-type="float">
            <text:p>0</text:p>
          </table:table-cell>
          <table:table-cell table:formula="of:=2*[.T102]/([.F102]*[.M102])*([.T102]/[.F102]*([.F41]-[.F62])-([.M41]-[.M62]))" office:value-type="float" office:value="0" calcext:value-type="float">
            <text:p>0</text:p>
          </table:table-cell>
          <table:table-cell table:number-columns-repeated="3"/>
          <table:table-cell table:style-name="ce6" table:formula="of:=[.C130]*[.J130]" office:value-type="float" office:value="0" calcext:value-type="float">
            <text:p>0</text:p>
          </table:table-cell>
          <table:table-cell table:style-name="ce6" table:formula="of:=[.D130]*[.K130]" office:value-type="float" office:value="-0" calcext:value-type="float">
            <text:p>0</text:p>
          </table:table-cell>
          <table:table-cell table:style-name="ce6" table:formula="of:=[.E130]*[.L130]" office:value-type="float" office:value="0" calcext:value-type="float">
            <text:p>0</text:p>
          </table:table-cell>
          <table:table-cell table:style-name="ce6" table:formula="of:=[.F130]*[.M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1]-[.C21])/2" office:value-type="float" office:value="1" calcext:value-type="float">
            <text:p>1</text:p>
          </table:table-cell>
          <table:table-cell table:formula="of:=([.F21]-[.D21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103]/([.D103]*[.K103])*([.R103]/[.D103]*([.D42]-[.D63])-([.K42]-[.K63]))" office:value-type="float" office:value="0" calcext:value-type="float">
            <text:p>0</text:p>
          </table:table-cell>
          <table:table-cell table:formula="of:=2*[.S103]/([.E103]*[.L103])*([.S103]/[.E103]*([.E42]-[.E63])-([.L42]-[.L63]))" office:value-type="float" office:value="0" calcext:value-type="float">
            <text:p>0</text:p>
          </table:table-cell>
          <table:table-cell table:formula="of:=2*[.T103]/([.F103]*[.M103])*([.T103]/[.F103]*([.F42]-[.F63])-([.M42]-[.M63]))" office:value-type="float" office:value="0" calcext:value-type="float">
            <text:p>0</text:p>
          </table:table-cell>
          <table:table-cell table:number-columns-repeated="3"/>
          <table:table-cell table:style-name="ce6" table:formula="of:=[.C131]*[.J131]" office:value-type="float" office:value="0" calcext:value-type="float">
            <text:p>0</text:p>
          </table:table-cell>
          <table:table-cell table:style-name="ce6" table:formula="of:=[.D131]*[.K131]" office:value-type="float" office:value="0" calcext:value-type="float">
            <text:p>0</text:p>
          </table:table-cell>
          <table:table-cell table:style-name="ce6" table:formula="of:=[.E131]*[.L131]" office:value-type="float" office:value="-0" calcext:value-type="float">
            <text:p>0</text:p>
          </table:table-cell>
          <table:table-cell table:style-name="ce6" table:formula="of:=[.F131]*[.M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2]-[.C22])/2" office:value-type="float" office:value="0" calcext:value-type="float">
            <text:p>0</text:p>
          </table:table-cell>
          <table:table-cell table:formula="of:=([.F22]-[.D22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104]/([.C104]*[.J104])*([.Q104]/[.C104]*([.C43]-[.C64])-([.J43]-[.J64]))" office:value-type="float" office:value="0" calcext:value-type="float">
            <text:p>0</text:p>
          </table:table-cell>
          <table:table-cell table:formula="of:=2*[.R104]/([.D104]*[.K104])*([.R104]/[.D104]*([.D43]-[.D64])-([.K43]-[.K64]))" office:value-type="float" office:value="0" calcext:value-type="float">
            <text:p>0</text:p>
          </table:table-cell>
          <table:table-cell table:formula="of:=2*[.S104]/([.E104]*[.L104])*([.S104]/[.E104]*([.E43]-[.E64])-([.L43]-[.L64]))" office:value-type="float" office:value="0" calcext:value-type="float">
            <text:p>0</text:p>
          </table:table-cell>
          <table:table-cell table:formula="of:=2*[.T104]/([.F104]*[.M104])*([.T104]/[.F104]*([.F43]-[.F64])-([.M43]-[.M64]))" office:value-type="float" office:value="0" calcext:value-type="float">
            <text:p>0</text:p>
          </table:table-cell>
          <table:table-cell table:number-columns-repeated="3"/>
          <table:table-cell table:style-name="ce6" table:formula="of:=[.C132]*[.J132]" office:value-type="float" office:value="0" calcext:value-type="float">
            <text:p>0</text:p>
          </table:table-cell>
          <table:table-cell table:style-name="ce6" table:formula="of:=[.D132]*[.K132]" office:value-type="float" office:value="0" calcext:value-type="float">
            <text:p>0</text:p>
          </table:table-cell>
          <table:table-cell table:style-name="ce6" table:formula="of:=[.E132]*[.L132]" office:value-type="float" office:value="0" calcext:value-type="float">
            <text:p>0</text:p>
          </table:table-cell>
          <table:table-cell table:style-name="ce6" table:formula="of:=[.F132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35]*[.J114]" office:value-type="float" office:value="0" calcext:value-type="float">
            <text:p>0</text:p>
          </table:table-cell>
          <table:table-cell table:style-name="ce7" table:formula="of:=[.D135]*[.K114]" office:value-type="float" office:value="0" calcext:value-type="float">
            <text:p>0</text:p>
          </table:table-cell>
          <table:table-cell table:style-name="ce7" table:formula="of:=[.E135]*[.L114]" office:value-type="float" office:value="0" calcext:value-type="float">
            <text:p>0</text:p>
          </table:table-cell>
          <table:table-cell table:style-name="ce7" table:formula="of:=[.F135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]-[.C4])/2" office:value-type="float" office:value="1.5" calcext:value-type="float">
            <text:p>1.5</text:p>
          </table:table-cell>
          <table:table-cell table:formula="of:=([.D6]-[.D4])/2" office:value-type="float" office:value="1.5" calcext:value-type="float">
            <text:p>1.5</text:p>
          </table:table-cell>
          <table:table-cell table:formula="of:=([.E6]-[.E4])/2" office:value-type="float" office:value="0.5" calcext:value-type="float">
            <text:p>0.5</text:p>
          </table:table-cell>
          <table:table-cell table:formula="of:=([.F6]-[.F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C136]*[.J115]" office:value-type="float" office:value="0" calcext:value-type="float">
            <text:p>0</text:p>
          </table:table-cell>
          <table:table-cell table:style-name="ce7" table:formula="of:=[.D136]*[.K115]" office:value-type="float" office:value="0" calcext:value-type="float">
            <text:p>0</text:p>
          </table:table-cell>
          <table:table-cell table:style-name="ce7" table:formula="of:=[.E136]*[.L115]" office:value-type="float" office:value="0" calcext:value-type="float">
            <text:p>0</text:p>
          </table:table-cell>
          <table:table-cell table:style-name="ce7" table:formula="of:=[.F136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7]-[.C5])/2" office:value-type="float" office:value="0" calcext:value-type="float">
            <text:p>0</text:p>
          </table:table-cell>
          <table:table-cell table:formula="of:=([.D7]-[.D5])/2" office:value-type="float" office:value="-0.5" calcext:value-type="float">
            <text:p>-0.5</text:p>
          </table:table-cell>
          <table:table-cell table:formula="of:=([.E7]-[.E5])/2" office:value-type="float" office:value="-1" calcext:value-type="float">
            <text:p>-1</text:p>
          </table:table-cell>
          <table:table-cell table:formula="of:=([.F7]-[.F5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C137]*[.J116]" office:value-type="float" office:value="0" calcext:value-type="float">
            <text:p>0</text:p>
          </table:table-cell>
          <table:table-cell table:style-name="ce7" table:formula="of:=[.D137]*[.K116]" office:value-type="float" office:value="-0" calcext:value-type="float">
            <text:p>0</text:p>
          </table:table-cell>
          <table:table-cell table:style-name="ce7" table:formula="of:=[.E137]*[.L116]" office:value-type="float" office:value="-0" calcext:value-type="float">
            <text:p>0</text:p>
          </table:table-cell>
          <table:table-cell table:style-name="ce7" table:formula="of:=[.F137]*[.M11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38]*[.J117]" office:value-type="float" office:value="0" calcext:value-type="float">
            <text:p>0</text:p>
          </table:table-cell>
          <table:table-cell table:style-name="ce7" table:formula="of:=[.D138]*[.K117]" office:value-type="float" office:value="0" calcext:value-type="float">
            <text:p>0</text:p>
          </table:table-cell>
          <table:table-cell table:style-name="ce7" table:formula="of:=[.E138]*[.L117]" office:value-type="float" office:value="0" calcext:value-type="float">
            <text:p>0</text:p>
          </table:table-cell>
          <table:table-cell table:style-name="ce7" table:formula="of:=[.F138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0]*[.J119]" office:value-type="float" office:value="0" calcext:value-type="float">
            <text:p>0</text:p>
          </table:table-cell>
          <table:table-cell table:style-name="ce7" table:formula="of:=[.D140]*[.K119]" office:value-type="float" office:value="0" calcext:value-type="float">
            <text:p>0</text:p>
          </table:table-cell>
          <table:table-cell table:style-name="ce7" table:formula="of:=[.E140]*[.L119]" office:value-type="float" office:value="0" calcext:value-type="float">
            <text:p>0</text:p>
          </table:table-cell>
          <table:table-cell table:style-name="ce7" table:formula="of:=[.F140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1]-[.C9])/2" office:value-type="float" office:value="3" calcext:value-type="float">
            <text:p>3</text:p>
          </table:table-cell>
          <table:table-cell table:formula="of:=([.D11]-[.D9])/2" office:value-type="float" office:value="2.5" calcext:value-type="float">
            <text:p>2.5</text:p>
          </table:table-cell>
          <table:table-cell table:formula="of:=([.E11]-[.E9])/2" office:value-type="float" office:value="-0.5" calcext:value-type="float">
            <text:p>-0.5</text:p>
          </table:table-cell>
          <table:table-cell table:formula="of:=([.F11]-[.F9])/2" office:value-type="float" office:value="2" calcext:value-type="float">
            <text:p>2</text:p>
          </table:table-cell>
          <table:table-cell table:number-columns-repeated="10"/>
          <table:table-cell table:style-name="ce7" table:formula="of:=[.C141]*[.J120]" office:value-type="float" office:value="0" calcext:value-type="float">
            <text:p>0</text:p>
          </table:table-cell>
          <table:table-cell table:style-name="ce7" table:formula="of:=[.D141]*[.K120]" office:value-type="float" office:value="0" calcext:value-type="float">
            <text:p>0</text:p>
          </table:table-cell>
          <table:table-cell table:style-name="ce7" table:formula="of:=[.E141]*[.L120]" office:value-type="float" office:value="-0" calcext:value-type="float">
            <text:p>0</text:p>
          </table:table-cell>
          <table:table-cell table:style-name="ce7" table:formula="of:=[.F141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2]-[.C10])/2" office:value-type="float" office:value="-1" calcext:value-type="float">
            <text:p>-1</text:p>
          </table:table-cell>
          <table:table-cell table:formula="of:=([.D12]-[.D10])/2" office:value-type="float" office:value="-1" calcext:value-type="float">
            <text:p>-1</text:p>
          </table:table-cell>
          <table:table-cell table:formula="of:=([.E12]-[.E10])/2" office:value-type="float" office:value="-2.5" calcext:value-type="float">
            <text:p>-2.5</text:p>
          </table:table-cell>
          <table:table-cell table:formula="of:=([.F12]-[.F10])/2" office:value-type="float" office:value="-3" calcext:value-type="float">
            <text:p>-3</text:p>
          </table:table-cell>
          <table:table-cell table:number-columns-repeated="10"/>
          <table:table-cell table:style-name="ce7" table:formula="of:=[.C142]*[.J121]" office:value-type="float" office:value="-0" calcext:value-type="float">
            <text:p>0</text:p>
          </table:table-cell>
          <table:table-cell table:style-name="ce7" table:formula="of:=[.D142]*[.K121]" office:value-type="float" office:value="-0" calcext:value-type="float">
            <text:p>0</text:p>
          </table:table-cell>
          <table:table-cell table:style-name="ce7" table:formula="of:=[.E142]*[.L121]" office:value-type="float" office:value="-0" calcext:value-type="float">
            <text:p>0</text:p>
          </table:table-cell>
          <table:table-cell table:style-name="ce7" table:formula="of:=[.F142]*[.M12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3]*[.J122]" office:value-type="float" office:value="0" calcext:value-type="float">
            <text:p>0</text:p>
          </table:table-cell>
          <table:table-cell table:style-name="ce7" table:formula="of:=[.D143]*[.K122]" office:value-type="float" office:value="0" calcext:value-type="float">
            <text:p>0</text:p>
          </table:table-cell>
          <table:table-cell table:style-name="ce7" table:formula="of:=[.E143]*[.L122]" office:value-type="float" office:value="0" calcext:value-type="float">
            <text:p>0</text:p>
          </table:table-cell>
          <table:table-cell table:style-name="ce7" table:formula="of:=[.F143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5]*[.J124]" office:value-type="float" office:value="0" calcext:value-type="float">
            <text:p>0</text:p>
          </table:table-cell>
          <table:table-cell table:style-name="ce7" table:formula="of:=[.D145]*[.K124]" office:value-type="float" office:value="-0" calcext:value-type="float">
            <text:p>0</text:p>
          </table:table-cell>
          <table:table-cell table:style-name="ce7" table:formula="of:=[.E145]*[.L124]" office:value-type="float" office:value="-0" calcext:value-type="float">
            <text:p>0</text:p>
          </table:table-cell>
          <table:table-cell table:style-name="ce7" table:formula="of:=[.F145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6]-[.C14])/2" office:value-type="float" office:value="0" calcext:value-type="float">
            <text:p>0</text:p>
          </table:table-cell>
          <table:table-cell table:formula="of:=([.D16]-[.D14])/2" office:value-type="float" office:value="1.5" calcext:value-type="float">
            <text:p>1.5</text:p>
          </table:table-cell>
          <table:table-cell table:formula="of:=([.E16]-[.E14])/2" office:value-type="float" office:value="0.5" calcext:value-type="float">
            <text:p>0.5</text:p>
          </table:table-cell>
          <table:table-cell table:formula="of:=([.F16]-[.F1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C146]*[.J125]" office:value-type="float" office:value="0" calcext:value-type="float">
            <text:p>0</text:p>
          </table:table-cell>
          <table:table-cell table:style-name="ce7" table:formula="of:=[.D146]*[.K125]" office:value-type="float" office:value="0" calcext:value-type="float">
            <text:p>0</text:p>
          </table:table-cell>
          <table:table-cell table:style-name="ce7" table:formula="of:=[.E146]*[.L125]" office:value-type="float" office:value="0" calcext:value-type="float">
            <text:p>0</text:p>
          </table:table-cell>
          <table:table-cell table:style-name="ce7" table:formula="of:=[.F146]*[.M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7]-[.C15])/2" office:value-type="float" office:value="0.5" calcext:value-type="float">
            <text:p>0.5</text:p>
          </table:table-cell>
          <table:table-cell table:formula="of:=([.D17]-[.D15])/2" office:value-type="float" office:value="-1" calcext:value-type="float">
            <text:p>-1</text:p>
          </table:table-cell>
          <table:table-cell table:formula="of:=([.E17]-[.E15])/2" office:value-type="float" office:value="-2.5" calcext:value-type="float">
            <text:p>-2.5</text:p>
          </table:table-cell>
          <table:table-cell table:formula="of:=([.F17]-[.F15])/2" office:value-type="float" office:value="-3" calcext:value-type="float">
            <text:p>-3</text:p>
          </table:table-cell>
          <table:table-cell table:number-columns-repeated="10"/>
          <table:table-cell table:style-name="ce7" table:formula="of:=[.C147]*[.J126]" office:value-type="float" office:value="0" calcext:value-type="float">
            <text:p>0</text:p>
          </table:table-cell>
          <table:table-cell table:style-name="ce7" table:formula="of:=[.D147]*[.K126]" office:value-type="float" office:value="-0" calcext:value-type="float">
            <text:p>0</text:p>
          </table:table-cell>
          <table:table-cell table:style-name="ce7" table:formula="of:=[.E147]*[.L126]" office:value-type="float" office:value="-0" calcext:value-type="float">
            <text:p>0</text:p>
          </table:table-cell>
          <table:table-cell table:style-name="ce7" table:formula="of:=[.F147]*[.M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8]*[.J127]" office:value-type="float" office:value="-0" calcext:value-type="float">
            <text:p>0</text:p>
          </table:table-cell>
          <table:table-cell table:style-name="ce7" table:formula="of:=[.D148]*[.K127]" office:value-type="float" office:value="-0" calcext:value-type="float">
            <text:p>0</text:p>
          </table:table-cell>
          <table:table-cell table:style-name="ce7" table:formula="of:=[.E148]*[.L127]" office:value-type="float" office:value="0" calcext:value-type="float">
            <text:p>0</text:p>
          </table:table-cell>
          <table:table-cell table:style-name="ce7" table:formula="of:=[.F148]*[.M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50]*[.J129]" office:value-type="float" office:value="0" calcext:value-type="float">
            <text:p>0</text:p>
          </table:table-cell>
          <table:table-cell table:style-name="ce7" table:formula="of:=[.D150]*[.K129]" office:value-type="float" office:value="0" calcext:value-type="float">
            <text:p>0</text:p>
          </table:table-cell>
          <table:table-cell table:style-name="ce7" table:formula="of:=[.E150]*[.L129]" office:value-type="float" office:value="0" calcext:value-type="float">
            <text:p>0</text:p>
          </table:table-cell>
          <table:table-cell table:style-name="ce7" table:formula="of:=[.F150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1]-[.C19])/2" office:value-type="float" office:value="1" calcext:value-type="float">
            <text:p>1</text:p>
          </table:table-cell>
          <table:table-cell table:formula="of:=([.D21]-[.D19])/2" office:value-type="float" office:value="2" calcext:value-type="float">
            <text:p>2</text:p>
          </table:table-cell>
          <table:table-cell table:formula="of:=([.E21]-[.E19])/2" office:value-type="float" office:value="2" calcext:value-type="float">
            <text:p>2</text:p>
          </table:table-cell>
          <table:table-cell table:formula="of:=([.F21]-[.F19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C151]*[.J130]" office:value-type="float" office:value="0" calcext:value-type="float">
            <text:p>0</text:p>
          </table:table-cell>
          <table:table-cell table:style-name="ce7" table:formula="of:=[.D151]*[.K130]" office:value-type="float" office:value="0" calcext:value-type="float">
            <text:p>0</text:p>
          </table:table-cell>
          <table:table-cell table:style-name="ce7" table:formula="of:=[.E151]*[.L130]" office:value-type="float" office:value="0" calcext:value-type="float">
            <text:p>0</text:p>
          </table:table-cell>
          <table:table-cell table:style-name="ce7" table:formula="of:=[.F151]*[.M13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2]-[.C20])/2" office:value-type="float" office:value="-1.5" calcext:value-type="float">
            <text:p>-1.5</text:p>
          </table:table-cell>
          <table:table-cell table:formula="of:=([.D22]-[.D20])/2" office:value-type="float" office:value="-1" calcext:value-type="float">
            <text:p>-1</text:p>
          </table:table-cell>
          <table:table-cell table:formula="of:=([.E22]-[.E20])/2" office:value-type="float" office:value="0.5" calcext:value-type="float">
            <text:p>0.5</text:p>
          </table:table-cell>
          <table:table-cell table:formula="of:=([.F22]-[.F20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C152]*[.J131]" office:value-type="float" office:value="-0" calcext:value-type="float">
            <text:p>0</text:p>
          </table:table-cell>
          <table:table-cell table:style-name="ce7" table:formula="of:=[.D152]*[.K131]" office:value-type="float" office:value="-0" calcext:value-type="float">
            <text:p>0</text:p>
          </table:table-cell>
          <table:table-cell table:style-name="ce7" table:formula="of:=[.E152]*[.L131]" office:value-type="float" office:value="0" calcext:value-type="float">
            <text:p>0</text:p>
          </table:table-cell>
          <table:table-cell table:style-name="ce7" table:formula="of:=[.F152]*[.M13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53]*[.J132]" office:value-type="float" office:value="0" calcext:value-type="float">
            <text:p>0</text:p>
          </table:table-cell>
          <table:table-cell table:style-name="ce7" table:formula="of:=[.D153]*[.K132]" office:value-type="float" office:value="0" calcext:value-type="float">
            <text:p>0</text:p>
          </table:table-cell>
          <table:table-cell table:style-name="ce7" table:formula="of:=[.E153]*[.L132]" office:value-type="float" office:value="0" calcext:value-type="float">
            <text:p>0</text:p>
          </table:table-cell>
          <table:table-cell table:style-name="ce7" table:formula="of:=[.F153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6]*[.J114]" office:value-type="float" office:value="0" calcext:value-type="float">
            <text:p>0</text:p>
          </table:table-cell>
          <table:table-cell table:style-name="ce6" table:formula="of:=[.D156]*[.K114]" office:value-type="float" office:value="0" calcext:value-type="float">
            <text:p>0</text:p>
          </table:table-cell>
          <table:table-cell table:style-name="ce6" table:formula="of:=[.E156]*[.L114]" office:value-type="float" office:value="0" calcext:value-type="float">
            <text:p>0</text:p>
          </table:table-cell>
          <table:table-cell table:style-name="ce6" table:formula="of:=[.F156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7]*[.J115]" office:value-type="float" office:value="0" calcext:value-type="float">
            <text:p>0</text:p>
          </table:table-cell>
          <table:table-cell table:style-name="ce6" table:formula="of:=[.D157]*[.K115]" office:value-type="float" office:value="0" calcext:value-type="float">
            <text:p>0</text:p>
          </table:table-cell>
          <table:table-cell table:style-name="ce6" table:formula="of:=[.E157]*[.L115]" office:value-type="float" office:value="0" calcext:value-type="float">
            <text:p>0</text:p>
          </table:table-cell>
          <table:table-cell table:style-name="ce6" table:formula="of:=[.F157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8]*[.J116]" office:value-type="float" office:value="0" calcext:value-type="float">
            <text:p>0</text:p>
          </table:table-cell>
          <table:table-cell table:style-name="ce6" table:formula="of:=[.D158]*[.K116]" office:value-type="float" office:value="0" calcext:value-type="float">
            <text:p>0</text:p>
          </table:table-cell>
          <table:table-cell table:style-name="ce6" table:formula="of:=[.E158]*[.L116]" office:value-type="float" office:value="0" calcext:value-type="float">
            <text:p>0</text:p>
          </table:table-cell>
          <table:table-cell table:style-name="ce6" table:formula="of:=[.F158]*[.M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9]*[.J117]" office:value-type="float" office:value="0" calcext:value-type="float">
            <text:p>0</text:p>
          </table:table-cell>
          <table:table-cell table:style-name="ce6" table:formula="of:=[.D159]*[.K117]" office:value-type="float" office:value="0" calcext:value-type="float">
            <text:p>0</text:p>
          </table:table-cell>
          <table:table-cell table:style-name="ce6" table:formula="of:=[.E159]*[.L117]" office:value-type="float" office:value="0" calcext:value-type="float">
            <text:p>0</text:p>
          </table:table-cell>
          <table:table-cell table:style-name="ce6" table:formula="of:=[.F159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formula="of:=([.C14]-[.C4])/2" office:value-type="float" office:value="1" calcext:value-type="float">
            <text:p>1</text:p>
          </table:table-cell>
          <table:table-cell table:formula="of:=([.D14]-[.D4])/2" office:value-type="float" office:value="0" calcext:value-type="float">
            <text:p>0</text:p>
          </table:table-cell>
          <table:table-cell table:formula="of:=([.E14]-[.E4])/2" office:value-type="float" office:value="0.5" calcext:value-type="float">
            <text:p>0.5</text:p>
          </table:table-cell>
          <table:table-cell table:formula="of:=([.F14]-[.F4])/2" office:value-type="float" office:value="1" calcext:value-type="float">
            <text:p>1</text:p>
          </table:table-cell>
          <table:table-cell table:number-columns-repeated="10"/>
          <table:table-cell table:style-name="ce6" table:formula="of:=[.C161]*[.J119]" office:value-type="float" office:value="0" calcext:value-type="float">
            <text:p>0</text:p>
          </table:table-cell>
          <table:table-cell table:style-name="ce6" table:formula="of:=[.D161]*[.K119]" office:value-type="float" office:value="0" calcext:value-type="float">
            <text:p>0</text:p>
          </table:table-cell>
          <table:table-cell table:style-name="ce6" table:formula="of:=[.E161]*[.L119]" office:value-type="float" office:value="0" calcext:value-type="float">
            <text:p>0</text:p>
          </table:table-cell>
          <table:table-cell table:style-name="ce6" table:formula="of:=[.F161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5]-[.C5])/2" office:value-type="float" office:value="1.5" calcext:value-type="float">
            <text:p>1.5</text:p>
          </table:table-cell>
          <table:table-cell table:formula="of:=([.D15]-[.D5])/2" office:value-type="float" office:value="1.5" calcext:value-type="float">
            <text:p>1.5</text:p>
          </table:table-cell>
          <table:table-cell table:formula="of:=([.E15]-[.E5])/2" office:value-type="float" office:value="1.5" calcext:value-type="float">
            <text:p>1.5</text:p>
          </table:table-cell>
          <table:table-cell table:formula="of:=([.F15]-[.F5])/2" office:value-type="float" office:value="2" calcext:value-type="float">
            <text:p>2</text:p>
          </table:table-cell>
          <table:table-cell table:number-columns-repeated="10"/>
          <table:table-cell table:style-name="ce6" table:formula="of:=[.C162]*[.J120]" office:value-type="float" office:value="0" calcext:value-type="float">
            <text:p>0</text:p>
          </table:table-cell>
          <table:table-cell table:style-name="ce6" table:formula="of:=[.D162]*[.K120]" office:value-type="float" office:value="0" calcext:value-type="float">
            <text:p>0</text:p>
          </table:table-cell>
          <table:table-cell table:style-name="ce6" table:formula="of:=[.E162]*[.L120]" office:value-type="float" office:value="0" calcext:value-type="float">
            <text:p>0</text:p>
          </table:table-cell>
          <table:table-cell table:style-name="ce6" table:formula="of:=[.F162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6]-[.C6])/2" office:value-type="float" office:value="-0.5" calcext:value-type="float">
            <text:p>-0.5</text:p>
          </table:table-cell>
          <table:table-cell table:formula="of:=([.D16]-[.D6])/2" office:value-type="float" office:value="0" calcext:value-type="float">
            <text:p>0</text:p>
          </table:table-cell>
          <table:table-cell table:formula="of:=([.E16]-[.E6])/2" office:value-type="float" office:value="0.5" calcext:value-type="float">
            <text:p>0.5</text:p>
          </table:table-cell>
          <table:table-cell table:formula="of:=([.F16]-[.F6])/2" office:value-type="float" office:value="1" calcext:value-type="float">
            <text:p>1</text:p>
          </table:table-cell>
          <table:table-cell table:number-columns-repeated="10"/>
          <table:table-cell table:style-name="ce6" table:formula="of:=[.C163]*[.J121]" office:value-type="float" office:value="-0" calcext:value-type="float">
            <text:p>0</text:p>
          </table:table-cell>
          <table:table-cell table:style-name="ce6" table:formula="of:=[.D163]*[.K121]" office:value-type="float" office:value="0" calcext:value-type="float">
            <text:p>0</text:p>
          </table:table-cell>
          <table:table-cell table:style-name="ce6" table:formula="of:=[.E163]*[.L121]" office:value-type="float" office:value="0" calcext:value-type="float">
            <text:p>0</text:p>
          </table:table-cell>
          <table:table-cell table:style-name="ce6" table:formula="of:=[.F163]*[.M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7]-[.C7])/2" office:value-type="float" office:value="2" calcext:value-type="float">
            <text:p>2</text:p>
          </table:table-cell>
          <table:table-cell table:formula="of:=([.D17]-[.D7])/2" office:value-type="float" office:value="1" calcext:value-type="float">
            <text:p>1</text:p>
          </table:table-cell>
          <table:table-cell table:formula="of:=([.E17]-[.E7])/2" office:value-type="float" office:value="0" calcext:value-type="float">
            <text:p>0</text:p>
          </table:table-cell>
          <table:table-cell table:formula="of:=([.F17]-[.F7])/2" office:value-type="float" office:value="0.5" calcext:value-type="float">
            <text:p>0.5</text:p>
          </table:table-cell>
          <table:table-cell table:number-columns-repeated="10"/>
          <table:table-cell table:style-name="ce6" table:formula="of:=[.C164]*[.J122]" office:value-type="float" office:value="0" calcext:value-type="float">
            <text:p>0</text:p>
          </table:table-cell>
          <table:table-cell table:style-name="ce6" table:formula="of:=[.D164]*[.K122]" office:value-type="float" office:value="0" calcext:value-type="float">
            <text:p>0</text:p>
          </table:table-cell>
          <table:table-cell table:style-name="ce6" table:formula="of:=[.E164]*[.L122]" office:value-type="float" office:value="0" calcext:value-type="float">
            <text:p>0</text:p>
          </table:table-cell>
          <table:table-cell table:style-name="ce6" table:formula="of:=[.F164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formula="of:=([.C19]-[.C9])/2" office:value-type="float" office:value="0.5" calcext:value-type="float">
            <text:p>0.5</text:p>
          </table:table-cell>
          <table:table-cell table:formula="of:=([.D19]-[.D9])/2" office:value-type="float" office:value="0" calcext:value-type="float">
            <text:p>0</text:p>
          </table:table-cell>
          <table:table-cell table:formula="of:=([.E19]-[.E9])/2" office:value-type="float" office:value="0" calcext:value-type="float">
            <text:p>0</text:p>
          </table:table-cell>
          <table:table-cell table:formula="of:=([.F19]-[.F9])/2" office:value-type="float" office:value="0" calcext:value-type="float">
            <text:p>0</text:p>
          </table:table-cell>
          <table:table-cell table:number-columns-repeated="10"/>
          <table:table-cell table:style-name="ce6" table:formula="of:=[.C166]*[.J124]" office:value-type="float" office:value="0" calcext:value-type="float">
            <text:p>0</text:p>
          </table:table-cell>
          <table:table-cell table:style-name="ce6" table:formula="of:=[.D166]*[.K124]" office:value-type="float" office:value="-0" calcext:value-type="float">
            <text:p>0</text:p>
          </table:table-cell>
          <table:table-cell table:style-name="ce6" table:formula="of:=[.E166]*[.L124]" office:value-type="float" office:value="-0" calcext:value-type="float">
            <text:p>0</text:p>
          </table:table-cell>
          <table:table-cell table:style-name="ce6" table:formula="of:=[.F166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0]-[.C10])/2" office:value-type="float" office:value="0" calcext:value-type="float">
            <text:p>0</text:p>
          </table:table-cell>
          <table:table-cell table:formula="of:=([.D20]-[.D10])/2" office:value-type="float" office:value="-1.5" calcext:value-type="float">
            <text:p>-1.5</text:p>
          </table:table-cell>
          <table:table-cell table:formula="of:=([.E20]-[.E10])/2" office:value-type="float" office:value="-3" calcext:value-type="float">
            <text:p>-3</text:p>
          </table:table-cell>
          <table:table-cell table:formula="of:=([.F20]-[.F10])/2" office:value-type="float" office:value="-2" calcext:value-type="float">
            <text:p>-2</text:p>
          </table:table-cell>
          <table:table-cell table:number-columns-repeated="10"/>
          <table:table-cell table:style-name="ce6" table:formula="of:=[.C167]*[.J125]" office:value-type="float" office:value="0" calcext:value-type="float">
            <text:p>0</text:p>
          </table:table-cell>
          <table:table-cell table:style-name="ce6" table:formula="of:=[.D167]*[.K125]" office:value-type="float" office:value="-0" calcext:value-type="float">
            <text:p>0</text:p>
          </table:table-cell>
          <table:table-cell table:style-name="ce6" table:formula="of:=[.E167]*[.L125]" office:value-type="float" office:value="-0" calcext:value-type="float">
            <text:p>0</text:p>
          </table:table-cell>
          <table:table-cell table:style-name="ce6" table:formula="of:=[.F167]*[.M12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1]-[.C11])/2" office:value-type="float" office:value="-1.5" calcext:value-type="float">
            <text:p>-1.5</text:p>
          </table:table-cell>
          <table:table-cell table:formula="of:=([.D21]-[.D11])/2" office:value-type="float" office:value="-0.5" calcext:value-type="float">
            <text:p>-0.5</text:p>
          </table:table-cell>
          <table:table-cell table:formula="of:=([.E21]-[.E11])/2" office:value-type="float" office:value="2.5" calcext:value-type="float">
            <text:p>2.5</text:p>
          </table:table-cell>
          <table:table-cell table:formula="of:=([.F21]-[.F11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C168]*[.J126]" office:value-type="float" office:value="-0" calcext:value-type="float">
            <text:p>0</text:p>
          </table:table-cell>
          <table:table-cell table:style-name="ce6" table:formula="of:=[.D168]*[.K126]" office:value-type="float" office:value="-0" calcext:value-type="float">
            <text:p>0</text:p>
          </table:table-cell>
          <table:table-cell table:style-name="ce6" table:formula="of:=[.E168]*[.L126]" office:value-type="float" office:value="0" calcext:value-type="float">
            <text:p>0</text:p>
          </table:table-cell>
          <table:table-cell table:style-name="ce6" table:formula="of:=[.F168]*[.M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2]-[.C12])/2" office:value-type="float" office:value="-0.5" calcext:value-type="float">
            <text:p>-0.5</text:p>
          </table:table-cell>
          <table:table-cell table:formula="of:=([.D22]-[.D12])/2" office:value-type="float" office:value="-1.5" calcext:value-type="float">
            <text:p>-1.5</text:p>
          </table:table-cell>
          <table:table-cell table:formula="of:=([.E22]-[.E12])/2" office:value-type="float" office:value="0" calcext:value-type="float">
            <text:p>0</text:p>
          </table:table-cell>
          <table:table-cell table:formula="of:=([.F22]-[.F12])/2" office:value-type="float" office:value="-0.5" calcext:value-type="float">
            <text:p>-0.5</text:p>
          </table:table-cell>
          <table:table-cell table:number-columns-repeated="10"/>
          <table:table-cell table:style-name="ce6" table:formula="of:=[.C169]*[.J127]" office:value-type="float" office:value="0" calcext:value-type="float">
            <text:p>0</text:p>
          </table:table-cell>
          <table:table-cell table:style-name="ce6" table:formula="of:=[.D169]*[.K127]" office:value-type="float" office:value="0" calcext:value-type="float">
            <text:p>0</text:p>
          </table:table-cell>
          <table:table-cell table:style-name="ce6" table:formula="of:=[.E169]*[.L127]" office:value-type="float" office:value="0" calcext:value-type="float">
            <text:p>0</text:p>
          </table:table-cell>
          <table:table-cell table:style-name="ce6" table:formula="of:=[.F169]*[.M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1]*[.J129]" office:value-type="float" office:value="0" calcext:value-type="float">
            <text:p>0</text:p>
          </table:table-cell>
          <table:table-cell table:style-name="ce6" table:formula="of:=[.D171]*[.K129]" office:value-type="float" office:value="0" calcext:value-type="float">
            <text:p>0</text:p>
          </table:table-cell>
          <table:table-cell table:style-name="ce6" table:formula="of:=[.E171]*[.L129]" office:value-type="float" office:value="0" calcext:value-type="float">
            <text:p>0</text:p>
          </table:table-cell>
          <table:table-cell table:style-name="ce6" table:formula="of:=[.F171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2]*[.J130]" office:value-type="float" office:value="0" calcext:value-type="float">
            <text:p>0</text:p>
          </table:table-cell>
          <table:table-cell table:style-name="ce6" table:formula="of:=[.D172]*[.K130]" office:value-type="float" office:value="0" calcext:value-type="float">
            <text:p>0</text:p>
          </table:table-cell>
          <table:table-cell table:style-name="ce6" table:formula="of:=[.E172]*[.L130]" office:value-type="float" office:value="0" calcext:value-type="float">
            <text:p>0</text:p>
          </table:table-cell>
          <table:table-cell table:style-name="ce6" table:formula="of:=[.F172]*[.M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3]*[.J131]" office:value-type="float" office:value="0" calcext:value-type="float">
            <text:p>0</text:p>
          </table:table-cell>
          <table:table-cell table:style-name="ce6" table:formula="of:=[.D173]*[.K131]" office:value-type="float" office:value="0" calcext:value-type="float">
            <text:p>0</text:p>
          </table:table-cell>
          <table:table-cell table:style-name="ce6" table:formula="of:=[.E173]*[.L131]" office:value-type="float" office:value="0" calcext:value-type="float">
            <text:p>0</text:p>
          </table:table-cell>
          <table:table-cell table:style-name="ce6" table:formula="of:=[.F173]*[.M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4]*[.J132]" office:value-type="float" office:value="0" calcext:value-type="float">
            <text:p>0</text:p>
          </table:table-cell>
          <table:table-cell table:style-name="ce6" table:formula="of:=[.D174]*[.K132]" office:value-type="float" office:value="0" calcext:value-type="float">
            <text:p>0</text:p>
          </table:table-cell>
          <table:table-cell table:style-name="ce6" table:formula="of:=[.E174]*[.L132]" office:value-type="float" office:value="0" calcext:value-type="float">
            <text:p>0</text:p>
          </table:table-cell>
          <table:table-cell table:style-name="ce6" table:formula="of:=[.F174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unmasked lncc 3D" table:style-name="ta1">
        <table:table-column table:style-name="co1" table:number-columns-repeated="23" table:default-cell-style-name="Default"/>
        <table:table-row table:style-name="ro2" table:number-rows-repeated="3">
          <table:table-cell table:number-columns-repeated="23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5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formula="of:=[.C4]*[.Q4]" office:value-type="float" office:value="1" calcext:value-type="float">
            <text:p>1</text:p>
          </table:table-cell>
          <table:table-cell table:formula="of:=[.D4]*[.R4]" office:value-type="float" office:value="2" calcext:value-type="float">
            <text:p>2</text:p>
          </table:table-cell>
          <table:table-cell table:formula="of:=[.E4]*[.S4]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[.J4]*[.Q4]" office:value-type="float" office:value="1" calcext:value-type="float">
            <text:p>1</text:p>
          </table:table-cell>
          <table:table-cell table:formula="of:=[.K4]*[.R4]" office:value-type="float" office:value="1" calcext:value-type="float">
            <text:p>1</text:p>
          </table:table-cell>
          <table:table-cell table:formula="of:=[.L4]*[.S4]" office:value-type="float" office:value="5" calcext:value-type="float">
            <text:p>5</text:p>
          </table:table-cell>
          <table:table-cell table:number-columns-repeated="3"/>
          <table:table-cell table:formula="of:=[.B25]*[.I25]" office:value-type="float" office:value="1" calcext:value-type="float">
            <text:p>1</text:p>
          </table:table-cell>
          <table:table-cell table:formula="of:=[.C25]*[.J25]" office:value-type="float" office:value="1" calcext:value-type="float">
            <text:p>1</text:p>
          </table:table-cell>
          <table:table-cell table:formula="of:=[.D25]*[.K25]" office:value-type="float" office:value="2" calcext:value-type="float">
            <text:p>2</text:p>
          </table:table-cell>
          <table:table-cell table:formula="of:=[.E25]*[.L2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5]*[.Q5]" office:value-type="float" office:value="3" calcext:value-type="float">
            <text:p>3</text:p>
          </table:table-cell>
          <table:table-cell table:formula="of:=[.D5]*[.R5]" office:value-type="float" office:value="4" calcext:value-type="float">
            <text:p>4</text:p>
          </table:table-cell>
          <table:table-cell table:formula="of:=[.E5]*[.S5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[.J5]*[.Q5]" office:value-type="float" office:value="1" calcext:value-type="float">
            <text:p>1</text:p>
          </table:table-cell>
          <table:table-cell table:formula="of:=[.K5]*[.R5]" office:value-type="float" office:value="1" calcext:value-type="float">
            <text:p>1</text:p>
          </table:table-cell>
          <table:table-cell table:formula="of:=[.L5]*[.S5]" office:value-type="float" office:value="1" calcext:value-type="float">
            <text:p>1</text:p>
          </table:table-cell>
          <table:table-cell table:number-columns-repeated="3"/>
          <table:table-cell table:formula="of:=[.B26]*[.I26]" office:value-type="float" office:value="2" calcext:value-type="float">
            <text:p>2</text:p>
          </table:table-cell>
          <table:table-cell table:formula="of:=[.C26]*[.J26]" office:value-type="float" office:value="3" calcext:value-type="float">
            <text:p>3</text:p>
          </table:table-cell>
          <table:table-cell table:formula="of:=[.D26]*[.K26]" office:value-type="float" office:value="4" calcext:value-type="float">
            <text:p>4</text:p>
          </table:table-cell>
          <table:table-cell table:formula="of:=[.E26]*[.L2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formula="of:=[.C6]*[.Q6]" office:value-type="float" office:value="4" calcext:value-type="float">
            <text:p>4</text:p>
          </table:table-cell>
          <table:table-cell table:formula="of:=[.D6]*[.R6]" office:value-type="float" office:value="3" calcext:value-type="float">
            <text:p>3</text:p>
          </table:table-cell>
          <table:table-cell table:formula="of:=[.E6]*[.S6]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[.J6]*[.Q6]" office:value-type="float" office:value="2" calcext:value-type="float">
            <text:p>2</text:p>
          </table:table-cell>
          <table:table-cell table:formula="of:=[.K6]*[.R6]" office:value-type="float" office:value="2" calcext:value-type="float">
            <text:p>2</text:p>
          </table:table-cell>
          <table:table-cell table:formula="of:=[.L6]*[.S6]" office:value-type="float" office:value="7" calcext:value-type="float">
            <text:p>7</text:p>
          </table:table-cell>
          <table:table-cell table:number-columns-repeated="3"/>
          <table:table-cell table:formula="of:=[.B27]*[.I27]" office:value-type="float" office:value="8" calcext:value-type="float">
            <text:p>8</text:p>
          </table:table-cell>
          <table:table-cell table:formula="of:=[.C27]*[.J27]" office:value-type="float" office:value="8" calcext:value-type="float">
            <text:p>8</text:p>
          </table:table-cell>
          <table:table-cell table:formula="of:=[.D27]*[.K27]" office:value-type="float" office:value="6" calcext:value-type="float">
            <text:p>6</text:p>
          </table:table-cell>
          <table:table-cell table:formula="of:=[.E27]*[.L27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7]*[.Q7]" office:value-type="float" office:value="2" calcext:value-type="float">
            <text:p>2</text:p>
          </table:table-cell>
          <table:table-cell table:formula="of:=[.D7]*[.R7]" office:value-type="float" office:value="2" calcext:value-type="float">
            <text:p>2</text:p>
          </table:table-cell>
          <table:table-cell table:formula="of:=[.E7]*[.S7]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[.J7]*[.Q7]" office:value-type="float" office:value="2" calcext:value-type="float">
            <text:p>2</text:p>
          </table:table-cell>
          <table:table-cell table:formula="of:=[.K7]*[.R7]" office:value-type="float" office:value="2" calcext:value-type="float">
            <text:p>2</text:p>
          </table:table-cell>
          <table:table-cell table:formula="of:=[.L7]*[.S7]" office:value-type="float" office:value="2" calcext:value-type="float">
            <text:p>2</text:p>
          </table:table-cell>
          <table:table-cell table:number-columns-repeated="3"/>
          <table:table-cell table:formula="of:=[.B28]*[.I28]" office:value-type="float" office:value="4" calcext:value-type="float">
            <text:p>4</text:p>
          </table:table-cell>
          <table:table-cell table:formula="of:=[.C28]*[.J28]" office:value-type="float" office:value="4" calcext:value-type="float">
            <text:p>4</text:p>
          </table:table-cell>
          <table:table-cell table:formula="of:=[.D28]*[.K28]" office:value-type="float" office:value="4" calcext:value-type="float">
            <text:p>4</text:p>
          </table:table-cell>
          <table:table-cell table:formula="of:=[.E28]*[.L28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9]*[.Q9]" office:value-type="float" office:value="2" calcext:value-type="float">
            <text:p>2</text:p>
          </table:table-cell>
          <table:table-cell table:formula="of:=[.D9]*[.R9]" office:value-type="float" office:value="3" calcext:value-type="float">
            <text:p>3</text:p>
          </table:table-cell>
          <table:table-cell table:formula="of:=[.E9]*[.S9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[.J9]*[.Q9]" office:value-type="float" office:value="3" calcext:value-type="float">
            <text:p>3</text:p>
          </table:table-cell>
          <table:table-cell table:formula="of:=[.K9]*[.R9]" office:value-type="float" office:value="3" calcext:value-type="float">
            <text:p>3</text:p>
          </table:table-cell>
          <table:table-cell table:formula="of:=[.L9]*[.S9]" office:value-type="float" office:value="5" calcext:value-type="float">
            <text:p>5</text:p>
          </table:table-cell>
          <table:table-cell table:number-columns-repeated="3"/>
          <table:table-cell table:formula="of:=[.B30]*[.I30]" office:value-type="float" office:value="6" calcext:value-type="float">
            <text:p>6</text:p>
          </table:table-cell>
          <table:table-cell table:formula="of:=[.C30]*[.J30]" office:value-type="float" office:value="6" calcext:value-type="float">
            <text:p>6</text:p>
          </table:table-cell>
          <table:table-cell table:formula="of:=[.D30]*[.K30]" office:value-type="float" office:value="9" calcext:value-type="float">
            <text:p>9</text:p>
          </table:table-cell>
          <table:table-cell table:formula="of:=[.E30]*[.L30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10]*[.Q10]" office:value-type="float" office:value="6" calcext:value-type="float">
            <text:p>6</text:p>
          </table:table-cell>
          <table:table-cell table:formula="of:=[.D10]*[.R10]" office:value-type="float" office:value="7" calcext:value-type="float">
            <text:p>7</text:p>
          </table:table-cell>
          <table:table-cell table:formula="of:=[.E10]*[.S10]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[.J10]*[.Q10]" office:value-type="float" office:value="3" calcext:value-type="float">
            <text:p>3</text:p>
          </table:table-cell>
          <table:table-cell table:formula="of:=[.K10]*[.R10]" office:value-type="float" office:value="3" calcext:value-type="float">
            <text:p>3</text:p>
          </table:table-cell>
          <table:table-cell table:formula="of:=[.L10]*[.S10]" office:value-type="float" office:value="3" calcext:value-type="float">
            <text:p>3</text:p>
          </table:table-cell>
          <table:table-cell table:number-columns-repeated="3"/>
          <table:table-cell table:formula="of:=[.B31]*[.I31]" office:value-type="float" office:value="15" calcext:value-type="float">
            <text:p>15</text:p>
          </table:table-cell>
          <table:table-cell table:formula="of:=[.C31]*[.J31]" office:value-type="float" office:value="18" calcext:value-type="float">
            <text:p>18</text:p>
          </table:table-cell>
          <table:table-cell table:formula="of:=[.D31]*[.K31]" office:value-type="float" office:value="21" calcext:value-type="float">
            <text:p>21</text:p>
          </table:table-cell>
          <table:table-cell table:formula="of:=[.E31]*[.L31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formula="of:=[.C11]*[.Q11]" office:value-type="float" office:value="7" calcext:value-type="float">
            <text:p>7</text:p>
          </table:table-cell>
          <table:table-cell table:formula="of:=[.D11]*[.R11]" office:value-type="float" office:value="2" calcext:value-type="float">
            <text:p>2</text:p>
          </table:table-cell>
          <table:table-cell table:formula="of:=[.E11]*[.S11]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formula="of:=[.J11]*[.Q11]" office:value-type="float" office:value="4" calcext:value-type="float">
            <text:p>4</text:p>
          </table:table-cell>
          <table:table-cell table:formula="of:=[.K11]*[.R11]" office:value-type="float" office:value="6" calcext:value-type="float">
            <text:p>6</text:p>
          </table:table-cell>
          <table:table-cell table:formula="of:=[.L11]*[.S11]" office:value-type="float" office:value="4" calcext:value-type="float">
            <text:p>4</text:p>
          </table:table-cell>
          <table:table-cell table:number-columns-repeated="3"/>
          <table:table-cell table:formula="of:=[.B32]*[.I32]" office:value-type="float" office:value="32" calcext:value-type="float">
            <text:p>32</text:p>
          </table:table-cell>
          <table:table-cell table:formula="of:=[.C32]*[.J32]" office:value-type="float" office:value="28" calcext:value-type="float">
            <text:p>28</text:p>
          </table:table-cell>
          <table:table-cell table:formula="of:=[.D32]*[.K32]" office:value-type="float" office:value="12" calcext:value-type="float">
            <text:p>12</text:p>
          </table:table-cell>
          <table:table-cell table:formula="of:=[.E32]*[.L32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2]*[.Q12]" office:value-type="float" office:value="4" calcext:value-type="float">
            <text:p>4</text:p>
          </table:table-cell>
          <table:table-cell table:formula="of:=[.D12]*[.R12]" office:value-type="float" office:value="2" calcext:value-type="float">
            <text:p>2</text:p>
          </table:table-cell>
          <table:table-cell table:formula="of:=[.E12]*[.S12]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[.J12]*[.Q12]" office:value-type="float" office:value="4" calcext:value-type="float">
            <text:p>4</text:p>
          </table:table-cell>
          <table:table-cell table:formula="of:=[.K12]*[.R12]" office:value-type="float" office:value="4" calcext:value-type="float">
            <text:p>4</text:p>
          </table:table-cell>
          <table:table-cell table:formula="of:=[.L12]*[.S12]" office:value-type="float" office:value="4" calcext:value-type="float">
            <text:p>4</text:p>
          </table:table-cell>
          <table:table-cell table:number-columns-repeated="3"/>
          <table:table-cell table:formula="of:=[.B33]*[.I33]" office:value-type="float" office:value="9" calcext:value-type="float">
            <text:p>9</text:p>
          </table:table-cell>
          <table:table-cell table:formula="of:=[.C33]*[.J33]" office:value-type="float" office:value="16" calcext:value-type="float">
            <text:p>16</text:p>
          </table:table-cell>
          <table:table-cell table:formula="of:=[.D33]*[.K33]" office:value-type="float" office:value="8" calcext:value-type="float">
            <text:p>8</text:p>
          </table:table-cell>
          <table:table-cell table:formula="of:=[.E33]*[.L33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4]*[.Q14]" office:value-type="float" office:value="1" calcext:value-type="float">
            <text:p>1</text:p>
          </table:table-cell>
          <table:table-cell table:formula="of:=[.D14]*[.R14]" office:value-type="float" office:value="3" calcext:value-type="float">
            <text:p>3</text:p>
          </table:table-cell>
          <table:table-cell table:formula="of:=[.E14]*[.S14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formula="of:=[.J14]*[.Q14]" office:value-type="float" office:value="5" calcext:value-type="float">
            <text:p>5</text:p>
          </table:table-cell>
          <table:table-cell table:formula="of:=[.K14]*[.R14]" office:value-type="float" office:value="5" calcext:value-type="float">
            <text:p>5</text:p>
          </table:table-cell>
          <table:table-cell table:formula="of:=[.L14]*[.S14]" office:value-type="float" office:value="6" calcext:value-type="float">
            <text:p>6</text:p>
          </table:table-cell>
          <table:table-cell table:number-columns-repeated="3"/>
          <table:table-cell table:formula="of:=[.B35]*[.I35]" office:value-type="float" office:value="15" calcext:value-type="float">
            <text:p>15</text:p>
          </table:table-cell>
          <table:table-cell table:formula="of:=[.C35]*[.J35]" office:value-type="float" office:value="5" calcext:value-type="float">
            <text:p>5</text:p>
          </table:table-cell>
          <table:table-cell table:formula="of:=[.D35]*[.K35]" office:value-type="float" office:value="15" calcext:value-type="float">
            <text:p>15</text:p>
          </table:table-cell>
          <table:table-cell table:formula="of:=[.E35]*[.L35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15]*[.Q15]" office:value-type="float" office:value="6" calcext:value-type="float">
            <text:p>6</text:p>
          </table:table-cell>
          <table:table-cell table:formula="of:=[.D15]*[.R15]" office:value-type="float" office:value="7" calcext:value-type="float">
            <text:p>7</text:p>
          </table:table-cell>
          <table:table-cell table:formula="of:=[.E15]*[.S15]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formula="of:=[.J15]*[.Q15]" office:value-type="float" office:value="2" calcext:value-type="float">
            <text:p>2</text:p>
          </table:table-cell>
          <table:table-cell table:formula="of:=[.K15]*[.R15]" office:value-type="float" office:value="1" calcext:value-type="float">
            <text:p>1</text:p>
          </table:table-cell>
          <table:table-cell table:formula="of:=[.L15]*[.S15]" office:value-type="float" office:value="5" calcext:value-type="float">
            <text:p>5</text:p>
          </table:table-cell>
          <table:table-cell table:number-columns-repeated="3"/>
          <table:table-cell table:formula="of:=[.B36]*[.I36]" office:value-type="float" office:value="20" calcext:value-type="float">
            <text:p>20</text:p>
          </table:table-cell>
          <table:table-cell table:formula="of:=[.C36]*[.J36]" office:value-type="float" office:value="12" calcext:value-type="float">
            <text:p>12</text:p>
          </table:table-cell>
          <table:table-cell table:formula="of:=[.D36]*[.K36]" office:value-type="float" office:value="7" calcext:value-type="float">
            <text:p>7</text:p>
          </table:table-cell>
          <table:table-cell table:formula="of:=[.E36]*[.L36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6]*[.Q16]" office:value-type="float" office:value="4" calcext:value-type="float">
            <text:p>4</text:p>
          </table:table-cell>
          <table:table-cell table:formula="of:=[.D16]*[.R16]" office:value-type="float" office:value="4" calcext:value-type="float">
            <text:p>4</text:p>
          </table:table-cell>
          <table:table-cell table:formula="of:=[.E16]*[.S16]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[.J16]*[.Q16]" office:value-type="float" office:value="6" calcext:value-type="float">
            <text:p>6</text:p>
          </table:table-cell>
          <table:table-cell table:formula="of:=[.K16]*[.R16]" office:value-type="float" office:value="4" calcext:value-type="float">
            <text:p>4</text:p>
          </table:table-cell>
          <table:table-cell table:formula="of:=[.L16]*[.S16]" office:value-type="float" office:value="5" calcext:value-type="float">
            <text:p>5</text:p>
          </table:table-cell>
          <table:table-cell table:number-columns-repeated="3"/>
          <table:table-cell table:formula="of:=[.B37]*[.I37]" office:value-type="float" office:value="18" calcext:value-type="float">
            <text:p>18</text:p>
          </table:table-cell>
          <table:table-cell table:formula="of:=[.C37]*[.J37]" office:value-type="float" office:value="24" calcext:value-type="float">
            <text:p>24</text:p>
          </table:table-cell>
          <table:table-cell table:formula="of:=[.D37]*[.K37]" office:value-type="float" office:value="16" calcext:value-type="float">
            <text:p>16</text:p>
          </table:table-cell>
          <table:table-cell table:formula="of:=[.E37]*[.L3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formula="of:=[.C17]*[.Q17]" office:value-type="float" office:value="4" calcext:value-type="float">
            <text:p>4</text:p>
          </table:table-cell>
          <table:table-cell table:formula="of:=[.D17]*[.R17]" office:value-type="float" office:value="2" calcext:value-type="float">
            <text:p>2</text:p>
          </table:table-cell>
          <table:table-cell table:formula="of:=[.E17]*[.S17]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[.J17]*[.Q17]" office:value-type="float" office:value="6" calcext:value-type="float">
            <text:p>6</text:p>
          </table:table-cell>
          <table:table-cell table:formula="of:=[.K17]*[.R17]" office:value-type="float" office:value="6" calcext:value-type="float">
            <text:p>6</text:p>
          </table:table-cell>
          <table:table-cell table:formula="of:=[.L17]*[.S17]" office:value-type="float" office:value="6" calcext:value-type="float">
            <text:p>6</text:p>
          </table:table-cell>
          <table:table-cell table:number-columns-repeated="3"/>
          <table:table-cell table:formula="of:=[.B38]*[.I38]" office:value-type="float" office:value="36" calcext:value-type="float">
            <text:p>36</text:p>
          </table:table-cell>
          <table:table-cell table:formula="of:=[.C38]*[.J38]" office:value-type="float" office:value="24" calcext:value-type="float">
            <text:p>24</text:p>
          </table:table-cell>
          <table:table-cell table:formula="of:=[.D38]*[.K38]" office:value-type="float" office:value="12" calcext:value-type="float">
            <text:p>12</text:p>
          </table:table-cell>
          <table:table-cell table:formula="of:=[.E38]*[.L38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9]*[.Q19]" office:value-type="float" office:value="2" calcext:value-type="float">
            <text:p>2</text:p>
          </table:table-cell>
          <table:table-cell table:formula="of:=[.D19]*[.R19]" office:value-type="float" office:value="3" calcext:value-type="float">
            <text:p>3</text:p>
          </table:table-cell>
          <table:table-cell table:formula="of:=[.E19]*[.S19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formula="of:=[.J19]*[.Q19]" office:value-type="float" office:value="7" calcext:value-type="float">
            <text:p>7</text:p>
          </table:table-cell>
          <table:table-cell table:formula="of:=[.K19]*[.R19]" office:value-type="float" office:value="7" calcext:value-type="float">
            <text:p>7</text:p>
          </table:table-cell>
          <table:table-cell table:formula="of:=[.L19]*[.S19]" office:value-type="float" office:value="7" calcext:value-type="float">
            <text:p>7</text:p>
          </table:table-cell>
          <table:table-cell table:number-columns-repeated="3"/>
          <table:table-cell table:formula="of:=[.B40]*[.I40]" office:value-type="float" office:value="21" calcext:value-type="float">
            <text:p>21</text:p>
          </table:table-cell>
          <table:table-cell table:formula="of:=[.C40]*[.J40]" office:value-type="float" office:value="14" calcext:value-type="float">
            <text:p>14</text:p>
          </table:table-cell>
          <table:table-cell table:formula="of:=[.D40]*[.K40]" office:value-type="float" office:value="21" calcext:value-type="float">
            <text:p>21</text:p>
          </table:table-cell>
          <table:table-cell table:formula="of:=[.E40]*[.L40]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20]*[.Q20]" office:value-type="float" office:value="3" calcext:value-type="float">
            <text:p>3</text:p>
          </table:table-cell>
          <table:table-cell table:formula="of:=[.D20]*[.R20]" office:value-type="float" office:value="1" calcext:value-type="float">
            <text:p>1</text:p>
          </table:table-cell>
          <table:table-cell table:formula="of:=[.E20]*[.S20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formula="of:=[.J20]*[.Q20]" office:value-type="float" office:value="5" calcext:value-type="float">
            <text:p>5</text:p>
          </table:table-cell>
          <table:table-cell table:formula="of:=[.K20]*[.R20]" office:value-type="float" office:value="7" calcext:value-type="float">
            <text:p>7</text:p>
          </table:table-cell>
          <table:table-cell table:formula="of:=[.L20]*[.S20]" office:value-type="float" office:value="7" calcext:value-type="float">
            <text:p>7</text:p>
          </table:table-cell>
          <table:table-cell table:number-columns-repeated="3"/>
          <table:table-cell table:formula="of:=[.B41]*[.I41]" office:value-type="float" office:value="35" calcext:value-type="float">
            <text:p>35</text:p>
          </table:table-cell>
          <table:table-cell table:formula="of:=[.C41]*[.J41]" office:value-type="float" office:value="15" calcext:value-type="float">
            <text:p>15</text:p>
          </table:table-cell>
          <table:table-cell table:formula="of:=[.D41]*[.K41]" office:value-type="float" office:value="7" calcext:value-type="float">
            <text:p>7</text:p>
          </table:table-cell>
          <table:table-cell table:formula="of:=[.E41]*[.L41]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21]*[.Q21]" office:value-type="float" office:value="6" calcext:value-type="float">
            <text:p>6</text:p>
          </table:table-cell>
          <table:table-cell table:formula="of:=[.D21]*[.R21]" office:value-type="float" office:value="7" calcext:value-type="float">
            <text:p>7</text:p>
          </table:table-cell>
          <table:table-cell table:formula="of:=[.E21]*[.S21]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formula="of:=[.J21]*[.Q21]" office:value-type="float" office:value="8" calcext:value-type="float">
            <text:p>8</text:p>
          </table:table-cell>
          <table:table-cell table:formula="of:=[.K21]*[.R21]" office:value-type="float" office:value="8" calcext:value-type="float">
            <text:p>8</text:p>
          </table:table-cell>
          <table:table-cell table:formula="of:=[.L21]*[.S21]" office:value-type="float" office:value="8" calcext:value-type="float">
            <text:p>8</text:p>
          </table:table-cell>
          <table:table-cell table:number-columns-repeated="3"/>
          <table:table-cell table:formula="of:=[.B42]*[.I42]" office:value-type="float" office:value="40" calcext:value-type="float">
            <text:p>40</text:p>
          </table:table-cell>
          <table:table-cell table:formula="of:=[.C42]*[.J42]" office:value-type="float" office:value="48" calcext:value-type="float">
            <text:p>48</text:p>
          </table:table-cell>
          <table:table-cell table:formula="of:=[.D42]*[.K42]" office:value-type="float" office:value="56" calcext:value-type="float">
            <text:p>56</text:p>
          </table:table-cell>
          <table:table-cell table:formula="of:=[.E42]*[.L42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22]*[.Q22]" office:value-type="float" office:value="1" calcext:value-type="float">
            <text:p>1</text:p>
          </table:table-cell>
          <table:table-cell table:formula="of:=[.D22]*[.R22]" office:value-type="float" office:value="2" calcext:value-type="float">
            <text:p>2</text:p>
          </table:table-cell>
          <table:table-cell table:formula="of:=[.E22]*[.S22]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formula="of:=[.J22]*[.Q22]" office:value-type="float" office:value="8" calcext:value-type="float">
            <text:p>8</text:p>
          </table:table-cell>
          <table:table-cell table:formula="of:=[.K22]*[.R22]" office:value-type="float" office:value="8" calcext:value-type="float">
            <text:p>8</text:p>
          </table:table-cell>
          <table:table-cell table:formula="of:=[.L22]*[.S22]" office:value-type="float" office:value="8" calcext:value-type="float">
            <text:p>8</text:p>
          </table:table-cell>
          <table:table-cell table:number-columns-repeated="3"/>
          <table:table-cell table:formula="of:=[.B43]*[.I43]" office:value-type="float" office:value="16" calcext:value-type="float">
            <text:p>16</text:p>
          </table:table-cell>
          <table:table-cell table:formula="of:=[.C43]*[.J43]" office:value-type="float" office:value="8" calcext:value-type="float">
            <text:p>8</text:p>
          </table:table-cell>
          <table:table-cell table:formula="of:=[.D43]*[.K43]" office:value-type="float" office:value="16" calcext:value-type="float">
            <text:p>16</text:p>
          </table:table-cell>
          <table:table-cell table:formula="of:=[.E43]*[.L43]" office:value-type="float" office:value="48" calcext:value-type="float">
            <text:p>48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2" table:formula="of:=(SUM([.A24:.C26]) + SUM([.A29:.C31]))/(COUNT([.A24:.C26]) + COUNT([.A29:.C31]))" office:value-type="float" office:value="2.75" calcext:value-type="float">
            <text:p>2.75</text:p>
          </table:table-cell>
          <table:table-cell table:style-name="ce2" table:formula="of:=(SUM([.B24:.D26]) + SUM([.B29:.D31]))/(COUNT([.B24:.D26]) + COUNT([.B29:.D31]))" office:value-type="float" office:value="3.16666666666667" calcext:value-type="float">
            <text:p>3.1666666667</text:p>
          </table:table-cell>
          <table:table-cell table:style-name="ce2" table:formula="of:=(SUM([.C24:.E26]) + SUM([.C29:.E31]))/(COUNT([.C24:.E26]) + COUNT([.C29:.E31]))" office:value-type="float" office:value="3.83333333333333" calcext:value-type="float">
            <text:p>3.8333333333</text:p>
          </table:table-cell>
          <table:table-cell table:style-name="ce2" table:formula="of:=(SUM([.D24:.F26]) + SUM([.D29:.F31]))/(COUNT([.D24:.F26]) + COUNT([.D29:.F31]))" office:value-type="float" office:value="4.25" calcext:value-type="float">
            <text:p>4.25</text:p>
          </table:table-cell>
          <table:table-cell table:number-columns-repeated="3"/>
          <table:table-cell table:style-name="ce2" table:formula="of:=(SUM([.H24:.J26]) + SUM([.H29:.J31]))/(COUNT([.H24:.J26]) + COUNT([.H29:.J31]))" office:value-type="float" office:value="2" calcext:value-type="float">
            <text:p>2</text:p>
          </table:table-cell>
          <table:table-cell table:style-name="ce2" table:formula="of:=(SUM([.I24:.K26]) + SUM([.I29:.K31]))/(COUNT([.I24:.K26]) + COUNT([.I29:.K31]))" office:value-type="float" office:value="2" calcext:value-type="float">
            <text:p>2</text:p>
          </table:table-cell>
          <table:table-cell table:style-name="ce2" table:formula="of:=(SUM([.J24:.L26]) + SUM([.J29:.L31]))/(COUNT([.J24:.L26]) + COUNT([.J29:.L31]))" office:value-type="float" office:value="2.5" calcext:value-type="float">
            <text:p>2.5</text:p>
          </table:table-cell>
          <table:table-cell table:style-name="ce2" table:formula="of:=(SUM([.K24:.M26]) + SUM([.K29:.M31]))/(COUNT([.K24:.M26]) + COUNT([.K29:.M31]))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5:.C27]) + SUM([.A30:.C32]))/(COUNT([.A25:.C27]) + COUNT([.A30:.C32]))" office:value-type="float" office:value="3.75" calcext:value-type="float">
            <text:p>3.75</text:p>
          </table:table-cell>
          <table:table-cell table:style-name="ce2" table:formula="of:=(SUM([.B25:.D27]) + SUM([.B30:.D32]))/(COUNT([.B25:.D27]) + COUNT([.B30:.D32]))" office:value-type="float" office:value="3.66666666666667" calcext:value-type="float">
            <text:p>3.6666666667</text:p>
          </table:table-cell>
          <table:table-cell table:style-name="ce2" table:formula="of:=(SUM([.C25:.E27]) + SUM([.C30:.E32]))/(COUNT([.C25:.E27]) + COUNT([.C30:.E32]))" office:value-type="float" office:value="4.05555555555556" calcext:value-type="float">
            <text:p>4.0555555556</text:p>
          </table:table-cell>
          <table:table-cell table:style-name="ce2" table:formula="of:=(SUM([.D25:.F27]) + SUM([.D30:.F32]))/(COUNT([.D25:.F27]) + COUNT([.D30:.F32]))" office:value-type="float" office:value="4.16666666666667" calcext:value-type="float">
            <text:p>4.1666666667</text:p>
          </table:table-cell>
          <table:table-cell table:number-columns-repeated="3"/>
          <table:table-cell table:style-name="ce2" table:formula="of:=(SUM([.H25:.J27]) + SUM([.H30:.J32]))/(COUNT([.H25:.J27]) + COUNT([.H30:.J32]))" office:value-type="float" office:value="2.33333333333333" calcext:value-type="float">
            <text:p>2.3333333333</text:p>
          </table:table-cell>
          <table:table-cell table:style-name="ce2" table:formula="of:=(SUM([.I25:.K27]) + SUM([.I30:.K32]))/(COUNT([.I25:.K27]) + COUNT([.I30:.K32]))" office:value-type="float" office:value="2.44444444444444" calcext:value-type="float">
            <text:p>2.4444444444</text:p>
          </table:table-cell>
          <table:table-cell table:style-name="ce2" table:formula="of:=(SUM([.J25:.L27]) + SUM([.J30:.L32]))/(COUNT([.J25:.L27]) + COUNT([.J30:.L32]))" office:value-type="float" office:value="3.05555555555556" calcext:value-type="float">
            <text:p>3.0555555556</text:p>
          </table:table-cell>
          <table:table-cell table:style-name="ce2" table:formula="of:=(SUM([.K25:.M27]) + SUM([.K30:.M32]))/(COUNT([.K25:.M27]) + COUNT([.K30:.M32]))" office:value-type="float" office:value="3.41666666666667" calcext:value-type="float">
            <text:p>3.4166666667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6:.C28]) + SUM([.A31:.C33]))/(COUNT([.A26:.C28]) + COUNT([.A31:.C33]))" office:value-type="float" office:value="4.16666666666667" calcext:value-type="float">
            <text:p>4.1666666667</text:p>
          </table:table-cell>
          <table:table-cell table:style-name="ce2" table:formula="of:=(SUM([.B26:.D28]) + SUM([.B31:.D33]))/(COUNT([.B26:.D28]) + COUNT([.B31:.D33]))" office:value-type="float" office:value="3.88888888888889" calcext:value-type="float">
            <text:p>3.8888888889</text:p>
          </table:table-cell>
          <table:table-cell table:style-name="ce2" table:formula="of:=(SUM([.C26:.E28]) + SUM([.C31:.E33]))/(COUNT([.C26:.E28]) + COUNT([.C31:.E33]))" office:value-type="float" office:value="4" calcext:value-type="float">
            <text:p>4</text:p>
          </table:table-cell>
          <table:table-cell table:style-name="ce2" table:formula="of:=(SUM([.D26:.F28]) + SUM([.D31:.F33]))/(COUNT([.D26:.F28]) + COUNT([.D31:.F33]))" office:value-type="float" office:value="3.83333333333333" calcext:value-type="float">
            <text:p>3.8333333333</text:p>
          </table:table-cell>
          <table:table-cell table:number-columns-repeated="3"/>
          <table:table-cell table:style-name="ce2" table:formula="of:=(SUM([.H26:.J28]) + SUM([.H31:.J33]))/(COUNT([.H26:.J28]) + COUNT([.H31:.J33]))" office:value-type="float" office:value="2.58333333333333" calcext:value-type="float">
            <text:p>2.5833333333</text:p>
          </table:table-cell>
          <table:table-cell table:style-name="ce2" table:formula="of:=(SUM([.I26:.K28]) + SUM([.I31:.K33]))/(COUNT([.I26:.K28]) + COUNT([.I31:.K33]))" office:value-type="float" office:value="2.72222222222222" calcext:value-type="float">
            <text:p>2.7222222222</text:p>
          </table:table-cell>
          <table:table-cell table:style-name="ce2" table:formula="of:=(SUM([.J26:.L28]) + SUM([.J31:.L33]))/(COUNT([.J26:.L28]) + COUNT([.J31:.L33]))" office:value-type="float" office:value="3.05555555555556" calcext:value-type="float">
            <text:p>3.0555555556</text:p>
          </table:table-cell>
          <table:table-cell table:style-name="ce2" table:formula="of:=(SUM([.K26:.M28]) + SUM([.K31:.M33]))/(COUNT([.K26:.M28]) + COUNT([.K31:.M33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7:.C29]) + SUM([.A32:.C34]))/(COUNT([.A27:.C29]) + COUNT([.A32:.C34]))" office:value-type="float" office:value="4.25" calcext:value-type="float">
            <text:p>4.25</text:p>
          </table:table-cell>
          <table:table-cell table:style-name="ce2" table:formula="of:=(SUM([.B27:.D29]) + SUM([.B32:.D34]))/(COUNT([.B27:.D29]) + COUNT([.B32:.D34]))" office:value-type="float" office:value="3.58333333333333" calcext:value-type="float">
            <text:p>3.5833333333</text:p>
          </table:table-cell>
          <table:table-cell table:style-name="ce2" table:formula="of:=(SUM([.C27:.E29]) + SUM([.C32:.E34]))/(COUNT([.C27:.E29]) + COUNT([.C32:.E34]))" office:value-type="float" office:value="3.33333333333333" calcext:value-type="float">
            <text:p>3.3333333333</text:p>
          </table:table-cell>
          <table:table-cell table:style-name="ce2" table:formula="of:=(SUM([.D27:.F29]) + SUM([.D32:.F34]))/(COUNT([.D27:.F29]) + COUNT([.D32:.F34]))" office:value-type="float" office:value="2.875" calcext:value-type="float">
            <text:p>2.875</text:p>
          </table:table-cell>
          <table:table-cell table:number-columns-repeated="3"/>
          <table:table-cell table:style-name="ce2" table:formula="of:=(SUM([.H27:.J29]) + SUM([.H32:.J34]))/(COUNT([.H27:.J29]) + COUNT([.H32:.J34]))" office:value-type="float" office:value="2.875" calcext:value-type="float">
            <text:p>2.875</text:p>
          </table:table-cell>
          <table:table-cell table:style-name="ce2" table:formula="of:=(SUM([.I27:.K29]) + SUM([.I32:.K34]))/(COUNT([.I27:.K29]) + COUNT([.I32:.K34]))" office:value-type="float" office:value="3.08333333333333" calcext:value-type="float">
            <text:p>3.0833333333</text:p>
          </table:table-cell>
          <table:table-cell table:style-name="ce2" table:formula="of:=(SUM([.J27:.L29]) + SUM([.J32:.L34]))/(COUNT([.J27:.L29]) + COUNT([.J32:.L34]))" office:value-type="float" office:value="3.58333333333333" calcext:value-type="float">
            <text:p>3.5833333333</text:p>
          </table:table-cell>
          <table:table-cell table:style-name="ce2" table:formula="of:=(SUM([.K27:.M29]) + SUM([.K32:.M34]))/(COUNT([.K27:.M29]) + COUNT([.K32:.M34]))" office:value-type="float" office:value="3.875" calcext:value-type="float">
            <text:p>3.875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1"/>
        </table:table-row>
        <table:table-row table:style-name="ro1">
          <table:table-cell/>
          <table:table-cell table:style-name="ce2" table:formula="of:=(SUM([.A24:.C26])+ SUM([.A29:.C31]) + SUM([.A34:.C36]))/(COUNT([.A24:.C26])+COUNT([.A29:.C31]) + COUNT([.A34:.C36]))" office:value-type="float" office:value="3.08333333333333" calcext:value-type="float">
            <text:p>3.0833333333</text:p>
          </table:table-cell>
          <table:table-cell table:style-name="ce2" table:formula="of:=(SUM([.B24:.D26])+ SUM([.B29:.D31]) + SUM([.B34:.D36]))/(COUNT([.B24:.D26])+COUNT([.B29:.D31]) + COUNT([.B34:.D36]))" office:value-type="float" office:value="3.5" calcext:value-type="float">
            <text:p>3.5</text:p>
          </table:table-cell>
          <table:table-cell table:style-name="ce2" table:formula="of:=(SUM([.C24:.E26])+ SUM([.C29:.E31]) + SUM([.C34:.E36]))/(COUNT([.C24:.E26])+COUNT([.C29:.E31]) + COUNT([.C34:.E36]))" office:value-type="float" office:value="4.16666666666667" calcext:value-type="float">
            <text:p>4.1666666667</text:p>
          </table:table-cell>
          <table:table-cell table:style-name="ce2" table:formula="of:=(SUM([.D24:.F26])+ SUM([.D29:.F31]) + SUM([.D34:.F36]))/(COUNT([.D24:.F26])+COUNT([.D29:.F31]) + COUNT([.D34:.F36]))" office:value-type="float" office:value="4.66666666666667" calcext:value-type="float">
            <text:p>4.6666666667</text:p>
          </table:table-cell>
          <table:table-cell table:number-columns-repeated="3"/>
          <table:table-cell table:style-name="ce2" table:formula="of:=(SUM([.H24:.J26])+ SUM([.H29:.J31]) + SUM([.H34:.J36]))/(COUNT([.H24:.J26])+COUNT([.H29:.J31]) + COUNT([.H34:.J36]))" office:value-type="float" office:value="2.66666666666667" calcext:value-type="float">
            <text:p>2.6666666667</text:p>
          </table:table-cell>
          <table:table-cell table:style-name="ce2" table:formula="of:=(SUM([.I24:.K26])+ SUM([.I29:.K31]) + SUM([.I34:.K36]))/(COUNT([.I24:.K26])+COUNT([.I29:.K31]) + COUNT([.I34:.K36]))" office:value-type="float" office:value="2.55555555555556" calcext:value-type="float">
            <text:p>2.5555555556</text:p>
          </table:table-cell>
          <table:table-cell table:style-name="ce2" table:formula="of:=(SUM([.J24:.L26])+ SUM([.J29:.L31]) + SUM([.J34:.L36]))/(COUNT([.J24:.L26])+COUNT([.J29:.L31]) + COUNT([.J34:.L36]))" office:value-type="float" office:value="3" calcext:value-type="float">
            <text:p>3</text:p>
          </table:table-cell>
          <table:table-cell table:style-name="ce2" table:formula="of:=(SUM([.K24:.M26])+ SUM([.K29:.M31]) + SUM([.K34:.M36]))/(COUNT([.K24:.M26])+COUNT([.K29:.M31]) + COUNT([.K34:.M36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5:.C27])+ SUM([.A30:.C32]) + SUM([.A35:.C37]))/(COUNT([.A25:.C27])+COUNT([.A30:.C32]) + COUNT([.A35:.C37]))" office:value-type="float" office:value="3.72222222222222" calcext:value-type="float">
            <text:p>3.7222222222</text:p>
          </table:table-cell>
          <table:table-cell table:style-name="ce2" table:formula="of:=(SUM([.B25:.D27])+ SUM([.B30:.D32]) + SUM([.B35:.D37]))/(COUNT([.B25:.D27])+COUNT([.B30:.D32]) + COUNT([.B35:.D37]))" office:value-type="float" office:value="3.77777777777778" calcext:value-type="float">
            <text:p>3.7777777778</text:p>
          </table:table-cell>
          <table:table-cell table:style-name="ce2" table:formula="of:=(SUM([.C25:.E27])+ SUM([.C30:.E32]) + SUM([.C35:.E37]))/(COUNT([.C25:.E27])+COUNT([.C30:.E32]) + COUNT([.C35:.E37]))" office:value-type="float" office:value="4.25925925925926" calcext:value-type="float">
            <text:p>4.2592592593</text:p>
          </table:table-cell>
          <table:table-cell table:style-name="ce2" table:formula="of:=(SUM([.D25:.F27])+ SUM([.D30:.F32]) + SUM([.D35:.F37]))/(COUNT([.D25:.F27])+COUNT([.D30:.F32]) + COUNT([.D35:.F37]))" office:value-type="float" office:value="4.5" calcext:value-type="float">
            <text:p>4.5</text:p>
          </table:table-cell>
          <table:table-cell table:number-columns-repeated="3"/>
          <table:table-cell table:style-name="ce2" table:formula="of:=(SUM([.H25:.J27])+ SUM([.H30:.J32]) + SUM([.H35:.J37]))/(COUNT([.H25:.J27])+COUNT([.H30:.J32]) + COUNT([.H35:.J37]))" office:value-type="float" office:value="3.11111111111111" calcext:value-type="float">
            <text:p>3.1111111111</text:p>
          </table:table-cell>
          <table:table-cell table:style-name="ce2" table:formula="of:=(SUM([.I25:.K27])+ SUM([.I30:.K32]) + SUM([.I35:.K37]))/(COUNT([.I25:.K27])+COUNT([.I30:.K32]) + COUNT([.I35:.K37]))" office:value-type="float" office:value="3.03703703703704" calcext:value-type="float">
            <text:p>3.037037037</text:p>
          </table:table-cell>
          <table:table-cell table:style-name="ce2" table:formula="of:=(SUM([.J25:.L27])+ SUM([.J30:.L32]) + SUM([.J35:.L37]))/(COUNT([.J25:.L27])+COUNT([.J30:.L32]) + COUNT([.J35:.L37]))" office:value-type="float" office:value="3.48148148148148" calcext:value-type="float">
            <text:p>3.4814814815</text:p>
          </table:table-cell>
          <table:table-cell table:style-name="ce2" table:formula="of:=(SUM([.K25:.M27])+ SUM([.K30:.M32]) + SUM([.K35:.M37]))/(COUNT([.K25:.M27])+COUNT([.K30:.M32]) + COUNT([.K35:.M37]))" office:value-type="float" office:value="3.72222222222222" calcext:value-type="float">
            <text:p>3.7222222222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6:.C28])+ SUM([.A31:.C33]) + SUM([.A36:.C38]))/(COUNT([.A26:.C28])+COUNT([.A31:.C33]) + COUNT([.A36:.C38]))" office:value-type="float" office:value="4.33333333333333" calcext:value-type="float">
            <text:p>4.3333333333</text:p>
          </table:table-cell>
          <table:table-cell table:style-name="ce2" table:formula="of:=(SUM([.B26:.D28])+ SUM([.B31:.D33]) + SUM([.B36:.D38]))/(COUNT([.B26:.D28])+COUNT([.B31:.D33]) + COUNT([.B36:.D38]))" office:value-type="float" office:value="4.11111111111111" calcext:value-type="float">
            <text:p>4.1111111111</text:p>
          </table:table-cell>
          <table:table-cell table:style-name="ce2" table:formula="of:=(SUM([.C26:.E28])+ SUM([.C31:.E33]) + SUM([.C36:.E38]))/(COUNT([.C26:.E28])+COUNT([.C31:.E33]) + COUNT([.C36:.E38]))" office:value-type="float" office:value="4.22222222222222" calcext:value-type="float">
            <text:p>4.2222222222</text:p>
          </table:table-cell>
          <table:table-cell table:style-name="ce2" table:formula="of:=(SUM([.D26:.F28])+ SUM([.D31:.F33]) + SUM([.D36:.F38]))/(COUNT([.D26:.F28])+COUNT([.D31:.F33]) + COUNT([.D36:.F38]))" office:value-type="float" office:value="4.11111111111111" calcext:value-type="float">
            <text:p>4.1111111111</text:p>
          </table:table-cell>
          <table:table-cell table:number-columns-repeated="3"/>
          <table:table-cell table:style-name="ce2" table:formula="of:=(SUM([.H26:.J28])+ SUM([.H31:.J33]) + SUM([.H36:.J38]))/(COUNT([.H26:.J28])+COUNT([.H31:.J33]) + COUNT([.H36:.J38]))" office:value-type="float" office:value="3.38888888888889" calcext:value-type="float">
            <text:p>3.3888888889</text:p>
          </table:table-cell>
          <table:table-cell table:style-name="ce2" table:formula="of:=(SUM([.I26:.K28])+ SUM([.I31:.K33]) + SUM([.I36:.K38]))/(COUNT([.I26:.K28])+COUNT([.I31:.K33]) + COUNT([.I36:.K38]))" office:value-type="float" office:value="3.33333333333333" calcext:value-type="float">
            <text:p>3.3333333333</text:p>
          </table:table-cell>
          <table:table-cell table:style-name="ce2" table:formula="of:=(SUM([.J26:.L28])+ SUM([.J31:.L33]) + SUM([.J36:.L38]))/(COUNT([.J26:.L28])+COUNT([.J31:.L33]) + COUNT([.J36:.L38]))" office:value-type="float" office:value="3.55555555555556" calcext:value-type="float">
            <text:p>3.5555555556</text:p>
          </table:table-cell>
          <table:table-cell table:style-name="ce2" table:formula="of:=(SUM([.K26:.M28])+ SUM([.K31:.M33]) + SUM([.K36:.M38]))/(COUNT([.K26:.M28])+COUNT([.K31:.M33]) + COUNT([.K36:.M38]))" office:value-type="float" office:value="3.66666666666667" calcext:value-type="float">
            <text:p>3.6666666667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7:.C29])+ SUM([.A32:.C34]) + SUM([.A37:.C39]))/(COUNT([.A27:.C29])+COUNT([.A32:.C34]) + COUNT([.A37:.C39]))" office:value-type="float" office:value="4.25" calcext:value-type="float">
            <text:p>4.25</text:p>
          </table:table-cell>
          <table:table-cell table:style-name="ce2" table:formula="of:=(SUM([.B27:.D29])+ SUM([.B32:.D34]) + SUM([.B37:.D39]))/(COUNT([.B27:.D29])+COUNT([.B32:.D34]) + COUNT([.B37:.D39]))" office:value-type="float" office:value="3.66666666666667" calcext:value-type="float">
            <text:p>3.6666666667</text:p>
          </table:table-cell>
          <table:table-cell table:style-name="ce2" table:formula="of:=(SUM([.C27:.E29])+ SUM([.C32:.E34]) + SUM([.C37:.E39]))/(COUNT([.C27:.E29])+COUNT([.C32:.E34]) + COUNT([.C37:.E39]))" office:value-type="float" office:value="3.38888888888889" calcext:value-type="float">
            <text:p>3.3888888889</text:p>
          </table:table-cell>
          <table:table-cell table:style-name="ce2" table:formula="of:=(SUM([.D27:.F29])+ SUM([.D32:.F34]) + SUM([.D37:.F39]))/(COUNT([.D27:.F29])+COUNT([.D32:.F34]) + COUNT([.D37:.F39]))" office:value-type="float" office:value="3" calcext:value-type="float">
            <text:p>3</text:p>
          </table:table-cell>
          <table:table-cell table:number-columns-repeated="3"/>
          <table:table-cell table:style-name="ce2" table:formula="of:=(SUM([.H27:.J29])+ SUM([.H32:.J34]) + SUM([.H37:.J39]))/(COUNT([.H27:.J29])+COUNT([.H32:.J34]) + COUNT([.H37:.J39]))" office:value-type="float" office:value="3.91666666666667" calcext:value-type="float">
            <text:p>3.9166666667</text:p>
          </table:table-cell>
          <table:table-cell table:style-name="ce2" table:formula="of:=(SUM([.I27:.K29])+ SUM([.I32:.K34]) + SUM([.I37:.K39]))/(COUNT([.I27:.K29])+COUNT([.I32:.K34]) + COUNT([.I37:.K39]))" office:value-type="float" office:value="3.94444444444444" calcext:value-type="float">
            <text:p>3.9444444444</text:p>
          </table:table-cell>
          <table:table-cell table:style-name="ce2" table:formula="of:=(SUM([.J27:.L29])+ SUM([.J32:.L34]) + SUM([.J37:.L39]))/(COUNT([.J27:.L29])+COUNT([.J32:.L34]) + COUNT([.J37:.L39]))" office:value-type="float" office:value="4.22222222222222" calcext:value-type="float">
            <text:p>4.2222222222</text:p>
          </table:table-cell>
          <table:table-cell table:style-name="ce2" table:formula="of:=(SUM([.K27:.M29])+ SUM([.K32:.M34]) + SUM([.K37:.M39]))/(COUNT([.K27:.M29])+COUNT([.K32:.M34]) + COUNT([.K37:.M39]))" office:value-type="float" office:value="4.33333333333333" calcext:value-type="float">
            <text:p>4.3333333333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1"/>
        </table:table-row>
        <table:table-row table:style-name="ro1">
          <table:table-cell/>
          <table:table-cell table:style-name="ce2" table:formula="of:=(SUM([.A29:.C31])+ SUM([.A34:.C36]) + SUM([.A39:.C41]))/(COUNT([.A29:.C31])+COUNT([.A34:.C36]) + COUNT([.A39:.C41]))" office:value-type="float" office:value="3.58333333333333" calcext:value-type="float">
            <text:p>3.5833333333</text:p>
          </table:table-cell>
          <table:table-cell table:style-name="ce2" table:formula="of:=(SUM([.B29:.D31])+ SUM([.B34:.D36]) + SUM([.B39:.D41]))/(COUNT([.B29:.D31])+COUNT([.B34:.D36]) + COUNT([.B39:.D41]))" office:value-type="float" office:value="3.72222222222222" calcext:value-type="float">
            <text:p>3.7222222222</text:p>
          </table:table-cell>
          <table:table-cell table:style-name="ce2" table:formula="of:=(SUM([.C29:.E31])+ SUM([.C34:.E36]) + SUM([.C39:.E41]))/(COUNT([.C29:.E31])+COUNT([.C34:.E36]) + COUNT([.C39:.E41]))" office:value-type="float" office:value="4.22222222222222" calcext:value-type="float">
            <text:p>4.2222222222</text:p>
          </table:table-cell>
          <table:table-cell table:style-name="ce2" table:formula="of:=(SUM([.D29:.F31])+ SUM([.D34:.F36]) + SUM([.D39:.F41]))/(COUNT([.D29:.F31])+COUNT([.D34:.F36]) + COUNT([.D39:.F41]))" office:value-type="float" office:value="4.66666666666667" calcext:value-type="float">
            <text:p>4.6666666667</text:p>
          </table:table-cell>
          <table:table-cell table:number-columns-repeated="3"/>
          <table:table-cell table:style-name="ce2" table:formula="of:=(SUM([.H29:.J31])+ SUM([.H34:.J36]) + SUM([.H39:.J41]))/(COUNT([.H29:.J31])+COUNT([.H34:.J36]) + COUNT([.H39:.J41]))" office:value-type="float" office:value="4.5" calcext:value-type="float">
            <text:p>4.5</text:p>
          </table:table-cell>
          <table:table-cell table:style-name="ce2" table:formula="of:=(SUM([.I29:.K31])+ SUM([.I34:.K36]) + SUM([.I39:.K41]))/(COUNT([.I29:.K31])+COUNT([.I34:.K36]) + COUNT([.I39:.K41]))" office:value-type="float" office:value="4.44444444444444" calcext:value-type="float">
            <text:p>4.4444444444</text:p>
          </table:table-cell>
          <table:table-cell table:style-name="ce2" table:formula="of:=(SUM([.J29:.L31])+ SUM([.J34:.L36]) + SUM([.J39:.L41]))/(COUNT([.J29:.L31])+COUNT([.J34:.L36]) + COUNT([.J39:.L41]))" office:value-type="float" office:value="4.66666666666667" calcext:value-type="float">
            <text:p>4.6666666667</text:p>
          </table:table-cell>
          <table:table-cell table:style-name="ce2" table:formula="of:=(SUM([.K29:.M31])+ SUM([.K34:.M36]) + SUM([.K39:.M41]))/(COUNT([.K29:.M31])+COUNT([.K34:.M36]) + COUNT([.K39:.M41]))" office:value-type="float" office:value="4.91666666666667" calcext:value-type="float">
            <text:p>4.9166666667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0:.C32])+ SUM([.A35:.C37]) + SUM([.A40:.C42]))/(COUNT([.A30:.C32])+COUNT([.A35:.C37]) + COUNT([.A40:.C42]))" office:value-type="float" office:value="4.22222222222222" calcext:value-type="float">
            <text:p>4.2222222222</text:p>
          </table:table-cell>
          <table:table-cell table:style-name="ce2" table:formula="of:=(SUM([.B30:.D32])+ SUM([.B35:.D37]) + SUM([.B40:.D42]))/(COUNT([.B30:.D32])+COUNT([.B35:.D37]) + COUNT([.B40:.D42]))" office:value-type="float" office:value="4.18518518518519" calcext:value-type="float">
            <text:p>4.1851851852</text:p>
          </table:table-cell>
          <table:table-cell table:style-name="ce2" table:formula="of:=(SUM([.C30:.E32])+ SUM([.C35:.E37]) + SUM([.C40:.E42]))/(COUNT([.C30:.E32])+COUNT([.C35:.E37]) + COUNT([.C40:.E42]))" office:value-type="float" office:value="4.51851851851852" calcext:value-type="float">
            <text:p>4.5185185185</text:p>
          </table:table-cell>
          <table:table-cell table:style-name="ce2" table:formula="of:=(SUM([.D30:.F32])+ SUM([.D35:.F37]) + SUM([.D40:.F42]))/(COUNT([.D30:.F32])+COUNT([.D35:.F37]) + COUNT([.D40:.F42]))" office:value-type="float" office:value="4.72222222222222" calcext:value-type="float">
            <text:p>4.7222222222</text:p>
          </table:table-cell>
          <table:table-cell table:number-columns-repeated="3"/>
          <table:table-cell table:style-name="ce2" table:formula="of:=(SUM([.H30:.J32])+ SUM([.H35:.J37]) + SUM([.H40:.J42]))/(COUNT([.H30:.J32])+COUNT([.H35:.J37]) + COUNT([.H40:.J42]))" office:value-type="float" office:value="5" calcext:value-type="float">
            <text:p>5</text:p>
          </table:table-cell>
          <table:table-cell table:style-name="ce2" table:formula="of:=(SUM([.I30:.K32])+ SUM([.I35:.K37]) + SUM([.I40:.K42]))/(COUNT([.I30:.K32])+COUNT([.I35:.K37]) + COUNT([.I40:.K42]))" office:value-type="float" office:value="4.96296296296296" calcext:value-type="float">
            <text:p>4.962962963</text:p>
          </table:table-cell>
          <table:table-cell table:style-name="ce2" table:formula="of:=(SUM([.J30:.L32])+ SUM([.J35:.L37]) + SUM([.J40:.L42]))/(COUNT([.J30:.L32])+COUNT([.J35:.L37]) + COUNT([.J40:.L42]))" office:value-type="float" office:value="5.07407407407407" calcext:value-type="float">
            <text:p>5.0740740741</text:p>
          </table:table-cell>
          <table:table-cell table:style-name="ce2" table:formula="of:=(SUM([.K30:.M32])+ SUM([.K35:.M37]) + SUM([.K40:.M42]))/(COUNT([.K30:.M32])+COUNT([.K35:.M37]) + COUNT([.K40:.M42]))" office:value-type="float" office:value="5.22222222222222" calcext:value-type="float">
            <text:p>5.2222222222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1:.C33])+ SUM([.A36:.C38]) + SUM([.A41:.C43]))/(COUNT([.A31:.C33])+COUNT([.A36:.C38]) + COUNT([.A41:.C43]))" office:value-type="float" office:value="4.61111111111111" calcext:value-type="float">
            <text:p>4.6111111111</text:p>
          </table:table-cell>
          <table:table-cell table:style-name="ce2" table:formula="of:=(SUM([.B31:.D33])+ SUM([.B36:.D38]) + SUM([.B41:.D43]))/(COUNT([.B31:.D33])+COUNT([.B36:.D38]) + COUNT([.B41:.D43]))" office:value-type="float" office:value="4.33333333333333" calcext:value-type="float">
            <text:p>4.3333333333</text:p>
          </table:table-cell>
          <table:table-cell table:style-name="ce2" table:formula="of:=(SUM([.C31:.E33])+ SUM([.C36:.E38]) + SUM([.C41:.E43]))/(COUNT([.C31:.E33])+COUNT([.C36:.E38]) + COUNT([.C41:.E43]))" office:value-type="float" office:value="4.48148148148148" calcext:value-type="float">
            <text:p>4.4814814815</text:p>
          </table:table-cell>
          <table:table-cell table:style-name="ce2" table:formula="of:=(SUM([.D31:.F33])+ SUM([.D36:.F38]) + SUM([.D41:.F43]))/(COUNT([.D31:.F33])+COUNT([.D36:.F38]) + COUNT([.D41:.F43]))" office:value-type="float" office:value="4.44444444444444" calcext:value-type="float">
            <text:p>4.4444444444</text:p>
          </table:table-cell>
          <table:table-cell table:number-columns-repeated="3"/>
          <table:table-cell table:style-name="ce2" table:formula="of:=(SUM([.H31:.J33])+ SUM([.H36:.J38]) + SUM([.H41:.J43]))/(COUNT([.H31:.J33])+COUNT([.H36:.J38]) + COUNT([.H41:.J43]))" office:value-type="float" office:value="5.27777777777778" calcext:value-type="float">
            <text:p>5.2777777778</text:p>
          </table:table-cell>
          <table:table-cell table:style-name="ce2" table:formula="of:=(SUM([.I31:.K33])+ SUM([.I36:.K38]) + SUM([.I41:.K43]))/(COUNT([.I31:.K33])+COUNT([.I36:.K38]) + COUNT([.I41:.K43]))" office:value-type="float" office:value="5.25925925925926" calcext:value-type="float">
            <text:p>5.2592592593</text:p>
          </table:table-cell>
          <table:table-cell table:style-name="ce2" table:formula="of:=(SUM([.J31:.L33])+ SUM([.J36:.L38]) + SUM([.J41:.L43]))/(COUNT([.J31:.L33])+COUNT([.J36:.L38]) + COUNT([.J41:.L43]))" office:value-type="float" office:value="5.2962962962963" calcext:value-type="float">
            <text:p>5.2962962963</text:p>
          </table:table-cell>
          <table:table-cell table:style-name="ce2" table:formula="of:=(SUM([.K31:.M33])+ SUM([.K36:.M38]) + SUM([.K41:.M43]))/(COUNT([.K31:.M33])+COUNT([.K36:.M38]) + COUNT([.K41:.M43]))" office:value-type="float" office:value="5.38888888888889" calcext:value-type="float">
            <text:p>5.3888888889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2:.C34])+ SUM([.A37:.C39]) + SUM([.A42:.C44]))/(COUNT([.A32:.C34])+COUNT([.A37:.C39]) + COUNT([.A42:.C44]))" office:value-type="float" office:value="4.41666666666667" calcext:value-type="float">
            <text:p>4.4166666667</text:p>
          </table:table-cell>
          <table:table-cell table:style-name="ce2" table:formula="of:=(SUM([.B32:.D34])+ SUM([.B37:.D39]) + SUM([.B42:.D44]))/(COUNT([.B32:.D34])+COUNT([.B37:.D39]) + COUNT([.B42:.D44]))" office:value-type="float" office:value="4" calcext:value-type="float">
            <text:p>4</text:p>
          </table:table-cell>
          <table:table-cell table:style-name="ce2" table:formula="of:=(SUM([.C32:.E34])+ SUM([.C37:.E39]) + SUM([.C42:.E44]))/(COUNT([.C32:.E34])+COUNT([.C37:.E39]) + COUNT([.C42:.E44]))" office:value-type="float" office:value="3.94444444444444" calcext:value-type="float">
            <text:p>3.9444444444</text:p>
          </table:table-cell>
          <table:table-cell table:style-name="ce2" table:formula="of:=(SUM([.D32:.F34])+ SUM([.D37:.F39]) + SUM([.D42:.F44]))/(COUNT([.D32:.F34])+COUNT([.D37:.F39]) + COUNT([.D42:.F44]))" office:value-type="float" office:value="3.75" calcext:value-type="float">
            <text:p>3.75</text:p>
          </table:table-cell>
          <table:table-cell table:number-columns-repeated="3"/>
          <table:table-cell table:style-name="ce2" table:formula="of:=(SUM([.H32:.J34])+ SUM([.H37:.J39]) + SUM([.H42:.J44]))/(COUNT([.H32:.J34])+COUNT([.H37:.J39]) + COUNT([.H42:.J44]))" office:value-type="float" office:value="5.91666666666667" calcext:value-type="float">
            <text:p>5.9166666667</text:p>
          </table:table-cell>
          <table:table-cell table:style-name="ce2" table:formula="of:=(SUM([.I32:.K34])+ SUM([.I37:.K39]) + SUM([.I42:.K44]))/(COUNT([.I32:.K34])+COUNT([.I37:.K39]) + COUNT([.I42:.K44]))" office:value-type="float" office:value="5.94444444444444" calcext:value-type="float">
            <text:p>5.9444444444</text:p>
          </table:table-cell>
          <table:table-cell table:style-name="ce2" table:formula="of:=(SUM([.J32:.L34])+ SUM([.J37:.L39]) + SUM([.J42:.L44]))/(COUNT([.J32:.L34])+COUNT([.J37:.L39]) + COUNT([.J42:.L44]))" office:value-type="float" office:value="5.94444444444444" calcext:value-type="float">
            <text:p>5.9444444444</text:p>
          </table:table-cell>
          <table:table-cell table:style-name="ce2" table:formula="of:=(SUM([.K32:.M34])+ SUM([.K37:.M39]) + SUM([.K42:.M44]))/(COUNT([.K32:.M34])+COUNT([.K37:.M39]) + COUNT([.K42:.M44]))" office:value-type="float" office:value="5.91666666666667" calcext:value-type="float">
            <text:p>5.9166666667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18"/>
        </table:table-row>
        <table:table-row table:style-name="ro1">
          <table:table-cell/>
          <table:table-cell table:style-name="ce2" table:formula="of:=(SUM([.A34:.C36])+ SUM([.A39:.C41]) )/(COUNT([.A34:.C36])+COUNT([.A39:.C41]))" office:value-type="float" office:value="3.5" calcext:value-type="float">
            <text:p>3.5</text:p>
          </table:table-cell>
          <table:table-cell table:style-name="ce2" table:formula="of:=(SUM([.B34:.D36])+ SUM([.B39:.D41]) )/(COUNT([.B34:.D36])+COUNT([.B39:.D41]))" office:value-type="float" office:value="3.5" calcext:value-type="float">
            <text:p>3.5</text:p>
          </table:table-cell>
          <table:table-cell table:style-name="ce2" table:formula="of:=(SUM([.C34:.E36])+ SUM([.C39:.E41]) )/(COUNT([.C34:.E36])+COUNT([.C39:.E41]))" office:value-type="float" office:value="3.83333333333333" calcext:value-type="float">
            <text:p>3.8333333333</text:p>
          </table:table-cell>
          <table:table-cell table:style-name="ce2" table:formula="of:=(SUM([.D34:.F36])+ SUM([.D39:.F41]) )/(COUNT([.D34:.F36])+COUNT([.D39:.F41]))" office:value-type="float" office:value="4.25" calcext:value-type="float">
            <text:p>4.25</text:p>
          </table:table-cell>
          <table:table-cell table:number-columns-repeated="3"/>
          <table:table-cell table:style-name="ce2" table:formula="of:=(SUM([.H34:.J36])+ SUM([.H39:.J41]) )/(COUNT([.H34:.J36])+COUNT([.H39:.J41]))" office:value-type="float" office:value="5.25" calcext:value-type="float">
            <text:p>5.25</text:p>
          </table:table-cell>
          <table:table-cell table:style-name="ce2" table:formula="of:=(SUM([.I34:.K36])+ SUM([.I39:.K41]) )/(COUNT([.I34:.K36])+COUNT([.I39:.K41]))" office:value-type="float" office:value="5.16666666666667" calcext:value-type="float">
            <text:p>5.1666666667</text:p>
          </table:table-cell>
          <table:table-cell table:style-name="ce2" table:formula="of:=(SUM([.J34:.L36])+ SUM([.J39:.L41]) )/(COUNT([.J34:.L36])+COUNT([.J39:.L41]))" office:value-type="float" office:value="5.33333333333333" calcext:value-type="float">
            <text:p>5.3333333333</text:p>
          </table:table-cell>
          <table:table-cell table:style-name="ce2" table:formula="of:=(SUM([.K34:.M36])+ SUM([.K39:.M41]) )/(COUNT([.K34:.M36])+COUNT([.K39:.M41]))" office:value-type="float" office:value="5.625" calcext:value-type="float">
            <text:p>5.62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5:.C37])+ SUM([.A40:.C42]) )/(COUNT([.A35:.C37])+COUNT([.A40:.C42]))" office:value-type="float" office:value="3.83333333333333" calcext:value-type="float">
            <text:p>3.8333333333</text:p>
          </table:table-cell>
          <table:table-cell table:style-name="ce2" table:formula="of:=(SUM([.B35:.D37])+ SUM([.B40:.D42]) )/(COUNT([.B35:.D37])+COUNT([.B40:.D42]))" office:value-type="float" office:value="3.94444444444444" calcext:value-type="float">
            <text:p>3.9444444444</text:p>
          </table:table-cell>
          <table:table-cell table:style-name="ce2" table:formula="of:=(SUM([.C35:.E37])+ SUM([.C40:.E42]) )/(COUNT([.C35:.E37])+COUNT([.C40:.E42]))" office:value-type="float" office:value="4.16666666666667" calcext:value-type="float">
            <text:p>4.1666666667</text:p>
          </table:table-cell>
          <table:table-cell table:style-name="ce2" table:formula="of:=(SUM([.D35:.F37])+ SUM([.D40:.F42]) )/(COUNT([.D35:.F37])+COUNT([.D40:.F42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H35:.J37])+ SUM([.H40:.J42]) )/(COUNT([.H35:.J37])+COUNT([.H40:.J42]))" office:value-type="float" office:value="5.83333333333333" calcext:value-type="float">
            <text:p>5.8333333333</text:p>
          </table:table-cell>
          <table:table-cell table:style-name="ce2" table:formula="of:=(SUM([.I35:.K37])+ SUM([.I40:.K42]) )/(COUNT([.I35:.K37])+COUNT([.I40:.K42]))" office:value-type="float" office:value="5.66666666666667" calcext:value-type="float">
            <text:p>5.6666666667</text:p>
          </table:table-cell>
          <table:table-cell table:style-name="ce2" table:formula="of:=(SUM([.J35:.L37])+ SUM([.J40:.L42]) )/(COUNT([.J35:.L37])+COUNT([.J40:.L42]))" office:value-type="float" office:value="5.72222222222222" calcext:value-type="float">
            <text:p>5.7222222222</text:p>
          </table:table-cell>
          <table:table-cell table:style-name="ce2" table:formula="of:=(SUM([.K35:.M37])+ SUM([.K40:.M42]) )/(COUNT([.K35:.M37])+COUNT([.K40:.M42]))" office:value-type="float" office:value="5.83333333333333" calcext:value-type="float">
            <text:p>5.8333333333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6:.C38])+ SUM([.A41:.C43]) )/(COUNT([.A36:.C38])+COUNT([.A41:.C43]))" office:value-type="float" office:value="4.16666666666667" calcext:value-type="float">
            <text:p>4.1666666667</text:p>
          </table:table-cell>
          <table:table-cell table:style-name="ce2" table:formula="of:=(SUM([.B36:.D38])+ SUM([.B41:.D43]) )/(COUNT([.B36:.D38])+COUNT([.B41:.D43]))" office:value-type="float" office:value="4.05555555555556" calcext:value-type="float">
            <text:p>4.0555555556</text:p>
          </table:table-cell>
          <table:table-cell table:style-name="ce2" table:formula="of:=(SUM([.C36:.E38])+ SUM([.C41:.E43]) )/(COUNT([.C36:.E38])+COUNT([.C41:.E43]))" office:value-type="float" office:value="4.16666666666667" calcext:value-type="float">
            <text:p>4.1666666667</text:p>
          </table:table-cell>
          <table:table-cell table:style-name="ce2" table:formula="of:=(SUM([.D36:.F38])+ SUM([.D41:.F43]) )/(COUNT([.D36:.F38])+COUNT([.D41:.F43]))" office:value-type="float" office:value="4.25" calcext:value-type="float">
            <text:p>4.25</text:p>
          </table:table-cell>
          <table:table-cell table:number-columns-repeated="3"/>
          <table:table-cell table:style-name="ce2" table:formula="of:=(SUM([.H36:.J38])+ SUM([.H41:.J43]) )/(COUNT([.H36:.J38])+COUNT([.H41:.J43]))" office:value-type="float" office:value="6.16666666666667" calcext:value-type="float">
            <text:p>6.1666666667</text:p>
          </table:table-cell>
          <table:table-cell table:style-name="ce2" table:formula="of:=(SUM([.I36:.K38])+ SUM([.I41:.K43]) )/(COUNT([.I36:.K38])+COUNT([.I41:.K43]))" office:value-type="float" office:value="6" calcext:value-type="float">
            <text:p>6</text:p>
          </table:table-cell>
          <table:table-cell table:style-name="ce2" table:formula="of:=(SUM([.J36:.L38])+ SUM([.J41:.L43]) )/(COUNT([.J36:.L38])+COUNT([.J41:.L43]))" office:value-type="float" office:value="6" calcext:value-type="float">
            <text:p>6</text:p>
          </table:table-cell>
          <table:table-cell table:style-name="ce2" table:formula="of:=(SUM([.K36:.M38])+ SUM([.K41:.M43]) )/(COUNT([.K36:.M38])+COUNT([.K41:.M43]))" office:value-type="float" office:value="6.08333333333333" calcext:value-type="float">
            <text:p>6.0833333333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7:.C39])+ SUM([.A42:.C44]) )/(COUNT([.A37:.C39])+COUNT([.A42:.C44]))" office:value-type="float" office:value="3.875" calcext:value-type="float">
            <text:p>3.875</text:p>
          </table:table-cell>
          <table:table-cell table:style-name="ce2" table:formula="of:=(SUM([.B37:.D39])+ SUM([.B42:.D44]) )/(COUNT([.B37:.D39])+COUNT([.B42:.D44]))" office:value-type="float" office:value="3.83333333333333" calcext:value-type="float">
            <text:p>3.8333333333</text:p>
          </table:table-cell>
          <table:table-cell table:style-name="ce2" table:formula="of:=(SUM([.C37:.E39])+ SUM([.C42:.E44]) )/(COUNT([.C37:.E39])+COUNT([.C42:.E44]))" office:value-type="float" office:value="3.83333333333333" calcext:value-type="float">
            <text:p>3.8333333333</text:p>
          </table:table-cell>
          <table:table-cell table:style-name="ce2" table:formula="of:=(SUM([.D37:.F39])+ SUM([.D42:.F44]) )/(COUNT([.D37:.F39])+COUNT([.D42:.F44]))" office:value-type="float" office:value="3.875" calcext:value-type="float">
            <text:p>3.875</text:p>
          </table:table-cell>
          <table:table-cell table:number-columns-repeated="3"/>
          <table:table-cell table:style-name="ce2" table:formula="of:=(SUM([.H37:.J39])+ SUM([.H42:.J44]) )/(COUNT([.H37:.J39])+COUNT([.H42:.J44]))" office:value-type="float" office:value="7" calcext:value-type="float">
            <text:p>7</text:p>
          </table:table-cell>
          <table:table-cell table:style-name="ce2" table:formula="of:=(SUM([.I37:.K39])+ SUM([.I42:.K44]) )/(COUNT([.I37:.K39])+COUNT([.I42:.K44]))" office:value-type="float" office:value="6.83333333333333" calcext:value-type="float">
            <text:p>6.8333333333</text:p>
          </table:table-cell>
          <table:table-cell table:style-name="ce2" table:formula="of:=(SUM([.J37:.L39])+ SUM([.J42:.L44]) )/(COUNT([.J37:.L39])+COUNT([.J42:.L44]))" office:value-type="float" office:value="6.75" calcext:value-type="float">
            <text:p>6.75</text:p>
          </table:table-cell>
          <table:table-cell table:style-name="ce2" table:formula="of:=(SUM([.K37:.M39])+ SUM([.K42:.M44]) )/(COUNT([.K37:.M39])+COUNT([.K42:.M44]))" office:value-type="float" office:value="6.625" calcext:value-type="float">
            <text:p>6.625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table:formula="of:=[.B25]*[.B25]" office:value-type="float" office:value="1" calcext:value-type="float">
            <text:p>1</text:p>
          </table:table-cell>
          <table:table-cell table:style-name="ce3" table:formula="of:=[.C25]*[.C25]" office:value-type="float" office:value="1" calcext:value-type="float">
            <text:p>1</text:p>
          </table:table-cell>
          <table:table-cell table:style-name="ce3" table:formula="of:=[.D25]*[.D25]" office:value-type="float" office:value="4" calcext:value-type="float">
            <text:p>4</text:p>
          </table:table-cell>
          <table:table-cell table:style-name="ce3" table:formula="of:=[.E25]*[.E25]" office:value-type="float" office:value="4" calcext:value-type="float">
            <text:p>4</text:p>
          </table:table-cell>
          <table:table-cell table:number-columns-repeated="3"/>
          <table:table-cell table:style-name="ce3" table:formula="of:=[.I25]*[.I25]" office:value-type="float" office:value="1" calcext:value-type="float">
            <text:p>1</text:p>
          </table:table-cell>
          <table:table-cell table:style-name="ce3" table:formula="of:=[.J25]*[.J25]" office:value-type="float" office:value="1" calcext:value-type="float">
            <text:p>1</text:p>
          </table:table-cell>
          <table:table-cell table:style-name="ce3" table:formula="of:=[.K25]*[.K25]" office:value-type="float" office:value="1" calcext:value-type="float">
            <text:p>1</text:p>
          </table:table-cell>
          <table:table-cell table:style-name="ce3" table:formula="of:=[.L25]*[.L25]" office:value-type="float" office:value="25" calcext:value-type="float">
            <text:p>25</text:p>
          </table:table-cell>
          <table:table-cell table:number-columns-repeated="3"/>
          <table:table-cell table:formula="of:=[.B46]*[.I46]" office:value-type="float" office:value="5.5" calcext:value-type="float">
            <text:p>5.5</text:p>
          </table:table-cell>
          <table:table-cell table:formula="of:=[.C46]*[.J46]" office:value-type="float" office:value="6.33333333333333" calcext:value-type="float">
            <text:p>6.3333333333</text:p>
          </table:table-cell>
          <table:table-cell table:formula="of:=[.D46]*[.K46]" office:value-type="float" office:value="9.58333333333333" calcext:value-type="float">
            <text:p>9.5833333333</text:p>
          </table:table-cell>
          <table:table-cell table:formula="of:=[.E46]*[.L46]" office:value-type="float" office:value="11.6875" calcext:value-type="float">
            <text:p>11.687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6]*[.B26]" office:value-type="float" office:value="4" calcext:value-type="float">
            <text:p>4</text:p>
          </table:table-cell>
          <table:table-cell table:style-name="ce3" table:formula="of:=[.C26]*[.C26]" office:value-type="float" office:value="9" calcext:value-type="float">
            <text:p>9</text:p>
          </table:table-cell>
          <table:table-cell table:style-name="ce3" table:formula="of:=[.D26]*[.D26]" office:value-type="float" office:value="16" calcext:value-type="float">
            <text:p>16</text:p>
          </table:table-cell>
          <table:table-cell table:style-name="ce3" table:formula="of:=[.E26]*[.E26]" office:value-type="float" office:value="16" calcext:value-type="float">
            <text:p>16</text:p>
          </table:table-cell>
          <table:table-cell table:number-columns-repeated="3"/>
          <table:table-cell table:style-name="ce3" table:formula="of:=[.I26]*[.I26]" office:value-type="float" office:value="1" calcext:value-type="float">
            <text:p>1</text:p>
          </table:table-cell>
          <table:table-cell table:style-name="ce3" table:formula="of:=[.J26]*[.J26]" office:value-type="float" office:value="1" calcext:value-type="float">
            <text:p>1</text:p>
          </table:table-cell>
          <table:table-cell table:style-name="ce3" table:formula="of:=[.K26]*[.K26]" office:value-type="float" office:value="1" calcext:value-type="float">
            <text:p>1</text:p>
          </table:table-cell>
          <table:table-cell table:style-name="ce3" table:formula="of:=[.L26]*[.L26]" office:value-type="float" office:value="1" calcext:value-type="float">
            <text:p>1</text:p>
          </table:table-cell>
          <table:table-cell table:number-columns-repeated="3"/>
          <table:table-cell table:formula="of:=[.B47]*[.I47]" office:value-type="float" office:value="8.75" calcext:value-type="float">
            <text:p>8.75</text:p>
          </table:table-cell>
          <table:table-cell table:formula="of:=[.C47]*[.J47]" office:value-type="float" office:value="8.96296296296296" calcext:value-type="float">
            <text:p>8.962962963</text:p>
          </table:table-cell>
          <table:table-cell table:formula="of:=[.D47]*[.K47]" office:value-type="float" office:value="12.391975308642" calcext:value-type="float">
            <text:p>12.3919753086</text:p>
          </table:table-cell>
          <table:table-cell table:formula="of:=[.E47]*[.L47]" office:value-type="float" office:value="14.2361111111111" calcext:value-type="float">
            <text:p>14.236111111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7]*[.B27]" office:value-type="float" office:value="16" calcext:value-type="float">
            <text:p>16</text:p>
          </table:table-cell>
          <table:table-cell table:style-name="ce3" table:formula="of:=[.C27]*[.C27]" office:value-type="float" office:value="16" calcext:value-type="float">
            <text:p>16</text:p>
          </table:table-cell>
          <table:table-cell table:style-name="ce3" table:formula="of:=[.D27]*[.D27]" office:value-type="float" office:value="9" calcext:value-type="float">
            <text:p>9</text:p>
          </table:table-cell>
          <table:table-cell table:style-name="ce3" table:formula="of:=[.E27]*[.E27]" office:value-type="float" office:value="9" calcext:value-type="float">
            <text:p>9</text:p>
          </table:table-cell>
          <table:table-cell table:number-columns-repeated="3"/>
          <table:table-cell table:style-name="ce3" table:formula="of:=[.I27]*[.I27]" office:value-type="float" office:value="4" calcext:value-type="float">
            <text:p>4</text:p>
          </table:table-cell>
          <table:table-cell table:style-name="ce3" table:formula="of:=[.J27]*[.J27]" office:value-type="float" office:value="4" calcext:value-type="float">
            <text:p>4</text:p>
          </table:table-cell>
          <table:table-cell table:style-name="ce3" table:formula="of:=[.K27]*[.K27]" office:value-type="float" office:value="4" calcext:value-type="float">
            <text:p>4</text:p>
          </table:table-cell>
          <table:table-cell table:style-name="ce3" table:formula="of:=[.L27]*[.L27]" office:value-type="float" office:value="49" calcext:value-type="float">
            <text:p>49</text:p>
          </table:table-cell>
          <table:table-cell table:number-columns-repeated="3"/>
          <table:table-cell table:formula="of:=[.B48]*[.I48]" office:value-type="float" office:value="10.7638888888889" calcext:value-type="float">
            <text:p>10.7638888889</text:p>
          </table:table-cell>
          <table:table-cell table:formula="of:=[.C48]*[.J48]" office:value-type="float" office:value="10.5864197530864" calcext:value-type="float">
            <text:p>10.5864197531</text:p>
          </table:table-cell>
          <table:table-cell table:formula="of:=[.D48]*[.K48]" office:value-type="float" office:value="12.2222222222222" calcext:value-type="float">
            <text:p>12.2222222222</text:p>
          </table:table-cell>
          <table:table-cell table:formula="of:=[.E48]*[.L48]" office:value-type="float" office:value="12.4583333333333" calcext:value-type="float">
            <text:p>12.458333333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8]*[.B28]" office:value-type="float" office:value="4" calcext:value-type="float">
            <text:p>4</text:p>
          </table:table-cell>
          <table:table-cell table:style-name="ce3" table:formula="of:=[.C28]*[.C28]" office:value-type="float" office:value="4" calcext:value-type="float">
            <text:p>4</text:p>
          </table:table-cell>
          <table:table-cell table:style-name="ce3" table:formula="of:=[.D28]*[.D28]" office:value-type="float" office:value="4" calcext:value-type="float">
            <text:p>4</text:p>
          </table:table-cell>
          <table:table-cell table:style-name="ce3" table:formula="of:=[.E28]*[.E28]" office:value-type="float" office:value="1" calcext:value-type="float">
            <text:p>1</text:p>
          </table:table-cell>
          <table:table-cell table:number-columns-repeated="3"/>
          <table:table-cell table:style-name="ce3" table:formula="of:=[.I28]*[.I28]" office:value-type="float" office:value="4" calcext:value-type="float">
            <text:p>4</text:p>
          </table:table-cell>
          <table:table-cell table:style-name="ce3" table:formula="of:=[.J28]*[.J28]" office:value-type="float" office:value="4" calcext:value-type="float">
            <text:p>4</text:p>
          </table:table-cell>
          <table:table-cell table:style-name="ce3" table:formula="of:=[.K28]*[.K28]" office:value-type="float" office:value="4" calcext:value-type="float">
            <text:p>4</text:p>
          </table:table-cell>
          <table:table-cell table:style-name="ce3" table:formula="of:=[.L28]*[.L28]" office:value-type="float" office:value="4" calcext:value-type="float">
            <text:p>4</text:p>
          </table:table-cell>
          <table:table-cell table:number-columns-repeated="3"/>
          <table:table-cell table:formula="of:=[.B49]*[.I49]" office:value-type="float" office:value="12.21875" calcext:value-type="float">
            <text:p>12.21875</text:p>
          </table:table-cell>
          <table:table-cell table:formula="of:=[.C49]*[.J49]" office:value-type="float" office:value="11.0486111111111" calcext:value-type="float">
            <text:p>11.0486111111</text:p>
          </table:table-cell>
          <table:table-cell table:formula="of:=[.D49]*[.K49]" office:value-type="float" office:value="11.9444444444444" calcext:value-type="float">
            <text:p>11.9444444444</text:p>
          </table:table-cell>
          <table:table-cell table:formula="of:=[.E49]*[.L49]" office:value-type="float" office:value="11.140625" calcext:value-type="float">
            <text:p>11.14062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0]*[.B30]" office:value-type="float" office:value="4" calcext:value-type="float">
            <text:p>4</text:p>
          </table:table-cell>
          <table:table-cell table:style-name="ce3" table:formula="of:=[.C30]*[.C30]" office:value-type="float" office:value="4" calcext:value-type="float">
            <text:p>4</text:p>
          </table:table-cell>
          <table:table-cell table:style-name="ce3" table:formula="of:=[.D30]*[.D30]" office:value-type="float" office:value="9" calcext:value-type="float">
            <text:p>9</text:p>
          </table:table-cell>
          <table:table-cell table:style-name="ce3" table:formula="of:=[.E30]*[.E30]" office:value-type="float" office:value="16" calcext:value-type="float">
            <text:p>16</text:p>
          </table:table-cell>
          <table:table-cell table:number-columns-repeated="3"/>
          <table:table-cell table:style-name="ce3" table:formula="of:=[.I30]*[.I30]" office:value-type="float" office:value="9" calcext:value-type="float">
            <text:p>9</text:p>
          </table:table-cell>
          <table:table-cell table:style-name="ce3" table:formula="of:=[.J30]*[.J30]" office:value-type="float" office:value="9" calcext:value-type="float">
            <text:p>9</text:p>
          </table:table-cell>
          <table:table-cell table:style-name="ce3" table:formula="of:=[.K30]*[.K30]" office:value-type="float" office:value="9" calcext:value-type="float">
            <text:p>9</text:p>
          </table:table-cell>
          <table:table-cell table:style-name="ce3" table:formula="of:=[.L30]*[.L30]" office:value-type="float" office:value="25" calcext:value-type="float">
            <text:p>25</text:p>
          </table:table-cell>
          <table:table-cell table:number-columns-repeated="3"/>
          <table:table-cell table:formula="of:=[.B51]*[.I51]" office:value-type="float" office:value="8.22222222222222" calcext:value-type="float">
            <text:p>8.2222222222</text:p>
          </table:table-cell>
          <table:table-cell table:formula="of:=[.C51]*[.J51]" office:value-type="float" office:value="8.94444444444444" calcext:value-type="float">
            <text:p>8.9444444444</text:p>
          </table:table-cell>
          <table:table-cell table:formula="of:=[.D51]*[.K51]" office:value-type="float" office:value="12.5" calcext:value-type="float">
            <text:p>12.5</text:p>
          </table:table-cell>
          <table:table-cell table:formula="of:=[.E51]*[.L51]" office:value-type="float" office:value="15.1666666666667" calcext:value-type="float">
            <text:p>15.166666666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1]*[.B31]" office:value-type="float" office:value="25" calcext:value-type="float">
            <text:p>25</text:p>
          </table:table-cell>
          <table:table-cell table:style-name="ce3" table:formula="of:=[.C31]*[.C31]" office:value-type="float" office:value="36" calcext:value-type="float">
            <text:p>36</text:p>
          </table:table-cell>
          <table:table-cell table:style-name="ce3" table:formula="of:=[.D31]*[.D31]" office:value-type="float" office:value="49" calcext:value-type="float">
            <text:p>49</text:p>
          </table:table-cell>
          <table:table-cell table:style-name="ce3" table:formula="of:=[.E31]*[.E31]" office:value-type="float" office:value="64" calcext:value-type="float">
            <text:p>64</text:p>
          </table:table-cell>
          <table:table-cell table:number-columns-repeated="3"/>
          <table:table-cell table:style-name="ce3" table:formula="of:=[.I31]*[.I31]" office:value-type="float" office:value="9" calcext:value-type="float">
            <text:p>9</text:p>
          </table:table-cell>
          <table:table-cell table:style-name="ce3" table:formula="of:=[.J31]*[.J31]" office:value-type="float" office:value="9" calcext:value-type="float">
            <text:p>9</text:p>
          </table:table-cell>
          <table:table-cell table:style-name="ce3" table:formula="of:=[.K31]*[.K31]" office:value-type="float" office:value="9" calcext:value-type="float">
            <text:p>9</text:p>
          </table:table-cell>
          <table:table-cell table:style-name="ce3" table:formula="of:=[.L31]*[.L31]" office:value-type="float" office:value="9" calcext:value-type="float">
            <text:p>9</text:p>
          </table:table-cell>
          <table:table-cell table:number-columns-repeated="3"/>
          <table:table-cell table:formula="of:=[.B52]*[.I52]" office:value-type="float" office:value="11.5802469135802" calcext:value-type="float">
            <text:p>11.5802469136</text:p>
          </table:table-cell>
          <table:table-cell table:formula="of:=[.C52]*[.J52]" office:value-type="float" office:value="11.4732510288066" calcext:value-type="float">
            <text:p>11.4732510288</text:p>
          </table:table-cell>
          <table:table-cell table:formula="of:=[.D52]*[.K52]" office:value-type="float" office:value="14.8285322359396" calcext:value-type="float">
            <text:p>14.8285322359</text:p>
          </table:table-cell>
          <table:table-cell table:formula="of:=[.E52]*[.L52]" office:value-type="float" office:value="16.75" calcext:value-type="float">
            <text:p>16.7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2]*[.B32]" office:value-type="float" office:value="64" calcext:value-type="float">
            <text:p>64</text:p>
          </table:table-cell>
          <table:table-cell table:style-name="ce3" table:formula="of:=[.C32]*[.C32]" office:value-type="float" office:value="49" calcext:value-type="float">
            <text:p>49</text:p>
          </table:table-cell>
          <table:table-cell table:style-name="ce3" table:formula="of:=[.D32]*[.D32]" office:value-type="float" office:value="4" calcext:value-type="float">
            <text:p>4</text:p>
          </table:table-cell>
          <table:table-cell table:style-name="ce3" table:formula="of:=[.E32]*[.E32]" office:value-type="float" office:value="64" calcext:value-type="float">
            <text:p>64</text:p>
          </table:table-cell>
          <table:table-cell table:number-columns-repeated="3"/>
          <table:table-cell table:style-name="ce3" table:formula="of:=[.I32]*[.I32]" office:value-type="float" office:value="16" calcext:value-type="float">
            <text:p>16</text:p>
          </table:table-cell>
          <table:table-cell table:style-name="ce3" table:formula="of:=[.J32]*[.J32]" office:value-type="float" office:value="16" calcext:value-type="float">
            <text:p>16</text:p>
          </table:table-cell>
          <table:table-cell table:style-name="ce3" table:formula="of:=[.K32]*[.K32]" office:value-type="float" office:value="36" calcext:value-type="float">
            <text:p>36</text:p>
          </table:table-cell>
          <table:table-cell table:style-name="ce3" table:formula="of:=[.L32]*[.L32]" office:value-type="float" office:value="16" calcext:value-type="float">
            <text:p>16</text:p>
          </table:table-cell>
          <table:table-cell table:number-columns-repeated="3"/>
          <table:table-cell table:formula="of:=[.B53]*[.I53]" office:value-type="float" office:value="14.6851851851852" calcext:value-type="float">
            <text:p>14.6851851852</text:p>
          </table:table-cell>
          <table:table-cell table:formula="of:=[.C53]*[.J53]" office:value-type="float" office:value="13.7037037037037" calcext:value-type="float">
            <text:p>13.7037037037</text:p>
          </table:table-cell>
          <table:table-cell table:formula="of:=[.D53]*[.K53]" office:value-type="float" office:value="15.0123456790123" calcext:value-type="float">
            <text:p>15.012345679</text:p>
          </table:table-cell>
          <table:table-cell table:formula="of:=[.E53]*[.L53]" office:value-type="float" office:value="15.0740740740741" calcext:value-type="float">
            <text:p>15.074074074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3]*[.B33]" office:value-type="float" office:value="9" calcext:value-type="float">
            <text:p>9</text:p>
          </table:table-cell>
          <table:table-cell table:style-name="ce3" table:formula="of:=[.C33]*[.C33]" office:value-type="float" office:value="16" calcext:value-type="float">
            <text:p>16</text:p>
          </table:table-cell>
          <table:table-cell table:style-name="ce3" table:formula="of:=[.D33]*[.D33]" office:value-type="float" office:value="4" calcext:value-type="float">
            <text:p>4</text:p>
          </table:table-cell>
          <table:table-cell table:style-name="ce3" table:formula="of:=[.E33]*[.E33]" office:value-type="float" office:value="4" calcext:value-type="float">
            <text:p>4</text:p>
          </table:table-cell>
          <table:table-cell table:number-columns-repeated="3"/>
          <table:table-cell table:style-name="ce3" table:formula="of:=[.I33]*[.I33]" office:value-type="float" office:value="9" calcext:value-type="float">
            <text:p>9</text:p>
          </table:table-cell>
          <table:table-cell table:style-name="ce3" table:formula="of:=[.J33]*[.J33]" office:value-type="float" office:value="16" calcext:value-type="float">
            <text:p>16</text:p>
          </table:table-cell>
          <table:table-cell table:style-name="ce3" table:formula="of:=[.K33]*[.K33]" office:value-type="float" office:value="16" calcext:value-type="float">
            <text:p>16</text:p>
          </table:table-cell>
          <table:table-cell table:style-name="ce3" table:formula="of:=[.L33]*[.L33]" office:value-type="float" office:value="16" calcext:value-type="float">
            <text:p>16</text:p>
          </table:table-cell>
          <table:table-cell table:number-columns-repeated="3"/>
          <table:table-cell table:formula="of:=[.B54]*[.I54]" office:value-type="float" office:value="16.6458333333333" calcext:value-type="float">
            <text:p>16.6458333333</text:p>
          </table:table-cell>
          <table:table-cell table:formula="of:=[.C54]*[.J54]" office:value-type="float" office:value="14.462962962963" calcext:value-type="float">
            <text:p>14.462962963</text:p>
          </table:table-cell>
          <table:table-cell table:formula="of:=[.D54]*[.K54]" office:value-type="float" office:value="14.3086419753086" calcext:value-type="float">
            <text:p>14.3086419753</text:p>
          </table:table-cell>
          <table:table-cell table:formula="of:=[.E54]*[.L54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table:formula="of:=[.B35]*[.B35]" office:value-type="float" office:value="9" calcext:value-type="float">
            <text:p>9</text:p>
          </table:table-cell>
          <table:table-cell table:style-name="ce3" table:formula="of:=[.C35]*[.C35]" office:value-type="float" office:value="1" calcext:value-type="float">
            <text:p>1</text:p>
          </table:table-cell>
          <table:table-cell table:style-name="ce3" table:formula="of:=[.D35]*[.D35]" office:value-type="float" office:value="9" calcext:value-type="float">
            <text:p>9</text:p>
          </table:table-cell>
          <table:table-cell table:style-name="ce3" table:formula="of:=[.E35]*[.E35]" office:value-type="float" office:value="16" calcext:value-type="float">
            <text:p>16</text:p>
          </table:table-cell>
          <table:table-cell table:number-columns-repeated="3"/>
          <table:table-cell table:style-name="ce3" table:formula="of:=[.I35]*[.I35]" office:value-type="float" office:value="25" calcext:value-type="float">
            <text:p>25</text:p>
          </table:table-cell>
          <table:table-cell table:style-name="ce3" table:formula="of:=[.J35]*[.J35]" office:value-type="float" office:value="25" calcext:value-type="float">
            <text:p>25</text:p>
          </table:table-cell>
          <table:table-cell table:style-name="ce3" table:formula="of:=[.K35]*[.K35]" office:value-type="float" office:value="25" calcext:value-type="float">
            <text:p>25</text:p>
          </table:table-cell>
          <table:table-cell table:style-name="ce3" table:formula="of:=[.L35]*[.L35]" office:value-type="float" office:value="36" calcext:value-type="float">
            <text:p>36</text:p>
          </table:table-cell>
          <table:table-cell table:number-columns-repeated="3"/>
          <table:table-cell table:formula="of:=[.B56]*[.I56]" office:value-type="float" office:value="16.125" calcext:value-type="float">
            <text:p>16.125</text:p>
          </table:table-cell>
          <table:table-cell table:formula="of:=[.C56]*[.J56]" office:value-type="float" office:value="16.5432098765432" calcext:value-type="float">
            <text:p>16.5432098765</text:p>
          </table:table-cell>
          <table:table-cell table:formula="of:=[.D56]*[.K56]" office:value-type="float" office:value="19.7037037037037" calcext:value-type="float">
            <text:p>19.7037037037</text:p>
          </table:table-cell>
          <table:table-cell table:formula="of:=[.E56]*[.L56]" office:value-type="float" office:value="22.9444444444444" calcext:value-type="float">
            <text:p>22.944444444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6]*[.B36]" office:value-type="float" office:value="25" calcext:value-type="float">
            <text:p>25</text:p>
          </table:table-cell>
          <table:table-cell table:style-name="ce3" table:formula="of:=[.C36]*[.C36]" office:value-type="float" office:value="36" calcext:value-type="float">
            <text:p>36</text:p>
          </table:table-cell>
          <table:table-cell table:style-name="ce3" table:formula="of:=[.D36]*[.D36]" office:value-type="float" office:value="49" calcext:value-type="float">
            <text:p>49</text:p>
          </table:table-cell>
          <table:table-cell table:style-name="ce3" table:formula="of:=[.E36]*[.E36]" office:value-type="float" office:value="64" calcext:value-type="float">
            <text:p>64</text:p>
          </table:table-cell>
          <table:table-cell table:number-columns-repeated="3"/>
          <table:table-cell table:style-name="ce3" table:formula="of:=[.I36]*[.I36]" office:value-type="float" office:value="16" calcext:value-type="float">
            <text:p>16</text:p>
          </table:table-cell>
          <table:table-cell table:style-name="ce3" table:formula="of:=[.J36]*[.J36]" office:value-type="float" office:value="4" calcext:value-type="float">
            <text:p>4</text:p>
          </table:table-cell>
          <table:table-cell table:style-name="ce3" table:formula="of:=[.K36]*[.K36]" office:value-type="float" office:value="1" calcext:value-type="float">
            <text:p>1</text:p>
          </table:table-cell>
          <table:table-cell table:style-name="ce3" table:formula="of:=[.L36]*[.L36]" office:value-type="float" office:value="25" calcext:value-type="float">
            <text:p>25</text:p>
          </table:table-cell>
          <table:table-cell table:number-columns-repeated="3"/>
          <table:table-cell table:formula="of:=[.B57]*[.I57]" office:value-type="float" office:value="21.1111111111111" calcext:value-type="float">
            <text:p>21.1111111111</text:p>
          </table:table-cell>
          <table:table-cell table:formula="of:=[.C57]*[.J57]" office:value-type="float" office:value="20.7709190672154" calcext:value-type="float">
            <text:p>20.7709190672</text:p>
          </table:table-cell>
          <table:table-cell table:formula="of:=[.D57]*[.K57]" office:value-type="float" office:value="22.9272976680384" calcext:value-type="float">
            <text:p>22.927297668</text:p>
          </table:table-cell>
          <table:table-cell table:formula="of:=[.E57]*[.L57]" office:value-type="float" office:value="24.6604938271605" calcext:value-type="float">
            <text:p>24.660493827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7]*[.B37]" office:value-type="float" office:value="9" calcext:value-type="float">
            <text:p>9</text:p>
          </table:table-cell>
          <table:table-cell table:style-name="ce3" table:formula="of:=[.C37]*[.C37]" office:value-type="float" office:value="16" calcext:value-type="float">
            <text:p>16</text:p>
          </table:table-cell>
          <table:table-cell table:style-name="ce3" table:formula="of:=[.D37]*[.D37]" office:value-type="float" office:value="16" calcext:value-type="float">
            <text:p>16</text:p>
          </table:table-cell>
          <table:table-cell table:style-name="ce3" table:formula="of:=[.E37]*[.E37]" office:value-type="float" office:value="25" calcext:value-type="float">
            <text:p>25</text:p>
          </table:table-cell>
          <table:table-cell table:number-columns-repeated="3"/>
          <table:table-cell table:style-name="ce3" table:formula="of:=[.I37]*[.I37]" office:value-type="float" office:value="36" calcext:value-type="float">
            <text:p>36</text:p>
          </table:table-cell>
          <table:table-cell table:style-name="ce3" table:formula="of:=[.J37]*[.J37]" office:value-type="float" office:value="36" calcext:value-type="float">
            <text:p>36</text:p>
          </table:table-cell>
          <table:table-cell table:style-name="ce3" table:formula="of:=[.K37]*[.K37]" office:value-type="float" office:value="16" calcext:value-type="float">
            <text:p>16</text:p>
          </table:table-cell>
          <table:table-cell table:style-name="ce3" table:formula="of:=[.L37]*[.L37]" office:value-type="float" office:value="25" calcext:value-type="float">
            <text:p>25</text:p>
          </table:table-cell>
          <table:table-cell table:number-columns-repeated="3"/>
          <table:table-cell table:formula="of:=[.B58]*[.I58]" office:value-type="float" office:value="24.3364197530864" calcext:value-type="float">
            <text:p>24.3364197531</text:p>
          </table:table-cell>
          <table:table-cell table:formula="of:=[.C58]*[.J58]" office:value-type="float" office:value="22.7901234567901" calcext:value-type="float">
            <text:p>22.7901234568</text:p>
          </table:table-cell>
          <table:table-cell table:formula="of:=[.D58]*[.K58]" office:value-type="float" office:value="23.7352537722908" calcext:value-type="float">
            <text:p>23.7352537723</text:p>
          </table:table-cell>
          <table:table-cell table:formula="of:=[.E58]*[.L58]" office:value-type="float" office:value="23.9506172839506" calcext:value-type="float">
            <text:p>23.95061728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8]*[.B38]" office:value-type="float" office:value="36" calcext:value-type="float">
            <text:p>36</text:p>
          </table:table-cell>
          <table:table-cell table:style-name="ce3" table:formula="of:=[.C38]*[.C38]" office:value-type="float" office:value="16" calcext:value-type="float">
            <text:p>16</text:p>
          </table:table-cell>
          <table:table-cell table:style-name="ce3" table:formula="of:=[.D38]*[.D38]" office:value-type="float" office:value="4" calcext:value-type="float">
            <text:p>4</text:p>
          </table:table-cell>
          <table:table-cell table:style-name="ce3" table:formula="of:=[.E38]*[.E38]" office:value-type="float" office:value="4" calcext:value-type="float">
            <text:p>4</text:p>
          </table:table-cell>
          <table:table-cell table:number-columns-repeated="3"/>
          <table:table-cell table:style-name="ce3" table:formula="of:=[.I38]*[.I38]" office:value-type="float" office:value="36" calcext:value-type="float">
            <text:p>36</text:p>
          </table:table-cell>
          <table:table-cell table:style-name="ce3" table:formula="of:=[.J38]*[.J38]" office:value-type="float" office:value="36" calcext:value-type="float">
            <text:p>36</text:p>
          </table:table-cell>
          <table:table-cell table:style-name="ce3" table:formula="of:=[.K38]*[.K38]" office:value-type="float" office:value="36" calcext:value-type="float">
            <text:p>36</text:p>
          </table:table-cell>
          <table:table-cell table:style-name="ce3" table:formula="of:=[.L38]*[.L38]" office:value-type="float" office:value="36" calcext:value-type="float">
            <text:p>36</text:p>
          </table:table-cell>
          <table:table-cell table:number-columns-repeated="3"/>
          <table:table-cell table:formula="of:=[.B59]*[.I59]" office:value-type="float" office:value="26.1319444444444" calcext:value-type="float">
            <text:p>26.1319444444</text:p>
          </table:table-cell>
          <table:table-cell table:formula="of:=[.C59]*[.J59]" office:value-type="float" office:value="23.7777777777778" calcext:value-type="float">
            <text:p>23.7777777778</text:p>
          </table:table-cell>
          <table:table-cell table:formula="of:=[.D59]*[.K59]" office:value-type="float" office:value="23.4475308641975" calcext:value-type="float">
            <text:p>23.4475308642</text:p>
          </table:table-cell>
          <table:table-cell table:formula="of:=[.E59]*[.L59]" office:value-type="float" office:value="22.1875" calcext:value-type="float">
            <text:p>22.187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3" table:formula="of:=[.B40]*[.B40]" office:value-type="float" office:value="9" calcext:value-type="float">
            <text:p>9</text:p>
          </table:table-cell>
          <table:table-cell table:style-name="ce3" table:formula="of:=[.C40]*[.C40]" office:value-type="float" office:value="4" calcext:value-type="float">
            <text:p>4</text:p>
          </table:table-cell>
          <table:table-cell table:style-name="ce3" table:formula="of:=[.D40]*[.D40]" office:value-type="float" office:value="9" calcext:value-type="float">
            <text:p>9</text:p>
          </table:table-cell>
          <table:table-cell table:style-name="ce3" table:formula="of:=[.E40]*[.E40]" office:value-type="float" office:value="16" calcext:value-type="float">
            <text:p>16</text:p>
          </table:table-cell>
          <table:table-cell table:number-columns-repeated="3"/>
          <table:table-cell table:style-name="ce3" table:formula="of:=[.I40]*[.I40]" office:value-type="float" office:value="49" calcext:value-type="float">
            <text:p>49</text:p>
          </table:table-cell>
          <table:table-cell table:style-name="ce3" table:formula="of:=[.J40]*[.J40]" office:value-type="float" office:value="49" calcext:value-type="float">
            <text:p>49</text:p>
          </table:table-cell>
          <table:table-cell table:style-name="ce3" table:formula="of:=[.K40]*[.K40]" office:value-type="float" office:value="49" calcext:value-type="float">
            <text:p>49</text:p>
          </table:table-cell>
          <table:table-cell table:style-name="ce3" table:formula="of:=[.L40]*[.L40]" office:value-type="float" office:value="49" calcext:value-type="float">
            <text:p>49</text:p>
          </table:table-cell>
          <table:table-cell table:number-columns-repeated="3"/>
          <table:table-cell table:formula="of:=[.B61]*[.I61]" office:value-type="float" office:value="18.375" calcext:value-type="float">
            <text:p>18.375</text:p>
          </table:table-cell>
          <table:table-cell table:formula="of:=[.C61]*[.J61]" office:value-type="float" office:value="18.0833333333333" calcext:value-type="float">
            <text:p>18.0833333333</text:p>
          </table:table-cell>
          <table:table-cell table:formula="of:=[.D61]*[.K61]" office:value-type="float" office:value="20.4444444444444" calcext:value-type="float">
            <text:p>20.4444444444</text:p>
          </table:table-cell>
          <table:table-cell table:formula="of:=[.E61]*[.L61]" office:value-type="float" office:value="23.90625" calcext:value-type="float">
            <text:p>23.9062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1]*[.B41]" office:value-type="float" office:value="25" calcext:value-type="float">
            <text:p>25</text:p>
          </table:table-cell>
          <table:table-cell table:style-name="ce3" table:formula="of:=[.C41]*[.C41]" office:value-type="float" office:value="9" calcext:value-type="float">
            <text:p>9</text:p>
          </table:table-cell>
          <table:table-cell table:style-name="ce3" table:formula="of:=[.D41]*[.D41]" office:value-type="float" office:value="1" calcext:value-type="float">
            <text:p>1</text:p>
          </table:table-cell>
          <table:table-cell table:style-name="ce3" table:formula="of:=[.E41]*[.E41]" office:value-type="float" office:value="16" calcext:value-type="float">
            <text:p>16</text:p>
          </table:table-cell>
          <table:table-cell table:number-columns-repeated="3"/>
          <table:table-cell table:style-name="ce3" table:formula="of:=[.I41]*[.I41]" office:value-type="float" office:value="49" calcext:value-type="float">
            <text:p>49</text:p>
          </table:table-cell>
          <table:table-cell table:style-name="ce3" table:formula="of:=[.J41]*[.J41]" office:value-type="float" office:value="25" calcext:value-type="float">
            <text:p>25</text:p>
          </table:table-cell>
          <table:table-cell table:style-name="ce3" table:formula="of:=[.K41]*[.K41]" office:value-type="float" office:value="49" calcext:value-type="float">
            <text:p>49</text:p>
          </table:table-cell>
          <table:table-cell table:style-name="ce3" table:formula="of:=[.L41]*[.L41]" office:value-type="float" office:value="49" calcext:value-type="float">
            <text:p>49</text:p>
          </table:table-cell>
          <table:table-cell table:number-columns-repeated="3"/>
          <table:table-cell table:formula="of:=[.B62]*[.I62]" office:value-type="float" office:value="22.3611111111111" calcext:value-type="float">
            <text:p>22.3611111111</text:p>
          </table:table-cell>
          <table:table-cell table:formula="of:=[.C62]*[.J62]" office:value-type="float" office:value="22.3518518518519" calcext:value-type="float">
            <text:p>22.3518518519</text:p>
          </table:table-cell>
          <table:table-cell table:formula="of:=[.D62]*[.K62]" office:value-type="float" office:value="23.8425925925926" calcext:value-type="float">
            <text:p>23.8425925926</text:p>
          </table:table-cell>
          <table:table-cell table:formula="of:=[.E62]*[.L62]" office:value-type="float" office:value="25.7638888888889" calcext:value-type="float">
            <text:p>25.763888888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2]*[.B42]" office:value-type="float" office:value="25" calcext:value-type="float">
            <text:p>25</text:p>
          </table:table-cell>
          <table:table-cell table:style-name="ce3" table:formula="of:=[.C42]*[.C42]" office:value-type="float" office:value="36" calcext:value-type="float">
            <text:p>36</text:p>
          </table:table-cell>
          <table:table-cell table:style-name="ce3" table:formula="of:=[.D42]*[.D42]" office:value-type="float" office:value="49" calcext:value-type="float">
            <text:p>49</text:p>
          </table:table-cell>
          <table:table-cell table:style-name="ce3" table:formula="of:=[.E42]*[.E42]" office:value-type="float" office:value="9" calcext:value-type="float">
            <text:p>9</text:p>
          </table:table-cell>
          <table:table-cell table:number-columns-repeated="3"/>
          <table:table-cell table:style-name="ce3" table:formula="of:=[.I42]*[.I42]" office:value-type="float" office:value="64" calcext:value-type="float">
            <text:p>64</text:p>
          </table:table-cell>
          <table:table-cell table:style-name="ce3" table:formula="of:=[.J42]*[.J42]" office:value-type="float" office:value="64" calcext:value-type="float">
            <text:p>64</text:p>
          </table:table-cell>
          <table:table-cell table:style-name="ce3" table:formula="of:=[.K42]*[.K42]" office:value-type="float" office:value="64" calcext:value-type="float">
            <text:p>64</text:p>
          </table:table-cell>
          <table:table-cell table:style-name="ce3" table:formula="of:=[.L42]*[.L42]" office:value-type="float" office:value="64" calcext:value-type="float">
            <text:p>64</text:p>
          </table:table-cell>
          <table:table-cell table:number-columns-repeated="3"/>
          <table:table-cell table:formula="of:=[.B63]*[.I63]" office:value-type="float" office:value="25.6944444444444" calcext:value-type="float">
            <text:p>25.6944444444</text:p>
          </table:table-cell>
          <table:table-cell table:formula="of:=[.C63]*[.J63]" office:value-type="float" office:value="24.3333333333333" calcext:value-type="float">
            <text:p>24.3333333333</text:p>
          </table:table-cell>
          <table:table-cell table:formula="of:=[.D63]*[.K63]" office:value-type="float" office:value="25" calcext:value-type="float">
            <text:p>25</text:p>
          </table:table-cell>
          <table:table-cell table:formula="of:=[.E63]*[.L63]" office:value-type="float" office:value="25.8541666666667" calcext:value-type="float">
            <text:p>25.854166666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3]*[.B43]" office:value-type="float" office:value="4" calcext:value-type="float">
            <text:p>4</text:p>
          </table:table-cell>
          <table:table-cell table:style-name="ce3" table:formula="of:=[.C43]*[.C43]" office:value-type="float" office:value="1" calcext:value-type="float">
            <text:p>1</text:p>
          </table:table-cell>
          <table:table-cell table:style-name="ce3" table:formula="of:=[.D43]*[.D43]" office:value-type="float" office:value="4" calcext:value-type="float">
            <text:p>4</text:p>
          </table:table-cell>
          <table:table-cell table:style-name="ce3" table:formula="of:=[.E43]*[.E43]" office:value-type="float" office:value="36" calcext:value-type="float">
            <text:p>36</text:p>
          </table:table-cell>
          <table:table-cell table:number-columns-repeated="3"/>
          <table:table-cell table:style-name="ce3" table:formula="of:=[.I43]*[.I43]" office:value-type="float" office:value="64" calcext:value-type="float">
            <text:p>64</text:p>
          </table:table-cell>
          <table:table-cell table:style-name="ce3" table:formula="of:=[.J43]*[.J43]" office:value-type="float" office:value="64" calcext:value-type="float">
            <text:p>64</text:p>
          </table:table-cell>
          <table:table-cell table:style-name="ce3" table:formula="of:=[.K43]*[.K43]" office:value-type="float" office:value="64" calcext:value-type="float">
            <text:p>64</text:p>
          </table:table-cell>
          <table:table-cell table:style-name="ce3" table:formula="of:=[.L43]*[.L43]" office:value-type="float" office:value="64" calcext:value-type="float">
            <text:p>64</text:p>
          </table:table-cell>
          <table:table-cell table:number-columns-repeated="3"/>
          <table:table-cell table:formula="of:=[.B64]*[.I64]" office:value-type="float" office:value="27.125" calcext:value-type="float">
            <text:p>27.125</text:p>
          </table:table-cell>
          <table:table-cell table:formula="of:=[.C64]*[.J64]" office:value-type="float" office:value="26.1944444444444" calcext:value-type="float">
            <text:p>26.1944444444</text:p>
          </table:table-cell>
          <table:table-cell table:formula="of:=[.D64]*[.K64]" office:value-type="float" office:value="25.875" calcext:value-type="float">
            <text:p>25.875</text:p>
          </table:table-cell>
          <table:table-cell table:formula="of:=[.E64]*[.L64]" office:value-type="float" office:value="25.671875" calcext:value-type="float">
            <text:p>25.671875</text:p>
          </table:table-cell>
          <table:table-cell table:number-columns-repeated="4"/>
        </table:table-row>
        <table:table-row table:style-name="ro1">
          <table:table-cell table:number-columns-repeated="8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4" table:formula="of:=SUM([.A65:.C67])+SUM([.A70:.C72])-(COUNT([.A65:.C67])+COUNT([.A70:.C72]))*[.B46]*[.B46]" office:value-type="float" office:value="23.5" calcext:value-type="float">
            <text:p>23.5</text:p>
          </table:table-cell>
          <table:table-cell table:style-name="ce4" table:formula="of:=SUM([.B65:.D67])+SUM([.B70:.D72])-(COUNT([.B65:.D67])+COUNT([.B70:.D72]))*[.C46]*[.C46]" office:value-type="float" office:value="41.6666666666667" calcext:value-type="float">
            <text:p>41.6666666667</text:p>
          </table:table-cell>
          <table:table-cell table:style-name="ce4" table:formula="of:=SUM([.C65:.E67])+SUM([.C70:.E72])-(COUNT([.C65:.E67])+COUNT([.C70:.E72]))*[.D46]*[.D46]" office:value-type="float" office:value="51.6666666666667" calcext:value-type="float">
            <text:p>51.6666666667</text:p>
          </table:table-cell>
          <table:table-cell table:style-name="ce4" table:formula="of:=SUM([.D65:.F67])+SUM([.D70:.F72])-(COUNT([.D65:.F67])+COUNT([.D70:.F72]))*[.E46]*[.E46]" office:value-type="float" office:value="33.5" calcext:value-type="float">
            <text:p>33.5</text:p>
          </table:table-cell>
          <table:table-cell table:number-columns-repeated="3"/>
          <table:table-cell table:style-name="ce4" table:formula="of:=SUM([.H65:.J67])+SUM([.H70:.J72])-(COUNT([.H65:.J67])+COUNT([.H70:.J72]))*[.I46]*[.I46]" office:value-type="float" office:value="8" calcext:value-type="float">
            <text:p>8</text:p>
          </table:table-cell>
          <table:table-cell table:style-name="ce4" table:formula="of:=SUM([.I65:.K67])+SUM([.I70:.K72])-(COUNT([.I65:.K67])+COUNT([.I70:.K72]))*[.J46]*[.J46]" office:value-type="float" office:value="12" calcext:value-type="float">
            <text:p>12</text:p>
          </table:table-cell>
          <table:table-cell table:style-name="ce4" table:formula="of:=SUM([.J65:.L67])+SUM([.J70:.L72])-(COUNT([.J65:.L67])+COUNT([.J70:.L72]))*[.K46]*[.K46]" office:value-type="float" office:value="25" calcext:value-type="float">
            <text:p>25</text:p>
          </table:table-cell>
          <table:table-cell table:style-name="ce4" table:formula="of:=SUM([.K65:.M67])+SUM([.K70:.M72])-(COUNT([.K65:.M67])+COUNT([.K70:.M72]))*[.L46]*[.L46]" office:value-type="float" office:value="19.5" calcext:value-type="float">
            <text:p>19.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 table:formula="of:=SUM([.O24:.Q26])+SUM([.O29:.Q31])-(COUNT([.O24:.Q26])+COUNT([.O29:.Q31]))*[.P66]" office:value-type="float" office:value="8" calcext:value-type="float">
            <text:p>8</text:p>
          </table:table-cell>
          <table:table-cell table:style-name="ce4" table:formula="of:=SUM([.P24:.R26])+SUM([.P29:.R31])-(COUNT([.P24:.R26])+COUNT([.P29:.R31]))*[.Q66]" office:value-type="float" office:value="12" calcext:value-type="float">
            <text:p>12</text:p>
          </table:table-cell>
          <table:table-cell table:style-name="ce4" table:formula="of:=SUM([.Q24:.S26])+SUM([.Q29:.S31])-(COUNT([.Q24:.S26])+COUNT([.Q29:.S31]))*[.R66]" office:value-type="float" office:value="7" calcext:value-type="float">
            <text:p>7</text:p>
          </table:table-cell>
          <table:table-cell table:style-name="ce4" table:formula="of:=SUM([.R24:.T26])+SUM([.R29:.T31])-(COUNT([.R24:.T26])+COUNT([.R29:.T31]))*[.S66]" office:value-type="float" office:value="0.5" calcext:value-type="float">
            <text:p>0.5</text:p>
          </table:table-cell>
          <table:table-cell table:style-name="ce8" table:formula="of:=[.P86]*[.P86]/([.I86]*[.B86])" office:value-type="float" office:value="0.340425531914894" calcext:value-type="float">
            <text:p>0.3404255319</text:p>
          </table:table-cell>
          <table:table-cell table:style-name="ce8" table:formula="of:=[.Q86]*[.Q86]/([.J86]*[.C86])" office:value-type="float" office:value="0.288" calcext:value-type="float">
            <text:p>0.288</text:p>
          </table:table-cell>
          <table:table-cell table:style-name="ce8" table:formula="of:=[.R86]*[.R86]/([.K86]*[.D86])" office:value-type="float" office:value="0.0379354838709677" calcext:value-type="float">
            <text:p>0.0379354839</text:p>
          </table:table-cell>
          <table:table-cell table:style-name="ce8" table:formula="of:=[.S86]*[.S86]/([.L86]*[.E86])" office:value-type="float" office:value="0.000382701875239189" calcext:value-type="float">
            <text:p>0.0003827019</text:p>
          </table:table-cell>
        </table:table-row>
        <table:table-row table:style-name="ro1">
          <table:table-cell/>
          <table:table-cell table:style-name="ce4" table:formula="of:=SUM([.A66:.C68])+SUM([.A71:.C73])-(COUNT([.A66:.C68])+COUNT([.A71:.C73]))*[.B47]*[.B47]" office:value-type="float" office:value="60.25" calcext:value-type="float">
            <text:p>60.25</text:p>
          </table:table-cell>
          <table:table-cell table:style-name="ce4" table:formula="of:=SUM([.B66:.D68])+SUM([.B71:.D73])-(COUNT([.B66:.D68])+COUNT([.B71:.D73]))*[.C47]*[.C47]" office:value-type="float" office:value="78" calcext:value-type="float">
            <text:p>78</text:p>
          </table:table-cell>
          <table:table-cell table:style-name="ce4" table:formula="of:=SUM([.C66:.E68])+SUM([.C71:.E73])-(COUNT([.C66:.E68])+COUNT([.C71:.E73]))*[.D47]*[.D47]" office:value-type="float" office:value="82.9444444444445" calcext:value-type="float">
            <text:p>82.9444444444</text:p>
          </table:table-cell>
          <table:table-cell table:style-name="ce4" table:formula="of:=SUM([.D66:.F68])+SUM([.D71:.F73])-(COUNT([.D66:.F68])+COUNT([.D71:.F73]))*[.E47]*[.E47]" office:value-type="float" office:value="55.6666666666667" calcext:value-type="float">
            <text:p>55.6666666667</text:p>
          </table:table-cell>
          <table:table-cell table:number-columns-repeated="3"/>
          <table:table-cell table:style-name="ce4" table:formula="of:=SUM([.H66:.J68])+SUM([.H71:.J73])-(COUNT([.H66:.J68])+COUNT([.H71:.J73]))*[.I47]*[.I47]" office:value-type="float" office:value="14.6666666666667" calcext:value-type="float">
            <text:p>14.6666666667</text:p>
          </table:table-cell>
          <table:table-cell table:style-name="ce4" table:formula="of:=SUM([.I66:.K68])+SUM([.I71:.K73])-(COUNT([.I66:.K68])+COUNT([.I71:.K73]))*[.J47]*[.J47]" office:value-type="float" office:value="32.4444444444444" calcext:value-type="float">
            <text:p>32.4444444444</text:p>
          </table:table-cell>
          <table:table-cell table:style-name="ce4" table:formula="of:=SUM([.J66:.L68])+SUM([.J71:.L73])-(COUNT([.J66:.L68])+COUNT([.J71:.L73]))*[.K47]*[.K47]" office:value-type="float" office:value="56.9444444444445" calcext:value-type="float">
            <text:p>56.9444444444</text:p>
          </table:table-cell>
          <table:table-cell table:style-name="ce4" table:formula="of:=SUM([.K66:.M68])+SUM([.K71:.M73])-(COUNT([.K66:.M68])+COUNT([.K71:.M73]))*[.L47]*[.L47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O25:.Q27])+SUM([.O30:.Q32])-(COUNT([.O25:.Q27])+COUNT([.O30:.Q32]))*[.P67]" office:value-type="float" office:value="23" calcext:value-type="float">
            <text:p>23</text:p>
          </table:table-cell>
          <table:table-cell table:style-name="ce4" table:formula="of:=SUM([.P25:.R27])+SUM([.P30:.R32])-(COUNT([.P25:.R27])+COUNT([.P30:.R32]))*[.Q67]" office:value-type="float" office:value="20.6666666666667" calcext:value-type="float">
            <text:p>20.6666666667</text:p>
          </table:table-cell>
          <table:table-cell table:style-name="ce4" table:formula="of:=SUM([.Q25:.S27])+SUM([.Q30:.S32])-(COUNT([.Q25:.S27])+COUNT([.Q30:.S32]))*[.R67]" office:value-type="float" office:value="5.94444444444446" calcext:value-type="float">
            <text:p>5.9444444444</text:p>
          </table:table-cell>
          <table:table-cell table:style-name="ce4" table:formula="of:=SUM([.R25:.T27])+SUM([.R30:.T32])-(COUNT([.R25:.T27])+COUNT([.R30:.T32]))*[.S67]" office:value-type="float" office:value="-5.83333333333331" calcext:value-type="float">
            <text:p>-5.8333333333</text:p>
          </table:table-cell>
          <table:table-cell table:style-name="ce8" table:formula="of:=[.P87]*[.P87]/([.I87]*[.B87])" office:value-type="float" office:value="0.598642021878537" calcext:value-type="float">
            <text:p>0.5986420219</text:p>
          </table:table-cell>
          <table:table-cell table:style-name="ce8" table:formula="of:=[.Q87]*[.Q87]/([.J87]*[.C87])" office:value-type="float" office:value="0.168774148226203" calcext:value-type="float">
            <text:p>0.1687741482</text:p>
          </table:table-cell>
          <table:table-cell table:style-name="ce8" table:formula="of:=[.R87]*[.R87]/([.K87]*[.D87])" office:value-type="float" office:value="0.00748141734598863" calcext:value-type="float">
            <text:p>0.0074814173</text:p>
          </table:table-cell>
          <table:table-cell table:style-name="ce8" table:formula="of:=[.S87]*[.S87]/([.L87]*[.E87])" office:value-type="float" office:value="0.0136091453456722" calcext:value-type="float">
            <text:p>0.0136091453</text:p>
          </table:table-cell>
        </table:table-row>
        <table:table-row table:style-name="ro1">
          <table:table-cell/>
          <table:table-cell table:style-name="ce4" table:formula="of:=SUM([.A67:.C69])+SUM([.A72:.C74])-(COUNT([.A67:.C69])+COUNT([.A72:.C74]))*[.B48]*[.B48]" office:value-type="float" office:value="43.6666666666667" calcext:value-type="float">
            <text:p>43.6666666667</text:p>
          </table:table-cell>
          <table:table-cell table:style-name="ce4" table:formula="of:=SUM([.B67:.D69])+SUM([.B72:.D74])-(COUNT([.B67:.D69])+COUNT([.B72:.D74]))*[.C48]*[.C48]" office:value-type="float" office:value="65.7777777777778" calcext:value-type="float">
            <text:p>65.7777777778</text:p>
          </table:table-cell>
          <table:table-cell table:style-name="ce4" table:formula="of:=SUM([.C67:.E69])+SUM([.C72:.E74])-(COUNT([.C67:.E69])+COUNT([.C72:.E74]))*[.D48]*[.D48]" office:value-type="float" office:value="86" calcext:value-type="float">
            <text:p>86</text:p>
          </table:table-cell>
          <table:table-cell table:style-name="ce4" table:formula="of:=SUM([.D67:.F69])+SUM([.D72:.F74])-(COUNT([.D67:.F69])+COUNT([.D72:.F74]))*[.E48]*[.E48]" office:value-type="float" office:value="67.6666666666667" calcext:value-type="float">
            <text:p>67.6666666667</text:p>
          </table:table-cell>
          <table:table-cell table:number-columns-repeated="3"/>
          <table:table-cell table:style-name="ce4" table:formula="of:=SUM([.H67:.J69])+SUM([.H72:.J74])-(COUNT([.H67:.J69])+COUNT([.H72:.J74]))*[.I48]*[.I48]" office:value-type="float" office:value="12.9166666666667" calcext:value-type="float">
            <text:p>12.9166666667</text:p>
          </table:table-cell>
          <table:table-cell table:style-name="ce4" table:formula="of:=SUM([.I67:.K69])+SUM([.I72:.K74])-(COUNT([.I67:.K69])+COUNT([.I72:.K74]))*[.J48]*[.J48]" office:value-type="float" office:value="29.6111111111111" calcext:value-type="float">
            <text:p>29.6111111111</text:p>
          </table:table-cell>
          <table:table-cell table:style-name="ce4" table:formula="of:=SUM([.J67:.L69])+SUM([.J72:.L74])-(COUNT([.J67:.L69])+COUNT([.J72:.L74]))*[.K48]*[.K48]" office:value-type="float" office:value="46.9444444444445" calcext:value-type="float">
            <text:p>46.9444444444</text:p>
          </table:table-cell>
          <table:table-cell table:style-name="ce4" table:formula="of:=SUM([.K67:.M69])+SUM([.K72:.M74])-(COUNT([.K67:.M69])+COUNT([.K72:.M74]))*[.L48]*[.L48]" office:value-type="float" office:value="38.25" calcext:value-type="float">
            <text:p>38.25</text:p>
          </table:table-cell>
          <table:table-cell table:number-columns-repeated="3"/>
          <table:table-cell table:style-name="ce4" table:formula="of:=SUM([.O26:.Q28])+SUM([.O31:.Q33])-(COUNT([.O26:.Q28])+COUNT([.O31:.Q33]))*[.P68]" office:value-type="float" office:value="17.8333333333333" calcext:value-type="float">
            <text:p>17.8333333333</text:p>
          </table:table-cell>
          <table:table-cell table:style-name="ce4" table:formula="of:=SUM([.P26:.R28])+SUM([.P31:.R33])-(COUNT([.P26:.R28])+COUNT([.P31:.R33]))*[.Q68]" office:value-type="float" office:value="11.4444444444445" calcext:value-type="float">
            <text:p>11.4444444444</text:p>
          </table:table-cell>
          <table:table-cell table:style-name="ce4" table:formula="of:=SUM([.Q26:.S28])+SUM([.Q31:.S33])-(COUNT([.Q26:.S28])+COUNT([.Q31:.S33]))*[.R68]" office:value-type="float" office:value="3" calcext:value-type="float">
            <text:p>3</text:p>
          </table:table-cell>
          <table:table-cell table:style-name="ce4" table:formula="of:=SUM([.R26:.T28])+SUM([.R31:.T33])-(COUNT([.R26:.T28])+COUNT([.R31:.T33]))*[.S68]" office:value-type="float" office:value="-3.5" calcext:value-type="float">
            <text:p>-3.5</text:p>
          </table:table-cell>
          <table:table-cell table:style-name="ce8" table:formula="of:=[.P88]*[.P88]/([.I88]*[.B88])" office:value-type="float" office:value="0.563851268160551" calcext:value-type="float">
            <text:p>0.5638512682</text:p>
          </table:table-cell>
          <table:table-cell table:style-name="ce8" table:formula="of:=[.Q88]*[.Q88]/([.J88]*[.C88])" office:value-type="float" office:value="0.0672443080979668" calcext:value-type="float">
            <text:p>0.0672443081</text:p>
          </table:table-cell>
          <table:table-cell table:style-name="ce8" table:formula="of:=[.R88]*[.R88]/([.K88]*[.D88])" office:value-type="float" office:value="0.00222925553873675" calcext:value-type="float">
            <text:p>0.0022292555</text:p>
          </table:table-cell>
          <table:table-cell table:style-name="ce8" table:formula="of:=[.S88]*[.S88]/([.L88]*[.E88])" office:value-type="float" office:value="0.00473292765382015" calcext:value-type="float">
            <text:p>0.0047329277</text:p>
          </table:table-cell>
        </table:table-row>
        <table:table-row table:style-name="ro1">
          <table:table-cell/>
          <table:table-cell table:style-name="ce4" table:formula="of:=SUM([.A68:.C70])+SUM([.A73:.C75])-(COUNT([.A68:.C70])+COUNT([.A73:.C75]))*[.B49]*[.B49]" office:value-type="float" office:value="33.5" calcext:value-type="float">
            <text:p>33.5</text:p>
          </table:table-cell>
          <table:table-cell table:style-name="ce4" table:formula="of:=SUM([.B68:.D70])+SUM([.B73:.D75])-(COUNT([.B68:.D70])+COUNT([.B73:.D75]))*[.C49]*[.C49]" office:value-type="float" office:value="44.9166666666667" calcext:value-type="float">
            <text:p>44.9166666667</text:p>
          </table:table-cell>
          <table:table-cell table:style-name="ce4" table:formula="of:=SUM([.C68:.E70])+SUM([.C73:.E75])-(COUNT([.C68:.E70])+COUNT([.C73:.E75]))*[.D49]*[.D49]" office:value-type="float" office:value="50.6666666666667" calcext:value-type="float">
            <text:p>50.6666666667</text:p>
          </table:table-cell>
          <table:table-cell table:style-name="ce4" table:formula="of:=SUM([.D68:.F70])+SUM([.D73:.F75])-(COUNT([.D68:.F70])+COUNT([.D73:.F75]))*[.E49]*[.E49]" office:value-type="float" office:value="32.875" calcext:value-type="float">
            <text:p>32.875</text:p>
          </table:table-cell>
          <table:table-cell table:number-columns-repeated="3"/>
          <table:table-cell table:style-name="ce4" table:formula="of:=SUM([.H68:.J70])+SUM([.H73:.J75])-(COUNT([.H68:.J70])+COUNT([.H73:.J75]))*[.I49]*[.I49]" office:value-type="float" office:value="6.875" calcext:value-type="float">
            <text:p>6.875</text:p>
          </table:table-cell>
          <table:table-cell table:style-name="ce4" table:formula="of:=SUM([.I68:.K70])+SUM([.I73:.K75])-(COUNT([.I68:.K70])+COUNT([.I73:.K75]))*[.J49]*[.J49]" office:value-type="float" office:value="18.9166666666667" calcext:value-type="float">
            <text:p>18.9166666667</text:p>
          </table:table-cell>
          <table:table-cell table:style-name="ce4" table:formula="of:=SUM([.J68:.L70])+SUM([.J73:.L75])-(COUNT([.J68:.L70])+COUNT([.J73:.L75]))*[.K49]*[.K49]" office:value-type="float" office:value="30.9166666666667" calcext:value-type="float">
            <text:p>30.9166666667</text:p>
          </table:table-cell>
          <table:table-cell table:style-name="ce4" table:formula="of:=SUM([.K68:.M70])+SUM([.K73:.M75])-(COUNT([.K68:.M70])+COUNT([.K73:.M75]))*[.L49]*[.L49]" office:value-type="float" office:value="24.875" calcext:value-type="float">
            <text:p>24.875</text:p>
          </table:table-cell>
          <table:table-cell table:number-columns-repeated="3"/>
          <table:table-cell table:style-name="ce4" table:formula="of:=SUM([.O27:.Q29])+SUM([.O32:.Q34])-(COUNT([.O27:.Q29])+COUNT([.O32:.Q34]))*[.P69]" office:value-type="float" office:value="11.25" calcext:value-type="float">
            <text:p>11.25</text:p>
          </table:table-cell>
          <table:table-cell table:style-name="ce4" table:formula="of:=SUM([.P27:.R29])+SUM([.P32:.R34])-(COUNT([.P27:.R29])+COUNT([.P32:.R34]))*[.Q69]" office:value-type="float" office:value="6.41666666666666" calcext:value-type="float">
            <text:p>6.4166666667</text:p>
          </table:table-cell>
          <table:table-cell table:style-name="ce4" table:formula="of:=SUM([.Q27:.S29])+SUM([.Q32:.S34])-(COUNT([.Q27:.S29])+COUNT([.Q32:.S34]))*[.R69]" office:value-type="float" office:value="5.66666666666666" calcext:value-type="float">
            <text:p>5.6666666667</text:p>
          </table:table-cell>
          <table:table-cell table:style-name="ce4" table:formula="of:=SUM([.R27:.T29])+SUM([.R32:.T34])-(COUNT([.R27:.T29])+COUNT([.R32:.T34]))*[.S69]" office:value-type="float" office:value="3.875" calcext:value-type="float">
            <text:p>3.875</text:p>
          </table:table-cell>
          <table:table-cell table:style-name="ce8" table:formula="of:=[.P89]*[.P89]/([.I89]*[.B89])" office:value-type="float" office:value="0.549525101763908" calcext:value-type="float">
            <text:p>0.5495251018</text:p>
          </table:table-cell>
          <table:table-cell table:style-name="ce8" table:formula="of:=[.Q89]*[.Q89]/([.J89]*[.C89])" office:value-type="float" office:value="0.0484581497797356" calcext:value-type="float">
            <text:p>0.0484581498</text:p>
          </table:table-cell>
          <table:table-cell table:style-name="ce8" table:formula="of:=[.R89]*[.R89]/([.K89]*[.D89])" office:value-type="float" office:value="0.0204993616115761" calcext:value-type="float">
            <text:p>0.0204993616</text:p>
          </table:table-cell>
          <table:table-cell table:style-name="ce8" table:formula="of:=[.S89]*[.S89]/([.L89]*[.E89])" office:value-type="float" office:value="0.018361770831343" calcext:value-type="float">
            <text:p>0.0183617708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/>
          <table:table-cell table:style-name="ce4" table:formula="of:=SUM([.A70:.C72])+SUM([.A75:.C77])+SUM([.A65:.C67])-(COUNT([.A65:.C67])+COUNT([.A70:.C72])+COUNT([.A75:.C77]))*[.B51]*[.B51]" office:value-type="float" office:value="40.9166666666667" calcext:value-type="float">
            <text:p>40.9166666667</text:p>
          </table:table-cell>
          <table:table-cell table:style-name="ce4" table:formula="of:=SUM([.B70:.D72])+SUM([.B75:.D77])+SUM([.B65:.D67])-(COUNT([.B65:.D67])+COUNT([.B70:.D72])+COUNT([.B75:.D77]))*[.C51]*[.C51]" office:value-type="float" office:value="70.5" calcext:value-type="float">
            <text:p>70.5</text:p>
          </table:table-cell>
          <table:table-cell table:style-name="ce4" table:formula="of:=SUM([.C70:.E72])+SUM([.C75:.E77])+SUM([.C65:.E67])-(COUNT([.C65:.E67])+COUNT([.C70:.E72])+COUNT([.C75:.E77]))*[.D51]*[.D51]" office:value-type="float" office:value="90.5" calcext:value-type="float">
            <text:p>90.5</text:p>
          </table:table-cell>
          <table:table-cell table:style-name="ce4" table:formula="of:=SUM([.D70:.F72])+SUM([.D75:.F77])+SUM([.D65:.F67])-(COUNT([.D65:.F67])+COUNT([.D70:.F72])+COUNT([.D75:.F77]))*[.E51]*[.E51]" office:value-type="float" office:value="54.6666666666666" calcext:value-type="float">
            <text:p>54.6666666667</text:p>
          </table:table-cell>
          <table:table-cell table:number-columns-repeated="3"/>
          <table:table-cell table:style-name="ce4" table:formula="of:=SUM([.H70:.J72])+SUM([.H75:.J77])+SUM([.H65:.J67])-(COUNT([.H65:.J67])+COUNT([.H70:.J72])+COUNT([.H75:.J77]))*[.I51]*[.I51]" office:value-type="float" office:value="24.6666666666667" calcext:value-type="float">
            <text:p>24.6666666667</text:p>
          </table:table-cell>
          <table:table-cell table:style-name="ce4" table:formula="of:=SUM([.I70:.K72])+SUM([.I75:.K77])+SUM([.I65:.K67])-(COUNT([.I65:.K67])+COUNT([.I70:.K72])+COUNT([.I75:.K77]))*[.J51]*[.J51]" office:value-type="float" office:value="38.4444444444445" calcext:value-type="float">
            <text:p>38.4444444444</text:p>
          </table:table-cell>
          <table:table-cell table:style-name="ce4" table:formula="of:=SUM([.J70:.L72])+SUM([.J75:.L77])+SUM([.J65:.L67])-(COUNT([.J65:.L67])+COUNT([.J70:.L72])+COUNT([.J75:.L77]))*[.K51]*[.K51]" office:value-type="float" office:value="54" calcext:value-type="float">
            <text:p>54</text:p>
          </table:table-cell>
          <table:table-cell table:style-name="ce4" table:formula="of:=SUM([.K70:.M72])+SUM([.K75:.M77])+SUM([.K65:.M67])-(COUNT([.K65:.M67])+COUNT([.K70:.M72])+COUNT([.K75:.M77]))*[.L51]*[.L51]" office:value-type="float" office:value="40.25" calcext:value-type="float">
            <text:p>40.25</text:p>
          </table:table-cell>
          <table:table-cell table:number-columns-repeated="3"/>
          <table:table-cell table:style-name="ce4" table:formula="of:=SUM([.O29:.Q31])+SUM([.O34:.Q36])+SUM([.O24:.Q26])-(COUNT([.O29:.Q31])+COUNT([.O34:.Q36])+COUNT([.O24:.Q26]))*[.P71]" office:value-type="float" office:value="5.33333333333334" calcext:value-type="float">
            <text:p>5.3333333333</text:p>
          </table:table-cell>
          <table:table-cell table:style-name="ce4" table:formula="of:=SUM([.P29:.R31])+SUM([.P34:.R36])+SUM([.P24:.R26])-(COUNT([.P29:.R31])+COUNT([.P34:.R36])+COUNT([.P24:.R26]))*[.Q71]" office:value-type="float" office:value="1.00000000000003" calcext:value-type="float">
            <text:p>1</text:p>
          </table:table-cell>
          <table:table-cell table:style-name="ce4" table:formula="of:=SUM([.Q29:.S31])+SUM([.Q34:.S36])+SUM([.Q24:.S26])-(COUNT([.Q29:.S31])+COUNT([.Q34:.S36])+COUNT([.Q24:.S26]))*[.R71]" office:value-type="float" office:value="0" calcext:value-type="float">
            <text:p>0</text:p>
          </table:table-cell>
          <table:table-cell table:style-name="ce4" table:formula="of:=SUM([.R29:.T31])+SUM([.R34:.T36])+SUM([.R24:.T26])-(COUNT([.R29:.T31])+COUNT([.R34:.T36])+COUNT([.R24:.T26]))*[.S71]" office:value-type="float" office:value="-2" calcext:value-type="float">
            <text:p>-2</text:p>
          </table:table-cell>
          <table:table-cell table:style-name="ce8" table:formula="of:=[.P91]*[.P91]/([.I91]*[.B91])" office:value-type="float" office:value="0.0281829691198328" calcext:value-type="float">
            <text:p>0.0281829691</text:p>
          </table:table-cell>
          <table:table-cell table:style-name="ce8" table:formula="of:=[.Q91]*[.Q91]/([.J91]*[.C91])" office:value-type="float" office:value="0.000368958307711249" calcext:value-type="float">
            <text:p>0.0003689583</text:p>
          </table:table-cell>
          <table:table-cell table:style-name="ce8" table:formula="of:=[.R91]*[.R91]/([.K91]*[.D91])" office:value-type="float" office:value="0" calcext:value-type="float">
            <text:p>0</text:p>
          </table:table-cell>
          <table:table-cell table:style-name="ce8" table:formula="of:=[.S91]*[.S91]/([.L91]*[.E91])" office:value-type="float" office:value="0.00181790637782154" calcext:value-type="float">
            <text:p>0.0018179064</text:p>
          </table:table-cell>
        </table:table-row>
        <table:table-row table:style-name="ro1">
          <table:table-cell/>
          <table:table-cell table:style-name="ce4" table:formula="of:=SUM([.A71:.C73])+SUM([.A76:.C78])+SUM([.A66:.C68])-(COUNT([.A66:.C68])+COUNT([.A71:.C73])+COUNT([.A76:.C78]))*[.B52]*[.B52]" office:value-type="float" office:value="75.6111111111111" calcext:value-type="float">
            <text:p>75.6111111111</text:p>
          </table:table-cell>
          <table:table-cell table:style-name="ce4" table:formula="of:=SUM([.B71:.D73])+SUM([.B76:.D78])+SUM([.B66:.D68])-(COUNT([.B66:.D68])+COUNT([.B71:.D73])+COUNT([.B76:.D78]))*[.C52]*[.C52]" office:value-type="float" office:value="104.666666666667" calcext:value-type="float">
            <text:p>104.6666666667</text:p>
          </table:table-cell>
          <table:table-cell table:style-name="ce4" table:formula="of:=SUM([.C71:.E73])+SUM([.C76:.E78])+SUM([.C66:.E68])-(COUNT([.C66:.E68])+COUNT([.C71:.E73])+COUNT([.C76:.E78]))*[.D52]*[.D52]" office:value-type="float" office:value="121.185185185185" calcext:value-type="float">
            <text:p>121.1851851852</text:p>
          </table:table-cell>
          <table:table-cell table:style-name="ce4" table:formula="of:=SUM([.D71:.F73])+SUM([.D76:.F78])+SUM([.D66:.F68])-(COUNT([.D66:.F68])+COUNT([.D71:.F73])+COUNT([.D76:.F78]))*[.E52]*[.E52]" office:value-type="float" office:value="78.5" calcext:value-type="float">
            <text:p>78.5</text:p>
          </table:table-cell>
          <table:table-cell table:number-columns-repeated="3"/>
          <table:table-cell table:style-name="ce4" table:formula="of:=SUM([.H71:.J73])+SUM([.H76:.J78])+SUM([.H66:.J68])-(COUNT([.H66:.J68])+COUNT([.H71:.J73])+COUNT([.H76:.J78]))*[.I52]*[.I52]" office:value-type="float" office:value="47.7777777777778" calcext:value-type="float">
            <text:p>47.7777777778</text:p>
          </table:table-cell>
          <table:table-cell table:style-name="ce4" table:formula="of:=SUM([.I71:.K73])+SUM([.I76:.K78])+SUM([.I66:.K68])-(COUNT([.I66:.K68])+COUNT([.I71:.K73])+COUNT([.I76:.K78]))*[.J52]*[.J52]" office:value-type="float" office:value="74.962962962963" calcext:value-type="float">
            <text:p>74.962962963</text:p>
          </table:table-cell>
          <table:table-cell table:style-name="ce4" table:formula="of:=SUM([.J71:.L73])+SUM([.J76:.L78])+SUM([.J66:.L68])-(COUNT([.J66:.L68])+COUNT([.J71:.L73])+COUNT([.J76:.L78]))*[.K52]*[.K52]" office:value-type="float" office:value="90.7407407407408" calcext:value-type="float">
            <text:p>90.7407407407</text:p>
          </table:table-cell>
          <table:table-cell table:style-name="ce4" table:formula="of:=SUM([.K71:.M73])+SUM([.K76:.M78])+SUM([.K66:.M68])-(COUNT([.K66:.M68])+COUNT([.K71:.M73])+COUNT([.K76:.M78]))*[.L52]*[.L52]" office:value-type="float" office:value="63.6111111111111" calcext:value-type="float">
            <text:p>63.6111111111</text:p>
          </table:table-cell>
          <table:table-cell table:number-columns-repeated="3"/>
          <table:table-cell table:style-name="ce4" table:formula="of:=SUM([.O30:.Q32])+SUM([.O35:.Q37])+SUM([.O25:.Q27])-(COUNT([.O30:.Q32])+COUNT([.O35:.Q37])+COUNT([.O25:.Q27]))*[.P72]" office:value-type="float" office:value="13.5555555555555" calcext:value-type="float">
            <text:p>13.5555555556</text:p>
          </table:table-cell>
          <table:table-cell table:style-name="ce4" table:formula="of:=SUM([.P30:.R32])+SUM([.P35:.R37])+SUM([.P25:.R27])-(COUNT([.P30:.R32])+COUNT([.P35:.R37])+COUNT([.P25:.R27]))*[.Q72]" office:value-type="float" office:value="4.22222222222223" calcext:value-type="float">
            <text:p>4.2222222222</text:p>
          </table:table-cell>
          <table:table-cell table:style-name="ce4" table:formula="of:=SUM([.Q30:.S32])+SUM([.Q35:.S37])+SUM([.Q25:.S27])-(COUNT([.Q30:.S32])+COUNT([.Q35:.S37])+COUNT([.Q25:.S27]))*[.R72]" office:value-type="float" office:value="-3.37037037037038" calcext:value-type="float">
            <text:p>-3.3703703704</text:p>
          </table:table-cell>
          <table:table-cell table:style-name="ce4" table:formula="of:=SUM([.R30:.T32])+SUM([.R35:.T37])+SUM([.R25:.T27])-(COUNT([.R30:.T32])+COUNT([.R35:.T37])+COUNT([.R25:.T27]))*[.S72]" office:value-type="float" office:value="-9.5" calcext:value-type="float">
            <text:p>-9.5</text:p>
          </table:table-cell>
          <table:table-cell table:style-name="ce8" table:formula="of:=[.P92]*[.P92]/([.I92]*[.B92])" office:value-type="float" office:value="0.0508654716948891" calcext:value-type="float">
            <text:p>0.0508654717</text:p>
          </table:table-cell>
          <table:table-cell table:style-name="ce8" table:formula="of:=[.Q92]*[.Q92]/([.J92]*[.C92])" office:value-type="float" office:value="0.00227209788273206" calcext:value-type="float">
            <text:p>0.0022720979</text:p>
          </table:table-cell>
          <table:table-cell table:style-name="ce8" table:formula="of:=[.R92]*[.R92]/([.K92]*[.D92])" office:value-type="float" office:value="0.00103300733496333" calcext:value-type="float">
            <text:p>0.0010330073</text:p>
          </table:table-cell>
          <table:table-cell table:style-name="ce8" table:formula="of:=[.S92]*[.S92]/([.L92]*[.E92])" office:value-type="float" office:value="0.018073596083776" calcext:value-type="float">
            <text:p>0.0180735961</text:p>
          </table:table-cell>
        </table:table-row>
        <table:table-row table:style-name="ro1">
          <table:table-cell/>
          <table:table-cell table:style-name="ce4" table:formula="of:=SUM([.A72:.C74])+SUM([.A77:.C79])+SUM([.A67:.C69])-(COUNT([.A67:.C69])+COUNT([.A72:.C74])+COUNT([.A77:.C79]))*[.B53]*[.B53]" office:value-type="float" office:value="52" calcext:value-type="float">
            <text:p>52</text:p>
          </table:table-cell>
          <table:table-cell table:style-name="ce4" table:formula="of:=SUM([.B72:.D74])+SUM([.B77:.D79])+SUM([.B67:.D69])-(COUNT([.B67:.D69])+COUNT([.B72:.D74])+COUNT([.B77:.D79]))*[.C53]*[.C53]" office:value-type="float" office:value="88.6666666666667" calcext:value-type="float">
            <text:p>88.6666666667</text:p>
          </table:table-cell>
          <table:table-cell table:style-name="ce4" table:formula="of:=SUM([.C72:.E74])+SUM([.C77:.E79])+SUM([.C67:.E69])-(COUNT([.C67:.E69])+COUNT([.C72:.E74])+COUNT([.C77:.E79]))*[.D53]*[.D53]" office:value-type="float" office:value="122.666666666667" calcext:value-type="float">
            <text:p>122.6666666667</text:p>
          </table:table-cell>
          <table:table-cell table:style-name="ce4" table:formula="of:=SUM([.D72:.F74])+SUM([.D77:.F79])+SUM([.D67:.F69])-(COUNT([.D67:.F69])+COUNT([.D72:.F74])+COUNT([.D77:.F79]))*[.E53]*[.E53]" office:value-type="float" office:value="101.777777777778" calcext:value-type="float">
            <text:p>101.7777777778</text:p>
          </table:table-cell>
          <table:table-cell table:number-columns-repeated="3"/>
          <table:table-cell table:style-name="ce4" table:formula="of:=SUM([.H72:.J74])+SUM([.H77:.J79])+SUM([.H67:.J69])-(COUNT([.H67:.J69])+COUNT([.H72:.J74])+COUNT([.H77:.J79]))*[.I53]*[.I53]" office:value-type="float" office:value="50.2777777777778" calcext:value-type="float">
            <text:p>50.2777777778</text:p>
          </table:table-cell>
          <table:table-cell table:style-name="ce4" table:formula="of:=SUM([.I72:.K74])+SUM([.I77:.K79])+SUM([.I67:.K69])-(COUNT([.I67:.K69])+COUNT([.I72:.K74])+COUNT([.I77:.K79]))*[.J53]*[.J53]" office:value-type="float" office:value="80" calcext:value-type="float">
            <text:p>80</text:p>
          </table:table-cell>
          <table:table-cell table:style-name="ce4" table:formula="of:=SUM([.J72:.L74])+SUM([.J77:.L79])+SUM([.J67:.L69])-(COUNT([.J67:.L69])+COUNT([.J72:.L74])+COUNT([.J77:.L79]))*[.K53]*[.K53]" office:value-type="float" office:value="88.6666666666667" calcext:value-type="float">
            <text:p>88.6666666667</text:p>
          </table:table-cell>
          <table:table-cell table:style-name="ce4" table:formula="of:=SUM([.K72:.M74])+SUM([.K77:.M79])+SUM([.K67:.M69])-(COUNT([.K67:.M69])+COUNT([.K72:.M74])+COUNT([.K77:.M79]))*[.L53]*[.L53]" office:value-type="float" office:value="62" calcext:value-type="float">
            <text:p>62</text:p>
          </table:table-cell>
          <table:table-cell table:number-columns-repeated="3"/>
          <table:table-cell table:style-name="ce4" table:formula="of:=SUM([.O31:.Q33])+SUM([.O36:.Q38])+SUM([.O26:.Q28])-(COUNT([.O31:.Q33])+COUNT([.O36:.Q38])+COUNT([.O26:.Q28]))*[.P73]" office:value-type="float" office:value="16.6666666666667" calcext:value-type="float">
            <text:p>16.6666666667</text:p>
          </table:table-cell>
          <table:table-cell table:style-name="ce4" table:formula="of:=SUM([.P31:.R33])+SUM([.P36:.R38])+SUM([.P26:.R28])-(COUNT([.P31:.R33])+COUNT([.P36:.R38])+COUNT([.P26:.R28]))*[.Q73]" office:value-type="float" office:value="1.00000000000006" calcext:value-type="float">
            <text:p>1</text:p>
          </table:table-cell>
          <table:table-cell table:style-name="ce4" table:formula="of:=SUM([.Q31:.S33])+SUM([.Q36:.S38])+SUM([.Q26:.S28])-(COUNT([.Q31:.S33])+COUNT([.Q36:.S38])+COUNT([.Q26:.S28]))*[.R73]" office:value-type="float" office:value="-10.3333333333333" calcext:value-type="float">
            <text:p>-10.3333333333</text:p>
          </table:table-cell>
          <table:table-cell table:style-name="ce4" table:formula="of:=SUM([.R31:.T33])+SUM([.R36:.T38])+SUM([.R26:.T28])-(COUNT([.R31:.T33])+COUNT([.R36:.T38])+COUNT([.R26:.T28]))*[.S73]" office:value-type="float" office:value="-13.3333333333333" calcext:value-type="float">
            <text:p>-13.3333333333</text:p>
          </table:table-cell>
          <table:table-cell table:style-name="ce8" table:formula="of:=[.P93]*[.P93]/([.I93]*[.B93])" office:value-type="float" office:value="0.106247343816405" calcext:value-type="float">
            <text:p>0.1062473438</text:p>
          </table:table-cell>
          <table:table-cell table:style-name="ce8" table:formula="of:=[.Q93]*[.Q93]/([.J93]*[.C93])" office:value-type="float" office:value="0.000140977443609038" calcext:value-type="float">
            <text:p>0.0001409774</text:p>
          </table:table-cell>
          <table:table-cell table:style-name="ce8" table:formula="of:=[.R93]*[.R93]/([.K93]*[.D93])" office:value-type="float" office:value="0.00981734226871523" calcext:value-type="float">
            <text:p>0.0098173423</text:p>
          </table:table-cell>
          <table:table-cell table:style-name="ce8" table:formula="of:=[.S93]*[.S93]/([.L93]*[.E93])" office:value-type="float" office:value="0.0281729821101563" calcext:value-type="float">
            <text:p>0.0281729821</text:p>
          </table:table-cell>
        </table:table-row>
        <table:table-row table:style-name="ro1">
          <table:table-cell/>
          <table:table-cell table:style-name="ce4" table:formula="of:=SUM([.A73:.C75])+SUM([.A78:.C80])+SUM([.A68:.C70])-(COUNT([.A68:.C70])+COUNT([.A73:.C75])+COUNT([.A78:.C80]))*[.B54]*[.B54]" office:value-type="float" office:value="38.25" calcext:value-type="float">
            <text:p>38.25</text:p>
          </table:table-cell>
          <table:table-cell table:style-name="ce4" table:formula="of:=SUM([.B73:.D75])+SUM([.B78:.D80])+SUM([.B68:.D70])-(COUNT([.B68:.D70])+COUNT([.B73:.D75])+COUNT([.B78:.D80]))*[.C54]*[.C54]" office:value-type="float" office:value="54" calcext:value-type="float">
            <text:p>54</text:p>
          </table:table-cell>
          <table:table-cell table:style-name="ce4" table:formula="of:=SUM([.C73:.E75])+SUM([.C78:.E80])+SUM([.C68:.E70])-(COUNT([.C68:.E70])+COUNT([.C73:.E75])+COUNT([.C78:.E80]))*[.D54]*[.D54]" office:value-type="float" office:value="58.2777777777778" calcext:value-type="float">
            <text:p>58.2777777778</text:p>
          </table:table-cell>
          <table:table-cell table:style-name="ce4" table:formula="of:=SUM([.D73:.F75])+SUM([.D78:.F80])+SUM([.D68:.F70])-(COUNT([.D68:.F70])+COUNT([.D73:.F75])+COUNT([.D78:.F80]))*[.E54]*[.E54]" office:value-type="float" office:value="40" calcext:value-type="float">
            <text:p>40</text:p>
          </table:table-cell>
          <table:table-cell table:number-columns-repeated="3"/>
          <table:table-cell table:style-name="ce4" table:formula="of:=SUM([.H73:.J75])+SUM([.H78:.J80])+SUM([.H68:.J70])-(COUNT([.H68:.J70])+COUNT([.H73:.J75])+COUNT([.H78:.J80]))*[.I54]*[.I54]" office:value-type="float" office:value="32.9166666666667" calcext:value-type="float">
            <text:p>32.9166666667</text:p>
          </table:table-cell>
          <table:table-cell table:style-name="ce4" table:formula="of:=SUM([.I73:.K75])+SUM([.I78:.K80])+SUM([.I68:.K70])-(COUNT([.I68:.K70])+COUNT([.I73:.K75])+COUNT([.I78:.K80]))*[.J54]*[.J54]" office:value-type="float" office:value="48.9444444444445" calcext:value-type="float">
            <text:p>48.9444444444</text:p>
          </table:table-cell>
          <table:table-cell table:style-name="ce4" table:formula="of:=SUM([.J73:.L75])+SUM([.J78:.L80])+SUM([.J68:.L70])-(COUNT([.J68:.L70])+COUNT([.J73:.L75])+COUNT([.J78:.L80]))*[.K54]*[.K54]" office:value-type="float" office:value="49.1111111111111" calcext:value-type="float">
            <text:p>49.1111111111</text:p>
          </table:table-cell>
          <table:table-cell table:style-name="ce4" table:formula="of:=SUM([.K73:.M75])+SUM([.K78:.M80])+SUM([.K68:.M70])-(COUNT([.K68:.M70])+COUNT([.K73:.M75])+COUNT([.K78:.M80]))*[.L54]*[.L54]" office:value-type="float" office:value="32.6666666666667" calcext:value-type="float">
            <text:p>32.6666666667</text:p>
          </table:table-cell>
          <table:table-cell table:number-columns-repeated="3"/>
          <table:table-cell table:style-name="ce4" table:formula="of:=SUM([.O32:.Q34])+SUM([.O37:.Q39])+SUM([.O27:.Q29])-(COUNT([.O32:.Q34])+COUNT([.O37:.Q39])+COUNT([.O27:.Q29]))*[.P74]" office:value-type="float" office:value="11.25" calcext:value-type="float">
            <text:p>11.25</text:p>
          </table:table-cell>
          <table:table-cell table:style-name="ce4" table:formula="of:=SUM([.P32:.R34])+SUM([.P37:.R39])+SUM([.P27:.R29])-(COUNT([.P32:.R34])+COUNT([.P37:.R39])+COUNT([.P27:.R29]))*[.Q74]" office:value-type="float" office:value="8.66666666666663" calcext:value-type="float">
            <text:p>8.6666666667</text:p>
          </table:table-cell>
          <table:table-cell table:style-name="ce4" table:formula="of:=SUM([.Q32:.S34])+SUM([.Q37:.S39])+SUM([.Q27:.S29])-(COUNT([.Q32:.S34])+COUNT([.Q37:.S39])+COUNT([.Q27:.S29]))*[.R74]" office:value-type="float" office:value="4.44444444444446" calcext:value-type="float">
            <text:p>4.4444444444</text:p>
          </table:table-cell>
          <table:table-cell table:style-name="ce4" table:formula="of:=SUM([.R32:.T34])+SUM([.R37:.T39])+SUM([.R27:.T29])-(COUNT([.R32:.T34])+COUNT([.R37:.T39])+COUNT([.R27:.T29]))*[.S74]" office:value-type="float" office:value="2" calcext:value-type="float">
            <text:p>2</text:p>
          </table:table-cell>
          <table:table-cell table:style-name="ce8" table:formula="of:=[.P94]*[.P94]/([.I94]*[.B94])" office:value-type="float" office:value="0.100521221146686" calcext:value-type="float">
            <text:p>0.1005212211</text:p>
          </table:table-cell>
          <table:table-cell table:style-name="ce8" table:formula="of:=[.Q94]*[.Q94]/([.J94]*[.C94])" office:value-type="float" office:value="0.028418884264514" calcext:value-type="float">
            <text:p>0.0284188843</text:p>
          </table:table-cell>
          <table:table-cell table:style-name="ce8" table:formula="of:=[.R94]*[.R94]/([.K94]*[.D94])" office:value-type="float" office:value="0.00690163870784074" calcext:value-type="float">
            <text:p>0.0069016387</text:p>
          </table:table-cell>
          <table:table-cell table:style-name="ce8" table:formula="of:=[.S94]*[.S94]/([.L94]*[.E94])" office:value-type="float" office:value="0.00306122448979592" calcext:value-type="float">
            <text:p>0.0030612245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/>
          <table:table-cell table:style-name="ce4" table:formula="of:=SUM([.A75:.C77])+SUM([.A80:.C82])+SUM([.A70:.C72])-(COUNT([.A70:.C72])+COUNT([.A75:.C77])+COUNT([.A80:.C82]))*[.B56]*[.B56]" office:value-type="float" office:value="32.9166666666667" calcext:value-type="float">
            <text:p>32.9166666667</text:p>
          </table:table-cell>
          <table:table-cell table:style-name="ce4" table:formula="of:=SUM([.B75:.D77])+SUM([.B80:.D82])+SUM([.B70:.D72])-(COUNT([.B70:.D72])+COUNT([.B75:.D77])+COUNT([.B80:.D82]))*[.C56]*[.C56]" office:value-type="float" office:value="63.6111111111111" calcext:value-type="float">
            <text:p>63.6111111111</text:p>
          </table:table-cell>
          <table:table-cell table:style-name="ce4" table:formula="of:=SUM([.C75:.E77])+SUM([.C80:.E82])+SUM([.C70:.E72])-(COUNT([.C70:.E72])+COUNT([.C75:.E77])+COUNT([.C80:.E82]))*[.D56]*[.D56]" office:value-type="float" office:value="87.1111111111111" calcext:value-type="float">
            <text:p>87.1111111111</text:p>
          </table:table-cell>
          <table:table-cell table:style-name="ce4" table:formula="of:=SUM([.D75:.F77])+SUM([.D80:.F82])+SUM([.D70:.F72])-(COUNT([.D70:.F72])+COUNT([.D75:.F77])+COUNT([.D80:.F82]))*[.E56]*[.E56]" office:value-type="float" office:value="56.6666666666666" calcext:value-type="float">
            <text:p>56.6666666667</text:p>
          </table:table-cell>
          <table:table-cell table:number-columns-repeated="3"/>
          <table:table-cell table:style-name="ce4" table:formula="of:=SUM([.H75:.J77])+SUM([.H80:.J82])+SUM([.H70:.J72])-(COUNT([.H70:.J72])+COUNT([.H75:.J77])+COUNT([.H80:.J82]))*[.I56]*[.I56]" office:value-type="float" office:value="35" calcext:value-type="float">
            <text:p>35</text:p>
          </table:table-cell>
          <table:table-cell table:style-name="ce4" table:formula="of:=SUM([.I75:.K77])+SUM([.I80:.K82])+SUM([.I70:.K72])-(COUNT([.I70:.K72])+COUNT([.I75:.K77])+COUNT([.I80:.K82]))*[.J56]*[.J56]" office:value-type="float" office:value="64.4444444444445" calcext:value-type="float">
            <text:p>64.4444444444</text:p>
          </table:table-cell>
          <table:table-cell table:style-name="ce4" table:formula="of:=SUM([.J75:.L77])+SUM([.J80:.L82])+SUM([.J70:.L72])-(COUNT([.J70:.L72])+COUNT([.J75:.L77])+COUNT([.J80:.L82]))*[.K56]*[.K56]" office:value-type="float" office:value="64" calcext:value-type="float">
            <text:p>64</text:p>
          </table:table-cell>
          <table:table-cell table:style-name="ce4" table:formula="of:=SUM([.K75:.M77])+SUM([.K80:.M82])+SUM([.K70:.M72])-(COUNT([.K70:.M72])+COUNT([.K75:.M77])+COUNT([.K80:.M82]))*[.L56]*[.L56]" office:value-type="float" office:value="44.9166666666666" calcext:value-type="float">
            <text:p>44.9166666667</text:p>
          </table:table-cell>
          <table:table-cell table:number-columns-repeated="3"/>
          <table:table-cell table:style-name="ce4" table:formula="of:=SUM([.O34:.Q36])+SUM([.O39:.Q41])+SUM([.O29:.Q31])-(COUNT([.O34:.Q36])+COUNT([.O39:.Q41])+COUNT([.O29:.Q31]))*[.P76]" office:value-type="float" office:value="-11.5" calcext:value-type="float">
            <text:p>-11.5</text:p>
          </table:table-cell>
          <table:table-cell table:style-name="ce4" table:formula="of:=SUM([.P34:.R36])+SUM([.P39:.R41])+SUM([.P29:.R31])-(COUNT([.P34:.R36])+COUNT([.P39:.R41])+COUNT([.P29:.R31]))*[.Q76]" office:value-type="float" office:value="-35.7777777777778" calcext:value-type="float">
            <text:p>-35.7777777778</text:p>
          </table:table-cell>
          <table:table-cell table:style-name="ce4" table:formula="of:=SUM([.Q34:.S36])+SUM([.Q39:.S41])+SUM([.Q29:.S31])-(COUNT([.Q34:.S36])+COUNT([.Q39:.S41])+COUNT([.Q29:.S31]))*[.R76]" office:value-type="float" office:value="-40.6666666666667" calcext:value-type="float">
            <text:p>-40.6666666667</text:p>
          </table:table-cell>
          <table:table-cell table:style-name="ce4" table:formula="of:=SUM([.R34:.T36])+SUM([.R39:.T41])+SUM([.R29:.T31])-(COUNT([.R34:.T36])+COUNT([.R39:.T41])+COUNT([.R29:.T31]))*[.S76]" office:value-type="float" office:value="-31.3333333333334" calcext:value-type="float">
            <text:p>-31.3333333333</text:p>
          </table:table-cell>
          <table:table-cell table:style-name="ce8" table:formula="of:=[.P96]*[.P96]/([.I96]*[.B96])" office:value-type="float" office:value="0.114792043399638" calcext:value-type="float">
            <text:p>0.1147920434</text:p>
          </table:table-cell>
          <table:table-cell table:style-name="ce8" table:formula="of:=[.Q96]*[.Q96]/([.J96]*[.C96])" office:value-type="float" office:value="0.312254178587563" calcext:value-type="float">
            <text:p>0.3122541786</text:p>
          </table:table-cell>
          <table:table-cell table:style-name="ce8" table:formula="of:=[.R96]*[.R96]/([.K96]*[.D96])" office:value-type="float" office:value="0.296635841836735" calcext:value-type="float">
            <text:p>0.2966358418</text:p>
          </table:table-cell>
          <table:table-cell table:style-name="ce8" table:formula="of:=[.S96]*[.S96]/([.L96]*[.E96])" office:value-type="float" office:value="0.385725199170579" calcext:value-type="float">
            <text:p>0.3857251992</text:p>
          </table:table-cell>
        </table:table-row>
        <table:table-row table:style-name="ro1">
          <table:table-cell/>
          <table:table-cell table:style-name="ce4" table:formula="of:=SUM([.A76:.C78])+SUM([.A81:.C83])+SUM([.A71:.C73])-(COUNT([.A71:.C73])+COUNT([.A76:.C78])+COUNT([.A81:.C83]))*[.B57]*[.B57]" office:value-type="float" office:value="65.1111111111111" calcext:value-type="float">
            <text:p>65.1111111111</text:p>
          </table:table-cell>
          <table:table-cell table:style-name="ce4" table:formula="of:=SUM([.B76:.D78])+SUM([.B81:.D83])+SUM([.B71:.D73])-(COUNT([.B71:.D73])+COUNT([.B76:.D78])+COUNT([.B81:.D83]))*[.C57]*[.C57]" office:value-type="float" office:value="108.074074074074" calcext:value-type="float">
            <text:p>108.0740740741</text:p>
          </table:table-cell>
          <table:table-cell table:style-name="ce4" table:formula="of:=SUM([.C76:.E78])+SUM([.C81:.E83])+SUM([.C71:.E73])-(COUNT([.C71:.E73])+COUNT([.C76:.E78])+COUNT([.C81:.E83]))*[.D57]*[.D57]" office:value-type="float" office:value="124.740740740741" calcext:value-type="float">
            <text:p>124.7407407407</text:p>
          </table:table-cell>
          <table:table-cell table:style-name="ce4" table:formula="of:=SUM([.D76:.F78])+SUM([.D81:.F83])+SUM([.D71:.F73])-(COUNT([.D71:.F73])+COUNT([.D76:.F78])+COUNT([.D81:.F83]))*[.E57]*[.E57]" office:value-type="float" office:value="83.6111111111111" calcext:value-type="float">
            <text:p>83.6111111111</text:p>
          </table:table-cell>
          <table:table-cell table:number-columns-repeated="3"/>
          <table:table-cell table:style-name="ce4" table:formula="of:=SUM([.H76:.J78])+SUM([.H81:.J83])+SUM([.H71:.J73])-(COUNT([.H71:.J73])+COUNT([.H76:.J78])+COUNT([.H81:.J83]))*[.I57]*[.I57]" office:value-type="float" office:value="60" calcext:value-type="float">
            <text:p>60</text:p>
          </table:table-cell>
          <table:table-cell table:style-name="ce4" table:formula="of:=SUM([.I76:.K78])+SUM([.I81:.K83])+SUM([.I71:.K73])-(COUNT([.I71:.K73])+COUNT([.I76:.K78])+COUNT([.I81:.K83]))*[.J57]*[.J57]" office:value-type="float" office:value="102.962962962963" calcext:value-type="float">
            <text:p>102.962962963</text:p>
          </table:table-cell>
          <table:table-cell table:style-name="ce4" table:formula="of:=SUM([.J76:.L78])+SUM([.J81:.L83])+SUM([.J71:.L73])-(COUNT([.J71:.L73])+COUNT([.J76:.L78])+COUNT([.J81:.L83]))*[.K57]*[.K57]" office:value-type="float" office:value="97.8518518518519" calcext:value-type="float">
            <text:p>97.8518518519</text:p>
          </table:table-cell>
          <table:table-cell table:style-name="ce4" table:formula="of:=SUM([.K76:.M78])+SUM([.K81:.M83])+SUM([.K71:.M73])-(COUNT([.K71:.M73])+COUNT([.K76:.M78])+COUNT([.K81:.M83]))*[.L57]*[.L57]" office:value-type="float" office:value="65.1111111111111" calcext:value-type="float">
            <text:p>65.1111111111</text:p>
          </table:table-cell>
          <table:table-cell table:number-columns-repeated="3"/>
          <table:table-cell table:style-name="ce4" table:formula="of:=SUM([.O35:.Q37])+SUM([.O40:.Q42])+SUM([.O30:.Q32])-(COUNT([.O35:.Q37])+COUNT([.O40:.Q42])+COUNT([.O30:.Q32]))*[.P77]" office:value-type="float" office:value="-8" calcext:value-type="float">
            <text:p>-8</text:p>
          </table:table-cell>
          <table:table-cell table:style-name="ce4" table:formula="of:=SUM([.P35:.R37])+SUM([.P40:.R42])+SUM([.P30:.R32])-(COUNT([.P35:.R37])+COUNT([.P40:.R42])+COUNT([.P30:.R32]))*[.Q77]" office:value-type="float" office:value="-24.8148148148148" calcext:value-type="float">
            <text:p>-24.8148148148</text:p>
          </table:table-cell>
          <table:table-cell table:style-name="ce4" table:formula="of:=SUM([.Q35:.S37])+SUM([.Q40:.S42])+SUM([.Q30:.S32])-(COUNT([.Q35:.S37])+COUNT([.Q40:.S42])+COUNT([.Q30:.S32]))*[.R77]" office:value-type="float" office:value="-40.0370370370371" calcext:value-type="float">
            <text:p>-40.037037037</text:p>
          </table:table-cell>
          <table:table-cell table:style-name="ce4" table:formula="of:=SUM([.R35:.T37])+SUM([.R40:.T42])+SUM([.R30:.T32])-(COUNT([.R35:.T37])+COUNT([.R40:.T42])+COUNT([.R30:.T32]))*[.S77]" office:value-type="float" office:value="-34.8888888888889" calcext:value-type="float">
            <text:p>-34.8888888889</text:p>
          </table:table-cell>
          <table:table-cell table:style-name="ce8" table:formula="of:=[.P97]*[.P97]/([.I97]*[.B97])" office:value-type="float" office:value="0.016382252559727" calcext:value-type="float">
            <text:p>0.0163822526</text:p>
          </table:table-cell>
          <table:table-cell table:style-name="ce8" table:formula="of:=[.Q97]*[.Q97]/([.J97]*[.C97])" office:value-type="float" office:value="0.0553374983358069" calcext:value-type="float">
            <text:p>0.0553374983</text:p>
          </table:table-cell>
          <table:table-cell table:style-name="ce8" table:formula="of:=[.R97]*[.R97]/([.K97]*[.D97])" office:value-type="float" office:value="0.131324722507422" calcext:value-type="float">
            <text:p>0.1313247225</text:p>
          </table:table-cell>
          <table:table-cell table:style-name="ce8" table:formula="of:=[.S97]*[.S97]/([.L97]*[.E97])" office:value-type="float" office:value="0.223591441497625" calcext:value-type="float">
            <text:p>0.2235914415</text:p>
          </table:table-cell>
        </table:table-row>
        <table:table-row table:style-name="ro1">
          <table:table-cell/>
          <table:table-cell table:style-name="ce4" table:formula="of:=SUM([.A77:.C79])+SUM([.A82:.C84])+SUM([.A72:.C74])-(COUNT([.A72:.C74])+COUNT([.A77:.C79])+COUNT([.A82:.C84]))*[.B58]*[.B58]" office:value-type="float" office:value="54.2777777777778" calcext:value-type="float">
            <text:p>54.2777777778</text:p>
          </table:table-cell>
          <table:table-cell table:style-name="ce4" table:formula="of:=SUM([.B77:.D79])+SUM([.B82:.D84])+SUM([.B72:.D74])-(COUNT([.B72:.D74])+COUNT([.B77:.D79])+COUNT([.B82:.D84]))*[.C58]*[.C58]" office:value-type="float" office:value="110" calcext:value-type="float">
            <text:p>110</text:p>
          </table:table-cell>
          <table:table-cell table:style-name="ce4" table:formula="of:=SUM([.C77:.E79])+SUM([.C82:.E84])+SUM([.C72:.E74])-(COUNT([.C72:.E74])+COUNT([.C77:.E79])+COUNT([.C82:.E84]))*[.D58]*[.D58]" office:value-type="float" office:value="138.740740740741" calcext:value-type="float">
            <text:p>138.7407407407</text:p>
          </table:table-cell>
          <table:table-cell table:style-name="ce4" table:formula="of:=SUM([.D77:.F79])+SUM([.D82:.F84])+SUM([.D72:.F74])-(COUNT([.D72:.F74])+COUNT([.D77:.F79])+COUNT([.D82:.F84]))*[.E58]*[.E58]" office:value-type="float" office:value="110.444444444444" calcext:value-type="float">
            <text:p>110.4444444444</text:p>
          </table:table-cell>
          <table:table-cell table:number-columns-repeated="3"/>
          <table:table-cell table:style-name="ce4" table:formula="of:=SUM([.H77:.J79])+SUM([.H82:.J84])+SUM([.H72:.J74])-(COUNT([.H72:.J74])+COUNT([.H77:.J79])+COUNT([.H82:.J84]))*[.I58]*[.I58]" office:value-type="float" office:value="67.6111111111111" calcext:value-type="float">
            <text:p>67.6111111111</text:p>
          </table:table-cell>
          <table:table-cell table:style-name="ce4" table:formula="of:=SUM([.I77:.K79])+SUM([.I82:.K84])+SUM([.I72:.K74])-(COUNT([.I72:.K74])+COUNT([.I77:.K79])+COUNT([.I82:.K84]))*[.J58]*[.J58]" office:value-type="float" office:value="113.185185185185" calcext:value-type="float">
            <text:p>113.1851851852</text:p>
          </table:table-cell>
          <table:table-cell table:style-name="ce4" table:formula="of:=SUM([.J77:.L79])+SUM([.J82:.L84])+SUM([.J72:.L74])-(COUNT([.J72:.L74])+COUNT([.J77:.L79])+COUNT([.J82:.L84]))*[.K58]*[.K58]" office:value-type="float" office:value="107.62962962963" calcext:value-type="float">
            <text:p>107.6296296296</text:p>
          </table:table-cell>
          <table:table-cell table:style-name="ce4" table:formula="of:=SUM([.K77:.M79])+SUM([.K82:.M84])+SUM([.K72:.M74])-(COUNT([.K72:.M74])+COUNT([.K77:.M79])+COUNT([.K82:.M84]))*[.L58]*[.L58]" office:value-type="float" office:value="72.2777777777777" calcext:value-type="float">
            <text:p>72.2777777778</text:p>
          </table:table-cell>
          <table:table-cell table:number-columns-repeated="3"/>
          <table:table-cell table:style-name="ce4" table:formula="of:=SUM([.O36:.Q38])+SUM([.O41:.Q43])+SUM([.O31:.Q33])-(COUNT([.O36:.Q38])+COUNT([.O41:.Q43])+COUNT([.O31:.Q33]))*[.P78]" office:value-type="float" office:value="-24.0555555555555" calcext:value-type="float">
            <text:p>-24.0555555556</text:p>
          </table:table-cell>
          <table:table-cell table:style-name="ce4" table:formula="of:=SUM([.P36:.R38])+SUM([.P41:.R43])+SUM([.P31:.R33])-(COUNT([.P36:.R38])+COUNT([.P41:.R43])+COUNT([.P31:.R33]))*[.Q78]" office:value-type="float" office:value="-46.3333333333334" calcext:value-type="float">
            <text:p>-46.3333333333</text:p>
          </table:table-cell>
          <table:table-cell table:style-name="ce4" table:formula="of:=SUM([.Q36:.S38])+SUM([.Q41:.S43])+SUM([.Q31:.S33])-(COUNT([.Q36:.S38])+COUNT([.Q41:.S43])+COUNT([.Q31:.S33]))*[.R78]" office:value-type="float" office:value="-51.851851851852" calcext:value-type="float">
            <text:p>-51.8518518519</text:p>
          </table:table-cell>
          <table:table-cell table:style-name="ce4" table:formula="of:=SUM([.R36:.T38])+SUM([.R41:.T43])+SUM([.R31:.T33])-(COUNT([.R36:.T38])+COUNT([.R41:.T43])+COUNT([.R31:.T33]))*[.S78]" office:value-type="float" office:value="-35.1111111111112" calcext:value-type="float">
            <text:p>-35.1111111111</text:p>
          </table:table-cell>
          <table:table-cell table:style-name="ce8" table:formula="of:=[.P98]*[.P98]/([.I98]*[.B98])" office:value-type="float" office:value="0.157685097421466" calcext:value-type="float">
            <text:p>0.1576850974</text:p>
          </table:table-cell>
          <table:table-cell table:style-name="ce8" table:formula="of:=[.Q98]*[.Q98]/([.J98]*[.C98])" office:value-type="float" office:value="0.172426820561638" calcext:value-type="float">
            <text:p>0.1724268206</text:p>
          </table:table-cell>
          <table:table-cell table:style-name="ce8" table:formula="of:=[.R98]*[.R98]/([.K98]*[.D98])" office:value-type="float" office:value="0.180049818682485" calcext:value-type="float">
            <text:p>0.1800498187</text:p>
          </table:table-cell>
          <table:table-cell table:style-name="ce8" table:formula="of:=[.S98]*[.S98]/([.L98]*[.E98])" office:value-type="float" office:value="0.154433132229195" calcext:value-type="float">
            <text:p>0.1544331322</text:p>
          </table:table-cell>
        </table:table-row>
        <table:table-row table:style-name="ro1">
          <table:table-cell/>
          <table:table-cell table:style-name="ce4" table:formula="of:=SUM([.A78:.C80])+SUM([.A83:.C85])+SUM([.A73:.C75])-(COUNT([.A73:.C75])+COUNT([.A78:.C80])+COUNT([.A83:.C85]))*[.B59]*[.B59]" office:value-type="float" office:value="46.9166666666667" calcext:value-type="float">
            <text:p>46.9166666667</text:p>
          </table:table-cell>
          <table:table-cell table:style-name="ce4" table:formula="of:=SUM([.B78:.D80])+SUM([.B83:.D85])+SUM([.B73:.D75])-(COUNT([.B73:.D75])+COUNT([.B78:.D80])+COUNT([.B83:.D85]))*[.C59]*[.C59]" office:value-type="float" office:value="74" calcext:value-type="float">
            <text:p>74</text:p>
          </table:table-cell>
          <table:table-cell table:style-name="ce4" table:formula="of:=SUM([.C78:.E80])+SUM([.C83:.E85])+SUM([.C73:.E75])-(COUNT([.C73:.E75])+COUNT([.C78:.E80])+COUNT([.C83:.E85]))*[.D59]*[.D59]" office:value-type="float" office:value="76.9444444444445" calcext:value-type="float">
            <text:p>76.9444444444</text:p>
          </table:table-cell>
          <table:table-cell table:style-name="ce4" table:formula="of:=SUM([.D78:.F80])+SUM([.D83:.F85])+SUM([.D73:.F75])-(COUNT([.D73:.F75])+COUNT([.D78:.F80])+COUNT([.D83:.F85]))*[.E59]*[.E59]" office:value-type="float" office:value="54.25" calcext:value-type="float">
            <text:p>54.25</text:p>
          </table:table-cell>
          <table:table-cell table:number-columns-repeated="3"/>
          <table:table-cell table:style-name="ce4" table:formula="of:=SUM([.H78:.J80])+SUM([.H83:.J85])+SUM([.H73:.J75])-(COUNT([.H73:.J75])+COUNT([.H78:.J80])+COUNT([.H83:.J85]))*[.I59]*[.I59]" office:value-type="float" office:value="36.9166666666666" calcext:value-type="float">
            <text:p>36.9166666667</text:p>
          </table:table-cell>
          <table:table-cell table:style-name="ce4" table:formula="of:=SUM([.I78:.K80])+SUM([.I83:.K85])+SUM([.I73:.K75])-(COUNT([.I73:.K75])+COUNT([.I78:.K80])+COUNT([.I83:.K85]))*[.J59]*[.J59]" office:value-type="float" office:value="52.9444444444445" calcext:value-type="float">
            <text:p>52.9444444444</text:p>
          </table:table-cell>
          <table:table-cell table:style-name="ce4" table:formula="of:=SUM([.J78:.L80])+SUM([.J83:.L85])+SUM([.J73:.L75])-(COUNT([.J73:.L75])+COUNT([.J78:.L80])+COUNT([.J83:.L85]))*[.K59]*[.K59]" office:value-type="float" office:value="48.9444444444445" calcext:value-type="float">
            <text:p>48.9444444444</text:p>
          </table:table-cell>
          <table:table-cell table:style-name="ce4" table:formula="of:=SUM([.K78:.M80])+SUM([.K83:.M85])+SUM([.K73:.M75])-(COUNT([.K73:.M75])+COUNT([.K78:.M80])+COUNT([.K83:.M85]))*[.L59]*[.L59]" office:value-type="float" office:value="32.9166666666666" calcext:value-type="float">
            <text:p>32.9166666667</text:p>
          </table:table-cell>
          <table:table-cell table:number-columns-repeated="3"/>
          <table:table-cell table:style-name="ce4" table:formula="of:=SUM([.O37:.Q39])+SUM([.O42:.Q44])+SUM([.O32:.Q34])-(COUNT([.O37:.Q39])+COUNT([.O42:.Q44])+COUNT([.O32:.Q34]))*[.P79]" office:value-type="float" office:value="-14.5833333333334" calcext:value-type="float">
            <text:p>-14.5833333333</text:p>
          </table:table-cell>
          <table:table-cell table:style-name="ce4" table:formula="of:=SUM([.P37:.R39])+SUM([.P42:.R44])+SUM([.P32:.R34])-(COUNT([.P37:.R39])+COUNT([.P42:.R44])+COUNT([.P32:.R34]))*[.Q79]" office:value-type="float" office:value="-9" calcext:value-type="float">
            <text:p>-9</text:p>
          </table:table-cell>
          <table:table-cell table:style-name="ce4" table:formula="of:=SUM([.Q37:.S39])+SUM([.Q42:.S44])+SUM([.Q32:.S34])-(COUNT([.Q37:.S39])+COUNT([.Q42:.S44])+COUNT([.Q32:.S34]))*[.R79]" office:value-type="float" office:value="-5.05555555555554" calcext:value-type="float">
            <text:p>-5.0555555556</text:p>
          </table:table-cell>
          <table:table-cell table:style-name="ce4" table:formula="of:=SUM([.R37:.T39])+SUM([.R42:.T44])+SUM([.R32:.T34])-(COUNT([.R37:.T39])+COUNT([.R42:.T44])+COUNT([.R32:.T34]))*[.S79]" office:value-type="float" office:value="2.75" calcext:value-type="float">
            <text:p>2.75</text:p>
          </table:table-cell>
          <table:table-cell table:style-name="ce8" table:formula="of:=[.P99]*[.P99]/([.I99]*[.B99])" office:value-type="float" office:value="0.122790276212968" calcext:value-type="float">
            <text:p>0.1227902762</text:p>
          </table:table-cell>
          <table:table-cell table:style-name="ce8" table:formula="of:=[.Q99]*[.Q99]/([.J99]*[.C99])" office:value-type="float" office:value="0.020674399478177" calcext:value-type="float">
            <text:p>0.0206743995</text:p>
          </table:table-cell>
          <table:table-cell table:style-name="ce8" table:formula="of:=[.R99]*[.R99]/([.K99]*[.D99])" office:value-type="float" office:value="0.00678667579096609" calcext:value-type="float">
            <text:p>0.0067866758</text:p>
          </table:table-cell>
          <table:table-cell table:style-name="ce8" table:formula="of:=[.S99]*[.S99]/([.L99]*[.E99])" office:value-type="float" office:value="0.00423496470862743" calcext:value-type="float">
            <text:p>0.0042349647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/>
          <table:table-cell table:style-name="ce4" table:formula="of:=SUM([.A80:.C82])+SUM([.A75:.C77])-(COUNT([.A75:.C77])+COUNT([.A80:.C82]))*[.B61]*[.B61]" office:value-type="float" office:value="20" calcext:value-type="float">
            <text:p>20</text:p>
          </table:table-cell>
          <table:table-cell table:style-name="ce4" table:formula="of:=SUM([.B80:.D82])+SUM([.B75:.D77])-(COUNT([.B75:.D77])+COUNT([.B80:.D82]))*[.C61]*[.C61]" office:value-type="float" office:value="39" calcext:value-type="float">
            <text:p>39</text:p>
          </table:table-cell>
          <table:table-cell table:style-name="ce4" table:formula="of:=SUM([.C80:.E82])+SUM([.C75:.E77])-(COUNT([.C75:.E77])+COUNT([.C80:.E82]))*[.D61]*[.D61]" office:value-type="float" office:value="53.6666666666667" calcext:value-type="float">
            <text:p>53.6666666667</text:p>
          </table:table-cell>
          <table:table-cell table:style-name="ce4" table:formula="of:=SUM([.D80:.F82])+SUM([.D75:.F77])-(COUNT([.D75:.F77])+COUNT([.D80:.F82]))*[.E61]*[.E61]" office:value-type="float" office:value="35.5" calcext:value-type="float">
            <text:p>35.5</text:p>
          </table:table-cell>
          <table:table-cell table:number-columns-repeated="3"/>
          <table:table-cell table:style-name="ce4" table:formula="of:=SUM([.H80:.J82])+SUM([.H75:.J77])-(COUNT([.H75:.J77])+COUNT([.H80:.J82]))*[.I61]*[.I61]" office:value-type="float" office:value="21.5" calcext:value-type="float">
            <text:p>21.5</text:p>
          </table:table-cell>
          <table:table-cell table:style-name="ce4" table:formula="of:=SUM([.I80:.K82])+SUM([.I75:.K77])-(COUNT([.I75:.K77])+COUNT([.I80:.K82]))*[.J61]*[.J61]" office:value-type="float" office:value="45.6666666666666" calcext:value-type="float">
            <text:p>45.6666666667</text:p>
          </table:table-cell>
          <table:table-cell table:style-name="ce4" table:formula="of:=SUM([.J80:.L82])+SUM([.J75:.L77])-(COUNT([.J75:.L77])+COUNT([.J80:.L82]))*[.K61]*[.K61]" office:value-type="float" office:value="44.6666666666667" calcext:value-type="float">
            <text:p>44.6666666667</text:p>
          </table:table-cell>
          <table:table-cell table:style-name="ce4" table:formula="of:=SUM([.K80:.M82])+SUM([.K75:.M77])-(COUNT([.K75:.M77])+COUNT([.K80:.M82]))*[.L61]*[.L61]" office:value-type="float" office:value="29.875" calcext:value-type="float">
            <text:p>29.875</text:p>
          </table:table-cell>
          <table:table-cell table:number-columns-repeated="3"/>
          <table:table-cell table:style-name="ce4" table:formula="of:=SUM([.O39:.Q41])+SUM([.O34:.Q36])-(COUNT([.O39:.Q41])+COUNT([.O34:.Q36]))*[.P81]" office:value-type="float" office:value="-10" calcext:value-type="float">
            <text:p>-10</text:p>
          </table:table-cell>
          <table:table-cell table:style-name="ce4" table:formula="of:=SUM([.P39:.R41])+SUM([.P34:.R36])-(COUNT([.P39:.R41])+COUNT([.P34:.R36]))*[.Q81]" office:value-type="float" office:value="-30" calcext:value-type="float">
            <text:p>-30</text:p>
          </table:table-cell>
          <table:table-cell table:style-name="ce4" table:formula="of:=SUM([.Q39:.S41])+SUM([.Q34:.S36])-(COUNT([.Q39:.S41])+COUNT([.Q34:.S36]))*[.R81]" office:value-type="float" office:value="-29.3333333333333" calcext:value-type="float">
            <text:p>-29.3333333333</text:p>
          </table:table-cell>
          <table:table-cell table:style-name="ce4" table:formula="of:=SUM([.R39:.T41])+SUM([.R34:.T36])-(COUNT([.R39:.T41])+COUNT([.R34:.T36]))*[.S81]" office:value-type="float" office:value="-21.25" calcext:value-type="float">
            <text:p>-21.25</text:p>
          </table:table-cell>
          <table:table-cell table:style-name="ce8" table:formula="of:=[.P101]*[.P101]/([.I101]*[.B101])" office:value-type="float" office:value="0.232558139534884" calcext:value-type="float">
            <text:p>0.2325581395</text:p>
          </table:table-cell>
          <table:table-cell table:style-name="ce8" table:formula="of:=[.Q101]*[.Q101]/([.J101]*[.C101])" office:value-type="float" office:value="0.505334081976419" calcext:value-type="float">
            <text:p>0.505334082</text:p>
          </table:table-cell>
          <table:table-cell table:style-name="ce8" table:formula="of:=[.R101]*[.R101]/([.K101]*[.D101])" office:value-type="float" office:value="0.358950588671548" calcext:value-type="float">
            <text:p>0.3589505887</text:p>
          </table:table-cell>
          <table:table-cell table:style-name="ce8" table:formula="of:=[.S101]*[.S101]/([.L101]*[.E101])" office:value-type="float" office:value="0.425776415817078" calcext:value-type="float">
            <text:p>0.4257764158</text:p>
          </table:table-cell>
        </table:table-row>
        <table:table-row table:style-name="ro1">
          <table:table-cell/>
          <table:table-cell table:style-name="ce4" table:formula="of:=SUM([.A81:.C83])+SUM([.A76:.C78])-(COUNT([.A76:.C78])+COUNT([.A81:.C83]))*[.B62]*[.B62]" office:value-type="float" office:value="27.6666666666667" calcext:value-type="float">
            <text:p>27.6666666667</text:p>
          </table:table-cell>
          <table:table-cell table:style-name="ce4" table:formula="of:=SUM([.B81:.D83])+SUM([.B76:.D78])-(COUNT([.B76:.D78])+COUNT([.B81:.D83]))*[.C62]*[.C62]" office:value-type="float" office:value="56.9444444444445" calcext:value-type="float">
            <text:p>56.9444444444</text:p>
          </table:table-cell>
          <table:table-cell table:style-name="ce4" table:formula="of:=SUM([.C81:.E83])+SUM([.C76:.E78])-(COUNT([.C76:.E78])+COUNT([.C81:.E83]))*[.D62]*[.D62]" office:value-type="float" office:value="68.5" calcext:value-type="float">
            <text:p>68.5</text:p>
          </table:table-cell>
          <table:table-cell table:style-name="ce4" table:formula="of:=SUM([.D81:.F83])+SUM([.D76:.F78])-(COUNT([.D76:.F78])+COUNT([.D81:.F83]))*[.E62]*[.E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H81:.J83])+SUM([.H76:.J78])-(COUNT([.H76:.J78])+COUNT([.H81:.J83]))*[.I62]*[.I62]" office:value-type="float" office:value="33.6666666666667" calcext:value-type="float">
            <text:p>33.6666666667</text:p>
          </table:table-cell>
          <table:table-cell table:style-name="ce4" table:formula="of:=SUM([.I81:.K83])+SUM([.I76:.K78])-(COUNT([.I76:.K78])+COUNT([.I81:.K83]))*[.J62]*[.J62]" office:value-type="float" office:value="68" calcext:value-type="float">
            <text:p>68</text:p>
          </table:table-cell>
          <table:table-cell table:style-name="ce4" table:formula="of:=SUM([.J81:.L83])+SUM([.J76:.L78])-(COUNT([.J76:.L78])+COUNT([.J81:.L83]))*[.K62]*[.K62]" office:value-type="float" office:value="65.6111111111111" calcext:value-type="float">
            <text:p>65.6111111111</text:p>
          </table:table-cell>
          <table:table-cell table:style-name="ce4" table:formula="of:=SUM([.K81:.M83])+SUM([.K76:.M78])-(COUNT([.K76:.M78])+COUNT([.K81:.M83]))*[.L62]*[.L62]" office:value-type="float" office:value="43.6666666666667" calcext:value-type="float">
            <text:p>43.6666666667</text:p>
          </table:table-cell>
          <table:table-cell table:number-columns-repeated="3"/>
          <table:table-cell table:style-name="ce4" table:formula="of:=SUM([.O40:.Q42])+SUM([.O35:.Q37])-(COUNT([.O40:.Q42])+COUNT([.O35:.Q37]))*[.P82]" office:value-type="float" office:value="-1.33333333333331" calcext:value-type="float">
            <text:p>-1.3333333333</text:p>
          </table:table-cell>
          <table:table-cell table:style-name="ce4" table:formula="of:=SUM([.P40:.R42])+SUM([.P35:.R37])-(COUNT([.P40:.R42])+COUNT([.P35:.R37]))*[.Q82]" office:value-type="float" office:value="-13.3333333333334" calcext:value-type="float">
            <text:p>-13.3333333333</text:p>
          </table:table-cell>
          <table:table-cell table:style-name="ce4" table:formula="of:=SUM([.Q40:.S42])+SUM([.Q35:.S37])-(COUNT([.Q40:.S42])+COUNT([.Q35:.S37]))*[.R82]" office:value-type="float" office:value="-20.1666666666667" calcext:value-type="float">
            <text:p>-20.1666666667</text:p>
          </table:table-cell>
          <table:table-cell table:style-name="ce4" table:formula="of:=SUM([.R40:.T42])+SUM([.R35:.T37])-(COUNT([.R40:.T42])+COUNT([.R35:.T37]))*[.S82]" office:value-type="float" office:value="-18.1666666666667" calcext:value-type="float">
            <text:p>-18.1666666667</text:p>
          </table:table-cell>
          <table:table-cell table:style-name="ce8" table:formula="of:=[.P102]*[.P102]/([.I102]*[.B102])" office:value-type="float" office:value="0.00190862459739944" calcext:value-type="float">
            <text:p>0.0019086246</text:p>
          </table:table-cell>
          <table:table-cell table:style-name="ce8" table:formula="of:=[.Q102]*[.Q102]/([.J102]*[.C102])" office:value-type="float" office:value="0.0459110473457678" calcext:value-type="float">
            <text:p>0.0459110473</text:p>
          </table:table-cell>
          <table:table-cell table:style-name="ce8" table:formula="of:=[.R102]*[.R102]/([.K102]*[.D102])" office:value-type="float" office:value="0.0904899349184479" calcext:value-type="float">
            <text:p>0.0904899349</text:p>
          </table:table-cell>
          <table:table-cell table:style-name="ce8" table:formula="of:=[.S102]*[.S102]/([.L102]*[.E102])" office:value-type="float" office:value="0.168264668809925" calcext:value-type="float">
            <text:p>0.1682646688</text:p>
          </table:table-cell>
        </table:table-row>
        <table:table-row table:style-name="ro1">
          <table:table-cell/>
          <table:table-cell table:style-name="ce4" table:formula="of:=SUM([.A82:.C84])+SUM([.A77:.C79])-(COUNT([.A77:.C79])+COUNT([.A82:.C84]))*[.B63]*[.B63]" office:value-type="float" office:value="29.6666666666667" calcext:value-type="float">
            <text:p>29.6666666667</text:p>
          </table:table-cell>
          <table:table-cell table:style-name="ce4" table:formula="of:=SUM([.B82:.D84])+SUM([.B77:.D79])-(COUNT([.B77:.D79])+COUNT([.B82:.D84]))*[.C63]*[.C63]" office:value-type="float" office:value="64.9444444444445" calcext:value-type="float">
            <text:p>64.9444444444</text:p>
          </table:table-cell>
          <table:table-cell table:style-name="ce4" table:formula="of:=SUM([.C82:.E84])+SUM([.C77:.E79])-(COUNT([.C77:.E79])+COUNT([.C82:.E84]))*[.D63]*[.D63]" office:value-type="float" office:value="78.5" calcext:value-type="float">
            <text:p>78.5</text:p>
          </table:table-cell>
          <table:table-cell table:style-name="ce4" table:formula="of:=SUM([.D82:.F84])+SUM([.D77:.F79])-(COUNT([.D77:.F79])+COUNT([.D82:.F84]))*[.E63]*[.E63]" office:value-type="float" office:value="60.25" calcext:value-type="float">
            <text:p>60.25</text:p>
          </table:table-cell>
          <table:table-cell table:number-columns-repeated="3"/>
          <table:table-cell table:style-name="ce4" table:formula="of:=SUM([.H82:.J84])+SUM([.H77:.J79])-(COUNT([.H77:.J79])+COUNT([.H82:.J84]))*[.I63]*[.I63]" office:value-type="float" office:value="37.6666666666666" calcext:value-type="float">
            <text:p>37.6666666667</text:p>
          </table:table-cell>
          <table:table-cell table:style-name="ce4" table:formula="of:=SUM([.I82:.K84])+SUM([.I77:.K79])-(COUNT([.I77:.K79])+COUNT([.I82:.K84]))*[.J63]*[.J63]" office:value-type="float" office:value="76" calcext:value-type="float">
            <text:p>76</text:p>
          </table:table-cell>
          <table:table-cell table:style-name="ce4" table:formula="of:=SUM([.J82:.L84])+SUM([.J77:.L79])-(COUNT([.J77:.L79])+COUNT([.J82:.L84]))*[.K63]*[.K63]" office:value-type="float" office:value="74" calcext:value-type="float">
            <text:p>74</text:p>
          </table:table-cell>
          <table:table-cell table:style-name="ce4" table:formula="of:=SUM([.K82:.M84])+SUM([.K77:.M79])-(COUNT([.K77:.M79])+COUNT([.K82:.M84]))*[.L63]*[.L63]" office:value-type="float" office:value="48.9166666666667" calcext:value-type="float">
            <text:p>48.9166666667</text:p>
          </table:table-cell>
          <table:table-cell table:number-columns-repeated="3"/>
          <table:table-cell table:style-name="ce4" table:formula="of:=SUM([.O41:.Q43])+SUM([.O36:.Q38])-(COUNT([.O41:.Q43])+COUNT([.O36:.Q38]))*[.P83]" office:value-type="float" office:value="-12.3333333333334" calcext:value-type="float">
            <text:p>-12.3333333333</text:p>
          </table:table-cell>
          <table:table-cell table:style-name="ce4" table:formula="of:=SUM([.P41:.R43])+SUM([.P36:.R38])-(COUNT([.P41:.R43])+COUNT([.P36:.R38]))*[.Q83]" office:value-type="float" office:value="-28" calcext:value-type="float">
            <text:p>-28</text:p>
          </table:table-cell>
          <table:table-cell table:style-name="ce4" table:formula="of:=SUM([.Q41:.S43])+SUM([.Q36:.S38])-(COUNT([.Q41:.S43])+COUNT([.Q36:.S38]))*[.R83]" office:value-type="float" office:value="-28" calcext:value-type="float">
            <text:p>-28</text:p>
          </table:table-cell>
          <table:table-cell table:style-name="ce4" table:formula="of:=SUM([.R41:.T43])+SUM([.R36:.T38])-(COUNT([.R41:.T43])+COUNT([.R36:.T38]))*[.S83]" office:value-type="float" office:value="-19.25" calcext:value-type="float">
            <text:p>-19.25</text:p>
          </table:table-cell>
          <table:table-cell table:style-name="ce8" table:formula="of:=[.P103]*[.P103]/([.I103]*[.B103])" office:value-type="float" office:value="0.136124092671772" calcext:value-type="float">
            <text:p>0.1361240927</text:p>
          </table:table-cell>
          <table:table-cell table:style-name="ce8" table:formula="of:=[.Q103]*[.Q103]/([.J103]*[.C103])" office:value-type="float" office:value="0.158840214308226" calcext:value-type="float">
            <text:p>0.1588402143</text:p>
          </table:table-cell>
          <table:table-cell table:style-name="ce8" table:formula="of:=[.R103]*[.R103]/([.K103]*[.D103])" office:value-type="float" office:value="0.134962988466173" calcext:value-type="float">
            <text:p>0.1349629885</text:p>
          </table:table-cell>
          <table:table-cell table:style-name="ce8" table:formula="of:=[.S103]*[.S103]/([.L103]*[.E103])" office:value-type="float" office:value="0.125732502986562" calcext:value-type="float">
            <text:p>0.125732503</text:p>
          </table:table-cell>
        </table:table-row>
        <table:table-row table:style-name="ro1">
          <table:table-cell/>
          <table:table-cell table:style-name="ce4" table:formula="of:=SUM([.A83:.C85])+SUM([.A78:.C80])-(COUNT([.A78:.C80])+COUNT([.A83:.C85]))*[.B64]*[.B64]" office:value-type="float" office:value="22.875" calcext:value-type="float">
            <text:p>22.875</text:p>
          </table:table-cell>
          <table:table-cell table:style-name="ce4" table:formula="of:=SUM([.B83:.D85])+SUM([.B78:.D80])-(COUNT([.B78:.D80])+COUNT([.B83:.D85]))*[.C64]*[.C64]" office:value-type="float" office:value="39.6666666666667" calcext:value-type="float">
            <text:p>39.6666666667</text:p>
          </table:table-cell>
          <table:table-cell table:style-name="ce4" table:formula="of:=SUM([.C83:.E85])+SUM([.C78:.E80])-(COUNT([.C78:.E80])+COUNT([.C83:.E85]))*[.D64]*[.D64]" office:value-type="float" office:value="39.6666666666667" calcext:value-type="float">
            <text:p>39.6666666667</text:p>
          </table:table-cell>
          <table:table-cell table:style-name="ce4" table:formula="of:=SUM([.D83:.F85])+SUM([.D78:.F80])-(COUNT([.D78:.F80])+COUNT([.D83:.F85]))*[.E64]*[.E64]" office:value-type="float" office:value="26.875" calcext:value-type="float">
            <text:p>26.875</text:p>
          </table:table-cell>
          <table:table-cell table:number-columns-repeated="3"/>
          <table:table-cell table:style-name="ce4" table:formula="of:=SUM([.H83:.J85])+SUM([.H78:.J80])-(COUNT([.H78:.J80])+COUNT([.H83:.J85]))*[.I64]*[.I64]" office:value-type="float" office:value="8" calcext:value-type="float">
            <text:p>8</text:p>
          </table:table-cell>
          <table:table-cell table:style-name="ce4" table:formula="of:=SUM([.I83:.K85])+SUM([.I78:.K80])-(COUNT([.I78:.K80])+COUNT([.I83:.K85]))*[.J64]*[.J64]" office:value-type="float" office:value="19.6666666666667" calcext:value-type="float">
            <text:p>19.6666666667</text:p>
          </table:table-cell>
          <table:table-cell table:style-name="ce4" table:formula="of:=SUM([.J83:.L85])+SUM([.J78:.L80])-(COUNT([.J78:.L80])+COUNT([.J83:.L85]))*[.K64]*[.K64]" office:value-type="float" office:value="22.25" calcext:value-type="float">
            <text:p>22.25</text:p>
          </table:table-cell>
          <table:table-cell table:style-name="ce4" table:formula="of:=SUM([.K83:.M85])+SUM([.K78:.M80])-(COUNT([.K78:.M80])+COUNT([.K83:.M85]))*[.L64]*[.L64]" office:value-type="float" office:value="17.875" calcext:value-type="float">
            <text:p>17.875</text:p>
          </table:table-cell>
          <table:table-cell table:number-columns-repeated="3"/>
          <table:table-cell table:style-name="ce4" table:formula="of:=SUM([.O42:.Q44])+SUM([.O37:.Q39])-(COUNT([.O42:.Q44])+COUNT([.O37:.Q39]))*[.P84]" office:value-type="float" office:value="-3" calcext:value-type="float">
            <text:p>-3</text:p>
          </table:table-cell>
          <table:table-cell table:style-name="ce4" table:formula="of:=SUM([.P42:.R44])+SUM([.P37:.R39])-(COUNT([.P42:.R44])+COUNT([.P37:.R39]))*[.Q84]" office:value-type="float" office:value="-0.333333333333314" calcext:value-type="float">
            <text:p>-0.3333333333</text:p>
          </table:table-cell>
          <table:table-cell table:style-name="ce4" table:formula="of:=SUM([.Q42:.S44])+SUM([.Q37:.S39])-(COUNT([.Q42:.S44])+COUNT([.Q37:.S39]))*[.R84]" office:value-type="float" office:value="2.5" calcext:value-type="float">
            <text:p>2.5</text:p>
          </table:table-cell>
          <table:table-cell table:style-name="ce4" table:formula="of:=SUM([.R42:.T44])+SUM([.R37:.T39])-(COUNT([.R42:.T44])+COUNT([.R37:.T39]))*[.S84]" office:value-type="float" office:value="3.625" calcext:value-type="float">
            <text:p>3.625</text:p>
          </table:table-cell>
          <table:table-cell table:style-name="ce8" table:formula="of:=[.P104]*[.P104]/([.I104]*[.B104])" office:value-type="float" office:value="0.0491803278688525" calcext:value-type="float">
            <text:p>0.0491803279</text:p>
          </table:table-cell>
          <table:table-cell table:style-name="ce8" table:formula="of:=[.Q104]*[.Q104]/([.J104]*[.C104])" office:value-type="float" office:value="0.000142429853297234" calcext:value-type="float">
            <text:p>0.0001424299</text:p>
          </table:table-cell>
          <table:table-cell table:style-name="ce8" table:formula="of:=[.R104]*[.R104]/([.K104]*[.D104])" office:value-type="float" office:value="0.0070814842791049" calcext:value-type="float">
            <text:p>0.0070814843</text:p>
          </table:table-cell>
          <table:table-cell table:style-name="ce8" table:formula="of:=[.S104]*[.S104]/([.L104]*[.E104])" office:value-type="float" office:value="0.0273540413075297" calcext:value-type="float">
            <text:p>0.027354041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SUM([.B86:.E104])" office:value-type="float" office:value="4040.50462962963" calcext:value-type="float">
            <text:p>4040.5046296296</text:p>
          </table:table-cell>
          <table:table-cell table:formula="of:=COUNT([.B86:.E104])" office:value-type="float" office:value="64" calcext:value-type="float">
            <text:p>64</text:p>
          </table:table-cell>
          <table:table-cell table:number-columns-repeated="5"/>
          <table:table-cell table:formula="of:=SUM([.I86:.L104])" office:value-type="float" office:value="3025.55555555555" calcext:value-type="float">
            <text:p>3025.5555555556</text:p>
          </table:table-cell>
          <table:table-cell table:formula="of:=COUNT([.I86:.L104])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P86:.S104])" office:value-type="float" office:value="-481.768518518519" calcext:value-type="float">
            <text:p>-481.7685185185</text:p>
          </table:table-cell>
          <table:table-cell table:formula="of:=COUNT([.P86:.S104])" office:value-type="float" office:value="64" calcext:value-type="float">
            <text:p>64</text:p>
          </table:table-cell>
          <table:table-cell table:number-columns-repeated="2"/>
          <table:table-cell table:style-name="ce9" table:formula="of:=AVERAGE([.T86:.W104])" office:value-type="float" office:value="0.124059127520909" calcext:value-type="float">
            <text:p>0.1240591275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table:formula="of:=[.P106]*[.P106]/[.I106]/[.B106]" office:value-type="float" office:value="0.0189861144294368" calcext:value-type="float">
            <text:p>0.0189861144</text:p>
          </table:table-cell>
          <table:table-cell table:number-columns-repeated="3"/>
          <table:table-cell table:formula="of:=SUM([.T86:.W104])" office:value-type="float" office:value="7.93978416133819" calcext:value-type="float">
            <text:p>7.9397841613</text:p>
          </table:table-cell>
          <table:table-cell table:number-columns-repeated="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9"/>
          <table:table-cell office:value-type="float" office:value="0.12063977286432" calcext:value-type="float">
            <text:p>0.1206397729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4]-[.B4])/2" office:value-type="float" office:value="0.5" calcext:value-type="float">
            <text:p>0.5</text:p>
          </table:table-cell>
          <table:table-cell table:formula="of:=([.E4]-[.C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6]/([.B86]*[.I86])*([.P86]/[.B86]*([.B25]-[.B46])-([.I25]-[.I46]))" office:value-type="float" office:value="0.0344047080126754" calcext:value-type="float">
            <text:p>0.034404708</text:p>
          </table:table-cell>
          <table:table-cell table:formula="of:=2*[.Q86]/([.C86]*[.J86])*([.Q86]/[.C86]*([.C25]-[.C46])-([.J25]-[.J46]))" office:value-type="float" office:value="0.018048" calcext:value-type="float">
            <text:p>0.018048</text:p>
          </table:table-cell>
          <table:table-cell table:formula="of:=2*[.R86]/([.D86]*[.K86])*([.R86]/[.D86]*([.D25]-[.D46])-([.K25]-[.K46]))" office:value-type="float" office:value="0.0135658688865765" calcext:value-type="float">
            <text:p>0.0135658689</text:p>
          </table:table-cell>
          <table:table-cell table:formula="of:=2*[.S86]/([.E86]*[.L86])*([.S86]/[.E86]*([.E25]-[.E46])-([.L25]-[.L46]))" office:value-type="float" office:value="-0.00349572459173707" calcext:value-type="float">
            <text:p>-0.0034957246</text:p>
          </table:table-cell>
          <table:table-cell table:number-columns-repeated="3"/>
          <table:table-cell table:style-name="ce6" table:formula="of:=[.B114]*[.I114]" office:value-type="float" office:value="0" calcext:value-type="float">
            <text:p>0</text:p>
          </table:table-cell>
          <table:table-cell table:style-name="ce6" table:formula="of:=[.C114]*[.J114]" office:value-type="float" office:value="0.009024" calcext:value-type="float">
            <text:p>0.009024</text:p>
          </table:table-cell>
          <table:table-cell table:style-name="ce6" table:formula="of:=[.D114]*[.K114]" office:value-type="float" office:value="0.00678293444328824" calcext:value-type="float">
            <text:p>0.0067829344</text:p>
          </table:table-cell>
          <table:table-cell table:style-name="ce6" table:formula="of:=[.E114]*[.L1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5]-[.B5])/2" office:value-type="float" office:value="1" calcext:value-type="float">
            <text:p>1</text:p>
          </table:table-cell>
          <table:table-cell table:formula="of:=([.E5]-[.C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7]/([.B87]*[.I87])*([.P87]/[.B87]*([.B26]-[.B47])-([.I26]-[.I47]))" office:value-type="float" office:value="0.0346318855642043" calcext:value-type="float">
            <text:p>0.0346318856</text:p>
          </table:table-cell>
          <table:table-cell table:formula="of:=2*[.Q87]/([.C87]*[.J87])*([.Q87]/[.C87]*([.C26]-[.C47])-([.J26]-[.J47]))" office:value-type="float" office:value="0.020707057061114" calcext:value-type="float">
            <text:p>0.0207070571</text:p>
          </table:table-cell>
          <table:table-cell table:formula="of:=2*[.R87]/([.D87]*[.K87])*([.R87]/[.D87]*([.D26]-[.D47])-([.K26]-[.K47]))" office:value-type="float" office:value="0.00516404234031381" calcext:value-type="float">
            <text:p>0.0051640423</text:p>
          </table:table-cell>
          <table:table-cell table:formula="of:=2*[.S87]/([.E87]*[.L87])*([.S87]/[.E87]*([.E26]-[.E47])-([.L26]-[.L47]))" office:value-type="float" office:value="-0.0113576408889973" calcext:value-type="float">
            <text:p>-0.0113576409</text:p>
          </table:table-cell>
          <table:table-cell table:number-columns-repeated="3"/>
          <table:table-cell table:style-name="ce6" table:formula="of:=[.B115]*[.I115]" office:value-type="float" office:value="0" calcext:value-type="float">
            <text:p>0</text:p>
          </table:table-cell>
          <table:table-cell table:style-name="ce6" table:formula="of:=[.C115]*[.J115]" office:value-type="float" office:value="0.020707057061114" calcext:value-type="float">
            <text:p>0.0207070571</text:p>
          </table:table-cell>
          <table:table-cell table:style-name="ce6" table:formula="of:=[.D115]*[.K115]" office:value-type="float" office:value="0.00258202117015691" calcext:value-type="float">
            <text:p>0.0025820212</text:p>
          </table:table-cell>
          <table:table-cell table:style-name="ce6" table:formula="of:=[.E115]*[.L11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6]-[.B6])/2" office:value-type="float" office:value="-0.5" calcext:value-type="float">
            <text:p>-0.5</text:p>
          </table:table-cell>
          <table:table-cell table:formula="of:=([.E6]-[.C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8]/([.B88]*[.I88])*([.P88]/[.B88]*([.B27]-[.B48])-([.I27]-[.I48]))" office:value-type="float" office:value="0.0325832579874472" calcext:value-type="float">
            <text:p>0.032583258</text:p>
          </table:table-cell>
          <table:table-cell table:formula="of:=2*[.Q88]/([.C88]*[.J88])*([.Q88]/[.C88]*([.C27]-[.C48])-([.J27]-[.J48]))" office:value-type="float" office:value="0.00871432239881483" calcext:value-type="float">
            <text:p>0.0087143224</text:p>
          </table:table-cell>
          <table:table-cell table:formula="of:=2*[.R88]/([.D88]*[.K88])*([.R88]/[.D88]*([.D27]-[.D48])-([.K27]-[.K48]))" office:value-type="float" office:value="0.0015168922270474" calcext:value-type="float">
            <text:p>0.0015168922</text:p>
          </table:table-cell>
          <table:table-cell table:formula="of:=2*[.S88]/([.E88]*[.L88])*([.S88]/[.E88]*([.E27]-[.E48])-([.L27]-[.L48]))" office:value-type="float" office:value="0.0100254132568604" calcext:value-type="float">
            <text:p>0.0100254133</text:p>
          </table:table-cell>
          <table:table-cell table:number-columns-repeated="3"/>
          <table:table-cell table:style-name="ce6" table:formula="of:=[.B116]*[.I116]" office:value-type="float" office:value="0" calcext:value-type="float">
            <text:p>0</text:p>
          </table:table-cell>
          <table:table-cell table:style-name="ce6" table:formula="of:=[.C116]*[.J116]" office:value-type="float" office:value="-0.00435716119940741" calcext:value-type="float">
            <text:p>-0.0043571612</text:p>
          </table:table-cell>
          <table:table-cell table:style-name="ce6" table:formula="of:=[.D116]*[.K116]" office:value-type="float" office:value="-0.000758446113523702" calcext:value-type="float">
            <text:p>-0.0007584461</text:p>
          </table:table-cell>
          <table:table-cell table:style-name="ce6" table:formula="of:=[.E116]*[.L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7]-[.B7])/2" office:value-type="float" office:value="0" calcext:value-type="float">
            <text:p>0</text:p>
          </table:table-cell>
          <table:table-cell table:formula="of:=([.E7]-[.C7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9]/([.B89]*[.I89])*([.P89]/[.B89]*([.B28]-[.B49])-([.I28]-[.I49]))" office:value-type="float" office:value="0.0116648777820531" calcext:value-type="float">
            <text:p>0.0116648778</text:p>
          </table:table-cell>
          <table:table-cell table:formula="of:=2*[.Q89]/([.C89]*[.J89])*([.Q89]/[.C89]*([.C28]-[.C49])-([.J28]-[.J49]))" office:value-type="float" office:value="0.0129461476220444" calcext:value-type="float">
            <text:p>0.0129461476</text:p>
          </table:table-cell>
          <table:table-cell table:formula="of:=2*[.R89]/([.D89]*[.K89])*([.R89]/[.D89]*([.D28]-[.D49])-([.K28]-[.K49]))" office:value-type="float" office:value="0.0103766118374387" calcext:value-type="float">
            <text:p>0.0103766118</text:p>
          </table:table-cell>
          <table:table-cell table:formula="of:=2*[.S89]/([.E89]*[.L89])*([.S89]/[.E89]*([.E28]-[.E49])-([.L28]-[.L49]))" office:value-type="float" office:value="0.0156749570693177" calcext:value-type="float">
            <text:p>0.0156749571</text:p>
          </table:table-cell>
          <table:table-cell table:number-columns-repeated="3"/>
          <table:table-cell table:style-name="ce6" table:formula="of:=[.B117]*[.I117]" office:value-type="float" office:value="0" calcext:value-type="float">
            <text:p>0</text:p>
          </table:table-cell>
          <table:table-cell table:style-name="ce6" table:formula="of:=[.C117]*[.J117]" office:value-type="float" office:value="0" calcext:value-type="float">
            <text:p>0</text:p>
          </table:table-cell>
          <table:table-cell table:style-name="ce6" table:formula="of:=[.D117]*[.K117]" office:value-type="float" office:value="-0.00518830591871934" calcext:value-type="float">
            <text:p>-0.0051883059</text:p>
          </table:table-cell>
          <table:table-cell table:style-name="ce6" table:formula="of:=[.E117]*[.L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9]-[.B9])/2" office:value-type="float" office:value="0.5" calcext:value-type="float">
            <text:p>0.5</text:p>
          </table:table-cell>
          <table:table-cell table:formula="of:=([.E9]-[.C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1]/([.B91]*[.I91])*([.P91]/[.B91]*([.B30]-[.B51])-([.I30]-[.I51]))" office:value-type="float" office:value="-0.00501524832351402" calcext:value-type="float">
            <text:p>-0.0050152483</text:p>
          </table:table-cell>
          <table:table-cell table:formula="of:=2*[.Q91]/([.C91]*[.J91])*([.Q91]/[.C91]*([.C30]-[.C51])-([.J30]-[.J51]))" office:value-type="float" office:value="-0.000343663293707396" calcext:value-type="float">
            <text:p>-0.0003436633</text:p>
          </table:table-cell>
          <table:table-cell table:formula="of:=2*[.R91]/([.D91]*[.K91])*([.R91]/[.D91]*([.D30]-[.D51])-([.K30]-[.K51]))" office:value-type="float" office:value="-0" calcext:value-type="float">
            <text:p>0</text:p>
          </table:table-cell>
          <table:table-cell table:formula="of:=2*[.S91]/([.E91]*[.L91])*([.S91]/[.E91]*([.E30]-[.E51])-([.L30]-[.L51]))" office:value-type="float" office:value="0.00313699698124083" calcext:value-type="float">
            <text:p>0.003136997</text:p>
          </table:table-cell>
          <table:table-cell table:number-columns-repeated="3"/>
          <table:table-cell table:style-name="ce6" table:formula="of:=[.B119]*[.I119]" office:value-type="float" office:value="-0" calcext:value-type="float">
            <text:p>0</text:p>
          </table:table-cell>
          <table:table-cell table:style-name="ce6" table:formula="of:=[.C119]*[.J119]" office:value-type="float" office:value="-0.000171831646853698" calcext:value-type="float">
            <text:p>-0.0001718316</text:p>
          </table:table-cell>
          <table:table-cell table:style-name="ce6" table:formula="of:=[.D119]*[.K119]" office:value-type="float" office:value="-0" calcext:value-type="float">
            <text:p>0</text:p>
          </table:table-cell>
          <table:table-cell table:style-name="ce6" table:formula="of:=[.E119]*[.L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0]-[.B10])/2" office:value-type="float" office:value="1" calcext:value-type="float">
            <text:p>1</text:p>
          </table:table-cell>
          <table:table-cell table:formula="of:=([.E10]-[.C10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2]/([.B92]*[.I92])*([.P92]/[.B92]*([.B31]-[.B52])-([.I31]-[.I52]))" office:value-type="float" office:value="0.00255304586252398" calcext:value-type="float">
            <text:p>0.0025530459</text:p>
          </table:table-cell>
          <table:table-cell table:formula="of:=2*[.Q92]/([.C92]*[.J92])*([.Q92]/[.C92]*([.C31]-[.C52])-([.J31]-[.J52]))" office:value-type="float" office:value="0.00013634110660712" calcext:value-type="float">
            <text:p>0.0001363411</text:p>
          </table:table-cell>
          <table:table-cell table:formula="of:=2*[.R92]/([.D92]*[.K92])*([.R92]/[.D92]*([.D31]-[.D52])-([.K31]-[.K52]))" office:value-type="float" office:value="-0.00024841968219429" calcext:value-type="float">
            <text:p>-0.0002484197</text:p>
          </table:table-cell>
          <table:table-cell table:formula="of:=2*[.S92]/([.E92]*[.L92])*([.S92]/[.E92]*([.E31]-[.E52])-([.L31]-[.L52]))" office:value-type="float" office:value="-0.00113637390358006" calcext:value-type="float">
            <text:p>-0.0011363739</text:p>
          </table:table-cell>
          <table:table-cell table:number-columns-repeated="3"/>
          <table:table-cell table:style-name="ce6" table:formula="of:=[.B120]*[.I120]" office:value-type="float" office:value="0" calcext:value-type="float">
            <text:p>0</text:p>
          </table:table-cell>
          <table:table-cell table:style-name="ce6" table:formula="of:=[.C120]*[.J120]" office:value-type="float" office:value="0.00013634110660712" calcext:value-type="float">
            <text:p>0.0001363411</text:p>
          </table:table-cell>
          <table:table-cell table:style-name="ce6" table:formula="of:=[.D120]*[.K120]" office:value-type="float" office:value="-0.00024841968219429" calcext:value-type="float">
            <text:p>-0.0002484197</text:p>
          </table:table-cell>
          <table:table-cell table:style-name="ce6" table:formula="of:=[.E120]*[.L12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1]-[.B11])/2" office:value-type="float" office:value="-3" calcext:value-type="float">
            <text:p>-3</text:p>
          </table:table-cell>
          <table:table-cell table:formula="of:=([.E11]-[.C11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3]/([.B93]*[.I93])*([.P93]/[.B93]*([.B32]-[.B53])-([.I32]-[.I53]))" office:value-type="float" office:value="0.00719212788911049" calcext:value-type="float">
            <text:p>0.0071921279</text:p>
          </table:table-cell>
          <table:table-cell table:formula="of:=2*[.Q93]/([.C93]*[.J93])*([.Q93]/[.C93]*([.C32]-[.C53])-([.J32]-[.J53]))" office:value-type="float" office:value="-0.000178783424727241" calcext:value-type="float">
            <text:p>-0.0001787834</text:p>
          </table:table-cell>
          <table:table-cell table:formula="of:=2*[.R93]/([.D93]*[.K93])*([.R93]/[.D93]*([.D32]-[.D53])-([.K32]-[.K53]))" office:value-type="float" office:value="0.00428906327728584" calcext:value-type="float">
            <text:p>0.0042890633</text:p>
          </table:table-cell>
          <table:table-cell table:formula="of:=2*[.S93]/([.E93]*[.L93])*([.S93]/[.E93]*([.E32]-[.E53])-([.L32]-[.L53]))" office:value-type="float" office:value="0.00356160625366386" calcext:value-type="float">
            <text:p>0.0035616063</text:p>
          </table:table-cell>
          <table:table-cell table:number-columns-repeated="3"/>
          <table:table-cell table:style-name="ce6" table:formula="of:=[.B121]*[.I121]" office:value-type="float" office:value="0" calcext:value-type="float">
            <text:p>0</text:p>
          </table:table-cell>
          <table:table-cell table:style-name="ce6" table:formula="of:=[.C121]*[.J121]" office:value-type="float" office:value="0.000536350274181723" calcext:value-type="float">
            <text:p>0.0005363503</text:p>
          </table:table-cell>
          <table:table-cell table:style-name="ce6" table:formula="of:=[.D121]*[.K121]" office:value-type="float" office:value="0.00214453163864292" calcext:value-type="float">
            <text:p>0.0021445316</text:p>
          </table:table-cell>
          <table:table-cell table:style-name="ce6" table:formula="of:=[.E121]*[.L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2]-[.B12])/2" office:value-type="float" office:value="-0.5" calcext:value-type="float">
            <text:p>-0.5</text:p>
          </table:table-cell>
          <table:table-cell table:formula="of:=([.E12]-[.C12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4]/([.B94]*[.I94])*([.P94]/[.B94]*([.B33]-[.B54])-([.I33]-[.I54]))" office:value-type="float" office:value="0.00981122158468748" calcext:value-type="float">
            <text:p>0.0098112216</text:p>
          </table:table-cell>
          <table:table-cell table:formula="of:=2*[.Q94]/([.C94]*[.J94])*([.Q94]/[.C94]*([.C33]-[.C54])-([.J33]-[.J54]))" office:value-type="float" office:value="-0.0000134942470391806" calcext:value-type="float">
            <text:p>-1.34942470391806E-005</text:p>
          </table:table-cell>
          <table:table-cell table:formula="of:=2*[.R94]/([.D94]*[.K94])*([.R94]/[.D94]*([.D33]-[.D54])-([.K33]-[.K54]))" office:value-type="float" office:value="0.000361201110639137" calcext:value-type="float">
            <text:p>0.0003612011</text:p>
          </table:table-cell>
          <table:table-cell table:formula="of:=2*[.S94]/([.E94]*[.L94])*([.S94]/[.E94]*([.E33]-[.E54])-([.L33]-[.L54]))" office:value-type="float" office:value="0.000867346938775509" calcext:value-type="float">
            <text:p>0.0008673469</text:p>
          </table:table-cell>
          <table:table-cell table:number-columns-repeated="3"/>
          <table:table-cell table:style-name="ce6" table:formula="of:=[.B122]*[.I122]" office:value-type="float" office:value="0" calcext:value-type="float">
            <text:p>0</text:p>
          </table:table-cell>
          <table:table-cell table:style-name="ce6" table:formula="of:=[.C122]*[.J122]" office:value-type="float" office:value="0.00000674712351959028" calcext:value-type="float">
            <text:p>6.74712351959028E-006</text:p>
          </table:table-cell>
          <table:table-cell table:style-name="ce6" table:formula="of:=[.D122]*[.K122]" office:value-type="float" office:value="-0.000361201110639137" calcext:value-type="float">
            <text:p>-0.0003612011</text:p>
          </table:table-cell>
          <table:table-cell table:style-name="ce6" table:formula="of:=[.E122]*[.L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4]-[.B14])/2" office:value-type="float" office:value="0" calcext:value-type="float">
            <text:p>0</text:p>
          </table:table-cell>
          <table:table-cell table:formula="of:=([.E14]-[.C14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6]/([.B96]*[.I96])*([.P96]/[.B96]*([.B35]-[.B56])-([.I35]-[.I56]))" office:value-type="float" office:value="0.00591333806395495" calcext:value-type="float">
            <text:p>0.0059133381</text:p>
          </table:table-cell>
          <table:table-cell table:formula="of:=2*[.Q96]/([.C96]*[.J96])*([.Q96]/[.C96]*([.C35]-[.C56])-([.J35]-[.J56]))" office:value-type="float" office:value="-0.0170283504154752" calcext:value-type="float">
            <text:p>-0.0170283504</text:p>
          </table:table-cell>
          <table:table-cell table:formula="of:=2*[.R96]/([.D96]*[.K96])*([.R96]/[.D96]*([.D35]-[.D56])-([.K35]-[.K56]))" office:value-type="float" office:value="-0.003461082296439" calcext:value-type="float">
            <text:p>-0.0034610823</text:p>
          </table:table-cell>
          <table:table-cell table:formula="of:=2*[.S96]/([.E96]*[.L96])*([.S96]/[.E96]*([.E35]-[.E56])-([.L35]-[.L56]))" office:value-type="float" office:value="0.0175966001373812" calcext:value-type="float">
            <text:p>0.0175966001</text:p>
          </table:table-cell>
          <table:table-cell table:number-columns-repeated="3"/>
          <table:table-cell table:style-name="ce6" table:formula="of:=[.B124]*[.I124]" office:value-type="float" office:value="0" calcext:value-type="float">
            <text:p>0</text:p>
          </table:table-cell>
          <table:table-cell table:style-name="ce6" table:formula="of:=[.C124]*[.J124]" office:value-type="float" office:value="-0" calcext:value-type="float">
            <text:p>0</text:p>
          </table:table-cell>
          <table:table-cell table:style-name="ce6" table:formula="of:=[.D124]*[.K124]" office:value-type="float" office:value="-0.0051916234446585" calcext:value-type="float">
            <text:p>-0.0051916234</text:p>
          </table:table-cell>
          <table:table-cell table:style-name="ce6" table:formula="of:=[.E124]*[.L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5]-[.B15])/2" office:value-type="float" office:value="1" calcext:value-type="float">
            <text:p>1</text:p>
          </table:table-cell>
          <table:table-cell table:formula="of:=([.E15]-[.C15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7]/([.B97]*[.I97])*([.P97]/[.B97]*([.B36]-[.B57])-([.I36]-[.I57]))" office:value-type="float" office:value="-0.00370417826649117" calcext:value-type="float">
            <text:p>-0.0037041783</text:p>
          </table:table-cell>
          <table:table-cell table:formula="of:=2*[.Q97]/([.C97]*[.J97])*([.Q97]/[.C97]*([.C36]-[.C57])-([.J36]-[.J57]))" office:value-type="float" office:value="-0.0113564346272199" calcext:value-type="float">
            <text:p>-0.0113564346</text:p>
          </table:table-cell>
          <table:table-cell table:formula="of:=2*[.R97]/([.D97]*[.K97])*([.R97]/[.D97]*([.D36]-[.D57])-([.K36]-[.K57]))" office:value-type="float" office:value="-0.0215016707925848" calcext:value-type="float">
            <text:p>-0.0215016708</text:p>
          </table:table-cell>
          <table:table-cell table:formula="of:=2*[.S97]/([.E97]*[.L97])*([.S97]/[.E97]*([.E36]-[.E57])-([.L36]-[.L57]))" office:value-type="float" office:value="0.0146824589215445" calcext:value-type="float">
            <text:p>0.0146824589</text:p>
          </table:table-cell>
          <table:table-cell table:number-columns-repeated="3"/>
          <table:table-cell table:style-name="ce6" table:formula="of:=[.B125]*[.I125]" office:value-type="float" office:value="-0" calcext:value-type="float">
            <text:p>0</text:p>
          </table:table-cell>
          <table:table-cell table:style-name="ce6" table:formula="of:=[.C125]*[.J125]" office:value-type="float" office:value="-0.0113564346272199" calcext:value-type="float">
            <text:p>-0.0113564346</text:p>
          </table:table-cell>
          <table:table-cell table:style-name="ce6" table:formula="of:=[.D125]*[.K125]" office:value-type="float" office:value="-0.0215016707925848" calcext:value-type="float">
            <text:p>-0.0215016708</text:p>
          </table:table-cell>
          <table:table-cell table:style-name="ce6" table:formula="of:=[.E125]*[.L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6]-[.B16])/2" office:value-type="float" office:value="0.5" calcext:value-type="float">
            <text:p>0.5</text:p>
          </table:table-cell>
          <table:table-cell table:formula="of:=([.E16]-[.C16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8]/([.B98]*[.I98])*([.P98]/[.B98]*([.B37]-[.B58])-([.I37]-[.I58]))" office:value-type="float" office:value="0.000107349661279615" calcext:value-type="float">
            <text:p>0.0001073497</text:p>
          </table:table-cell>
          <table:table-cell table:formula="of:=2*[.Q98]/([.C98]*[.J98])*([.Q98]/[.C98]*([.C37]-[.C58])-([.J37]-[.J58]))" office:value-type="float" office:value="0.00446823662613763" calcext:value-type="float">
            <text:p>0.0044682366</text:p>
          </table:table-cell>
          <table:table-cell table:formula="of:=2*[.R98]/([.D98]*[.K98])*([.R98]/[.D98]*([.D37]-[.D58])-([.K37]-[.K58]))" office:value-type="float" office:value="-0.0102521693339493" calcext:value-type="float">
            <text:p>-0.0102521693</text:p>
          </table:table-cell>
          <table:table-cell table:formula="of:=2*[.S98]/([.E98]*[.L98])*([.S98]/[.E98]*([.E37]-[.E58])-([.L37]-[.L58]))" office:value-type="float" office:value="-0.00186733386460051" calcext:value-type="float">
            <text:p>-0.0018673339</text:p>
          </table:table-cell>
          <table:table-cell table:number-columns-repeated="3"/>
          <table:table-cell table:style-name="ce6" table:formula="of:=[.B126]*[.I126]" office:value-type="float" office:value="0" calcext:value-type="float">
            <text:p>0</text:p>
          </table:table-cell>
          <table:table-cell table:style-name="ce6" table:formula="of:=[.C126]*[.J126]" office:value-type="float" office:value="0.00223411831306881" calcext:value-type="float">
            <text:p>0.0022341183</text:p>
          </table:table-cell>
          <table:table-cell table:style-name="ce6" table:formula="of:=[.D126]*[.K126]" office:value-type="float" office:value="-0.00512608466697463" calcext:value-type="float">
            <text:p>-0.0051260847</text:p>
          </table:table-cell>
          <table:table-cell table:style-name="ce6" table:formula="of:=[.E126]*[.L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7]-[.B17])/2" office:value-type="float" office:value="-2" calcext:value-type="float">
            <text:p>-2</text:p>
          </table:table-cell>
          <table:table-cell table:formula="of:=([.E17]-[.C17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9]/([.B99]*[.I99])*([.P99]/[.B99]*([.B38]-[.B59])-([.I38]-[.I59]))" office:value-type="float" office:value="0.0096911158369149" calcext:value-type="float">
            <text:p>0.0096911158</text:p>
          </table:table-cell>
          <table:table-cell table:formula="of:=2*[.Q99]/([.C99]*[.J99])*([.Q99]/[.C99]*([.C38]-[.C59])-([.J38]-[.J59]))" office:value-type="float" office:value="0.00025523949973058" calcext:value-type="float">
            <text:p>0.0002552395</text:p>
          </table:table-cell>
          <table:table-cell table:formula="of:=2*[.R99]/([.D99]*[.K99])*([.R99]/[.D99]*([.D38]-[.D59])-([.K38]-[.K59]))" office:value-type="float" office:value="-0.000193851175050406" calcext:value-type="float">
            <text:p>-0.0001938512</text:p>
          </table:table-cell>
          <table:table-cell table:formula="of:=2*[.S99]/([.E99]*[.L99])*([.S99]/[.E99]*([.E38]-[.E59])-([.L38]-[.L59]))" office:value-type="float" office:value="-0.000529888057384468" calcext:value-type="float">
            <text:p>-0.0005298881</text:p>
          </table:table-cell>
          <table:table-cell table:number-columns-repeated="3"/>
          <table:table-cell table:style-name="ce6" table:formula="of:=[.B127]*[.I127]" office:value-type="float" office:value="0" calcext:value-type="float">
            <text:p>0</text:p>
          </table:table-cell>
          <table:table-cell table:style-name="ce6" table:formula="of:=[.C127]*[.J127]" office:value-type="float" office:value="-0.000510478999461159" calcext:value-type="float">
            <text:p>-0.000510479</text:p>
          </table:table-cell>
          <table:table-cell table:style-name="ce6" table:formula="of:=[.D127]*[.K127]" office:value-type="float" office:value="0.000193851175050406" calcext:value-type="float">
            <text:p>0.0001938512</text:p>
          </table:table-cell>
          <table:table-cell table:style-name="ce6" table:formula="of:=[.E127]*[.L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9]-[.B19])/2" office:value-type="float" office:value="0" calcext:value-type="float">
            <text:p>0</text:p>
          </table:table-cell>
          <table:table-cell table:formula="of:=([.E19]-[.C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1]/([.B101]*[.I101])*([.P101]/[.B101]*([.B40]-[.B61])-([.I40]-[.I61]))" office:value-type="float" office:value="0.0697674418604651" calcext:value-type="float">
            <text:p>0.0697674419</text:p>
          </table:table-cell>
          <table:table-cell table:formula="of:=2*[.Q101]/([.C101]*[.J101])*([.Q101]/[.C101]*([.C40]-[.C61])-([.J40]-[.J61]))" office:value-type="float" office:value="0.0228912020040599" calcext:value-type="float">
            <text:p>0.022891202</text:p>
          </table:table-cell>
          <table:table-cell table:formula="of:=2*[.R101]/([.D101]*[.K101])*([.R101]/[.D101]*([.D40]-[.D61])-([.K40]-[.K61]))" office:value-type="float" office:value="0.0296423058120915" calcext:value-type="float">
            <text:p>0.0296423058</text:p>
          </table:table-cell>
          <table:table-cell table:formula="of:=2*[.S101]/([.E101]*[.L101])*([.S101]/[.E101]*([.E40]-[.E61])-([.L40]-[.L61]))" office:value-type="float" office:value="0.0491036264140326" calcext:value-type="float">
            <text:p>0.0491036264</text:p>
          </table:table-cell>
          <table:table-cell table:number-columns-repeated="3"/>
          <table:table-cell table:style-name="ce6" table:formula="of:=[.B129]*[.I129]" office:value-type="float" office:value="0" calcext:value-type="float">
            <text:p>0</text:p>
          </table:table-cell>
          <table:table-cell table:style-name="ce6" table:formula="of:=[.C129]*[.J129]" office:value-type="float" office:value="0" calcext:value-type="float">
            <text:p>0</text:p>
          </table:table-cell>
          <table:table-cell table:style-name="ce6" table:formula="of:=[.D129]*[.K129]" office:value-type="float" office:value="0.0296423058120915" calcext:value-type="float">
            <text:p>0.0296423058</text:p>
          </table:table-cell>
          <table:table-cell table:style-name="ce6" table:formula="of:=[.E129]*[.L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20]-[.B20])/2" office:value-type="float" office:value="-2" calcext:value-type="float">
            <text:p>-2</text:p>
          </table:table-cell>
          <table:table-cell table:formula="of:=([.E20]-[.C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2]/([.B102]*[.I102])*([.P102]/[.B102]*([.B41]-[.B62])-([.I41]-[.I62]))" office:value-type="float" office:value="0.00350106138498879" calcext:value-type="float">
            <text:p>0.0035010614</text:p>
          </table:table-cell>
          <table:table-cell table:formula="of:=2*[.Q102]/([.C102]*[.J102])*([.Q102]/[.C102]*([.C41]-[.C62])-([.J41]-[.J62]))" office:value-type="float" office:value="-0.00611400776848517" calcext:value-type="float">
            <text:p>-0.0061140078</text:p>
          </table:table-cell>
          <table:table-cell table:formula="of:=2*[.R102]/([.D102]*[.K102])*([.R102]/[.D102]*([.D41]-[.D62])-([.K41]-[.K62]))" office:value-type="float" office:value="0.00310057809215646" calcext:value-type="float">
            <text:p>0.0031005781</text:p>
          </table:table-cell>
          <table:table-cell table:formula="of:=2*[.S102]/([.E102]*[.L102])*([.S102]/[.E102]*([.E41]-[.E62])-([.L41]-[.L62]))" office:value-type="float" office:value="0.0184901823260349" calcext:value-type="float">
            <text:p>0.0184901823</text:p>
          </table:table-cell>
          <table:table-cell table:number-columns-repeated="3"/>
          <table:table-cell table:style-name="ce6" table:formula="of:=[.B130]*[.I130]" office:value-type="float" office:value="0" calcext:value-type="float">
            <text:p>0</text:p>
          </table:table-cell>
          <table:table-cell table:style-name="ce6" table:formula="of:=[.C130]*[.J130]" office:value-type="float" office:value="0.0122280155369703" calcext:value-type="float">
            <text:p>0.0122280155</text:p>
          </table:table-cell>
          <table:table-cell table:style-name="ce6" table:formula="of:=[.D130]*[.K130]" office:value-type="float" office:value="0.00155028904607823" calcext:value-type="float">
            <text:p>0.001550289</text:p>
          </table:table-cell>
          <table:table-cell table:style-name="ce6" table:formula="of:=[.E130]*[.L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21]-[.B21])/2" office:value-type="float" office:value="1" calcext:value-type="float">
            <text:p>1</text:p>
          </table:table-cell>
          <table:table-cell table:formula="of:=([.E21]-[.C21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3]/([.B103]*[.I103])*([.P103]/[.B103]*([.B42]-[.B63])-([.I42]-[.I63]))" office:value-type="float" office:value="0.0481167457849809" calcext:value-type="float">
            <text:p>0.0481167458</text:p>
          </table:table-cell>
          <table:table-cell table:formula="of:=2*[.Q103]/([.C103]*[.J103])*([.Q103]/[.C103]*([.C42]-[.C63])-([.J42]-[.J63]))" office:value-type="float" office:value="0.0322028492652262" calcext:value-type="float">
            <text:p>0.0322028493</text:p>
          </table:table-cell>
          <table:table-cell table:formula="of:=2*[.R103]/([.D103]*[.K103])*([.R103]/[.D103]*([.D42]-[.D63])-([.K42]-[.K63]))" office:value-type="float" office:value="0.0290229781081337" calcext:value-type="float">
            <text:p>0.0290229781</text:p>
          </table:table-cell>
          <table:table-cell table:formula="of:=2*[.S103]/([.E103]*[.L103])*([.S103]/[.E103]*([.E42]-[.E63])-([.L42]-[.L63]))" office:value-type="float" office:value="0.019820524980871" calcext:value-type="float">
            <text:p>0.019820525</text:p>
          </table:table-cell>
          <table:table-cell table:number-columns-repeated="3"/>
          <table:table-cell table:style-name="ce6" table:formula="of:=[.B131]*[.I131]" office:value-type="float" office:value="0" calcext:value-type="float">
            <text:p>0</text:p>
          </table:table-cell>
          <table:table-cell table:style-name="ce6" table:formula="of:=[.C131]*[.J131]" office:value-type="float" office:value="0.0322028492652262" calcext:value-type="float">
            <text:p>0.0322028493</text:p>
          </table:table-cell>
          <table:table-cell table:style-name="ce6" table:formula="of:=[.D131]*[.K131]" office:value-type="float" office:value="-0.0435344671622005" calcext:value-type="float">
            <text:p>-0.0435344672</text:p>
          </table:table-cell>
          <table:table-cell table:style-name="ce6" table:formula="of:=[.E131]*[.L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22]-[.B22])/2" office:value-type="float" office:value="0" calcext:value-type="float">
            <text:p>0</text:p>
          </table:table-cell>
          <table:table-cell table:formula="of:=([.E22]-[.C22])/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4]/([.B104]*[.I104])*([.P104]/[.B104]*([.B43]-[.B64])-([.I43]-[.I64]))" office:value-type="float" office:value="0.0247245364149422" calcext:value-type="float">
            <text:p>0.0247245364</text:p>
          </table:table-cell>
          <table:table-cell table:formula="of:=2*[.Q104]/([.C104]*[.J104])*([.Q104]/[.C104]*([.C43]-[.C64])-([.J43]-[.J64]))" office:value-type="float" office:value="0.000976661851181093" calcext:value-type="float">
            <text:p>0.0009766619</text:p>
          </table:table-cell>
          <table:table-cell table:formula="of:=2*[.R104]/([.D104]*[.K104])*([.R104]/[.D104]*([.D43]-[.D64])-([.K43]-[.K64]))" office:value-type="float" office:value="-0.00773607526288771" calcext:value-type="float">
            <text:p>-0.0077360753</text:p>
          </table:table-cell>
          <table:table-cell table:formula="of:=2*[.S104]/([.E104]*[.L104])*([.S104]/[.E104]*([.E43]-[.E64])-([.L43]-[.L64]))" office:value-type="float" office:value="-0.0164255863120114" calcext:value-type="float">
            <text:p>-0.0164255863</text:p>
          </table:table-cell>
          <table:table-cell table:number-columns-repeated="3"/>
          <table:table-cell table:style-name="ce6" table:formula="of:=[.B132]*[.I132]" office:value-type="float" office:value="0" calcext:value-type="float">
            <text:p>0</text:p>
          </table:table-cell>
          <table:table-cell table:style-name="ce6" table:formula="of:=[.C132]*[.J132]" office:value-type="float" office:value="0" calcext:value-type="float">
            <text:p>0</text:p>
          </table:table-cell>
          <table:table-cell table:style-name="ce6" table:formula="of:=[.D132]*[.K132]" office:value-type="float" office:value="-0.0193401881572193" calcext:value-type="float">
            <text:p>-0.0193401882</text:p>
          </table:table-cell>
          <table:table-cell table:style-name="ce6" table:formula="of:=[.E132]*[.L132]" office:value-type="float" office:value="-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35]*[.I114]" office:value-type="float" office:value="0" calcext:value-type="float">
            <text:p>0</text:p>
          </table:table-cell>
          <table:table-cell table:style-name="ce7" table:formula="of:=[.C135]*[.J114]" office:value-type="float" office:value="0" calcext:value-type="float">
            <text:p>0</text:p>
          </table:table-cell>
          <table:table-cell table:style-name="ce7" table:formula="of:=[.D135]*[.K114]" office:value-type="float" office:value="0" calcext:value-type="float">
            <text:p>0</text:p>
          </table:table-cell>
          <table:table-cell table:style-name="ce7" table:formula="of:=[.E135]*[.L1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6]-[.B4])/2" office:value-type="float" office:value="1.5" calcext:value-type="float">
            <text:p>1.5</text:p>
          </table:table-cell>
          <table:table-cell table:formula="of:=([.C6]-[.C4])/2" office:value-type="float" office:value="1.5" calcext:value-type="float">
            <text:p>1.5</text:p>
          </table:table-cell>
          <table:table-cell table:formula="of:=([.D6]-[.D4])/2" office:value-type="float" office:value="0.5" calcext:value-type="float">
            <text:p>0.5</text:p>
          </table:table-cell>
          <table:table-cell table:formula="of:=([.E6]-[.E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B136]*[.I115]" office:value-type="float" office:value="0.0519478283463064" calcext:value-type="float">
            <text:p>0.0519478283</text:p>
          </table:table-cell>
          <table:table-cell table:style-name="ce7" table:formula="of:=[.C136]*[.J115]" office:value-type="float" office:value="0.0310605855916709" calcext:value-type="float">
            <text:p>0.0310605856</text:p>
          </table:table-cell>
          <table:table-cell table:style-name="ce7" table:formula="of:=[.D136]*[.K115]" office:value-type="float" office:value="0.00258202117015691" calcext:value-type="float">
            <text:p>0.0025820212</text:p>
          </table:table-cell>
          <table:table-cell table:style-name="ce7" table:formula="of:=[.E136]*[.L115]" office:value-type="float" office:value="-0.00567882044449865" calcext:value-type="float">
            <text:p>-0.0056788204</text:p>
          </table:table-cell>
          <table:table-cell table:number-columns-repeated="4"/>
        </table:table-row>
        <table:table-row table:style-name="ro1">
          <table:table-cell/>
          <table:table-cell table:formula="of:=([.B7]-[.B5])/2" office:value-type="float" office:value="0" calcext:value-type="float">
            <text:p>0</text:p>
          </table:table-cell>
          <table:table-cell table:formula="of:=([.C7]-[.C5])/2" office:value-type="float" office:value="-0.5" calcext:value-type="float">
            <text:p>-0.5</text:p>
          </table:table-cell>
          <table:table-cell table:formula="of:=([.D7]-[.D5])/2" office:value-type="float" office:value="-1" calcext:value-type="float">
            <text:p>-1</text:p>
          </table:table-cell>
          <table:table-cell table:formula="of:=([.E7]-[.E5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B137]*[.I116]" office:value-type="float" office:value="0" calcext:value-type="float">
            <text:p>0</text:p>
          </table:table-cell>
          <table:table-cell table:style-name="ce7" table:formula="of:=[.C137]*[.J116]" office:value-type="float" office:value="-0.00435716119940741" calcext:value-type="float">
            <text:p>-0.0043571612</text:p>
          </table:table-cell>
          <table:table-cell table:style-name="ce7" table:formula="of:=[.D137]*[.K116]" office:value-type="float" office:value="-0.0015168922270474" calcext:value-type="float">
            <text:p>-0.0015168922</text:p>
          </table:table-cell>
          <table:table-cell table:style-name="ce7" table:formula="of:=[.E137]*[.L116]" office:value-type="float" office:value="-0.0150381198852906" calcext:value-type="float">
            <text:p>-0.0150381199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38]*[.I117]" office:value-type="float" office:value="0" calcext:value-type="float">
            <text:p>0</text:p>
          </table:table-cell>
          <table:table-cell table:style-name="ce7" table:formula="of:=[.C138]*[.J117]" office:value-type="float" office:value="0" calcext:value-type="float">
            <text:p>0</text:p>
          </table:table-cell>
          <table:table-cell table:style-name="ce7" table:formula="of:=[.D138]*[.K117]" office:value-type="float" office:value="0" calcext:value-type="float">
            <text:p>0</text:p>
          </table:table-cell>
          <table:table-cell table:style-name="ce7" table:formula="of:=[.E138]*[.L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0]*[.I119]" office:value-type="float" office:value="-0" calcext:value-type="float">
            <text:p>0</text:p>
          </table:table-cell>
          <table:table-cell table:style-name="ce7" table:formula="of:=[.C140]*[.J119]" office:value-type="float" office:value="-0" calcext:value-type="float">
            <text:p>0</text:p>
          </table:table-cell>
          <table:table-cell table:style-name="ce7" table:formula="of:=[.D140]*[.K119]" office:value-type="float" office:value="-0" calcext:value-type="float">
            <text:p>0</text:p>
          </table:table-cell>
          <table:table-cell table:style-name="ce7" table:formula="of:=[.E140]*[.L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11]-[.B9])/2" office:value-type="float" office:value="3" calcext:value-type="float">
            <text:p>3</text:p>
          </table:table-cell>
          <table:table-cell table:formula="of:=([.C11]-[.C9])/2" office:value-type="float" office:value="2.5" calcext:value-type="float">
            <text:p>2.5</text:p>
          </table:table-cell>
          <table:table-cell table:formula="of:=([.D11]-[.D9])/2" office:value-type="float" office:value="-0.5" calcext:value-type="float">
            <text:p>-0.5</text:p>
          </table:table-cell>
          <table:table-cell table:formula="of:=([.E11]-[.E9])/2" office:value-type="float" office:value="2" calcext:value-type="float">
            <text:p>2</text:p>
          </table:table-cell>
          <table:table-cell table:number-columns-repeated="10"/>
          <table:table-cell table:style-name="ce7" table:formula="of:=[.B141]*[.I120]" office:value-type="float" office:value="0.00765913758757193" calcext:value-type="float">
            <text:p>0.0076591376</text:p>
          </table:table-cell>
          <table:table-cell table:style-name="ce7" table:formula="of:=[.C141]*[.J120]" office:value-type="float" office:value="0.0003408527665178" calcext:value-type="float">
            <text:p>0.0003408528</text:p>
          </table:table-cell>
          <table:table-cell table:style-name="ce7" table:formula="of:=[.D141]*[.K120]" office:value-type="float" office:value="0.000124209841097145" calcext:value-type="float">
            <text:p>0.0001242098</text:p>
          </table:table-cell>
          <table:table-cell table:style-name="ce7" table:formula="of:=[.E141]*[.L120]" office:value-type="float" office:value="-0.00227274780716013" calcext:value-type="float">
            <text:p>-0.0022727478</text:p>
          </table:table-cell>
          <table:table-cell table:number-columns-repeated="4"/>
        </table:table-row>
        <table:table-row table:style-name="ro1">
          <table:table-cell/>
          <table:table-cell table:formula="of:=([.B12]-[.B10])/2" office:value-type="float" office:value="-1" calcext:value-type="float">
            <text:p>-1</text:p>
          </table:table-cell>
          <table:table-cell table:formula="of:=([.C12]-[.C10])/2" office:value-type="float" office:value="-1" calcext:value-type="float">
            <text:p>-1</text:p>
          </table:table-cell>
          <table:table-cell table:formula="of:=([.D12]-[.D10])/2" office:value-type="float" office:value="-2.5" calcext:value-type="float">
            <text:p>-2.5</text:p>
          </table:table-cell>
          <table:table-cell table:formula="of:=([.E12]-[.E10])/2" office:value-type="float" office:value="-3" calcext:value-type="float">
            <text:p>-3</text:p>
          </table:table-cell>
          <table:table-cell table:number-columns-repeated="10"/>
          <table:table-cell table:style-name="ce7" table:formula="of:=[.B142]*[.I121]" office:value-type="float" office:value="-0.00719212788911049" calcext:value-type="float">
            <text:p>-0.0071921279</text:p>
          </table:table-cell>
          <table:table-cell table:style-name="ce7" table:formula="of:=[.C142]*[.J121]" office:value-type="float" office:value="0.000178783424727241" calcext:value-type="float">
            <text:p>0.0001787834</text:p>
          </table:table-cell>
          <table:table-cell table:style-name="ce7" table:formula="of:=[.D142]*[.K121]" office:value-type="float" office:value="-0.0107226581932146" calcext:value-type="float">
            <text:p>-0.0107226582</text:p>
          </table:table-cell>
          <table:table-cell table:style-name="ce7" table:formula="of:=[.E142]*[.L121]" office:value-type="float" office:value="-0.0106848187609916" calcext:value-type="float">
            <text:p>-0.0106848188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3]*[.I122]" office:value-type="float" office:value="0" calcext:value-type="float">
            <text:p>0</text:p>
          </table:table-cell>
          <table:table-cell table:style-name="ce7" table:formula="of:=[.C143]*[.J122]" office:value-type="float" office:value="-0" calcext:value-type="float">
            <text:p>0</text:p>
          </table:table-cell>
          <table:table-cell table:style-name="ce7" table:formula="of:=[.D143]*[.K122]" office:value-type="float" office:value="0" calcext:value-type="float">
            <text:p>0</text:p>
          </table:table-cell>
          <table:table-cell table:style-name="ce7" table:formula="of:=[.E143]*[.L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5]*[.I124]" office:value-type="float" office:value="0" calcext:value-type="float">
            <text:p>0</text:p>
          </table:table-cell>
          <table:table-cell table:style-name="ce7" table:formula="of:=[.C145]*[.J124]" office:value-type="float" office:value="-0" calcext:value-type="float">
            <text:p>0</text:p>
          </table:table-cell>
          <table:table-cell table:style-name="ce7" table:formula="of:=[.D145]*[.K124]" office:value-type="float" office:value="-0" calcext:value-type="float">
            <text:p>0</text:p>
          </table:table-cell>
          <table:table-cell table:style-name="ce7" table:formula="of:=[.E145]*[.L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16]-[.B14])/2" office:value-type="float" office:value="0" calcext:value-type="float">
            <text:p>0</text:p>
          </table:table-cell>
          <table:table-cell table:formula="of:=([.C16]-[.C14])/2" office:value-type="float" office:value="1.5" calcext:value-type="float">
            <text:p>1.5</text:p>
          </table:table-cell>
          <table:table-cell table:formula="of:=([.D16]-[.D14])/2" office:value-type="float" office:value="0.5" calcext:value-type="float">
            <text:p>0.5</text:p>
          </table:table-cell>
          <table:table-cell table:formula="of:=([.E16]-[.E1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B146]*[.I125]" office:value-type="float" office:value="-0" calcext:value-type="float">
            <text:p>0</text:p>
          </table:table-cell>
          <table:table-cell table:style-name="ce7" table:formula="of:=[.C146]*[.J125]" office:value-type="float" office:value="-0.0170346519408298" calcext:value-type="float">
            <text:p>-0.0170346519</text:p>
          </table:table-cell>
          <table:table-cell table:style-name="ce7" table:formula="of:=[.D146]*[.K125]" office:value-type="float" office:value="-0.0107508353962924" calcext:value-type="float">
            <text:p>-0.0107508354</text:p>
          </table:table-cell>
          <table:table-cell table:style-name="ce7" table:formula="of:=[.E146]*[.L125]" office:value-type="float" office:value="0.00734122946077227" calcext:value-type="float">
            <text:p>0.0073412295</text:p>
          </table:table-cell>
          <table:table-cell table:number-columns-repeated="4"/>
        </table:table-row>
        <table:table-row table:style-name="ro1">
          <table:table-cell/>
          <table:table-cell table:formula="of:=([.B17]-[.B15])/2" office:value-type="float" office:value="0.5" calcext:value-type="float">
            <text:p>0.5</text:p>
          </table:table-cell>
          <table:table-cell table:formula="of:=([.C17]-[.C15])/2" office:value-type="float" office:value="-1" calcext:value-type="float">
            <text:p>-1</text:p>
          </table:table-cell>
          <table:table-cell table:formula="of:=([.D17]-[.D15])/2" office:value-type="float" office:value="-2.5" calcext:value-type="float">
            <text:p>-2.5</text:p>
          </table:table-cell>
          <table:table-cell table:formula="of:=([.E17]-[.E15])/2" office:value-type="float" office:value="-3" calcext:value-type="float">
            <text:p>-3</text:p>
          </table:table-cell>
          <table:table-cell table:number-columns-repeated="10"/>
          <table:table-cell table:style-name="ce7" table:formula="of:=[.B147]*[.I126]" office:value-type="float" office:value="0.0000536748306398076" calcext:value-type="float">
            <text:p>5.36748306398076E-005</text:p>
          </table:table-cell>
          <table:table-cell table:style-name="ce7" table:formula="of:=[.C147]*[.J126]" office:value-type="float" office:value="-0.00446823662613763" calcext:value-type="float">
            <text:p>-0.0044682366</text:p>
          </table:table-cell>
          <table:table-cell table:style-name="ce7" table:formula="of:=[.D147]*[.K126]" office:value-type="float" office:value="0.0256304233348731" calcext:value-type="float">
            <text:p>0.0256304233</text:p>
          </table:table-cell>
          <table:table-cell table:style-name="ce7" table:formula="of:=[.E147]*[.L126]" office:value-type="float" office:value="0.00560200159380154" calcext:value-type="float">
            <text:p>0.0056020016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8]*[.I127]" office:value-type="float" office:value="0" calcext:value-type="float">
            <text:p>0</text:p>
          </table:table-cell>
          <table:table-cell table:style-name="ce7" table:formula="of:=[.C148]*[.J127]" office:value-type="float" office:value="0" calcext:value-type="float">
            <text:p>0</text:p>
          </table:table-cell>
          <table:table-cell table:style-name="ce7" table:formula="of:=[.D148]*[.K127]" office:value-type="float" office:value="-0" calcext:value-type="float">
            <text:p>0</text:p>
          </table:table-cell>
          <table:table-cell table:style-name="ce7" table:formula="of:=[.E148]*[.L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50]*[.I129]" office:value-type="float" office:value="0" calcext:value-type="float">
            <text:p>0</text:p>
          </table:table-cell>
          <table:table-cell table:style-name="ce7" table:formula="of:=[.C150]*[.J129]" office:value-type="float" office:value="0" calcext:value-type="float">
            <text:p>0</text:p>
          </table:table-cell>
          <table:table-cell table:style-name="ce7" table:formula="of:=[.D150]*[.K129]" office:value-type="float" office:value="0" calcext:value-type="float">
            <text:p>0</text:p>
          </table:table-cell>
          <table:table-cell table:style-name="ce7" table:formula="of:=[.E150]*[.L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21]-[.B19])/2" office:value-type="float" office:value="1" calcext:value-type="float">
            <text:p>1</text:p>
          </table:table-cell>
          <table:table-cell table:formula="of:=([.C21]-[.C19])/2" office:value-type="float" office:value="2" calcext:value-type="float">
            <text:p>2</text:p>
          </table:table-cell>
          <table:table-cell table:formula="of:=([.D21]-[.D19])/2" office:value-type="float" office:value="2" calcext:value-type="float">
            <text:p>2</text:p>
          </table:table-cell>
          <table:table-cell table:formula="of:=([.E21]-[.E19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B151]*[.I130]" office:value-type="float" office:value="0.00350106138498879" calcext:value-type="float">
            <text:p>0.0035010614</text:p>
          </table:table-cell>
          <table:table-cell table:style-name="ce7" table:formula="of:=[.C151]*[.J130]" office:value-type="float" office:value="-0.0122280155369703" calcext:value-type="float">
            <text:p>-0.0122280155</text:p>
          </table:table-cell>
          <table:table-cell table:style-name="ce7" table:formula="of:=[.D151]*[.K130]" office:value-type="float" office:value="0.00620115618431292" calcext:value-type="float">
            <text:p>0.0062011562</text:p>
          </table:table-cell>
          <table:table-cell table:style-name="ce7" table:formula="of:=[.E151]*[.L130]" office:value-type="float" office:value="-0.00924509116301746" calcext:value-type="float">
            <text:p>-0.0092450912</text:p>
          </table:table-cell>
          <table:table-cell table:number-columns-repeated="4"/>
        </table:table-row>
        <table:table-row table:style-name="ro1">
          <table:table-cell/>
          <table:table-cell table:formula="of:=([.B22]-[.B20])/2" office:value-type="float" office:value="-1.5" calcext:value-type="float">
            <text:p>-1.5</text:p>
          </table:table-cell>
          <table:table-cell table:formula="of:=([.C22]-[.C20])/2" office:value-type="float" office:value="-1" calcext:value-type="float">
            <text:p>-1</text:p>
          </table:table-cell>
          <table:table-cell table:formula="of:=([.D22]-[.D20])/2" office:value-type="float" office:value="0.5" calcext:value-type="float">
            <text:p>0.5</text:p>
          </table:table-cell>
          <table:table-cell table:formula="of:=([.E22]-[.E20])/2" office:value-type="float" office:value="1" calcext:value-type="float">
            <text:p>1</text:p>
          </table:table-cell>
          <table:table-cell table:number-columns-repeated="10"/>
          <table:table-cell table:style-name="ce7" table:formula="of:=[.B152]*[.I131]" office:value-type="float" office:value="-0.0721751186774713" calcext:value-type="float">
            <text:p>-0.0721751187</text:p>
          </table:table-cell>
          <table:table-cell table:style-name="ce7" table:formula="of:=[.C152]*[.J131]" office:value-type="float" office:value="-0.0322028492652262" calcext:value-type="float">
            <text:p>-0.0322028493</text:p>
          </table:table-cell>
          <table:table-cell table:style-name="ce7" table:formula="of:=[.D152]*[.K131]" office:value-type="float" office:value="0.0145114890540668" calcext:value-type="float">
            <text:p>0.0145114891</text:p>
          </table:table-cell>
          <table:table-cell table:style-name="ce7" table:formula="of:=[.E152]*[.L131]" office:value-type="float" office:value="0.019820524980871" calcext:value-type="float">
            <text:p>0.019820525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53]*[.I132]" office:value-type="float" office:value="0" calcext:value-type="float">
            <text:p>0</text:p>
          </table:table-cell>
          <table:table-cell table:style-name="ce7" table:formula="of:=[.C153]*[.J132]" office:value-type="float" office:value="0" calcext:value-type="float">
            <text:p>0</text:p>
          </table:table-cell>
          <table:table-cell table:style-name="ce7" table:formula="of:=[.D153]*[.K132]" office:value-type="float" office:value="-0" calcext:value-type="float">
            <text:p>0</text:p>
          </table:table-cell>
          <table:table-cell table:style-name="ce7" table:formula="of:=[.E153]*[.L132]" office:value-type="float" office:value="-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6]*[.I114]" office:value-type="float" office:value="0" calcext:value-type="float">
            <text:p>0</text:p>
          </table:table-cell>
          <table:table-cell table:style-name="ce6" table:formula="of:=[.C156]*[.J114]" office:value-type="float" office:value="0" calcext:value-type="float">
            <text:p>0</text:p>
          </table:table-cell>
          <table:table-cell table:style-name="ce6" table:formula="of:=[.D156]*[.K114]" office:value-type="float" office:value="0" calcext:value-type="float">
            <text:p>0</text:p>
          </table:table-cell>
          <table:table-cell table:style-name="ce6" table:formula="of:=[.E156]*[.L1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7]*[.I115]" office:value-type="float" office:value="0" calcext:value-type="float">
            <text:p>0</text:p>
          </table:table-cell>
          <table:table-cell table:style-name="ce6" table:formula="of:=[.C157]*[.J115]" office:value-type="float" office:value="0" calcext:value-type="float">
            <text:p>0</text:p>
          </table:table-cell>
          <table:table-cell table:style-name="ce6" table:formula="of:=[.D157]*[.K115]" office:value-type="float" office:value="0" calcext:value-type="float">
            <text:p>0</text:p>
          </table:table-cell>
          <table:table-cell table:style-name="ce6" table:formula="of:=[.E157]*[.L11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8]*[.I116]" office:value-type="float" office:value="0" calcext:value-type="float">
            <text:p>0</text:p>
          </table:table-cell>
          <table:table-cell table:style-name="ce6" table:formula="of:=[.C158]*[.J116]" office:value-type="float" office:value="0" calcext:value-type="float">
            <text:p>0</text:p>
          </table:table-cell>
          <table:table-cell table:style-name="ce6" table:formula="of:=[.D158]*[.K116]" office:value-type="float" office:value="0" calcext:value-type="float">
            <text:p>0</text:p>
          </table:table-cell>
          <table:table-cell table:style-name="ce6" table:formula="of:=[.E158]*[.L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9]*[.I117]" office:value-type="float" office:value="0" calcext:value-type="float">
            <text:p>0</text:p>
          </table:table-cell>
          <table:table-cell table:style-name="ce6" table:formula="of:=[.C159]*[.J117]" office:value-type="float" office:value="0" calcext:value-type="float">
            <text:p>0</text:p>
          </table:table-cell>
          <table:table-cell table:style-name="ce6" table:formula="of:=[.D159]*[.K117]" office:value-type="float" office:value="0" calcext:value-type="float">
            <text:p>0</text:p>
          </table:table-cell>
          <table:table-cell table:style-name="ce6" table:formula="of:=[.E159]*[.L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formula="of:=([.B14]-[.B4])/2" office:value-type="float" office:value="1" calcext:value-type="float">
            <text:p>1</text:p>
          </table:table-cell>
          <table:table-cell table:formula="of:=([.C14]-[.C4])/2" office:value-type="float" office:value="0" calcext:value-type="float">
            <text:p>0</text:p>
          </table:table-cell>
          <table:table-cell table:formula="of:=([.D14]-[.D4])/2" office:value-type="float" office:value="0.5" calcext:value-type="float">
            <text:p>0.5</text:p>
          </table:table-cell>
          <table:table-cell table:formula="of:=([.E14]-[.E4])/2" office:value-type="float" office:value="1" calcext:value-type="float">
            <text:p>1</text:p>
          </table:table-cell>
          <table:table-cell table:number-columns-repeated="10"/>
          <table:table-cell table:style-name="ce6" table:formula="of:=[.B161]*[.I119]" office:value-type="float" office:value="-0.00501524832351402" calcext:value-type="float">
            <text:p>-0.0050152483</text:p>
          </table:table-cell>
          <table:table-cell table:style-name="ce6" table:formula="of:=[.C161]*[.J119]" office:value-type="float" office:value="-0" calcext:value-type="float">
            <text:p>0</text:p>
          </table:table-cell>
          <table:table-cell table:style-name="ce6" table:formula="of:=[.D161]*[.K119]" office:value-type="float" office:value="-0" calcext:value-type="float">
            <text:p>0</text:p>
          </table:table-cell>
          <table:table-cell table:style-name="ce6" table:formula="of:=[.E161]*[.L119]" office:value-type="float" office:value="0.00313699698124083" calcext:value-type="float">
            <text:p>0.003136997</text:p>
          </table:table-cell>
          <table:table-cell table:number-columns-repeated="4"/>
        </table:table-row>
        <table:table-row table:style-name="ro1">
          <table:table-cell/>
          <table:table-cell table:formula="of:=([.B15]-[.B5])/2" office:value-type="float" office:value="1.5" calcext:value-type="float">
            <text:p>1.5</text:p>
          </table:table-cell>
          <table:table-cell table:formula="of:=([.C15]-[.C5])/2" office:value-type="float" office:value="1.5" calcext:value-type="float">
            <text:p>1.5</text:p>
          </table:table-cell>
          <table:table-cell table:formula="of:=([.D15]-[.D5])/2" office:value-type="float" office:value="1.5" calcext:value-type="float">
            <text:p>1.5</text:p>
          </table:table-cell>
          <table:table-cell table:formula="of:=([.E15]-[.E5])/2" office:value-type="float" office:value="2" calcext:value-type="float">
            <text:p>2</text:p>
          </table:table-cell>
          <table:table-cell table:number-columns-repeated="10"/>
          <table:table-cell table:style-name="ce6" table:formula="of:=[.B162]*[.I120]" office:value-type="float" office:value="0.00382956879378596" calcext:value-type="float">
            <text:p>0.0038295688</text:p>
          </table:table-cell>
          <table:table-cell table:style-name="ce6" table:formula="of:=[.C162]*[.J120]" office:value-type="float" office:value="0.00020451165991068" calcext:value-type="float">
            <text:p>0.0002045117</text:p>
          </table:table-cell>
          <table:table-cell table:style-name="ce6" table:formula="of:=[.D162]*[.K120]" office:value-type="float" office:value="-0.000372629523291434" calcext:value-type="float">
            <text:p>-0.0003726295</text:p>
          </table:table-cell>
          <table:table-cell table:style-name="ce6" table:formula="of:=[.E162]*[.L120]" office:value-type="float" office:value="-0.00227274780716013" calcext:value-type="float">
            <text:p>-0.0022727478</text:p>
          </table:table-cell>
          <table:table-cell table:number-columns-repeated="4"/>
        </table:table-row>
        <table:table-row table:style-name="ro1">
          <table:table-cell/>
          <table:table-cell table:formula="of:=([.B16]-[.B6])/2" office:value-type="float" office:value="-0.5" calcext:value-type="float">
            <text:p>-0.5</text:p>
          </table:table-cell>
          <table:table-cell table:formula="of:=([.C16]-[.C6])/2" office:value-type="float" office:value="0" calcext:value-type="float">
            <text:p>0</text:p>
          </table:table-cell>
          <table:table-cell table:formula="of:=([.D16]-[.D6])/2" office:value-type="float" office:value="0.5" calcext:value-type="float">
            <text:p>0.5</text:p>
          </table:table-cell>
          <table:table-cell table:formula="of:=([.E16]-[.E6])/2" office:value-type="float" office:value="1" calcext:value-type="float">
            <text:p>1</text:p>
          </table:table-cell>
          <table:table-cell table:number-columns-repeated="10"/>
          <table:table-cell table:style-name="ce6" table:formula="of:=[.B163]*[.I121]" office:value-type="float" office:value="-0.00359606394455524" calcext:value-type="float">
            <text:p>-0.0035960639</text:p>
          </table:table-cell>
          <table:table-cell table:style-name="ce6" table:formula="of:=[.C163]*[.J121]" office:value-type="float" office:value="-0" calcext:value-type="float">
            <text:p>0</text:p>
          </table:table-cell>
          <table:table-cell table:style-name="ce6" table:formula="of:=[.D163]*[.K121]" office:value-type="float" office:value="0.00214453163864292" calcext:value-type="float">
            <text:p>0.0021445316</text:p>
          </table:table-cell>
          <table:table-cell table:style-name="ce6" table:formula="of:=[.E163]*[.L121]" office:value-type="float" office:value="0.00356160625366386" calcext:value-type="float">
            <text:p>0.0035616063</text:p>
          </table:table-cell>
          <table:table-cell table:number-columns-repeated="4"/>
        </table:table-row>
        <table:table-row table:style-name="ro1">
          <table:table-cell/>
          <table:table-cell table:formula="of:=([.B17]-[.B7])/2" office:value-type="float" office:value="2" calcext:value-type="float">
            <text:p>2</text:p>
          </table:table-cell>
          <table:table-cell table:formula="of:=([.C17]-[.C7])/2" office:value-type="float" office:value="1" calcext:value-type="float">
            <text:p>1</text:p>
          </table:table-cell>
          <table:table-cell table:formula="of:=([.D17]-[.D7])/2" office:value-type="float" office:value="0" calcext:value-type="float">
            <text:p>0</text:p>
          </table:table-cell>
          <table:table-cell table:formula="of:=([.E17]-[.E7])/2" office:value-type="float" office:value="0.5" calcext:value-type="float">
            <text:p>0.5</text:p>
          </table:table-cell>
          <table:table-cell table:number-columns-repeated="10"/>
          <table:table-cell table:style-name="ce6" table:formula="of:=[.B164]*[.I122]" office:value-type="float" office:value="0.019622443169375" calcext:value-type="float">
            <text:p>0.0196224432</text:p>
          </table:table-cell>
          <table:table-cell table:style-name="ce6" table:formula="of:=[.C164]*[.J122]" office:value-type="float" office:value="-0.0000134942470391806" calcext:value-type="float">
            <text:p>-1.34942470391806E-005</text:p>
          </table:table-cell>
          <table:table-cell table:style-name="ce6" table:formula="of:=[.D164]*[.K122]" office:value-type="float" office:value="0" calcext:value-type="float">
            <text:p>0</text:p>
          </table:table-cell>
          <table:table-cell table:style-name="ce6" table:formula="of:=[.E164]*[.L122]" office:value-type="float" office:value="0.000433673469387754" calcext:value-type="float">
            <text:p>0.0004336735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formula="of:=([.B19]-[.B9])/2" office:value-type="float" office:value="0.5" calcext:value-type="float">
            <text:p>0.5</text:p>
          </table:table-cell>
          <table:table-cell table:formula="of:=([.C19]-[.C9])/2" office:value-type="float" office:value="0" calcext:value-type="float">
            <text:p>0</text:p>
          </table:table-cell>
          <table:table-cell table:formula="of:=([.D19]-[.D9])/2" office:value-type="float" office:value="0" calcext:value-type="float">
            <text:p>0</text:p>
          </table:table-cell>
          <table:table-cell table:formula="of:=([.E19]-[.E9])/2" office:value-type="float" office:value="0" calcext:value-type="float">
            <text:p>0</text:p>
          </table:table-cell>
          <table:table-cell table:number-columns-repeated="10"/>
          <table:table-cell table:style-name="ce6" table:formula="of:=[.B166]*[.I124]" office:value-type="float" office:value="0.00295666903197748" calcext:value-type="float">
            <text:p>0.002956669</text:p>
          </table:table-cell>
          <table:table-cell table:style-name="ce6" table:formula="of:=[.C166]*[.J124]" office:value-type="float" office:value="-0" calcext:value-type="float">
            <text:p>0</text:p>
          </table:table-cell>
          <table:table-cell table:style-name="ce6" table:formula="of:=[.D166]*[.K124]" office:value-type="float" office:value="-0" calcext:value-type="float">
            <text:p>0</text:p>
          </table:table-cell>
          <table:table-cell table:style-name="ce6" table:formula="of:=[.E166]*[.L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20]-[.B10])/2" office:value-type="float" office:value="0" calcext:value-type="float">
            <text:p>0</text:p>
          </table:table-cell>
          <table:table-cell table:formula="of:=([.C20]-[.C10])/2" office:value-type="float" office:value="-1.5" calcext:value-type="float">
            <text:p>-1.5</text:p>
          </table:table-cell>
          <table:table-cell table:formula="of:=([.D20]-[.D10])/2" office:value-type="float" office:value="-3" calcext:value-type="float">
            <text:p>-3</text:p>
          </table:table-cell>
          <table:table-cell table:formula="of:=([.E20]-[.E10])/2" office:value-type="float" office:value="-2" calcext:value-type="float">
            <text:p>-2</text:p>
          </table:table-cell>
          <table:table-cell table:number-columns-repeated="10"/>
          <table:table-cell table:style-name="ce6" table:formula="of:=[.B167]*[.I125]" office:value-type="float" office:value="-0" calcext:value-type="float">
            <text:p>0</text:p>
          </table:table-cell>
          <table:table-cell table:style-name="ce6" table:formula="of:=[.C167]*[.J125]" office:value-type="float" office:value="0.0170346519408298" calcext:value-type="float">
            <text:p>0.0170346519</text:p>
          </table:table-cell>
          <table:table-cell table:style-name="ce6" table:formula="of:=[.D167]*[.K125]" office:value-type="float" office:value="0.0645050123777544" calcext:value-type="float">
            <text:p>0.0645050124</text:p>
          </table:table-cell>
          <table:table-cell table:style-name="ce6" table:formula="of:=[.E167]*[.L125]" office:value-type="float" office:value="-0.0293649178430891" calcext:value-type="float">
            <text:p>-0.0293649178</text:p>
          </table:table-cell>
          <table:table-cell table:number-columns-repeated="4"/>
        </table:table-row>
        <table:table-row table:style-name="ro1">
          <table:table-cell/>
          <table:table-cell table:formula="of:=([.B21]-[.B11])/2" office:value-type="float" office:value="-1.5" calcext:value-type="float">
            <text:p>-1.5</text:p>
          </table:table-cell>
          <table:table-cell table:formula="of:=([.C21]-[.C11])/2" office:value-type="float" office:value="-0.5" calcext:value-type="float">
            <text:p>-0.5</text:p>
          </table:table-cell>
          <table:table-cell table:formula="of:=([.D21]-[.D11])/2" office:value-type="float" office:value="2.5" calcext:value-type="float">
            <text:p>2.5</text:p>
          </table:table-cell>
          <table:table-cell table:formula="of:=([.E21]-[.E11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B168]*[.I126]" office:value-type="float" office:value="-0.000161024491919423" calcext:value-type="float">
            <text:p>-0.0001610245</text:p>
          </table:table-cell>
          <table:table-cell table:style-name="ce6" table:formula="of:=[.C168]*[.J126]" office:value-type="float" office:value="-0.00223411831306881" calcext:value-type="float">
            <text:p>-0.0022341183</text:p>
          </table:table-cell>
          <table:table-cell table:style-name="ce6" table:formula="of:=[.D168]*[.K126]" office:value-type="float" office:value="-0.0256304233348731" calcext:value-type="float">
            <text:p>-0.0256304233</text:p>
          </table:table-cell>
          <table:table-cell table:style-name="ce6" table:formula="of:=[.E168]*[.L126]" office:value-type="float" office:value="0.00466833466150129" calcext:value-type="float">
            <text:p>0.0046683347</text:p>
          </table:table-cell>
          <table:table-cell table:number-columns-repeated="4"/>
        </table:table-row>
        <table:table-row table:style-name="ro1">
          <table:table-cell/>
          <table:table-cell table:formula="of:=([.B22]-[.B12])/2" office:value-type="float" office:value="-0.5" calcext:value-type="float">
            <text:p>-0.5</text:p>
          </table:table-cell>
          <table:table-cell table:formula="of:=([.C22]-[.C12])/2" office:value-type="float" office:value="-1.5" calcext:value-type="float">
            <text:p>-1.5</text:p>
          </table:table-cell>
          <table:table-cell table:formula="of:=([.D22]-[.D12])/2" office:value-type="float" office:value="0" calcext:value-type="float">
            <text:p>0</text:p>
          </table:table-cell>
          <table:table-cell table:formula="of:=([.E22]-[.E12])/2" office:value-type="float" office:value="2" calcext:value-type="float">
            <text:p>2</text:p>
          </table:table-cell>
          <table:table-cell table:number-columns-repeated="10"/>
          <table:table-cell table:style-name="ce6" table:formula="of:=[.B169]*[.I127]" office:value-type="float" office:value="-0.00484555791845745" calcext:value-type="float">
            <text:p>-0.0048455579</text:p>
          </table:table-cell>
          <table:table-cell table:style-name="ce6" table:formula="of:=[.C169]*[.J127]" office:value-type="float" office:value="-0.000382859249595869" calcext:value-type="float">
            <text:p>-0.0003828592</text:p>
          </table:table-cell>
          <table:table-cell table:style-name="ce6" table:formula="of:=[.D169]*[.K127]" office:value-type="float" office:value="-0" calcext:value-type="float">
            <text:p>0</text:p>
          </table:table-cell>
          <table:table-cell table:style-name="ce6" table:formula="of:=[.E169]*[.L127]" office:value-type="float" office:value="-0.00105977611476894" calcext:value-type="float">
            <text:p>-0.0010597761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1]*[.I129]" office:value-type="float" office:value="0" calcext:value-type="float">
            <text:p>0</text:p>
          </table:table-cell>
          <table:table-cell table:style-name="ce6" table:formula="of:=[.C171]*[.J129]" office:value-type="float" office:value="0" calcext:value-type="float">
            <text:p>0</text:p>
          </table:table-cell>
          <table:table-cell table:style-name="ce6" table:formula="of:=[.D171]*[.K129]" office:value-type="float" office:value="0" calcext:value-type="float">
            <text:p>0</text:p>
          </table:table-cell>
          <table:table-cell table:style-name="ce6" table:formula="of:=[.E171]*[.L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2]*[.I130]" office:value-type="float" office:value="0" calcext:value-type="float">
            <text:p>0</text:p>
          </table:table-cell>
          <table:table-cell table:style-name="ce6" table:formula="of:=[.C172]*[.J130]" office:value-type="float" office:value="-0" calcext:value-type="float">
            <text:p>0</text:p>
          </table:table-cell>
          <table:table-cell table:style-name="ce6" table:formula="of:=[.D172]*[.K130]" office:value-type="float" office:value="0" calcext:value-type="float">
            <text:p>0</text:p>
          </table:table-cell>
          <table:table-cell table:style-name="ce6" table:formula="of:=[.E172]*[.L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3]*[.I131]" office:value-type="float" office:value="0" calcext:value-type="float">
            <text:p>0</text:p>
          </table:table-cell>
          <table:table-cell table:style-name="ce6" table:formula="of:=[.C173]*[.J131]" office:value-type="float" office:value="0" calcext:value-type="float">
            <text:p>0</text:p>
          </table:table-cell>
          <table:table-cell table:style-name="ce6" table:formula="of:=[.D173]*[.K131]" office:value-type="float" office:value="0" calcext:value-type="float">
            <text:p>0</text:p>
          </table:table-cell>
          <table:table-cell table:style-name="ce6" table:formula="of:=[.E173]*[.L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4]*[.I132]" office:value-type="float" office:value="0" calcext:value-type="float">
            <text:p>0</text:p>
          </table:table-cell>
          <table:table-cell table:style-name="ce6" table:formula="of:=[.C174]*[.J132]" office:value-type="float" office:value="0" calcext:value-type="float">
            <text:p>0</text:p>
          </table:table-cell>
          <table:table-cell table:style-name="ce6" table:formula="of:=[.D174]*[.K132]" office:value-type="float" office:value="-0" calcext:value-type="float">
            <text:p>0</text:p>
          </table:table-cell>
          <table:table-cell table:style-name="ce6" table:formula="of:=[.E174]*[.L132]" office:value-type="float" office:value="-0" calcext:value-type="float">
            <text:p>0</text:p>
          </table:table-cell>
          <table:table-cell table:number-columns-repeated="4"/>
        </table:table-row>
      </table:table>
      <table:table table:name="masked lncc 2D" table:style-name="ta1">
        <table:table-column table:style-name="co1" table:number-columns-repeated="23" table:default-cell-style-name="Default"/>
        <table:table-row table:style-name="ro2" table:number-rows-repeated="7">
          <table:table-cell table:number-columns-repeated="23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[.C8]*[.Q8]" office:value-type="float" office:value="1" calcext:value-type="float">
            <text:p>1</text:p>
          </table:table-cell>
          <table:table-cell table:formula="of:=[.D8]*[.R8]" office:value-type="float" office:value="2" calcext:value-type="float">
            <text:p>2</text:p>
          </table:table-cell>
          <table:table-cell table:formula="of:=[.E8]*[.S8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J8]*[.Q8]" office:value-type="float" office:value="2" calcext:value-type="float">
            <text:p>2</text:p>
          </table:table-cell>
          <table:table-cell table:formula="of:=[.K8]*[.R8]" office:value-type="float" office:value="1" calcext:value-type="float">
            <text:p>1</text:p>
          </table:table-cell>
          <table:table-cell table:formula="of:=[.L8]*[.S8]" office:value-type="float" office:value="5" calcext:value-type="float">
            <text:p>5</text:p>
          </table:table-cell>
          <table:table-cell table:number-columns-repeated="4"/>
          <table:table-cell table:formula="of:=[.C15]*[.J15]" office:value-type="float" office:value="2" calcext:value-type="float">
            <text:p>2</text:p>
          </table:table-cell>
          <table:table-cell table:formula="of:=[.D15]*[.K15]" office:value-type="float" office:value="2" calcext:value-type="float">
            <text:p>2</text:p>
          </table:table-cell>
          <table:table-cell table:formula="of:=[.E15]*[.L1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formula="of:=[.B9]*[.P9]" office:value-type="float" office:value="2" calcext:value-type="float">
            <text:p>2</text:p>
          </table:table-cell>
          <table:table-cell table:formula="of:=[.C9]*[.Q9]" office:value-type="float" office:value="3" calcext:value-type="float">
            <text:p>3</text:p>
          </table:table-cell>
          <table:table-cell table:formula="of:=[.D9]*[.R9]" office:value-type="float" office:value="4" calcext:value-type="float">
            <text:p>4</text:p>
          </table:table-cell>
          <table:table-cell table:formula="of:=[.E9]*[.S9]" office:value-type="float" office:value="4" calcext:value-type="float">
            <text:p>4</text:p>
          </table:table-cell>
          <table:table-cell table:number-columns-repeated="3"/>
          <table:table-cell table:formula="of:=[.I9]*[.P9]" office:value-type="float" office:value="1" calcext:value-type="float">
            <text:p>1</text:p>
          </table:table-cell>
          <table:table-cell table:formula="of:=[.J9]*[.Q9]" office:value-type="float" office:value="1" calcext:value-type="float">
            <text:p>1</text:p>
          </table:table-cell>
          <table:table-cell table:formula="of:=[.K9]*[.R9]" office:value-type="float" office:value="1" calcext:value-type="float">
            <text:p>1</text:p>
          </table:table-cell>
          <table:table-cell table:formula="of:=[.L9]*[.S9]" office:value-type="float" office:value="1" calcext:value-type="float">
            <text:p>1</text:p>
          </table:table-cell>
          <table:table-cell table:number-columns-repeated="3"/>
          <table:table-cell table:formula="of:=[.B16]*[.I16]" office:value-type="float" office:value="2" calcext:value-type="float">
            <text:p>2</text:p>
          </table:table-cell>
          <table:table-cell table:formula="of:=[.C16]*[.J16]" office:value-type="float" office:value="3" calcext:value-type="float">
            <text:p>3</text:p>
          </table:table-cell>
          <table:table-cell table:formula="of:=[.D16]*[.K16]" office:value-type="float" office:value="4" calcext:value-type="float">
            <text:p>4</text:p>
          </table:table-cell>
          <table:table-cell table:formula="of:=[.E16]*[.L1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formula="of:=[.C10]*[.Q10]" office:value-type="float" office:value="4" calcext:value-type="float">
            <text:p>4</text:p>
          </table:table-cell>
          <table:table-cell table:formula="of:=[.D10]*[.R10]" office:value-type="float" office:value="3" calcext:value-type="float">
            <text:p>3</text:p>
          </table:table-cell>
          <table:table-cell table:formula="of:=[.E10]*[.S10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J10]*[.Q10]" office:value-type="float" office:value="2" calcext:value-type="float">
            <text:p>2</text:p>
          </table:table-cell>
          <table:table-cell table:formula="of:=[.K10]*[.R10]" office:value-type="float" office:value="2" calcext:value-type="float">
            <text:p>2</text:p>
          </table:table-cell>
          <table:table-cell table:formula="of:=[.L10]*[.S10]" office:value-type="float" office:value="7" calcext:value-type="float">
            <text:p>7</text:p>
          </table:table-cell>
          <table:table-cell table:number-columns-repeated="4"/>
          <table:table-cell table:formula="of:=[.C17]*[.J17]" office:value-type="float" office:value="8" calcext:value-type="float">
            <text:p>8</text:p>
          </table:table-cell>
          <table:table-cell table:formula="of:=[.D17]*[.K17]" office:value-type="float" office:value="6" calcext:value-type="float">
            <text:p>6</text:p>
          </table:table-cell>
          <table:table-cell table:formula="of:=[.E17]*[.L17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formula="of:=[.B11]*[.P11]" office:value-type="float" office:value="2" calcext:value-type="float">
            <text:p>2</text:p>
          </table:table-cell>
          <table:table-cell table:formula="of:=[.C11]*[.Q11]" office:value-type="float" office:value="2" calcext:value-type="float">
            <text:p>2</text:p>
          </table:table-cell>
          <table:table-cell table:formula="of:=[.D11]*[.R11]" office:value-type="float" office:value="2" calcext:value-type="float">
            <text:p>2</text:p>
          </table:table-cell>
          <table:table-cell table:formula="of:=[.E11]*[.S11]" office:value-type="float" office:value="1" calcext:value-type="float">
            <text:p>1</text:p>
          </table:table-cell>
          <table:table-cell table:number-columns-repeated="3"/>
          <table:table-cell table:formula="of:=[.I11]*[.P11]" office:value-type="float" office:value="4" calcext:value-type="float">
            <text:p>4</text:p>
          </table:table-cell>
          <table:table-cell table:formula="of:=[.J11]*[.Q11]" office:value-type="float" office:value="3" calcext:value-type="float">
            <text:p>3</text:p>
          </table:table-cell>
          <table:table-cell table:formula="of:=[.K11]*[.R11]" office:value-type="float" office:value="2" calcext:value-type="float">
            <text:p>2</text:p>
          </table:table-cell>
          <table:table-cell table:formula="of:=[.L11]*[.S11]" office:value-type="float" office:value="2" calcext:value-type="float">
            <text:p>2</text:p>
          </table:table-cell>
          <table:table-cell table:number-columns-repeated="3"/>
          <table:table-cell table:formula="of:=[.B18]*[.I18]" office:value-type="float" office:value="8" calcext:value-type="float">
            <text:p>8</text:p>
          </table:table-cell>
          <table:table-cell table:formula="of:=[.C18]*[.J18]" office:value-type="float" office:value="6" calcext:value-type="float">
            <text:p>6</text:p>
          </table:table-cell>
          <table:table-cell table:formula="of:=[.D18]*[.K18]" office:value-type="float" office:value="4" calcext:value-type="float">
            <text:p>4</text:p>
          </table:table-cell>
          <table:table-cell table:formula="of:=[.E18]*[.L18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2"/>
          <table:table-cell table:style-name="ce2" table:formula="of:=(SUM([.B14:.D16]))/(COUNT([.B14:.D16]) )" office:value-type="float" office:value="2.4" calcext:value-type="float">
            <text:p>2.4</text:p>
          </table:table-cell>
          <table:table-cell table:style-name="ce2" table:formula="of:=(SUM([.C14:.E16]))/(COUNT([.C14:.E16]) )" office:value-type="float" office:value="2.66666666666667" calcext:value-type="float">
            <text:p>2.6666666667</text:p>
          </table:table-cell>
          <table:table-cell table:style-name="ce2" table:formula="of:=(SUM([.D14:.F16]))/(COUNT([.D14:.F16]) )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2" table:formula="of:=(SUM([.I14:.K16]))/(COUNT([.I14:.K16]) )" office:value-type="float" office:value="1.2" calcext:value-type="float">
            <text:p>1.2</text:p>
          </table:table-cell>
          <table:table-cell table:style-name="ce2" table:formula="of:=(SUM([.J14:.L16]))/(COUNT([.J14:.L16]) )" office:value-type="float" office:value="1.83333333333333" calcext:value-type="float">
            <text:p>1.8333333333</text:p>
          </table:table-cell>
          <table:table-cell table:style-name="ce2" table:formula="of:=(SUM([.K14:.M16]))/(COUNT([.K14:.M16]) 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15:.C17]))/(COUNT([.A15:.C17]) )" office:value-type="float" office:value="2.5" calcext:value-type="float">
            <text:p>2.5</text:p>
          </table:table-cell>
          <table:table-cell table:style-name="ce2" table:formula="of:=(SUM([.B15:.D17]))/(COUNT([.B15:.D17]) )" office:value-type="float" office:value="2.71428571428571" calcext:value-type="float">
            <text:p>2.7142857143</text:p>
          </table:table-cell>
          <table:table-cell table:style-name="ce2" table:formula="of:=(SUM([.C15:.E17]))/(COUNT([.C15:.E17]) )" office:value-type="float" office:value="2.88888888888889" calcext:value-type="float">
            <text:p>2.8888888889</text:p>
          </table:table-cell>
          <table:table-cell table:style-name="ce2" table:formula="of:=(SUM([.D15:.F17]))/(COUNT([.D15:.F17]) )" office:value-type="float" office:value="3" calcext:value-type="float">
            <text:p>3</text:p>
          </table:table-cell>
          <table:table-cell table:number-columns-repeated="3"/>
          <table:table-cell table:style-name="ce2" table:formula="of:=(SUM([.H15:.J17]))/(COUNT([.H15:.J17]) )" office:value-type="float" office:value="1.5" calcext:value-type="float">
            <text:p>1.5</text:p>
          </table:table-cell>
          <table:table-cell table:style-name="ce2" table:formula="of:=(SUM([.I15:.K17]))/(COUNT([.I15:.K17]) )" office:value-type="float" office:value="1.42857142857143" calcext:value-type="float">
            <text:p>1.4285714286</text:p>
          </table:table-cell>
          <table:table-cell table:style-name="ce2" table:formula="of:=(SUM([.J15:.L17]))/(COUNT([.J15:.L17]) )" office:value-type="float" office:value="2.44444444444444" calcext:value-type="float">
            <text:p>2.4444444444</text:p>
          </table:table-cell>
          <table:table-cell table:style-name="ce2" table:formula="of:=(SUM([.K15:.M17]))/(COUNT([.K15:.M17]) )" office:value-type="float" office:value="2.83333333333333" calcext:value-type="float">
            <text:p>2.8333333333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style-name="ce2" table:formula="of:=(SUM([.B16:.D18]))/(COUNT([.B16:.D18]) )" office:value-type="float" office:value="2.75" calcext:value-type="float">
            <text:p>2.75</text:p>
          </table:table-cell>
          <table:table-cell table:style-name="ce2" table:formula="of:=(SUM([.C16:.E18]))/(COUNT([.C16:.E18]) )" office:value-type="float" office:value="2.88888888888889" calcext:value-type="float">
            <text:p>2.8888888889</text:p>
          </table:table-cell>
          <table:table-cell table:style-name="ce2" table:formula="of:=(SUM([.D16:.F18]))/(COUNT([.D16:.F18]) )" office:value-type="float" office:value="2.83333333333333" calcext:value-type="float">
            <text:p>2.8333333333</text:p>
          </table:table-cell>
          <table:table-cell table:number-columns-repeated="3"/>
          <table:table-cell table:style-name="ce2"/>
          <table:table-cell table:style-name="ce2" table:formula="of:=(SUM([.I16:.K18]))/(COUNT([.I16:.K18]) )" office:value-type="float" office:value="2" calcext:value-type="float">
            <text:p>2</text:p>
          </table:table-cell>
          <table:table-cell table:style-name="ce2" table:formula="of:=(SUM([.J16:.L18]))/(COUNT([.J16:.L18]) )" office:value-type="float" office:value="2.33333333333333" calcext:value-type="float">
            <text:p>2.3333333333</text:p>
          </table:table-cell>
          <table:table-cell table:style-name="ce2" table:formula="of:=(SUM([.K16:.M18]))/(COUNT([.K16:.M18]) )"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17:.C19]))/(COUNT([.A17:.C19]) )" office:value-type="float" office:value="2.66666666666667" calcext:value-type="float">
            <text:p>2.6666666667</text:p>
          </table:table-cell>
          <table:table-cell table:style-name="ce2" table:formula="of:=(SUM([.B17:.D19]))/(COUNT([.B17:.D19]) )" office:value-type="float" office:value="2.6" calcext:value-type="float">
            <text:p>2.6</text:p>
          </table:table-cell>
          <table:table-cell table:style-name="ce2" table:formula="of:=(SUM([.C17:.E19]))/(COUNT([.C17:.E19]) )" office:value-type="float" office:value="2.5" calcext:value-type="float">
            <text:p>2.5</text:p>
          </table:table-cell>
          <table:table-cell table:style-name="ce2" table:formula="of:=(SUM([.D17:.F19]))/(COUNT([.D17:.F19]) )" office:value-type="float" office:value="2.25" calcext:value-type="float">
            <text:p>2.25</text:p>
          </table:table-cell>
          <table:table-cell table:number-columns-repeated="3"/>
          <table:table-cell table:style-name="ce2" table:formula="of:=(SUM([.H17:.J19]))/(COUNT([.H17:.J19]) )" office:value-type="float" office:value="3" calcext:value-type="float">
            <text:p>3</text:p>
          </table:table-cell>
          <table:table-cell table:style-name="ce2" table:formula="of:=(SUM([.I17:.K19]))/(COUNT([.I17:.K19]) )" office:value-type="float" office:value="2.6" calcext:value-type="float">
            <text:p>2.6</text:p>
          </table:table-cell>
          <table:table-cell table:style-name="ce2" table:formula="of:=(SUM([.J17:.L19]))/(COUNT([.J17:.L19]) )" office:value-type="float" office:value="3" calcext:value-type="float">
            <text:p>3</text:p>
          </table:table-cell>
          <table:table-cell table:style-name="ce2" table:formula="of:=(SUM([.K17:.M19]))/(COUNT([.K17:.M19]) 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 table:style-name="ce3" table:formula="of:=[.C15]*[.C15]" office:value-type="float" office:value="1" calcext:value-type="float">
            <text:p>1</text:p>
          </table:table-cell>
          <table:table-cell table:style-name="ce3" table:formula="of:=[.D15]*[.D15]" office:value-type="float" office:value="4" calcext:value-type="float">
            <text:p>4</text:p>
          </table:table-cell>
          <table:table-cell table:style-name="ce3" table:formula="of:=[.E15]*[.E15]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style-name="ce3" table:formula="of:=[.J15]*[.J15]" office:value-type="float" office:value="4" calcext:value-type="float">
            <text:p>4</text:p>
          </table:table-cell>
          <table:table-cell table:style-name="ce3" table:formula="of:=[.K15]*[.K15]" office:value-type="float" office:value="1" calcext:value-type="float">
            <text:p>1</text:p>
          </table:table-cell>
          <table:table-cell table:style-name="ce3" table:formula="of:=[.L15]*[.L15]" office:value-type="float" office:value="25" calcext:value-type="float">
            <text:p>25</text:p>
          </table:table-cell>
          <table:table-cell table:number-columns-repeated="4"/>
          <table:table-cell table:formula="of:=[.C22]*[.J22]" office:value-type="float" office:value="2.88" calcext:value-type="float">
            <text:p>2.88</text:p>
          </table:table-cell>
          <table:table-cell table:formula="of:=[.D22]*[.K22]" office:value-type="float" office:value="4.88888888888889" calcext:value-type="float">
            <text:p>4.8888888889</text:p>
          </table:table-cell>
          <table:table-cell table:formula="of:=[.E22]*[.L22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16]*[.B16]" office:value-type="float" office:value="4" calcext:value-type="float">
            <text:p>4</text:p>
          </table:table-cell>
          <table:table-cell table:style-name="ce3" table:formula="of:=[.C16]*[.C16]" office:value-type="float" office:value="9" calcext:value-type="float">
            <text:p>9</text:p>
          </table:table-cell>
          <table:table-cell table:style-name="ce3" table:formula="of:=[.D16]*[.D16]" office:value-type="float" office:value="16" calcext:value-type="float">
            <text:p>16</text:p>
          </table:table-cell>
          <table:table-cell table:style-name="ce3" table:formula="of:=[.E16]*[.E16]" office:value-type="float" office:value="16" calcext:value-type="float">
            <text:p>16</text:p>
          </table:table-cell>
          <table:table-cell table:number-columns-repeated="3"/>
          <table:table-cell table:style-name="ce3" table:formula="of:=[.I16]*[.I16]" office:value-type="float" office:value="1" calcext:value-type="float">
            <text:p>1</text:p>
          </table:table-cell>
          <table:table-cell table:style-name="ce3" table:formula="of:=[.J16]*[.J16]" office:value-type="float" office:value="1" calcext:value-type="float">
            <text:p>1</text:p>
          </table:table-cell>
          <table:table-cell table:style-name="ce3" table:formula="of:=[.K16]*[.K16]" office:value-type="float" office:value="1" calcext:value-type="float">
            <text:p>1</text:p>
          </table:table-cell>
          <table:table-cell table:style-name="ce3" table:formula="of:=[.L16]*[.L16]" office:value-type="float" office:value="1" calcext:value-type="float">
            <text:p>1</text:p>
          </table:table-cell>
          <table:table-cell table:number-columns-repeated="3"/>
          <table:table-cell table:formula="of:=[.B23]*[.I23]" office:value-type="float" office:value="3.75" calcext:value-type="float">
            <text:p>3.75</text:p>
          </table:table-cell>
          <table:table-cell table:formula="of:=[.C23]*[.J23]" office:value-type="float" office:value="3.87755102040816" calcext:value-type="float">
            <text:p>3.8775510204</text:p>
          </table:table-cell>
          <table:table-cell table:formula="of:=[.D23]*[.K23]" office:value-type="float" office:value="7.06172839506173" calcext:value-type="float">
            <text:p>7.0617283951</text:p>
          </table:table-cell>
          <table:table-cell table:formula="of:=[.E23]*[.L23]"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3" table:formula="of:=[.C17]*[.C17]" office:value-type="float" office:value="16" calcext:value-type="float">
            <text:p>16</text:p>
          </table:table-cell>
          <table:table-cell table:style-name="ce3" table:formula="of:=[.D17]*[.D17]" office:value-type="float" office:value="9" calcext:value-type="float">
            <text:p>9</text:p>
          </table:table-cell>
          <table:table-cell table:style-name="ce3" table:formula="of:=[.E17]*[.E17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J17]*[.J17]" office:value-type="float" office:value="4" calcext:value-type="float">
            <text:p>4</text:p>
          </table:table-cell>
          <table:table-cell table:style-name="ce3" table:formula="of:=[.K17]*[.K17]" office:value-type="float" office:value="4" calcext:value-type="float">
            <text:p>4</text:p>
          </table:table-cell>
          <table:table-cell table:style-name="ce3" table:formula="of:=[.L17]*[.L17]" office:value-type="float" office:value="49" calcext:value-type="float">
            <text:p>49</text:p>
          </table:table-cell>
          <table:table-cell table:number-columns-repeated="4"/>
          <table:table-cell table:formula="of:=[.C24]*[.J24]" office:value-type="float" office:value="5.5" calcext:value-type="float">
            <text:p>5.5</text:p>
          </table:table-cell>
          <table:table-cell table:formula="of:=[.D24]*[.K24]" office:value-type="float" office:value="6.74074074074074" calcext:value-type="float">
            <text:p>6.7407407407</text:p>
          </table:table-cell>
          <table:table-cell table:formula="of:=[.E24]*[.L24]" office:value-type="float" office:value="7.08333333333333" calcext:value-type="float">
            <text:p>7.083333333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18]*[.B18]" office:value-type="float" office:value="4" calcext:value-type="float">
            <text:p>4</text:p>
          </table:table-cell>
          <table:table-cell table:style-name="ce3" table:formula="of:=[.C18]*[.C18]" office:value-type="float" office:value="4" calcext:value-type="float">
            <text:p>4</text:p>
          </table:table-cell>
          <table:table-cell table:style-name="ce3" table:formula="of:=[.D18]*[.D18]" office:value-type="float" office:value="4" calcext:value-type="float">
            <text:p>4</text:p>
          </table:table-cell>
          <table:table-cell table:style-name="ce3" table:formula="of:=[.E18]*[.E18]" office:value-type="float" office:value="1" calcext:value-type="float">
            <text:p>1</text:p>
          </table:table-cell>
          <table:table-cell table:number-columns-repeated="3"/>
          <table:table-cell table:style-name="ce3" table:formula="of:=[.I18]*[.I18]" office:value-type="float" office:value="16" calcext:value-type="float">
            <text:p>16</text:p>
          </table:table-cell>
          <table:table-cell table:style-name="ce3" table:formula="of:=[.J18]*[.J18]" office:value-type="float" office:value="9" calcext:value-type="float">
            <text:p>9</text:p>
          </table:table-cell>
          <table:table-cell table:style-name="ce3" table:formula="of:=[.K18]*[.K18]" office:value-type="float" office:value="4" calcext:value-type="float">
            <text:p>4</text:p>
          </table:table-cell>
          <table:table-cell table:style-name="ce3" table:formula="of:=[.L18]*[.L18]" office:value-type="float" office:value="4" calcext:value-type="float">
            <text:p>4</text:p>
          </table:table-cell>
          <table:table-cell table:number-columns-repeated="3"/>
          <table:table-cell table:formula="of:=[.B25]*[.I25]" office:value-type="float" office:value="8" calcext:value-type="float">
            <text:p>8</text:p>
          </table:table-cell>
          <table:table-cell table:formula="of:=[.C25]*[.J25]" office:value-type="float" office:value="6.76" calcext:value-type="float">
            <text:p>6.76</text:p>
          </table:table-cell>
          <table:table-cell table:formula="of:=[.D25]*[.K25]" office:value-type="float" office:value="7.5" calcext:value-type="float">
            <text:p>7.5</text:p>
          </table:table-cell>
          <table:table-cell table:formula="of:=[.E25]*[.L25]" office:value-type="float" office:value="7.3125" calcext:value-type="float">
            <text:p>7.312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8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style-name="ce4" table:formula="of:=SUM([.B27:.D29])-COUNT([.B27:.D29])*[.C22]*[.C22]" office:value-type="float" office:value="5.2" calcext:value-type="float">
            <text:p>5.2</text:p>
          </table:table-cell>
          <table:table-cell table:style-name="ce4" table:formula="of:=SUM([.C27:.E29])-COUNT([.C27:.E29])*[.D22]*[.D22]" office:value-type="float" office:value="7.33333333333334" calcext:value-type="float">
            <text:p>7.3333333333</text:p>
          </table:table-cell>
          <table:table-cell table:style-name="ce4" table:formula="of:=SUM([.D27:.F29])-COUNT([.D27:.F29])*[.E22]*[.E22]" office:value-type="float" office:value="4" calcext:value-type="float">
            <text:p>4</text:p>
          </table:table-cell>
          <table:table-cell table:number-columns-repeated="3"/>
          <table:table-cell table:style-name="ce4"/>
          <table:table-cell table:style-name="ce4" table:formula="of:=SUM([.I27:.K29])-COUNT([.I27:.K29])*[.J22]*[.J22]" office:value-type="float" office:value="0.800000000000001" calcext:value-type="float">
            <text:p>0.8</text:p>
          </table:table-cell>
          <table:table-cell table:style-name="ce4" table:formula="of:=SUM([.J27:.L29])-COUNT([.J27:.L29])*[.K22]*[.K22]" office:value-type="float" office:value="12.8333333333333" calcext:value-type="float">
            <text:p>12.8333333333</text:p>
          </table:table-cell>
          <table:table-cell table:style-name="ce4" table:formula="of:=SUM([.K27:.M29])-COUNT([.K27:.M29])*[.L22]*[.L22]"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/>
          <table:table-cell table:style-name="ce4" table:formula="of:=SUM([.P14:.R16])-(COUNT([.P14:.R16]))*[.Q28]" office:value-type="float" office:value="-1.4" calcext:value-type="float">
            <text:p>-1.4</text:p>
          </table:table-cell>
          <table:table-cell table:style-name="ce4" table:formula="of:=SUM([.Q14:.S16])-(COUNT([.Q14:.S16]))*[.R28]" office:value-type="float" office:value="-4.33333333333333" calcext:value-type="float">
            <text:p>-4.3333333333</text:p>
          </table:table-cell>
          <table:table-cell table:style-name="ce4" table:formula="of:=SUM([.R14:.T16])-(COUNT([.R14:.T16]))*[.S28]" office:value-type="float" office:value="-4" calcext:value-type="float">
            <text:p>-4</text:p>
          </table:table-cell>
          <table:table-cell table:style-name="ce8"/>
          <table:table-cell table:style-name="ce8" table:formula="of:=[.Q34]*[.Q34]/([.J34]*[.C34])" office:value-type="float" office:value="0.471153846153845" calcext:value-type="float">
            <text:p>0.4711538462</text:p>
          </table:table-cell>
          <table:table-cell table:style-name="ce8" table:formula="of:=[.R34]*[.R34]/([.K34]*[.D34])" office:value-type="float" office:value="0.19952774498229" calcext:value-type="float">
            <text:p>0.199527745</text:p>
          </table:table-cell>
          <table:table-cell table:style-name="ce8" table:formula="of:=[.S34]*[.S34]/([.L34]*[.E34])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table:style-name="ce4" table:formula="of:=SUM([.A28:.C30])-COUNT([.A28:.C30])*[.B23]*[.B23]" office:value-type="float" office:value="5" calcext:value-type="float">
            <text:p>5</text:p>
          </table:table-cell>
          <table:table-cell table:style-name="ce4" table:formula="of:=SUM([.B28:.D30])-COUNT([.B28:.D30])*[.C23]*[.C23]" office:value-type="float" office:value="7.42857142857142" calcext:value-type="float">
            <text:p>7.4285714286</text:p>
          </table:table-cell>
          <table:table-cell table:style-name="ce4" table:formula="of:=SUM([.C28:.E30])-COUNT([.C28:.E30])*[.D23]*[.D23]" office:value-type="float" office:value="8.88888888888889" calcext:value-type="float">
            <text:p>8.8888888889</text:p>
          </table:table-cell>
          <table:table-cell table:style-name="ce4" table:formula="of:=SUM([.D28:.F30])-COUNT([.D28:.F30])*[.E23]*[.E23]" office:value-type="float" office:value="4" calcext:value-type="float">
            <text:p>4</text:p>
          </table:table-cell>
          <table:table-cell table:number-columns-repeated="3"/>
          <table:table-cell table:style-name="ce4" table:formula="of:=SUM([.H28:.J30])-COUNT([.H28:.J30])*[.I23]*[.I23]" office:value-type="float" office:value="1" calcext:value-type="float">
            <text:p>1</text:p>
          </table:table-cell>
          <table:table-cell table:style-name="ce4" table:formula="of:=SUM([.I28:.K30])-COUNT([.I28:.K30])*[.J23]*[.J23]" office:value-type="float" office:value="1.71428571428571" calcext:value-type="float">
            <text:p>1.7142857143</text:p>
          </table:table-cell>
          <table:table-cell table:style-name="ce4" table:formula="of:=SUM([.J28:.L30])-COUNT([.J28:.L30])*[.K23]*[.K23]" office:value-type="float" office:value="36.2222222222222" calcext:value-type="float">
            <text:p>36.2222222222</text:p>
          </table:table-cell>
          <table:table-cell table:style-name="ce4" table:formula="of:=SUM([.K28:.M30])-COUNT([.K28:.M30])*[.L23]*[.L23]" office:value-type="float" office:value="32.8333333333333" calcext:value-type="float">
            <text:p>32.8333333333</text:p>
          </table:table-cell>
          <table:table-cell table:number-columns-repeated="3"/>
          <table:table-cell table:style-name="ce4" table:formula="of:=SUM([.O15:.Q17])-(COUNT([.O15:.Q17]))*[.P29]" office:value-type="float" office:value="0" calcext:value-type="float">
            <text:p>0</text:p>
          </table:table-cell>
          <table:table-cell table:style-name="ce4" table:formula="of:=SUM([.P15:.R17])-(COUNT([.P15:.R17]))*[.Q29]" office:value-type="float" office:value="-0.142857142857146" calcext:value-type="float">
            <text:p>-0.1428571429</text:p>
          </table:table-cell>
          <table:table-cell table:style-name="ce4" table:formula="of:=SUM([.Q15:.S17])-(COUNT([.Q15:.S17]))*[.R29]" office:value-type="float" office:value="-3.55555555555556" calcext:value-type="float">
            <text:p>-3.5555555556</text:p>
          </table:table-cell>
          <table:table-cell table:style-name="ce4" table:formula="of:=SUM([.R15:.T17])-(COUNT([.R15:.T17]))*[.S29]" office:value-type="float" office:value="-4" calcext:value-type="float">
            <text:p>-4</text:p>
          </table:table-cell>
          <table:table-cell table:style-name="ce8" table:formula="of:=[.P35]*[.P35]/([.I35]*[.B35])" office:value-type="float" office:value="0" calcext:value-type="float">
            <text:p>0</text:p>
          </table:table-cell>
          <table:table-cell table:style-name="ce8" table:formula="of:=[.Q35]*[.Q35]/([.J35]*[.C35])" office:value-type="float" office:value="0.00160256410256417" calcext:value-type="float">
            <text:p>0.0016025641</text:p>
          </table:table-cell>
          <table:table-cell table:style-name="ce8" table:formula="of:=[.R35]*[.R35]/([.K35]*[.D35])" office:value-type="float" office:value="0.0392638036809817" calcext:value-type="float">
            <text:p>0.0392638037</text:p>
          </table:table-cell>
          <table:table-cell table:style-name="ce8" table:formula="of:=[.S35]*[.S35]/([.L35]*[.E35])" office:value-type="float" office:value="0.121827411167513" calcext:value-type="float">
            <text:p>0.1218274112</text:p>
          </table:table-cell>
        </table:table-row>
        <table:table-row table:style-name="ro1">
          <table:table-cell/>
          <table:table-cell table:style-name="ce4"/>
          <table:table-cell table:style-name="ce4" table:formula="of:=SUM([.B29:.D31])-COUNT([.B29:.D31])*[.C24]*[.C24]" office:value-type="float" office:value="5.5" calcext:value-type="float">
            <text:p>5.5</text:p>
          </table:table-cell>
          <table:table-cell table:style-name="ce4" table:formula="of:=SUM([.C29:.E31])-COUNT([.C29:.E31])*[.D24]*[.D24]" office:value-type="float" office:value="8.88888888888889" calcext:value-type="float">
            <text:p>8.8888888889</text:p>
          </table:table-cell>
          <table:table-cell table:style-name="ce4" table:formula="of:=SUM([.D29:.F31])-COUNT([.D29:.F31])*[.E24]*[.E24]" office:value-type="float" office:value="6.83333333333333" calcext:value-type="float">
            <text:p>6.8333333333</text:p>
          </table:table-cell>
          <table:table-cell table:number-columns-repeated="3"/>
          <table:table-cell table:style-name="ce4"/>
          <table:table-cell table:style-name="ce4" table:formula="of:=SUM([.I29:.K31])-COUNT([.I29:.K31])*[.J24]*[.J24]" office:value-type="float" office:value="8" calcext:value-type="float">
            <text:p>8</text:p>
          </table:table-cell>
          <table:table-cell table:style-name="ce4" table:formula="of:=SUM([.J29:.L31])-COUNT([.J29:.L31])*[.K24]*[.K24]" office:value-type="float" office:value="28" calcext:value-type="float">
            <text:p>28</text:p>
          </table:table-cell>
          <table:table-cell table:style-name="ce4" table:formula="of:=SUM([.K29:.M31])-COUNT([.K29:.M31])*[.L24]*[.L24]" office:value-type="float" office:value="25.5" calcext:value-type="float">
            <text:p>25.5</text:p>
          </table:table-cell>
          <table:table-cell table:number-columns-repeated="3"/>
          <table:table-cell table:style-name="ce4"/>
          <table:table-cell table:style-name="ce4" table:formula="of:=SUM([.P16:.R18])-(COUNT([.P16:.R18]))*[.Q30]" office:value-type="float" office:value="-3" calcext:value-type="float">
            <text:p>-3</text:p>
          </table:table-cell>
          <table:table-cell table:style-name="ce4" table:formula="of:=SUM([.Q16:.S18])-(COUNT([.Q16:.S18]))*[.R30]" office:value-type="float" office:value="-2.66666666666667" calcext:value-type="float">
            <text:p>-2.6666666667</text:p>
          </table:table-cell>
          <table:table-cell table:style-name="ce4" table:formula="of:=SUM([.R16:.T18])-(COUNT([.R16:.T18]))*[.S30]" office:value-type="float" office:value="-1.5" calcext:value-type="float">
            <text:p>-1.5</text:p>
          </table:table-cell>
          <table:table-cell table:style-name="ce8"/>
          <table:table-cell table:style-name="ce8" table:formula="of:=[.Q36]*[.Q36]/([.J36]*[.C36])" office:value-type="float" office:value="0.204545454545455" calcext:value-type="float">
            <text:p>0.2045454545</text:p>
          </table:table-cell>
          <table:table-cell table:style-name="ce8" table:formula="of:=[.R36]*[.R36]/([.K36]*[.D36])" office:value-type="float" office:value="0.0285714285714287" calcext:value-type="float">
            <text:p>0.0285714286</text:p>
          </table:table-cell>
          <table:table-cell table:style-name="ce8" table:formula="of:=[.S36]*[.S36]/([.L36]*[.E36])" office:value-type="float" office:value="0.0129124820659971" calcext:value-type="float">
            <text:p>0.0129124821</text:p>
          </table:table-cell>
        </table:table-row>
        <table:table-row table:style-name="ro1">
          <table:table-cell/>
          <table:table-cell table:style-name="ce4" table:formula="of:=SUM([.A30:.C32])-COUNT([.A30:.C32])*[.B25]*[.B25]" office:value-type="float" office:value="2.66666666666667" calcext:value-type="float">
            <text:p>2.6666666667</text:p>
          </table:table-cell>
          <table:table-cell table:style-name="ce4" table:formula="of:=SUM([.B30:.D32])-COUNT([.B30:.D32])*[.C25]*[.C25]" office:value-type="float" office:value="3.2" calcext:value-type="float">
            <text:p>3.2</text:p>
          </table:table-cell>
          <table:table-cell table:style-name="ce4" table:formula="of:=SUM([.C30:.E32])-COUNT([.C30:.E32])*[.D25]*[.D25]" office:value-type="float" office:value="5.5" calcext:value-type="float">
            <text:p>5.5</text:p>
          </table:table-cell>
          <table:table-cell table:style-name="ce4" table:formula="of:=SUM([.D30:.F32])-COUNT([.D30:.F32])*[.E25]*[.E25]" office:value-type="float" office:value="2.75" calcext:value-type="float">
            <text:p>2.75</text:p>
          </table:table-cell>
          <table:table-cell table:number-columns-repeated="3"/>
          <table:table-cell table:style-name="ce4" table:formula="of:=SUM([.H30:.J32])-COUNT([.H30:.J32])*[.I25]*[.I25]" office:value-type="float" office:value="2" calcext:value-type="float">
            <text:p>2</text:p>
          </table:table-cell>
          <table:table-cell table:style-name="ce4" table:formula="of:=SUM([.I30:.K32])-COUNT([.I30:.K32])*[.J25]*[.J25]" office:value-type="float" office:value="3.2" calcext:value-type="float">
            <text:p>3.2</text:p>
          </table:table-cell>
          <table:table-cell table:style-name="ce4" table:formula="of:=SUM([.J30:.L32])-COUNT([.J30:.L32])*[.K25]*[.K25]" office:value-type="float" office:value="20" calcext:value-type="float">
            <text:p>20</text:p>
          </table:table-cell>
          <table:table-cell table:style-name="ce4" table:formula="of:=SUM([.K30:.M32])-COUNT([.K30:.M32])*[.L25]*[.L25]" office:value-type="float" office:value="18.75" calcext:value-type="float">
            <text:p>18.75</text:p>
          </table:table-cell>
          <table:table-cell table:number-columns-repeated="3"/>
          <table:table-cell table:style-name="ce4" table:formula="of:=SUM([.O17:.Q19])-(COUNT([.O17:.Q19]))*[.P31]" office:value-type="float" office:value="-2" calcext:value-type="float">
            <text:p>-2</text:p>
          </table:table-cell>
          <table:table-cell table:style-name="ce4" table:formula="of:=SUM([.P17:.R19])-(COUNT([.P17:.R19]))*[.Q31]" office:value-type="float" office:value="-1.8" calcext:value-type="float">
            <text:p>-1.8</text:p>
          </table:table-cell>
          <table:table-cell table:style-name="ce4" table:formula="of:=SUM([.Q17:.S19])-(COUNT([.Q17:.S19]))*[.R31]" office:value-type="float" office:value="2" calcext:value-type="float">
            <text:p>2</text:p>
          </table:table-cell>
          <table:table-cell table:style-name="ce4" table:formula="of:=SUM([.R17:.T19])-(COUNT([.R17:.T19]))*[.S31]" office:value-type="float" office:value="3.75" calcext:value-type="float">
            <text:p>3.75</text:p>
          </table:table-cell>
          <table:table-cell table:style-name="ce8" table:formula="of:=[.P37]*[.P37]/([.I37]*[.B37])" office:value-type="float" office:value="0.75" calcext:value-type="float">
            <text:p>0.75</text:p>
          </table:table-cell>
          <table:table-cell table:style-name="ce8" table:formula="of:=[.Q37]*[.Q37]/([.J37]*[.C37])" office:value-type="float" office:value="0.316406250000002" calcext:value-type="float">
            <text:p>0.31640625</text:p>
          </table:table-cell>
          <table:table-cell table:style-name="ce8" table:formula="of:=[.R37]*[.R37]/([.K37]*[.D37])" office:value-type="float" office:value="0.0363636363636364" calcext:value-type="float">
            <text:p>0.0363636364</text:p>
          </table:table-cell>
          <table:table-cell table:style-name="ce8" table:formula="of:=[.S37]*[.S37]/([.L37]*[.E37])" office:value-type="float" office:value="0.272727272727273" calcext:value-type="float">
            <text:p>0.2727272727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SUM([.B34:.E38])" office:value-type="float" office:value="77.1896825396825" calcext:value-type="float">
            <text:p>77.1896825397</text:p>
          </table:table-cell>
          <table:table-cell table:formula="of:=COUNT([.B34:.E38])" office:value-type="float" office:value="14" calcext:value-type="float">
            <text:p>14</text:p>
          </table:table-cell>
          <table:table-cell table:number-columns-repeated="5"/>
          <table:table-cell table:formula="of:=SUM([.I34:.L38])" office:value-type="float" office:value="202.853174603175" calcext:value-type="float">
            <text:p>202.8531746032</text:p>
          </table:table-cell>
          <table:table-cell table:formula="of:=COUNT([.I34:.L38])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P34:.S38])" office:value-type="float" office:value="-22.6484126984127" calcext:value-type="float">
            <text:p>-22.6484126984</text:p>
          </table:table-cell>
          <table:table-cell table:formula="of:=COUNT([.P34:.S38])" office:value-type="float" office:value="14" calcext:value-type="float">
            <text:p>14</text:p>
          </table:table-cell>
          <table:table-cell table:number-columns-repeated="2"/>
          <table:table-cell table:style-name="ce9" table:formula="of:=AVERAGE([.T34:.W38])" office:value-type="float" office:value="0.199159659121023" calcext:value-type="float">
            <text:p>0.1991596591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table:formula="of:=[.P40]*[.P40]/[.I40]/[.B40]" office:value-type="float" office:value="0.0327592897083226" calcext:value-type="float">
            <text:p>0.0327592897</text:p>
          </table:table-cell>
          <table:table-cell table:number-columns-repeated="3"/>
          <table:table-cell table:formula="of:=SUM([.T34:.W38])" office:value-type="float" office:value="2.78823522769432" calcext:value-type="float">
            <text:p>2.7882352277</text:p>
          </table:table-cell>
          <table:table-cell table:number-columns-repeated="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9"/>
          <table:table-cell office:value-type="float" office:value="0.12063977286432" calcext:value-type="float">
            <text:p>0.1206397729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8]-[.B8])/2" office:value-type="float" office:value="0.5" calcext:value-type="float">
            <text:p>0.5</text:p>
          </table:table-cell>
          <table:table-cell table:formula="of:=([.E8]-[.C8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Q34]/([.C34]*[.J34])*([.Q34]/[.C34]*([.C15]-[.C22])-([.J15]-[.J22]))" office:value-type="float" office:value="0.284763313609467" calcext:value-type="float">
            <text:p>0.2847633136</text:p>
          </table:table-cell>
          <table:table-cell table:formula="of:=2*[.R34]/([.D34]*[.K34])*([.R34]/[.D34]*([.D15]-[.D22])-([.K15]-[.K22]))" office:value-type="float" office:value="-0.113019212192766" calcext:value-type="float">
            <text:p>-0.1130192122</text:p>
          </table:table-cell>
          <table:table-cell table:formula="of:=2*[.S34]/([.E34]*[.L34])*([.S34]/[.E34]*([.E15]-[.E22])-([.L15]-[.L22]))" office:value-type="float" office:value="0.333333333333333" calcext:value-type="float">
            <text:p>0.3333333333</text:p>
          </table:table-cell>
          <table:table-cell table:number-columns-repeated="3"/>
          <table:table-cell table:style-name="ce6" table:formula="of:=[.B48]*[.I48]" office:value-type="float" office:value="0" calcext:value-type="float">
            <text:p>0</text:p>
          </table:table-cell>
          <table:table-cell table:style-name="ce6" table:formula="of:=[.C48]*[.J48]" office:value-type="float" office:value="0.142381656804734" calcext:value-type="float">
            <text:p>0.1423816568</text:p>
          </table:table-cell>
          <table:table-cell table:style-name="ce6" table:formula="of:=[.D48]*[.K48]" office:value-type="float" office:value="-0.0565096060963828" calcext:value-type="float">
            <text:p>-0.0565096061</text:p>
          </table:table-cell>
          <table:table-cell table:style-name="ce6" table:formula="of:=[.E48]*[.L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9]-[.B9])/2" office:value-type="float" office:value="1" calcext:value-type="float">
            <text:p>1</text:p>
          </table:table-cell>
          <table:table-cell table:formula="of:=([.E9]-[.C9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35]/([.B35]*[.I35])*([.P35]/[.B35]*([.B16]-[.B23])-([.I16]-[.I23]))" office:value-type="float" office:value="0" calcext:value-type="float">
            <text:p>0</text:p>
          </table:table-cell>
          <table:table-cell table:formula="of:=2*[.Q35]/([.C35]*[.J35])*([.Q35]/[.C35]*([.C16]-[.C23])-([.J16]-[.J23]))" office:value-type="float" office:value="-0.00949211045364913" calcext:value-type="float">
            <text:p>-0.0094921105</text:p>
          </table:table-cell>
          <table:table-cell table:formula="of:=2*[.R35]/([.D35]*[.K35])*([.R35]/[.D35]*([.D16]-[.D23])-([.K16]-[.K23]))" office:value-type="float" office:value="-0.0220858895705522" calcext:value-type="float">
            <text:p>-0.0220858896</text:p>
          </table:table-cell>
          <table:table-cell table:formula="of:=2*[.S35]/([.E35]*[.L35])*([.S35]/[.E35]*([.E16]-[.E23])-([.L16]-[.L23]))" office:value-type="float" office:value="-0.050761421319797" calcext:value-type="float">
            <text:p>-0.0507614213</text:p>
          </table:table-cell>
          <table:table-cell table:number-columns-repeated="3"/>
          <table:table-cell table:style-name="ce6" table:formula="of:=[.B49]*[.I49]" office:value-type="float" office:value="0" calcext:value-type="float">
            <text:p>0</text:p>
          </table:table-cell>
          <table:table-cell table:style-name="ce6" table:formula="of:=[.C49]*[.J49]" office:value-type="float" office:value="-0.00949211045364913" calcext:value-type="float">
            <text:p>-0.0094921105</text:p>
          </table:table-cell>
          <table:table-cell table:style-name="ce6" table:formula="of:=[.D49]*[.K49]" office:value-type="float" office:value="-0.0110429447852761" calcext:value-type="float">
            <text:p>-0.0110429448</text:p>
          </table:table-cell>
          <table:table-cell table:style-name="ce6" table:formula="of:=[.E49]*[.L4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0]-[.B10])/2" office:value-type="float" office:value="-0.5" calcext:value-type="float">
            <text:p>-0.5</text:p>
          </table:table-cell>
          <table:table-cell table:formula="of:=([.E10]-[.C10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Q36]/([.C36]*[.J36])*([.Q36]/[.C36]*([.C17]-[.C24])-([.J17]-[.J24]))" office:value-type="float" office:value="0.0929752066115702" calcext:value-type="float">
            <text:p>0.0929752066</text:p>
          </table:table-cell>
          <table:table-cell table:formula="of:=2*[.R36]/([.D36]*[.K36])*([.R36]/[.D36]*([.D17]-[.D24])-([.K17]-[.K24]))" office:value-type="float" office:value="-0.00642857142857144" calcext:value-type="float">
            <text:p>-0.0064285714</text:p>
          </table:table-cell>
          <table:table-cell table:formula="of:=2*[.S36]/([.E36]*[.L36])*([.S36]/[.E36]*([.E17]-[.E24])-([.L17]-[.L24]))" office:value-type="float" office:value="0.0781047695699339" calcext:value-type="float">
            <text:p>0.0781047696</text:p>
          </table:table-cell>
          <table:table-cell table:number-columns-repeated="3"/>
          <table:table-cell table:style-name="ce6" table:formula="of:=[.B50]*[.I50]" office:value-type="float" office:value="0" calcext:value-type="float">
            <text:p>0</text:p>
          </table:table-cell>
          <table:table-cell table:style-name="ce6" table:formula="of:=[.C50]*[.J50]" office:value-type="float" office:value="-0.0464876033057851" calcext:value-type="float">
            <text:p>-0.0464876033</text:p>
          </table:table-cell>
          <table:table-cell table:style-name="ce6" table:formula="of:=[.D50]*[.K50]" office:value-type="float" office:value="0.00321428571428572" calcext:value-type="float">
            <text:p>0.0032142857</text:p>
          </table:table-cell>
          <table:table-cell table:style-name="ce6" table:formula="of:=[.E50]*[.L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1]-[.B11])/2" office:value-type="float" office:value="0" calcext:value-type="float">
            <text:p>0</text:p>
          </table:table-cell>
          <table:table-cell table:formula="of:=([.E11]-[.C11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37]/([.B37]*[.I37])*([.P37]/[.B37]*([.B18]-[.B25])-([.I18]-[.I25]))" office:value-type="float" office:value="0.375" calcext:value-type="float">
            <text:p>0.375</text:p>
          </table:table-cell>
          <table:table-cell table:formula="of:=2*[.Q37]/([.C37]*[.J37])*([.Q37]/[.C37]*([.C18]-[.C25])-([.J18]-[.J25]))" office:value-type="float" office:value="0.0219726562499996" calcext:value-type="float">
            <text:p>0.0219726562</text:p>
          </table:table-cell>
          <table:table-cell table:formula="of:=2*[.R37]/([.D37]*[.K37])*([.R37]/[.D37]*([.D18]-[.D25])-([.K18]-[.K25]))" office:value-type="float" office:value="0.0297520661157025" calcext:value-type="float">
            <text:p>0.0297520661</text:p>
          </table:table-cell>
          <table:table-cell table:formula="of:=2*[.S37]/([.E37]*[.L37])*([.S37]/[.E37]*([.E18]-[.E25])-([.L18]-[.L25]))" office:value-type="float" office:value="-0.0661157024793388" calcext:value-type="float">
            <text:p>-0.0661157025</text:p>
          </table:table-cell>
          <table:table-cell table:number-columns-repeated="3"/>
          <table:table-cell table:style-name="ce6" table:formula="of:=[.B51]*[.I51]" office:value-type="float" office:value="0" calcext:value-type="float">
            <text:p>0</text:p>
          </table:table-cell>
          <table:table-cell table:style-name="ce6" table:formula="of:=[.C51]*[.J51]" office:value-type="float" office:value="0" calcext:value-type="float">
            <text:p>0</text:p>
          </table:table-cell>
          <table:table-cell table:style-name="ce6" table:formula="of:=[.D51]*[.K51]" office:value-type="float" office:value="-0.0148760330578512" calcext:value-type="float">
            <text:p>-0.0148760331</text:p>
          </table:table-cell>
          <table:table-cell table:style-name="ce6" table:formula="of:=[.E51]*[.L5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23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formula="of:=[.B54]*[.I48]" office:value-type="float" office:value="0" calcext:value-type="float">
            <text:p>0</text:p>
          </table:table-cell>
          <table:table-cell table:formula="of:=[.C54]*[.J48]" office:value-type="float" office:value="0" calcext:value-type="float">
            <text:p>0</text:p>
          </table:table-cell>
          <table:table-cell table:formula="of:=[.D54]*[.K48]" office:value-type="float" office:value="-0" calcext:value-type="float">
            <text:p>0</text:p>
          </table:table-cell>
          <table:table-cell table:formula="of:=[.E54]*[.L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10]-[.B8])/2" office:value-type="float" office:value="1.5" calcext:value-type="float">
            <text:p>1.5</text:p>
          </table:table-cell>
          <table:table-cell table:formula="of:=([.C10]-[.C8])/2" office:value-type="float" office:value="1.5" calcext:value-type="float">
            <text:p>1.5</text:p>
          </table:table-cell>
          <table:table-cell table:formula="of:=([.D10]-[.D8])/2" office:value-type="float" office:value="0.5" calcext:value-type="float">
            <text:p>0.5</text:p>
          </table:table-cell>
          <table:table-cell table:formula="of:=([.E10]-[.E8])/2" office:value-type="float" office:value="0.5" calcext:value-type="float">
            <text:p>0.5</text:p>
          </table:table-cell>
          <table:table-cell table:number-columns-repeated="10"/>
          <table:table-cell table:formula="of:=[.B55]*[.I49]" office:value-type="float" office:value="0" calcext:value-type="float">
            <text:p>0</text:p>
          </table:table-cell>
          <table:table-cell table:formula="of:=[.C55]*[.J49]" office:value-type="float" office:value="-0.0142381656804737" calcext:value-type="float">
            <text:p>-0.0142381657</text:p>
          </table:table-cell>
          <table:table-cell table:formula="of:=[.D55]*[.K49]" office:value-type="float" office:value="-0.0110429447852761" calcext:value-type="float">
            <text:p>-0.0110429448</text:p>
          </table:table-cell>
          <table:table-cell table:formula="of:=[.E55]*[.L49]" office:value-type="float" office:value="-0.0253807106598985" calcext:value-type="float">
            <text:p>-0.0253807107</text:p>
          </table:table-cell>
          <table:table-cell table:number-columns-repeated="4"/>
        </table:table-row>
        <table:table-row table:style-name="ro1">
          <table:table-cell/>
          <table:table-cell table:formula="of:=([.B11]-[.B9])/2" office:value-type="float" office:value="0" calcext:value-type="float">
            <text:p>0</text:p>
          </table:table-cell>
          <table:table-cell table:formula="of:=([.C11]-[.C9])/2" office:value-type="float" office:value="-0.5" calcext:value-type="float">
            <text:p>-0.5</text:p>
          </table:table-cell>
          <table:table-cell table:formula="of:=([.D11]-[.D9])/2" office:value-type="float" office:value="-1" calcext:value-type="float">
            <text:p>-1</text:p>
          </table:table-cell>
          <table:table-cell table:formula="of:=([.E11]-[.E9])/2" office:value-type="float" office:value="-1.5" calcext:value-type="float">
            <text:p>-1.5</text:p>
          </table:table-cell>
          <table:table-cell table:number-columns-repeated="10"/>
          <table:table-cell table:formula="of:=[.B56]*[.I50]" office:value-type="float" office:value="0" calcext:value-type="float">
            <text:p>0</text:p>
          </table:table-cell>
          <table:table-cell table:formula="of:=[.C56]*[.J50]" office:value-type="float" office:value="-0.0464876033057851" calcext:value-type="float">
            <text:p>-0.0464876033</text:p>
          </table:table-cell>
          <table:table-cell table:formula="of:=[.D56]*[.K50]" office:value-type="float" office:value="0.00642857142857144" calcext:value-type="float">
            <text:p>0.0064285714</text:p>
          </table:table-cell>
          <table:table-cell table:formula="of:=[.E56]*[.L50]" office:value-type="float" office:value="-0.117157154354901" calcext:value-type="float">
            <text:p>-0.1171571544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formula="of:=[.B57]*[.I51]" office:value-type="float" office:value="0" calcext:value-type="float">
            <text:p>0</text:p>
          </table:table-cell>
          <table:table-cell table:formula="of:=[.C57]*[.J51]" office:value-type="float" office:value="0" calcext:value-type="float">
            <text:p>0</text:p>
          </table:table-cell>
          <table:table-cell table:formula="of:=[.D57]*[.K51]" office:value-type="float" office:value="0" calcext:value-type="float">
            <text:p>0</text:p>
          </table:table-cell>
          <table:table-cell table:formula="of:=[.E57]*[.L51]" office:value-type="float" office:value="-0" calcext:value-type="float">
            <text:p>0</text:p>
          </table:table-cell>
          <table:table-cell table:number-columns-repeated="4"/>
        </table:table-row>
      </table:table>
      <table:table table:name="lncc unmasked" table:style-name="ta1">
        <table:table-column table:style-name="co1" table:number-columns-repeated="23" table:default-cell-style-name="Default"/>
        <table:table-row table:style-name="ro2" table:number-rows-repeated="3">
          <table:table-cell table:number-columns-repeated="23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4]*[.Q4]" office:value-type="float" office:value="1" calcext:value-type="float">
            <text:p>1</text:p>
          </table:table-cell>
          <table:table-cell table:formula="of:=[.D4]*[.R4]" office:value-type="float" office:value="2" calcext:value-type="float">
            <text:p>2</text:p>
          </table:table-cell>
          <table:table-cell table:formula="of:=[.E4]*[.S4]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J4]*[.Q4]" office:value-type="float" office:value="2" calcext:value-type="float">
            <text:p>2</text:p>
          </table:table-cell>
          <table:table-cell table:formula="of:=[.K4]*[.R4]" office:value-type="float" office:value="1" calcext:value-type="float">
            <text:p>1</text:p>
          </table:table-cell>
          <table:table-cell table:formula="of:=[.L4]*[.S4]" office:value-type="float" office:value="5" calcext:value-type="float">
            <text:p>5</text:p>
          </table:table-cell>
          <table:table-cell table:number-columns-repeated="3"/>
          <table:table-cell table:formula="of:=[.B11]*[.I11]" office:value-type="float" office:value="1" calcext:value-type="float">
            <text:p>1</text:p>
          </table:table-cell>
          <table:table-cell table:formula="of:=[.C11]*[.J11]" office:value-type="float" office:value="2" calcext:value-type="float">
            <text:p>2</text:p>
          </table:table-cell>
          <table:table-cell table:formula="of:=[.D11]*[.K11]" office:value-type="float" office:value="2" calcext:value-type="float">
            <text:p>2</text:p>
          </table:table-cell>
          <table:table-cell table:formula="of:=[.E11]*[.L1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formula="of:=[.B5]*[.P5]" office:value-type="float" office:value="2" calcext:value-type="float">
            <text:p>2</text:p>
          </table:table-cell>
          <table:table-cell table:formula="of:=[.C5]*[.Q5]" office:value-type="float" office:value="3" calcext:value-type="float">
            <text:p>3</text:p>
          </table:table-cell>
          <table:table-cell table:formula="of:=[.D5]*[.R5]" office:value-type="float" office:value="4" calcext:value-type="float">
            <text:p>4</text:p>
          </table:table-cell>
          <table:table-cell table:formula="of:=[.E5]*[.S5]" office:value-type="float" office:value="4" calcext:value-type="float">
            <text:p>4</text:p>
          </table:table-cell>
          <table:table-cell table:number-columns-repeated="3"/>
          <table:table-cell table:formula="of:=[.I5]*[.P5]" office:value-type="float" office:value="1" calcext:value-type="float">
            <text:p>1</text:p>
          </table:table-cell>
          <table:table-cell table:formula="of:=[.J5]*[.Q5]" office:value-type="float" office:value="1" calcext:value-type="float">
            <text:p>1</text:p>
          </table:table-cell>
          <table:table-cell table:formula="of:=[.K5]*[.R5]" office:value-type="float" office:value="1" calcext:value-type="float">
            <text:p>1</text:p>
          </table:table-cell>
          <table:table-cell table:formula="of:=[.L5]*[.S5]" office:value-type="float" office:value="1" calcext:value-type="float">
            <text:p>1</text:p>
          </table:table-cell>
          <table:table-cell table:number-columns-repeated="3"/>
          <table:table-cell table:formula="of:=[.B12]*[.I12]" office:value-type="float" office:value="2" calcext:value-type="float">
            <text:p>2</text:p>
          </table:table-cell>
          <table:table-cell table:formula="of:=[.C12]*[.J12]" office:value-type="float" office:value="3" calcext:value-type="float">
            <text:p>3</text:p>
          </table:table-cell>
          <table:table-cell table:formula="of:=[.D12]*[.K12]" office:value-type="float" office:value="4" calcext:value-type="float">
            <text:p>4</text:p>
          </table:table-cell>
          <table:table-cell table:formula="of:=[.E12]*[.L1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*[.Q6]" office:value-type="float" office:value="4" calcext:value-type="float">
            <text:p>4</text:p>
          </table:table-cell>
          <table:table-cell table:formula="of:=[.D6]*[.R6]" office:value-type="float" office:value="3" calcext:value-type="float">
            <text:p>3</text:p>
          </table:table-cell>
          <table:table-cell table:formula="of:=[.E6]*[.S6]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J6]*[.Q6]" office:value-type="float" office:value="2" calcext:value-type="float">
            <text:p>2</text:p>
          </table:table-cell>
          <table:table-cell table:formula="of:=[.K6]*[.R6]" office:value-type="float" office:value="2" calcext:value-type="float">
            <text:p>2</text:p>
          </table:table-cell>
          <table:table-cell table:formula="of:=[.L6]*[.S6]" office:value-type="float" office:value="7" calcext:value-type="float">
            <text:p>7</text:p>
          </table:table-cell>
          <table:table-cell table:number-columns-repeated="3"/>
          <table:table-cell table:formula="of:=[.B13]*[.I13]" office:value-type="float" office:value="8" calcext:value-type="float">
            <text:p>8</text:p>
          </table:table-cell>
          <table:table-cell table:formula="of:=[.C13]*[.J13]" office:value-type="float" office:value="8" calcext:value-type="float">
            <text:p>8</text:p>
          </table:table-cell>
          <table:table-cell table:formula="of:=[.D13]*[.K13]" office:value-type="float" office:value="6" calcext:value-type="float">
            <text:p>6</text:p>
          </table:table-cell>
          <table:table-cell table:formula="of:=[.E13]*[.L13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formula="of:=[.B7]*[.P7]" office:value-type="float" office:value="2" calcext:value-type="float">
            <text:p>2</text:p>
          </table:table-cell>
          <table:table-cell table:formula="of:=[.C7]*[.Q7]" office:value-type="float" office:value="2" calcext:value-type="float">
            <text:p>2</text:p>
          </table:table-cell>
          <table:table-cell table:formula="of:=[.D7]*[.R7]" office:value-type="float" office:value="2" calcext:value-type="float">
            <text:p>2</text:p>
          </table:table-cell>
          <table:table-cell table:formula="of:=[.E7]*[.S7]" office:value-type="float" office:value="1" calcext:value-type="float">
            <text:p>1</text:p>
          </table:table-cell>
          <table:table-cell table:number-columns-repeated="3"/>
          <table:table-cell table:formula="of:=[.I7]*[.P7]" office:value-type="float" office:value="4" calcext:value-type="float">
            <text:p>4</text:p>
          </table:table-cell>
          <table:table-cell table:formula="of:=[.J7]*[.Q7]" office:value-type="float" office:value="3" calcext:value-type="float">
            <text:p>3</text:p>
          </table:table-cell>
          <table:table-cell table:formula="of:=[.K7]*[.R7]" office:value-type="float" office:value="2" calcext:value-type="float">
            <text:p>2</text:p>
          </table:table-cell>
          <table:table-cell table:formula="of:=[.L7]*[.S7]" office:value-type="float" office:value="2" calcext:value-type="float">
            <text:p>2</text:p>
          </table:table-cell>
          <table:table-cell table:number-columns-repeated="3"/>
          <table:table-cell table:formula="of:=[.B14]*[.I14]" office:value-type="float" office:value="8" calcext:value-type="float">
            <text:p>8</text:p>
          </table:table-cell>
          <table:table-cell table:formula="of:=[.C14]*[.J14]" office:value-type="float" office:value="6" calcext:value-type="float">
            <text:p>6</text:p>
          </table:table-cell>
          <table:table-cell table:formula="of:=[.D14]*[.K14]" office:value-type="float" office:value="4" calcext:value-type="float">
            <text:p>4</text:p>
          </table:table-cell>
          <table:table-cell table:formula="of:=[.E14]*[.L14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2" table:formula="of:=(SUM([.A10:.C12]))/(COUNT([.A10:.C12]) )" office:value-type="float" office:value="1.75" calcext:value-type="float">
            <text:p>1.75</text:p>
          </table:table-cell>
          <table:table-cell table:style-name="ce2" table:formula="of:=(SUM([.B10:.D12]))/(COUNT([.B10:.D12]) )" office:value-type="float" office:value="2.16666666666667" calcext:value-type="float">
            <text:p>2.1666666667</text:p>
          </table:table-cell>
          <table:table-cell table:style-name="ce2" table:formula="of:=(SUM([.C10:.E12]))/(COUNT([.C10:.E12]) )" office:value-type="float" office:value="2.66666666666667" calcext:value-type="float">
            <text:p>2.6666666667</text:p>
          </table:table-cell>
          <table:table-cell table:style-name="ce2" table:formula="of:=(SUM([.D10:.F12]))/(COUNT([.D10:.F12]) )" office:value-type="float" office:value="3" calcext:value-type="float">
            <text:p>3</text:p>
          </table:table-cell>
          <table:table-cell table:number-columns-repeated="3"/>
          <table:table-cell table:style-name="ce2" table:formula="of:=(SUM([.H10:.J12]))/(COUNT([.H10:.J12]) )" office:value-type="float" office:value="1.25" calcext:value-type="float">
            <text:p>1.25</text:p>
          </table:table-cell>
          <table:table-cell table:style-name="ce2" table:formula="of:=(SUM([.I10:.K12]))/(COUNT([.I10:.K12]) )" office:value-type="float" office:value="1.16666666666667" calcext:value-type="float">
            <text:p>1.1666666667</text:p>
          </table:table-cell>
          <table:table-cell table:style-name="ce2" table:formula="of:=(SUM([.J10:.L12]))/(COUNT([.J10:.L12]) )" office:value-type="float" office:value="1.83333333333333" calcext:value-type="float">
            <text:p>1.8333333333</text:p>
          </table:table-cell>
          <table:table-cell table:style-name="ce2" table:formula="of:=(SUM([.K10:.M12]))/(COUNT([.K10:.M12]) 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11:.C13]))/(COUNT([.A11:.C13]) )" office:value-type="float" office:value="2.5" calcext:value-type="float">
            <text:p>2.5</text:p>
          </table:table-cell>
          <table:table-cell table:style-name="ce2" table:formula="of:=(SUM([.B11:.D13]))/(COUNT([.B11:.D13]) )" office:value-type="float" office:value="2.66666666666667" calcext:value-type="float">
            <text:p>2.6666666667</text:p>
          </table:table-cell>
          <table:table-cell table:style-name="ce2" table:formula="of:=(SUM([.C11:.E13]))/(COUNT([.C11:.E13]) )" office:value-type="float" office:value="2.88888888888889" calcext:value-type="float">
            <text:p>2.8888888889</text:p>
          </table:table-cell>
          <table:table-cell table:style-name="ce2" table:formula="of:=(SUM([.D11:.F13]))/(COUNT([.D11:.F13]) )" office:value-type="float" office:value="3" calcext:value-type="float">
            <text:p>3</text:p>
          </table:table-cell>
          <table:table-cell table:number-columns-repeated="3"/>
          <table:table-cell table:style-name="ce2" table:formula="of:=(SUM([.H11:.J13]))/(COUNT([.H11:.J13]) )" office:value-type="float" office:value="1.5" calcext:value-type="float">
            <text:p>1.5</text:p>
          </table:table-cell>
          <table:table-cell table:style-name="ce2" table:formula="of:=(SUM([.I11:.K13]))/(COUNT([.I11:.K13]) )" office:value-type="float" office:value="1.44444444444444" calcext:value-type="float">
            <text:p>1.4444444444</text:p>
          </table:table-cell>
          <table:table-cell table:style-name="ce2" table:formula="of:=(SUM([.J11:.L13]))/(COUNT([.J11:.L13]) )" office:value-type="float" office:value="2.44444444444444" calcext:value-type="float">
            <text:p>2.4444444444</text:p>
          </table:table-cell>
          <table:table-cell table:style-name="ce2" table:formula="of:=(SUM([.K11:.M13]))/(COUNT([.K11:.M13]) )" office:value-type="float" office:value="2.83333333333333" calcext:value-type="float">
            <text:p>2.8333333333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12:.C14]))/(COUNT([.A12:.C14]) )" office:value-type="float" office:value="2.83333333333333" calcext:value-type="float">
            <text:p>2.8333333333</text:p>
          </table:table-cell>
          <table:table-cell table:style-name="ce2" table:formula="of:=(SUM([.B12:.D14]))/(COUNT([.B12:.D14]) )" office:value-type="float" office:value="2.88888888888889" calcext:value-type="float">
            <text:p>2.8888888889</text:p>
          </table:table-cell>
          <table:table-cell table:style-name="ce2" table:formula="of:=(SUM([.C12:.E14]))/(COUNT([.C12:.E14]) )" office:value-type="float" office:value="2.88888888888889" calcext:value-type="float">
            <text:p>2.8888888889</text:p>
          </table:table-cell>
          <table:table-cell table:style-name="ce2" table:formula="of:=(SUM([.D12:.F14]))/(COUNT([.D12:.F14]) )" office:value-type="float" office:value="2.83333333333333" calcext:value-type="float">
            <text:p>2.8333333333</text:p>
          </table:table-cell>
          <table:table-cell table:number-columns-repeated="3"/>
          <table:table-cell table:style-name="ce2" table:formula="of:=(SUM([.H12:.J14]))/(COUNT([.H12:.J14]) )" office:value-type="float" office:value="2.16666666666667" calcext:value-type="float">
            <text:p>2.1666666667</text:p>
          </table:table-cell>
          <table:table-cell table:style-name="ce2" table:formula="of:=(SUM([.I12:.K14]))/(COUNT([.I12:.K14]) )" office:value-type="float" office:value="2" calcext:value-type="float">
            <text:p>2</text:p>
          </table:table-cell>
          <table:table-cell table:style-name="ce2" table:formula="of:=(SUM([.J12:.L14]))/(COUNT([.J12:.L14]) )" office:value-type="float" office:value="2.33333333333333" calcext:value-type="float">
            <text:p>2.3333333333</text:p>
          </table:table-cell>
          <table:table-cell table:style-name="ce2" table:formula="of:=(SUM([.K12:.M14]))/(COUNT([.K12:.M14]) )"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13:.C15]))/(COUNT([.A13:.C15]) )" office:value-type="float" office:value="3" calcext:value-type="float">
            <text:p>3</text:p>
          </table:table-cell>
          <table:table-cell table:style-name="ce2" table:formula="of:=(SUM([.B13:.D15]))/(COUNT([.B13:.D15]) )" office:value-type="float" office:value="2.83333333333333" calcext:value-type="float">
            <text:p>2.8333333333</text:p>
          </table:table-cell>
          <table:table-cell table:style-name="ce2" table:formula="of:=(SUM([.C13:.E15]))/(COUNT([.C13:.E15]) )" office:value-type="float" office:value="2.5" calcext:value-type="float">
            <text:p>2.5</text:p>
          </table:table-cell>
          <table:table-cell table:style-name="ce2" table:formula="of:=(SUM([.D13:.F15]))/(COUNT([.D13:.F15]) )" office:value-type="float" office:value="2.25" calcext:value-type="float">
            <text:p>2.25</text:p>
          </table:table-cell>
          <table:table-cell table:number-columns-repeated="3"/>
          <table:table-cell table:style-name="ce2" table:formula="of:=(SUM([.H13:.J15]))/(COUNT([.H13:.J15]) )" office:value-type="float" office:value="2.75" calcext:value-type="float">
            <text:p>2.75</text:p>
          </table:table-cell>
          <table:table-cell table:style-name="ce2" table:formula="of:=(SUM([.I13:.K15]))/(COUNT([.I13:.K15]) )" office:value-type="float" office:value="2.5" calcext:value-type="float">
            <text:p>2.5</text:p>
          </table:table-cell>
          <table:table-cell table:style-name="ce2" table:formula="of:=(SUM([.J13:.L15]))/(COUNT([.J13:.L15]) )" office:value-type="float" office:value="3" calcext:value-type="float">
            <text:p>3</text:p>
          </table:table-cell>
          <table:table-cell table:style-name="ce2" table:formula="of:=(SUM([.K13:.M15]))/(COUNT([.K13:.M15]) 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table:formula="of:=[.B11]*[.B11]" office:value-type="float" office:value="1" calcext:value-type="float">
            <text:p>1</text:p>
          </table:table-cell>
          <table:table-cell table:style-name="ce3" table:formula="of:=[.C11]*[.C11]" office:value-type="float" office:value="1" calcext:value-type="float">
            <text:p>1</text:p>
          </table:table-cell>
          <table:table-cell table:style-name="ce3" table:formula="of:=[.D11]*[.D11]" office:value-type="float" office:value="4" calcext:value-type="float">
            <text:p>4</text:p>
          </table:table-cell>
          <table:table-cell table:style-name="ce3" table:formula="of:=[.E11]*[.E11]" office:value-type="float" office:value="4" calcext:value-type="float">
            <text:p>4</text:p>
          </table:table-cell>
          <table:table-cell table:number-columns-repeated="3"/>
          <table:table-cell table:style-name="ce3" table:formula="of:=[.I11]*[.I11]" office:value-type="float" office:value="1" calcext:value-type="float">
            <text:p>1</text:p>
          </table:table-cell>
          <table:table-cell table:style-name="ce3" table:formula="of:=[.J11]*[.J11]" office:value-type="float" office:value="4" calcext:value-type="float">
            <text:p>4</text:p>
          </table:table-cell>
          <table:table-cell table:style-name="ce3" table:formula="of:=[.K11]*[.K11]" office:value-type="float" office:value="1" calcext:value-type="float">
            <text:p>1</text:p>
          </table:table-cell>
          <table:table-cell table:style-name="ce3" table:formula="of:=[.L11]*[.L11]" office:value-type="float" office:value="25" calcext:value-type="float">
            <text:p>25</text:p>
          </table:table-cell>
          <table:table-cell table:number-columns-repeated="3"/>
          <table:table-cell table:formula="of:=[.B18]*[.I18]" office:value-type="float" office:value="2.1875" calcext:value-type="float">
            <text:p>2.1875</text:p>
          </table:table-cell>
          <table:table-cell table:formula="of:=[.C18]*[.J18]" office:value-type="float" office:value="2.52777777777778" calcext:value-type="float">
            <text:p>2.5277777778</text:p>
          </table:table-cell>
          <table:table-cell table:formula="of:=[.D18]*[.K18]" office:value-type="float" office:value="4.88888888888889" calcext:value-type="float">
            <text:p>4.8888888889</text:p>
          </table:table-cell>
          <table:table-cell table:formula="of:=[.E18]*[.L18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12]*[.B12]" office:value-type="float" office:value="4" calcext:value-type="float">
            <text:p>4</text:p>
          </table:table-cell>
          <table:table-cell table:style-name="ce3" table:formula="of:=[.C12]*[.C12]" office:value-type="float" office:value="9" calcext:value-type="float">
            <text:p>9</text:p>
          </table:table-cell>
          <table:table-cell table:style-name="ce3" table:formula="of:=[.D12]*[.D12]" office:value-type="float" office:value="16" calcext:value-type="float">
            <text:p>16</text:p>
          </table:table-cell>
          <table:table-cell table:style-name="ce3" table:formula="of:=[.E12]*[.E12]" office:value-type="float" office:value="16" calcext:value-type="float">
            <text:p>16</text:p>
          </table:table-cell>
          <table:table-cell table:number-columns-repeated="3"/>
          <table:table-cell table:style-name="ce3" table:formula="of:=[.I12]*[.I12]" office:value-type="float" office:value="1" calcext:value-type="float">
            <text:p>1</text:p>
          </table:table-cell>
          <table:table-cell table:style-name="ce3" table:formula="of:=[.J12]*[.J12]" office:value-type="float" office:value="1" calcext:value-type="float">
            <text:p>1</text:p>
          </table:table-cell>
          <table:table-cell table:style-name="ce3" table:formula="of:=[.K12]*[.K12]" office:value-type="float" office:value="1" calcext:value-type="float">
            <text:p>1</text:p>
          </table:table-cell>
          <table:table-cell table:style-name="ce3" table:formula="of:=[.L12]*[.L12]" office:value-type="float" office:value="1" calcext:value-type="float">
            <text:p>1</text:p>
          </table:table-cell>
          <table:table-cell table:number-columns-repeated="3"/>
          <table:table-cell table:formula="of:=[.B19]*[.I19]" office:value-type="float" office:value="3.75" calcext:value-type="float">
            <text:p>3.75</text:p>
          </table:table-cell>
          <table:table-cell table:formula="of:=[.C19]*[.J19]" office:value-type="float" office:value="3.85185185185185" calcext:value-type="float">
            <text:p>3.8518518519</text:p>
          </table:table-cell>
          <table:table-cell table:formula="of:=[.D19]*[.K19]" office:value-type="float" office:value="7.06172839506173" calcext:value-type="float">
            <text:p>7.0617283951</text:p>
          </table:table-cell>
          <table:table-cell table:formula="of:=[.E19]*[.L19]"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13]*[.B13]" office:value-type="float" office:value="16" calcext:value-type="float">
            <text:p>16</text:p>
          </table:table-cell>
          <table:table-cell table:style-name="ce3" table:formula="of:=[.C13]*[.C13]" office:value-type="float" office:value="16" calcext:value-type="float">
            <text:p>16</text:p>
          </table:table-cell>
          <table:table-cell table:style-name="ce3" table:formula="of:=[.D13]*[.D13]" office:value-type="float" office:value="9" calcext:value-type="float">
            <text:p>9</text:p>
          </table:table-cell>
          <table:table-cell table:style-name="ce3" table:formula="of:=[.E13]*[.E13]" office:value-type="float" office:value="9" calcext:value-type="float">
            <text:p>9</text:p>
          </table:table-cell>
          <table:table-cell table:number-columns-repeated="3"/>
          <table:table-cell table:style-name="ce3" table:formula="of:=[.I13]*[.I13]" office:value-type="float" office:value="4" calcext:value-type="float">
            <text:p>4</text:p>
          </table:table-cell>
          <table:table-cell table:style-name="ce3" table:formula="of:=[.J13]*[.J13]" office:value-type="float" office:value="4" calcext:value-type="float">
            <text:p>4</text:p>
          </table:table-cell>
          <table:table-cell table:style-name="ce3" table:formula="of:=[.K13]*[.K13]" office:value-type="float" office:value="4" calcext:value-type="float">
            <text:p>4</text:p>
          </table:table-cell>
          <table:table-cell table:style-name="ce3" table:formula="of:=[.L13]*[.L13]" office:value-type="float" office:value="49" calcext:value-type="float">
            <text:p>49</text:p>
          </table:table-cell>
          <table:table-cell table:number-columns-repeated="3"/>
          <table:table-cell table:formula="of:=[.B20]*[.I20]" office:value-type="float" office:value="6.13888888888889" calcext:value-type="float">
            <text:p>6.1388888889</text:p>
          </table:table-cell>
          <table:table-cell table:formula="of:=[.C20]*[.J20]" office:value-type="float" office:value="5.77777777777778" calcext:value-type="float">
            <text:p>5.7777777778</text:p>
          </table:table-cell>
          <table:table-cell table:formula="of:=[.D20]*[.K20]" office:value-type="float" office:value="6.74074074074074" calcext:value-type="float">
            <text:p>6.7407407407</text:p>
          </table:table-cell>
          <table:table-cell table:formula="of:=[.E20]*[.L20]" office:value-type="float" office:value="7.08333333333333" calcext:value-type="float">
            <text:p>7.083333333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14]*[.B14]" office:value-type="float" office:value="4" calcext:value-type="float">
            <text:p>4</text:p>
          </table:table-cell>
          <table:table-cell table:style-name="ce3" table:formula="of:=[.C14]*[.C14]" office:value-type="float" office:value="4" calcext:value-type="float">
            <text:p>4</text:p>
          </table:table-cell>
          <table:table-cell table:style-name="ce3" table:formula="of:=[.D14]*[.D14]" office:value-type="float" office:value="4" calcext:value-type="float">
            <text:p>4</text:p>
          </table:table-cell>
          <table:table-cell table:style-name="ce3" table:formula="of:=[.E14]*[.E14]" office:value-type="float" office:value="1" calcext:value-type="float">
            <text:p>1</text:p>
          </table:table-cell>
          <table:table-cell table:number-columns-repeated="3"/>
          <table:table-cell table:style-name="ce3" table:formula="of:=[.I14]*[.I14]" office:value-type="float" office:value="16" calcext:value-type="float">
            <text:p>16</text:p>
          </table:table-cell>
          <table:table-cell table:style-name="ce3" table:formula="of:=[.J14]*[.J14]" office:value-type="float" office:value="9" calcext:value-type="float">
            <text:p>9</text:p>
          </table:table-cell>
          <table:table-cell table:style-name="ce3" table:formula="of:=[.K14]*[.K14]" office:value-type="float" office:value="4" calcext:value-type="float">
            <text:p>4</text:p>
          </table:table-cell>
          <table:table-cell table:style-name="ce3" table:formula="of:=[.L14]*[.L14]" office:value-type="float" office:value="4" calcext:value-type="float">
            <text:p>4</text:p>
          </table:table-cell>
          <table:table-cell table:number-columns-repeated="3"/>
          <table:table-cell table:formula="of:=[.B21]*[.I21]" office:value-type="float" office:value="8.25" calcext:value-type="float">
            <text:p>8.25</text:p>
          </table:table-cell>
          <table:table-cell table:formula="of:=[.C21]*[.J21]" office:value-type="float" office:value="7.08333333333333" calcext:value-type="float">
            <text:p>7.0833333333</text:p>
          </table:table-cell>
          <table:table-cell table:formula="of:=[.D21]*[.K21]" office:value-type="float" office:value="7.5" calcext:value-type="float">
            <text:p>7.5</text:p>
          </table:table-cell>
          <table:table-cell table:formula="of:=[.E21]*[.L21]" office:value-type="float" office:value="7.3125" calcext:value-type="float">
            <text:p>7.312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8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4" table:formula="of:=SUM([.A23:.C25])-COUNT([.A23:.C25])*[.B18]*[.B18]" office:value-type="float" office:value="2.75" calcext:value-type="float">
            <text:p>2.75</text:p>
          </table:table-cell>
          <table:table-cell table:style-name="ce4" table:formula="of:=SUM([.B23:.D25])-COUNT([.B23:.D25])*[.C18]*[.C18]" office:value-type="float" office:value="6.83333333333334" calcext:value-type="float">
            <text:p>6.8333333333</text:p>
          </table:table-cell>
          <table:table-cell table:style-name="ce4" table:formula="of:=SUM([.C23:.E25])-COUNT([.C23:.E25])*[.D18]*[.D18]" office:value-type="float" office:value="7.33333333333334" calcext:value-type="float">
            <text:p>7.3333333333</text:p>
          </table:table-cell>
          <table:table-cell table:style-name="ce4" table:formula="of:=SUM([.D23:.F25])-COUNT([.D23:.F25])*[.E18]*[.E18]" office:value-type="float" office:value="4" calcext:value-type="float">
            <text:p>4</text:p>
          </table:table-cell>
          <table:table-cell table:number-columns-repeated="3"/>
          <table:table-cell table:style-name="ce4" table:formula="of:=SUM([.H23:.J25])-COUNT([.H23:.J25])*[.I18]*[.I18]" office:value-type="float" office:value="0.75" calcext:value-type="float">
            <text:p>0.75</text:p>
          </table:table-cell>
          <table:table-cell table:style-name="ce4" table:formula="of:=SUM([.I23:.K25])-COUNT([.I23:.K25])*[.J18]*[.J18]" office:value-type="float" office:value="0.833333333333332" calcext:value-type="float">
            <text:p>0.8333333333</text:p>
          </table:table-cell>
          <table:table-cell table:style-name="ce4" table:formula="of:=SUM([.J23:.L25])-COUNT([.J23:.L25])*[.K18]*[.K18]" office:value-type="float" office:value="12.8333333333333" calcext:value-type="float">
            <text:p>12.8333333333</text:p>
          </table:table-cell>
          <table:table-cell table:style-name="ce4" table:formula="of:=SUM([.K23:.M25])-COUNT([.K23:.M25])*[.L18]*[.L18]"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 table:formula="of:=SUM([.O10:.Q12])-(COUNT([.O10:.Q12]))*[.P24]" office:value-type="float" office:value="-0.75" calcext:value-type="float">
            <text:p>-0.75</text:p>
          </table:table-cell>
          <table:table-cell table:style-name="ce4" table:formula="of:=SUM([.P10:.R12])-(COUNT([.P10:.R12]))*[.Q24]" office:value-type="float" office:value="-1.16666666666667" calcext:value-type="float">
            <text:p>-1.1666666667</text:p>
          </table:table-cell>
          <table:table-cell table:style-name="ce4" table:formula="of:=SUM([.Q10:.S12])-(COUNT([.Q10:.S12]))*[.R24]" office:value-type="float" office:value="-4.33333333333333" calcext:value-type="float">
            <text:p>-4.3333333333</text:p>
          </table:table-cell>
          <table:table-cell table:style-name="ce4" table:formula="of:=SUM([.R10:.T12])-(COUNT([.R10:.T12]))*[.S24]" office:value-type="float" office:value="-4" calcext:value-type="float">
            <text:p>-4</text:p>
          </table:table-cell>
          <table:table-cell table:style-name="ce8" table:formula="of:=[.P30]*[.P30]/([.I30]*[.B30])" office:value-type="float" office:value="0.272727272727273" calcext:value-type="float">
            <text:p>0.2727272727</text:p>
          </table:table-cell>
          <table:table-cell table:style-name="ce8" table:formula="of:=[.Q30]*[.Q30]/([.J30]*[.C30])" office:value-type="float" office:value="0.239024390243902" calcext:value-type="float">
            <text:p>0.2390243902</text:p>
          </table:table-cell>
          <table:table-cell table:style-name="ce8" table:formula="of:=[.R30]*[.R30]/([.K30]*[.D30])" office:value-type="float" office:value="0.19952774498229" calcext:value-type="float">
            <text:p>0.199527745</text:p>
          </table:table-cell>
          <table:table-cell table:style-name="ce8" table:formula="of:=[.S30]*[.S30]/([.L30]*[.E30])" office:value-type="float" office:value="0.333333333333333" calcext:value-type="float">
            <text:p>0.3333333333</text:p>
          </table:table-cell>
        </table:table-row>
        <table:table-row table:style-name="ro1">
          <table:table-cell/>
          <table:table-cell table:style-name="ce4" table:formula="of:=SUM([.A24:.C26])-COUNT([.A24:.C26])*[.B19]*[.B19]" office:value-type="float" office:value="9.5" calcext:value-type="float">
            <text:p>9.5</text:p>
          </table:table-cell>
          <table:table-cell table:style-name="ce4" table:formula="of:=SUM([.B24:.D26])-COUNT([.B24:.D26])*[.C19]*[.C19]" office:value-type="float" office:value="12" calcext:value-type="float">
            <text:p>12</text:p>
          </table:table-cell>
          <table:table-cell table:style-name="ce4" table:formula="of:=SUM([.C24:.E26])-COUNT([.C24:.E26])*[.D19]*[.D19]" office:value-type="float" office:value="8.88888888888889" calcext:value-type="float">
            <text:p>8.8888888889</text:p>
          </table:table-cell>
          <table:table-cell table:style-name="ce4" table:formula="of:=SUM([.D24:.F26])-COUNT([.D24:.F26])*[.E19]*[.E19]" office:value-type="float" office:value="4" calcext:value-type="float">
            <text:p>4</text:p>
          </table:table-cell>
          <table:table-cell table:number-columns-repeated="3"/>
          <table:table-cell table:style-name="ce4" table:formula="of:=SUM([.H24:.J26])-COUNT([.H24:.J26])*[.I19]*[.I19]" office:value-type="float" office:value="1.5" calcext:value-type="float">
            <text:p>1.5</text:p>
          </table:table-cell>
          <table:table-cell table:style-name="ce4" table:formula="of:=SUM([.I24:.K26])-COUNT([.I24:.K26])*[.J19]*[.J19]" office:value-type="float" office:value="2.22222222222222" calcext:value-type="float">
            <text:p>2.2222222222</text:p>
          </table:table-cell>
          <table:table-cell table:style-name="ce4" table:formula="of:=SUM([.J24:.L26])-COUNT([.J24:.L26])*[.K19]*[.K19]" office:value-type="float" office:value="36.2222222222222" calcext:value-type="float">
            <text:p>36.2222222222</text:p>
          </table:table-cell>
          <table:table-cell table:style-name="ce4" table:formula="of:=SUM([.K24:.M26])-COUNT([.K24:.M26])*[.L19]*[.L19]" office:value-type="float" office:value="32.8333333333333" calcext:value-type="float">
            <text:p>32.8333333333</text:p>
          </table:table-cell>
          <table:table-cell table:number-columns-repeated="3"/>
          <table:table-cell table:style-name="ce4" table:formula="of:=SUM([.O11:.Q13])-(COUNT([.O11:.Q13]))*[.P25]" office:value-type="float" office:value="1.5" calcext:value-type="float">
            <text:p>1.5</text:p>
          </table:table-cell>
          <table:table-cell table:style-name="ce4" table:formula="of:=SUM([.P11:.R13])-(COUNT([.P11:.R13]))*[.Q25]" office:value-type="float" office:value="1.33333333333334" calcext:value-type="float">
            <text:p>1.3333333333</text:p>
          </table:table-cell>
          <table:table-cell table:style-name="ce4" table:formula="of:=SUM([.Q11:.S13])-(COUNT([.Q11:.S13]))*[.R25]" office:value-type="float" office:value="-3.55555555555556" calcext:value-type="float">
            <text:p>-3.5555555556</text:p>
          </table:table-cell>
          <table:table-cell table:style-name="ce4" table:formula="of:=SUM([.R11:.T13])-(COUNT([.R11:.T13]))*[.S25]" office:value-type="float" office:value="-4" calcext:value-type="float">
            <text:p>-4</text:p>
          </table:table-cell>
          <table:table-cell table:style-name="ce8" table:formula="of:=[.P31]*[.P31]/([.I31]*[.B31])" office:value-type="float" office:value="0.157894736842105" calcext:value-type="float">
            <text:p>0.1578947368</text:p>
          </table:table-cell>
          <table:table-cell table:style-name="ce8" table:formula="of:=[.Q31]*[.Q31]/([.J31]*[.C31])" office:value-type="float" office:value="0.0666666666666669" calcext:value-type="float">
            <text:p>0.0666666667</text:p>
          </table:table-cell>
          <table:table-cell table:style-name="ce8" table:formula="of:=[.R31]*[.R31]/([.K31]*[.D31])" office:value-type="float" office:value="0.0392638036809817" calcext:value-type="float">
            <text:p>0.0392638037</text:p>
          </table:table-cell>
          <table:table-cell table:style-name="ce8" table:formula="of:=[.S31]*[.S31]/([.L31]*[.E31])" office:value-type="float" office:value="0.121827411167513" calcext:value-type="float">
            <text:p>0.1218274112</text:p>
          </table:table-cell>
        </table:table-row>
        <table:table-row table:style-name="ro1">
          <table:table-cell/>
          <table:table-cell table:style-name="ce4" table:formula="of:=SUM([.A25:.C27])-COUNT([.A25:.C27])*[.B20]*[.B20]" office:value-type="float" office:value="4.83333333333333" calcext:value-type="float">
            <text:p>4.8333333333</text:p>
          </table:table-cell>
          <table:table-cell table:style-name="ce4" table:formula="of:=SUM([.B25:.D27])-COUNT([.B25:.D27])*[.C20]*[.C20]" office:value-type="float" office:value="6.88888888888889" calcext:value-type="float">
            <text:p>6.8888888889</text:p>
          </table:table-cell>
          <table:table-cell table:style-name="ce4" table:formula="of:=SUM([.C25:.E27])-COUNT([.C25:.E27])*[.D20]*[.D20]" office:value-type="float" office:value="8.88888888888889" calcext:value-type="float">
            <text:p>8.8888888889</text:p>
          </table:table-cell>
          <table:table-cell table:style-name="ce4" table:formula="of:=SUM([.D25:.F27])-COUNT([.D25:.F27])*[.E20]*[.E20]" office:value-type="float" office:value="6.83333333333333" calcext:value-type="float">
            <text:p>6.8333333333</text:p>
          </table:table-cell>
          <table:table-cell table:number-columns-repeated="3"/>
          <table:table-cell table:style-name="ce4" table:formula="of:=SUM([.H25:.J27])-COUNT([.H25:.J27])*[.I20]*[.I20]" office:value-type="float" office:value="6.83333333333334" calcext:value-type="float">
            <text:p>6.8333333333</text:p>
          </table:table-cell>
          <table:table-cell table:style-name="ce4" table:formula="of:=SUM([.I25:.K27])-COUNT([.I25:.K27])*[.J20]*[.J20]" office:value-type="float" office:value="8" calcext:value-type="float">
            <text:p>8</text:p>
          </table:table-cell>
          <table:table-cell table:style-name="ce4" table:formula="of:=SUM([.J25:.L27])-COUNT([.J25:.L27])*[.K20]*[.K20]" office:value-type="float" office:value="28" calcext:value-type="float">
            <text:p>28</text:p>
          </table:table-cell>
          <table:table-cell table:style-name="ce4" table:formula="of:=SUM([.K25:.M27])-COUNT([.K25:.M27])*[.L20]*[.L20]" office:value-type="float" office:value="25.5" calcext:value-type="float">
            <text:p>25.5</text:p>
          </table:table-cell>
          <table:table-cell table:number-columns-repeated="3"/>
          <table:table-cell table:style-name="ce4" table:formula="of:=SUM([.O12:.Q14])-(COUNT([.O12:.Q14]))*[.P26]" office:value-type="float" office:value="-1.83333333333333" calcext:value-type="float">
            <text:p>-1.8333333333</text:p>
          </table:table-cell>
          <table:table-cell table:style-name="ce4" table:formula="of:=SUM([.P12:.R14])-(COUNT([.P12:.R14]))*[.Q26]" office:value-type="float" office:value="-3" calcext:value-type="float">
            <text:p>-3</text:p>
          </table:table-cell>
          <table:table-cell table:style-name="ce4" table:formula="of:=SUM([.Q12:.S14])-(COUNT([.Q12:.S14]))*[.R26]" office:value-type="float" office:value="-2.66666666666667" calcext:value-type="float">
            <text:p>-2.6666666667</text:p>
          </table:table-cell>
          <table:table-cell table:style-name="ce4" table:formula="of:=SUM([.R12:.T14])-(COUNT([.R12:.T14]))*[.S26]" office:value-type="float" office:value="-1.5" calcext:value-type="float">
            <text:p>-1.5</text:p>
          </table:table-cell>
          <table:table-cell table:style-name="ce8" table:formula="of:=[.P32]*[.P32]/([.I32]*[.B32])" office:value-type="float" office:value="0.101766190075693" calcext:value-type="float">
            <text:p>0.1017661901</text:p>
          </table:table-cell>
          <table:table-cell table:style-name="ce8" table:formula="of:=[.Q32]*[.Q32]/([.J32]*[.C32])" office:value-type="float" office:value="0.163306451612903" calcext:value-type="float">
            <text:p>0.1633064516</text:p>
          </table:table-cell>
          <table:table-cell table:style-name="ce8" table:formula="of:=[.R32]*[.R32]/([.K32]*[.D32])" office:value-type="float" office:value="0.0285714285714287" calcext:value-type="float">
            <text:p>0.0285714286</text:p>
          </table:table-cell>
          <table:table-cell table:style-name="ce8" table:formula="of:=[.S32]*[.S32]/([.L32]*[.E32])" office:value-type="float" office:value="0.0129124820659971" calcext:value-type="float">
            <text:p>0.0129124821</text:p>
          </table:table-cell>
        </table:table-row>
        <table:table-row table:style-name="ro1">
          <table:table-cell/>
          <table:table-cell table:style-name="ce4" table:formula="of:=SUM([.A26:.C28])-COUNT([.A26:.C28])*[.B21]*[.B21]" office:value-type="float" office:value="4" calcext:value-type="float">
            <text:p>4</text:p>
          </table:table-cell>
          <table:table-cell table:style-name="ce4" table:formula="of:=SUM([.B26:.D28])-COUNT([.B26:.D28])*[.C21]*[.C21]" office:value-type="float" office:value="4.83333333333333" calcext:value-type="float">
            <text:p>4.8333333333</text:p>
          </table:table-cell>
          <table:table-cell table:style-name="ce4" table:formula="of:=SUM([.C26:.E28])-COUNT([.C26:.E28])*[.D21]*[.D21]" office:value-type="float" office:value="5.5" calcext:value-type="float">
            <text:p>5.5</text:p>
          </table:table-cell>
          <table:table-cell table:style-name="ce4" table:formula="of:=SUM([.D26:.F28])-COUNT([.D26:.F28])*[.E21]*[.E21]" office:value-type="float" office:value="2.75" calcext:value-type="float">
            <text:p>2.75</text:p>
          </table:table-cell>
          <table:table-cell table:number-columns-repeated="3"/>
          <table:table-cell table:style-name="ce4" table:formula="of:=SUM([.H26:.J28])-COUNT([.H26:.J28])*[.I21]*[.I21]" office:value-type="float" office:value="2.75" calcext:value-type="float">
            <text:p>2.75</text:p>
          </table:table-cell>
          <table:table-cell table:style-name="ce4" table:formula="of:=SUM([.I26:.K28])-COUNT([.I26:.K28])*[.J21]*[.J21]" office:value-type="float" office:value="3.5" calcext:value-type="float">
            <text:p>3.5</text:p>
          </table:table-cell>
          <table:table-cell table:style-name="ce4" table:formula="of:=SUM([.J26:.L28])-COUNT([.J26:.L28])*[.K21]*[.K21]" office:value-type="float" office:value="20" calcext:value-type="float">
            <text:p>20</text:p>
          </table:table-cell>
          <table:table-cell table:style-name="ce4" table:formula="of:=SUM([.K26:.M28])-COUNT([.K26:.M28])*[.L21]*[.L21]" office:value-type="float" office:value="18.75" calcext:value-type="float">
            <text:p>18.75</text:p>
          </table:table-cell>
          <table:table-cell table:number-columns-repeated="3"/>
          <table:table-cell table:style-name="ce4" table:formula="of:=SUM([.O13:.Q15])-(COUNT([.O13:.Q15]))*[.P27]" office:value-type="float" office:value="-3" calcext:value-type="float">
            <text:p>-3</text:p>
          </table:table-cell>
          <table:table-cell table:style-name="ce4" table:formula="of:=SUM([.P13:.R15])-(COUNT([.P13:.R15]))*[.Q27]" office:value-type="float" office:value="-2.5" calcext:value-type="float">
            <text:p>-2.5</text:p>
          </table:table-cell>
          <table:table-cell table:style-name="ce4" table:formula="of:=SUM([.Q13:.S15])-(COUNT([.Q13:.S15]))*[.R27]" office:value-type="float" office:value="2" calcext:value-type="float">
            <text:p>2</text:p>
          </table:table-cell>
          <table:table-cell table:style-name="ce4" table:formula="of:=SUM([.R13:.T15])-(COUNT([.R13:.T15]))*[.S27]" office:value-type="float" office:value="3.75" calcext:value-type="float">
            <text:p>3.75</text:p>
          </table:table-cell>
          <table:table-cell table:style-name="ce8" table:formula="of:=[.P33]*[.P33]/([.I33]*[.B33])" office:value-type="float" office:value="0.818181818181818" calcext:value-type="float">
            <text:p>0.8181818182</text:p>
          </table:table-cell>
          <table:table-cell table:style-name="ce8" table:formula="of:=[.Q33]*[.Q33]/([.J33]*[.C33])" office:value-type="float" office:value="0.369458128078818" calcext:value-type="float">
            <text:p>0.3694581281</text:p>
          </table:table-cell>
          <table:table-cell table:style-name="ce8" table:formula="of:=[.R33]*[.R33]/([.K33]*[.D33])" office:value-type="float" office:value="0.0363636363636364" calcext:value-type="float">
            <text:p>0.0363636364</text:p>
          </table:table-cell>
          <table:table-cell table:style-name="ce8" table:formula="of:=[.S33]*[.S33]/([.L33]*[.E33])" office:value-type="float" office:value="0.272727272727273" calcext:value-type="float">
            <text:p>0.2727272727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SUM([.B30:.E34])" office:value-type="float" office:value="99.8333333333333" calcext:value-type="float">
            <text:p>99.8333333333</text:p>
          </table:table-cell>
          <table:table-cell table:formula="of:=COUNT([.B30:.E34])" office:value-type="float" office:value="16" calcext:value-type="float">
            <text:p>16</text:p>
          </table:table-cell>
          <table:table-cell table:number-columns-repeated="5"/>
          <table:table-cell table:formula="of:=SUM([.I30:.L34])" office:value-type="float" office:value="212.527777777778" calcext:value-type="float">
            <text:p>212.5277777778</text:p>
          </table:table-cell>
          <table:table-cell table:formula="of:=COUNT([.I30:.L34])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P30:.S34])" office:value-type="float" office:value="-23.7222222222222" calcext:value-type="float">
            <text:p>-23.7222222222</text:p>
          </table:table-cell>
          <table:table-cell table:formula="of:=COUNT([.P30:.S34])" office:value-type="float" office:value="16" calcext:value-type="float">
            <text:p>16</text:p>
          </table:table-cell>
          <table:table-cell table:number-columns-repeated="2"/>
          <table:table-cell table:style-name="ce9" table:formula="of:=AVERAGE([.T30:.W34])" office:value-type="float" office:value="0.202097047957602" calcext:value-type="float">
            <text:p>0.202097048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table:formula="of:=[.P36]*[.P36]/[.I36]/[.B36]" office:value-type="float" office:value="0.0265228058760127" calcext:value-type="float">
            <text:p>0.0265228059</text:p>
          </table:table-cell>
          <table:table-cell table:number-columns-repeated="3"/>
          <table:table-cell table:formula="of:=SUM([.T30:.W34])" office:value-type="float" office:value="3.23355276732163" calcext:value-type="float">
            <text:p>3.2335527673</text:p>
          </table:table-cell>
          <table:table-cell table:number-columns-repeated="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9"/>
          <table:table-cell office:value-type="float" office:value="0.12063977286432" calcext:value-type="float">
            <text:p>0.1206397729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4]-[.B4])/2" office:value-type="float" office:value="0.5" calcext:value-type="float">
            <text:p>0.5</text:p>
          </table:table-cell>
          <table:table-cell table:formula="of:=([.E4]-[.C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Q30]/([.C30]*[.J30])*([.Q30]/[.C30]*([.C11]-[.C18])-([.J11]-[.J18]))" office:value-type="float" office:value="0.259845330160619" calcext:value-type="float">
            <text:p>0.2598453302</text:p>
          </table:table-cell>
          <table:table-cell table:formula="of:=2*[.R30]/([.D30]*[.K30])*([.R30]/[.D30]*([.D11]-[.D18])-([.K11]-[.K18]))" office:value-type="float" office:value="-0.113019212192766" calcext:value-type="float">
            <text:p>-0.1130192122</text:p>
          </table:table-cell>
          <table:table-cell table:formula="of:=2*[.S30]/([.E30]*[.L30])*([.S30]/[.E30]*([.E11]-[.E18])-([.L11]-[.L18]))" office:value-type="float" office:value="0.333333333333333" calcext:value-type="float">
            <text:p>0.3333333333</text:p>
          </table:table-cell>
          <table:table-cell table:number-columns-repeated="3"/>
          <table:table-cell table:style-name="ce6" table:formula="of:=[.B44]*[.I44]" office:value-type="float" office:value="0" calcext:value-type="float">
            <text:p>0</text:p>
          </table:table-cell>
          <table:table-cell table:style-name="ce6" table:formula="of:=[.C44]*[.J44]" office:value-type="float" office:value="0.129922665080309" calcext:value-type="float">
            <text:p>0.1299226651</text:p>
          </table:table-cell>
          <table:table-cell table:style-name="ce6" table:formula="of:=[.D44]*[.K44]" office:value-type="float" office:value="-0.0565096060963828" calcext:value-type="float">
            <text:p>-0.0565096061</text:p>
          </table:table-cell>
          <table:table-cell table:style-name="ce6" table:formula="of:=[.E44]*[.L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5]-[.B5])/2" office:value-type="float" office:value="1" calcext:value-type="float">
            <text:p>1</text:p>
          </table:table-cell>
          <table:table-cell table:formula="of:=([.E5]-[.C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31]/([.B31]*[.I31])*([.P31]/[.B31]*([.B12]-[.B19])-([.I12]-[.I19]))" office:value-type="float" office:value="0.0886426592797784" calcext:value-type="float">
            <text:p>0.0886426593</text:p>
          </table:table-cell>
          <table:table-cell table:formula="of:=2*[.Q31]/([.C31]*[.J31])*([.Q31]/[.C31]*([.C12]-[.C19])-([.J12]-[.J19]))" office:value-type="float" office:value="0.0481481481481483" calcext:value-type="float">
            <text:p>0.0481481481</text:p>
          </table:table-cell>
          <table:table-cell table:formula="of:=2*[.R31]/([.D31]*[.K31])*([.R31]/[.D31]*([.D12]-[.D19])-([.K12]-[.K19]))" office:value-type="float" office:value="-0.0220858895705522" calcext:value-type="float">
            <text:p>-0.0220858896</text:p>
          </table:table-cell>
          <table:table-cell table:formula="of:=2*[.S31]/([.E31]*[.L31])*([.S31]/[.E31]*([.E12]-[.E19])-([.L12]-[.L19]))" office:value-type="float" office:value="-0.050761421319797" calcext:value-type="float">
            <text:p>-0.0507614213</text:p>
          </table:table-cell>
          <table:table-cell table:number-columns-repeated="3"/>
          <table:table-cell table:style-name="ce6" table:formula="of:=[.B45]*[.I45]" office:value-type="float" office:value="0" calcext:value-type="float">
            <text:p>0</text:p>
          </table:table-cell>
          <table:table-cell table:style-name="ce6" table:formula="of:=[.C45]*[.J45]" office:value-type="float" office:value="0.0481481481481483" calcext:value-type="float">
            <text:p>0.0481481481</text:p>
          </table:table-cell>
          <table:table-cell table:style-name="ce6" table:formula="of:=[.D45]*[.K45]" office:value-type="float" office:value="-0.0110429447852761" calcext:value-type="float">
            <text:p>-0.0110429448</text:p>
          </table:table-cell>
          <table:table-cell table:style-name="ce6" table:formula="of:=[.E45]*[.L4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6]-[.B6])/2" office:value-type="float" office:value="-0.5" calcext:value-type="float">
            <text:p>-0.5</text:p>
          </table:table-cell>
          <table:table-cell table:formula="of:=([.E6]-[.C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Q32]/([.C32]*[.J32])*([.Q32]/[.C32]*([.C13]-[.C20])-([.J13]-[.J20]))" office:value-type="float" office:value="0.0526795005202914" calcext:value-type="float">
            <text:p>0.0526795005</text:p>
          </table:table-cell>
          <table:table-cell table:formula="of:=2*[.R32]/([.D32]*[.K32])*([.R32]/[.D32]*([.D13]-[.D20])-([.K13]-[.K20]))" office:value-type="float" office:value="-0.00642857142857144" calcext:value-type="float">
            <text:p>-0.0064285714</text:p>
          </table:table-cell>
          <table:table-cell table:formula="of:=2*[.S32]/([.E32]*[.L32])*([.S32]/[.E32]*([.E13]-[.E20])-([.L13]-[.L20]))" office:value-type="float" office:value="0.0781047695699339" calcext:value-type="float">
            <text:p>0.0781047696</text:p>
          </table:table-cell>
          <table:table-cell table:number-columns-repeated="3"/>
          <table:table-cell table:style-name="ce6" table:formula="of:=[.B46]*[.I46]" office:value-type="float" office:value="0" calcext:value-type="float">
            <text:p>0</text:p>
          </table:table-cell>
          <table:table-cell table:style-name="ce6" table:formula="of:=[.C46]*[.J46]" office:value-type="float" office:value="-0.0263397502601457" calcext:value-type="float">
            <text:p>-0.0263397503</text:p>
          </table:table-cell>
          <table:table-cell table:style-name="ce6" table:formula="of:=[.D46]*[.K46]" office:value-type="float" office:value="0.00321428571428572" calcext:value-type="float">
            <text:p>0.0032142857</text:p>
          </table:table-cell>
          <table:table-cell table:style-name="ce6" table:formula="of:=[.E46]*[.L4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7]-[.B7])/2" office:value-type="float" office:value="0" calcext:value-type="float">
            <text:p>0</text:p>
          </table:table-cell>
          <table:table-cell table:formula="of:=([.E7]-[.C7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33]/([.B33]*[.I33])*([.P33]/[.B33]*([.B14]-[.B21])-([.I14]-[.I21]))" office:value-type="float" office:value="0.272727272727273" calcext:value-type="float">
            <text:p>0.2727272727</text:p>
          </table:table-cell>
          <table:table-cell table:formula="of:=2*[.Q33]/([.C33]*[.J33])*([.Q33]/[.C33]*([.C14]-[.C21])-([.J14]-[.J21]))" office:value-type="float" office:value="0.0203838967215898" calcext:value-type="float">
            <text:p>0.0203838967</text:p>
          </table:table-cell>
          <table:table-cell table:formula="of:=2*[.R33]/([.D33]*[.K33])*([.R33]/[.D33]*([.D14]-[.D21])-([.K14]-[.K21]))" office:value-type="float" office:value="0.0297520661157025" calcext:value-type="float">
            <text:p>0.0297520661</text:p>
          </table:table-cell>
          <table:table-cell table:formula="of:=2*[.S33]/([.E33]*[.L33])*([.S33]/[.E33]*([.E14]-[.E21])-([.L14]-[.L21]))" office:value-type="float" office:value="-0.0661157024793388" calcext:value-type="float">
            <text:p>-0.0661157025</text:p>
          </table:table-cell>
          <table:table-cell table:number-columns-repeated="3"/>
          <table:table-cell table:style-name="ce6" table:formula="of:=[.B47]*[.I47]" office:value-type="float" office:value="0" calcext:value-type="float">
            <text:p>0</text:p>
          </table:table-cell>
          <table:table-cell table:style-name="ce6" table:formula="of:=[.C47]*[.J47]" office:value-type="float" office:value="0" calcext:value-type="float">
            <text:p>0</text:p>
          </table:table-cell>
          <table:table-cell table:style-name="ce6" table:formula="of:=[.D47]*[.K47]" office:value-type="float" office:value="-0.0148760330578512" calcext:value-type="float">
            <text:p>-0.0148760331</text:p>
          </table:table-cell>
          <table:table-cell table:style-name="ce6" table:formula="of:=[.E47]*[.L4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formula="of:=[.B50]*[.I44]" office:value-type="float" office:value="0" calcext:value-type="float">
            <text:p>0</text:p>
          </table:table-cell>
          <table:table-cell table:formula="of:=[.C50]*[.J44]" office:value-type="float" office:value="0" calcext:value-type="float">
            <text:p>0</text:p>
          </table:table-cell>
          <table:table-cell table:formula="of:=[.D50]*[.K44]" office:value-type="float" office:value="-0" calcext:value-type="float">
            <text:p>0</text:p>
          </table:table-cell>
          <table:table-cell table:formula="of:=[.E50]*[.L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6]-[.B4])/2" office:value-type="float" office:value="1.5" calcext:value-type="float">
            <text:p>1.5</text:p>
          </table:table-cell>
          <table:table-cell table:formula="of:=([.C6]-[.C4])/2" office:value-type="float" office:value="1.5" calcext:value-type="float">
            <text:p>1.5</text:p>
          </table:table-cell>
          <table:table-cell table:formula="of:=([.D6]-[.D4])/2" office:value-type="float" office:value="0.5" calcext:value-type="float">
            <text:p>0.5</text:p>
          </table:table-cell>
          <table:table-cell table:formula="of:=([.E6]-[.E4])/2" office:value-type="float" office:value="0.5" calcext:value-type="float">
            <text:p>0.5</text:p>
          </table:table-cell>
          <table:table-cell table:number-columns-repeated="10"/>
          <table:table-cell table:formula="of:=[.B51]*[.I45]" office:value-type="float" office:value="0.132963988919668" calcext:value-type="float">
            <text:p>0.1329639889</text:p>
          </table:table-cell>
          <table:table-cell table:formula="of:=[.C51]*[.J45]" office:value-type="float" office:value="0.0722222222222224" calcext:value-type="float">
            <text:p>0.0722222222</text:p>
          </table:table-cell>
          <table:table-cell table:formula="of:=[.D51]*[.K45]" office:value-type="float" office:value="-0.0110429447852761" calcext:value-type="float">
            <text:p>-0.0110429448</text:p>
          </table:table-cell>
          <table:table-cell table:formula="of:=[.E51]*[.L45]" office:value-type="float" office:value="-0.0253807106598985" calcext:value-type="float">
            <text:p>-0.0253807107</text:p>
          </table:table-cell>
          <table:table-cell table:number-columns-repeated="4"/>
        </table:table-row>
        <table:table-row table:style-name="ro1">
          <table:table-cell/>
          <table:table-cell table:formula="of:=([.B7]-[.B5])/2" office:value-type="float" office:value="0" calcext:value-type="float">
            <text:p>0</text:p>
          </table:table-cell>
          <table:table-cell table:formula="of:=([.C7]-[.C5])/2" office:value-type="float" office:value="-0.5" calcext:value-type="float">
            <text:p>-0.5</text:p>
          </table:table-cell>
          <table:table-cell table:formula="of:=([.D7]-[.D5])/2" office:value-type="float" office:value="-1" calcext:value-type="float">
            <text:p>-1</text:p>
          </table:table-cell>
          <table:table-cell table:formula="of:=([.E7]-[.E5])/2" office:value-type="float" office:value="-1.5" calcext:value-type="float">
            <text:p>-1.5</text:p>
          </table:table-cell>
          <table:table-cell table:number-columns-repeated="10"/>
          <table:table-cell table:formula="of:=[.B52]*[.I46]" office:value-type="float" office:value="0" calcext:value-type="float">
            <text:p>0</text:p>
          </table:table-cell>
          <table:table-cell table:formula="of:=[.C52]*[.J46]" office:value-type="float" office:value="-0.0263397502601457" calcext:value-type="float">
            <text:p>-0.0263397503</text:p>
          </table:table-cell>
          <table:table-cell table:formula="of:=[.D52]*[.K46]" office:value-type="float" office:value="0.00642857142857144" calcext:value-type="float">
            <text:p>0.0064285714</text:p>
          </table:table-cell>
          <table:table-cell table:formula="of:=[.E52]*[.L46]" office:value-type="float" office:value="-0.117157154354901" calcext:value-type="float">
            <text:p>-0.1171571544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formula="of:=[.B53]*[.I47]" office:value-type="float" office:value="0" calcext:value-type="float">
            <text:p>0</text:p>
          </table:table-cell>
          <table:table-cell table:formula="of:=[.C53]*[.J47]" office:value-type="float" office:value="0" calcext:value-type="float">
            <text:p>0</text:p>
          </table:table-cell>
          <table:table-cell table:formula="of:=[.D53]*[.K47]" office:value-type="float" office:value="0" calcext:value-type="float">
            <text:p>0</text:p>
          </table:table-cell>
          <table:table-cell table:formula="of:=[.E53]*[.L47]" office:value-type="float" office:value="-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17:45:31.5663636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t Wollny</meta:initial-creator>
    <meta:creation-date>2014-04-25T11:57:53.789330772</meta:creation-date>
    <dc:date>2014-04-29T18:09:18.109528518</dc:date>
    <dc:creator>Gert Wollny</dc:creator>
    <meta:editing-duration>PT10H10M13S</meta:editing-duration>
    <meta:editing-cycles>17</meta:editing-cycles>
    <meta:generator>LibreOffice/4.1.5.3$Linux_X86_64 LibreOffice_project/410m0$Build-3</meta:generator>
    <meta:document-statistic meta:table-count="5" meta:cell-count="4952" meta:object-count="0"/>
  </office:meta>
</office:document-meta>
</file>